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860000000" style:apply-style-name="Untitled1" style:base-cell-address="zuck_small_1step.A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uck_small_1step" table:style-name="ta1">
        <table:shapes>
          <draw:frame draw:z-index="0" draw:style-name="gr1" draw:text-style-name="P1" svg:width="296.92mm" svg:height="177.96mm" svg:x="81.47mm" svg:y="39.05mm">
            <loext:p draw:notify-on-update-of-ranges="zuck_small_1step.A4:zuck_small_1step.A4 zuck_small_1step.B4:zuck_small_1step.ALZ4 zuck_small_1step.A5:zuck_small_1step.A5 zuck_small_1step.B5:zuck_small_1step.ALZ5 zuck_small_1step.A6:zuck_small_1step.A6 zuck_small_1step.B6:zuck_small_1step.ALZ6 zuck_small_1step.A7:zuck_small_1step.A7 zuck_small_1step.B7:zuck_small_1step.ALZ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8" table:default-cell-style-name="Default"/>
        <table:table-column table:style-name="co6" table:default-cell-style-name="Default"/>
        <table:table-column table:style-name="co2" table:number-columns-repeated="914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FULL_RUNS</text:p>
          </table:table-cell>
          <table:table-cell office:value-type="string" calcext:value-type="string">
            <text:p>MERGE_POP_SIZE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0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swap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980000" calcext:value-type="float">
            <text:p>791980000</text:p>
          </table:table-cell>
          <table:table-cell office:value-type="float" office:value="791943000" calcext:value-type="float">
            <text:p>791943000</text:p>
          </table:table-cell>
          <table:table-cell office:value-type="float" office:value="791959000" calcext:value-type="float">
            <text:p>791959000</text:p>
          </table:table-cell>
          <table:table-cell office:value-type="float" office:value="791948000" calcext:value-type="float">
            <text:p>791948000</text:p>
          </table:table-cell>
          <table:table-cell office:value-type="float" office:value="791760000" calcext:value-type="float">
            <text:p>791760000</text:p>
          </table:table-cell>
          <table:table-cell office:value-type="float" office:value="791956000" calcext:value-type="float">
            <text:p>791956000</text:p>
          </table:table-cell>
          <table:table-cell table:number-columns-repeated="2" office:value-type="float" office:value="791973000" calcext:value-type="float">
            <text:p>791973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73000" calcext:value-type="float">
            <text:p>791973000</text:p>
          </table:table-cell>
          <table:table-cell office:value-type="float" office:value="791790000" calcext:value-type="float">
            <text:p>791790000</text:p>
          </table:table-cell>
          <table:table-cell office:value-type="float" office:value="791566000" calcext:value-type="float">
            <text:p>791566000</text:p>
          </table:table-cell>
          <table:table-cell office:value-type="float" office:value="791810000" calcext:value-type="float">
            <text:p>791810000</text:p>
          </table:table-cell>
          <table:table-cell office:value-type="float" office:value="791773000" calcext:value-type="float">
            <text:p>791773000</text:p>
          </table:table-cell>
          <table:table-cell office:value-type="float" office:value="791987000" calcext:value-type="float">
            <text:p>791987000</text:p>
          </table:table-cell>
          <table:table-cell office:value-type="float" office:value="791974000" calcext:value-type="float">
            <text:p>791974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66000" calcext:value-type="float">
            <text:p>791966000</text:p>
          </table:table-cell>
          <table:table-cell office:value-type="float" office:value="791256000" calcext:value-type="float">
            <text:p>791256000</text:p>
          </table:table-cell>
          <table:table-cell office:value-type="float" office:value="791766000" calcext:value-type="float">
            <text:p>791766000</text:p>
          </table:table-cell>
          <table:table-cell office:value-type="float" office:value="791970000" calcext:value-type="float">
            <text:p>791970000</text:p>
          </table:table-cell>
          <table:table-cell office:value-type="float" office:value="791967000" calcext:value-type="float">
            <text:p>791967000</text:p>
          </table:table-cell>
          <table:table-cell office:value-type="float" office:value="791942000" calcext:value-type="float">
            <text:p>791942000</text:p>
          </table:table-cell>
          <table:table-cell office:value-type="float" office:value="791955000" calcext:value-type="float">
            <text:p>791955000</text:p>
          </table:table-cell>
          <table:table-cell office:value-type="float" office:value="791996000" calcext:value-type="float">
            <text:p>791996000</text:p>
          </table:table-cell>
          <table:table-cell office:value-type="float" office:value="791895000" calcext:value-type="float">
            <text:p>791895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854000" calcext:value-type="float">
            <text:p>791854000</text:p>
          </table:table-cell>
          <table:table-cell office:value-type="float" office:value="791970000" calcext:value-type="float">
            <text:p>791970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59000" calcext:value-type="float">
            <text:p>791959000</text:p>
          </table:table-cell>
          <table:table-cell office:value-type="float" office:value="791972000" calcext:value-type="float">
            <text:p>791972000</text:p>
          </table:table-cell>
          <table:table-cell office:value-type="float" office:value="791879000" calcext:value-type="float">
            <text:p>791879000</text:p>
          </table:table-cell>
          <table:table-cell office:value-type="float" office:value="791960000" calcext:value-type="float">
            <text:p>791960000</text:p>
          </table:table-cell>
          <table:table-cell office:value-type="float" office:value="791885000" calcext:value-type="float">
            <text:p>791885000</text:p>
          </table:table-cell>
          <table:table-cell office:value-type="float" office:value="791967000" calcext:value-type="float">
            <text:p>791967000</text:p>
          </table:table-cell>
          <table:table-cell office:value-type="float" office:value="791347000" calcext:value-type="float">
            <text:p>791347000</text:p>
          </table:table-cell>
          <table:table-cell office:value-type="float" office:value="791698000" calcext:value-type="float">
            <text:p>791698000</text:p>
          </table:table-cell>
          <table:table-cell office:value-type="float" office:value="791776000" calcext:value-type="float">
            <text:p>791776000</text:p>
          </table:table-cell>
          <table:table-cell office:value-type="float" office:value="791836000" calcext:value-type="float">
            <text:p>791836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0621000" calcext:value-type="float">
            <text:p>790621000</text:p>
          </table:table-cell>
          <table:table-cell office:value-type="float" office:value="791930000" calcext:value-type="float">
            <text:p>791930000</text:p>
          </table:table-cell>
          <table:table-cell office:value-type="float" office:value="791984000" calcext:value-type="float">
            <text:p>791984000</text:p>
          </table:table-cell>
          <table:table-cell office:value-type="float" office:value="791986000" calcext:value-type="float">
            <text:p>791986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769000" calcext:value-type="float">
            <text:p>791769000</text:p>
          </table:table-cell>
          <table:table-cell office:value-type="float" office:value="791804000" calcext:value-type="float">
            <text:p>791804000</text:p>
          </table:table-cell>
          <table:table-cell office:value-type="float" office:value="791927000" calcext:value-type="float">
            <text:p>791927000</text:p>
          </table:table-cell>
          <table:table-cell office:value-type="float" office:value="791552000" calcext:value-type="float">
            <text:p>791552000</text:p>
          </table:table-cell>
          <table:table-cell office:value-type="float" office:value="791972000" calcext:value-type="float">
            <text:p>791972000</text:p>
          </table:table-cell>
          <table:table-cell office:value-type="float" office:value="791960000" calcext:value-type="float">
            <text:p>791960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825000" calcext:value-type="float">
            <text:p>791825000</text:p>
          </table:table-cell>
          <table:table-cell office:value-type="float" office:value="791951000" calcext:value-type="float">
            <text:p>791951000</text:p>
          </table:table-cell>
          <table:table-cell office:value-type="float" office:value="791532000" calcext:value-type="float">
            <text:p>791532000</text:p>
          </table:table-cell>
          <table:table-cell office:value-type="float" office:value="791968000" calcext:value-type="float">
            <text:p>791968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1956000" calcext:value-type="float">
            <text:p>791956000</text:p>
          </table:table-cell>
          <table:table-cell office:value-type="float" office:value="791955000" calcext:value-type="float">
            <text:p>791955000</text:p>
          </table:table-cell>
          <table:table-cell office:value-type="float" office:value="790738000" calcext:value-type="float">
            <text:p>790738000</text:p>
          </table:table-cell>
          <table:table-cell office:value-type="float" office:value="791966000" calcext:value-type="float">
            <text:p>791966000</text:p>
          </table:table-cell>
          <table:table-cell office:value-type="float" office:value="791938000" calcext:value-type="float">
            <text:p>791938000</text:p>
          </table:table-cell>
          <table:table-cell office:value-type="float" office:value="791727000" calcext:value-type="float">
            <text:p>791727000</text:p>
          </table:table-cell>
          <table:table-cell office:value-type="float" office:value="791934000" calcext:value-type="float">
            <text:p>791934000</text:p>
          </table:table-cell>
          <table:table-cell table:number-columns-repeated="2" office:value-type="float" office:value="791968000" calcext:value-type="float">
            <text:p>791968000</text:p>
          </table:table-cell>
          <table:table-cell office:value-type="float" office:value="791939000" calcext:value-type="float">
            <text:p>791939000</text:p>
          </table:table-cell>
          <table:table-cell office:value-type="float" office:value="791968000" calcext:value-type="float">
            <text:p>791968000</text:p>
          </table:table-cell>
          <table:table-cell office:value-type="float" office:value="791973000" calcext:value-type="float">
            <text:p>791973000</text:p>
          </table:table-cell>
          <table:table-cell office:value-type="float" office:value="791802000" calcext:value-type="float">
            <text:p>791802000</text:p>
          </table:table-cell>
          <table:table-cell office:value-type="float" office:value="791910000" calcext:value-type="float">
            <text:p>791910000</text:p>
          </table:table-cell>
          <table:table-cell office:value-type="float" office:value="791970000" calcext:value-type="float">
            <text:p>791970000</text:p>
          </table:table-cell>
          <table:table-cell office:value-type="float" office:value="791967000" calcext:value-type="float">
            <text:p>791967000</text:p>
          </table:table-cell>
          <table:table-cell office:value-type="float" office:value="791972000" calcext:value-type="float">
            <text:p>791972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49000" calcext:value-type="float">
            <text:p>791949000</text:p>
          </table:table-cell>
          <table:table-cell office:value-type="float" office:value="791971000" calcext:value-type="float">
            <text:p>791971000</text:p>
          </table:table-cell>
          <table:table-cell office:value-type="float" office:value="791995000" calcext:value-type="float">
            <text:p>791995000</text:p>
          </table:table-cell>
          <table:table-cell office:value-type="float" office:value="791961000" calcext:value-type="float">
            <text:p>791961000</text:p>
          </table:table-cell>
          <table:table-cell office:value-type="float" office:value="791809000" calcext:value-type="float">
            <text:p>791809000</text:p>
          </table:table-cell>
          <table:table-cell office:value-type="float" office:value="791968000" calcext:value-type="float">
            <text:p>791968000</text:p>
          </table:table-cell>
          <table:table-cell office:value-type="float" office:value="791621000" calcext:value-type="float">
            <text:p>791621000</text:p>
          </table:table-cell>
          <table:table-cell office:value-type="float" office:value="791831000" calcext:value-type="float">
            <text:p>791831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710000" calcext:value-type="float">
            <text:p>791710000</text:p>
          </table:table-cell>
          <table:table-cell office:value-type="float" office:value="791933000" calcext:value-type="float">
            <text:p>791933000</text:p>
          </table:table-cell>
          <table:table-cell office:value-type="float" office:value="791802000" calcext:value-type="float">
            <text:p>791802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972000" calcext:value-type="float">
            <text:p>791972000</text:p>
          </table:table-cell>
          <table:table-cell table:number-columns-repeated="2" office:value-type="float" office:value="791575000" calcext:value-type="float">
            <text:p>791575000</text:p>
          </table:table-cell>
          <table:table-cell office:value-type="float" office:value="791653000" calcext:value-type="float">
            <text:p>791653000</text:p>
          </table:table-cell>
          <table:table-cell office:value-type="float" office:value="791712000" calcext:value-type="float">
            <text:p>791712000</text:p>
          </table:table-cell>
          <table:table-cell office:value-type="float" office:value="791953000" calcext:value-type="float">
            <text:p>791953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1589000" calcext:value-type="float">
            <text:p>791589000</text:p>
          </table:table-cell>
          <table:table-cell office:value-type="float" office:value="791854000" calcext:value-type="float">
            <text:p>791854000</text:p>
          </table:table-cell>
          <table:table-cell office:value-type="float" office:value="791800000" calcext:value-type="float">
            <text:p>791800000</text:p>
          </table:table-cell>
          <table:table-cell office:value-type="float" office:value="791967000" calcext:value-type="float">
            <text:p>791967000</text:p>
          </table:table-cell>
          <table:table-cell office:value-type="float" office:value="791951000" calcext:value-type="float">
            <text:p>791951000</text:p>
          </table:table-cell>
          <table:table-cell office:value-type="float" office:value="791875000" calcext:value-type="float">
            <text:p>791875000</text:p>
          </table:table-cell>
          <table:table-cell office:value-type="float" office:value="791934000" calcext:value-type="float">
            <text:p>791934000</text:p>
          </table:table-cell>
          <table:table-cell office:value-type="float" office:value="791337000" calcext:value-type="float">
            <text:p>791337000</text:p>
          </table:table-cell>
          <table:table-cell office:value-type="float" office:value="791970000" calcext:value-type="float">
            <text:p>791970000</text:p>
          </table:table-cell>
          <table:table-cell office:value-type="float" office:value="791958000" calcext:value-type="float">
            <text:p>791958000</text:p>
          </table:table-cell>
          <table:table-cell office:value-type="float" office:value="791924000" calcext:value-type="float">
            <text:p>791924000</text:p>
          </table:table-cell>
          <table:table-cell office:value-type="float" office:value="791957000" calcext:value-type="float">
            <text:p>791957000</text:p>
          </table:table-cell>
          <table:table-cell office:value-type="float" office:value="791960000" calcext:value-type="float">
            <text:p>791960000</text:p>
          </table:table-cell>
          <table:table-cell office:value-type="float" office:value="791589000" calcext:value-type="float">
            <text:p>791589000</text:p>
          </table:table-cell>
          <table:table-cell office:value-type="float" office:value="791965000" calcext:value-type="float">
            <text:p>791965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1532000" calcext:value-type="float">
            <text:p>791532000</text:p>
          </table:table-cell>
          <table:table-cell office:value-type="float" office:value="791981000" calcext:value-type="float">
            <text:p>791981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58000" calcext:value-type="float">
            <text:p>791958000</text:p>
          </table:table-cell>
          <table:table-cell office:value-type="float" office:value="791932000" calcext:value-type="float">
            <text:p>791932000</text:p>
          </table:table-cell>
          <table:table-cell office:value-type="float" office:value="791944000" calcext:value-type="float">
            <text:p>791944000</text:p>
          </table:table-cell>
          <table:table-cell office:value-type="float" office:value="791829000" calcext:value-type="float">
            <text:p>791829000</text:p>
          </table:table-cell>
          <table:table-cell office:value-type="float" office:value="791927000" calcext:value-type="float">
            <text:p>791927000</text:p>
          </table:table-cell>
          <table:table-cell office:value-type="float" office:value="791892000" calcext:value-type="float">
            <text:p>791892000</text:p>
          </table:table-cell>
          <table:table-cell office:value-type="float" office:value="791958000" calcext:value-type="float">
            <text:p>791958000</text:p>
          </table:table-cell>
          <table:table-cell office:value-type="float" office:value="791959000" calcext:value-type="float">
            <text:p>791959000</text:p>
          </table:table-cell>
          <table:table-cell office:value-type="float" office:value="792362000" calcext:value-type="float">
            <text:p>792362000</text:p>
          </table:table-cell>
          <table:table-cell office:value-type="float" office:value="791768000" calcext:value-type="float">
            <text:p>791768000</text:p>
          </table:table-cell>
          <table:table-cell office:value-type="float" office:value="791984000" calcext:value-type="float">
            <text:p>791984000</text:p>
          </table:table-cell>
          <table:table-cell office:value-type="float" office:value="791699000" calcext:value-type="float">
            <text:p>791699000</text:p>
          </table:table-cell>
          <table:table-cell office:value-type="float" office:value="791799000" calcext:value-type="float">
            <text:p>791799000</text:p>
          </table:table-cell>
          <table:table-cell office:value-type="float" office:value="791995000" calcext:value-type="float">
            <text:p>791995000</text:p>
          </table:table-cell>
          <table:table-cell office:value-type="float" office:value="791966000" calcext:value-type="float">
            <text:p>791966000</text:p>
          </table:table-cell>
          <table:table-cell office:value-type="float" office:value="791961000" calcext:value-type="float">
            <text:p>791961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951000" calcext:value-type="float">
            <text:p>791951000</text:p>
          </table:table-cell>
          <table:table-cell office:value-type="float" office:value="791797000" calcext:value-type="float">
            <text:p>791797000</text:p>
          </table:table-cell>
          <table:table-cell office:value-type="float" office:value="791788000" calcext:value-type="float">
            <text:p>791788000</text:p>
          </table:table-cell>
          <table:table-cell office:value-type="float" office:value="791953000" calcext:value-type="float">
            <text:p>791953000</text:p>
          </table:table-cell>
          <table:table-cell office:value-type="float" office:value="791970000" calcext:value-type="float">
            <text:p>791970000</text:p>
          </table:table-cell>
          <table:table-cell office:value-type="float" office:value="790807000" calcext:value-type="float">
            <text:p>790807000</text:p>
          </table:table-cell>
          <table:table-cell office:value-type="float" office:value="791968000" calcext:value-type="float">
            <text:p>791968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1935000" calcext:value-type="float">
            <text:p>791935000</text:p>
          </table:table-cell>
          <table:table-cell office:value-type="float" office:value="791955000" calcext:value-type="float">
            <text:p>791955000</text:p>
          </table:table-cell>
          <table:table-cell office:value-type="float" office:value="791677000" calcext:value-type="float">
            <text:p>791677000</text:p>
          </table:table-cell>
          <table:table-cell office:value-type="float" office:value="791805000" calcext:value-type="float">
            <text:p>791805000</text:p>
          </table:table-cell>
          <table:table-cell office:value-type="float" office:value="791890000" calcext:value-type="float">
            <text:p>791890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1774000" calcext:value-type="float">
            <text:p>791774000</text:p>
          </table:table-cell>
          <table:table-cell office:value-type="float" office:value="791971000" calcext:value-type="float">
            <text:p>791971000</text:p>
          </table:table-cell>
          <table:table-cell office:value-type="float" office:value="791904000" calcext:value-type="float">
            <text:p>791904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985000" calcext:value-type="float">
            <text:p>791985000</text:p>
          </table:table-cell>
          <table:table-cell office:value-type="float" office:value="791966000" calcext:value-type="float">
            <text:p>791966000</text:p>
          </table:table-cell>
          <table:table-cell office:value-type="float" office:value="791959000" calcext:value-type="float">
            <text:p>791959000</text:p>
          </table:table-cell>
          <table:table-cell office:value-type="float" office:value="791969000" calcext:value-type="float">
            <text:p>791969000</text:p>
          </table:table-cell>
          <table:table-cell office:value-type="float" office:value="791936000" calcext:value-type="float">
            <text:p>791936000</text:p>
          </table:table-cell>
          <table:table-cell office:value-type="float" office:value="791941000" calcext:value-type="float">
            <text:p>791941000</text:p>
          </table:table-cell>
          <table:table-cell office:value-type="float" office:value="791967000" calcext:value-type="float">
            <text:p>791967000</text:p>
          </table:table-cell>
          <table:table-cell office:value-type="float" office:value="791961000" calcext:value-type="float">
            <text:p>791961000</text:p>
          </table:table-cell>
          <table:table-cell office:value-type="float" office:value="791935000" calcext:value-type="float">
            <text:p>791935000</text:p>
          </table:table-cell>
          <table:table-cell office:value-type="float" office:value="791720000" calcext:value-type="float">
            <text:p>791720000</text:p>
          </table:table-cell>
          <table:table-cell office:value-type="float" office:value="791559000" calcext:value-type="float">
            <text:p>791559000</text:p>
          </table:table-cell>
          <table:table-cell office:value-type="float" office:value="791874000" calcext:value-type="float">
            <text:p>791874000</text:p>
          </table:table-cell>
          <table:table-cell office:value-type="float" office:value="791961000" calcext:value-type="float">
            <text:p>791961000</text:p>
          </table:table-cell>
          <table:table-cell office:value-type="float" office:value="791798000" calcext:value-type="float">
            <text:p>791798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432000" calcext:value-type="float">
            <text:p>791432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814000" calcext:value-type="float">
            <text:p>791814000</text:p>
          </table:table-cell>
          <table:table-cell office:value-type="float" office:value="791911000" calcext:value-type="float">
            <text:p>791911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957000" calcext:value-type="float">
            <text:p>791957000</text:p>
          </table:table-cell>
          <table:table-cell office:value-type="float" office:value="791962000" calcext:value-type="float">
            <text:p>791962000</text:p>
          </table:table-cell>
          <table:table-cell office:value-type="float" office:value="791977000" calcext:value-type="float">
            <text:p>791977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925000" calcext:value-type="float">
            <text:p>791925000</text:p>
          </table:table-cell>
          <table:table-cell office:value-type="float" office:value="790952000" calcext:value-type="float">
            <text:p>790952000</text:p>
          </table:table-cell>
          <table:table-cell office:value-type="float" office:value="791951000" calcext:value-type="float">
            <text:p>791951000</text:p>
          </table:table-cell>
          <table:table-cell office:value-type="float" office:value="791901000" calcext:value-type="float">
            <text:p>791901000</text:p>
          </table:table-cell>
          <table:table-cell office:value-type="float" office:value="791936000" calcext:value-type="float">
            <text:p>791936000</text:p>
          </table:table-cell>
          <table:table-cell office:value-type="float" office:value="791970000" calcext:value-type="float">
            <text:p>791970000</text:p>
          </table:table-cell>
          <table:table-cell office:value-type="float" office:value="791963000" calcext:value-type="float">
            <text:p>791963000</text:p>
          </table:table-cell>
          <table:table-cell office:value-type="float" office:value="791289000" calcext:value-type="float">
            <text:p>791289000</text:p>
          </table:table-cell>
          <table:table-cell office:value-type="float" office:value="791860000" calcext:value-type="float">
            <text:p>791860000</text:p>
          </table:table-cell>
          <table:table-cell office:value-type="float" office:value="791961000" calcext:value-type="float">
            <text:p>791961000</text:p>
          </table:table-cell>
          <table:table-cell office:value-type="float" office:value="791539000" calcext:value-type="float">
            <text:p>791539000</text:p>
          </table:table-cell>
          <table:table-cell office:value-type="float" office:value="791970000" calcext:value-type="float">
            <text:p>791970000</text:p>
          </table:table-cell>
          <table:table-cell office:value-type="float" office:value="792124000" calcext:value-type="float">
            <text:p>792124000</text:p>
          </table:table-cell>
          <table:table-cell office:value-type="float" office:value="792011000" calcext:value-type="float">
            <text:p>792011000</text:p>
          </table:table-cell>
          <table:table-cell office:value-type="float" office:value="791964000" calcext:value-type="float">
            <text:p>791964000</text:p>
          </table:table-cell>
          <table:table-cell office:value-type="float" office:value="791972000" calcext:value-type="float">
            <text:p>791972000</text:p>
          </table:table-cell>
          <table:table-cell office:value-type="float" office:value="791976000" calcext:value-type="float">
            <text:p>791976000</text:p>
          </table:table-cell>
          <table:table-cell office:value-type="float" office:value="790564000" calcext:value-type="float">
            <text:p>790564000</text:p>
          </table:table-cell>
          <table:table-cell office:value-type="float" office:value="791910000" calcext:value-type="float">
            <text:p>791910000</text:p>
          </table:table-cell>
          <table:table-cell office:value-type="float" office:value="809684000" calcext:value-type="float">
            <text:p>809684000</text:p>
          </table:table-cell>
          <table:table-cell office:value-type="float" office:value="810549000" calcext:value-type="float">
            <text:p>810549000</text:p>
          </table:table-cell>
          <table:table-cell office:value-type="float" office:value="810528000" calcext:value-type="float">
            <text:p>810528000</text:p>
          </table:table-cell>
          <table:table-cell office:value-type="float" office:value="810297000" calcext:value-type="float">
            <text:p>810297000</text:p>
          </table:table-cell>
          <table:table-cell office:value-type="float" office:value="810564000" calcext:value-type="float">
            <text:p>810564000</text:p>
          </table:table-cell>
          <table:table-cell office:value-type="float" office:value="810411000" calcext:value-type="float">
            <text:p>810411000</text:p>
          </table:table-cell>
          <table:table-cell office:value-type="float" office:value="810560000" calcext:value-type="float">
            <text:p>810560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400000" calcext:value-type="float">
            <text:p>810400000</text:p>
          </table:table-cell>
          <table:table-cell table:number-columns-repeated="2" office:value-type="float" office:value="810550000" calcext:value-type="float">
            <text:p>810550000</text:p>
          </table:table-cell>
          <table:table-cell office:value-type="float" office:value="810553000" calcext:value-type="float">
            <text:p>810553000</text:p>
          </table:table-cell>
          <table:table-cell office:value-type="float" office:value="810411000" calcext:value-type="float">
            <text:p>810411000</text:p>
          </table:table-cell>
          <table:table-cell office:value-type="float" office:value="810509000" calcext:value-type="float">
            <text:p>810509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566000" calcext:value-type="float">
            <text:p>810566000</text:p>
          </table:table-cell>
          <table:table-cell office:value-type="float" office:value="810555000" calcext:value-type="float">
            <text:p>810555000</text:p>
          </table:table-cell>
          <table:table-cell table:number-columns-repeated="2" office:value-type="float" office:value="810544000" calcext:value-type="float">
            <text:p>810544000</text:p>
          </table:table-cell>
          <table:table-cell office:value-type="float" office:value="810158000" calcext:value-type="float">
            <text:p>810158000</text:p>
          </table:table-cell>
          <table:table-cell office:value-type="float" office:value="810525000" calcext:value-type="float">
            <text:p>810525000</text:p>
          </table:table-cell>
          <table:table-cell office:value-type="float" office:value="810530000" calcext:value-type="float">
            <text:p>810530000</text:p>
          </table:table-cell>
          <table:table-cell office:value-type="float" office:value="810561000" calcext:value-type="float">
            <text:p>810561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556000" calcext:value-type="float">
            <text:p>810556000</text:p>
          </table:table-cell>
          <table:table-cell office:value-type="float" office:value="810537000" calcext:value-type="float">
            <text:p>810537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60000" calcext:value-type="float">
            <text:p>810560000</text:p>
          </table:table-cell>
          <table:table-cell office:value-type="float" office:value="810534000" calcext:value-type="float">
            <text:p>810534000</text:p>
          </table:table-cell>
          <table:table-cell office:value-type="float" office:value="810549000" calcext:value-type="float">
            <text:p>810549000</text:p>
          </table:table-cell>
          <table:table-cell office:value-type="float" office:value="810545000" calcext:value-type="float">
            <text:p>810545000</text:p>
          </table:table-cell>
          <table:table-cell office:value-type="float" office:value="810373000" calcext:value-type="float">
            <text:p>810373000</text:p>
          </table:table-cell>
          <table:table-cell office:value-type="float" office:value="810439000" calcext:value-type="float">
            <text:p>810439000</text:p>
          </table:table-cell>
          <table:table-cell office:value-type="float" office:value="810324000" calcext:value-type="float">
            <text:p>810324000</text:p>
          </table:table-cell>
          <table:table-cell office:value-type="float" office:value="810512000" calcext:value-type="float">
            <text:p>810512000</text:p>
          </table:table-cell>
          <table:table-cell office:value-type="float" office:value="810480000" calcext:value-type="float">
            <text:p>810480000</text:p>
          </table:table-cell>
          <table:table-cell office:value-type="float" office:value="810553000" calcext:value-type="float">
            <text:p>810553000</text:p>
          </table:table-cell>
          <table:table-cell office:value-type="float" office:value="810547000" calcext:value-type="float">
            <text:p>810547000</text:p>
          </table:table-cell>
          <table:table-cell office:value-type="float" office:value="810557000" calcext:value-type="float">
            <text:p>810557000</text:p>
          </table:table-cell>
          <table:table-cell office:value-type="float" office:value="810408000" calcext:value-type="float">
            <text:p>810408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545000" calcext:value-type="float">
            <text:p>810545000</text:p>
          </table:table-cell>
          <table:table-cell office:value-type="float" office:value="810646000" calcext:value-type="float">
            <text:p>810646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210000" calcext:value-type="float">
            <text:p>810210000</text:p>
          </table:table-cell>
          <table:table-cell office:value-type="float" office:value="810539000" calcext:value-type="float">
            <text:p>810539000</text:p>
          </table:table-cell>
          <table:table-cell office:value-type="float" office:value="810628000" calcext:value-type="float">
            <text:p>810628000</text:p>
          </table:table-cell>
          <table:table-cell office:value-type="float" office:value="810530000" calcext:value-type="float">
            <text:p>810530000</text:p>
          </table:table-cell>
          <table:table-cell office:value-type="float" office:value="810549000" calcext:value-type="float">
            <text:p>810549000</text:p>
          </table:table-cell>
          <table:table-cell office:value-type="float" office:value="810552000" calcext:value-type="float">
            <text:p>810552000</text:p>
          </table:table-cell>
          <table:table-cell office:value-type="float" office:value="810499000" calcext:value-type="float">
            <text:p>810499000</text:p>
          </table:table-cell>
          <table:table-cell office:value-type="float" office:value="810544000" calcext:value-type="float">
            <text:p>810544000</text:p>
          </table:table-cell>
          <table:table-cell office:value-type="float" office:value="810139000" calcext:value-type="float">
            <text:p>810139000</text:p>
          </table:table-cell>
          <table:table-cell office:value-type="float" office:value="809773000" calcext:value-type="float">
            <text:p>809773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49000" calcext:value-type="float">
            <text:p>810549000</text:p>
          </table:table-cell>
          <table:table-cell office:value-type="float" office:value="810452000" calcext:value-type="float">
            <text:p>810452000</text:p>
          </table:table-cell>
          <table:table-cell office:value-type="float" office:value="810344000" calcext:value-type="float">
            <text:p>810344000</text:p>
          </table:table-cell>
          <table:table-cell office:value-type="float" office:value="810554000" calcext:value-type="float">
            <text:p>810554000</text:p>
          </table:table-cell>
          <table:table-cell office:value-type="float" office:value="810545000" calcext:value-type="float">
            <text:p>810545000</text:p>
          </table:table-cell>
          <table:table-cell office:value-type="float" office:value="810314000" calcext:value-type="float">
            <text:p>810314000</text:p>
          </table:table-cell>
          <table:table-cell office:value-type="float" office:value="810493000" calcext:value-type="float">
            <text:p>810493000</text:p>
          </table:table-cell>
          <table:table-cell office:value-type="float" office:value="810426000" calcext:value-type="float">
            <text:p>810426000</text:p>
          </table:table-cell>
          <table:table-cell office:value-type="float" office:value="810546000" calcext:value-type="float">
            <text:p>810546000</text:p>
          </table:table-cell>
          <table:table-cell office:value-type="float" office:value="810553000" calcext:value-type="float">
            <text:p>810553000</text:p>
          </table:table-cell>
          <table:table-cell office:value-type="float" office:value="810537000" calcext:value-type="float">
            <text:p>810537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558000" calcext:value-type="float">
            <text:p>810558000</text:p>
          </table:table-cell>
          <table:table-cell office:value-type="float" office:value="810435000" calcext:value-type="float">
            <text:p>810435000</text:p>
          </table:table-cell>
          <table:table-cell office:value-type="float" office:value="810504000" calcext:value-type="float">
            <text:p>810504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488000" calcext:value-type="float">
            <text:p>810488000</text:p>
          </table:table-cell>
          <table:table-cell office:value-type="float" office:value="810492000" calcext:value-type="float">
            <text:p>810492000</text:p>
          </table:table-cell>
          <table:table-cell table:number-columns-repeated="2" office:value-type="float" office:value="810549000" calcext:value-type="float">
            <text:p>810549000</text:p>
          </table:table-cell>
          <table:table-cell office:value-type="float" office:value="810551000" calcext:value-type="float">
            <text:p>810551000</text:p>
          </table:table-cell>
          <table:table-cell office:value-type="float" office:value="810553000" calcext:value-type="float">
            <text:p>810553000</text:p>
          </table:table-cell>
          <table:table-cell office:value-type="float" office:value="810554000" calcext:value-type="float">
            <text:p>810554000</text:p>
          </table:table-cell>
          <table:table-cell office:value-type="float" office:value="810515000" calcext:value-type="float">
            <text:p>810515000</text:p>
          </table:table-cell>
          <table:table-cell office:value-type="float" office:value="810258000" calcext:value-type="float">
            <text:p>810258000</text:p>
          </table:table-cell>
          <table:table-cell office:value-type="float" office:value="810167000" calcext:value-type="float">
            <text:p>810167000</text:p>
          </table:table-cell>
          <table:table-cell office:value-type="float" office:value="810549000" calcext:value-type="float">
            <text:p>810549000</text:p>
          </table:table-cell>
          <table:table-cell office:value-type="float" office:value="810385000" calcext:value-type="float">
            <text:p>810385000</text:p>
          </table:table-cell>
          <table:table-cell office:value-type="float" office:value="810186000" calcext:value-type="float">
            <text:p>810186000</text:p>
          </table:table-cell>
          <table:table-cell office:value-type="float" office:value="810546000" calcext:value-type="float">
            <text:p>810546000</text:p>
          </table:table-cell>
          <table:table-cell office:value-type="float" office:value="810465000" calcext:value-type="float">
            <text:p>810465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547000" calcext:value-type="float">
            <text:p>810547000</text:p>
          </table:table-cell>
          <table:table-cell office:value-type="float" office:value="809983000" calcext:value-type="float">
            <text:p>809983000</text:p>
          </table:table-cell>
          <table:table-cell office:value-type="float" office:value="810545000" calcext:value-type="float">
            <text:p>810545000</text:p>
          </table:table-cell>
          <table:table-cell office:value-type="float" office:value="810536000" calcext:value-type="float">
            <text:p>810536000</text:p>
          </table:table-cell>
          <table:table-cell office:value-type="float" office:value="810501000" calcext:value-type="float">
            <text:p>810501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557000" calcext:value-type="float">
            <text:p>810557000</text:p>
          </table:table-cell>
          <table:table-cell office:value-type="float" office:value="810426000" calcext:value-type="float">
            <text:p>810426000</text:p>
          </table:table-cell>
          <table:table-cell office:value-type="float" office:value="810530000" calcext:value-type="float">
            <text:p>810530000</text:p>
          </table:table-cell>
          <table:table-cell office:value-type="float" office:value="810548000" calcext:value-type="float">
            <text:p>810548000</text:p>
          </table:table-cell>
          <table:table-cell table:number-columns-repeated="3" office:value-type="float" office:value="810550000" calcext:value-type="float">
            <text:p>810550000</text:p>
          </table:table-cell>
          <table:table-cell office:value-type="float" office:value="810554000" calcext:value-type="float">
            <text:p>810554000</text:p>
          </table:table-cell>
          <table:table-cell office:value-type="float" office:value="810528000" calcext:value-type="float">
            <text:p>810528000</text:p>
          </table:table-cell>
          <table:table-cell office:value-type="float" office:value="810524000" calcext:value-type="float">
            <text:p>810524000</text:p>
          </table:table-cell>
          <table:table-cell office:value-type="float" office:value="810265000" calcext:value-type="float">
            <text:p>810265000</text:p>
          </table:table-cell>
          <table:table-cell office:value-type="float" office:value="810553000" calcext:value-type="float">
            <text:p>810553000</text:p>
          </table:table-cell>
          <table:table-cell office:value-type="float" office:value="810463000" calcext:value-type="float">
            <text:p>810463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551000" calcext:value-type="float">
            <text:p>810551000</text:p>
          </table:table-cell>
          <table:table-cell office:value-type="float" office:value="810553000" calcext:value-type="float">
            <text:p>810553000</text:p>
          </table:table-cell>
          <table:table-cell office:value-type="float" office:value="808844000" calcext:value-type="float">
            <text:p>808844000</text:p>
          </table:table-cell>
          <table:table-cell office:value-type="float" office:value="810210000" calcext:value-type="float">
            <text:p>810210000</text:p>
          </table:table-cell>
          <table:table-cell office:value-type="float" office:value="810529000" calcext:value-type="float">
            <text:p>810529000</text:p>
          </table:table-cell>
          <table:table-cell office:value-type="float" office:value="810441000" calcext:value-type="float">
            <text:p>810441000</text:p>
          </table:table-cell>
          <table:table-cell office:value-type="float" office:value="810544000" calcext:value-type="float">
            <text:p>810544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521000" calcext:value-type="float">
            <text:p>810521000</text:p>
          </table:table-cell>
          <table:table-cell office:value-type="float" office:value="810511000" calcext:value-type="float">
            <text:p>810511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400000" calcext:value-type="float">
            <text:p>810400000</text:p>
          </table:table-cell>
          <table:table-cell office:value-type="float" office:value="810546000" calcext:value-type="float">
            <text:p>810546000</text:p>
          </table:table-cell>
          <table:table-cell office:value-type="float" office:value="810219000" calcext:value-type="float">
            <text:p>810219000</text:p>
          </table:table-cell>
          <table:table-cell office:value-type="float" office:value="810566000" calcext:value-type="float">
            <text:p>810566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261000" calcext:value-type="float">
            <text:p>810261000</text:p>
          </table:table-cell>
          <table:table-cell office:value-type="float" office:value="810512000" calcext:value-type="float">
            <text:p>810512000</text:p>
          </table:table-cell>
          <table:table-cell office:value-type="float" office:value="810131000" calcext:value-type="float">
            <text:p>810131000</text:p>
          </table:table-cell>
          <table:table-cell office:value-type="float" office:value="810524000" calcext:value-type="float">
            <text:p>810524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54000" calcext:value-type="float">
            <text:p>810554000</text:p>
          </table:table-cell>
          <table:table-cell office:value-type="float" office:value="810547000" calcext:value-type="float">
            <text:p>810547000</text:p>
          </table:table-cell>
          <table:table-cell office:value-type="float" office:value="809981000" calcext:value-type="float">
            <text:p>809981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12000" calcext:value-type="float">
            <text:p>810512000</text:p>
          </table:table-cell>
          <table:table-cell office:value-type="float" office:value="810542000" calcext:value-type="float">
            <text:p>810542000</text:p>
          </table:table-cell>
          <table:table-cell office:value-type="float" office:value="810321000" calcext:value-type="float">
            <text:p>810321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52000" calcext:value-type="float">
            <text:p>810552000</text:p>
          </table:table-cell>
          <table:table-cell office:value-type="float" office:value="810556000" calcext:value-type="float">
            <text:p>810556000</text:p>
          </table:table-cell>
          <table:table-cell office:value-type="float" office:value="810440000" calcext:value-type="float">
            <text:p>810440000</text:p>
          </table:table-cell>
          <table:table-cell office:value-type="float" office:value="810546000" calcext:value-type="float">
            <text:p>810546000</text:p>
          </table:table-cell>
          <table:table-cell table:number-columns-repeated="2" office:value-type="float" office:value="810550000" calcext:value-type="float">
            <text:p>810550000</text:p>
          </table:table-cell>
          <table:table-cell office:value-type="float" office:value="810389000" calcext:value-type="float">
            <text:p>810389000</text:p>
          </table:table-cell>
          <table:table-cell office:value-type="float" office:value="810542000" calcext:value-type="float">
            <text:p>810542000</text:p>
          </table:table-cell>
          <table:table-cell office:value-type="float" office:value="810307000" calcext:value-type="float">
            <text:p>810307000</text:p>
          </table:table-cell>
          <table:table-cell office:value-type="float" office:value="810293000" calcext:value-type="float">
            <text:p>810293000</text:p>
          </table:table-cell>
          <table:table-cell office:value-type="float" office:value="810549000" calcext:value-type="float">
            <text:p>810549000</text:p>
          </table:table-cell>
          <table:table-cell office:value-type="float" office:value="810853000" calcext:value-type="float">
            <text:p>810853000</text:p>
          </table:table-cell>
          <table:table-cell office:value-type="float" office:value="810548000" calcext:value-type="float">
            <text:p>810548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552000" calcext:value-type="float">
            <text:p>810552000</text:p>
          </table:table-cell>
          <table:table-cell office:value-type="float" office:value="810162000" calcext:value-type="float">
            <text:p>810162000</text:p>
          </table:table-cell>
          <table:table-cell office:value-type="float" office:value="810506000" calcext:value-type="float">
            <text:p>810506000</text:p>
          </table:table-cell>
          <table:table-cell office:value-type="float" office:value="809611000" calcext:value-type="float">
            <text:p>809611000</text:p>
          </table:table-cell>
          <table:table-cell office:value-type="float" office:value="810546000" calcext:value-type="float">
            <text:p>810546000</text:p>
          </table:table-cell>
          <table:table-cell office:value-type="float" office:value="810543000" calcext:value-type="float">
            <text:p>810543000</text:p>
          </table:table-cell>
          <table:table-cell office:value-type="float" office:value="810552000" calcext:value-type="float">
            <text:p>810552000</text:p>
          </table:table-cell>
          <table:table-cell office:value-type="float" office:value="810533000" calcext:value-type="float">
            <text:p>810533000</text:p>
          </table:table-cell>
          <table:table-cell office:value-type="float" office:value="810354000" calcext:value-type="float">
            <text:p>810354000</text:p>
          </table:table-cell>
          <table:table-cell office:value-type="float" office:value="810326000" calcext:value-type="float">
            <text:p>810326000</text:p>
          </table:table-cell>
          <table:table-cell office:value-type="float" office:value="810546000" calcext:value-type="float">
            <text:p>810546000</text:p>
          </table:table-cell>
          <table:table-cell office:value-type="float" office:value="810547000" calcext:value-type="float">
            <text:p>810547000</text:p>
          </table:table-cell>
          <table:table-cell office:value-type="float" office:value="810369000" calcext:value-type="float">
            <text:p>810369000</text:p>
          </table:table-cell>
          <table:table-cell office:value-type="float" office:value="810533000" calcext:value-type="float">
            <text:p>810533000</text:p>
          </table:table-cell>
          <table:table-cell office:value-type="float" office:value="810430000" calcext:value-type="float">
            <text:p>810430000</text:p>
          </table:table-cell>
          <table:table-cell office:value-type="float" office:value="810456000" calcext:value-type="float">
            <text:p>810456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518000" calcext:value-type="float">
            <text:p>810518000</text:p>
          </table:table-cell>
          <table:table-cell office:value-type="float" office:value="810557000" calcext:value-type="float">
            <text:p>810557000</text:p>
          </table:table-cell>
          <table:table-cell office:value-type="float" office:value="810549000" calcext:value-type="float">
            <text:p>810549000</text:p>
          </table:table-cell>
          <table:table-cell office:value-type="float" office:value="810538000" calcext:value-type="float">
            <text:p>810538000</text:p>
          </table:table-cell>
          <table:table-cell office:value-type="float" office:value="810568000" calcext:value-type="float">
            <text:p>810568000</text:p>
          </table:table-cell>
          <table:table-cell office:value-type="float" office:value="810534000" calcext:value-type="float">
            <text:p>810534000</text:p>
          </table:table-cell>
          <table:table-cell office:value-type="float" office:value="810550000" calcext:value-type="float">
            <text:p>810550000</text:p>
          </table:table-cell>
          <table:table-cell office:value-type="float" office:value="810227000" calcext:value-type="float">
            <text:p>810227000</text:p>
          </table:table-cell>
          <table:table-cell office:value-type="float" office:value="810554000" calcext:value-type="float">
            <text:p>810554000</text:p>
          </table:table-cell>
          <table:table-cell office:value-type="float" office:value="810403000" calcext:value-type="float">
            <text:p>810403000</text:p>
          </table:table-cell>
          <table:table-cell office:value-type="float" office:value="810243000" calcext:value-type="float">
            <text:p>810243000</text:p>
          </table:table-cell>
          <table:table-cell office:value-type="float" office:value="810552000" calcext:value-type="float">
            <text:p>810552000</text:p>
          </table:table-cell>
          <table:table-cell office:value-type="float" office:value="810528000" calcext:value-type="float">
            <text:p>810528000</text:p>
          </table:table-cell>
          <table:table-cell office:value-type="float" office:value="810230000" calcext:value-type="float">
            <text:p>810230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328000" calcext:value-type="float">
            <text:p>810328000</text:p>
          </table:table-cell>
          <table:table-cell office:value-type="float" office:value="810533000" calcext:value-type="float">
            <text:p>810533000</text:p>
          </table:table-cell>
          <table:table-cell office:value-type="float" office:value="810551000" calcext:value-type="float">
            <text:p>810551000</text:p>
          </table:table-cell>
          <table:table-cell office:value-type="float" office:value="810191000" calcext:value-type="float">
            <text:p>810191000</text:p>
          </table:table-cell>
          <table:table-cell office:value-type="float" office:value="810554000" calcext:value-type="float">
            <text:p>810554000</text:p>
          </table:table-cell>
          <table:table-cell office:value-type="float" office:value="810542000" calcext:value-type="float">
            <text:p>810542000</text:p>
          </table:table-cell>
          <table:table-cell office:value-type="float" office:value="810556000" calcext:value-type="float">
            <text:p>810556000</text:p>
          </table:table-cell>
          <table:table-cell office:value-type="float" office:value="810436000" calcext:value-type="float">
            <text:p>810436000</text:p>
          </table:table-cell>
          <table:table-cell office:value-type="float" office:value="810530000" calcext:value-type="float">
            <text:p>810530000</text:p>
          </table:table-cell>
          <table:table-cell office:value-type="float" office:value="810555000" calcext:value-type="float">
            <text:p>810555000</text:p>
          </table:table-cell>
          <table:table-cell office:value-type="float" office:value="810536000" calcext:value-type="float">
            <text:p>810536000</text:p>
          </table:table-cell>
          <table:table-cell office:value-type="float" office:value="810542000" calcext:value-type="float">
            <text:p>810542000</text:p>
          </table:table-cell>
          <table:table-cell office:value-type="float" office:value="810537000" calcext:value-type="float">
            <text:p>810537000</text:p>
          </table:table-cell>
          <table:table-cell office:value-type="float" office:value="810117000" calcext:value-type="float">
            <text:p>810117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382000" calcext:value-type="float">
            <text:p>821382000</text:p>
          </table:table-cell>
          <table:table-cell office:value-type="float" office:value="821138000" calcext:value-type="float">
            <text:p>821138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333000" calcext:value-type="float">
            <text:p>821333000</text:p>
          </table:table-cell>
          <table:table-cell office:value-type="float" office:value="821214000" calcext:value-type="float">
            <text:p>821214000</text:p>
          </table:table-cell>
          <table:table-cell office:value-type="float" office:value="821372000" calcext:value-type="float">
            <text:p>821372000</text:p>
          </table:table-cell>
          <table:table-cell office:value-type="float" office:value="821383000" calcext:value-type="float">
            <text:p>821383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1308000" calcext:value-type="float">
            <text:p>821308000</text:p>
          </table:table-cell>
          <table:table-cell office:value-type="float" office:value="821379000" calcext:value-type="float">
            <text:p>821379000</text:p>
          </table:table-cell>
          <table:table-cell office:value-type="float" office:value="821372000" calcext:value-type="float">
            <text:p>821372000</text:p>
          </table:table-cell>
          <table:table-cell office:value-type="float" office:value="820874000" calcext:value-type="float">
            <text:p>820874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1380000" calcext:value-type="float">
            <text:p>821380000</text:p>
          </table:table-cell>
          <table:table-cell office:value-type="float" office:value="821329000" calcext:value-type="float">
            <text:p>821329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1269000" calcext:value-type="float">
            <text:p>821269000</text:p>
          </table:table-cell>
          <table:table-cell office:value-type="float" office:value="821370000" calcext:value-type="float">
            <text:p>821370000</text:p>
          </table:table-cell>
          <table:table-cell office:value-type="float" office:value="821361000" calcext:value-type="float">
            <text:p>821361000</text:p>
          </table:table-cell>
          <table:table-cell office:value-type="float" office:value="821377000" calcext:value-type="float">
            <text:p>821377000</text:p>
          </table:table-cell>
          <table:table-cell office:value-type="float" office:value="821105000" calcext:value-type="float">
            <text:p>821105000</text:p>
          </table:table-cell>
          <table:table-cell office:value-type="float" office:value="821206000" calcext:value-type="float">
            <text:p>821206000</text:p>
          </table:table-cell>
          <table:table-cell table:number-columns-repeated="2" office:value-type="float" office:value="821343000" calcext:value-type="float">
            <text:p>821343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354000" calcext:value-type="float">
            <text:p>821354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1338000" calcext:value-type="float">
            <text:p>821338000</text:p>
          </table:table-cell>
          <table:table-cell office:value-type="float" office:value="820278000" calcext:value-type="float">
            <text:p>820278000</text:p>
          </table:table-cell>
          <table:table-cell office:value-type="float" office:value="820713000" calcext:value-type="float">
            <text:p>820713000</text:p>
          </table:table-cell>
          <table:table-cell office:value-type="float" office:value="821056000" calcext:value-type="float">
            <text:p>821056000</text:p>
          </table:table-cell>
          <table:table-cell office:value-type="float" office:value="821380000" calcext:value-type="float">
            <text:p>821380000</text:p>
          </table:table-cell>
          <table:table-cell office:value-type="float" office:value="821376000" calcext:value-type="float">
            <text:p>821376000</text:p>
          </table:table-cell>
          <table:table-cell office:value-type="float" office:value="821018000" calcext:value-type="float">
            <text:p>821018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1384000" calcext:value-type="float">
            <text:p>821384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1304000" calcext:value-type="float">
            <text:p>821304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0996000" calcext:value-type="float">
            <text:p>820996000</text:p>
          </table:table-cell>
          <table:table-cell office:value-type="float" office:value="821380000" calcext:value-type="float">
            <text:p>821380000</text:p>
          </table:table-cell>
          <table:table-cell office:value-type="float" office:value="821389000" calcext:value-type="float">
            <text:p>821389000</text:p>
          </table:table-cell>
          <table:table-cell office:value-type="float" office:value="821209000" calcext:value-type="float">
            <text:p>821209000</text:p>
          </table:table-cell>
          <table:table-cell office:value-type="float" office:value="820560000" calcext:value-type="float">
            <text:p>820560000</text:p>
          </table:table-cell>
          <table:table-cell office:value-type="float" office:value="821372000" calcext:value-type="float">
            <text:p>821372000</text:p>
          </table:table-cell>
          <table:table-cell office:value-type="float" office:value="820269000" calcext:value-type="float">
            <text:p>820269000</text:p>
          </table:table-cell>
          <table:table-cell office:value-type="float" office:value="821108000" calcext:value-type="float">
            <text:p>821108000</text:p>
          </table:table-cell>
          <table:table-cell office:value-type="float" office:value="821259000" calcext:value-type="float">
            <text:p>821259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1236000" calcext:value-type="float">
            <text:p>821236000</text:p>
          </table:table-cell>
          <table:table-cell office:value-type="float" office:value="821377000" calcext:value-type="float">
            <text:p>821377000</text:p>
          </table:table-cell>
          <table:table-cell office:value-type="float" office:value="821322000" calcext:value-type="float">
            <text:p>821322000</text:p>
          </table:table-cell>
          <table:table-cell office:value-type="float" office:value="821192000" calcext:value-type="float">
            <text:p>821192000</text:p>
          </table:table-cell>
          <table:table-cell office:value-type="float" office:value="821379000" calcext:value-type="float">
            <text:p>821379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0824000" calcext:value-type="float">
            <text:p>820824000</text:p>
          </table:table-cell>
          <table:table-cell office:value-type="float" office:value="821255000" calcext:value-type="float">
            <text:p>821255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372000" calcext:value-type="float">
            <text:p>821372000</text:p>
          </table:table-cell>
          <table:table-cell office:value-type="float" office:value="821370000" calcext:value-type="float">
            <text:p>821370000</text:p>
          </table:table-cell>
          <table:table-cell office:value-type="float" office:value="821040000" calcext:value-type="float">
            <text:p>821040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356000" calcext:value-type="float">
            <text:p>821356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1403000" calcext:value-type="float">
            <text:p>821403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1379000" calcext:value-type="float">
            <text:p>821379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1287000" calcext:value-type="float">
            <text:p>821287000</text:p>
          </table:table-cell>
          <table:table-cell office:value-type="float" office:value="821348000" calcext:value-type="float">
            <text:p>821348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0424000" calcext:value-type="float">
            <text:p>820424000</text:p>
          </table:table-cell>
          <table:table-cell office:value-type="float" office:value="820822000" calcext:value-type="float">
            <text:p>820822000</text:p>
          </table:table-cell>
          <table:table-cell office:value-type="float" office:value="820300000" calcext:value-type="float">
            <text:p>820300000</text:p>
          </table:table-cell>
          <table:table-cell office:value-type="float" office:value="821269000" calcext:value-type="float">
            <text:p>821269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1379000" calcext:value-type="float">
            <text:p>821379000</text:p>
          </table:table-cell>
          <table:table-cell office:value-type="float" office:value="821262000" calcext:value-type="float">
            <text:p>821262000</text:p>
          </table:table-cell>
          <table:table-cell office:value-type="float" office:value="821333000" calcext:value-type="float">
            <text:p>821333000</text:p>
          </table:table-cell>
          <table:table-cell office:value-type="float" office:value="821377000" calcext:value-type="float">
            <text:p>821377000</text:p>
          </table:table-cell>
          <table:table-cell office:value-type="float" office:value="821297000" calcext:value-type="float">
            <text:p>821297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1342000" calcext:value-type="float">
            <text:p>821342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1376000" calcext:value-type="float">
            <text:p>821376000</text:p>
          </table:table-cell>
          <table:table-cell office:value-type="float" office:value="821357000" calcext:value-type="float">
            <text:p>821357000</text:p>
          </table:table-cell>
          <table:table-cell office:value-type="float" office:value="821192000" calcext:value-type="float">
            <text:p>821192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163000" calcext:value-type="float">
            <text:p>821163000</text:p>
          </table:table-cell>
          <table:table-cell office:value-type="float" office:value="819744000" calcext:value-type="float">
            <text:p>819744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1372000" calcext:value-type="float">
            <text:p>821372000</text:p>
          </table:table-cell>
          <table:table-cell office:value-type="float" office:value="821364000" calcext:value-type="float">
            <text:p>821364000</text:p>
          </table:table-cell>
          <table:table-cell office:value-type="float" office:value="821367000" calcext:value-type="float">
            <text:p>821367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0856000" calcext:value-type="float">
            <text:p>820856000</text:p>
          </table:table-cell>
          <table:table-cell office:value-type="float" office:value="821376000" calcext:value-type="float">
            <text:p>821376000</text:p>
          </table:table-cell>
          <table:table-cell office:value-type="float" office:value="821235000" calcext:value-type="float">
            <text:p>821235000</text:p>
          </table:table-cell>
          <table:table-cell office:value-type="float" office:value="821367000" calcext:value-type="float">
            <text:p>821367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1099000" calcext:value-type="float">
            <text:p>821099000</text:p>
          </table:table-cell>
          <table:table-cell office:value-type="float" office:value="821336000" calcext:value-type="float">
            <text:p>821336000</text:p>
          </table:table-cell>
          <table:table-cell office:value-type="float" office:value="821376000" calcext:value-type="float">
            <text:p>821376000</text:p>
          </table:table-cell>
          <table:table-cell office:value-type="float" office:value="820893000" calcext:value-type="float">
            <text:p>820893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1376000" calcext:value-type="float">
            <text:p>821376000</text:p>
          </table:table-cell>
          <table:table-cell office:value-type="float" office:value="821384000" calcext:value-type="float">
            <text:p>821384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1249000" calcext:value-type="float">
            <text:p>821249000</text:p>
          </table:table-cell>
          <table:table-cell office:value-type="float" office:value="821217000" calcext:value-type="float">
            <text:p>821217000</text:p>
          </table:table-cell>
          <table:table-cell office:value-type="float" office:value="821350000" calcext:value-type="float">
            <text:p>821350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1376000" calcext:value-type="float">
            <text:p>821376000</text:p>
          </table:table-cell>
          <table:table-cell office:value-type="float" office:value="820936000" calcext:value-type="float">
            <text:p>820936000</text:p>
          </table:table-cell>
          <table:table-cell office:value-type="float" office:value="821438000" calcext:value-type="float">
            <text:p>821438000</text:p>
          </table:table-cell>
          <table:table-cell office:value-type="float" office:value="820461000" calcext:value-type="float">
            <text:p>820461000</text:p>
          </table:table-cell>
          <table:table-cell office:value-type="float" office:value="821350000" calcext:value-type="float">
            <text:p>821350000</text:p>
          </table:table-cell>
          <table:table-cell office:value-type="float" office:value="821026000" calcext:value-type="float">
            <text:p>821026000</text:p>
          </table:table-cell>
          <table:table-cell office:value-type="float" office:value="821296000" calcext:value-type="float">
            <text:p>821296000</text:p>
          </table:table-cell>
          <table:table-cell office:value-type="float" office:value="819783000" calcext:value-type="float">
            <text:p>819783000</text:p>
          </table:table-cell>
          <table:table-cell office:value-type="float" office:value="821304000" calcext:value-type="float">
            <text:p>821304000</text:p>
          </table:table-cell>
          <table:table-cell table:number-columns-repeated="2" office:value-type="float" office:value="821374000" calcext:value-type="float">
            <text:p>821374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1372000" calcext:value-type="float">
            <text:p>821372000</text:p>
          </table:table-cell>
          <table:table-cell office:value-type="float" office:value="821341000" calcext:value-type="float">
            <text:p>821341000</text:p>
          </table:table-cell>
          <table:table-cell office:value-type="float" office:value="821379000" calcext:value-type="float">
            <text:p>821379000</text:p>
          </table:table-cell>
          <table:table-cell office:value-type="float" office:value="821326000" calcext:value-type="float">
            <text:p>821326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225000" calcext:value-type="float">
            <text:p>821225000</text:p>
          </table:table-cell>
          <table:table-cell table:number-columns-repeated="2" office:value-type="float" office:value="821366000" calcext:value-type="float">
            <text:p>821366000</text:p>
          </table:table-cell>
          <table:table-cell office:value-type="float" office:value="821311000" calcext:value-type="float">
            <text:p>821311000</text:p>
          </table:table-cell>
          <table:table-cell office:value-type="float" office:value="821357000" calcext:value-type="float">
            <text:p>821357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1368000" calcext:value-type="float">
            <text:p>821368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1379000" calcext:value-type="float">
            <text:p>821379000</text:p>
          </table:table-cell>
          <table:table-cell office:value-type="float" office:value="821237000" calcext:value-type="float">
            <text:p>821237000</text:p>
          </table:table-cell>
          <table:table-cell office:value-type="float" office:value="821376000" calcext:value-type="float">
            <text:p>821376000</text:p>
          </table:table-cell>
          <table:table-cell office:value-type="float" office:value="821357000" calcext:value-type="float">
            <text:p>821357000</text:p>
          </table:table-cell>
          <table:table-cell office:value-type="float" office:value="820544000" calcext:value-type="float">
            <text:p>820544000</text:p>
          </table:table-cell>
          <table:table-cell office:value-type="float" office:value="821338000" calcext:value-type="float">
            <text:p>821338000</text:p>
          </table:table-cell>
          <table:table-cell office:value-type="float" office:value="821303000" calcext:value-type="float">
            <text:p>821303000</text:p>
          </table:table-cell>
          <table:table-cell office:value-type="float" office:value="821384000" calcext:value-type="float">
            <text:p>821384000</text:p>
          </table:table-cell>
          <table:table-cell office:value-type="float" office:value="821341000" calcext:value-type="float">
            <text:p>821341000</text:p>
          </table:table-cell>
          <table:table-cell office:value-type="float" office:value="821332000" calcext:value-type="float">
            <text:p>821332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0882000" calcext:value-type="float">
            <text:p>820882000</text:p>
          </table:table-cell>
          <table:table-cell office:value-type="float" office:value="820978000" calcext:value-type="float">
            <text:p>820978000</text:p>
          </table:table-cell>
          <table:table-cell office:value-type="float" office:value="821390000" calcext:value-type="float">
            <text:p>821390000</text:p>
          </table:table-cell>
          <table:table-cell office:value-type="float" office:value="821365000" calcext:value-type="float">
            <text:p>821365000</text:p>
          </table:table-cell>
          <table:table-cell office:value-type="float" office:value="821350000" calcext:value-type="float">
            <text:p>821350000</text:p>
          </table:table-cell>
          <table:table-cell office:value-type="float" office:value="819049000" calcext:value-type="float">
            <text:p>819049000</text:p>
          </table:table-cell>
          <table:table-cell office:value-type="float" office:value="821014000" calcext:value-type="float">
            <text:p>821014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1375000" calcext:value-type="float">
            <text:p>821375000</text:p>
          </table:table-cell>
          <table:table-cell table:number-columns-repeated="2" office:value-type="float" office:value="821381000" calcext:value-type="float">
            <text:p>821381000</text:p>
          </table:table-cell>
          <table:table-cell office:value-type="float" office:value="821359000" calcext:value-type="float">
            <text:p>821359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1353000" calcext:value-type="float">
            <text:p>821353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1378000" calcext:value-type="float">
            <text:p>821378000</text:p>
          </table:table-cell>
          <table:table-cell office:value-type="float" office:value="820885000" calcext:value-type="float">
            <text:p>820885000</text:p>
          </table:table-cell>
          <table:table-cell office:value-type="float" office:value="821307000" calcext:value-type="float">
            <text:p>821307000</text:p>
          </table:table-cell>
          <table:table-cell office:value-type="float" office:value="821371000" calcext:value-type="float">
            <text:p>821371000</text:p>
          </table:table-cell>
          <table:table-cell office:value-type="float" office:value="821284000" calcext:value-type="float">
            <text:p>821284000</text:p>
          </table:table-cell>
          <table:table-cell office:value-type="float" office:value="821134000" calcext:value-type="float">
            <text:p>821134000</text:p>
          </table:table-cell>
          <table:table-cell office:value-type="float" office:value="821287000" calcext:value-type="float">
            <text:p>821287000</text:p>
          </table:table-cell>
          <table:table-cell office:value-type="float" office:value="821414000" calcext:value-type="float">
            <text:p>821414000</text:p>
          </table:table-cell>
          <table:table-cell office:value-type="float" office:value="821381000" calcext:value-type="float">
            <text:p>821381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1184000" calcext:value-type="float">
            <text:p>821184000</text:p>
          </table:table-cell>
          <table:table-cell office:value-type="float" office:value="821353000" calcext:value-type="float">
            <text:p>821353000</text:p>
          </table:table-cell>
          <table:table-cell office:value-type="float" office:value="821373000" calcext:value-type="float">
            <text:p>821373000</text:p>
          </table:table-cell>
          <table:table-cell office:value-type="float" office:value="821251000" calcext:value-type="float">
            <text:p>821251000</text:p>
          </table:table-cell>
          <table:table-cell office:value-type="float" office:value="821356000" calcext:value-type="float">
            <text:p>821356000</text:p>
          </table:table-cell>
          <table:table-cell office:value-type="float" office:value="820040000" calcext:value-type="float">
            <text:p>820040000</text:p>
          </table:table-cell>
          <table:table-cell office:value-type="float" office:value="821351000" calcext:value-type="float">
            <text:p>821351000</text:p>
          </table:table-cell>
          <table:table-cell office:value-type="float" office:value="821362000" calcext:value-type="float">
            <text:p>821362000</text:p>
          </table:table-cell>
          <table:table-cell office:value-type="float" office:value="821319000" calcext:value-type="float">
            <text:p>821319000</text:p>
          </table:table-cell>
          <table:table-cell office:value-type="float" office:value="821243000" calcext:value-type="float">
            <text:p>821243000</text:p>
          </table:table-cell>
          <table:table-cell office:value-type="float" office:value="821379000" calcext:value-type="float">
            <text:p>821379000</text:p>
          </table:table-cell>
          <table:table-cell office:value-type="float" office:value="821369000" calcext:value-type="float">
            <text:p>821369000</text:p>
          </table:table-cell>
          <table:table-cell office:value-type="float" office:value="821367000" calcext:value-type="float">
            <text:p>821367000</text:p>
          </table:table-cell>
          <table:table-cell office:value-type="float" office:value="821360000" calcext:value-type="float">
            <text:p>821360000</text:p>
          </table:table-cell>
          <table:table-cell office:value-type="float" office:value="821375000" calcext:value-type="float">
            <text:p>821375000</text:p>
          </table:table-cell>
          <table:table-cell office:value-type="float" office:value="821370000" calcext:value-type="float">
            <text:p>821370000</text:p>
          </table:table-cell>
          <table:table-cell office:value-type="float" office:value="821374000" calcext:value-type="float">
            <text:p>821374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9284000" calcext:value-type="float">
            <text:p>829284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9212000" calcext:value-type="float">
            <text:p>829212000</text:p>
          </table:table-cell>
          <table:table-cell office:value-type="float" office:value="829215000" calcext:value-type="float">
            <text:p>829215000</text:p>
          </table:table-cell>
          <table:table-cell office:value-type="float" office:value="828645000" calcext:value-type="float">
            <text:p>828645000</text:p>
          </table:table-cell>
          <table:table-cell office:value-type="float" office:value="829137000" calcext:value-type="float">
            <text:p>829137000</text:p>
          </table:table-cell>
          <table:table-cell office:value-type="float" office:value="828667000" calcext:value-type="float">
            <text:p>828667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9301000" calcext:value-type="float">
            <text:p>829301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9296000" calcext:value-type="float">
            <text:p>829296000</text:p>
          </table:table-cell>
          <table:table-cell office:value-type="float" office:value="828972000" calcext:value-type="float">
            <text:p>828972000</text:p>
          </table:table-cell>
          <table:table-cell office:value-type="float" office:value="829241000" calcext:value-type="float">
            <text:p>829241000</text:p>
          </table:table-cell>
          <table:table-cell office:value-type="float" office:value="829263000" calcext:value-type="float">
            <text:p>829263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9236000" calcext:value-type="float">
            <text:p>829236000</text:p>
          </table:table-cell>
          <table:table-cell office:value-type="float" office:value="829446000" calcext:value-type="float">
            <text:p>829446000</text:p>
          </table:table-cell>
          <table:table-cell office:value-type="float" office:value="829208000" calcext:value-type="float">
            <text:p>829208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081000" calcext:value-type="float">
            <text:p>829081000</text:p>
          </table:table-cell>
          <table:table-cell office:value-type="float" office:value="829223000" calcext:value-type="float">
            <text:p>829223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77000" calcext:value-type="float">
            <text:p>829277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8729000" calcext:value-type="float">
            <text:p>828729000</text:p>
          </table:table-cell>
          <table:table-cell office:value-type="float" office:value="829294000" calcext:value-type="float">
            <text:p>829294000</text:p>
          </table:table-cell>
          <table:table-cell office:value-type="float" office:value="829275000" calcext:value-type="float">
            <text:p>829275000</text:p>
          </table:table-cell>
          <table:table-cell office:value-type="float" office:value="829100000" calcext:value-type="float">
            <text:p>829100000</text:p>
          </table:table-cell>
          <table:table-cell office:value-type="float" office:value="828860000" calcext:value-type="float">
            <text:p>828860000</text:p>
          </table:table-cell>
          <table:table-cell office:value-type="float" office:value="829260000" calcext:value-type="float">
            <text:p>829260000</text:p>
          </table:table-cell>
          <table:table-cell office:value-type="float" office:value="829290000" calcext:value-type="float">
            <text:p>829290000</text:p>
          </table:table-cell>
          <table:table-cell office:value-type="float" office:value="829171000" calcext:value-type="float">
            <text:p>829171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34000" calcext:value-type="float">
            <text:p>829234000</text:p>
          </table:table-cell>
          <table:table-cell office:value-type="float" office:value="829283000" calcext:value-type="float">
            <text:p>829283000</text:p>
          </table:table-cell>
          <table:table-cell office:value-type="float" office:value="829247000" calcext:value-type="float">
            <text:p>829247000</text:p>
          </table:table-cell>
          <table:table-cell office:value-type="float" office:value="829298000" calcext:value-type="float">
            <text:p>829298000</text:p>
          </table:table-cell>
          <table:table-cell office:value-type="float" office:value="829281000" calcext:value-type="float">
            <text:p>829281000</text:p>
          </table:table-cell>
          <table:table-cell office:value-type="float" office:value="829295000" calcext:value-type="float">
            <text:p>829295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9294000" calcext:value-type="float">
            <text:p>829294000</text:p>
          </table:table-cell>
          <table:table-cell office:value-type="float" office:value="829097000" calcext:value-type="float">
            <text:p>829097000</text:p>
          </table:table-cell>
          <table:table-cell office:value-type="float" office:value="829269000" calcext:value-type="float">
            <text:p>829269000</text:p>
          </table:table-cell>
          <table:table-cell office:value-type="float" office:value="829286000" calcext:value-type="float">
            <text:p>829286000</text:p>
          </table:table-cell>
          <table:table-cell office:value-type="float" office:value="829284000" calcext:value-type="float">
            <text:p>829284000</text:p>
          </table:table-cell>
          <table:table-cell office:value-type="float" office:value="828464000" calcext:value-type="float">
            <text:p>828464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8967000" calcext:value-type="float">
            <text:p>828967000</text:p>
          </table:table-cell>
          <table:table-cell office:value-type="float" office:value="829041000" calcext:value-type="float">
            <text:p>829041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82000" calcext:value-type="float">
            <text:p>829282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8181000" calcext:value-type="float">
            <text:p>828181000</text:p>
          </table:table-cell>
          <table:table-cell office:value-type="float" office:value="829255000" calcext:value-type="float">
            <text:p>829255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9403000" calcext:value-type="float">
            <text:p>829403000</text:p>
          </table:table-cell>
          <table:table-cell office:value-type="float" office:value="829256000" calcext:value-type="float">
            <text:p>829256000</text:p>
          </table:table-cell>
          <table:table-cell office:value-type="float" office:value="829253000" calcext:value-type="float">
            <text:p>829253000</text:p>
          </table:table-cell>
          <table:table-cell office:value-type="float" office:value="829290000" calcext:value-type="float">
            <text:p>829290000</text:p>
          </table:table-cell>
          <table:table-cell office:value-type="float" office:value="829120000" calcext:value-type="float">
            <text:p>829120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8756000" calcext:value-type="float">
            <text:p>828756000</text:p>
          </table:table-cell>
          <table:table-cell office:value-type="float" office:value="828770000" calcext:value-type="float">
            <text:p>828770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04000" calcext:value-type="float">
            <text:p>829204000</text:p>
          </table:table-cell>
          <table:table-cell office:value-type="float" office:value="828981000" calcext:value-type="float">
            <text:p>828981000</text:p>
          </table:table-cell>
          <table:table-cell office:value-type="float" office:value="829296000" calcext:value-type="float">
            <text:p>829296000</text:p>
          </table:table-cell>
          <table:table-cell table:number-columns-repeated="2" office:value-type="float" office:value="829289000" calcext:value-type="float">
            <text:p>829289000</text:p>
          </table:table-cell>
          <table:table-cell office:value-type="float" office:value="829291000" calcext:value-type="float">
            <text:p>829291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8937000" calcext:value-type="float">
            <text:p>828937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9003000" calcext:value-type="float">
            <text:p>829003000</text:p>
          </table:table-cell>
          <table:table-cell office:value-type="float" office:value="829291000" calcext:value-type="float">
            <text:p>829291000</text:p>
          </table:table-cell>
          <table:table-cell office:value-type="float" office:value="829286000" calcext:value-type="float">
            <text:p>829286000</text:p>
          </table:table-cell>
          <table:table-cell office:value-type="float" office:value="829283000" calcext:value-type="float">
            <text:p>829283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86000" calcext:value-type="float">
            <text:p>829286000</text:p>
          </table:table-cell>
          <table:table-cell office:value-type="float" office:value="828623000" calcext:value-type="float">
            <text:p>828623000</text:p>
          </table:table-cell>
          <table:table-cell office:value-type="float" office:value="828846000" calcext:value-type="float">
            <text:p>828846000</text:p>
          </table:table-cell>
          <table:table-cell office:value-type="float" office:value="829290000" calcext:value-type="float">
            <text:p>829290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8070000" calcext:value-type="float">
            <text:p>828070000</text:p>
          </table:table-cell>
          <table:table-cell office:value-type="float" office:value="829260000" calcext:value-type="float">
            <text:p>829260000</text:p>
          </table:table-cell>
          <table:table-cell table:number-columns-repeated="2" office:value-type="float" office:value="829294000" calcext:value-type="float">
            <text:p>829294000</text:p>
          </table:table-cell>
          <table:table-cell office:value-type="float" office:value="829193000" calcext:value-type="float">
            <text:p>829193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171000" calcext:value-type="float">
            <text:p>829171000</text:p>
          </table:table-cell>
          <table:table-cell office:value-type="float" office:value="828976000" calcext:value-type="float">
            <text:p>828976000</text:p>
          </table:table-cell>
          <table:table-cell office:value-type="float" office:value="829154000" calcext:value-type="float">
            <text:p>829154000</text:p>
          </table:table-cell>
          <table:table-cell office:value-type="float" office:value="829196000" calcext:value-type="float">
            <text:p>829196000</text:p>
          </table:table-cell>
          <table:table-cell office:value-type="float" office:value="827885000" calcext:value-type="float">
            <text:p>827885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94000" calcext:value-type="float">
            <text:p>829294000</text:p>
          </table:table-cell>
          <table:table-cell office:value-type="float" office:value="828285000" calcext:value-type="float">
            <text:p>828285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9200000" calcext:value-type="float">
            <text:p>829200000</text:p>
          </table:table-cell>
          <table:table-cell office:value-type="float" office:value="829299000" calcext:value-type="float">
            <text:p>829299000</text:p>
          </table:table-cell>
          <table:table-cell office:value-type="float" office:value="829294000" calcext:value-type="float">
            <text:p>829294000</text:p>
          </table:table-cell>
          <table:table-cell office:value-type="float" office:value="829286000" calcext:value-type="float">
            <text:p>829286000</text:p>
          </table:table-cell>
          <table:table-cell office:value-type="float" office:value="829245000" calcext:value-type="float">
            <text:p>829245000</text:p>
          </table:table-cell>
          <table:table-cell office:value-type="float" office:value="829174000" calcext:value-type="float">
            <text:p>829174000</text:p>
          </table:table-cell>
          <table:table-cell office:value-type="float" office:value="829191000" calcext:value-type="float">
            <text:p>829191000</text:p>
          </table:table-cell>
          <table:table-cell office:value-type="float" office:value="829284000" calcext:value-type="float">
            <text:p>829284000</text:p>
          </table:table-cell>
          <table:table-cell office:value-type="float" office:value="829286000" calcext:value-type="float">
            <text:p>829286000</text:p>
          </table:table-cell>
          <table:table-cell office:value-type="float" office:value="828893000" calcext:value-type="float">
            <text:p>828893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83000" calcext:value-type="float">
            <text:p>829283000</text:p>
          </table:table-cell>
          <table:table-cell office:value-type="float" office:value="828802000" calcext:value-type="float">
            <text:p>828802000</text:p>
          </table:table-cell>
          <table:table-cell office:value-type="float" office:value="828299000" calcext:value-type="float">
            <text:p>828299000</text:p>
          </table:table-cell>
          <table:table-cell office:value-type="float" office:value="829267000" calcext:value-type="float">
            <text:p>829267000</text:p>
          </table:table-cell>
          <table:table-cell office:value-type="float" office:value="828617000" calcext:value-type="float">
            <text:p>828617000</text:p>
          </table:table-cell>
          <table:table-cell office:value-type="float" office:value="829299000" calcext:value-type="float">
            <text:p>829299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8829000" calcext:value-type="float">
            <text:p>828829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8952000" calcext:value-type="float">
            <text:p>828952000</text:p>
          </table:table-cell>
          <table:table-cell office:value-type="float" office:value="829051000" calcext:value-type="float">
            <text:p>829051000</text:p>
          </table:table-cell>
          <table:table-cell office:value-type="float" office:value="829243000" calcext:value-type="float">
            <text:p>829243000</text:p>
          </table:table-cell>
          <table:table-cell office:value-type="float" office:value="829263000" calcext:value-type="float">
            <text:p>829263000</text:p>
          </table:table-cell>
          <table:table-cell office:value-type="float" office:value="829270000" calcext:value-type="float">
            <text:p>829270000</text:p>
          </table:table-cell>
          <table:table-cell office:value-type="float" office:value="828317000" calcext:value-type="float">
            <text:p>828317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9302000" calcext:value-type="float">
            <text:p>829302000</text:p>
          </table:table-cell>
          <table:table-cell office:value-type="float" office:value="829250000" calcext:value-type="float">
            <text:p>829250000</text:p>
          </table:table-cell>
          <table:table-cell office:value-type="float" office:value="829159000" calcext:value-type="float">
            <text:p>829159000</text:p>
          </table:table-cell>
          <table:table-cell office:value-type="float" office:value="829294000" calcext:value-type="float">
            <text:p>829294000</text:p>
          </table:table-cell>
          <table:table-cell office:value-type="float" office:value="829268000" calcext:value-type="float">
            <text:p>829268000</text:p>
          </table:table-cell>
          <table:table-cell office:value-type="float" office:value="829290000" calcext:value-type="float">
            <text:p>829290000</text:p>
          </table:table-cell>
          <table:table-cell office:value-type="float" office:value="828389000" calcext:value-type="float">
            <text:p>828389000</text:p>
          </table:table-cell>
          <table:table-cell office:value-type="float" office:value="829219000" calcext:value-type="float">
            <text:p>829219000</text:p>
          </table:table-cell>
          <table:table-cell office:value-type="float" office:value="829294000" calcext:value-type="float">
            <text:p>829294000</text:p>
          </table:table-cell>
          <table:table-cell office:value-type="float" office:value="829151000" calcext:value-type="float">
            <text:p>829151000</text:p>
          </table:table-cell>
          <table:table-cell office:value-type="float" office:value="829286000" calcext:value-type="float">
            <text:p>829286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8970000" calcext:value-type="float">
            <text:p>828970000</text:p>
          </table:table-cell>
          <table:table-cell office:value-type="float" office:value="829173000" calcext:value-type="float">
            <text:p>829173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88000" calcext:value-type="float">
            <text:p>829288000</text:p>
          </table:table-cell>
          <table:table-cell office:value-type="float" office:value="828569000" calcext:value-type="float">
            <text:p>828569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73000" calcext:value-type="float">
            <text:p>829273000</text:p>
          </table:table-cell>
          <table:table-cell office:value-type="float" office:value="829229000" calcext:value-type="float">
            <text:p>829229000</text:p>
          </table:table-cell>
          <table:table-cell office:value-type="float" office:value="829145000" calcext:value-type="float">
            <text:p>829145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8789000" calcext:value-type="float">
            <text:p>828789000</text:p>
          </table:table-cell>
          <table:table-cell office:value-type="float" office:value="828787000" calcext:value-type="float">
            <text:p>828787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9244000" calcext:value-type="float">
            <text:p>829244000</text:p>
          </table:table-cell>
          <table:table-cell office:value-type="float" office:value="827465000" calcext:value-type="float">
            <text:p>827465000</text:p>
          </table:table-cell>
          <table:table-cell office:value-type="float" office:value="829287000" calcext:value-type="float">
            <text:p>829287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9149000" calcext:value-type="float">
            <text:p>829149000</text:p>
          </table:table-cell>
          <table:table-cell office:value-type="float" office:value="829101000" calcext:value-type="float">
            <text:p>829101000</text:p>
          </table:table-cell>
          <table:table-cell office:value-type="float" office:value="829275000" calcext:value-type="float">
            <text:p>829275000</text:p>
          </table:table-cell>
          <table:table-cell office:value-type="float" office:value="829293000" calcext:value-type="float">
            <text:p>829293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84000" calcext:value-type="float">
            <text:p>829284000</text:p>
          </table:table-cell>
          <table:table-cell office:value-type="float" office:value="828990000" calcext:value-type="float">
            <text:p>828990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86000" calcext:value-type="float">
            <text:p>829286000</text:p>
          </table:table-cell>
          <table:table-cell office:value-type="float" office:value="829294000" calcext:value-type="float">
            <text:p>829294000</text:p>
          </table:table-cell>
          <table:table-cell office:value-type="float" office:value="827350000" calcext:value-type="float">
            <text:p>827350000</text:p>
          </table:table-cell>
          <table:table-cell office:value-type="float" office:value="829289000" calcext:value-type="float">
            <text:p>829289000</text:p>
          </table:table-cell>
          <table:table-cell table:number-columns-repeated="2" office:value-type="float" office:value="829290000" calcext:value-type="float">
            <text:p>829290000</text:p>
          </table:table-cell>
          <table:table-cell office:value-type="float" office:value="829289000" calcext:value-type="float">
            <text:p>829289000</text:p>
          </table:table-cell>
          <table:table-cell office:value-type="float" office:value="829295000" calcext:value-type="float">
            <text:p>829295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9295000" calcext:value-type="float">
            <text:p>829295000</text:p>
          </table:table-cell>
          <table:table-cell office:value-type="float" office:value="829290000" calcext:value-type="float">
            <text:p>829290000</text:p>
          </table:table-cell>
          <table:table-cell office:value-type="float" office:value="828655000" calcext:value-type="float">
            <text:p>828655000</text:p>
          </table:table-cell>
          <table:table-cell office:value-type="float" office:value="829290000" calcext:value-type="float">
            <text:p>829290000</text:p>
          </table:table-cell>
          <table:table-cell office:value-type="float" office:value="829212000" calcext:value-type="float">
            <text:p>829212000</text:p>
          </table:table-cell>
          <table:table-cell office:value-type="float" office:value="829147000" calcext:value-type="float">
            <text:p>829147000</text:p>
          </table:table-cell>
          <table:table-cell office:value-type="float" office:value="829125000" calcext:value-type="float">
            <text:p>829125000</text:p>
          </table:table-cell>
          <table:table-cell office:value-type="float" office:value="829285000" calcext:value-type="float">
            <text:p>829285000</text:p>
          </table:table-cell>
          <table:table-cell office:value-type="float" office:value="829292000" calcext:value-type="float">
            <text:p>829292000</text:p>
          </table:table-cell>
          <table:table-cell office:value-type="float" office:value="828642000" calcext:value-type="float">
            <text:p>828642000</text:p>
          </table:table-cell>
          <table:table-cell office:value-type="float" office:value="829198000" calcext:value-type="float">
            <text:p>829198000</text:p>
          </table:table-cell>
          <table:table-cell office:value-type="float" office:value="828348000" calcext:value-type="float">
            <text:p>828348000</text:p>
          </table:table-cell>
          <table:table-cell office:value-type="float" office:value="828487000" calcext:value-type="float">
            <text:p>828487000</text:p>
          </table:table-cell>
          <table:table-cell office:value-type="float" office:value="835662000" calcext:value-type="float">
            <text:p>835662000</text:p>
          </table:table-cell>
          <table:table-cell office:value-type="float" office:value="835639000" calcext:value-type="float">
            <text:p>835639000</text:p>
          </table:table-cell>
          <table:table-cell office:value-type="float" office:value="835139000" calcext:value-type="float">
            <text:p>835139000</text:p>
          </table:table-cell>
          <table:table-cell office:value-type="float" office:value="835605000" calcext:value-type="float">
            <text:p>835605000</text:p>
          </table:table-cell>
          <table:table-cell office:value-type="float" office:value="835644000" calcext:value-type="float">
            <text:p>835644000</text:p>
          </table:table-cell>
          <table:table-cell office:value-type="float" office:value="835650000" calcext:value-type="float">
            <text:p>835650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634000" calcext:value-type="float">
            <text:p>835634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619000" calcext:value-type="float">
            <text:p>835619000</text:p>
          </table:table-cell>
          <table:table-cell table:number-columns-repeated="2" office:value-type="float" office:value="835404000" calcext:value-type="float">
            <text:p>835404000</text:p>
          </table:table-cell>
          <table:table-cell office:value-type="float" office:value="835645000" calcext:value-type="float">
            <text:p>835645000</text:p>
          </table:table-cell>
          <table:table-cell office:value-type="float" office:value="835657000" calcext:value-type="float">
            <text:p>835657000</text:p>
          </table:table-cell>
          <table:table-cell office:value-type="float" office:value="835627000" calcext:value-type="float">
            <text:p>835627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549000" calcext:value-type="float">
            <text:p>835549000</text:p>
          </table:table-cell>
          <table:table-cell office:value-type="float" office:value="835664000" calcext:value-type="float">
            <text:p>835664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584000" calcext:value-type="float">
            <text:p>835584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592000" calcext:value-type="float">
            <text:p>835592000</text:p>
          </table:table-cell>
          <table:table-cell office:value-type="float" office:value="835039000" calcext:value-type="float">
            <text:p>835039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3182000" calcext:value-type="float">
            <text:p>833182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636000" calcext:value-type="float">
            <text:p>835636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646000" calcext:value-type="float">
            <text:p>835646000</text:p>
          </table:table-cell>
          <table:table-cell office:value-type="float" office:value="835673000" calcext:value-type="float">
            <text:p>835673000</text:p>
          </table:table-cell>
          <table:table-cell office:value-type="float" office:value="835639000" calcext:value-type="float">
            <text:p>835639000</text:p>
          </table:table-cell>
          <table:table-cell office:value-type="float" office:value="835621000" calcext:value-type="float">
            <text:p>835621000</text:p>
          </table:table-cell>
          <table:table-cell office:value-type="float" office:value="835667000" calcext:value-type="float">
            <text:p>835667000</text:p>
          </table:table-cell>
          <table:table-cell office:value-type="float" office:value="835174000" calcext:value-type="float">
            <text:p>835174000</text:p>
          </table:table-cell>
          <table:table-cell office:value-type="float" office:value="835652000" calcext:value-type="float">
            <text:p>835652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540000" calcext:value-type="float">
            <text:p>835540000</text:p>
          </table:table-cell>
          <table:table-cell office:value-type="float" office:value="835196000" calcext:value-type="float">
            <text:p>835196000</text:p>
          </table:table-cell>
          <table:table-cell office:value-type="float" office:value="834588000" calcext:value-type="float">
            <text:p>834588000</text:p>
          </table:table-cell>
          <table:table-cell office:value-type="float" office:value="835664000" calcext:value-type="float">
            <text:p>835664000</text:p>
          </table:table-cell>
          <table:table-cell office:value-type="float" office:value="835009000" calcext:value-type="float">
            <text:p>835009000</text:p>
          </table:table-cell>
          <table:table-cell office:value-type="float" office:value="835598000" calcext:value-type="float">
            <text:p>835598000</text:p>
          </table:table-cell>
          <table:table-cell office:value-type="float" office:value="835364000" calcext:value-type="float">
            <text:p>835364000</text:p>
          </table:table-cell>
          <table:table-cell office:value-type="float" office:value="834607000" calcext:value-type="float">
            <text:p>834607000</text:p>
          </table:table-cell>
          <table:table-cell office:value-type="float" office:value="835639000" calcext:value-type="float">
            <text:p>835639000</text:p>
          </table:table-cell>
          <table:table-cell office:value-type="float" office:value="835372000" calcext:value-type="float">
            <text:p>835372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613000" calcext:value-type="float">
            <text:p>835613000</text:p>
          </table:table-cell>
          <table:table-cell office:value-type="float" office:value="835668000" calcext:value-type="float">
            <text:p>835668000</text:p>
          </table:table-cell>
          <table:table-cell office:value-type="float" office:value="835660000" calcext:value-type="float">
            <text:p>835660000</text:p>
          </table:table-cell>
          <table:table-cell office:value-type="float" office:value="835546000" calcext:value-type="float">
            <text:p>835546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667000" calcext:value-type="float">
            <text:p>835667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3714000" calcext:value-type="float">
            <text:p>833714000</text:p>
          </table:table-cell>
          <table:table-cell office:value-type="float" office:value="834051000" calcext:value-type="float">
            <text:p>834051000</text:p>
          </table:table-cell>
          <table:table-cell office:value-type="float" office:value="835626000" calcext:value-type="float">
            <text:p>835626000</text:p>
          </table:table-cell>
          <table:table-cell office:value-type="float" office:value="835674000" calcext:value-type="float">
            <text:p>835674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5675000" calcext:value-type="float">
            <text:p>835675000</text:p>
          </table:table-cell>
          <table:table-cell office:value-type="float" office:value="834737000" calcext:value-type="float">
            <text:p>834737000</text:p>
          </table:table-cell>
          <table:table-cell office:value-type="float" office:value="835668000" calcext:value-type="float">
            <text:p>835668000</text:p>
          </table:table-cell>
          <table:table-cell office:value-type="float" office:value="835619000" calcext:value-type="float">
            <text:p>835619000</text:p>
          </table:table-cell>
          <table:table-cell office:value-type="float" office:value="835666000" calcext:value-type="float">
            <text:p>835666000</text:p>
          </table:table-cell>
          <table:table-cell office:value-type="float" office:value="835682000" calcext:value-type="float">
            <text:p>835682000</text:p>
          </table:table-cell>
          <table:table-cell office:value-type="float" office:value="835638000" calcext:value-type="float">
            <text:p>835638000</text:p>
          </table:table-cell>
          <table:table-cell office:value-type="float" office:value="835673000" calcext:value-type="float">
            <text:p>835673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5677000" calcext:value-type="float">
            <text:p>835677000</text:p>
          </table:table-cell>
          <table:table-cell office:value-type="float" office:value="835678000" calcext:value-type="float">
            <text:p>835678000</text:p>
          </table:table-cell>
          <table:table-cell office:value-type="float" office:value="834267000" calcext:value-type="float">
            <text:p>834267000</text:p>
          </table:table-cell>
          <table:table-cell office:value-type="float" office:value="835547000" calcext:value-type="float">
            <text:p>835547000</text:p>
          </table:table-cell>
          <table:table-cell office:value-type="float" office:value="835649000" calcext:value-type="float">
            <text:p>835649000</text:p>
          </table:table-cell>
          <table:table-cell office:value-type="float" office:value="835446000" calcext:value-type="float">
            <text:p>835446000</text:p>
          </table:table-cell>
          <table:table-cell office:value-type="float" office:value="835665000" calcext:value-type="float">
            <text:p>835665000</text:p>
          </table:table-cell>
          <table:table-cell office:value-type="float" office:value="835548000" calcext:value-type="float">
            <text:p>835548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361000" calcext:value-type="float">
            <text:p>835361000</text:p>
          </table:table-cell>
          <table:table-cell office:value-type="float" office:value="835133000" calcext:value-type="float">
            <text:p>835133000</text:p>
          </table:table-cell>
          <table:table-cell office:value-type="float" office:value="835555000" calcext:value-type="float">
            <text:p>835555000</text:p>
          </table:table-cell>
          <table:table-cell office:value-type="float" office:value="835666000" calcext:value-type="float">
            <text:p>835666000</text:p>
          </table:table-cell>
          <table:table-cell office:value-type="float" office:value="835665000" calcext:value-type="float">
            <text:p>835665000</text:p>
          </table:table-cell>
          <table:table-cell office:value-type="float" office:value="835434000" calcext:value-type="float">
            <text:p>835434000</text:p>
          </table:table-cell>
          <table:table-cell office:value-type="float" office:value="835342000" calcext:value-type="float">
            <text:p>835342000</text:p>
          </table:table-cell>
          <table:table-cell office:value-type="float" office:value="835674000" calcext:value-type="float">
            <text:p>835674000</text:p>
          </table:table-cell>
          <table:table-cell office:value-type="float" office:value="835648000" calcext:value-type="float">
            <text:p>835648000</text:p>
          </table:table-cell>
          <table:table-cell office:value-type="float" office:value="835675000" calcext:value-type="float">
            <text:p>835675000</text:p>
          </table:table-cell>
          <table:table-cell office:value-type="float" office:value="834781000" calcext:value-type="float">
            <text:p>834781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662000" calcext:value-type="float">
            <text:p>835662000</text:p>
          </table:table-cell>
          <table:table-cell office:value-type="float" office:value="835543000" calcext:value-type="float">
            <text:p>835543000</text:p>
          </table:table-cell>
          <table:table-cell office:value-type="float" office:value="835492000" calcext:value-type="float">
            <text:p>835492000</text:p>
          </table:table-cell>
          <table:table-cell office:value-type="float" office:value="834510000" calcext:value-type="float">
            <text:p>834510000</text:p>
          </table:table-cell>
          <table:table-cell office:value-type="float" office:value="835420000" calcext:value-type="float">
            <text:p>835420000</text:p>
          </table:table-cell>
          <table:table-cell table:number-columns-repeated="2" office:value-type="float" office:value="835666000" calcext:value-type="float">
            <text:p>835666000</text:p>
          </table:table-cell>
          <table:table-cell office:value-type="float" office:value="835546000" calcext:value-type="float">
            <text:p>835546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673000" calcext:value-type="float">
            <text:p>835673000</text:p>
          </table:table-cell>
          <table:table-cell office:value-type="float" office:value="835613000" calcext:value-type="float">
            <text:p>835613000</text:p>
          </table:table-cell>
          <table:table-cell office:value-type="float" office:value="835662000" calcext:value-type="float">
            <text:p>835662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577000" calcext:value-type="float">
            <text:p>835577000</text:p>
          </table:table-cell>
          <table:table-cell office:value-type="float" office:value="835662000" calcext:value-type="float">
            <text:p>835662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525000" calcext:value-type="float">
            <text:p>835525000</text:p>
          </table:table-cell>
          <table:table-cell table:number-columns-repeated="2" office:value-type="float" office:value="835672000" calcext:value-type="float">
            <text:p>835672000</text:p>
          </table:table-cell>
          <table:table-cell office:value-type="float" office:value="834516000" calcext:value-type="float">
            <text:p>834516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662000" calcext:value-type="float">
            <text:p>835662000</text:p>
          </table:table-cell>
          <table:table-cell office:value-type="float" office:value="835585000" calcext:value-type="float">
            <text:p>835585000</text:p>
          </table:table-cell>
          <table:table-cell table:number-columns-repeated="2" office:value-type="float" office:value="835670000" calcext:value-type="float">
            <text:p>835670000</text:p>
          </table:table-cell>
          <table:table-cell office:value-type="float" office:value="835668000" calcext:value-type="float">
            <text:p>835668000</text:p>
          </table:table-cell>
          <table:table-cell office:value-type="float" office:value="835657000" calcext:value-type="float">
            <text:p>835657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350000" calcext:value-type="float">
            <text:p>835350000</text:p>
          </table:table-cell>
          <table:table-cell office:value-type="float" office:value="835654000" calcext:value-type="float">
            <text:p>835654000</text:p>
          </table:table-cell>
          <table:table-cell office:value-type="float" office:value="835551000" calcext:value-type="float">
            <text:p>835551000</text:p>
          </table:table-cell>
          <table:table-cell office:value-type="float" office:value="835416000" calcext:value-type="float">
            <text:p>835416000</text:p>
          </table:table-cell>
          <table:table-cell office:value-type="float" office:value="835201000" calcext:value-type="float">
            <text:p>835201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5675000" calcext:value-type="float">
            <text:p>835675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632000" calcext:value-type="float">
            <text:p>835632000</text:p>
          </table:table-cell>
          <table:table-cell office:value-type="float" office:value="835476000" calcext:value-type="float">
            <text:p>835476000</text:p>
          </table:table-cell>
          <table:table-cell office:value-type="float" office:value="835692000" calcext:value-type="float">
            <text:p>835692000</text:p>
          </table:table-cell>
          <table:table-cell office:value-type="float" office:value="835421000" calcext:value-type="float">
            <text:p>835421000</text:p>
          </table:table-cell>
          <table:table-cell office:value-type="float" office:value="835423000" calcext:value-type="float">
            <text:p>835423000</text:p>
          </table:table-cell>
          <table:table-cell office:value-type="float" office:value="835680000" calcext:value-type="float">
            <text:p>835680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568000" calcext:value-type="float">
            <text:p>835568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683000" calcext:value-type="float">
            <text:p>835683000</text:p>
          </table:table-cell>
          <table:table-cell office:value-type="float" office:value="835575000" calcext:value-type="float">
            <text:p>835575000</text:p>
          </table:table-cell>
          <table:table-cell office:value-type="float" office:value="835434000" calcext:value-type="float">
            <text:p>835434000</text:p>
          </table:table-cell>
          <table:table-cell office:value-type="float" office:value="835678000" calcext:value-type="float">
            <text:p>835678000</text:p>
          </table:table-cell>
          <table:table-cell office:value-type="float" office:value="835311000" calcext:value-type="float">
            <text:p>835311000</text:p>
          </table:table-cell>
          <table:table-cell office:value-type="float" office:value="835665000" calcext:value-type="float">
            <text:p>835665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582000" calcext:value-type="float">
            <text:p>835582000</text:p>
          </table:table-cell>
          <table:table-cell office:value-type="float" office:value="835630000" calcext:value-type="float">
            <text:p>835630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4541000" calcext:value-type="float">
            <text:p>834541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628000" calcext:value-type="float">
            <text:p>835628000</text:p>
          </table:table-cell>
          <table:table-cell office:value-type="float" office:value="835668000" calcext:value-type="float">
            <text:p>835668000</text:p>
          </table:table-cell>
          <table:table-cell office:value-type="float" office:value="835674000" calcext:value-type="float">
            <text:p>835674000</text:p>
          </table:table-cell>
          <table:table-cell office:value-type="float" office:value="834968000" calcext:value-type="float">
            <text:p>834968000</text:p>
          </table:table-cell>
          <table:table-cell office:value-type="float" office:value="835346000" calcext:value-type="float">
            <text:p>835346000</text:p>
          </table:table-cell>
          <table:table-cell office:value-type="float" office:value="835614000" calcext:value-type="float">
            <text:p>835614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4368000" calcext:value-type="float">
            <text:p>834368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5639000" calcext:value-type="float">
            <text:p>835639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530000" calcext:value-type="float">
            <text:p>835530000</text:p>
          </table:table-cell>
          <table:table-cell office:value-type="float" office:value="835673000" calcext:value-type="float">
            <text:p>835673000</text:p>
          </table:table-cell>
          <table:table-cell office:value-type="float" office:value="835679000" calcext:value-type="float">
            <text:p>835679000</text:p>
          </table:table-cell>
          <table:table-cell office:value-type="float" office:value="835589000" calcext:value-type="float">
            <text:p>835589000</text:p>
          </table:table-cell>
          <table:table-cell office:value-type="float" office:value="835644000" calcext:value-type="float">
            <text:p>835644000</text:p>
          </table:table-cell>
          <table:table-cell office:value-type="float" office:value="834753000" calcext:value-type="float">
            <text:p>834753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658000" calcext:value-type="float">
            <text:p>835658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3000" calcext:value-type="float">
            <text:p>835673000</text:p>
          </table:table-cell>
          <table:table-cell office:value-type="float" office:value="834192000" calcext:value-type="float">
            <text:p>834192000</text:p>
          </table:table-cell>
          <table:table-cell office:value-type="float" office:value="834893000" calcext:value-type="float">
            <text:p>834893000</text:p>
          </table:table-cell>
          <table:table-cell office:value-type="float" office:value="835609000" calcext:value-type="float">
            <text:p>835609000</text:p>
          </table:table-cell>
          <table:table-cell office:value-type="float" office:value="835641000" calcext:value-type="float">
            <text:p>835641000</text:p>
          </table:table-cell>
          <table:table-cell office:value-type="float" office:value="835183000" calcext:value-type="float">
            <text:p>835183000</text:p>
          </table:table-cell>
          <table:table-cell office:value-type="float" office:value="835355000" calcext:value-type="float">
            <text:p>835355000</text:p>
          </table:table-cell>
          <table:table-cell office:value-type="float" office:value="835671000" calcext:value-type="float">
            <text:p>835671000</text:p>
          </table:table-cell>
          <table:table-cell office:value-type="float" office:value="835675000" calcext:value-type="float">
            <text:p>835675000</text:p>
          </table:table-cell>
          <table:table-cell office:value-type="float" office:value="835666000" calcext:value-type="float">
            <text:p>835666000</text:p>
          </table:table-cell>
          <table:table-cell office:value-type="float" office:value="835558000" calcext:value-type="float">
            <text:p>835558000</text:p>
          </table:table-cell>
          <table:table-cell office:value-type="float" office:value="835681000" calcext:value-type="float">
            <text:p>835681000</text:p>
          </table:table-cell>
          <table:table-cell office:value-type="float" office:value="835667000" calcext:value-type="float">
            <text:p>835667000</text:p>
          </table:table-cell>
          <table:table-cell office:value-type="float" office:value="835029000" calcext:value-type="float">
            <text:p>835029000</text:p>
          </table:table-cell>
          <table:table-cell office:value-type="float" office:value="835666000" calcext:value-type="float">
            <text:p>835666000</text:p>
          </table:table-cell>
          <table:table-cell office:value-type="float" office:value="835672000" calcext:value-type="float">
            <text:p>835672000</text:p>
          </table:table-cell>
          <table:table-cell office:value-type="float" office:value="835676000" calcext:value-type="float">
            <text:p>835676000</text:p>
          </table:table-cell>
          <table:table-cell office:value-type="float" office:value="835541000" calcext:value-type="float">
            <text:p>835541000</text:p>
          </table:table-cell>
          <table:table-cell office:value-type="float" office:value="835663000" calcext:value-type="float">
            <text:p>835663000</text:p>
          </table:table-cell>
          <table:table-cell office:value-type="float" office:value="835669000" calcext:value-type="float">
            <text:p>835669000</text:p>
          </table:table-cell>
          <table:table-cell office:value-type="float" office:value="835479000" calcext:value-type="float">
            <text:p>835479000</text:p>
          </table:table-cell>
          <table:table-cell office:value-type="float" office:value="835670000" calcext:value-type="float">
            <text:p>835670000</text:p>
          </table:table-cell>
          <table:table-cell office:value-type="float" office:value="835659000" calcext:value-type="float">
            <text:p>835659000</text:p>
          </table:table-cell>
          <table:table-cell office:value-type="float" office:value="839645000" calcext:value-type="float">
            <text:p>839645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 swaps</text:p>
          </table:table-cell>
          <table:table-cell office:value-type="float" office:value="796460000" calcext:value-type="float">
            <text:p>796460000</text:p>
          </table:table-cell>
          <table:table-cell office:value-type="float" office:value="797123000" calcext:value-type="float">
            <text:p>797123000</text:p>
          </table:table-cell>
          <table:table-cell office:value-type="float" office:value="797012000" calcext:value-type="float">
            <text:p>797012000</text:p>
          </table:table-cell>
          <table:table-cell office:value-type="float" office:value="797060000" calcext:value-type="float">
            <text:p>797060000</text:p>
          </table:table-cell>
          <table:table-cell office:value-type="float" office:value="797130000" calcext:value-type="float">
            <text:p>797130000</text:p>
          </table:table-cell>
          <table:table-cell office:value-type="float" office:value="796669000" calcext:value-type="float">
            <text:p>796669000</text:p>
          </table:table-cell>
          <table:table-cell office:value-type="float" office:value="796348000" calcext:value-type="float">
            <text:p>796348000</text:p>
          </table:table-cell>
          <table:table-cell office:value-type="float" office:value="796977000" calcext:value-type="float">
            <text:p>796977000</text:p>
          </table:table-cell>
          <table:table-cell office:value-type="float" office:value="796738000" calcext:value-type="float">
            <text:p>796738000</text:p>
          </table:table-cell>
          <table:table-cell office:value-type="float" office:value="796548000" calcext:value-type="float">
            <text:p>796548000</text:p>
          </table:table-cell>
          <table:table-cell office:value-type="float" office:value="797147000" calcext:value-type="float">
            <text:p>797147000</text:p>
          </table:table-cell>
          <table:table-cell office:value-type="float" office:value="796346000" calcext:value-type="float">
            <text:p>796346000</text:p>
          </table:table-cell>
          <table:table-cell office:value-type="float" office:value="795737000" calcext:value-type="float">
            <text:p>795737000</text:p>
          </table:table-cell>
          <table:table-cell office:value-type="float" office:value="796735000" calcext:value-type="float">
            <text:p>796735000</text:p>
          </table:table-cell>
          <table:table-cell office:value-type="float" office:value="796553000" calcext:value-type="float">
            <text:p>796553000</text:p>
          </table:table-cell>
          <table:table-cell office:value-type="float" office:value="796693000" calcext:value-type="float">
            <text:p>796693000</text:p>
          </table:table-cell>
          <table:table-cell office:value-type="float" office:value="796953000" calcext:value-type="float">
            <text:p>796953000</text:p>
          </table:table-cell>
          <table:table-cell office:value-type="float" office:value="796971000" calcext:value-type="float">
            <text:p>796971000</text:p>
          </table:table-cell>
          <table:table-cell office:value-type="float" office:value="796933000" calcext:value-type="float">
            <text:p>796933000</text:p>
          </table:table-cell>
          <table:table-cell office:value-type="float" office:value="796672000" calcext:value-type="float">
            <text:p>796672000</text:p>
          </table:table-cell>
          <table:table-cell office:value-type="float" office:value="796482000" calcext:value-type="float">
            <text:p>796482000</text:p>
          </table:table-cell>
          <table:table-cell office:value-type="float" office:value="797006000" calcext:value-type="float">
            <text:p>797006000</text:p>
          </table:table-cell>
          <table:table-cell office:value-type="float" office:value="796313000" calcext:value-type="float">
            <text:p>796313000</text:p>
          </table:table-cell>
          <table:table-cell office:value-type="float" office:value="796744000" calcext:value-type="float">
            <text:p>796744000</text:p>
          </table:table-cell>
          <table:table-cell office:value-type="float" office:value="796806000" calcext:value-type="float">
            <text:p>796806000</text:p>
          </table:table-cell>
          <table:table-cell office:value-type="float" office:value="796265000" calcext:value-type="float">
            <text:p>796265000</text:p>
          </table:table-cell>
          <table:table-cell office:value-type="float" office:value="796861000" calcext:value-type="float">
            <text:p>796861000</text:p>
          </table:table-cell>
          <table:table-cell office:value-type="float" office:value="796326000" calcext:value-type="float">
            <text:p>796326000</text:p>
          </table:table-cell>
          <table:table-cell office:value-type="float" office:value="797014000" calcext:value-type="float">
            <text:p>797014000</text:p>
          </table:table-cell>
          <table:table-cell office:value-type="float" office:value="796867000" calcext:value-type="float">
            <text:p>796867000</text:p>
          </table:table-cell>
          <table:table-cell office:value-type="float" office:value="797127000" calcext:value-type="float">
            <text:p>797127000</text:p>
          </table:table-cell>
          <table:table-cell office:value-type="float" office:value="796492000" calcext:value-type="float">
            <text:p>796492000</text:p>
          </table:table-cell>
          <table:table-cell office:value-type="float" office:value="796836000" calcext:value-type="float">
            <text:p>796836000</text:p>
          </table:table-cell>
          <table:table-cell office:value-type="float" office:value="796991000" calcext:value-type="float">
            <text:p>796991000</text:p>
          </table:table-cell>
          <table:table-cell office:value-type="float" office:value="796464000" calcext:value-type="float">
            <text:p>796464000</text:p>
          </table:table-cell>
          <table:table-cell office:value-type="float" office:value="796985000" calcext:value-type="float">
            <text:p>796985000</text:p>
          </table:table-cell>
          <table:table-cell office:value-type="float" office:value="796557000" calcext:value-type="float">
            <text:p>796557000</text:p>
          </table:table-cell>
          <table:table-cell office:value-type="float" office:value="796721000" calcext:value-type="float">
            <text:p>796721000</text:p>
          </table:table-cell>
          <table:table-cell office:value-type="float" office:value="796607000" calcext:value-type="float">
            <text:p>796607000</text:p>
          </table:table-cell>
          <table:table-cell office:value-type="float" office:value="796982000" calcext:value-type="float">
            <text:p>796982000</text:p>
          </table:table-cell>
          <table:table-cell office:value-type="float" office:value="796751000" calcext:value-type="float">
            <text:p>796751000</text:p>
          </table:table-cell>
          <table:table-cell office:value-type="float" office:value="796993000" calcext:value-type="float">
            <text:p>796993000</text:p>
          </table:table-cell>
          <table:table-cell office:value-type="float" office:value="796693000" calcext:value-type="float">
            <text:p>796693000</text:p>
          </table:table-cell>
          <table:table-cell office:value-type="float" office:value="796487000" calcext:value-type="float">
            <text:p>796487000</text:p>
          </table:table-cell>
          <table:table-cell office:value-type="float" office:value="796876000" calcext:value-type="float">
            <text:p>796876000</text:p>
          </table:table-cell>
          <table:table-cell office:value-type="float" office:value="797067000" calcext:value-type="float">
            <text:p>797067000</text:p>
          </table:table-cell>
          <table:table-cell office:value-type="float" office:value="797069000" calcext:value-type="float">
            <text:p>797069000</text:p>
          </table:table-cell>
          <table:table-cell office:value-type="float" office:value="796726000" calcext:value-type="float">
            <text:p>796726000</text:p>
          </table:table-cell>
          <table:table-cell office:value-type="float" office:value="796365000" calcext:value-type="float">
            <text:p>796365000</text:p>
          </table:table-cell>
          <table:table-cell office:value-type="float" office:value="797234000" calcext:value-type="float">
            <text:p>797234000</text:p>
          </table:table-cell>
          <table:table-cell office:value-type="float" office:value="796494000" calcext:value-type="float">
            <text:p>796494000</text:p>
          </table:table-cell>
          <table:table-cell office:value-type="float" office:value="796613000" calcext:value-type="float">
            <text:p>796613000</text:p>
          </table:table-cell>
          <table:table-cell office:value-type="float" office:value="796023000" calcext:value-type="float">
            <text:p>796023000</text:p>
          </table:table-cell>
          <table:table-cell office:value-type="float" office:value="796919000" calcext:value-type="float">
            <text:p>796919000</text:p>
          </table:table-cell>
          <table:table-cell office:value-type="float" office:value="795359000" calcext:value-type="float">
            <text:p>795359000</text:p>
          </table:table-cell>
          <table:table-cell office:value-type="float" office:value="796721000" calcext:value-type="float">
            <text:p>796721000</text:p>
          </table:table-cell>
          <table:table-cell office:value-type="float" office:value="796318000" calcext:value-type="float">
            <text:p>796318000</text:p>
          </table:table-cell>
          <table:table-cell office:value-type="float" office:value="797097000" calcext:value-type="float">
            <text:p>797097000</text:p>
          </table:table-cell>
          <table:table-cell office:value-type="float" office:value="797096000" calcext:value-type="float">
            <text:p>797096000</text:p>
          </table:table-cell>
          <table:table-cell office:value-type="float" office:value="795849000" calcext:value-type="float">
            <text:p>795849000</text:p>
          </table:table-cell>
          <table:table-cell office:value-type="float" office:value="796910000" calcext:value-type="float">
            <text:p>796910000</text:p>
          </table:table-cell>
          <table:table-cell office:value-type="float" office:value="797099000" calcext:value-type="float">
            <text:p>797099000</text:p>
          </table:table-cell>
          <table:table-cell office:value-type="float" office:value="796434000" calcext:value-type="float">
            <text:p>796434000</text:p>
          </table:table-cell>
          <table:table-cell office:value-type="float" office:value="796994000" calcext:value-type="float">
            <text:p>796994000</text:p>
          </table:table-cell>
          <table:table-cell office:value-type="float" office:value="796972000" calcext:value-type="float">
            <text:p>796972000</text:p>
          </table:table-cell>
          <table:table-cell office:value-type="float" office:value="796947000" calcext:value-type="float">
            <text:p>796947000</text:p>
          </table:table-cell>
          <table:table-cell office:value-type="float" office:value="796023000" calcext:value-type="float">
            <text:p>796023000</text:p>
          </table:table-cell>
          <table:table-cell office:value-type="float" office:value="796998000" calcext:value-type="float">
            <text:p>796998000</text:p>
          </table:table-cell>
          <table:table-cell office:value-type="float" office:value="797122000" calcext:value-type="float">
            <text:p>797122000</text:p>
          </table:table-cell>
          <table:table-cell office:value-type="float" office:value="796614000" calcext:value-type="float">
            <text:p>796614000</text:p>
          </table:table-cell>
          <table:table-cell office:value-type="float" office:value="797140000" calcext:value-type="float">
            <text:p>797140000</text:p>
          </table:table-cell>
          <table:table-cell office:value-type="float" office:value="796617000" calcext:value-type="float">
            <text:p>796617000</text:p>
          </table:table-cell>
          <table:table-cell office:value-type="float" office:value="795318000" calcext:value-type="float">
            <text:p>795318000</text:p>
          </table:table-cell>
          <table:table-cell office:value-type="float" office:value="796921000" calcext:value-type="float">
            <text:p>796921000</text:p>
          </table:table-cell>
          <table:table-cell office:value-type="float" office:value="796927000" calcext:value-type="float">
            <text:p>796927000</text:p>
          </table:table-cell>
          <table:table-cell office:value-type="float" office:value="796816000" calcext:value-type="float">
            <text:p>796816000</text:p>
          </table:table-cell>
          <table:table-cell office:value-type="float" office:value="795807000" calcext:value-type="float">
            <text:p>795807000</text:p>
          </table:table-cell>
          <table:table-cell office:value-type="float" office:value="797159000" calcext:value-type="float">
            <text:p>797159000</text:p>
          </table:table-cell>
          <table:table-cell office:value-type="float" office:value="797116000" calcext:value-type="float">
            <text:p>797116000</text:p>
          </table:table-cell>
          <table:table-cell office:value-type="float" office:value="795716000" calcext:value-type="float">
            <text:p>795716000</text:p>
          </table:table-cell>
          <table:table-cell office:value-type="float" office:value="796834000" calcext:value-type="float">
            <text:p>796834000</text:p>
          </table:table-cell>
          <table:table-cell office:value-type="float" office:value="797136000" calcext:value-type="float">
            <text:p>797136000</text:p>
          </table:table-cell>
          <table:table-cell office:value-type="float" office:value="796850000" calcext:value-type="float">
            <text:p>796850000</text:p>
          </table:table-cell>
          <table:table-cell office:value-type="float" office:value="796465000" calcext:value-type="float">
            <text:p>796465000</text:p>
          </table:table-cell>
          <table:table-cell office:value-type="float" office:value="797141000" calcext:value-type="float">
            <text:p>797141000</text:p>
          </table:table-cell>
          <table:table-cell office:value-type="float" office:value="796671000" calcext:value-type="float">
            <text:p>796671000</text:p>
          </table:table-cell>
          <table:table-cell office:value-type="float" office:value="796582000" calcext:value-type="float">
            <text:p>796582000</text:p>
          </table:table-cell>
          <table:table-cell office:value-type="float" office:value="796984000" calcext:value-type="float">
            <text:p>796984000</text:p>
          </table:table-cell>
          <table:table-cell office:value-type="float" office:value="796987000" calcext:value-type="float">
            <text:p>796987000</text:p>
          </table:table-cell>
          <table:table-cell office:value-type="float" office:value="797104000" calcext:value-type="float">
            <text:p>797104000</text:p>
          </table:table-cell>
          <table:table-cell office:value-type="float" office:value="796853000" calcext:value-type="float">
            <text:p>796853000</text:p>
          </table:table-cell>
          <table:table-cell table:number-columns-repeated="2" office:value-type="float" office:value="796964000" calcext:value-type="float">
            <text:p>796964000</text:p>
          </table:table-cell>
          <table:table-cell office:value-type="float" office:value="797055000" calcext:value-type="float">
            <text:p>797055000</text:p>
          </table:table-cell>
          <table:table-cell office:value-type="float" office:value="796689000" calcext:value-type="float">
            <text:p>796689000</text:p>
          </table:table-cell>
          <table:table-cell office:value-type="float" office:value="796114000" calcext:value-type="float">
            <text:p>796114000</text:p>
          </table:table-cell>
          <table:table-cell office:value-type="float" office:value="797095000" calcext:value-type="float">
            <text:p>797095000</text:p>
          </table:table-cell>
          <table:table-cell office:value-type="float" office:value="796308000" calcext:value-type="float">
            <text:p>796308000</text:p>
          </table:table-cell>
          <table:table-cell office:value-type="float" office:value="797042000" calcext:value-type="float">
            <text:p>797042000</text:p>
          </table:table-cell>
          <table:table-cell office:value-type="float" office:value="796985000" calcext:value-type="float">
            <text:p>796985000</text:p>
          </table:table-cell>
          <table:table-cell office:value-type="float" office:value="797101000" calcext:value-type="float">
            <text:p>797101000</text:p>
          </table:table-cell>
          <table:table-cell office:value-type="float" office:value="796736000" calcext:value-type="float">
            <text:p>796736000</text:p>
          </table:table-cell>
          <table:table-cell office:value-type="float" office:value="797108000" calcext:value-type="float">
            <text:p>797108000</text:p>
          </table:table-cell>
          <table:table-cell office:value-type="float" office:value="797073000" calcext:value-type="float">
            <text:p>797073000</text:p>
          </table:table-cell>
          <table:table-cell office:value-type="float" office:value="796524000" calcext:value-type="float">
            <text:p>796524000</text:p>
          </table:table-cell>
          <table:table-cell office:value-type="float" office:value="796692000" calcext:value-type="float">
            <text:p>796692000</text:p>
          </table:table-cell>
          <table:table-cell office:value-type="float" office:value="795852000" calcext:value-type="float">
            <text:p>795852000</text:p>
          </table:table-cell>
          <table:table-cell office:value-type="float" office:value="795883000" calcext:value-type="float">
            <text:p>795883000</text:p>
          </table:table-cell>
          <table:table-cell office:value-type="float" office:value="796683000" calcext:value-type="float">
            <text:p>796683000</text:p>
          </table:table-cell>
          <table:table-cell office:value-type="float" office:value="795959000" calcext:value-type="float">
            <text:p>795959000</text:p>
          </table:table-cell>
          <table:table-cell office:value-type="float" office:value="796505000" calcext:value-type="float">
            <text:p>796505000</text:p>
          </table:table-cell>
          <table:table-cell office:value-type="float" office:value="796960000" calcext:value-type="float">
            <text:p>796960000</text:p>
          </table:table-cell>
          <table:table-cell office:value-type="float" office:value="796412000" calcext:value-type="float">
            <text:p>796412000</text:p>
          </table:table-cell>
          <table:table-cell office:value-type="float" office:value="796850000" calcext:value-type="float">
            <text:p>796850000</text:p>
          </table:table-cell>
          <table:table-cell office:value-type="float" office:value="797005000" calcext:value-type="float">
            <text:p>797005000</text:p>
          </table:table-cell>
          <table:table-cell office:value-type="float" office:value="796522000" calcext:value-type="float">
            <text:p>796522000</text:p>
          </table:table-cell>
          <table:table-cell office:value-type="float" office:value="797054000" calcext:value-type="float">
            <text:p>797054000</text:p>
          </table:table-cell>
          <table:table-cell office:value-type="float" office:value="797067000" calcext:value-type="float">
            <text:p>797067000</text:p>
          </table:table-cell>
          <table:table-cell office:value-type="float" office:value="797053000" calcext:value-type="float">
            <text:p>797053000</text:p>
          </table:table-cell>
          <table:table-cell office:value-type="float" office:value="795699000" calcext:value-type="float">
            <text:p>795699000</text:p>
          </table:table-cell>
          <table:table-cell office:value-type="float" office:value="796640000" calcext:value-type="float">
            <text:p>796640000</text:p>
          </table:table-cell>
          <table:table-cell office:value-type="float" office:value="796411000" calcext:value-type="float">
            <text:p>796411000</text:p>
          </table:table-cell>
          <table:table-cell office:value-type="float" office:value="797070000" calcext:value-type="float">
            <text:p>797070000</text:p>
          </table:table-cell>
          <table:table-cell office:value-type="float" office:value="797101000" calcext:value-type="float">
            <text:p>797101000</text:p>
          </table:table-cell>
          <table:table-cell office:value-type="float" office:value="797039000" calcext:value-type="float">
            <text:p>797039000</text:p>
          </table:table-cell>
          <table:table-cell office:value-type="float" office:value="797068000" calcext:value-type="float">
            <text:p>797068000</text:p>
          </table:table-cell>
          <table:table-cell office:value-type="float" office:value="796547000" calcext:value-type="float">
            <text:p>796547000</text:p>
          </table:table-cell>
          <table:table-cell office:value-type="float" office:value="795993000" calcext:value-type="float">
            <text:p>795993000</text:p>
          </table:table-cell>
          <table:table-cell office:value-type="float" office:value="796900000" calcext:value-type="float">
            <text:p>796900000</text:p>
          </table:table-cell>
          <table:table-cell office:value-type="float" office:value="796983000" calcext:value-type="float">
            <text:p>796983000</text:p>
          </table:table-cell>
          <table:table-cell office:value-type="float" office:value="796378000" calcext:value-type="float">
            <text:p>796378000</text:p>
          </table:table-cell>
          <table:table-cell office:value-type="float" office:value="796578000" calcext:value-type="float">
            <text:p>796578000</text:p>
          </table:table-cell>
          <table:table-cell office:value-type="float" office:value="797115000" calcext:value-type="float">
            <text:p>797115000</text:p>
          </table:table-cell>
          <table:table-cell office:value-type="float" office:value="796144000" calcext:value-type="float">
            <text:p>796144000</text:p>
          </table:table-cell>
          <table:table-cell office:value-type="float" office:value="797100000" calcext:value-type="float">
            <text:p>797100000</text:p>
          </table:table-cell>
          <table:table-cell office:value-type="float" office:value="797125000" calcext:value-type="float">
            <text:p>797125000</text:p>
          </table:table-cell>
          <table:table-cell office:value-type="float" office:value="796423000" calcext:value-type="float">
            <text:p>796423000</text:p>
          </table:table-cell>
          <table:table-cell office:value-type="float" office:value="796625000" calcext:value-type="float">
            <text:p>796625000</text:p>
          </table:table-cell>
          <table:table-cell office:value-type="float" office:value="797097000" calcext:value-type="float">
            <text:p>797097000</text:p>
          </table:table-cell>
          <table:table-cell office:value-type="float" office:value="795399000" calcext:value-type="float">
            <text:p>795399000</text:p>
          </table:table-cell>
          <table:table-cell office:value-type="float" office:value="796261000" calcext:value-type="float">
            <text:p>796261000</text:p>
          </table:table-cell>
          <table:table-cell office:value-type="float" office:value="796213000" calcext:value-type="float">
            <text:p>796213000</text:p>
          </table:table-cell>
          <table:table-cell office:value-type="float" office:value="797004000" calcext:value-type="float">
            <text:p>797004000</text:p>
          </table:table-cell>
          <table:table-cell office:value-type="float" office:value="797084000" calcext:value-type="float">
            <text:p>797084000</text:p>
          </table:table-cell>
          <table:table-cell office:value-type="float" office:value="796671000" calcext:value-type="float">
            <text:p>796671000</text:p>
          </table:table-cell>
          <table:table-cell office:value-type="float" office:value="796770000" calcext:value-type="float">
            <text:p>796770000</text:p>
          </table:table-cell>
          <table:table-cell table:number-columns-repeated="2" office:value-type="float" office:value="796896000" calcext:value-type="float">
            <text:p>796896000</text:p>
          </table:table-cell>
          <table:table-cell office:value-type="float" office:value="797064000" calcext:value-type="float">
            <text:p>797064000</text:p>
          </table:table-cell>
          <table:table-cell office:value-type="float" office:value="796060000" calcext:value-type="float">
            <text:p>796060000</text:p>
          </table:table-cell>
          <table:table-cell office:value-type="float" office:value="796723000" calcext:value-type="float">
            <text:p>796723000</text:p>
          </table:table-cell>
          <table:table-cell office:value-type="float" office:value="796713000" calcext:value-type="float">
            <text:p>796713000</text:p>
          </table:table-cell>
          <table:table-cell office:value-type="float" office:value="797056000" calcext:value-type="float">
            <text:p>797056000</text:p>
          </table:table-cell>
          <table:table-cell office:value-type="float" office:value="796276000" calcext:value-type="float">
            <text:p>796276000</text:p>
          </table:table-cell>
          <table:table-cell office:value-type="float" office:value="796553000" calcext:value-type="float">
            <text:p>796553000</text:p>
          </table:table-cell>
          <table:table-cell office:value-type="float" office:value="796024000" calcext:value-type="float">
            <text:p>796024000</text:p>
          </table:table-cell>
          <table:table-cell office:value-type="float" office:value="797080000" calcext:value-type="float">
            <text:p>797080000</text:p>
          </table:table-cell>
          <table:table-cell office:value-type="float" office:value="796814000" calcext:value-type="float">
            <text:p>796814000</text:p>
          </table:table-cell>
          <table:table-cell office:value-type="float" office:value="796386000" calcext:value-type="float">
            <text:p>796386000</text:p>
          </table:table-cell>
          <table:table-cell office:value-type="float" office:value="796940000" calcext:value-type="float">
            <text:p>796940000</text:p>
          </table:table-cell>
          <table:table-cell office:value-type="float" office:value="795865000" calcext:value-type="float">
            <text:p>795865000</text:p>
          </table:table-cell>
          <table:table-cell office:value-type="float" office:value="797113000" calcext:value-type="float">
            <text:p>797113000</text:p>
          </table:table-cell>
          <table:table-cell office:value-type="float" office:value="796927000" calcext:value-type="float">
            <text:p>796927000</text:p>
          </table:table-cell>
          <table:table-cell office:value-type="float" office:value="797082000" calcext:value-type="float">
            <text:p>797082000</text:p>
          </table:table-cell>
          <table:table-cell office:value-type="float" office:value="797047000" calcext:value-type="float">
            <text:p>797047000</text:p>
          </table:table-cell>
          <table:table-cell office:value-type="float" office:value="797108000" calcext:value-type="float">
            <text:p>797108000</text:p>
          </table:table-cell>
          <table:table-cell office:value-type="float" office:value="797083000" calcext:value-type="float">
            <text:p>797083000</text:p>
          </table:table-cell>
          <table:table-cell office:value-type="float" office:value="796553000" calcext:value-type="float">
            <text:p>796553000</text:p>
          </table:table-cell>
          <table:table-cell office:value-type="float" office:value="796568000" calcext:value-type="float">
            <text:p>796568000</text:p>
          </table:table-cell>
          <table:table-cell office:value-type="float" office:value="795833000" calcext:value-type="float">
            <text:p>795833000</text:p>
          </table:table-cell>
          <table:table-cell office:value-type="float" office:value="797023000" calcext:value-type="float">
            <text:p>797023000</text:p>
          </table:table-cell>
          <table:table-cell office:value-type="float" office:value="796278000" calcext:value-type="float">
            <text:p>796278000</text:p>
          </table:table-cell>
          <table:table-cell office:value-type="float" office:value="797050000" calcext:value-type="float">
            <text:p>797050000</text:p>
          </table:table-cell>
          <table:table-cell office:value-type="float" office:value="797390000" calcext:value-type="float">
            <text:p>797390000</text:p>
          </table:table-cell>
          <table:table-cell office:value-type="float" office:value="796037000" calcext:value-type="float">
            <text:p>796037000</text:p>
          </table:table-cell>
          <table:table-cell office:value-type="float" office:value="796806000" calcext:value-type="float">
            <text:p>796806000</text:p>
          </table:table-cell>
          <table:table-cell office:value-type="float" office:value="796594000" calcext:value-type="float">
            <text:p>796594000</text:p>
          </table:table-cell>
          <table:table-cell office:value-type="float" office:value="795869000" calcext:value-type="float">
            <text:p>795869000</text:p>
          </table:table-cell>
          <table:table-cell office:value-type="float" office:value="796958000" calcext:value-type="float">
            <text:p>796958000</text:p>
          </table:table-cell>
          <table:table-cell office:value-type="float" office:value="796910000" calcext:value-type="float">
            <text:p>796910000</text:p>
          </table:table-cell>
          <table:table-cell office:value-type="float" office:value="796097000" calcext:value-type="float">
            <text:p>796097000</text:p>
          </table:table-cell>
          <table:table-cell office:value-type="float" office:value="796656000" calcext:value-type="float">
            <text:p>796656000</text:p>
          </table:table-cell>
          <table:table-cell office:value-type="float" office:value="796667000" calcext:value-type="float">
            <text:p>796667000</text:p>
          </table:table-cell>
          <table:table-cell office:value-type="float" office:value="795565000" calcext:value-type="float">
            <text:p>795565000</text:p>
          </table:table-cell>
          <table:table-cell office:value-type="float" office:value="795919000" calcext:value-type="float">
            <text:p>795919000</text:p>
          </table:table-cell>
          <table:table-cell office:value-type="float" office:value="796362000" calcext:value-type="float">
            <text:p>796362000</text:p>
          </table:table-cell>
          <table:table-cell office:value-type="float" office:value="797037000" calcext:value-type="float">
            <text:p>797037000</text:p>
          </table:table-cell>
          <table:table-cell office:value-type="float" office:value="796114000" calcext:value-type="float">
            <text:p>796114000</text:p>
          </table:table-cell>
          <table:table-cell office:value-type="float" office:value="796888000" calcext:value-type="float">
            <text:p>796888000</text:p>
          </table:table-cell>
          <table:table-cell office:value-type="float" office:value="797334000" calcext:value-type="float">
            <text:p>797334000</text:p>
          </table:table-cell>
          <table:table-cell office:value-type="float" office:value="796166000" calcext:value-type="float">
            <text:p>796166000</text:p>
          </table:table-cell>
          <table:table-cell office:value-type="float" office:value="796459000" calcext:value-type="float">
            <text:p>796459000</text:p>
          </table:table-cell>
          <table:table-cell office:value-type="float" office:value="796648000" calcext:value-type="float">
            <text:p>796648000</text:p>
          </table:table-cell>
          <table:table-cell office:value-type="float" office:value="797088000" calcext:value-type="float">
            <text:p>797088000</text:p>
          </table:table-cell>
          <table:table-cell office:value-type="float" office:value="796397000" calcext:value-type="float">
            <text:p>796397000</text:p>
          </table:table-cell>
          <table:table-cell office:value-type="float" office:value="797018000" calcext:value-type="float">
            <text:p>797018000</text:p>
          </table:table-cell>
          <table:table-cell office:value-type="float" office:value="796947000" calcext:value-type="float">
            <text:p>796947000</text:p>
          </table:table-cell>
          <table:table-cell office:value-type="float" office:value="796889000" calcext:value-type="float">
            <text:p>796889000</text:p>
          </table:table-cell>
          <table:table-cell office:value-type="float" office:value="796768000" calcext:value-type="float">
            <text:p>796768000</text:p>
          </table:table-cell>
          <table:table-cell office:value-type="float" office:value="797101000" calcext:value-type="float">
            <text:p>797101000</text:p>
          </table:table-cell>
          <table:table-cell office:value-type="float" office:value="796460000" calcext:value-type="float">
            <text:p>796460000</text:p>
          </table:table-cell>
          <table:table-cell office:value-type="float" office:value="816623000" calcext:value-type="float">
            <text:p>816623000</text:p>
          </table:table-cell>
          <table:table-cell office:value-type="float" office:value="816859000" calcext:value-type="float">
            <text:p>816859000</text:p>
          </table:table-cell>
          <table:table-cell office:value-type="float" office:value="816617000" calcext:value-type="float">
            <text:p>816617000</text:p>
          </table:table-cell>
          <table:table-cell office:value-type="float" office:value="816688000" calcext:value-type="float">
            <text:p>816688000</text:p>
          </table:table-cell>
          <table:table-cell office:value-type="float" office:value="816596000" calcext:value-type="float">
            <text:p>816596000</text:p>
          </table:table-cell>
          <table:table-cell office:value-type="float" office:value="816886000" calcext:value-type="float">
            <text:p>816886000</text:p>
          </table:table-cell>
          <table:table-cell office:value-type="float" office:value="815784000" calcext:value-type="float">
            <text:p>815784000</text:p>
          </table:table-cell>
          <table:table-cell office:value-type="float" office:value="816824000" calcext:value-type="float">
            <text:p>816824000</text:p>
          </table:table-cell>
          <table:table-cell office:value-type="float" office:value="816620000" calcext:value-type="float">
            <text:p>816620000</text:p>
          </table:table-cell>
          <table:table-cell office:value-type="float" office:value="816302000" calcext:value-type="float">
            <text:p>816302000</text:p>
          </table:table-cell>
          <table:table-cell office:value-type="float" office:value="816265000" calcext:value-type="float">
            <text:p>816265000</text:p>
          </table:table-cell>
          <table:table-cell office:value-type="float" office:value="816839000" calcext:value-type="float">
            <text:p>816839000</text:p>
          </table:table-cell>
          <table:table-cell office:value-type="float" office:value="816131000" calcext:value-type="float">
            <text:p>816131000</text:p>
          </table:table-cell>
          <table:table-cell office:value-type="float" office:value="816028000" calcext:value-type="float">
            <text:p>816028000</text:p>
          </table:table-cell>
          <table:table-cell office:value-type="float" office:value="816541000" calcext:value-type="float">
            <text:p>816541000</text:p>
          </table:table-cell>
          <table:table-cell office:value-type="float" office:value="816086000" calcext:value-type="float">
            <text:p>816086000</text:p>
          </table:table-cell>
          <table:table-cell office:value-type="float" office:value="816670000" calcext:value-type="float">
            <text:p>816670000</text:p>
          </table:table-cell>
          <table:table-cell office:value-type="float" office:value="816857000" calcext:value-type="float">
            <text:p>816857000</text:p>
          </table:table-cell>
          <table:table-cell office:value-type="float" office:value="815796000" calcext:value-type="float">
            <text:p>815796000</text:p>
          </table:table-cell>
          <table:table-cell office:value-type="float" office:value="815448000" calcext:value-type="float">
            <text:p>815448000</text:p>
          </table:table-cell>
          <table:table-cell office:value-type="float" office:value="816453000" calcext:value-type="float">
            <text:p>816453000</text:p>
          </table:table-cell>
          <table:table-cell office:value-type="float" office:value="816839000" calcext:value-type="float">
            <text:p>816839000</text:p>
          </table:table-cell>
          <table:table-cell office:value-type="float" office:value="815154000" calcext:value-type="float">
            <text:p>815154000</text:p>
          </table:table-cell>
          <table:table-cell office:value-type="float" office:value="816248000" calcext:value-type="float">
            <text:p>816248000</text:p>
          </table:table-cell>
          <table:table-cell office:value-type="float" office:value="815813000" calcext:value-type="float">
            <text:p>815813000</text:p>
          </table:table-cell>
          <table:table-cell office:value-type="float" office:value="816243000" calcext:value-type="float">
            <text:p>816243000</text:p>
          </table:table-cell>
          <table:table-cell office:value-type="float" office:value="816370000" calcext:value-type="float">
            <text:p>816370000</text:p>
          </table:table-cell>
          <table:table-cell office:value-type="float" office:value="816513000" calcext:value-type="float">
            <text:p>816513000</text:p>
          </table:table-cell>
          <table:table-cell office:value-type="float" office:value="816380000" calcext:value-type="float">
            <text:p>816380000</text:p>
          </table:table-cell>
          <table:table-cell office:value-type="float" office:value="816822000" calcext:value-type="float">
            <text:p>816822000</text:p>
          </table:table-cell>
          <table:table-cell office:value-type="float" office:value="816529000" calcext:value-type="float">
            <text:p>816529000</text:p>
          </table:table-cell>
          <table:table-cell office:value-type="float" office:value="815962000" calcext:value-type="float">
            <text:p>815962000</text:p>
          </table:table-cell>
          <table:table-cell office:value-type="float" office:value="816552000" calcext:value-type="float">
            <text:p>816552000</text:p>
          </table:table-cell>
          <table:table-cell office:value-type="float" office:value="816431000" calcext:value-type="float">
            <text:p>816431000</text:p>
          </table:table-cell>
          <table:table-cell office:value-type="float" office:value="816790000" calcext:value-type="float">
            <text:p>816790000</text:p>
          </table:table-cell>
          <table:table-cell office:value-type="float" office:value="815597000" calcext:value-type="float">
            <text:p>815597000</text:p>
          </table:table-cell>
          <table:table-cell office:value-type="float" office:value="815655000" calcext:value-type="float">
            <text:p>815655000</text:p>
          </table:table-cell>
          <table:table-cell office:value-type="float" office:value="816373000" calcext:value-type="float">
            <text:p>816373000</text:p>
          </table:table-cell>
          <table:table-cell office:value-type="float" office:value="816536000" calcext:value-type="float">
            <text:p>816536000</text:p>
          </table:table-cell>
          <table:table-cell office:value-type="float" office:value="816824000" calcext:value-type="float">
            <text:p>816824000</text:p>
          </table:table-cell>
          <table:table-cell office:value-type="float" office:value="816542000" calcext:value-type="float">
            <text:p>816542000</text:p>
          </table:table-cell>
          <table:table-cell office:value-type="float" office:value="816619000" calcext:value-type="float">
            <text:p>816619000</text:p>
          </table:table-cell>
          <table:table-cell office:value-type="float" office:value="815200000" calcext:value-type="float">
            <text:p>815200000</text:p>
          </table:table-cell>
          <table:table-cell office:value-type="float" office:value="816313000" calcext:value-type="float">
            <text:p>816313000</text:p>
          </table:table-cell>
          <table:table-cell office:value-type="float" office:value="816807000" calcext:value-type="float">
            <text:p>816807000</text:p>
          </table:table-cell>
          <table:table-cell office:value-type="float" office:value="816848000" calcext:value-type="float">
            <text:p>816848000</text:p>
          </table:table-cell>
          <table:table-cell office:value-type="float" office:value="816756000" calcext:value-type="float">
            <text:p>816756000</text:p>
          </table:table-cell>
          <table:table-cell office:value-type="float" office:value="816604000" calcext:value-type="float">
            <text:p>816604000</text:p>
          </table:table-cell>
          <table:table-cell office:value-type="float" office:value="816253000" calcext:value-type="float">
            <text:p>816253000</text:p>
          </table:table-cell>
          <table:table-cell office:value-type="float" office:value="816809000" calcext:value-type="float">
            <text:p>816809000</text:p>
          </table:table-cell>
          <table:table-cell office:value-type="float" office:value="816633000" calcext:value-type="float">
            <text:p>816633000</text:p>
          </table:table-cell>
          <table:table-cell office:value-type="float" office:value="816148000" calcext:value-type="float">
            <text:p>816148000</text:p>
          </table:table-cell>
          <table:table-cell office:value-type="float" office:value="815934000" calcext:value-type="float">
            <text:p>815934000</text:p>
          </table:table-cell>
          <table:table-cell office:value-type="float" office:value="815862000" calcext:value-type="float">
            <text:p>815862000</text:p>
          </table:table-cell>
          <table:table-cell office:value-type="float" office:value="816832000" calcext:value-type="float">
            <text:p>816832000</text:p>
          </table:table-cell>
          <table:table-cell office:value-type="float" office:value="816872000" calcext:value-type="float">
            <text:p>816872000</text:p>
          </table:table-cell>
          <table:table-cell office:value-type="float" office:value="816441000" calcext:value-type="float">
            <text:p>816441000</text:p>
          </table:table-cell>
          <table:table-cell office:value-type="float" office:value="816567000" calcext:value-type="float">
            <text:p>816567000</text:p>
          </table:table-cell>
          <table:table-cell office:value-type="float" office:value="816601000" calcext:value-type="float">
            <text:p>816601000</text:p>
          </table:table-cell>
          <table:table-cell office:value-type="float" office:value="816238000" calcext:value-type="float">
            <text:p>816238000</text:p>
          </table:table-cell>
          <table:table-cell office:value-type="float" office:value="815960000" calcext:value-type="float">
            <text:p>815960000</text:p>
          </table:table-cell>
          <table:table-cell office:value-type="float" office:value="816448000" calcext:value-type="float">
            <text:p>816448000</text:p>
          </table:table-cell>
          <table:table-cell office:value-type="float" office:value="815745000" calcext:value-type="float">
            <text:p>815745000</text:p>
          </table:table-cell>
          <table:table-cell office:value-type="float" office:value="816509000" calcext:value-type="float">
            <text:p>816509000</text:p>
          </table:table-cell>
          <table:table-cell office:value-type="float" office:value="816089000" calcext:value-type="float">
            <text:p>816089000</text:p>
          </table:table-cell>
          <table:table-cell office:value-type="float" office:value="816224000" calcext:value-type="float">
            <text:p>816224000</text:p>
          </table:table-cell>
          <table:table-cell office:value-type="float" office:value="816783000" calcext:value-type="float">
            <text:p>816783000</text:p>
          </table:table-cell>
          <table:table-cell office:value-type="float" office:value="816732000" calcext:value-type="float">
            <text:p>816732000</text:p>
          </table:table-cell>
          <table:table-cell office:value-type="float" office:value="816615000" calcext:value-type="float">
            <text:p>816615000</text:p>
          </table:table-cell>
          <table:table-cell office:value-type="float" office:value="816672000" calcext:value-type="float">
            <text:p>816672000</text:p>
          </table:table-cell>
          <table:table-cell office:value-type="float" office:value="816084000" calcext:value-type="float">
            <text:p>816084000</text:p>
          </table:table-cell>
          <table:table-cell office:value-type="float" office:value="815140000" calcext:value-type="float">
            <text:p>815140000</text:p>
          </table:table-cell>
          <table:table-cell office:value-type="float" office:value="816522000" calcext:value-type="float">
            <text:p>816522000</text:p>
          </table:table-cell>
          <table:table-cell office:value-type="float" office:value="816806000" calcext:value-type="float">
            <text:p>816806000</text:p>
          </table:table-cell>
          <table:table-cell office:value-type="float" office:value="816566000" calcext:value-type="float">
            <text:p>816566000</text:p>
          </table:table-cell>
          <table:table-cell office:value-type="float" office:value="816846000" calcext:value-type="float">
            <text:p>816846000</text:p>
          </table:table-cell>
          <table:table-cell office:value-type="float" office:value="816213000" calcext:value-type="float">
            <text:p>816213000</text:p>
          </table:table-cell>
          <table:table-cell office:value-type="float" office:value="816712000" calcext:value-type="float">
            <text:p>816712000</text:p>
          </table:table-cell>
          <table:table-cell office:value-type="float" office:value="816648000" calcext:value-type="float">
            <text:p>816648000</text:p>
          </table:table-cell>
          <table:table-cell office:value-type="float" office:value="816734000" calcext:value-type="float">
            <text:p>816734000</text:p>
          </table:table-cell>
          <table:table-cell office:value-type="float" office:value="816582000" calcext:value-type="float">
            <text:p>816582000</text:p>
          </table:table-cell>
          <table:table-cell office:value-type="float" office:value="816369000" calcext:value-type="float">
            <text:p>816369000</text:p>
          </table:table-cell>
          <table:table-cell office:value-type="float" office:value="816428000" calcext:value-type="float">
            <text:p>816428000</text:p>
          </table:table-cell>
          <table:table-cell office:value-type="float" office:value="816662000" calcext:value-type="float">
            <text:p>816662000</text:p>
          </table:table-cell>
          <table:table-cell office:value-type="float" office:value="816707000" calcext:value-type="float">
            <text:p>816707000</text:p>
          </table:table-cell>
          <table:table-cell office:value-type="float" office:value="816101000" calcext:value-type="float">
            <text:p>816101000</text:p>
          </table:table-cell>
          <table:table-cell office:value-type="float" office:value="816666000" calcext:value-type="float">
            <text:p>816666000</text:p>
          </table:table-cell>
          <table:table-cell office:value-type="float" office:value="816031000" calcext:value-type="float">
            <text:p>816031000</text:p>
          </table:table-cell>
          <table:table-cell office:value-type="float" office:value="816913000" calcext:value-type="float">
            <text:p>816913000</text:p>
          </table:table-cell>
          <table:table-cell office:value-type="float" office:value="816524000" calcext:value-type="float">
            <text:p>816524000</text:p>
          </table:table-cell>
          <table:table-cell office:value-type="float" office:value="815701000" calcext:value-type="float">
            <text:p>815701000</text:p>
          </table:table-cell>
          <table:table-cell office:value-type="float" office:value="816683000" calcext:value-type="float">
            <text:p>816683000</text:p>
          </table:table-cell>
          <table:table-cell office:value-type="float" office:value="816048000" calcext:value-type="float">
            <text:p>816048000</text:p>
          </table:table-cell>
          <table:table-cell office:value-type="float" office:value="816211000" calcext:value-type="float">
            <text:p>816211000</text:p>
          </table:table-cell>
          <table:table-cell office:value-type="float" office:value="815997000" calcext:value-type="float">
            <text:p>815997000</text:p>
          </table:table-cell>
          <table:table-cell office:value-type="float" office:value="816745000" calcext:value-type="float">
            <text:p>816745000</text:p>
          </table:table-cell>
          <table:table-cell office:value-type="float" office:value="815932000" calcext:value-type="float">
            <text:p>815932000</text:p>
          </table:table-cell>
          <table:table-cell office:value-type="float" office:value="816014000" calcext:value-type="float">
            <text:p>816014000</text:p>
          </table:table-cell>
          <table:table-cell office:value-type="float" office:value="816889000" calcext:value-type="float">
            <text:p>816889000</text:p>
          </table:table-cell>
          <table:table-cell office:value-type="float" office:value="815929000" calcext:value-type="float">
            <text:p>815929000</text:p>
          </table:table-cell>
          <table:table-cell office:value-type="float" office:value="816633000" calcext:value-type="float">
            <text:p>816633000</text:p>
          </table:table-cell>
          <table:table-cell office:value-type="float" office:value="815697000" calcext:value-type="float">
            <text:p>815697000</text:p>
          </table:table-cell>
          <table:table-cell office:value-type="float" office:value="816120000" calcext:value-type="float">
            <text:p>816120000</text:p>
          </table:table-cell>
          <table:table-cell office:value-type="float" office:value="816360000" calcext:value-type="float">
            <text:p>816360000</text:p>
          </table:table-cell>
          <table:table-cell office:value-type="float" office:value="816424000" calcext:value-type="float">
            <text:p>816424000</text:p>
          </table:table-cell>
          <table:table-cell office:value-type="float" office:value="816613000" calcext:value-type="float">
            <text:p>816613000</text:p>
          </table:table-cell>
          <table:table-cell office:value-type="float" office:value="816792000" calcext:value-type="float">
            <text:p>816792000</text:p>
          </table:table-cell>
          <table:table-cell office:value-type="float" office:value="816809000" calcext:value-type="float">
            <text:p>816809000</text:p>
          </table:table-cell>
          <table:table-cell office:value-type="float" office:value="815667000" calcext:value-type="float">
            <text:p>815667000</text:p>
          </table:table-cell>
          <table:table-cell office:value-type="float" office:value="816450000" calcext:value-type="float">
            <text:p>816450000</text:p>
          </table:table-cell>
          <table:table-cell office:value-type="float" office:value="816559000" calcext:value-type="float">
            <text:p>816559000</text:p>
          </table:table-cell>
          <table:table-cell office:value-type="float" office:value="816855000" calcext:value-type="float">
            <text:p>816855000</text:p>
          </table:table-cell>
          <table:table-cell office:value-type="float" office:value="816142000" calcext:value-type="float">
            <text:p>816142000</text:p>
          </table:table-cell>
          <table:table-cell office:value-type="float" office:value="816125000" calcext:value-type="float">
            <text:p>816125000</text:p>
          </table:table-cell>
          <table:table-cell office:value-type="float" office:value="816498000" calcext:value-type="float">
            <text:p>816498000</text:p>
          </table:table-cell>
          <table:table-cell office:value-type="float" office:value="816122000" calcext:value-type="float">
            <text:p>816122000</text:p>
          </table:table-cell>
          <table:table-cell office:value-type="float" office:value="815846000" calcext:value-type="float">
            <text:p>815846000</text:p>
          </table:table-cell>
          <table:table-cell office:value-type="float" office:value="816467000" calcext:value-type="float">
            <text:p>816467000</text:p>
          </table:table-cell>
          <table:table-cell office:value-type="float" office:value="816740000" calcext:value-type="float">
            <text:p>816740000</text:p>
          </table:table-cell>
          <table:table-cell office:value-type="float" office:value="816065000" calcext:value-type="float">
            <text:p>816065000</text:p>
          </table:table-cell>
          <table:table-cell office:value-type="float" office:value="816573000" calcext:value-type="float">
            <text:p>816573000</text:p>
          </table:table-cell>
          <table:table-cell office:value-type="float" office:value="816551000" calcext:value-type="float">
            <text:p>816551000</text:p>
          </table:table-cell>
          <table:table-cell office:value-type="float" office:value="816665000" calcext:value-type="float">
            <text:p>816665000</text:p>
          </table:table-cell>
          <table:table-cell office:value-type="float" office:value="816689000" calcext:value-type="float">
            <text:p>816689000</text:p>
          </table:table-cell>
          <table:table-cell office:value-type="float" office:value="816573000" calcext:value-type="float">
            <text:p>816573000</text:p>
          </table:table-cell>
          <table:table-cell office:value-type="float" office:value="816559000" calcext:value-type="float">
            <text:p>816559000</text:p>
          </table:table-cell>
          <table:table-cell office:value-type="float" office:value="816459000" calcext:value-type="float">
            <text:p>816459000</text:p>
          </table:table-cell>
          <table:table-cell office:value-type="float" office:value="816902000" calcext:value-type="float">
            <text:p>816902000</text:p>
          </table:table-cell>
          <table:table-cell office:value-type="float" office:value="816496000" calcext:value-type="float">
            <text:p>816496000</text:p>
          </table:table-cell>
          <table:table-cell office:value-type="float" office:value="816678000" calcext:value-type="float">
            <text:p>816678000</text:p>
          </table:table-cell>
          <table:table-cell office:value-type="float" office:value="815315000" calcext:value-type="float">
            <text:p>815315000</text:p>
          </table:table-cell>
          <table:table-cell office:value-type="float" office:value="816855000" calcext:value-type="float">
            <text:p>816855000</text:p>
          </table:table-cell>
          <table:table-cell office:value-type="float" office:value="816839000" calcext:value-type="float">
            <text:p>816839000</text:p>
          </table:table-cell>
          <table:table-cell office:value-type="float" office:value="816898000" calcext:value-type="float">
            <text:p>816898000</text:p>
          </table:table-cell>
          <table:table-cell office:value-type="float" office:value="816316000" calcext:value-type="float">
            <text:p>816316000</text:p>
          </table:table-cell>
          <table:table-cell office:value-type="float" office:value="816513000" calcext:value-type="float">
            <text:p>816513000</text:p>
          </table:table-cell>
          <table:table-cell office:value-type="float" office:value="816966000" calcext:value-type="float">
            <text:p>816966000</text:p>
          </table:table-cell>
          <table:table-cell office:value-type="float" office:value="816656000" calcext:value-type="float">
            <text:p>816656000</text:p>
          </table:table-cell>
          <table:table-cell office:value-type="float" office:value="816426000" calcext:value-type="float">
            <text:p>816426000</text:p>
          </table:table-cell>
          <table:table-cell office:value-type="float" office:value="816872000" calcext:value-type="float">
            <text:p>816872000</text:p>
          </table:table-cell>
          <table:table-cell office:value-type="float" office:value="816138000" calcext:value-type="float">
            <text:p>816138000</text:p>
          </table:table-cell>
          <table:table-cell office:value-type="float" office:value="816277000" calcext:value-type="float">
            <text:p>816277000</text:p>
          </table:table-cell>
          <table:table-cell office:value-type="float" office:value="816857000" calcext:value-type="float">
            <text:p>816857000</text:p>
          </table:table-cell>
          <table:table-cell office:value-type="float" office:value="816268000" calcext:value-type="float">
            <text:p>816268000</text:p>
          </table:table-cell>
          <table:table-cell office:value-type="float" office:value="816484000" calcext:value-type="float">
            <text:p>816484000</text:p>
          </table:table-cell>
          <table:table-cell office:value-type="float" office:value="815940000" calcext:value-type="float">
            <text:p>815940000</text:p>
          </table:table-cell>
          <table:table-cell office:value-type="float" office:value="816460000" calcext:value-type="float">
            <text:p>816460000</text:p>
          </table:table-cell>
          <table:table-cell office:value-type="float" office:value="816855000" calcext:value-type="float">
            <text:p>816855000</text:p>
          </table:table-cell>
          <table:table-cell office:value-type="float" office:value="816918000" calcext:value-type="float">
            <text:p>816918000</text:p>
          </table:table-cell>
          <table:table-cell office:value-type="float" office:value="816582000" calcext:value-type="float">
            <text:p>816582000</text:p>
          </table:table-cell>
          <table:table-cell office:value-type="float" office:value="816281000" calcext:value-type="float">
            <text:p>816281000</text:p>
          </table:table-cell>
          <table:table-cell office:value-type="float" office:value="816633000" calcext:value-type="float">
            <text:p>816633000</text:p>
          </table:table-cell>
          <table:table-cell office:value-type="float" office:value="816125000" calcext:value-type="float">
            <text:p>816125000</text:p>
          </table:table-cell>
          <table:table-cell office:value-type="float" office:value="816361000" calcext:value-type="float">
            <text:p>816361000</text:p>
          </table:table-cell>
          <table:table-cell office:value-type="float" office:value="816721000" calcext:value-type="float">
            <text:p>816721000</text:p>
          </table:table-cell>
          <table:table-cell office:value-type="float" office:value="816527000" calcext:value-type="float">
            <text:p>816527000</text:p>
          </table:table-cell>
          <table:table-cell office:value-type="float" office:value="816602000" calcext:value-type="float">
            <text:p>816602000</text:p>
          </table:table-cell>
          <table:table-cell office:value-type="float" office:value="816670000" calcext:value-type="float">
            <text:p>816670000</text:p>
          </table:table-cell>
          <table:table-cell office:value-type="float" office:value="816878000" calcext:value-type="float">
            <text:p>816878000</text:p>
          </table:table-cell>
          <table:table-cell office:value-type="float" office:value="816520000" calcext:value-type="float">
            <text:p>816520000</text:p>
          </table:table-cell>
          <table:table-cell office:value-type="float" office:value="816376000" calcext:value-type="float">
            <text:p>816376000</text:p>
          </table:table-cell>
          <table:table-cell office:value-type="float" office:value="815053000" calcext:value-type="float">
            <text:p>815053000</text:p>
          </table:table-cell>
          <table:table-cell office:value-type="float" office:value="816492000" calcext:value-type="float">
            <text:p>816492000</text:p>
          </table:table-cell>
          <table:table-cell office:value-type="float" office:value="816880000" calcext:value-type="float">
            <text:p>816880000</text:p>
          </table:table-cell>
          <table:table-cell office:value-type="float" office:value="816615000" calcext:value-type="float">
            <text:p>816615000</text:p>
          </table:table-cell>
          <table:table-cell office:value-type="float" office:value="816808000" calcext:value-type="float">
            <text:p>816808000</text:p>
          </table:table-cell>
          <table:table-cell office:value-type="float" office:value="816362000" calcext:value-type="float">
            <text:p>816362000</text:p>
          </table:table-cell>
          <table:table-cell office:value-type="float" office:value="816432000" calcext:value-type="float">
            <text:p>816432000</text:p>
          </table:table-cell>
          <table:table-cell office:value-type="float" office:value="816754000" calcext:value-type="float">
            <text:p>816754000</text:p>
          </table:table-cell>
          <table:table-cell office:value-type="float" office:value="816689000" calcext:value-type="float">
            <text:p>816689000</text:p>
          </table:table-cell>
          <table:table-cell office:value-type="float" office:value="814759000" calcext:value-type="float">
            <text:p>814759000</text:p>
          </table:table-cell>
          <table:table-cell office:value-type="float" office:value="816574000" calcext:value-type="float">
            <text:p>816574000</text:p>
          </table:table-cell>
          <table:table-cell office:value-type="float" office:value="816960000" calcext:value-type="float">
            <text:p>816960000</text:p>
          </table:table-cell>
          <table:table-cell office:value-type="float" office:value="816853000" calcext:value-type="float">
            <text:p>816853000</text:p>
          </table:table-cell>
          <table:table-cell office:value-type="float" office:value="816051000" calcext:value-type="float">
            <text:p>816051000</text:p>
          </table:table-cell>
          <table:table-cell office:value-type="float" office:value="816195000" calcext:value-type="float">
            <text:p>816195000</text:p>
          </table:table-cell>
          <table:table-cell office:value-type="float" office:value="816598000" calcext:value-type="float">
            <text:p>816598000</text:p>
          </table:table-cell>
          <table:table-cell office:value-type="float" office:value="814624000" calcext:value-type="float">
            <text:p>814624000</text:p>
          </table:table-cell>
          <table:table-cell office:value-type="float" office:value="816449000" calcext:value-type="float">
            <text:p>816449000</text:p>
          </table:table-cell>
          <table:table-cell office:value-type="float" office:value="816764000" calcext:value-type="float">
            <text:p>816764000</text:p>
          </table:table-cell>
          <table:table-cell office:value-type="float" office:value="816475000" calcext:value-type="float">
            <text:p>816475000</text:p>
          </table:table-cell>
          <table:table-cell office:value-type="float" office:value="816865000" calcext:value-type="float">
            <text:p>816865000</text:p>
          </table:table-cell>
          <table:table-cell office:value-type="float" office:value="815681000" calcext:value-type="float">
            <text:p>815681000</text:p>
          </table:table-cell>
          <table:table-cell office:value-type="float" office:value="816444000" calcext:value-type="float">
            <text:p>816444000</text:p>
          </table:table-cell>
          <table:table-cell office:value-type="float" office:value="816617000" calcext:value-type="float">
            <text:p>816617000</text:p>
          </table:table-cell>
          <table:table-cell office:value-type="float" office:value="816462000" calcext:value-type="float">
            <text:p>816462000</text:p>
          </table:table-cell>
          <table:table-cell office:value-type="float" office:value="815390000" calcext:value-type="float">
            <text:p>815390000</text:p>
          </table:table-cell>
          <table:table-cell office:value-type="float" office:value="816247000" calcext:value-type="float">
            <text:p>816247000</text:p>
          </table:table-cell>
          <table:table-cell office:value-type="float" office:value="816867000" calcext:value-type="float">
            <text:p>816867000</text:p>
          </table:table-cell>
          <table:table-cell office:value-type="float" office:value="816637000" calcext:value-type="float">
            <text:p>816637000</text:p>
          </table:table-cell>
          <table:table-cell office:value-type="float" office:value="816646000" calcext:value-type="float">
            <text:p>816646000</text:p>
          </table:table-cell>
          <table:table-cell office:value-type="float" office:value="816657000" calcext:value-type="float">
            <text:p>816657000</text:p>
          </table:table-cell>
          <table:table-cell office:value-type="float" office:value="814202000" calcext:value-type="float">
            <text:p>814202000</text:p>
          </table:table-cell>
          <table:table-cell office:value-type="float" office:value="816896000" calcext:value-type="float">
            <text:p>816896000</text:p>
          </table:table-cell>
          <table:table-cell office:value-type="float" office:value="816900000" calcext:value-type="float">
            <text:p>816900000</text:p>
          </table:table-cell>
          <table:table-cell office:value-type="float" office:value="816859000" calcext:value-type="float">
            <text:p>816859000</text:p>
          </table:table-cell>
          <table:table-cell office:value-type="float" office:value="816621000" calcext:value-type="float">
            <text:p>816621000</text:p>
          </table:table-cell>
          <table:table-cell office:value-type="float" office:value="816779000" calcext:value-type="float">
            <text:p>816779000</text:p>
          </table:table-cell>
          <table:table-cell office:value-type="float" office:value="816043000" calcext:value-type="float">
            <text:p>816043000</text:p>
          </table:table-cell>
          <table:table-cell office:value-type="float" office:value="816187000" calcext:value-type="float">
            <text:p>816187000</text:p>
          </table:table-cell>
          <table:table-cell office:value-type="float" office:value="826473000" calcext:value-type="float">
            <text:p>826473000</text:p>
          </table:table-cell>
          <table:table-cell office:value-type="float" office:value="825874000" calcext:value-type="float">
            <text:p>825874000</text:p>
          </table:table-cell>
          <table:table-cell office:value-type="float" office:value="826192000" calcext:value-type="float">
            <text:p>826192000</text:p>
          </table:table-cell>
          <table:table-cell office:value-type="float" office:value="826695000" calcext:value-type="float">
            <text:p>826695000</text:p>
          </table:table-cell>
          <table:table-cell office:value-type="float" office:value="825011000" calcext:value-type="float">
            <text:p>825011000</text:p>
          </table:table-cell>
          <table:table-cell office:value-type="float" office:value="826646000" calcext:value-type="float">
            <text:p>826646000</text:p>
          </table:table-cell>
          <table:table-cell office:value-type="float" office:value="826046000" calcext:value-type="float">
            <text:p>826046000</text:p>
          </table:table-cell>
          <table:table-cell office:value-type="float" office:value="826036000" calcext:value-type="float">
            <text:p>826036000</text:p>
          </table:table-cell>
          <table:table-cell office:value-type="float" office:value="826482000" calcext:value-type="float">
            <text:p>826482000</text:p>
          </table:table-cell>
          <table:table-cell office:value-type="float" office:value="825716000" calcext:value-type="float">
            <text:p>825716000</text:p>
          </table:table-cell>
          <table:table-cell office:value-type="float" office:value="825983000" calcext:value-type="float">
            <text:p>825983000</text:p>
          </table:table-cell>
          <table:table-cell office:value-type="float" office:value="826653000" calcext:value-type="float">
            <text:p>826653000</text:p>
          </table:table-cell>
          <table:table-cell office:value-type="float" office:value="826682000" calcext:value-type="float">
            <text:p>826682000</text:p>
          </table:table-cell>
          <table:table-cell office:value-type="float" office:value="825861000" calcext:value-type="float">
            <text:p>825861000</text:p>
          </table:table-cell>
          <table:table-cell office:value-type="float" office:value="826217000" calcext:value-type="float">
            <text:p>826217000</text:p>
          </table:table-cell>
          <table:table-cell office:value-type="float" office:value="825671000" calcext:value-type="float">
            <text:p>825671000</text:p>
          </table:table-cell>
          <table:table-cell office:value-type="float" office:value="826716000" calcext:value-type="float">
            <text:p>826716000</text:p>
          </table:table-cell>
          <table:table-cell office:value-type="float" office:value="826367000" calcext:value-type="float">
            <text:p>826367000</text:p>
          </table:table-cell>
          <table:table-cell office:value-type="float" office:value="826258000" calcext:value-type="float">
            <text:p>826258000</text:p>
          </table:table-cell>
          <table:table-cell office:value-type="float" office:value="826400000" calcext:value-type="float">
            <text:p>826400000</text:p>
          </table:table-cell>
          <table:table-cell office:value-type="float" office:value="826194000" calcext:value-type="float">
            <text:p>826194000</text:p>
          </table:table-cell>
          <table:table-cell office:value-type="float" office:value="826491000" calcext:value-type="float">
            <text:p>826491000</text:p>
          </table:table-cell>
          <table:table-cell office:value-type="float" office:value="826544000" calcext:value-type="float">
            <text:p>826544000</text:p>
          </table:table-cell>
          <table:table-cell office:value-type="float" office:value="826067000" calcext:value-type="float">
            <text:p>826067000</text:p>
          </table:table-cell>
          <table:table-cell office:value-type="float" office:value="826661000" calcext:value-type="float">
            <text:p>826661000</text:p>
          </table:table-cell>
          <table:table-cell office:value-type="float" office:value="826648000" calcext:value-type="float">
            <text:p>826648000</text:p>
          </table:table-cell>
          <table:table-cell office:value-type="float" office:value="826535000" calcext:value-type="float">
            <text:p>826535000</text:p>
          </table:table-cell>
          <table:table-cell office:value-type="float" office:value="826066000" calcext:value-type="float">
            <text:p>826066000</text:p>
          </table:table-cell>
          <table:table-cell office:value-type="float" office:value="826702000" calcext:value-type="float">
            <text:p>826702000</text:p>
          </table:table-cell>
          <table:table-cell office:value-type="float" office:value="825791000" calcext:value-type="float">
            <text:p>825791000</text:p>
          </table:table-cell>
          <table:table-cell office:value-type="float" office:value="826137000" calcext:value-type="float">
            <text:p>826137000</text:p>
          </table:table-cell>
          <table:table-cell office:value-type="float" office:value="825115000" calcext:value-type="float">
            <text:p>825115000</text:p>
          </table:table-cell>
          <table:table-cell office:value-type="float" office:value="826259000" calcext:value-type="float">
            <text:p>826259000</text:p>
          </table:table-cell>
          <table:table-cell office:value-type="float" office:value="826654000" calcext:value-type="float">
            <text:p>826654000</text:p>
          </table:table-cell>
          <table:table-cell office:value-type="float" office:value="826394000" calcext:value-type="float">
            <text:p>826394000</text:p>
          </table:table-cell>
          <table:table-cell office:value-type="float" office:value="826392000" calcext:value-type="float">
            <text:p>826392000</text:p>
          </table:table-cell>
          <table:table-cell office:value-type="float" office:value="825599000" calcext:value-type="float">
            <text:p>825599000</text:p>
          </table:table-cell>
          <table:table-cell office:value-type="float" office:value="826659000" calcext:value-type="float">
            <text:p>826659000</text:p>
          </table:table-cell>
          <table:table-cell office:value-type="float" office:value="826517000" calcext:value-type="float">
            <text:p>826517000</text:p>
          </table:table-cell>
          <table:table-cell office:value-type="float" office:value="826468000" calcext:value-type="float">
            <text:p>826468000</text:p>
          </table:table-cell>
          <table:table-cell office:value-type="float" office:value="826646000" calcext:value-type="float">
            <text:p>826646000</text:p>
          </table:table-cell>
          <table:table-cell office:value-type="float" office:value="826523000" calcext:value-type="float">
            <text:p>826523000</text:p>
          </table:table-cell>
          <table:table-cell office:value-type="float" office:value="826669000" calcext:value-type="float">
            <text:p>826669000</text:p>
          </table:table-cell>
          <table:table-cell office:value-type="float" office:value="826414000" calcext:value-type="float">
            <text:p>826414000</text:p>
          </table:table-cell>
          <table:table-cell office:value-type="float" office:value="826537000" calcext:value-type="float">
            <text:p>826537000</text:p>
          </table:table-cell>
          <table:table-cell table:number-columns-repeated="2" office:value-type="float" office:value="826048000" calcext:value-type="float">
            <text:p>826048000</text:p>
          </table:table-cell>
          <table:table-cell office:value-type="float" office:value="826502000" calcext:value-type="float">
            <text:p>826502000</text:p>
          </table:table-cell>
          <table:table-cell office:value-type="float" office:value="826683000" calcext:value-type="float">
            <text:p>826683000</text:p>
          </table:table-cell>
          <table:table-cell office:value-type="float" office:value="826673000" calcext:value-type="float">
            <text:p>826673000</text:p>
          </table:table-cell>
          <table:table-cell office:value-type="float" office:value="826315000" calcext:value-type="float">
            <text:p>826315000</text:p>
          </table:table-cell>
          <table:table-cell office:value-type="float" office:value="826451000" calcext:value-type="float">
            <text:p>826451000</text:p>
          </table:table-cell>
          <table:table-cell office:value-type="float" office:value="825994000" calcext:value-type="float">
            <text:p>825994000</text:p>
          </table:table-cell>
          <table:table-cell office:value-type="float" office:value="826609000" calcext:value-type="float">
            <text:p>826609000</text:p>
          </table:table-cell>
          <table:table-cell office:value-type="float" office:value="825195000" calcext:value-type="float">
            <text:p>825195000</text:p>
          </table:table-cell>
          <table:table-cell office:value-type="float" office:value="825879000" calcext:value-type="float">
            <text:p>825879000</text:p>
          </table:table-cell>
          <table:table-cell office:value-type="float" office:value="826445000" calcext:value-type="float">
            <text:p>826445000</text:p>
          </table:table-cell>
          <table:table-cell office:value-type="float" office:value="825510000" calcext:value-type="float">
            <text:p>825510000</text:p>
          </table:table-cell>
          <table:table-cell office:value-type="float" office:value="826325000" calcext:value-type="float">
            <text:p>826325000</text:p>
          </table:table-cell>
          <table:table-cell office:value-type="float" office:value="826497000" calcext:value-type="float">
            <text:p>826497000</text:p>
          </table:table-cell>
          <table:table-cell office:value-type="float" office:value="826162000" calcext:value-type="float">
            <text:p>826162000</text:p>
          </table:table-cell>
          <table:table-cell office:value-type="float" office:value="825612000" calcext:value-type="float">
            <text:p>825612000</text:p>
          </table:table-cell>
          <table:table-cell office:value-type="float" office:value="826306000" calcext:value-type="float">
            <text:p>826306000</text:p>
          </table:table-cell>
          <table:table-cell office:value-type="float" office:value="826088000" calcext:value-type="float">
            <text:p>826088000</text:p>
          </table:table-cell>
          <table:table-cell office:value-type="float" office:value="826628000" calcext:value-type="float">
            <text:p>826628000</text:p>
          </table:table-cell>
          <table:table-cell office:value-type="float" office:value="826127000" calcext:value-type="float">
            <text:p>826127000</text:p>
          </table:table-cell>
          <table:table-cell office:value-type="float" office:value="824433000" calcext:value-type="float">
            <text:p>824433000</text:p>
          </table:table-cell>
          <table:table-cell office:value-type="float" office:value="826550000" calcext:value-type="float">
            <text:p>826550000</text:p>
          </table:table-cell>
          <table:table-cell office:value-type="float" office:value="826365000" calcext:value-type="float">
            <text:p>826365000</text:p>
          </table:table-cell>
          <table:table-cell office:value-type="float" office:value="826176000" calcext:value-type="float">
            <text:p>826176000</text:p>
          </table:table-cell>
          <table:table-cell office:value-type="float" office:value="825775000" calcext:value-type="float">
            <text:p>825775000</text:p>
          </table:table-cell>
          <table:table-cell office:value-type="float" office:value="826387000" calcext:value-type="float">
            <text:p>826387000</text:p>
          </table:table-cell>
          <table:table-cell office:value-type="float" office:value="826194000" calcext:value-type="float">
            <text:p>826194000</text:p>
          </table:table-cell>
          <table:table-cell office:value-type="float" office:value="825723000" calcext:value-type="float">
            <text:p>825723000</text:p>
          </table:table-cell>
          <table:table-cell office:value-type="float" office:value="826666000" calcext:value-type="float">
            <text:p>826666000</text:p>
          </table:table-cell>
          <table:table-cell office:value-type="float" office:value="826663000" calcext:value-type="float">
            <text:p>826663000</text:p>
          </table:table-cell>
          <table:table-cell office:value-type="float" office:value="826272000" calcext:value-type="float">
            <text:p>826272000</text:p>
          </table:table-cell>
          <table:table-cell office:value-type="float" office:value="826521000" calcext:value-type="float">
            <text:p>826521000</text:p>
          </table:table-cell>
          <table:table-cell office:value-type="float" office:value="824576000" calcext:value-type="float">
            <text:p>824576000</text:p>
          </table:table-cell>
          <table:table-cell office:value-type="float" office:value="825324000" calcext:value-type="float">
            <text:p>825324000</text:p>
          </table:table-cell>
          <table:table-cell office:value-type="float" office:value="825037000" calcext:value-type="float">
            <text:p>825037000</text:p>
          </table:table-cell>
          <table:table-cell office:value-type="float" office:value="826052000" calcext:value-type="float">
            <text:p>826052000</text:p>
          </table:table-cell>
          <table:table-cell office:value-type="float" office:value="826498000" calcext:value-type="float">
            <text:p>826498000</text:p>
          </table:table-cell>
          <table:table-cell office:value-type="float" office:value="826093000" calcext:value-type="float">
            <text:p>826093000</text:p>
          </table:table-cell>
          <table:table-cell office:value-type="float" office:value="826360000" calcext:value-type="float">
            <text:p>826360000</text:p>
          </table:table-cell>
          <table:table-cell office:value-type="float" office:value="826031000" calcext:value-type="float">
            <text:p>826031000</text:p>
          </table:table-cell>
          <table:table-cell office:value-type="float" office:value="826637000" calcext:value-type="float">
            <text:p>826637000</text:p>
          </table:table-cell>
          <table:table-cell office:value-type="float" office:value="825194000" calcext:value-type="float">
            <text:p>825194000</text:p>
          </table:table-cell>
          <table:table-cell office:value-type="float" office:value="826543000" calcext:value-type="float">
            <text:p>826543000</text:p>
          </table:table-cell>
          <table:table-cell office:value-type="float" office:value="825341000" calcext:value-type="float">
            <text:p>825341000</text:p>
          </table:table-cell>
          <table:table-cell office:value-type="float" office:value="826638000" calcext:value-type="float">
            <text:p>826638000</text:p>
          </table:table-cell>
          <table:table-cell office:value-type="float" office:value="825173000" calcext:value-type="float">
            <text:p>825173000</text:p>
          </table:table-cell>
          <table:table-cell office:value-type="float" office:value="826505000" calcext:value-type="float">
            <text:p>826505000</text:p>
          </table:table-cell>
          <table:table-cell office:value-type="float" office:value="825738000" calcext:value-type="float">
            <text:p>825738000</text:p>
          </table:table-cell>
          <table:table-cell office:value-type="float" office:value="826365000" calcext:value-type="float">
            <text:p>826365000</text:p>
          </table:table-cell>
          <table:table-cell office:value-type="float" office:value="825405000" calcext:value-type="float">
            <text:p>825405000</text:p>
          </table:table-cell>
          <table:table-cell office:value-type="float" office:value="826109000" calcext:value-type="float">
            <text:p>826109000</text:p>
          </table:table-cell>
          <table:table-cell office:value-type="float" office:value="825427000" calcext:value-type="float">
            <text:p>825427000</text:p>
          </table:table-cell>
          <table:table-cell office:value-type="float" office:value="826269000" calcext:value-type="float">
            <text:p>826269000</text:p>
          </table:table-cell>
          <table:table-cell office:value-type="float" office:value="825304000" calcext:value-type="float">
            <text:p>825304000</text:p>
          </table:table-cell>
          <table:table-cell office:value-type="float" office:value="826573000" calcext:value-type="float">
            <text:p>826573000</text:p>
          </table:table-cell>
          <table:table-cell office:value-type="float" office:value="826462000" calcext:value-type="float">
            <text:p>826462000</text:p>
          </table:table-cell>
          <table:table-cell office:value-type="float" office:value="826361000" calcext:value-type="float">
            <text:p>826361000</text:p>
          </table:table-cell>
          <table:table-cell office:value-type="float" office:value="826457000" calcext:value-type="float">
            <text:p>826457000</text:p>
          </table:table-cell>
          <table:table-cell office:value-type="float" office:value="826188000" calcext:value-type="float">
            <text:p>826188000</text:p>
          </table:table-cell>
          <table:table-cell office:value-type="float" office:value="826539000" calcext:value-type="float">
            <text:p>826539000</text:p>
          </table:table-cell>
          <table:table-cell office:value-type="float" office:value="826257000" calcext:value-type="float">
            <text:p>826257000</text:p>
          </table:table-cell>
          <table:table-cell office:value-type="float" office:value="826103000" calcext:value-type="float">
            <text:p>826103000</text:p>
          </table:table-cell>
          <table:table-cell office:value-type="float" office:value="825783000" calcext:value-type="float">
            <text:p>825783000</text:p>
          </table:table-cell>
          <table:table-cell office:value-type="float" office:value="826575000" calcext:value-type="float">
            <text:p>826575000</text:p>
          </table:table-cell>
          <table:table-cell office:value-type="float" office:value="826271000" calcext:value-type="float">
            <text:p>826271000</text:p>
          </table:table-cell>
          <table:table-cell office:value-type="float" office:value="826610000" calcext:value-type="float">
            <text:p>826610000</text:p>
          </table:table-cell>
          <table:table-cell office:value-type="float" office:value="824939000" calcext:value-type="float">
            <text:p>824939000</text:p>
          </table:table-cell>
          <table:table-cell office:value-type="float" office:value="825727000" calcext:value-type="float">
            <text:p>825727000</text:p>
          </table:table-cell>
          <table:table-cell office:value-type="float" office:value="825762000" calcext:value-type="float">
            <text:p>825762000</text:p>
          </table:table-cell>
          <table:table-cell office:value-type="float" office:value="826091000" calcext:value-type="float">
            <text:p>826091000</text:p>
          </table:table-cell>
          <table:table-cell office:value-type="float" office:value="826678000" calcext:value-type="float">
            <text:p>826678000</text:p>
          </table:table-cell>
          <table:table-cell office:value-type="float" office:value="826419000" calcext:value-type="float">
            <text:p>826419000</text:p>
          </table:table-cell>
          <table:table-cell office:value-type="float" office:value="824830000" calcext:value-type="float">
            <text:p>824830000</text:p>
          </table:table-cell>
          <table:table-cell office:value-type="float" office:value="826143000" calcext:value-type="float">
            <text:p>826143000</text:p>
          </table:table-cell>
          <table:table-cell office:value-type="float" office:value="826418000" calcext:value-type="float">
            <text:p>826418000</text:p>
          </table:table-cell>
          <table:table-cell office:value-type="float" office:value="826382000" calcext:value-type="float">
            <text:p>826382000</text:p>
          </table:table-cell>
          <table:table-cell office:value-type="float" office:value="826671000" calcext:value-type="float">
            <text:p>826671000</text:p>
          </table:table-cell>
          <table:table-cell office:value-type="float" office:value="826315000" calcext:value-type="float">
            <text:p>826315000</text:p>
          </table:table-cell>
          <table:table-cell office:value-type="float" office:value="826477000" calcext:value-type="float">
            <text:p>826477000</text:p>
          </table:table-cell>
          <table:table-cell office:value-type="float" office:value="826356000" calcext:value-type="float">
            <text:p>826356000</text:p>
          </table:table-cell>
          <table:table-cell office:value-type="float" office:value="826020000" calcext:value-type="float">
            <text:p>826020000</text:p>
          </table:table-cell>
          <table:table-cell office:value-type="float" office:value="825938000" calcext:value-type="float">
            <text:p>825938000</text:p>
          </table:table-cell>
          <table:table-cell office:value-type="float" office:value="825671000" calcext:value-type="float">
            <text:p>825671000</text:p>
          </table:table-cell>
          <table:table-cell office:value-type="float" office:value="824577000" calcext:value-type="float">
            <text:p>824577000</text:p>
          </table:table-cell>
          <table:table-cell office:value-type="float" office:value="826692000" calcext:value-type="float">
            <text:p>826692000</text:p>
          </table:table-cell>
          <table:table-cell office:value-type="float" office:value="825515000" calcext:value-type="float">
            <text:p>825515000</text:p>
          </table:table-cell>
          <table:table-cell office:value-type="float" office:value="826464000" calcext:value-type="float">
            <text:p>826464000</text:p>
          </table:table-cell>
          <table:table-cell office:value-type="float" office:value="826583000" calcext:value-type="float">
            <text:p>826583000</text:p>
          </table:table-cell>
          <table:table-cell office:value-type="float" office:value="826202000" calcext:value-type="float">
            <text:p>826202000</text:p>
          </table:table-cell>
          <table:table-cell office:value-type="float" office:value="825630000" calcext:value-type="float">
            <text:p>825630000</text:p>
          </table:table-cell>
          <table:table-cell office:value-type="float" office:value="826708000" calcext:value-type="float">
            <text:p>826708000</text:p>
          </table:table-cell>
          <table:table-cell office:value-type="float" office:value="826203000" calcext:value-type="float">
            <text:p>826203000</text:p>
          </table:table-cell>
          <table:table-cell office:value-type="float" office:value="826623000" calcext:value-type="float">
            <text:p>826623000</text:p>
          </table:table-cell>
          <table:table-cell office:value-type="float" office:value="826247000" calcext:value-type="float">
            <text:p>826247000</text:p>
          </table:table-cell>
          <table:table-cell office:value-type="float" office:value="826474000" calcext:value-type="float">
            <text:p>826474000</text:p>
          </table:table-cell>
          <table:table-cell office:value-type="float" office:value="825481000" calcext:value-type="float">
            <text:p>825481000</text:p>
          </table:table-cell>
          <table:table-cell office:value-type="float" office:value="826214000" calcext:value-type="float">
            <text:p>826214000</text:p>
          </table:table-cell>
          <table:table-cell office:value-type="float" office:value="825738000" calcext:value-type="float">
            <text:p>825738000</text:p>
          </table:table-cell>
          <table:table-cell office:value-type="float" office:value="825293000" calcext:value-type="float">
            <text:p>825293000</text:p>
          </table:table-cell>
          <table:table-cell office:value-type="float" office:value="826323000" calcext:value-type="float">
            <text:p>826323000</text:p>
          </table:table-cell>
          <table:table-cell office:value-type="float" office:value="826059000" calcext:value-type="float">
            <text:p>826059000</text:p>
          </table:table-cell>
          <table:table-cell office:value-type="float" office:value="826222000" calcext:value-type="float">
            <text:p>826222000</text:p>
          </table:table-cell>
          <table:table-cell office:value-type="float" office:value="826533000" calcext:value-type="float">
            <text:p>826533000</text:p>
          </table:table-cell>
          <table:table-cell office:value-type="float" office:value="825815000" calcext:value-type="float">
            <text:p>825815000</text:p>
          </table:table-cell>
          <table:table-cell office:value-type="float" office:value="825828000" calcext:value-type="float">
            <text:p>825828000</text:p>
          </table:table-cell>
          <table:table-cell office:value-type="float" office:value="826406000" calcext:value-type="float">
            <text:p>826406000</text:p>
          </table:table-cell>
          <table:table-cell office:value-type="float" office:value="824714000" calcext:value-type="float">
            <text:p>824714000</text:p>
          </table:table-cell>
          <table:table-cell office:value-type="float" office:value="825703000" calcext:value-type="float">
            <text:p>825703000</text:p>
          </table:table-cell>
          <table:table-cell office:value-type="float" office:value="826587000" calcext:value-type="float">
            <text:p>826587000</text:p>
          </table:table-cell>
          <table:table-cell office:value-type="float" office:value="826675000" calcext:value-type="float">
            <text:p>826675000</text:p>
          </table:table-cell>
          <table:table-cell office:value-type="float" office:value="826417000" calcext:value-type="float">
            <text:p>826417000</text:p>
          </table:table-cell>
          <table:table-cell office:value-type="float" office:value="826299000" calcext:value-type="float">
            <text:p>826299000</text:p>
          </table:table-cell>
          <table:table-cell office:value-type="float" office:value="826435000" calcext:value-type="float">
            <text:p>826435000</text:p>
          </table:table-cell>
          <table:table-cell office:value-type="float" office:value="825854000" calcext:value-type="float">
            <text:p>825854000</text:p>
          </table:table-cell>
          <table:table-cell office:value-type="float" office:value="825775000" calcext:value-type="float">
            <text:p>825775000</text:p>
          </table:table-cell>
          <table:table-cell office:value-type="float" office:value="826400000" calcext:value-type="float">
            <text:p>826400000</text:p>
          </table:table-cell>
          <table:table-cell office:value-type="float" office:value="826679000" calcext:value-type="float">
            <text:p>826679000</text:p>
          </table:table-cell>
          <table:table-cell office:value-type="float" office:value="825974000" calcext:value-type="float">
            <text:p>825974000</text:p>
          </table:table-cell>
          <table:table-cell office:value-type="float" office:value="826020000" calcext:value-type="float">
            <text:p>826020000</text:p>
          </table:table-cell>
          <table:table-cell office:value-type="float" office:value="826167000" calcext:value-type="float">
            <text:p>826167000</text:p>
          </table:table-cell>
          <table:table-cell office:value-type="float" office:value="825449000" calcext:value-type="float">
            <text:p>825449000</text:p>
          </table:table-cell>
          <table:table-cell office:value-type="float" office:value="826643000" calcext:value-type="float">
            <text:p>826643000</text:p>
          </table:table-cell>
          <table:table-cell office:value-type="float" office:value="824677000" calcext:value-type="float">
            <text:p>824677000</text:p>
          </table:table-cell>
          <table:table-cell office:value-type="float" office:value="825436000" calcext:value-type="float">
            <text:p>825436000</text:p>
          </table:table-cell>
          <table:table-cell office:value-type="float" office:value="826392000" calcext:value-type="float">
            <text:p>826392000</text:p>
          </table:table-cell>
          <table:table-cell office:value-type="float" office:value="826046000" calcext:value-type="float">
            <text:p>826046000</text:p>
          </table:table-cell>
          <table:table-cell office:value-type="float" office:value="825781000" calcext:value-type="float">
            <text:p>825781000</text:p>
          </table:table-cell>
          <table:table-cell office:value-type="float" office:value="826125000" calcext:value-type="float">
            <text:p>826125000</text:p>
          </table:table-cell>
          <table:table-cell office:value-type="float" office:value="826629000" calcext:value-type="float">
            <text:p>826629000</text:p>
          </table:table-cell>
          <table:table-cell office:value-type="float" office:value="823652000" calcext:value-type="float">
            <text:p>823652000</text:p>
          </table:table-cell>
          <table:table-cell office:value-type="float" office:value="826307000" calcext:value-type="float">
            <text:p>826307000</text:p>
          </table:table-cell>
          <table:table-cell office:value-type="float" office:value="826266000" calcext:value-type="float">
            <text:p>826266000</text:p>
          </table:table-cell>
          <table:table-cell office:value-type="float" office:value="825672000" calcext:value-type="float">
            <text:p>825672000</text:p>
          </table:table-cell>
          <table:table-cell office:value-type="float" office:value="825555000" calcext:value-type="float">
            <text:p>825555000</text:p>
          </table:table-cell>
          <table:table-cell office:value-type="float" office:value="826427000" calcext:value-type="float">
            <text:p>826427000</text:p>
          </table:table-cell>
          <table:table-cell office:value-type="float" office:value="826397000" calcext:value-type="float">
            <text:p>826397000</text:p>
          </table:table-cell>
          <table:table-cell office:value-type="float" office:value="826134000" calcext:value-type="float">
            <text:p>826134000</text:p>
          </table:table-cell>
          <table:table-cell office:value-type="float" office:value="826389000" calcext:value-type="float">
            <text:p>826389000</text:p>
          </table:table-cell>
          <table:table-cell office:value-type="float" office:value="826015000" calcext:value-type="float">
            <text:p>826015000</text:p>
          </table:table-cell>
          <table:table-cell office:value-type="float" office:value="826425000" calcext:value-type="float">
            <text:p>826425000</text:p>
          </table:table-cell>
          <table:table-cell office:value-type="float" office:value="826269000" calcext:value-type="float">
            <text:p>826269000</text:p>
          </table:table-cell>
          <table:table-cell office:value-type="float" office:value="825234000" calcext:value-type="float">
            <text:p>825234000</text:p>
          </table:table-cell>
          <table:table-cell office:value-type="float" office:value="824840000" calcext:value-type="float">
            <text:p>824840000</text:p>
          </table:table-cell>
          <table:table-cell office:value-type="float" office:value="826694000" calcext:value-type="float">
            <text:p>826694000</text:p>
          </table:table-cell>
          <table:table-cell office:value-type="float" office:value="826759000" calcext:value-type="float">
            <text:p>826759000</text:p>
          </table:table-cell>
          <table:table-cell office:value-type="float" office:value="826592000" calcext:value-type="float">
            <text:p>826592000</text:p>
          </table:table-cell>
          <table:table-cell office:value-type="float" office:value="825782000" calcext:value-type="float">
            <text:p>825782000</text:p>
          </table:table-cell>
          <table:table-cell office:value-type="float" office:value="826109000" calcext:value-type="float">
            <text:p>826109000</text:p>
          </table:table-cell>
          <table:table-cell office:value-type="float" office:value="824223000" calcext:value-type="float">
            <text:p>824223000</text:p>
          </table:table-cell>
          <table:table-cell office:value-type="float" office:value="826296000" calcext:value-type="float">
            <text:p>826296000</text:p>
          </table:table-cell>
          <table:table-cell office:value-type="float" office:value="826178000" calcext:value-type="float">
            <text:p>826178000</text:p>
          </table:table-cell>
          <table:table-cell office:value-type="float" office:value="826547000" calcext:value-type="float">
            <text:p>826547000</text:p>
          </table:table-cell>
          <table:table-cell office:value-type="float" office:value="825450000" calcext:value-type="float">
            <text:p>825450000</text:p>
          </table:table-cell>
          <table:table-cell office:value-type="float" office:value="826271000" calcext:value-type="float">
            <text:p>826271000</text:p>
          </table:table-cell>
          <table:table-cell office:value-type="float" office:value="826482000" calcext:value-type="float">
            <text:p>826482000</text:p>
          </table:table-cell>
          <table:table-cell office:value-type="float" office:value="832692000" calcext:value-type="float">
            <text:p>832692000</text:p>
          </table:table-cell>
          <table:table-cell office:value-type="float" office:value="832441000" calcext:value-type="float">
            <text:p>832441000</text:p>
          </table:table-cell>
          <table:table-cell office:value-type="float" office:value="832625000" calcext:value-type="float">
            <text:p>832625000</text:p>
          </table:table-cell>
          <table:table-cell office:value-type="float" office:value="832532000" calcext:value-type="float">
            <text:p>832532000</text:p>
          </table:table-cell>
          <table:table-cell office:value-type="float" office:value="832330000" calcext:value-type="float">
            <text:p>832330000</text:p>
          </table:table-cell>
          <table:table-cell office:value-type="float" office:value="830975000" calcext:value-type="float">
            <text:p>830975000</text:p>
          </table:table-cell>
          <table:table-cell office:value-type="float" office:value="832757000" calcext:value-type="float">
            <text:p>832757000</text:p>
          </table:table-cell>
          <table:table-cell office:value-type="float" office:value="831928000" calcext:value-type="float">
            <text:p>831928000</text:p>
          </table:table-cell>
          <table:table-cell office:value-type="float" office:value="832331000" calcext:value-type="float">
            <text:p>832331000</text:p>
          </table:table-cell>
          <table:table-cell office:value-type="float" office:value="829547000" calcext:value-type="float">
            <text:p>829547000</text:p>
          </table:table-cell>
          <table:table-cell office:value-type="float" office:value="832354000" calcext:value-type="float">
            <text:p>832354000</text:p>
          </table:table-cell>
          <table:table-cell office:value-type="float" office:value="830707000" calcext:value-type="float">
            <text:p>830707000</text:p>
          </table:table-cell>
          <table:table-cell office:value-type="float" office:value="832103000" calcext:value-type="float">
            <text:p>832103000</text:p>
          </table:table-cell>
          <table:table-cell office:value-type="float" office:value="832487000" calcext:value-type="float">
            <text:p>832487000</text:p>
          </table:table-cell>
          <table:table-cell office:value-type="float" office:value="831315000" calcext:value-type="float">
            <text:p>831315000</text:p>
          </table:table-cell>
          <table:table-cell office:value-type="float" office:value="832727000" calcext:value-type="float">
            <text:p>832727000</text:p>
          </table:table-cell>
          <table:table-cell office:value-type="float" office:value="831417000" calcext:value-type="float">
            <text:p>831417000</text:p>
          </table:table-cell>
          <table:table-cell office:value-type="float" office:value="831865000" calcext:value-type="float">
            <text:p>831865000</text:p>
          </table:table-cell>
          <table:table-cell office:value-type="float" office:value="831632000" calcext:value-type="float">
            <text:p>831632000</text:p>
          </table:table-cell>
          <table:table-cell office:value-type="float" office:value="830424000" calcext:value-type="float">
            <text:p>830424000</text:p>
          </table:table-cell>
          <table:table-cell office:value-type="float" office:value="830842000" calcext:value-type="float">
            <text:p>830842000</text:p>
          </table:table-cell>
          <table:table-cell office:value-type="float" office:value="832507000" calcext:value-type="float">
            <text:p>832507000</text:p>
          </table:table-cell>
          <table:table-cell office:value-type="float" office:value="832368000" calcext:value-type="float">
            <text:p>832368000</text:p>
          </table:table-cell>
          <table:table-cell office:value-type="float" office:value="832162000" calcext:value-type="float">
            <text:p>832162000</text:p>
          </table:table-cell>
          <table:table-cell office:value-type="float" office:value="831477000" calcext:value-type="float">
            <text:p>831477000</text:p>
          </table:table-cell>
          <table:table-cell office:value-type="float" office:value="832166000" calcext:value-type="float">
            <text:p>832166000</text:p>
          </table:table-cell>
          <table:table-cell office:value-type="float" office:value="832244000" calcext:value-type="float">
            <text:p>832244000</text:p>
          </table:table-cell>
          <table:table-cell office:value-type="float" office:value="829713000" calcext:value-type="float">
            <text:p>829713000</text:p>
          </table:table-cell>
          <table:table-cell office:value-type="float" office:value="831858000" calcext:value-type="float">
            <text:p>831858000</text:p>
          </table:table-cell>
          <table:table-cell office:value-type="float" office:value="832370000" calcext:value-type="float">
            <text:p>832370000</text:p>
          </table:table-cell>
          <table:table-cell office:value-type="float" office:value="832141000" calcext:value-type="float">
            <text:p>832141000</text:p>
          </table:table-cell>
          <table:table-cell office:value-type="float" office:value="831096000" calcext:value-type="float">
            <text:p>831096000</text:p>
          </table:table-cell>
          <table:table-cell office:value-type="float" office:value="832750000" calcext:value-type="float">
            <text:p>832750000</text:p>
          </table:table-cell>
          <table:table-cell office:value-type="float" office:value="832518000" calcext:value-type="float">
            <text:p>832518000</text:p>
          </table:table-cell>
          <table:table-cell office:value-type="float" office:value="831323000" calcext:value-type="float">
            <text:p>831323000</text:p>
          </table:table-cell>
          <table:table-cell office:value-type="float" office:value="832521000" calcext:value-type="float">
            <text:p>832521000</text:p>
          </table:table-cell>
          <table:table-cell office:value-type="float" office:value="832746000" calcext:value-type="float">
            <text:p>832746000</text:p>
          </table:table-cell>
          <table:table-cell office:value-type="float" office:value="832236000" calcext:value-type="float">
            <text:p>832236000</text:p>
          </table:table-cell>
          <table:table-cell office:value-type="float" office:value="831867000" calcext:value-type="float">
            <text:p>831867000</text:p>
          </table:table-cell>
          <table:table-cell office:value-type="float" office:value="832609000" calcext:value-type="float">
            <text:p>832609000</text:p>
          </table:table-cell>
          <table:table-cell office:value-type="float" office:value="832018000" calcext:value-type="float">
            <text:p>832018000</text:p>
          </table:table-cell>
          <table:table-cell office:value-type="float" office:value="832446000" calcext:value-type="float">
            <text:p>832446000</text:p>
          </table:table-cell>
          <table:table-cell office:value-type="float" office:value="831024000" calcext:value-type="float">
            <text:p>831024000</text:p>
          </table:table-cell>
          <table:table-cell office:value-type="float" office:value="832751000" calcext:value-type="float">
            <text:p>832751000</text:p>
          </table:table-cell>
          <table:table-cell office:value-type="float" office:value="832701000" calcext:value-type="float">
            <text:p>832701000</text:p>
          </table:table-cell>
          <table:table-cell office:value-type="float" office:value="831970000" calcext:value-type="float">
            <text:p>831970000</text:p>
          </table:table-cell>
          <table:table-cell office:value-type="float" office:value="832223000" calcext:value-type="float">
            <text:p>832223000</text:p>
          </table:table-cell>
          <table:table-cell office:value-type="float" office:value="830797000" calcext:value-type="float">
            <text:p>830797000</text:p>
          </table:table-cell>
          <table:table-cell office:value-type="float" office:value="832056000" calcext:value-type="float">
            <text:p>832056000</text:p>
          </table:table-cell>
          <table:table-cell office:value-type="float" office:value="832037000" calcext:value-type="float">
            <text:p>832037000</text:p>
          </table:table-cell>
          <table:table-cell office:value-type="float" office:value="831816000" calcext:value-type="float">
            <text:p>831816000</text:p>
          </table:table-cell>
          <table:table-cell office:value-type="float" office:value="831745000" calcext:value-type="float">
            <text:p>831745000</text:p>
          </table:table-cell>
          <table:table-cell office:value-type="float" office:value="832751000" calcext:value-type="float">
            <text:p>832751000</text:p>
          </table:table-cell>
          <table:table-cell office:value-type="float" office:value="832220000" calcext:value-type="float">
            <text:p>832220000</text:p>
          </table:table-cell>
          <table:table-cell office:value-type="float" office:value="832096000" calcext:value-type="float">
            <text:p>832096000</text:p>
          </table:table-cell>
          <table:table-cell office:value-type="float" office:value="832080000" calcext:value-type="float">
            <text:p>832080000</text:p>
          </table:table-cell>
          <table:table-cell office:value-type="float" office:value="831142000" calcext:value-type="float">
            <text:p>831142000</text:p>
          </table:table-cell>
          <table:table-cell office:value-type="float" office:value="831797000" calcext:value-type="float">
            <text:p>831797000</text:p>
          </table:table-cell>
          <table:table-cell office:value-type="float" office:value="831819000" calcext:value-type="float">
            <text:p>831819000</text:p>
          </table:table-cell>
          <table:table-cell office:value-type="float" office:value="832498000" calcext:value-type="float">
            <text:p>832498000</text:p>
          </table:table-cell>
          <table:table-cell office:value-type="float" office:value="832508000" calcext:value-type="float">
            <text:p>832508000</text:p>
          </table:table-cell>
          <table:table-cell office:value-type="float" office:value="832089000" calcext:value-type="float">
            <text:p>832089000</text:p>
          </table:table-cell>
          <table:table-cell office:value-type="float" office:value="830985000" calcext:value-type="float">
            <text:p>830985000</text:p>
          </table:table-cell>
          <table:table-cell office:value-type="float" office:value="832566000" calcext:value-type="float">
            <text:p>832566000</text:p>
          </table:table-cell>
          <table:table-cell office:value-type="float" office:value="832161000" calcext:value-type="float">
            <text:p>832161000</text:p>
          </table:table-cell>
          <table:table-cell office:value-type="float" office:value="832120000" calcext:value-type="float">
            <text:p>832120000</text:p>
          </table:table-cell>
          <table:table-cell office:value-type="float" office:value="832240000" calcext:value-type="float">
            <text:p>832240000</text:p>
          </table:table-cell>
          <table:table-cell office:value-type="float" office:value="832681000" calcext:value-type="float">
            <text:p>832681000</text:p>
          </table:table-cell>
          <table:table-cell office:value-type="float" office:value="831797000" calcext:value-type="float">
            <text:p>831797000</text:p>
          </table:table-cell>
          <table:table-cell office:value-type="float" office:value="832445000" calcext:value-type="float">
            <text:p>832445000</text:p>
          </table:table-cell>
          <table:table-cell office:value-type="float" office:value="830574000" calcext:value-type="float">
            <text:p>830574000</text:p>
          </table:table-cell>
          <table:table-cell office:value-type="float" office:value="832560000" calcext:value-type="float">
            <text:p>832560000</text:p>
          </table:table-cell>
          <table:table-cell office:value-type="float" office:value="832390000" calcext:value-type="float">
            <text:p>832390000</text:p>
          </table:table-cell>
          <table:table-cell office:value-type="float" office:value="832496000" calcext:value-type="float">
            <text:p>832496000</text:p>
          </table:table-cell>
          <table:table-cell office:value-type="float" office:value="832473000" calcext:value-type="float">
            <text:p>832473000</text:p>
          </table:table-cell>
          <table:table-cell office:value-type="float" office:value="831775000" calcext:value-type="float">
            <text:p>831775000</text:p>
          </table:table-cell>
          <table:table-cell office:value-type="float" office:value="830602000" calcext:value-type="float">
            <text:p>830602000</text:p>
          </table:table-cell>
          <table:table-cell office:value-type="float" office:value="832083000" calcext:value-type="float">
            <text:p>832083000</text:p>
          </table:table-cell>
          <table:table-cell office:value-type="float" office:value="831174000" calcext:value-type="float">
            <text:p>831174000</text:p>
          </table:table-cell>
          <table:table-cell office:value-type="float" office:value="831315000" calcext:value-type="float">
            <text:p>831315000</text:p>
          </table:table-cell>
          <table:table-cell office:value-type="float" office:value="832612000" calcext:value-type="float">
            <text:p>832612000</text:p>
          </table:table-cell>
          <table:table-cell office:value-type="float" office:value="832610000" calcext:value-type="float">
            <text:p>832610000</text:p>
          </table:table-cell>
          <table:table-cell office:value-type="float" office:value="832634000" calcext:value-type="float">
            <text:p>832634000</text:p>
          </table:table-cell>
          <table:table-cell office:value-type="float" office:value="831791000" calcext:value-type="float">
            <text:p>831791000</text:p>
          </table:table-cell>
          <table:table-cell office:value-type="float" office:value="831435000" calcext:value-type="float">
            <text:p>831435000</text:p>
          </table:table-cell>
          <table:table-cell office:value-type="float" office:value="832439000" calcext:value-type="float">
            <text:p>832439000</text:p>
          </table:table-cell>
          <table:table-cell office:value-type="float" office:value="832151000" calcext:value-type="float">
            <text:p>832151000</text:p>
          </table:table-cell>
          <table:table-cell office:value-type="float" office:value="832401000" calcext:value-type="float">
            <text:p>832401000</text:p>
          </table:table-cell>
          <table:table-cell office:value-type="float" office:value="832754000" calcext:value-type="float">
            <text:p>832754000</text:p>
          </table:table-cell>
          <table:table-cell office:value-type="float" office:value="832529000" calcext:value-type="float">
            <text:p>832529000</text:p>
          </table:table-cell>
          <table:table-cell office:value-type="float" office:value="832755000" calcext:value-type="float">
            <text:p>832755000</text:p>
          </table:table-cell>
          <table:table-cell office:value-type="float" office:value="832614000" calcext:value-type="float">
            <text:p>832614000</text:p>
          </table:table-cell>
          <table:table-cell office:value-type="float" office:value="832237000" calcext:value-type="float">
            <text:p>832237000</text:p>
          </table:table-cell>
          <table:table-cell office:value-type="float" office:value="832724000" calcext:value-type="float">
            <text:p>832724000</text:p>
          </table:table-cell>
          <table:table-cell office:value-type="float" office:value="832685000" calcext:value-type="float">
            <text:p>832685000</text:p>
          </table:table-cell>
          <table:table-cell office:value-type="float" office:value="831381000" calcext:value-type="float">
            <text:p>831381000</text:p>
          </table:table-cell>
          <table:table-cell office:value-type="float" office:value="832571000" calcext:value-type="float">
            <text:p>832571000</text:p>
          </table:table-cell>
          <table:table-cell office:value-type="float" office:value="831866000" calcext:value-type="float">
            <text:p>831866000</text:p>
          </table:table-cell>
          <table:table-cell office:value-type="float" office:value="832550000" calcext:value-type="float">
            <text:p>832550000</text:p>
          </table:table-cell>
          <table:table-cell office:value-type="float" office:value="831421000" calcext:value-type="float">
            <text:p>831421000</text:p>
          </table:table-cell>
          <table:table-cell office:value-type="float" office:value="832505000" calcext:value-type="float">
            <text:p>832505000</text:p>
          </table:table-cell>
          <table:table-cell office:value-type="float" office:value="832164000" calcext:value-type="float">
            <text:p>832164000</text:p>
          </table:table-cell>
          <table:table-cell office:value-type="float" office:value="830528000" calcext:value-type="float">
            <text:p>830528000</text:p>
          </table:table-cell>
          <table:table-cell office:value-type="float" office:value="832523000" calcext:value-type="float">
            <text:p>832523000</text:p>
          </table:table-cell>
          <table:table-cell office:value-type="float" office:value="831952000" calcext:value-type="float">
            <text:p>831952000</text:p>
          </table:table-cell>
          <table:table-cell office:value-type="float" office:value="832711000" calcext:value-type="float">
            <text:p>832711000</text:p>
          </table:table-cell>
          <table:table-cell office:value-type="float" office:value="832639000" calcext:value-type="float">
            <text:p>832639000</text:p>
          </table:table-cell>
          <table:table-cell office:value-type="float" office:value="832750000" calcext:value-type="float">
            <text:p>832750000</text:p>
          </table:table-cell>
          <table:table-cell office:value-type="float" office:value="832265000" calcext:value-type="float">
            <text:p>832265000</text:p>
          </table:table-cell>
          <table:table-cell office:value-type="float" office:value="831899000" calcext:value-type="float">
            <text:p>831899000</text:p>
          </table:table-cell>
          <table:table-cell office:value-type="float" office:value="832055000" calcext:value-type="float">
            <text:p>832055000</text:p>
          </table:table-cell>
          <table:table-cell office:value-type="float" office:value="831448000" calcext:value-type="float">
            <text:p>831448000</text:p>
          </table:table-cell>
          <table:table-cell office:value-type="float" office:value="832667000" calcext:value-type="float">
            <text:p>832667000</text:p>
          </table:table-cell>
          <table:table-cell office:value-type="float" office:value="832530000" calcext:value-type="float">
            <text:p>832530000</text:p>
          </table:table-cell>
          <table:table-cell office:value-type="float" office:value="830743000" calcext:value-type="float">
            <text:p>830743000</text:p>
          </table:table-cell>
          <table:table-cell office:value-type="float" office:value="831198000" calcext:value-type="float">
            <text:p>831198000</text:p>
          </table:table-cell>
          <table:table-cell office:value-type="float" office:value="831437000" calcext:value-type="float">
            <text:p>831437000</text:p>
          </table:table-cell>
          <table:table-cell office:value-type="float" office:value="832396000" calcext:value-type="float">
            <text:p>832396000</text:p>
          </table:table-cell>
          <table:table-cell office:value-type="float" office:value="832138000" calcext:value-type="float">
            <text:p>832138000</text:p>
          </table:table-cell>
          <table:table-cell office:value-type="float" office:value="832680000" calcext:value-type="float">
            <text:p>832680000</text:p>
          </table:table-cell>
          <table:table-cell office:value-type="float" office:value="832294000" calcext:value-type="float">
            <text:p>832294000</text:p>
          </table:table-cell>
          <table:table-cell office:value-type="float" office:value="832051000" calcext:value-type="float">
            <text:p>832051000</text:p>
          </table:table-cell>
          <table:table-cell table:number-columns-repeated="2" office:value-type="float" office:value="831785000" calcext:value-type="float">
            <text:p>831785000</text:p>
          </table:table-cell>
          <table:table-cell office:value-type="float" office:value="831578000" calcext:value-type="float">
            <text:p>831578000</text:p>
          </table:table-cell>
          <table:table-cell office:value-type="float" office:value="832720000" calcext:value-type="float">
            <text:p>832720000</text:p>
          </table:table-cell>
          <table:table-cell office:value-type="float" office:value="832128000" calcext:value-type="float">
            <text:p>832128000</text:p>
          </table:table-cell>
          <table:table-cell office:value-type="float" office:value="832684000" calcext:value-type="float">
            <text:p>832684000</text:p>
          </table:table-cell>
          <table:table-cell office:value-type="float" office:value="831556000" calcext:value-type="float">
            <text:p>831556000</text:p>
          </table:table-cell>
          <table:table-cell office:value-type="float" office:value="832569000" calcext:value-type="float">
            <text:p>832569000</text:p>
          </table:table-cell>
          <table:table-cell office:value-type="float" office:value="830728000" calcext:value-type="float">
            <text:p>830728000</text:p>
          </table:table-cell>
          <table:table-cell office:value-type="float" office:value="831794000" calcext:value-type="float">
            <text:p>831794000</text:p>
          </table:table-cell>
          <table:table-cell office:value-type="float" office:value="830618000" calcext:value-type="float">
            <text:p>830618000</text:p>
          </table:table-cell>
          <table:table-cell office:value-type="float" office:value="832412000" calcext:value-type="float">
            <text:p>832412000</text:p>
          </table:table-cell>
          <table:table-cell office:value-type="float" office:value="830833000" calcext:value-type="float">
            <text:p>830833000</text:p>
          </table:table-cell>
          <table:table-cell office:value-type="float" office:value="832283000" calcext:value-type="float">
            <text:p>832283000</text:p>
          </table:table-cell>
          <table:table-cell office:value-type="float" office:value="832189000" calcext:value-type="float">
            <text:p>832189000</text:p>
          </table:table-cell>
          <table:table-cell office:value-type="float" office:value="832160000" calcext:value-type="float">
            <text:p>832160000</text:p>
          </table:table-cell>
          <table:table-cell office:value-type="float" office:value="831828000" calcext:value-type="float">
            <text:p>831828000</text:p>
          </table:table-cell>
          <table:table-cell office:value-type="float" office:value="832598000" calcext:value-type="float">
            <text:p>832598000</text:p>
          </table:table-cell>
          <table:table-cell office:value-type="float" office:value="831840000" calcext:value-type="float">
            <text:p>831840000</text:p>
          </table:table-cell>
          <table:table-cell office:value-type="float" office:value="832401000" calcext:value-type="float">
            <text:p>832401000</text:p>
          </table:table-cell>
          <table:table-cell office:value-type="float" office:value="831463000" calcext:value-type="float">
            <text:p>831463000</text:p>
          </table:table-cell>
          <table:table-cell office:value-type="float" office:value="832088000" calcext:value-type="float">
            <text:p>832088000</text:p>
          </table:table-cell>
          <table:table-cell office:value-type="float" office:value="832665000" calcext:value-type="float">
            <text:p>832665000</text:p>
          </table:table-cell>
          <table:table-cell office:value-type="float" office:value="831956000" calcext:value-type="float">
            <text:p>831956000</text:p>
          </table:table-cell>
          <table:table-cell office:value-type="float" office:value="832693000" calcext:value-type="float">
            <text:p>832693000</text:p>
          </table:table-cell>
          <table:table-cell office:value-type="float" office:value="832596000" calcext:value-type="float">
            <text:p>832596000</text:p>
          </table:table-cell>
          <table:table-cell office:value-type="float" office:value="832403000" calcext:value-type="float">
            <text:p>832403000</text:p>
          </table:table-cell>
          <table:table-cell office:value-type="float" office:value="832033000" calcext:value-type="float">
            <text:p>832033000</text:p>
          </table:table-cell>
          <table:table-cell office:value-type="float" office:value="830221000" calcext:value-type="float">
            <text:p>830221000</text:p>
          </table:table-cell>
          <table:table-cell office:value-type="float" office:value="831894000" calcext:value-type="float">
            <text:p>831894000</text:p>
          </table:table-cell>
          <table:table-cell office:value-type="float" office:value="832455000" calcext:value-type="float">
            <text:p>832455000</text:p>
          </table:table-cell>
          <table:table-cell office:value-type="float" office:value="831588000" calcext:value-type="float">
            <text:p>831588000</text:p>
          </table:table-cell>
          <table:table-cell office:value-type="float" office:value="832681000" calcext:value-type="float">
            <text:p>832681000</text:p>
          </table:table-cell>
          <table:table-cell office:value-type="float" office:value="831725000" calcext:value-type="float">
            <text:p>831725000</text:p>
          </table:table-cell>
          <table:table-cell office:value-type="float" office:value="831699000" calcext:value-type="float">
            <text:p>831699000</text:p>
          </table:table-cell>
          <table:table-cell office:value-type="float" office:value="832103000" calcext:value-type="float">
            <text:p>832103000</text:p>
          </table:table-cell>
          <table:table-cell office:value-type="float" office:value="832292000" calcext:value-type="float">
            <text:p>832292000</text:p>
          </table:table-cell>
          <table:table-cell office:value-type="float" office:value="831844000" calcext:value-type="float">
            <text:p>831844000</text:p>
          </table:table-cell>
          <table:table-cell office:value-type="float" office:value="831104000" calcext:value-type="float">
            <text:p>831104000</text:p>
          </table:table-cell>
          <table:table-cell office:value-type="float" office:value="832322000" calcext:value-type="float">
            <text:p>832322000</text:p>
          </table:table-cell>
          <table:table-cell office:value-type="float" office:value="832170000" calcext:value-type="float">
            <text:p>832170000</text:p>
          </table:table-cell>
          <table:table-cell office:value-type="float" office:value="832636000" calcext:value-type="float">
            <text:p>832636000</text:p>
          </table:table-cell>
          <table:table-cell office:value-type="float" office:value="831360000" calcext:value-type="float">
            <text:p>831360000</text:p>
          </table:table-cell>
          <table:table-cell office:value-type="float" office:value="831151000" calcext:value-type="float">
            <text:p>831151000</text:p>
          </table:table-cell>
          <table:table-cell office:value-type="float" office:value="832442000" calcext:value-type="float">
            <text:p>832442000</text:p>
          </table:table-cell>
          <table:table-cell office:value-type="float" office:value="832638000" calcext:value-type="float">
            <text:p>832638000</text:p>
          </table:table-cell>
          <table:table-cell office:value-type="float" office:value="831816000" calcext:value-type="float">
            <text:p>831816000</text:p>
          </table:table-cell>
          <table:table-cell office:value-type="float" office:value="831344000" calcext:value-type="float">
            <text:p>831344000</text:p>
          </table:table-cell>
          <table:table-cell office:value-type="float" office:value="832744000" calcext:value-type="float">
            <text:p>832744000</text:p>
          </table:table-cell>
          <table:table-cell office:value-type="float" office:value="831455000" calcext:value-type="float">
            <text:p>831455000</text:p>
          </table:table-cell>
          <table:table-cell office:value-type="float" office:value="831766000" calcext:value-type="float">
            <text:p>831766000</text:p>
          </table:table-cell>
          <table:table-cell office:value-type="float" office:value="832319000" calcext:value-type="float">
            <text:p>832319000</text:p>
          </table:table-cell>
          <table:table-cell office:value-type="float" office:value="832622000" calcext:value-type="float">
            <text:p>832622000</text:p>
          </table:table-cell>
          <table:table-cell office:value-type="float" office:value="832744000" calcext:value-type="float">
            <text:p>832744000</text:p>
          </table:table-cell>
          <table:table-cell office:value-type="float" office:value="832236000" calcext:value-type="float">
            <text:p>832236000</text:p>
          </table:table-cell>
          <table:table-cell office:value-type="float" office:value="832748000" calcext:value-type="float">
            <text:p>832748000</text:p>
          </table:table-cell>
          <table:table-cell office:value-type="float" office:value="831046000" calcext:value-type="float">
            <text:p>831046000</text:p>
          </table:table-cell>
          <table:table-cell office:value-type="float" office:value="832472000" calcext:value-type="float">
            <text:p>832472000</text:p>
          </table:table-cell>
          <table:table-cell office:value-type="float" office:value="831753000" calcext:value-type="float">
            <text:p>831753000</text:p>
          </table:table-cell>
          <table:table-cell office:value-type="float" office:value="831912000" calcext:value-type="float">
            <text:p>831912000</text:p>
          </table:table-cell>
          <table:table-cell office:value-type="float" office:value="831977000" calcext:value-type="float">
            <text:p>831977000</text:p>
          </table:table-cell>
          <table:table-cell office:value-type="float" office:value="831721000" calcext:value-type="float">
            <text:p>831721000</text:p>
          </table:table-cell>
          <table:table-cell office:value-type="float" office:value="831956000" calcext:value-type="float">
            <text:p>831956000</text:p>
          </table:table-cell>
          <table:table-cell office:value-type="float" office:value="831141000" calcext:value-type="float">
            <text:p>831141000</text:p>
          </table:table-cell>
          <table:table-cell office:value-type="float" office:value="832548000" calcext:value-type="float">
            <text:p>832548000</text:p>
          </table:table-cell>
          <table:table-cell office:value-type="float" office:value="831437000" calcext:value-type="float">
            <text:p>831437000</text:p>
          </table:table-cell>
          <table:table-cell office:value-type="float" office:value="829538000" calcext:value-type="float">
            <text:p>829538000</text:p>
          </table:table-cell>
          <table:table-cell office:value-type="float" office:value="832637000" calcext:value-type="float">
            <text:p>832637000</text:p>
          </table:table-cell>
          <table:table-cell office:value-type="float" office:value="832750000" calcext:value-type="float">
            <text:p>832750000</text:p>
          </table:table-cell>
          <table:table-cell office:value-type="float" office:value="832253000" calcext:value-type="float">
            <text:p>832253000</text:p>
          </table:table-cell>
          <table:table-cell office:value-type="float" office:value="832762000" calcext:value-type="float">
            <text:p>832762000</text:p>
          </table:table-cell>
          <table:table-cell office:value-type="float" office:value="832474000" calcext:value-type="float">
            <text:p>832474000</text:p>
          </table:table-cell>
          <table:table-cell office:value-type="float" office:value="831430000" calcext:value-type="float">
            <text:p>831430000</text:p>
          </table:table-cell>
          <table:table-cell office:value-type="float" office:value="832644000" calcext:value-type="float">
            <text:p>832644000</text:p>
          </table:table-cell>
          <table:table-cell office:value-type="float" office:value="832298000" calcext:value-type="float">
            <text:p>832298000</text:p>
          </table:table-cell>
          <table:table-cell office:value-type="float" office:value="832029000" calcext:value-type="float">
            <text:p>832029000</text:p>
          </table:table-cell>
          <table:table-cell office:value-type="float" office:value="831948000" calcext:value-type="float">
            <text:p>831948000</text:p>
          </table:table-cell>
          <table:table-cell office:value-type="float" office:value="830959000" calcext:value-type="float">
            <text:p>830959000</text:p>
          </table:table-cell>
          <table:table-cell office:value-type="float" office:value="830285000" calcext:value-type="float">
            <text:p>830285000</text:p>
          </table:table-cell>
          <table:table-cell office:value-type="float" office:value="842388000" calcext:value-type="float">
            <text:p>842388000</text:p>
          </table:table-cell>
          <table:table-cell office:value-type="float" office:value="842472000" calcext:value-type="float">
            <text:p>842472000</text:p>
          </table:table-cell>
          <table:table-cell office:value-type="float" office:value="841787000" calcext:value-type="float">
            <text:p>841787000</text:p>
          </table:table-cell>
          <table:table-cell office:value-type="float" office:value="842284000" calcext:value-type="float">
            <text:p>842284000</text:p>
          </table:table-cell>
          <table:table-cell office:value-type="float" office:value="840828000" calcext:value-type="float">
            <text:p>840828000</text:p>
          </table:table-cell>
          <table:table-cell office:value-type="float" office:value="842744000" calcext:value-type="float">
            <text:p>842744000</text:p>
          </table:table-cell>
          <table:table-cell office:value-type="float" office:value="842107000" calcext:value-type="float">
            <text:p>842107000</text:p>
          </table:table-cell>
          <table:table-cell office:value-type="float" office:value="842614000" calcext:value-type="float">
            <text:p>842614000</text:p>
          </table:table-cell>
          <table:table-cell office:value-type="float" office:value="842838000" calcext:value-type="float">
            <text:p>842838000</text:p>
          </table:table-cell>
          <table:table-cell office:value-type="float" office:value="842275000" calcext:value-type="float">
            <text:p>842275000</text:p>
          </table:table-cell>
          <table:table-cell office:value-type="float" office:value="842848000" calcext:value-type="float">
            <text:p>842848000</text:p>
          </table:table-cell>
          <table:table-cell office:value-type="float" office:value="841361000" calcext:value-type="float">
            <text:p>841361000</text:p>
          </table:table-cell>
          <table:table-cell office:value-type="float" office:value="842258000" calcext:value-type="float">
            <text:p>842258000</text:p>
          </table:table-cell>
          <table:table-cell office:value-type="float" office:value="842278000" calcext:value-type="float">
            <text:p>842278000</text:p>
          </table:table-cell>
          <table:table-cell office:value-type="float" office:value="842334000" calcext:value-type="float">
            <text:p>842334000</text:p>
          </table:table-cell>
          <table:table-cell office:value-type="float" office:value="840908000" calcext:value-type="float">
            <text:p>840908000</text:p>
          </table:table-cell>
          <table:table-cell office:value-type="float" office:value="842484000" calcext:value-type="float">
            <text:p>842484000</text:p>
          </table:table-cell>
          <table:table-cell office:value-type="float" office:value="842589000" calcext:value-type="float">
            <text:p>842589000</text:p>
          </table:table-cell>
          <table:table-cell office:value-type="float" office:value="842567000" calcext:value-type="float">
            <text:p>842567000</text:p>
          </table:table-cell>
          <table:table-cell office:value-type="float" office:value="842542000" calcext:value-type="float">
            <text:p>842542000</text:p>
          </table:table-cell>
          <table:table-cell office:value-type="float" office:value="841227000" calcext:value-type="float">
            <text:p>841227000</text:p>
          </table:table-cell>
          <table:table-cell office:value-type="float" office:value="842236000" calcext:value-type="float">
            <text:p>842236000</text:p>
          </table:table-cell>
          <table:table-cell office:value-type="float" office:value="842811000" calcext:value-type="float">
            <text:p>842811000</text:p>
          </table:table-cell>
          <table:table-cell office:value-type="float" office:value="841873000" calcext:value-type="float">
            <text:p>841873000</text:p>
          </table:table-cell>
          <table:table-cell office:value-type="float" office:value="842369000" calcext:value-type="float">
            <text:p>842369000</text:p>
          </table:table-cell>
          <table:table-cell office:value-type="float" office:value="842494000" calcext:value-type="float">
            <text:p>842494000</text:p>
          </table:table-cell>
          <table:table-cell office:value-type="float" office:value="842847000" calcext:value-type="float">
            <text:p>842847000</text:p>
          </table:table-cell>
          <table:table-cell office:value-type="float" office:value="842285000" calcext:value-type="float">
            <text:p>842285000</text:p>
          </table:table-cell>
          <table:table-cell office:value-type="float" office:value="842924000" calcext:value-type="float">
            <text:p>842924000</text:p>
          </table:table-cell>
          <table:table-cell office:value-type="float" office:value="841203000" calcext:value-type="float">
            <text:p>841203000</text:p>
          </table:table-cell>
          <table:table-cell office:value-type="float" office:value="842402000" calcext:value-type="float">
            <text:p>842402000</text:p>
          </table:table-cell>
          <table:table-cell office:value-type="float" office:value="842287000" calcext:value-type="float">
            <text:p>842287000</text:p>
          </table:table-cell>
          <table:table-cell office:value-type="float" office:value="842174000" calcext:value-type="float">
            <text:p>842174000</text:p>
          </table:table-cell>
          <table:table-cell office:value-type="float" office:value="842905000" calcext:value-type="float">
            <text:p>842905000</text:p>
          </table:table-cell>
          <table:table-cell office:value-type="float" office:value="842572000" calcext:value-type="float">
            <text:p>842572000</text:p>
          </table:table-cell>
          <table:table-cell office:value-type="float" office:value="841233000" calcext:value-type="float">
            <text:p>841233000</text:p>
          </table:table-cell>
          <table:table-cell office:value-type="float" office:value="841153000" calcext:value-type="float">
            <text:p>841153000</text:p>
          </table:table-cell>
          <table:table-cell office:value-type="float" office:value="842391000" calcext:value-type="float">
            <text:p>842391000</text:p>
          </table:table-cell>
          <table:table-cell office:value-type="float" office:value="842678000" calcext:value-type="float">
            <text:p>842678000</text:p>
          </table:table-cell>
          <table:table-cell office:value-type="float" office:value="842390000" calcext:value-type="float">
            <text:p>842390000</text:p>
          </table:table-cell>
          <table:table-cell office:value-type="float" office:value="842781000" calcext:value-type="float">
            <text:p>842781000</text:p>
          </table:table-cell>
          <table:table-cell office:value-type="float" office:value="842309000" calcext:value-type="float">
            <text:p>842309000</text:p>
          </table:table-cell>
          <table:table-cell office:value-type="float" office:value="842216000" calcext:value-type="float">
            <text:p>842216000</text:p>
          </table:table-cell>
          <table:table-cell office:value-type="float" office:value="842098000" calcext:value-type="float">
            <text:p>842098000</text:p>
          </table:table-cell>
          <table:table-cell office:value-type="float" office:value="842191000" calcext:value-type="float">
            <text:p>842191000</text:p>
          </table:table-cell>
          <table:table-cell office:value-type="float" office:value="842696000" calcext:value-type="float">
            <text:p>842696000</text:p>
          </table:table-cell>
          <table:table-cell office:value-type="float" office:value="842557000" calcext:value-type="float">
            <text:p>842557000</text:p>
          </table:table-cell>
          <table:table-cell office:value-type="float" office:value="842842000" calcext:value-type="float">
            <text:p>842842000</text:p>
          </table:table-cell>
          <table:table-cell office:value-type="float" office:value="842668000" calcext:value-type="float">
            <text:p>842668000</text:p>
          </table:table-cell>
          <table:table-cell office:value-type="float" office:value="841441000" calcext:value-type="float">
            <text:p>841441000</text:p>
          </table:table-cell>
          <table:table-cell office:value-type="float" office:value="842663000" calcext:value-type="float">
            <text:p>842663000</text:p>
          </table:table-cell>
          <table:table-cell office:value-type="float" office:value="842822000" calcext:value-type="float">
            <text:p>842822000</text:p>
          </table:table-cell>
          <table:table-cell office:value-type="float" office:value="842819000" calcext:value-type="float">
            <text:p>842819000</text:p>
          </table:table-cell>
          <table:table-cell office:value-type="float" office:value="842482000" calcext:value-type="float">
            <text:p>842482000</text:p>
          </table:table-cell>
          <table:table-cell table:number-columns-repeated="2" office:value-type="float" office:value="842216000" calcext:value-type="float">
            <text:p>842216000</text:p>
          </table:table-cell>
          <table:table-cell office:value-type="float" office:value="842285000" calcext:value-type="float">
            <text:p>842285000</text:p>
          </table:table-cell>
          <table:table-cell office:value-type="float" office:value="842637000" calcext:value-type="float">
            <text:p>842637000</text:p>
          </table:table-cell>
          <table:table-cell office:value-type="float" office:value="842053000" calcext:value-type="float">
            <text:p>842053000</text:p>
          </table:table-cell>
          <table:table-cell office:value-type="float" office:value="841478000" calcext:value-type="float">
            <text:p>841478000</text:p>
          </table:table-cell>
          <table:table-cell office:value-type="float" office:value="841864000" calcext:value-type="float">
            <text:p>841864000</text:p>
          </table:table-cell>
          <table:table-cell office:value-type="float" office:value="842891000" calcext:value-type="float">
            <text:p>842891000</text:p>
          </table:table-cell>
          <table:table-cell office:value-type="float" office:value="842091000" calcext:value-type="float">
            <text:p>842091000</text:p>
          </table:table-cell>
          <table:table-cell office:value-type="float" office:value="842290000" calcext:value-type="float">
            <text:p>842290000</text:p>
          </table:table-cell>
          <table:table-cell office:value-type="float" office:value="841752000" calcext:value-type="float">
            <text:p>841752000</text:p>
          </table:table-cell>
          <table:table-cell office:value-type="float" office:value="842076000" calcext:value-type="float">
            <text:p>842076000</text:p>
          </table:table-cell>
          <table:table-cell office:value-type="float" office:value="842013000" calcext:value-type="float">
            <text:p>842013000</text:p>
          </table:table-cell>
          <table:table-cell office:value-type="float" office:value="842153000" calcext:value-type="float">
            <text:p>842153000</text:p>
          </table:table-cell>
          <table:table-cell office:value-type="float" office:value="842461000" calcext:value-type="float">
            <text:p>842461000</text:p>
          </table:table-cell>
          <table:table-cell office:value-type="float" office:value="842429000" calcext:value-type="float">
            <text:p>842429000</text:p>
          </table:table-cell>
          <table:table-cell office:value-type="float" office:value="842796000" calcext:value-type="float">
            <text:p>842796000</text:p>
          </table:table-cell>
          <table:table-cell office:value-type="float" office:value="842690000" calcext:value-type="float">
            <text:p>842690000</text:p>
          </table:table-cell>
          <table:table-cell office:value-type="float" office:value="842786000" calcext:value-type="float">
            <text:p>842786000</text:p>
          </table:table-cell>
          <table:table-cell office:value-type="float" office:value="842714000" calcext:value-type="float">
            <text:p>842714000</text:p>
          </table:table-cell>
          <table:table-cell office:value-type="float" office:value="842144000" calcext:value-type="float">
            <text:p>842144000</text:p>
          </table:table-cell>
          <table:table-cell office:value-type="float" office:value="842713000" calcext:value-type="float">
            <text:p>842713000</text:p>
          </table:table-cell>
          <table:table-cell office:value-type="float" office:value="842261000" calcext:value-type="float">
            <text:p>842261000</text:p>
          </table:table-cell>
          <table:table-cell office:value-type="float" office:value="840724000" calcext:value-type="float">
            <text:p>840724000</text:p>
          </table:table-cell>
          <table:table-cell office:value-type="float" office:value="842824000" calcext:value-type="float">
            <text:p>842824000</text:p>
          </table:table-cell>
          <table:table-cell office:value-type="float" office:value="841895000" calcext:value-type="float">
            <text:p>841895000</text:p>
          </table:table-cell>
          <table:table-cell office:value-type="float" office:value="842889000" calcext:value-type="float">
            <text:p>842889000</text:p>
          </table:table-cell>
          <table:table-cell office:value-type="float" office:value="842356000" calcext:value-type="float">
            <text:p>842356000</text:p>
          </table:table-cell>
          <table:table-cell office:value-type="float" office:value="842894000" calcext:value-type="float">
            <text:p>842894000</text:p>
          </table:table-cell>
          <table:table-cell office:value-type="float" office:value="842652000" calcext:value-type="float">
            <text:p>842652000</text:p>
          </table:table-cell>
          <table:table-cell office:value-type="float" office:value="842606000" calcext:value-type="float">
            <text:p>842606000</text:p>
          </table:table-cell>
          <table:table-cell office:value-type="float" office:value="842290000" calcext:value-type="float">
            <text:p>842290000</text:p>
          </table:table-cell>
          <table:table-cell office:value-type="float" office:value="842669000" calcext:value-type="float">
            <text:p>842669000</text:p>
          </table:table-cell>
          <table:table-cell office:value-type="float" office:value="842719000" calcext:value-type="float">
            <text:p>842719000</text:p>
          </table:table-cell>
          <table:table-cell office:value-type="float" office:value="842974000" calcext:value-type="float">
            <text:p>842974000</text:p>
          </table:table-cell>
          <table:table-cell office:value-type="float" office:value="842700000" calcext:value-type="float">
            <text:p>842700000</text:p>
          </table:table-cell>
          <table:table-cell office:value-type="float" office:value="842688000" calcext:value-type="float">
            <text:p>842688000</text:p>
          </table:table-cell>
          <table:table-cell office:value-type="float" office:value="842958000" calcext:value-type="float">
            <text:p>842958000</text:p>
          </table:table-cell>
          <table:table-cell office:value-type="float" office:value="842921000" calcext:value-type="float">
            <text:p>842921000</text:p>
          </table:table-cell>
          <table:table-cell office:value-type="float" office:value="841977000" calcext:value-type="float">
            <text:p>841977000</text:p>
          </table:table-cell>
          <table:table-cell office:value-type="float" office:value="842709000" calcext:value-type="float">
            <text:p>842709000</text:p>
          </table:table-cell>
          <table:table-cell office:value-type="float" office:value="842794000" calcext:value-type="float">
            <text:p>842794000</text:p>
          </table:table-cell>
          <table:table-cell office:value-type="float" office:value="842335000" calcext:value-type="float">
            <text:p>842335000</text:p>
          </table:table-cell>
          <table:table-cell office:value-type="float" office:value="842860000" calcext:value-type="float">
            <text:p>842860000</text:p>
          </table:table-cell>
          <table:table-cell office:value-type="float" office:value="842595000" calcext:value-type="float">
            <text:p>842595000</text:p>
          </table:table-cell>
          <table:table-cell office:value-type="float" office:value="842917000" calcext:value-type="float">
            <text:p>842917000</text:p>
          </table:table-cell>
          <table:table-cell office:value-type="float" office:value="842847000" calcext:value-type="float">
            <text:p>842847000</text:p>
          </table:table-cell>
          <table:table-cell office:value-type="float" office:value="842051000" calcext:value-type="float">
            <text:p>842051000</text:p>
          </table:table-cell>
          <table:table-cell office:value-type="float" office:value="842709000" calcext:value-type="float">
            <text:p>842709000</text:p>
          </table:table-cell>
          <table:table-cell office:value-type="float" office:value="842184000" calcext:value-type="float">
            <text:p>842184000</text:p>
          </table:table-cell>
          <table:table-cell office:value-type="float" office:value="842854000" calcext:value-type="float">
            <text:p>842854000</text:p>
          </table:table-cell>
          <table:table-cell office:value-type="float" office:value="842005000" calcext:value-type="float">
            <text:p>842005000</text:p>
          </table:table-cell>
          <table:table-cell office:value-type="float" office:value="842649000" calcext:value-type="float">
            <text:p>842649000</text:p>
          </table:table-cell>
          <table:table-cell office:value-type="float" office:value="842438000" calcext:value-type="float">
            <text:p>842438000</text:p>
          </table:table-cell>
          <table:table-cell office:value-type="float" office:value="841805000" calcext:value-type="float">
            <text:p>841805000</text:p>
          </table:table-cell>
          <table:table-cell office:value-type="float" office:value="841278000" calcext:value-type="float">
            <text:p>841278000</text:p>
          </table:table-cell>
          <table:table-cell office:value-type="float" office:value="841452000" calcext:value-type="float">
            <text:p>841452000</text:p>
          </table:table-cell>
          <table:table-cell office:value-type="float" office:value="842991000" calcext:value-type="float">
            <text:p>842991000</text:p>
          </table:table-cell>
          <table:table-cell office:value-type="float" office:value="843005000" calcext:value-type="float">
            <text:p>843005000</text:p>
          </table:table-cell>
          <table:table-cell office:value-type="float" office:value="842375000" calcext:value-type="float">
            <text:p>842375000</text:p>
          </table:table-cell>
          <table:table-cell office:value-type="float" office:value="842519000" calcext:value-type="float">
            <text:p>842519000</text:p>
          </table:table-cell>
          <table:table-cell office:value-type="float" office:value="842677000" calcext:value-type="float">
            <text:p>842677000</text:p>
          </table:table-cell>
          <table:table-cell office:value-type="float" office:value="842455000" calcext:value-type="float">
            <text:p>842455000</text:p>
          </table:table-cell>
          <table:table-cell office:value-type="float" office:value="842478000" calcext:value-type="float">
            <text:p>842478000</text:p>
          </table:table-cell>
          <table:table-cell office:value-type="float" office:value="841103000" calcext:value-type="float">
            <text:p>841103000</text:p>
          </table:table-cell>
          <table:table-cell office:value-type="float" office:value="842467000" calcext:value-type="float">
            <text:p>842467000</text:p>
          </table:table-cell>
          <table:table-cell office:value-type="float" office:value="841986000" calcext:value-type="float">
            <text:p>841986000</text:p>
          </table:table-cell>
          <table:table-cell office:value-type="float" office:value="841967000" calcext:value-type="float">
            <text:p>841967000</text:p>
          </table:table-cell>
          <table:table-cell office:value-type="float" office:value="842773000" calcext:value-type="float">
            <text:p>842773000</text:p>
          </table:table-cell>
          <table:table-cell office:value-type="float" office:value="841926000" calcext:value-type="float">
            <text:p>841926000</text:p>
          </table:table-cell>
          <table:table-cell office:value-type="float" office:value="842456000" calcext:value-type="float">
            <text:p>842456000</text:p>
          </table:table-cell>
          <table:table-cell office:value-type="float" office:value="842846000" calcext:value-type="float">
            <text:p>842846000</text:p>
          </table:table-cell>
          <table:table-cell office:value-type="float" office:value="842066000" calcext:value-type="float">
            <text:p>842066000</text:p>
          </table:table-cell>
          <table:table-cell office:value-type="float" office:value="842921000" calcext:value-type="float">
            <text:p>842921000</text:p>
          </table:table-cell>
          <table:table-cell office:value-type="float" office:value="842997000" calcext:value-type="float">
            <text:p>842997000</text:p>
          </table:table-cell>
          <table:table-cell office:value-type="float" office:value="840846000" calcext:value-type="float">
            <text:p>840846000</text:p>
          </table:table-cell>
          <table:table-cell office:value-type="float" office:value="842377000" calcext:value-type="float">
            <text:p>842377000</text:p>
          </table:table-cell>
          <table:table-cell office:value-type="float" office:value="842265000" calcext:value-type="float">
            <text:p>842265000</text:p>
          </table:table-cell>
          <table:table-cell office:value-type="float" office:value="842989000" calcext:value-type="float">
            <text:p>842989000</text:p>
          </table:table-cell>
          <table:table-cell office:value-type="float" office:value="842780000" calcext:value-type="float">
            <text:p>842780000</text:p>
          </table:table-cell>
          <table:table-cell office:value-type="float" office:value="841390000" calcext:value-type="float">
            <text:p>841390000</text:p>
          </table:table-cell>
          <table:table-cell office:value-type="float" office:value="842972000" calcext:value-type="float">
            <text:p>842972000</text:p>
          </table:table-cell>
          <table:table-cell office:value-type="float" office:value="842134000" calcext:value-type="float">
            <text:p>842134000</text:p>
          </table:table-cell>
          <table:table-cell office:value-type="float" office:value="842163000" calcext:value-type="float">
            <text:p>842163000</text:p>
          </table:table-cell>
          <table:table-cell office:value-type="float" office:value="842679000" calcext:value-type="float">
            <text:p>842679000</text:p>
          </table:table-cell>
          <table:table-cell office:value-type="float" office:value="842995000" calcext:value-type="float">
            <text:p>842995000</text:p>
          </table:table-cell>
          <table:table-cell office:value-type="float" office:value="842435000" calcext:value-type="float">
            <text:p>842435000</text:p>
          </table:table-cell>
          <table:table-cell office:value-type="float" office:value="842587000" calcext:value-type="float">
            <text:p>842587000</text:p>
          </table:table-cell>
          <table:table-cell office:value-type="float" office:value="842496000" calcext:value-type="float">
            <text:p>842496000</text:p>
          </table:table-cell>
          <table:table-cell office:value-type="float" office:value="842768000" calcext:value-type="float">
            <text:p>842768000</text:p>
          </table:table-cell>
          <table:table-cell office:value-type="float" office:value="842992000" calcext:value-type="float">
            <text:p>842992000</text:p>
          </table:table-cell>
          <table:table-cell office:value-type="float" office:value="842412000" calcext:value-type="float">
            <text:p>842412000</text:p>
          </table:table-cell>
          <table:table-cell office:value-type="float" office:value="842365000" calcext:value-type="float">
            <text:p>842365000</text:p>
          </table:table-cell>
          <table:table-cell office:value-type="float" office:value="840760000" calcext:value-type="float">
            <text:p>840760000</text:p>
          </table:table-cell>
          <table:table-cell office:value-type="float" office:value="842874000" calcext:value-type="float">
            <text:p>842874000</text:p>
          </table:table-cell>
          <table:table-cell office:value-type="float" office:value="842634000" calcext:value-type="float">
            <text:p>842634000</text:p>
          </table:table-cell>
          <table:table-cell office:value-type="float" office:value="842903000" calcext:value-type="float">
            <text:p>842903000</text:p>
          </table:table-cell>
          <table:table-cell office:value-type="float" office:value="842731000" calcext:value-type="float">
            <text:p>842731000</text:p>
          </table:table-cell>
          <table:table-cell office:value-type="float" office:value="842442000" calcext:value-type="float">
            <text:p>842442000</text:p>
          </table:table-cell>
          <table:table-cell office:value-type="float" office:value="842369000" calcext:value-type="float">
            <text:p>842369000</text:p>
          </table:table-cell>
          <table:table-cell office:value-type="float" office:value="842642000" calcext:value-type="float">
            <text:p>842642000</text:p>
          </table:table-cell>
          <table:table-cell office:value-type="float" office:value="842854000" calcext:value-type="float">
            <text:p>842854000</text:p>
          </table:table-cell>
          <table:table-cell office:value-type="float" office:value="842570000" calcext:value-type="float">
            <text:p>842570000</text:p>
          </table:table-cell>
          <table:table-cell office:value-type="float" office:value="842865000" calcext:value-type="float">
            <text:p>842865000</text:p>
          </table:table-cell>
          <table:table-cell office:value-type="float" office:value="842092000" calcext:value-type="float">
            <text:p>842092000</text:p>
          </table:table-cell>
          <table:table-cell office:value-type="float" office:value="842647000" calcext:value-type="float">
            <text:p>842647000</text:p>
          </table:table-cell>
          <table:table-cell office:value-type="float" office:value="842978000" calcext:value-type="float">
            <text:p>842978000</text:p>
          </table:table-cell>
          <table:table-cell office:value-type="float" office:value="842315000" calcext:value-type="float">
            <text:p>842315000</text:p>
          </table:table-cell>
          <table:table-cell office:value-type="float" office:value="842344000" calcext:value-type="float">
            <text:p>842344000</text:p>
          </table:table-cell>
          <table:table-cell office:value-type="float" office:value="842558000" calcext:value-type="float">
            <text:p>842558000</text:p>
          </table:table-cell>
          <table:table-cell office:value-type="float" office:value="842182000" calcext:value-type="float">
            <text:p>842182000</text:p>
          </table:table-cell>
          <table:table-cell office:value-type="float" office:value="842840000" calcext:value-type="float">
            <text:p>842840000</text:p>
          </table:table-cell>
          <table:table-cell office:value-type="float" office:value="841298000" calcext:value-type="float">
            <text:p>841298000</text:p>
          </table:table-cell>
          <table:table-cell office:value-type="float" office:value="842644000" calcext:value-type="float">
            <text:p>842644000</text:p>
          </table:table-cell>
          <table:table-cell office:value-type="float" office:value="842389000" calcext:value-type="float">
            <text:p>842389000</text:p>
          </table:table-cell>
          <table:table-cell office:value-type="float" office:value="841719000" calcext:value-type="float">
            <text:p>841719000</text:p>
          </table:table-cell>
          <table:table-cell office:value-type="float" office:value="842189000" calcext:value-type="float">
            <text:p>842189000</text:p>
          </table:table-cell>
          <table:table-cell office:value-type="float" office:value="842592000" calcext:value-type="float">
            <text:p>842592000</text:p>
          </table:table-cell>
          <table:table-cell office:value-type="float" office:value="842785000" calcext:value-type="float">
            <text:p>842785000</text:p>
          </table:table-cell>
          <table:table-cell office:value-type="float" office:value="842206000" calcext:value-type="float">
            <text:p>842206000</text:p>
          </table:table-cell>
          <table:table-cell office:value-type="float" office:value="842548000" calcext:value-type="float">
            <text:p>842548000</text:p>
          </table:table-cell>
          <table:table-cell office:value-type="float" office:value="842417000" calcext:value-type="float">
            <text:p>842417000</text:p>
          </table:table-cell>
          <table:table-cell office:value-type="float" office:value="842983000" calcext:value-type="float">
            <text:p>842983000</text:p>
          </table:table-cell>
          <table:table-cell office:value-type="float" office:value="842777000" calcext:value-type="float">
            <text:p>842777000</text:p>
          </table:table-cell>
          <table:table-cell office:value-type="float" office:value="842150000" calcext:value-type="float">
            <text:p>842150000</text:p>
          </table:table-cell>
          <table:table-cell office:value-type="float" office:value="842554000" calcext:value-type="float">
            <text:p>842554000</text:p>
          </table:table-cell>
          <table:table-cell office:value-type="float" office:value="841166000" calcext:value-type="float">
            <text:p>841166000</text:p>
          </table:table-cell>
          <table:table-cell office:value-type="float" office:value="841938000" calcext:value-type="float">
            <text:p>841938000</text:p>
          </table:table-cell>
          <table:table-cell office:value-type="float" office:value="842669000" calcext:value-type="float">
            <text:p>842669000</text:p>
          </table:table-cell>
          <table:table-cell office:value-type="float" office:value="840727000" calcext:value-type="float">
            <text:p>840727000</text:p>
          </table:table-cell>
          <table:table-cell office:value-type="float" office:value="840575000" calcext:value-type="float">
            <text:p>840575000</text:p>
          </table:table-cell>
          <table:table-cell office:value-type="float" office:value="842958000" calcext:value-type="float">
            <text:p>842958000</text:p>
          </table:table-cell>
          <table:table-cell office:value-type="float" office:value="842854000" calcext:value-type="float">
            <text:p>842854000</text:p>
          </table:table-cell>
          <table:table-cell office:value-type="float" office:value="842413000" calcext:value-type="float">
            <text:p>842413000</text:p>
          </table:table-cell>
          <table:table-cell office:value-type="float" office:value="842626000" calcext:value-type="float">
            <text:p>842626000</text:p>
          </table:table-cell>
          <table:table-cell office:value-type="float" office:value="842745000" calcext:value-type="float">
            <text:p>842745000</text:p>
          </table:table-cell>
          <table:table-cell office:value-type="float" office:value="842072000" calcext:value-type="float">
            <text:p>842072000</text:p>
          </table:table-cell>
          <table:table-cell office:value-type="float" office:value="842771000" calcext:value-type="float">
            <text:p>842771000</text:p>
          </table:table-cell>
          <table:table-cell office:value-type="float" office:value="842758000" calcext:value-type="float">
            <text:p>842758000</text:p>
          </table:table-cell>
          <table:table-cell office:value-type="float" office:value="842848000" calcext:value-type="float">
            <text:p>842848000</text:p>
          </table:table-cell>
          <table:table-cell office:value-type="float" office:value="842355000" calcext:value-type="float">
            <text:p>842355000</text:p>
          </table:table-cell>
          <table:table-cell office:value-type="float" office:value="840679000" calcext:value-type="float">
            <text:p>840679000</text:p>
          </table:table-cell>
          <table:table-cell office:value-type="float" office:value="842785000" calcext:value-type="float">
            <text:p>842785000</text:p>
          </table:table-cell>
          <table:table-cell office:value-type="float" office:value="842950000" calcext:value-type="float">
            <text:p>842950000</text:p>
          </table:table-cell>
          <table:table-cell office:value-type="float" office:value="842865000" calcext:value-type="float">
            <text:p>842865000</text:p>
          </table:table-cell>
          <table:table-cell office:value-type="float" office:value="842094000" calcext:value-type="float">
            <text:p>842094000</text:p>
          </table:table-cell>
          <table:table-cell office:value-type="float" office:value="842880000" calcext:value-type="float">
            <text:p>842880000</text:p>
          </table:table-cell>
          <table:table-cell office:value-type="float" office:value="847372000" calcext:value-type="float">
            <text:p>847372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 swaps</text:p>
          </table:table-cell>
          <table:table-cell office:value-type="float" office:value="778230000" calcext:value-type="float">
            <text:p>778230000</text:p>
          </table:table-cell>
          <table:table-cell office:value-type="float" office:value="777487000" calcext:value-type="float">
            <text:p>777487000</text:p>
          </table:table-cell>
          <table:table-cell office:value-type="float" office:value="777988000" calcext:value-type="float">
            <text:p>777988000</text:p>
          </table:table-cell>
          <table:table-cell office:value-type="float" office:value="776972000" calcext:value-type="float">
            <text:p>776972000</text:p>
          </table:table-cell>
          <table:table-cell office:value-type="float" office:value="778790000" calcext:value-type="float">
            <text:p>778790000</text:p>
          </table:table-cell>
          <table:table-cell office:value-type="float" office:value="778287000" calcext:value-type="float">
            <text:p>778287000</text:p>
          </table:table-cell>
          <table:table-cell office:value-type="float" office:value="777325000" calcext:value-type="float">
            <text:p>777325000</text:p>
          </table:table-cell>
          <table:table-cell office:value-type="float" office:value="778650000" calcext:value-type="float">
            <text:p>778650000</text:p>
          </table:table-cell>
          <table:table-cell office:value-type="float" office:value="778395000" calcext:value-type="float">
            <text:p>778395000</text:p>
          </table:table-cell>
          <table:table-cell office:value-type="float" office:value="778366000" calcext:value-type="float">
            <text:p>778366000</text:p>
          </table:table-cell>
          <table:table-cell office:value-type="float" office:value="777671000" calcext:value-type="float">
            <text:p>777671000</text:p>
          </table:table-cell>
          <table:table-cell office:value-type="float" office:value="776866000" calcext:value-type="float">
            <text:p>776866000</text:p>
          </table:table-cell>
          <table:table-cell office:value-type="float" office:value="778415000" calcext:value-type="float">
            <text:p>778415000</text:p>
          </table:table-cell>
          <table:table-cell office:value-type="float" office:value="777224000" calcext:value-type="float">
            <text:p>777224000</text:p>
          </table:table-cell>
          <table:table-cell office:value-type="float" office:value="778419000" calcext:value-type="float">
            <text:p>778419000</text:p>
          </table:table-cell>
          <table:table-cell office:value-type="float" office:value="778095000" calcext:value-type="float">
            <text:p>778095000</text:p>
          </table:table-cell>
          <table:table-cell office:value-type="float" office:value="778736000" calcext:value-type="float">
            <text:p>778736000</text:p>
          </table:table-cell>
          <table:table-cell office:value-type="float" office:value="778170000" calcext:value-type="float">
            <text:p>778170000</text:p>
          </table:table-cell>
          <table:table-cell office:value-type="float" office:value="778641000" calcext:value-type="float">
            <text:p>778641000</text:p>
          </table:table-cell>
          <table:table-cell office:value-type="float" office:value="778508000" calcext:value-type="float">
            <text:p>778508000</text:p>
          </table:table-cell>
          <table:table-cell office:value-type="float" office:value="778675000" calcext:value-type="float">
            <text:p>778675000</text:p>
          </table:table-cell>
          <table:table-cell office:value-type="float" office:value="778769000" calcext:value-type="float">
            <text:p>778769000</text:p>
          </table:table-cell>
          <table:table-cell office:value-type="float" office:value="777866000" calcext:value-type="float">
            <text:p>777866000</text:p>
          </table:table-cell>
          <table:table-cell office:value-type="float" office:value="777751000" calcext:value-type="float">
            <text:p>777751000</text:p>
          </table:table-cell>
          <table:table-cell office:value-type="float" office:value="778308000" calcext:value-type="float">
            <text:p>778308000</text:p>
          </table:table-cell>
          <table:table-cell office:value-type="float" office:value="777079000" calcext:value-type="float">
            <text:p>777079000</text:p>
          </table:table-cell>
          <table:table-cell office:value-type="float" office:value="778837000" calcext:value-type="float">
            <text:p>778837000</text:p>
          </table:table-cell>
          <table:table-cell office:value-type="float" office:value="778172000" calcext:value-type="float">
            <text:p>778172000</text:p>
          </table:table-cell>
          <table:table-cell office:value-type="float" office:value="778637000" calcext:value-type="float">
            <text:p>778637000</text:p>
          </table:table-cell>
          <table:table-cell office:value-type="float" office:value="777199000" calcext:value-type="float">
            <text:p>777199000</text:p>
          </table:table-cell>
          <table:table-cell office:value-type="float" office:value="777431000" calcext:value-type="float">
            <text:p>777431000</text:p>
          </table:table-cell>
          <table:table-cell office:value-type="float" office:value="778840000" calcext:value-type="float">
            <text:p>778840000</text:p>
          </table:table-cell>
          <table:table-cell office:value-type="float" office:value="778535000" calcext:value-type="float">
            <text:p>778535000</text:p>
          </table:table-cell>
          <table:table-cell office:value-type="float" office:value="777775000" calcext:value-type="float">
            <text:p>777775000</text:p>
          </table:table-cell>
          <table:table-cell office:value-type="float" office:value="778261000" calcext:value-type="float">
            <text:p>778261000</text:p>
          </table:table-cell>
          <table:table-cell office:value-type="float" office:value="778573000" calcext:value-type="float">
            <text:p>778573000</text:p>
          </table:table-cell>
          <table:table-cell office:value-type="float" office:value="778396000" calcext:value-type="float">
            <text:p>778396000</text:p>
          </table:table-cell>
          <table:table-cell office:value-type="float" office:value="778192000" calcext:value-type="float">
            <text:p>778192000</text:p>
          </table:table-cell>
          <table:table-cell office:value-type="float" office:value="778272000" calcext:value-type="float">
            <text:p>778272000</text:p>
          </table:table-cell>
          <table:table-cell office:value-type="float" office:value="778862000" calcext:value-type="float">
            <text:p>778862000</text:p>
          </table:table-cell>
          <table:table-cell office:value-type="float" office:value="776854000" calcext:value-type="float">
            <text:p>776854000</text:p>
          </table:table-cell>
          <table:table-cell office:value-type="float" office:value="777832000" calcext:value-type="float">
            <text:p>777832000</text:p>
          </table:table-cell>
          <table:table-cell office:value-type="float" office:value="778551000" calcext:value-type="float">
            <text:p>778551000</text:p>
          </table:table-cell>
          <table:table-cell office:value-type="float" office:value="777945000" calcext:value-type="float">
            <text:p>777945000</text:p>
          </table:table-cell>
          <table:table-cell office:value-type="float" office:value="779316000" calcext:value-type="float">
            <text:p>779316000</text:p>
          </table:table-cell>
          <table:table-cell office:value-type="float" office:value="778202000" calcext:value-type="float">
            <text:p>778202000</text:p>
          </table:table-cell>
          <table:table-cell office:value-type="float" office:value="778753000" calcext:value-type="float">
            <text:p>778753000</text:p>
          </table:table-cell>
          <table:table-cell office:value-type="float" office:value="778609000" calcext:value-type="float">
            <text:p>778609000</text:p>
          </table:table-cell>
          <table:table-cell office:value-type="float" office:value="778901000" calcext:value-type="float">
            <text:p>778901000</text:p>
          </table:table-cell>
          <table:table-cell office:value-type="float" office:value="778036000" calcext:value-type="float">
            <text:p>778036000</text:p>
          </table:table-cell>
          <table:table-cell office:value-type="float" office:value="778897000" calcext:value-type="float">
            <text:p>778897000</text:p>
          </table:table-cell>
          <table:table-cell office:value-type="float" office:value="778454000" calcext:value-type="float">
            <text:p>778454000</text:p>
          </table:table-cell>
          <table:table-cell office:value-type="float" office:value="776824000" calcext:value-type="float">
            <text:p>776824000</text:p>
          </table:table-cell>
          <table:table-cell office:value-type="float" office:value="778260000" calcext:value-type="float">
            <text:p>778260000</text:p>
          </table:table-cell>
          <table:table-cell office:value-type="float" office:value="778695000" calcext:value-type="float">
            <text:p>778695000</text:p>
          </table:table-cell>
          <table:table-cell office:value-type="float" office:value="778669000" calcext:value-type="float">
            <text:p>778669000</text:p>
          </table:table-cell>
          <table:table-cell office:value-type="float" office:value="777798000" calcext:value-type="float">
            <text:p>777798000</text:p>
          </table:table-cell>
          <table:table-cell office:value-type="float" office:value="778128000" calcext:value-type="float">
            <text:p>778128000</text:p>
          </table:table-cell>
          <table:table-cell office:value-type="float" office:value="778665000" calcext:value-type="float">
            <text:p>778665000</text:p>
          </table:table-cell>
          <table:table-cell office:value-type="float" office:value="778566000" calcext:value-type="float">
            <text:p>778566000</text:p>
          </table:table-cell>
          <table:table-cell office:value-type="float" office:value="778114000" calcext:value-type="float">
            <text:p>778114000</text:p>
          </table:table-cell>
          <table:table-cell office:value-type="float" office:value="777135000" calcext:value-type="float">
            <text:p>777135000</text:p>
          </table:table-cell>
          <table:table-cell office:value-type="float" office:value="778707000" calcext:value-type="float">
            <text:p>778707000</text:p>
          </table:table-cell>
          <table:table-cell office:value-type="float" office:value="777914000" calcext:value-type="float">
            <text:p>777914000</text:p>
          </table:table-cell>
          <table:table-cell office:value-type="float" office:value="777726000" calcext:value-type="float">
            <text:p>777726000</text:p>
          </table:table-cell>
          <table:table-cell office:value-type="float" office:value="778618000" calcext:value-type="float">
            <text:p>778618000</text:p>
          </table:table-cell>
          <table:table-cell office:value-type="float" office:value="777980000" calcext:value-type="float">
            <text:p>777980000</text:p>
          </table:table-cell>
          <table:table-cell office:value-type="float" office:value="777862000" calcext:value-type="float">
            <text:p>777862000</text:p>
          </table:table-cell>
          <table:table-cell office:value-type="float" office:value="778592000" calcext:value-type="float">
            <text:p>778592000</text:p>
          </table:table-cell>
          <table:table-cell office:value-type="float" office:value="777799000" calcext:value-type="float">
            <text:p>777799000</text:p>
          </table:table-cell>
          <table:table-cell office:value-type="float" office:value="777268000" calcext:value-type="float">
            <text:p>777268000</text:p>
          </table:table-cell>
          <table:table-cell office:value-type="float" office:value="778495000" calcext:value-type="float">
            <text:p>778495000</text:p>
          </table:table-cell>
          <table:table-cell office:value-type="float" office:value="777778000" calcext:value-type="float">
            <text:p>777778000</text:p>
          </table:table-cell>
          <table:table-cell office:value-type="float" office:value="778575000" calcext:value-type="float">
            <text:p>778575000</text:p>
          </table:table-cell>
          <table:table-cell office:value-type="float" office:value="777423000" calcext:value-type="float">
            <text:p>777423000</text:p>
          </table:table-cell>
          <table:table-cell office:value-type="float" office:value="778648000" calcext:value-type="float">
            <text:p>778648000</text:p>
          </table:table-cell>
          <table:table-cell office:value-type="float" office:value="778288000" calcext:value-type="float">
            <text:p>778288000</text:p>
          </table:table-cell>
          <table:table-cell office:value-type="float" office:value="778437000" calcext:value-type="float">
            <text:p>778437000</text:p>
          </table:table-cell>
          <table:table-cell office:value-type="float" office:value="778267000" calcext:value-type="float">
            <text:p>778267000</text:p>
          </table:table-cell>
          <table:table-cell office:value-type="float" office:value="778191000" calcext:value-type="float">
            <text:p>778191000</text:p>
          </table:table-cell>
          <table:table-cell office:value-type="float" office:value="778634000" calcext:value-type="float">
            <text:p>778634000</text:p>
          </table:table-cell>
          <table:table-cell office:value-type="float" office:value="778606000" calcext:value-type="float">
            <text:p>778606000</text:p>
          </table:table-cell>
          <table:table-cell office:value-type="float" office:value="778521000" calcext:value-type="float">
            <text:p>778521000</text:p>
          </table:table-cell>
          <table:table-cell office:value-type="float" office:value="778167000" calcext:value-type="float">
            <text:p>778167000</text:p>
          </table:table-cell>
          <table:table-cell office:value-type="float" office:value="778192000" calcext:value-type="float">
            <text:p>778192000</text:p>
          </table:table-cell>
          <table:table-cell office:value-type="float" office:value="778385000" calcext:value-type="float">
            <text:p>778385000</text:p>
          </table:table-cell>
          <table:table-cell office:value-type="float" office:value="778080000" calcext:value-type="float">
            <text:p>778080000</text:p>
          </table:table-cell>
          <table:table-cell office:value-type="float" office:value="777347000" calcext:value-type="float">
            <text:p>777347000</text:p>
          </table:table-cell>
          <table:table-cell office:value-type="float" office:value="778056000" calcext:value-type="float">
            <text:p>778056000</text:p>
          </table:table-cell>
          <table:table-cell office:value-type="float" office:value="779060000" calcext:value-type="float">
            <text:p>779060000</text:p>
          </table:table-cell>
          <table:table-cell office:value-type="float" office:value="778386000" calcext:value-type="float">
            <text:p>778386000</text:p>
          </table:table-cell>
          <table:table-cell office:value-type="float" office:value="778769000" calcext:value-type="float">
            <text:p>778769000</text:p>
          </table:table-cell>
          <table:table-cell office:value-type="float" office:value="778362000" calcext:value-type="float">
            <text:p>778362000</text:p>
          </table:table-cell>
          <table:table-cell office:value-type="float" office:value="778361000" calcext:value-type="float">
            <text:p>778361000</text:p>
          </table:table-cell>
          <table:table-cell office:value-type="float" office:value="776048000" calcext:value-type="float">
            <text:p>776048000</text:p>
          </table:table-cell>
          <table:table-cell office:value-type="float" office:value="777285000" calcext:value-type="float">
            <text:p>777285000</text:p>
          </table:table-cell>
          <table:table-cell office:value-type="float" office:value="777496000" calcext:value-type="float">
            <text:p>777496000</text:p>
          </table:table-cell>
          <table:table-cell office:value-type="float" office:value="777879000" calcext:value-type="float">
            <text:p>777879000</text:p>
          </table:table-cell>
          <table:table-cell office:value-type="float" office:value="778763000" calcext:value-type="float">
            <text:p>778763000</text:p>
          </table:table-cell>
          <table:table-cell office:value-type="float" office:value="777464000" calcext:value-type="float">
            <text:p>777464000</text:p>
          </table:table-cell>
          <table:table-cell office:value-type="float" office:value="778760000" calcext:value-type="float">
            <text:p>778760000</text:p>
          </table:table-cell>
          <table:table-cell office:value-type="float" office:value="777603000" calcext:value-type="float">
            <text:p>777603000</text:p>
          </table:table-cell>
          <table:table-cell office:value-type="float" office:value="778379000" calcext:value-type="float">
            <text:p>778379000</text:p>
          </table:table-cell>
          <table:table-cell office:value-type="float" office:value="778475000" calcext:value-type="float">
            <text:p>778475000</text:p>
          </table:table-cell>
          <table:table-cell office:value-type="float" office:value="778571000" calcext:value-type="float">
            <text:p>778571000</text:p>
          </table:table-cell>
          <table:table-cell office:value-type="float" office:value="777550000" calcext:value-type="float">
            <text:p>777550000</text:p>
          </table:table-cell>
          <table:table-cell office:value-type="float" office:value="778526000" calcext:value-type="float">
            <text:p>778526000</text:p>
          </table:table-cell>
          <table:table-cell office:value-type="float" office:value="778439000" calcext:value-type="float">
            <text:p>778439000</text:p>
          </table:table-cell>
          <table:table-cell office:value-type="float" office:value="776515000" calcext:value-type="float">
            <text:p>776515000</text:p>
          </table:table-cell>
          <table:table-cell office:value-type="float" office:value="778448000" calcext:value-type="float">
            <text:p>778448000</text:p>
          </table:table-cell>
          <table:table-cell office:value-type="float" office:value="778684000" calcext:value-type="float">
            <text:p>778684000</text:p>
          </table:table-cell>
          <table:table-cell office:value-type="float" office:value="778465000" calcext:value-type="float">
            <text:p>778465000</text:p>
          </table:table-cell>
          <table:table-cell office:value-type="float" office:value="778532000" calcext:value-type="float">
            <text:p>778532000</text:p>
          </table:table-cell>
          <table:table-cell office:value-type="float" office:value="777270000" calcext:value-type="float">
            <text:p>777270000</text:p>
          </table:table-cell>
          <table:table-cell office:value-type="float" office:value="777368000" calcext:value-type="float">
            <text:p>777368000</text:p>
          </table:table-cell>
          <table:table-cell office:value-type="float" office:value="777927000" calcext:value-type="float">
            <text:p>777927000</text:p>
          </table:table-cell>
          <table:table-cell office:value-type="float" office:value="779143000" calcext:value-type="float">
            <text:p>779143000</text:p>
          </table:table-cell>
          <table:table-cell office:value-type="float" office:value="777303000" calcext:value-type="float">
            <text:p>777303000</text:p>
          </table:table-cell>
          <table:table-cell office:value-type="float" office:value="778233000" calcext:value-type="float">
            <text:p>778233000</text:p>
          </table:table-cell>
          <table:table-cell office:value-type="float" office:value="777902000" calcext:value-type="float">
            <text:p>777902000</text:p>
          </table:table-cell>
          <table:table-cell office:value-type="float" office:value="778537000" calcext:value-type="float">
            <text:p>778537000</text:p>
          </table:table-cell>
          <table:table-cell office:value-type="float" office:value="777402000" calcext:value-type="float">
            <text:p>777402000</text:p>
          </table:table-cell>
          <table:table-cell office:value-type="float" office:value="778481000" calcext:value-type="float">
            <text:p>778481000</text:p>
          </table:table-cell>
          <table:table-cell office:value-type="float" office:value="778689000" calcext:value-type="float">
            <text:p>778689000</text:p>
          </table:table-cell>
          <table:table-cell office:value-type="float" office:value="778115000" calcext:value-type="float">
            <text:p>778115000</text:p>
          </table:table-cell>
          <table:table-cell office:value-type="float" office:value="778493000" calcext:value-type="float">
            <text:p>778493000</text:p>
          </table:table-cell>
          <table:table-cell office:value-type="float" office:value="778745000" calcext:value-type="float">
            <text:p>778745000</text:p>
          </table:table-cell>
          <table:table-cell office:value-type="float" office:value="777796000" calcext:value-type="float">
            <text:p>777796000</text:p>
          </table:table-cell>
          <table:table-cell office:value-type="float" office:value="778249000" calcext:value-type="float">
            <text:p>778249000</text:p>
          </table:table-cell>
          <table:table-cell office:value-type="float" office:value="776759000" calcext:value-type="float">
            <text:p>776759000</text:p>
          </table:table-cell>
          <table:table-cell office:value-type="float" office:value="778441000" calcext:value-type="float">
            <text:p>778441000</text:p>
          </table:table-cell>
          <table:table-cell office:value-type="float" office:value="778309000" calcext:value-type="float">
            <text:p>778309000</text:p>
          </table:table-cell>
          <table:table-cell office:value-type="float" office:value="777756000" calcext:value-type="float">
            <text:p>777756000</text:p>
          </table:table-cell>
          <table:table-cell office:value-type="float" office:value="777358000" calcext:value-type="float">
            <text:p>777358000</text:p>
          </table:table-cell>
          <table:table-cell office:value-type="float" office:value="778739000" calcext:value-type="float">
            <text:p>778739000</text:p>
          </table:table-cell>
          <table:table-cell office:value-type="float" office:value="778279000" calcext:value-type="float">
            <text:p>778279000</text:p>
          </table:table-cell>
          <table:table-cell office:value-type="float" office:value="778360000" calcext:value-type="float">
            <text:p>778360000</text:p>
          </table:table-cell>
          <table:table-cell office:value-type="float" office:value="777084000" calcext:value-type="float">
            <text:p>777084000</text:p>
          </table:table-cell>
          <table:table-cell office:value-type="float" office:value="778543000" calcext:value-type="float">
            <text:p>778543000</text:p>
          </table:table-cell>
          <table:table-cell office:value-type="float" office:value="777626000" calcext:value-type="float">
            <text:p>777626000</text:p>
          </table:table-cell>
          <table:table-cell office:value-type="float" office:value="777806000" calcext:value-type="float">
            <text:p>777806000</text:p>
          </table:table-cell>
          <table:table-cell office:value-type="float" office:value="778803000" calcext:value-type="float">
            <text:p>778803000</text:p>
          </table:table-cell>
          <table:table-cell office:value-type="float" office:value="778254000" calcext:value-type="float">
            <text:p>778254000</text:p>
          </table:table-cell>
          <table:table-cell office:value-type="float" office:value="778719000" calcext:value-type="float">
            <text:p>778719000</text:p>
          </table:table-cell>
          <table:table-cell office:value-type="float" office:value="777103000" calcext:value-type="float">
            <text:p>777103000</text:p>
          </table:table-cell>
          <table:table-cell office:value-type="float" office:value="777908000" calcext:value-type="float">
            <text:p>777908000</text:p>
          </table:table-cell>
          <table:table-cell office:value-type="float" office:value="778173000" calcext:value-type="float">
            <text:p>778173000</text:p>
          </table:table-cell>
          <table:table-cell office:value-type="float" office:value="777310000" calcext:value-type="float">
            <text:p>777310000</text:p>
          </table:table-cell>
          <table:table-cell office:value-type="float" office:value="778359000" calcext:value-type="float">
            <text:p>778359000</text:p>
          </table:table-cell>
          <table:table-cell office:value-type="float" office:value="777624000" calcext:value-type="float">
            <text:p>777624000</text:p>
          </table:table-cell>
          <table:table-cell office:value-type="float" office:value="775979000" calcext:value-type="float">
            <text:p>775979000</text:p>
          </table:table-cell>
          <table:table-cell office:value-type="float" office:value="777130000" calcext:value-type="float">
            <text:p>777130000</text:p>
          </table:table-cell>
          <table:table-cell office:value-type="float" office:value="777559000" calcext:value-type="float">
            <text:p>777559000</text:p>
          </table:table-cell>
          <table:table-cell office:value-type="float" office:value="778715000" calcext:value-type="float">
            <text:p>778715000</text:p>
          </table:table-cell>
          <table:table-cell office:value-type="float" office:value="777544000" calcext:value-type="float">
            <text:p>777544000</text:p>
          </table:table-cell>
          <table:table-cell office:value-type="float" office:value="778058000" calcext:value-type="float">
            <text:p>778058000</text:p>
          </table:table-cell>
          <table:table-cell office:value-type="float" office:value="777791000" calcext:value-type="float">
            <text:p>777791000</text:p>
          </table:table-cell>
          <table:table-cell office:value-type="float" office:value="776992000" calcext:value-type="float">
            <text:p>776992000</text:p>
          </table:table-cell>
          <table:table-cell office:value-type="float" office:value="777956000" calcext:value-type="float">
            <text:p>777956000</text:p>
          </table:table-cell>
          <table:table-cell office:value-type="float" office:value="778590000" calcext:value-type="float">
            <text:p>778590000</text:p>
          </table:table-cell>
          <table:table-cell office:value-type="float" office:value="778750000" calcext:value-type="float">
            <text:p>778750000</text:p>
          </table:table-cell>
          <table:table-cell office:value-type="float" office:value="778848000" calcext:value-type="float">
            <text:p>778848000</text:p>
          </table:table-cell>
          <table:table-cell office:value-type="float" office:value="778300000" calcext:value-type="float">
            <text:p>778300000</text:p>
          </table:table-cell>
          <table:table-cell office:value-type="float" office:value="776865000" calcext:value-type="float">
            <text:p>776865000</text:p>
          </table:table-cell>
          <table:table-cell office:value-type="float" office:value="778737000" calcext:value-type="float">
            <text:p>778737000</text:p>
          </table:table-cell>
          <table:table-cell office:value-type="float" office:value="777949000" calcext:value-type="float">
            <text:p>777949000</text:p>
          </table:table-cell>
          <table:table-cell office:value-type="float" office:value="777293000" calcext:value-type="float">
            <text:p>777293000</text:p>
          </table:table-cell>
          <table:table-cell office:value-type="float" office:value="778499000" calcext:value-type="float">
            <text:p>778499000</text:p>
          </table:table-cell>
          <table:table-cell office:value-type="float" office:value="777681000" calcext:value-type="float">
            <text:p>777681000</text:p>
          </table:table-cell>
          <table:table-cell office:value-type="float" office:value="778624000" calcext:value-type="float">
            <text:p>778624000</text:p>
          </table:table-cell>
          <table:table-cell office:value-type="float" office:value="777996000" calcext:value-type="float">
            <text:p>777996000</text:p>
          </table:table-cell>
          <table:table-cell office:value-type="float" office:value="778778000" calcext:value-type="float">
            <text:p>778778000</text:p>
          </table:table-cell>
          <table:table-cell office:value-type="float" office:value="778254000" calcext:value-type="float">
            <text:p>778254000</text:p>
          </table:table-cell>
          <table:table-cell office:value-type="float" office:value="778148000" calcext:value-type="float">
            <text:p>778148000</text:p>
          </table:table-cell>
          <table:table-cell office:value-type="float" office:value="778538000" calcext:value-type="float">
            <text:p>778538000</text:p>
          </table:table-cell>
          <table:table-cell office:value-type="float" office:value="778686000" calcext:value-type="float">
            <text:p>778686000</text:p>
          </table:table-cell>
          <table:table-cell office:value-type="float" office:value="778554000" calcext:value-type="float">
            <text:p>778554000</text:p>
          </table:table-cell>
          <table:table-cell office:value-type="float" office:value="778299000" calcext:value-type="float">
            <text:p>778299000</text:p>
          </table:table-cell>
          <table:table-cell office:value-type="float" office:value="778374000" calcext:value-type="float">
            <text:p>778374000</text:p>
          </table:table-cell>
          <table:table-cell office:value-type="float" office:value="778344000" calcext:value-type="float">
            <text:p>778344000</text:p>
          </table:table-cell>
          <table:table-cell office:value-type="float" office:value="778097000" calcext:value-type="float">
            <text:p>778097000</text:p>
          </table:table-cell>
          <table:table-cell office:value-type="float" office:value="776978000" calcext:value-type="float">
            <text:p>776978000</text:p>
          </table:table-cell>
          <table:table-cell office:value-type="float" office:value="777927000" calcext:value-type="float">
            <text:p>777927000</text:p>
          </table:table-cell>
          <table:table-cell office:value-type="float" office:value="777942000" calcext:value-type="float">
            <text:p>777942000</text:p>
          </table:table-cell>
          <table:table-cell office:value-type="float" office:value="778561000" calcext:value-type="float">
            <text:p>778561000</text:p>
          </table:table-cell>
          <table:table-cell office:value-type="float" office:value="777953000" calcext:value-type="float">
            <text:p>777953000</text:p>
          </table:table-cell>
          <table:table-cell office:value-type="float" office:value="777638000" calcext:value-type="float">
            <text:p>777638000</text:p>
          </table:table-cell>
          <table:table-cell office:value-type="float" office:value="778350000" calcext:value-type="float">
            <text:p>778350000</text:p>
          </table:table-cell>
          <table:table-cell office:value-type="float" office:value="778863000" calcext:value-type="float">
            <text:p>778863000</text:p>
          </table:table-cell>
          <table:table-cell office:value-type="float" office:value="778648000" calcext:value-type="float">
            <text:p>778648000</text:p>
          </table:table-cell>
          <table:table-cell office:value-type="float" office:value="778849000" calcext:value-type="float">
            <text:p>778849000</text:p>
          </table:table-cell>
          <table:table-cell office:value-type="float" office:value="778827000" calcext:value-type="float">
            <text:p>778827000</text:p>
          </table:table-cell>
          <table:table-cell office:value-type="float" office:value="778400000" calcext:value-type="float">
            <text:p>778400000</text:p>
          </table:table-cell>
          <table:table-cell office:value-type="float" office:value="778396000" calcext:value-type="float">
            <text:p>778396000</text:p>
          </table:table-cell>
          <table:table-cell office:value-type="float" office:value="777053000" calcext:value-type="float">
            <text:p>777053000</text:p>
          </table:table-cell>
          <table:table-cell office:value-type="float" office:value="776574000" calcext:value-type="float">
            <text:p>776574000</text:p>
          </table:table-cell>
          <table:table-cell office:value-type="float" office:value="777757000" calcext:value-type="float">
            <text:p>777757000</text:p>
          </table:table-cell>
          <table:table-cell office:value-type="float" office:value="777798000" calcext:value-type="float">
            <text:p>777798000</text:p>
          </table:table-cell>
          <table:table-cell office:value-type="float" office:value="778298000" calcext:value-type="float">
            <text:p>778298000</text:p>
          </table:table-cell>
          <table:table-cell office:value-type="float" office:value="776620000" calcext:value-type="float">
            <text:p>776620000</text:p>
          </table:table-cell>
          <table:table-cell office:value-type="float" office:value="806352000" calcext:value-type="float">
            <text:p>806352000</text:p>
          </table:table-cell>
          <table:table-cell office:value-type="float" office:value="804890000" calcext:value-type="float">
            <text:p>804890000</text:p>
          </table:table-cell>
          <table:table-cell office:value-type="float" office:value="805288000" calcext:value-type="float">
            <text:p>805288000</text:p>
          </table:table-cell>
          <table:table-cell office:value-type="float" office:value="805907000" calcext:value-type="float">
            <text:p>805907000</text:p>
          </table:table-cell>
          <table:table-cell office:value-type="float" office:value="805430000" calcext:value-type="float">
            <text:p>805430000</text:p>
          </table:table-cell>
          <table:table-cell office:value-type="float" office:value="805935000" calcext:value-type="float">
            <text:p>805935000</text:p>
          </table:table-cell>
          <table:table-cell office:value-type="float" office:value="804916000" calcext:value-type="float">
            <text:p>804916000</text:p>
          </table:table-cell>
          <table:table-cell office:value-type="float" office:value="804641000" calcext:value-type="float">
            <text:p>804641000</text:p>
          </table:table-cell>
          <table:table-cell office:value-type="float" office:value="805764000" calcext:value-type="float">
            <text:p>805764000</text:p>
          </table:table-cell>
          <table:table-cell office:value-type="float" office:value="805939000" calcext:value-type="float">
            <text:p>805939000</text:p>
          </table:table-cell>
          <table:table-cell office:value-type="float" office:value="805718000" calcext:value-type="float">
            <text:p>805718000</text:p>
          </table:table-cell>
          <table:table-cell office:value-type="float" office:value="805895000" calcext:value-type="float">
            <text:p>805895000</text:p>
          </table:table-cell>
          <table:table-cell office:value-type="float" office:value="805866000" calcext:value-type="float">
            <text:p>805866000</text:p>
          </table:table-cell>
          <table:table-cell office:value-type="float" office:value="804240000" calcext:value-type="float">
            <text:p>804240000</text:p>
          </table:table-cell>
          <table:table-cell office:value-type="float" office:value="805322000" calcext:value-type="float">
            <text:p>805322000</text:p>
          </table:table-cell>
          <table:table-cell office:value-type="float" office:value="805913000" calcext:value-type="float">
            <text:p>805913000</text:p>
          </table:table-cell>
          <table:table-cell office:value-type="float" office:value="805378000" calcext:value-type="float">
            <text:p>805378000</text:p>
          </table:table-cell>
          <table:table-cell office:value-type="float" office:value="803547000" calcext:value-type="float">
            <text:p>803547000</text:p>
          </table:table-cell>
          <table:table-cell office:value-type="float" office:value="803503000" calcext:value-type="float">
            <text:p>803503000</text:p>
          </table:table-cell>
          <table:table-cell office:value-type="float" office:value="805762000" calcext:value-type="float">
            <text:p>805762000</text:p>
          </table:table-cell>
          <table:table-cell office:value-type="float" office:value="805838000" calcext:value-type="float">
            <text:p>805838000</text:p>
          </table:table-cell>
          <table:table-cell office:value-type="float" office:value="806220000" calcext:value-type="float">
            <text:p>806220000</text:p>
          </table:table-cell>
          <table:table-cell office:value-type="float" office:value="805724000" calcext:value-type="float">
            <text:p>805724000</text:p>
          </table:table-cell>
          <table:table-cell office:value-type="float" office:value="804714000" calcext:value-type="float">
            <text:p>804714000</text:p>
          </table:table-cell>
          <table:table-cell office:value-type="float" office:value="804879000" calcext:value-type="float">
            <text:p>804879000</text:p>
          </table:table-cell>
          <table:table-cell office:value-type="float" office:value="804446000" calcext:value-type="float">
            <text:p>804446000</text:p>
          </table:table-cell>
          <table:table-cell office:value-type="float" office:value="805731000" calcext:value-type="float">
            <text:p>805731000</text:p>
          </table:table-cell>
          <table:table-cell office:value-type="float" office:value="805018000" calcext:value-type="float">
            <text:p>805018000</text:p>
          </table:table-cell>
          <table:table-cell office:value-type="float" office:value="805131000" calcext:value-type="float">
            <text:p>805131000</text:p>
          </table:table-cell>
          <table:table-cell office:value-type="float" office:value="805711000" calcext:value-type="float">
            <text:p>805711000</text:p>
          </table:table-cell>
          <table:table-cell office:value-type="float" office:value="806175000" calcext:value-type="float">
            <text:p>806175000</text:p>
          </table:table-cell>
          <table:table-cell office:value-type="float" office:value="806154000" calcext:value-type="float">
            <text:p>806154000</text:p>
          </table:table-cell>
          <table:table-cell office:value-type="float" office:value="802446000" calcext:value-type="float">
            <text:p>802446000</text:p>
          </table:table-cell>
          <table:table-cell office:value-type="float" office:value="805387000" calcext:value-type="float">
            <text:p>805387000</text:p>
          </table:table-cell>
          <table:table-cell office:value-type="float" office:value="805487000" calcext:value-type="float">
            <text:p>805487000</text:p>
          </table:table-cell>
          <table:table-cell office:value-type="float" office:value="804928000" calcext:value-type="float">
            <text:p>804928000</text:p>
          </table:table-cell>
          <table:table-cell office:value-type="float" office:value="804880000" calcext:value-type="float">
            <text:p>804880000</text:p>
          </table:table-cell>
          <table:table-cell office:value-type="float" office:value="805873000" calcext:value-type="float">
            <text:p>805873000</text:p>
          </table:table-cell>
          <table:table-cell office:value-type="float" office:value="805845000" calcext:value-type="float">
            <text:p>805845000</text:p>
          </table:table-cell>
          <table:table-cell office:value-type="float" office:value="805871000" calcext:value-type="float">
            <text:p>805871000</text:p>
          </table:table-cell>
          <table:table-cell office:value-type="float" office:value="804271000" calcext:value-type="float">
            <text:p>804271000</text:p>
          </table:table-cell>
          <table:table-cell office:value-type="float" office:value="805686000" calcext:value-type="float">
            <text:p>805686000</text:p>
          </table:table-cell>
          <table:table-cell office:value-type="float" office:value="805898000" calcext:value-type="float">
            <text:p>805898000</text:p>
          </table:table-cell>
          <table:table-cell office:value-type="float" office:value="806149000" calcext:value-type="float">
            <text:p>806149000</text:p>
          </table:table-cell>
          <table:table-cell office:value-type="float" office:value="806325000" calcext:value-type="float">
            <text:p>806325000</text:p>
          </table:table-cell>
          <table:table-cell office:value-type="float" office:value="804671000" calcext:value-type="float">
            <text:p>804671000</text:p>
          </table:table-cell>
          <table:table-cell office:value-type="float" office:value="804345000" calcext:value-type="float">
            <text:p>804345000</text:p>
          </table:table-cell>
          <table:table-cell office:value-type="float" office:value="805150000" calcext:value-type="float">
            <text:p>805150000</text:p>
          </table:table-cell>
          <table:table-cell office:value-type="float" office:value="805282000" calcext:value-type="float">
            <text:p>805282000</text:p>
          </table:table-cell>
          <table:table-cell office:value-type="float" office:value="805779000" calcext:value-type="float">
            <text:p>805779000</text:p>
          </table:table-cell>
          <table:table-cell office:value-type="float" office:value="806198000" calcext:value-type="float">
            <text:p>806198000</text:p>
          </table:table-cell>
          <table:table-cell office:value-type="float" office:value="805556000" calcext:value-type="float">
            <text:p>805556000</text:p>
          </table:table-cell>
          <table:table-cell office:value-type="float" office:value="805843000" calcext:value-type="float">
            <text:p>805843000</text:p>
          </table:table-cell>
          <table:table-cell office:value-type="float" office:value="806179000" calcext:value-type="float">
            <text:p>806179000</text:p>
          </table:table-cell>
          <table:table-cell office:value-type="float" office:value="805298000" calcext:value-type="float">
            <text:p>805298000</text:p>
          </table:table-cell>
          <table:table-cell office:value-type="float" office:value="805773000" calcext:value-type="float">
            <text:p>805773000</text:p>
          </table:table-cell>
          <table:table-cell office:value-type="float" office:value="806294000" calcext:value-type="float">
            <text:p>806294000</text:p>
          </table:table-cell>
          <table:table-cell office:value-type="float" office:value="806031000" calcext:value-type="float">
            <text:p>806031000</text:p>
          </table:table-cell>
          <table:table-cell office:value-type="float" office:value="805202000" calcext:value-type="float">
            <text:p>805202000</text:p>
          </table:table-cell>
          <table:table-cell office:value-type="float" office:value="805996000" calcext:value-type="float">
            <text:p>805996000</text:p>
          </table:table-cell>
          <table:table-cell office:value-type="float" office:value="805501000" calcext:value-type="float">
            <text:p>805501000</text:p>
          </table:table-cell>
          <table:table-cell office:value-type="float" office:value="805393000" calcext:value-type="float">
            <text:p>805393000</text:p>
          </table:table-cell>
          <table:table-cell office:value-type="float" office:value="804955000" calcext:value-type="float">
            <text:p>804955000</text:p>
          </table:table-cell>
          <table:table-cell office:value-type="float" office:value="805780000" calcext:value-type="float">
            <text:p>805780000</text:p>
          </table:table-cell>
          <table:table-cell office:value-type="float" office:value="805875000" calcext:value-type="float">
            <text:p>805875000</text:p>
          </table:table-cell>
          <table:table-cell office:value-type="float" office:value="806117000" calcext:value-type="float">
            <text:p>806117000</text:p>
          </table:table-cell>
          <table:table-cell office:value-type="float" office:value="805656000" calcext:value-type="float">
            <text:p>805656000</text:p>
          </table:table-cell>
          <table:table-cell office:value-type="float" office:value="804862000" calcext:value-type="float">
            <text:p>804862000</text:p>
          </table:table-cell>
          <table:table-cell office:value-type="float" office:value="804597000" calcext:value-type="float">
            <text:p>804597000</text:p>
          </table:table-cell>
          <table:table-cell office:value-type="float" office:value="805793000" calcext:value-type="float">
            <text:p>805793000</text:p>
          </table:table-cell>
          <table:table-cell table:number-columns-repeated="2" office:value-type="float" office:value="805730000" calcext:value-type="float">
            <text:p>805730000</text:p>
          </table:table-cell>
          <table:table-cell office:value-type="float" office:value="805957000" calcext:value-type="float">
            <text:p>805957000</text:p>
          </table:table-cell>
          <table:table-cell office:value-type="float" office:value="805917000" calcext:value-type="float">
            <text:p>805917000</text:p>
          </table:table-cell>
          <table:table-cell office:value-type="float" office:value="805832000" calcext:value-type="float">
            <text:p>805832000</text:p>
          </table:table-cell>
          <table:table-cell office:value-type="float" office:value="806060000" calcext:value-type="float">
            <text:p>806060000</text:p>
          </table:table-cell>
          <table:table-cell office:value-type="float" office:value="805633000" calcext:value-type="float">
            <text:p>805633000</text:p>
          </table:table-cell>
          <table:table-cell office:value-type="float" office:value="804640000" calcext:value-type="float">
            <text:p>804640000</text:p>
          </table:table-cell>
          <table:table-cell office:value-type="float" office:value="806200000" calcext:value-type="float">
            <text:p>806200000</text:p>
          </table:table-cell>
          <table:table-cell office:value-type="float" office:value="806235000" calcext:value-type="float">
            <text:p>806235000</text:p>
          </table:table-cell>
          <table:table-cell office:value-type="float" office:value="805668000" calcext:value-type="float">
            <text:p>805668000</text:p>
          </table:table-cell>
          <table:table-cell office:value-type="float" office:value="805887000" calcext:value-type="float">
            <text:p>805887000</text:p>
          </table:table-cell>
          <table:table-cell office:value-type="float" office:value="806004000" calcext:value-type="float">
            <text:p>806004000</text:p>
          </table:table-cell>
          <table:table-cell office:value-type="float" office:value="805346000" calcext:value-type="float">
            <text:p>805346000</text:p>
          </table:table-cell>
          <table:table-cell office:value-type="float" office:value="803090000" calcext:value-type="float">
            <text:p>803090000</text:p>
          </table:table-cell>
          <table:table-cell office:value-type="float" office:value="804343000" calcext:value-type="float">
            <text:p>804343000</text:p>
          </table:table-cell>
          <table:table-cell office:value-type="float" office:value="803622000" calcext:value-type="float">
            <text:p>803622000</text:p>
          </table:table-cell>
          <table:table-cell office:value-type="float" office:value="805391000" calcext:value-type="float">
            <text:p>805391000</text:p>
          </table:table-cell>
          <table:table-cell office:value-type="float" office:value="804081000" calcext:value-type="float">
            <text:p>804081000</text:p>
          </table:table-cell>
          <table:table-cell office:value-type="float" office:value="806026000" calcext:value-type="float">
            <text:p>806026000</text:p>
          </table:table-cell>
          <table:table-cell office:value-type="float" office:value="806197000" calcext:value-type="float">
            <text:p>806197000</text:p>
          </table:table-cell>
          <table:table-cell office:value-type="float" office:value="806073000" calcext:value-type="float">
            <text:p>806073000</text:p>
          </table:table-cell>
          <table:table-cell office:value-type="float" office:value="804680000" calcext:value-type="float">
            <text:p>804680000</text:p>
          </table:table-cell>
          <table:table-cell office:value-type="float" office:value="805556000" calcext:value-type="float">
            <text:p>805556000</text:p>
          </table:table-cell>
          <table:table-cell office:value-type="float" office:value="803917000" calcext:value-type="float">
            <text:p>803917000</text:p>
          </table:table-cell>
          <table:table-cell office:value-type="float" office:value="805177000" calcext:value-type="float">
            <text:p>805177000</text:p>
          </table:table-cell>
          <table:table-cell office:value-type="float" office:value="805728000" calcext:value-type="float">
            <text:p>805728000</text:p>
          </table:table-cell>
          <table:table-cell office:value-type="float" office:value="805548000" calcext:value-type="float">
            <text:p>805548000</text:p>
          </table:table-cell>
          <table:table-cell office:value-type="float" office:value="805827000" calcext:value-type="float">
            <text:p>805827000</text:p>
          </table:table-cell>
          <table:table-cell office:value-type="float" office:value="805775000" calcext:value-type="float">
            <text:p>805775000</text:p>
          </table:table-cell>
          <table:table-cell office:value-type="float" office:value="804880000" calcext:value-type="float">
            <text:p>804880000</text:p>
          </table:table-cell>
          <table:table-cell office:value-type="float" office:value="805522000" calcext:value-type="float">
            <text:p>805522000</text:p>
          </table:table-cell>
          <table:table-cell office:value-type="float" office:value="804971000" calcext:value-type="float">
            <text:p>804971000</text:p>
          </table:table-cell>
          <table:table-cell office:value-type="float" office:value="805778000" calcext:value-type="float">
            <text:p>805778000</text:p>
          </table:table-cell>
          <table:table-cell office:value-type="float" office:value="805769000" calcext:value-type="float">
            <text:p>805769000</text:p>
          </table:table-cell>
          <table:table-cell office:value-type="float" office:value="805671000" calcext:value-type="float">
            <text:p>805671000</text:p>
          </table:table-cell>
          <table:table-cell office:value-type="float" office:value="806029000" calcext:value-type="float">
            <text:p>806029000</text:p>
          </table:table-cell>
          <table:table-cell office:value-type="float" office:value="805857000" calcext:value-type="float">
            <text:p>805857000</text:p>
          </table:table-cell>
          <table:table-cell office:value-type="float" office:value="806154000" calcext:value-type="float">
            <text:p>806154000</text:p>
          </table:table-cell>
          <table:table-cell office:value-type="float" office:value="805309000" calcext:value-type="float">
            <text:p>805309000</text:p>
          </table:table-cell>
          <table:table-cell office:value-type="float" office:value="806174000" calcext:value-type="float">
            <text:p>806174000</text:p>
          </table:table-cell>
          <table:table-cell office:value-type="float" office:value="806215000" calcext:value-type="float">
            <text:p>806215000</text:p>
          </table:table-cell>
          <table:table-cell office:value-type="float" office:value="805980000" calcext:value-type="float">
            <text:p>805980000</text:p>
          </table:table-cell>
          <table:table-cell office:value-type="float" office:value="805515000" calcext:value-type="float">
            <text:p>805515000</text:p>
          </table:table-cell>
          <table:table-cell office:value-type="float" office:value="805774000" calcext:value-type="float">
            <text:p>805774000</text:p>
          </table:table-cell>
          <table:table-cell office:value-type="float" office:value="803888000" calcext:value-type="float">
            <text:p>803888000</text:p>
          </table:table-cell>
          <table:table-cell office:value-type="float" office:value="806169000" calcext:value-type="float">
            <text:p>806169000</text:p>
          </table:table-cell>
          <table:table-cell office:value-type="float" office:value="805551000" calcext:value-type="float">
            <text:p>805551000</text:p>
          </table:table-cell>
          <table:table-cell office:value-type="float" office:value="806317000" calcext:value-type="float">
            <text:p>806317000</text:p>
          </table:table-cell>
          <table:table-cell office:value-type="float" office:value="805386000" calcext:value-type="float">
            <text:p>805386000</text:p>
          </table:table-cell>
          <table:table-cell office:value-type="float" office:value="805309000" calcext:value-type="float">
            <text:p>805309000</text:p>
          </table:table-cell>
          <table:table-cell office:value-type="float" office:value="805784000" calcext:value-type="float">
            <text:p>805784000</text:p>
          </table:table-cell>
          <table:table-cell office:value-type="float" office:value="805268000" calcext:value-type="float">
            <text:p>805268000</text:p>
          </table:table-cell>
          <table:table-cell office:value-type="float" office:value="806137000" calcext:value-type="float">
            <text:p>806137000</text:p>
          </table:table-cell>
          <table:table-cell office:value-type="float" office:value="806152000" calcext:value-type="float">
            <text:p>806152000</text:p>
          </table:table-cell>
          <table:table-cell office:value-type="float" office:value="805749000" calcext:value-type="float">
            <text:p>805749000</text:p>
          </table:table-cell>
          <table:table-cell office:value-type="float" office:value="806179000" calcext:value-type="float">
            <text:p>806179000</text:p>
          </table:table-cell>
          <table:table-cell office:value-type="float" office:value="805993000" calcext:value-type="float">
            <text:p>805993000</text:p>
          </table:table-cell>
          <table:table-cell office:value-type="float" office:value="805658000" calcext:value-type="float">
            <text:p>805658000</text:p>
          </table:table-cell>
          <table:table-cell office:value-type="float" office:value="805620000" calcext:value-type="float">
            <text:p>805620000</text:p>
          </table:table-cell>
          <table:table-cell office:value-type="float" office:value="805322000" calcext:value-type="float">
            <text:p>805322000</text:p>
          </table:table-cell>
          <table:table-cell office:value-type="float" office:value="805836000" calcext:value-type="float">
            <text:p>805836000</text:p>
          </table:table-cell>
          <table:table-cell office:value-type="float" office:value="806023000" calcext:value-type="float">
            <text:p>806023000</text:p>
          </table:table-cell>
          <table:table-cell office:value-type="float" office:value="804587000" calcext:value-type="float">
            <text:p>804587000</text:p>
          </table:table-cell>
          <table:table-cell office:value-type="float" office:value="805323000" calcext:value-type="float">
            <text:p>805323000</text:p>
          </table:table-cell>
          <table:table-cell office:value-type="float" office:value="804907000" calcext:value-type="float">
            <text:p>804907000</text:p>
          </table:table-cell>
          <table:table-cell office:value-type="float" office:value="806099000" calcext:value-type="float">
            <text:p>806099000</text:p>
          </table:table-cell>
          <table:table-cell office:value-type="float" office:value="805745000" calcext:value-type="float">
            <text:p>805745000</text:p>
          </table:table-cell>
          <table:table-cell office:value-type="float" office:value="806016000" calcext:value-type="float">
            <text:p>806016000</text:p>
          </table:table-cell>
          <table:table-cell office:value-type="float" office:value="804583000" calcext:value-type="float">
            <text:p>804583000</text:p>
          </table:table-cell>
          <table:table-cell office:value-type="float" office:value="805446000" calcext:value-type="float">
            <text:p>805446000</text:p>
          </table:table-cell>
          <table:table-cell office:value-type="float" office:value="805934000" calcext:value-type="float">
            <text:p>805934000</text:p>
          </table:table-cell>
          <table:table-cell office:value-type="float" office:value="805755000" calcext:value-type="float">
            <text:p>805755000</text:p>
          </table:table-cell>
          <table:table-cell office:value-type="float" office:value="805457000" calcext:value-type="float">
            <text:p>805457000</text:p>
          </table:table-cell>
          <table:table-cell office:value-type="float" office:value="803856000" calcext:value-type="float">
            <text:p>803856000</text:p>
          </table:table-cell>
          <table:table-cell office:value-type="float" office:value="805794000" calcext:value-type="float">
            <text:p>805794000</text:p>
          </table:table-cell>
          <table:table-cell office:value-type="float" office:value="805790000" calcext:value-type="float">
            <text:p>805790000</text:p>
          </table:table-cell>
          <table:table-cell office:value-type="float" office:value="805859000" calcext:value-type="float">
            <text:p>805859000</text:p>
          </table:table-cell>
          <table:table-cell office:value-type="float" office:value="805228000" calcext:value-type="float">
            <text:p>805228000</text:p>
          </table:table-cell>
          <table:table-cell office:value-type="float" office:value="805794000" calcext:value-type="float">
            <text:p>805794000</text:p>
          </table:table-cell>
          <table:table-cell office:value-type="float" office:value="805886000" calcext:value-type="float">
            <text:p>805886000</text:p>
          </table:table-cell>
          <table:table-cell office:value-type="float" office:value="805813000" calcext:value-type="float">
            <text:p>805813000</text:p>
          </table:table-cell>
          <table:table-cell office:value-type="float" office:value="805544000" calcext:value-type="float">
            <text:p>805544000</text:p>
          </table:table-cell>
          <table:table-cell office:value-type="float" office:value="806163000" calcext:value-type="float">
            <text:p>806163000</text:p>
          </table:table-cell>
          <table:table-cell office:value-type="float" office:value="806144000" calcext:value-type="float">
            <text:p>806144000</text:p>
          </table:table-cell>
          <table:table-cell office:value-type="float" office:value="806097000" calcext:value-type="float">
            <text:p>806097000</text:p>
          </table:table-cell>
          <table:table-cell office:value-type="float" office:value="805970000" calcext:value-type="float">
            <text:p>805970000</text:p>
          </table:table-cell>
          <table:table-cell office:value-type="float" office:value="805694000" calcext:value-type="float">
            <text:p>805694000</text:p>
          </table:table-cell>
          <table:table-cell office:value-type="float" office:value="804672000" calcext:value-type="float">
            <text:p>804672000</text:p>
          </table:table-cell>
          <table:table-cell office:value-type="float" office:value="806202000" calcext:value-type="float">
            <text:p>806202000</text:p>
          </table:table-cell>
          <table:table-cell office:value-type="float" office:value="805078000" calcext:value-type="float">
            <text:p>805078000</text:p>
          </table:table-cell>
          <table:table-cell office:value-type="float" office:value="805610000" calcext:value-type="float">
            <text:p>805610000</text:p>
          </table:table-cell>
          <table:table-cell office:value-type="float" office:value="805362000" calcext:value-type="float">
            <text:p>805362000</text:p>
          </table:table-cell>
          <table:table-cell office:value-type="float" office:value="805547000" calcext:value-type="float">
            <text:p>805547000</text:p>
          </table:table-cell>
          <table:table-cell office:value-type="float" office:value="805521000" calcext:value-type="float">
            <text:p>805521000</text:p>
          </table:table-cell>
          <table:table-cell office:value-type="float" office:value="805906000" calcext:value-type="float">
            <text:p>805906000</text:p>
          </table:table-cell>
          <table:table-cell office:value-type="float" office:value="805304000" calcext:value-type="float">
            <text:p>805304000</text:p>
          </table:table-cell>
          <table:table-cell office:value-type="float" office:value="805712000" calcext:value-type="float">
            <text:p>805712000</text:p>
          </table:table-cell>
          <table:table-cell office:value-type="float" office:value="806089000" calcext:value-type="float">
            <text:p>806089000</text:p>
          </table:table-cell>
          <table:table-cell office:value-type="float" office:value="805686000" calcext:value-type="float">
            <text:p>805686000</text:p>
          </table:table-cell>
          <table:table-cell office:value-type="float" office:value="805873000" calcext:value-type="float">
            <text:p>805873000</text:p>
          </table:table-cell>
          <table:table-cell office:value-type="float" office:value="805728000" calcext:value-type="float">
            <text:p>805728000</text:p>
          </table:table-cell>
          <table:table-cell office:value-type="float" office:value="805892000" calcext:value-type="float">
            <text:p>805892000</text:p>
          </table:table-cell>
          <table:table-cell office:value-type="float" office:value="805572000" calcext:value-type="float">
            <text:p>805572000</text:p>
          </table:table-cell>
          <table:table-cell office:value-type="float" office:value="805706000" calcext:value-type="float">
            <text:p>805706000</text:p>
          </table:table-cell>
          <table:table-cell office:value-type="float" office:value="805123000" calcext:value-type="float">
            <text:p>805123000</text:p>
          </table:table-cell>
          <table:table-cell office:value-type="float" office:value="805860000" calcext:value-type="float">
            <text:p>805860000</text:p>
          </table:table-cell>
          <table:table-cell office:value-type="float" office:value="805366000" calcext:value-type="float">
            <text:p>805366000</text:p>
          </table:table-cell>
          <table:table-cell office:value-type="float" office:value="803899000" calcext:value-type="float">
            <text:p>803899000</text:p>
          </table:table-cell>
          <table:table-cell office:value-type="float" office:value="805818000" calcext:value-type="float">
            <text:p>805818000</text:p>
          </table:table-cell>
          <table:table-cell office:value-type="float" office:value="805991000" calcext:value-type="float">
            <text:p>805991000</text:p>
          </table:table-cell>
          <table:table-cell office:value-type="float" office:value="805133000" calcext:value-type="float">
            <text:p>805133000</text:p>
          </table:table-cell>
          <table:table-cell office:value-type="float" office:value="805727000" calcext:value-type="float">
            <text:p>805727000</text:p>
          </table:table-cell>
          <table:table-cell office:value-type="float" office:value="806094000" calcext:value-type="float">
            <text:p>806094000</text:p>
          </table:table-cell>
          <table:table-cell office:value-type="float" office:value="806112000" calcext:value-type="float">
            <text:p>806112000</text:p>
          </table:table-cell>
          <table:table-cell office:value-type="float" office:value="805054000" calcext:value-type="float">
            <text:p>805054000</text:p>
          </table:table-cell>
          <table:table-cell office:value-type="float" office:value="805267000" calcext:value-type="float">
            <text:p>805267000</text:p>
          </table:table-cell>
          <table:table-cell office:value-type="float" office:value="805744000" calcext:value-type="float">
            <text:p>805744000</text:p>
          </table:table-cell>
          <table:table-cell office:value-type="float" office:value="803166000" calcext:value-type="float">
            <text:p>803166000</text:p>
          </table:table-cell>
          <table:table-cell office:value-type="float" office:value="805162000" calcext:value-type="float">
            <text:p>805162000</text:p>
          </table:table-cell>
          <table:table-cell office:value-type="float" office:value="804802000" calcext:value-type="float">
            <text:p>804802000</text:p>
          </table:table-cell>
          <table:table-cell office:value-type="float" office:value="805639000" calcext:value-type="float">
            <text:p>805639000</text:p>
          </table:table-cell>
          <table:table-cell office:value-type="float" office:value="805290000" calcext:value-type="float">
            <text:p>805290000</text:p>
          </table:table-cell>
          <table:table-cell office:value-type="float" office:value="806045000" calcext:value-type="float">
            <text:p>806045000</text:p>
          </table:table-cell>
          <table:table-cell office:value-type="float" office:value="803822000" calcext:value-type="float">
            <text:p>803822000</text:p>
          </table:table-cell>
          <table:table-cell office:value-type="float" office:value="805180000" calcext:value-type="float">
            <text:p>805180000</text:p>
          </table:table-cell>
          <table:table-cell office:value-type="float" office:value="805731000" calcext:value-type="float">
            <text:p>805731000</text:p>
          </table:table-cell>
          <table:table-cell office:value-type="float" office:value="805542000" calcext:value-type="float">
            <text:p>805542000</text:p>
          </table:table-cell>
          <table:table-cell office:value-type="float" office:value="804038000" calcext:value-type="float">
            <text:p>804038000</text:p>
          </table:table-cell>
          <table:table-cell office:value-type="float" office:value="805726000" calcext:value-type="float">
            <text:p>805726000</text:p>
          </table:table-cell>
          <table:table-cell office:value-type="float" office:value="804247000" calcext:value-type="float">
            <text:p>804247000</text:p>
          </table:table-cell>
          <table:table-cell office:value-type="float" office:value="819761000" calcext:value-type="float">
            <text:p>819761000</text:p>
          </table:table-cell>
          <table:table-cell office:value-type="float" office:value="819675000" calcext:value-type="float">
            <text:p>819675000</text:p>
          </table:table-cell>
          <table:table-cell office:value-type="float" office:value="819476000" calcext:value-type="float">
            <text:p>819476000</text:p>
          </table:table-cell>
          <table:table-cell office:value-type="float" office:value="816586000" calcext:value-type="float">
            <text:p>816586000</text:p>
          </table:table-cell>
          <table:table-cell office:value-type="float" office:value="820020000" calcext:value-type="float">
            <text:p>820020000</text:p>
          </table:table-cell>
          <table:table-cell office:value-type="float" office:value="819178000" calcext:value-type="float">
            <text:p>819178000</text:p>
          </table:table-cell>
          <table:table-cell office:value-type="float" office:value="819549000" calcext:value-type="float">
            <text:p>819549000</text:p>
          </table:table-cell>
          <table:table-cell office:value-type="float" office:value="819151000" calcext:value-type="float">
            <text:p>819151000</text:p>
          </table:table-cell>
          <table:table-cell office:value-type="float" office:value="819434000" calcext:value-type="float">
            <text:p>819434000</text:p>
          </table:table-cell>
          <table:table-cell office:value-type="float" office:value="817882000" calcext:value-type="float">
            <text:p>817882000</text:p>
          </table:table-cell>
          <table:table-cell office:value-type="float" office:value="819944000" calcext:value-type="float">
            <text:p>819944000</text:p>
          </table:table-cell>
          <table:table-cell office:value-type="float" office:value="819118000" calcext:value-type="float">
            <text:p>819118000</text:p>
          </table:table-cell>
          <table:table-cell office:value-type="float" office:value="819591000" calcext:value-type="float">
            <text:p>819591000</text:p>
          </table:table-cell>
          <table:table-cell office:value-type="float" office:value="819739000" calcext:value-type="float">
            <text:p>819739000</text:p>
          </table:table-cell>
          <table:table-cell office:value-type="float" office:value="818957000" calcext:value-type="float">
            <text:p>818957000</text:p>
          </table:table-cell>
          <table:table-cell office:value-type="float" office:value="819508000" calcext:value-type="float">
            <text:p>819508000</text:p>
          </table:table-cell>
          <table:table-cell office:value-type="float" office:value="819818000" calcext:value-type="float">
            <text:p>819818000</text:p>
          </table:table-cell>
          <table:table-cell office:value-type="float" office:value="819011000" calcext:value-type="float">
            <text:p>819011000</text:p>
          </table:table-cell>
          <table:table-cell office:value-type="float" office:value="819168000" calcext:value-type="float">
            <text:p>819168000</text:p>
          </table:table-cell>
          <table:table-cell office:value-type="float" office:value="819631000" calcext:value-type="float">
            <text:p>819631000</text:p>
          </table:table-cell>
          <table:table-cell office:value-type="float" office:value="819615000" calcext:value-type="float">
            <text:p>819615000</text:p>
          </table:table-cell>
          <table:table-cell office:value-type="float" office:value="817679000" calcext:value-type="float">
            <text:p>817679000</text:p>
          </table:table-cell>
          <table:table-cell office:value-type="float" office:value="819570000" calcext:value-type="float">
            <text:p>819570000</text:p>
          </table:table-cell>
          <table:table-cell office:value-type="float" office:value="819318000" calcext:value-type="float">
            <text:p>819318000</text:p>
          </table:table-cell>
          <table:table-cell office:value-type="float" office:value="819571000" calcext:value-type="float">
            <text:p>819571000</text:p>
          </table:table-cell>
          <table:table-cell office:value-type="float" office:value="818750000" calcext:value-type="float">
            <text:p>818750000</text:p>
          </table:table-cell>
          <table:table-cell office:value-type="float" office:value="819253000" calcext:value-type="float">
            <text:p>819253000</text:p>
          </table:table-cell>
          <table:table-cell office:value-type="float" office:value="819885000" calcext:value-type="float">
            <text:p>819885000</text:p>
          </table:table-cell>
          <table:table-cell office:value-type="float" office:value="819098000" calcext:value-type="float">
            <text:p>819098000</text:p>
          </table:table-cell>
          <table:table-cell office:value-type="float" office:value="818878000" calcext:value-type="float">
            <text:p>818878000</text:p>
          </table:table-cell>
          <table:table-cell office:value-type="float" office:value="819235000" calcext:value-type="float">
            <text:p>819235000</text:p>
          </table:table-cell>
          <table:table-cell office:value-type="float" office:value="819495000" calcext:value-type="float">
            <text:p>819495000</text:p>
          </table:table-cell>
          <table:table-cell office:value-type="float" office:value="819188000" calcext:value-type="float">
            <text:p>819188000</text:p>
          </table:table-cell>
          <table:table-cell office:value-type="float" office:value="816770000" calcext:value-type="float">
            <text:p>816770000</text:p>
          </table:table-cell>
          <table:table-cell office:value-type="float" office:value="817307000" calcext:value-type="float">
            <text:p>817307000</text:p>
          </table:table-cell>
          <table:table-cell office:value-type="float" office:value="819634000" calcext:value-type="float">
            <text:p>819634000</text:p>
          </table:table-cell>
          <table:table-cell office:value-type="float" office:value="819746000" calcext:value-type="float">
            <text:p>819746000</text:p>
          </table:table-cell>
          <table:table-cell office:value-type="float" office:value="819684000" calcext:value-type="float">
            <text:p>819684000</text:p>
          </table:table-cell>
          <table:table-cell office:value-type="float" office:value="818346000" calcext:value-type="float">
            <text:p>818346000</text:p>
          </table:table-cell>
          <table:table-cell office:value-type="float" office:value="819789000" calcext:value-type="float">
            <text:p>819789000</text:p>
          </table:table-cell>
          <table:table-cell office:value-type="float" office:value="819974000" calcext:value-type="float">
            <text:p>819974000</text:p>
          </table:table-cell>
          <table:table-cell office:value-type="float" office:value="819725000" calcext:value-type="float">
            <text:p>819725000</text:p>
          </table:table-cell>
          <table:table-cell office:value-type="float" office:value="819736000" calcext:value-type="float">
            <text:p>819736000</text:p>
          </table:table-cell>
          <table:table-cell office:value-type="float" office:value="819603000" calcext:value-type="float">
            <text:p>819603000</text:p>
          </table:table-cell>
          <table:table-cell office:value-type="float" office:value="819565000" calcext:value-type="float">
            <text:p>819565000</text:p>
          </table:table-cell>
          <table:table-cell office:value-type="float" office:value="817641000" calcext:value-type="float">
            <text:p>817641000</text:p>
          </table:table-cell>
          <table:table-cell office:value-type="float" office:value="819491000" calcext:value-type="float">
            <text:p>819491000</text:p>
          </table:table-cell>
          <table:table-cell office:value-type="float" office:value="819751000" calcext:value-type="float">
            <text:p>819751000</text:p>
          </table:table-cell>
          <table:table-cell office:value-type="float" office:value="819257000" calcext:value-type="float">
            <text:p>819257000</text:p>
          </table:table-cell>
          <table:table-cell office:value-type="float" office:value="818295000" calcext:value-type="float">
            <text:p>818295000</text:p>
          </table:table-cell>
          <table:table-cell office:value-type="float" office:value="819091000" calcext:value-type="float">
            <text:p>819091000</text:p>
          </table:table-cell>
          <table:table-cell office:value-type="float" office:value="819653000" calcext:value-type="float">
            <text:p>819653000</text:p>
          </table:table-cell>
          <table:table-cell office:value-type="float" office:value="818547000" calcext:value-type="float">
            <text:p>818547000</text:p>
          </table:table-cell>
          <table:table-cell office:value-type="float" office:value="819473000" calcext:value-type="float">
            <text:p>819473000</text:p>
          </table:table-cell>
          <table:table-cell office:value-type="float" office:value="819386000" calcext:value-type="float">
            <text:p>819386000</text:p>
          </table:table-cell>
          <table:table-cell office:value-type="float" office:value="819052000" calcext:value-type="float">
            <text:p>819052000</text:p>
          </table:table-cell>
          <table:table-cell office:value-type="float" office:value="818523000" calcext:value-type="float">
            <text:p>818523000</text:p>
          </table:table-cell>
          <table:table-cell office:value-type="float" office:value="818322000" calcext:value-type="float">
            <text:p>818322000</text:p>
          </table:table-cell>
          <table:table-cell office:value-type="float" office:value="818886000" calcext:value-type="float">
            <text:p>818886000</text:p>
          </table:table-cell>
          <table:table-cell office:value-type="float" office:value="819765000" calcext:value-type="float">
            <text:p>819765000</text:p>
          </table:table-cell>
          <table:table-cell office:value-type="float" office:value="819582000" calcext:value-type="float">
            <text:p>819582000</text:p>
          </table:table-cell>
          <table:table-cell office:value-type="float" office:value="819943000" calcext:value-type="float">
            <text:p>819943000</text:p>
          </table:table-cell>
          <table:table-cell office:value-type="float" office:value="818173000" calcext:value-type="float">
            <text:p>818173000</text:p>
          </table:table-cell>
          <table:table-cell office:value-type="float" office:value="818507000" calcext:value-type="float">
            <text:p>818507000</text:p>
          </table:table-cell>
          <table:table-cell office:value-type="float" office:value="819600000" calcext:value-type="float">
            <text:p>819600000</text:p>
          </table:table-cell>
          <table:table-cell office:value-type="float" office:value="818570000" calcext:value-type="float">
            <text:p>818570000</text:p>
          </table:table-cell>
          <table:table-cell office:value-type="float" office:value="819521000" calcext:value-type="float">
            <text:p>819521000</text:p>
          </table:table-cell>
          <table:table-cell office:value-type="float" office:value="819389000" calcext:value-type="float">
            <text:p>819389000</text:p>
          </table:table-cell>
          <table:table-cell office:value-type="float" office:value="817934000" calcext:value-type="float">
            <text:p>817934000</text:p>
          </table:table-cell>
          <table:table-cell office:value-type="float" office:value="818840000" calcext:value-type="float">
            <text:p>818840000</text:p>
          </table:table-cell>
          <table:table-cell office:value-type="float" office:value="819769000" calcext:value-type="float">
            <text:p>819769000</text:p>
          </table:table-cell>
          <table:table-cell office:value-type="float" office:value="818887000" calcext:value-type="float">
            <text:p>818887000</text:p>
          </table:table-cell>
          <table:table-cell office:value-type="float" office:value="819430000" calcext:value-type="float">
            <text:p>819430000</text:p>
          </table:table-cell>
          <table:table-cell office:value-type="float" office:value="819806000" calcext:value-type="float">
            <text:p>819806000</text:p>
          </table:table-cell>
          <table:table-cell office:value-type="float" office:value="819460000" calcext:value-type="float">
            <text:p>819460000</text:p>
          </table:table-cell>
          <table:table-cell office:value-type="float" office:value="819888000" calcext:value-type="float">
            <text:p>819888000</text:p>
          </table:table-cell>
          <table:table-cell office:value-type="float" office:value="819900000" calcext:value-type="float">
            <text:p>819900000</text:p>
          </table:table-cell>
          <table:table-cell office:value-type="float" office:value="819666000" calcext:value-type="float">
            <text:p>819666000</text:p>
          </table:table-cell>
          <table:table-cell office:value-type="float" office:value="818404000" calcext:value-type="float">
            <text:p>818404000</text:p>
          </table:table-cell>
          <table:table-cell office:value-type="float" office:value="819320000" calcext:value-type="float">
            <text:p>819320000</text:p>
          </table:table-cell>
          <table:table-cell office:value-type="float" office:value="819559000" calcext:value-type="float">
            <text:p>819559000</text:p>
          </table:table-cell>
          <table:table-cell office:value-type="float" office:value="819539000" calcext:value-type="float">
            <text:p>819539000</text:p>
          </table:table-cell>
          <table:table-cell office:value-type="float" office:value="818663000" calcext:value-type="float">
            <text:p>818663000</text:p>
          </table:table-cell>
          <table:table-cell office:value-type="float" office:value="818919000" calcext:value-type="float">
            <text:p>818919000</text:p>
          </table:table-cell>
          <table:table-cell office:value-type="float" office:value="819947000" calcext:value-type="float">
            <text:p>819947000</text:p>
          </table:table-cell>
          <table:table-cell office:value-type="float" office:value="819712000" calcext:value-type="float">
            <text:p>819712000</text:p>
          </table:table-cell>
          <table:table-cell office:value-type="float" office:value="819198000" calcext:value-type="float">
            <text:p>819198000</text:p>
          </table:table-cell>
          <table:table-cell office:value-type="float" office:value="818281000" calcext:value-type="float">
            <text:p>818281000</text:p>
          </table:table-cell>
          <table:table-cell office:value-type="float" office:value="818302000" calcext:value-type="float">
            <text:p>818302000</text:p>
          </table:table-cell>
          <table:table-cell office:value-type="float" office:value="819713000" calcext:value-type="float">
            <text:p>819713000</text:p>
          </table:table-cell>
          <table:table-cell office:value-type="float" office:value="819748000" calcext:value-type="float">
            <text:p>819748000</text:p>
          </table:table-cell>
          <table:table-cell office:value-type="float" office:value="819439000" calcext:value-type="float">
            <text:p>819439000</text:p>
          </table:table-cell>
          <table:table-cell office:value-type="float" office:value="818007000" calcext:value-type="float">
            <text:p>818007000</text:p>
          </table:table-cell>
          <table:table-cell office:value-type="float" office:value="819029000" calcext:value-type="float">
            <text:p>819029000</text:p>
          </table:table-cell>
          <table:table-cell office:value-type="float" office:value="820006000" calcext:value-type="float">
            <text:p>820006000</text:p>
          </table:table-cell>
          <table:table-cell office:value-type="float" office:value="819561000" calcext:value-type="float">
            <text:p>819561000</text:p>
          </table:table-cell>
          <table:table-cell office:value-type="float" office:value="819549000" calcext:value-type="float">
            <text:p>819549000</text:p>
          </table:table-cell>
          <table:table-cell office:value-type="float" office:value="818209000" calcext:value-type="float">
            <text:p>818209000</text:p>
          </table:table-cell>
          <table:table-cell office:value-type="float" office:value="819360000" calcext:value-type="float">
            <text:p>819360000</text:p>
          </table:table-cell>
          <table:table-cell office:value-type="float" office:value="818859000" calcext:value-type="float">
            <text:p>818859000</text:p>
          </table:table-cell>
          <table:table-cell office:value-type="float" office:value="819863000" calcext:value-type="float">
            <text:p>819863000</text:p>
          </table:table-cell>
          <table:table-cell office:value-type="float" office:value="819681000" calcext:value-type="float">
            <text:p>819681000</text:p>
          </table:table-cell>
          <table:table-cell office:value-type="float" office:value="819505000" calcext:value-type="float">
            <text:p>819505000</text:p>
          </table:table-cell>
          <table:table-cell office:value-type="float" office:value="819283000" calcext:value-type="float">
            <text:p>819283000</text:p>
          </table:table-cell>
          <table:table-cell office:value-type="float" office:value="818238000" calcext:value-type="float">
            <text:p>818238000</text:p>
          </table:table-cell>
          <table:table-cell office:value-type="float" office:value="818925000" calcext:value-type="float">
            <text:p>818925000</text:p>
          </table:table-cell>
          <table:table-cell office:value-type="float" office:value="819061000" calcext:value-type="float">
            <text:p>819061000</text:p>
          </table:table-cell>
          <table:table-cell office:value-type="float" office:value="817881000" calcext:value-type="float">
            <text:p>817881000</text:p>
          </table:table-cell>
          <table:table-cell office:value-type="float" office:value="819079000" calcext:value-type="float">
            <text:p>819079000</text:p>
          </table:table-cell>
          <table:table-cell office:value-type="float" office:value="819421000" calcext:value-type="float">
            <text:p>819421000</text:p>
          </table:table-cell>
          <table:table-cell office:value-type="float" office:value="819674000" calcext:value-type="float">
            <text:p>819674000</text:p>
          </table:table-cell>
          <table:table-cell office:value-type="float" office:value="820066000" calcext:value-type="float">
            <text:p>820066000</text:p>
          </table:table-cell>
          <table:table-cell office:value-type="float" office:value="819332000" calcext:value-type="float">
            <text:p>819332000</text:p>
          </table:table-cell>
          <table:table-cell office:value-type="float" office:value="817931000" calcext:value-type="float">
            <text:p>817931000</text:p>
          </table:table-cell>
          <table:table-cell office:value-type="float" office:value="819431000" calcext:value-type="float">
            <text:p>819431000</text:p>
          </table:table-cell>
          <table:table-cell office:value-type="float" office:value="819196000" calcext:value-type="float">
            <text:p>819196000</text:p>
          </table:table-cell>
          <table:table-cell office:value-type="float" office:value="818807000" calcext:value-type="float">
            <text:p>818807000</text:p>
          </table:table-cell>
          <table:table-cell office:value-type="float" office:value="819874000" calcext:value-type="float">
            <text:p>819874000</text:p>
          </table:table-cell>
          <table:table-cell office:value-type="float" office:value="819749000" calcext:value-type="float">
            <text:p>819749000</text:p>
          </table:table-cell>
          <table:table-cell office:value-type="float" office:value="818488000" calcext:value-type="float">
            <text:p>818488000</text:p>
          </table:table-cell>
          <table:table-cell office:value-type="float" office:value="819659000" calcext:value-type="float">
            <text:p>819659000</text:p>
          </table:table-cell>
          <table:table-cell office:value-type="float" office:value="819482000" calcext:value-type="float">
            <text:p>819482000</text:p>
          </table:table-cell>
          <table:table-cell office:value-type="float" office:value="817375000" calcext:value-type="float">
            <text:p>817375000</text:p>
          </table:table-cell>
          <table:table-cell office:value-type="float" office:value="819593000" calcext:value-type="float">
            <text:p>819593000</text:p>
          </table:table-cell>
          <table:table-cell office:value-type="float" office:value="817922000" calcext:value-type="float">
            <text:p>817922000</text:p>
          </table:table-cell>
          <table:table-cell office:value-type="float" office:value="818133000" calcext:value-type="float">
            <text:p>818133000</text:p>
          </table:table-cell>
          <table:table-cell office:value-type="float" office:value="819378000" calcext:value-type="float">
            <text:p>819378000</text:p>
          </table:table-cell>
          <table:table-cell office:value-type="float" office:value="819224000" calcext:value-type="float">
            <text:p>819224000</text:p>
          </table:table-cell>
          <table:table-cell office:value-type="float" office:value="817629000" calcext:value-type="float">
            <text:p>817629000</text:p>
          </table:table-cell>
          <table:table-cell office:value-type="float" office:value="819544000" calcext:value-type="float">
            <text:p>819544000</text:p>
          </table:table-cell>
          <table:table-cell office:value-type="float" office:value="819479000" calcext:value-type="float">
            <text:p>819479000</text:p>
          </table:table-cell>
          <table:table-cell office:value-type="float" office:value="819217000" calcext:value-type="float">
            <text:p>819217000</text:p>
          </table:table-cell>
          <table:table-cell office:value-type="float" office:value="819464000" calcext:value-type="float">
            <text:p>819464000</text:p>
          </table:table-cell>
          <table:table-cell office:value-type="float" office:value="819490000" calcext:value-type="float">
            <text:p>819490000</text:p>
          </table:table-cell>
          <table:table-cell office:value-type="float" office:value="819414000" calcext:value-type="float">
            <text:p>819414000</text:p>
          </table:table-cell>
          <table:table-cell office:value-type="float" office:value="817887000" calcext:value-type="float">
            <text:p>817887000</text:p>
          </table:table-cell>
          <table:table-cell office:value-type="float" office:value="819151000" calcext:value-type="float">
            <text:p>819151000</text:p>
          </table:table-cell>
          <table:table-cell office:value-type="float" office:value="819372000" calcext:value-type="float">
            <text:p>819372000</text:p>
          </table:table-cell>
          <table:table-cell office:value-type="float" office:value="819630000" calcext:value-type="float">
            <text:p>819630000</text:p>
          </table:table-cell>
          <table:table-cell office:value-type="float" office:value="817712000" calcext:value-type="float">
            <text:p>817712000</text:p>
          </table:table-cell>
          <table:table-cell office:value-type="float" office:value="819457000" calcext:value-type="float">
            <text:p>819457000</text:p>
          </table:table-cell>
          <table:table-cell office:value-type="float" office:value="819638000" calcext:value-type="float">
            <text:p>819638000</text:p>
          </table:table-cell>
          <table:table-cell office:value-type="float" office:value="818217000" calcext:value-type="float">
            <text:p>818217000</text:p>
          </table:table-cell>
          <table:table-cell office:value-type="float" office:value="819165000" calcext:value-type="float">
            <text:p>819165000</text:p>
          </table:table-cell>
          <table:table-cell office:value-type="float" office:value="819835000" calcext:value-type="float">
            <text:p>819835000</text:p>
          </table:table-cell>
          <table:table-cell office:value-type="float" office:value="817558000" calcext:value-type="float">
            <text:p>817558000</text:p>
          </table:table-cell>
          <table:table-cell office:value-type="float" office:value="819155000" calcext:value-type="float">
            <text:p>819155000</text:p>
          </table:table-cell>
          <table:table-cell office:value-type="float" office:value="819995000" calcext:value-type="float">
            <text:p>819995000</text:p>
          </table:table-cell>
          <table:table-cell office:value-type="float" office:value="818732000" calcext:value-type="float">
            <text:p>818732000</text:p>
          </table:table-cell>
          <table:table-cell office:value-type="float" office:value="819388000" calcext:value-type="float">
            <text:p>819388000</text:p>
          </table:table-cell>
          <table:table-cell office:value-type="float" office:value="817999000" calcext:value-type="float">
            <text:p>817999000</text:p>
          </table:table-cell>
          <table:table-cell office:value-type="float" office:value="817301000" calcext:value-type="float">
            <text:p>817301000</text:p>
          </table:table-cell>
          <table:table-cell office:value-type="float" office:value="819389000" calcext:value-type="float">
            <text:p>819389000</text:p>
          </table:table-cell>
          <table:table-cell office:value-type="float" office:value="817887000" calcext:value-type="float">
            <text:p>817887000</text:p>
          </table:table-cell>
          <table:table-cell office:value-type="float" office:value="819674000" calcext:value-type="float">
            <text:p>819674000</text:p>
          </table:table-cell>
          <table:table-cell office:value-type="float" office:value="818454000" calcext:value-type="float">
            <text:p>818454000</text:p>
          </table:table-cell>
          <table:table-cell office:value-type="float" office:value="818745000" calcext:value-type="float">
            <text:p>818745000</text:p>
          </table:table-cell>
          <table:table-cell office:value-type="float" office:value="819951000" calcext:value-type="float">
            <text:p>819951000</text:p>
          </table:table-cell>
          <table:table-cell office:value-type="float" office:value="819139000" calcext:value-type="float">
            <text:p>819139000</text:p>
          </table:table-cell>
          <table:table-cell office:value-type="float" office:value="819310000" calcext:value-type="float">
            <text:p>819310000</text:p>
          </table:table-cell>
          <table:table-cell office:value-type="float" office:value="819386000" calcext:value-type="float">
            <text:p>819386000</text:p>
          </table:table-cell>
          <table:table-cell office:value-type="float" office:value="817498000" calcext:value-type="float">
            <text:p>817498000</text:p>
          </table:table-cell>
          <table:table-cell office:value-type="float" office:value="816544000" calcext:value-type="float">
            <text:p>816544000</text:p>
          </table:table-cell>
          <table:table-cell office:value-type="float" office:value="819194000" calcext:value-type="float">
            <text:p>819194000</text:p>
          </table:table-cell>
          <table:table-cell office:value-type="float" office:value="819190000" calcext:value-type="float">
            <text:p>819190000</text:p>
          </table:table-cell>
          <table:table-cell office:value-type="float" office:value="818713000" calcext:value-type="float">
            <text:p>818713000</text:p>
          </table:table-cell>
          <table:table-cell office:value-type="float" office:value="818311000" calcext:value-type="float">
            <text:p>818311000</text:p>
          </table:table-cell>
          <table:table-cell office:value-type="float" office:value="819465000" calcext:value-type="float">
            <text:p>819465000</text:p>
          </table:table-cell>
          <table:table-cell office:value-type="float" office:value="819377000" calcext:value-type="float">
            <text:p>819377000</text:p>
          </table:table-cell>
          <table:table-cell office:value-type="float" office:value="819549000" calcext:value-type="float">
            <text:p>819549000</text:p>
          </table:table-cell>
          <table:table-cell office:value-type="float" office:value="819511000" calcext:value-type="float">
            <text:p>819511000</text:p>
          </table:table-cell>
          <table:table-cell office:value-type="float" office:value="818321000" calcext:value-type="float">
            <text:p>818321000</text:p>
          </table:table-cell>
          <table:table-cell office:value-type="float" office:value="819651000" calcext:value-type="float">
            <text:p>819651000</text:p>
          </table:table-cell>
          <table:table-cell office:value-type="float" office:value="819084000" calcext:value-type="float">
            <text:p>819084000</text:p>
          </table:table-cell>
          <table:table-cell office:value-type="float" office:value="819536000" calcext:value-type="float">
            <text:p>819536000</text:p>
          </table:table-cell>
          <table:table-cell office:value-type="float" office:value="818854000" calcext:value-type="float">
            <text:p>818854000</text:p>
          </table:table-cell>
          <table:table-cell office:value-type="float" office:value="818513000" calcext:value-type="float">
            <text:p>818513000</text:p>
          </table:table-cell>
          <table:table-cell office:value-type="float" office:value="818655000" calcext:value-type="float">
            <text:p>818655000</text:p>
          </table:table-cell>
          <table:table-cell office:value-type="float" office:value="820024000" calcext:value-type="float">
            <text:p>820024000</text:p>
          </table:table-cell>
          <table:table-cell office:value-type="float" office:value="819853000" calcext:value-type="float">
            <text:p>819853000</text:p>
          </table:table-cell>
          <table:table-cell office:value-type="float" office:value="819841000" calcext:value-type="float">
            <text:p>819841000</text:p>
          </table:table-cell>
          <table:table-cell office:value-type="float" office:value="819454000" calcext:value-type="float">
            <text:p>819454000</text:p>
          </table:table-cell>
          <table:table-cell office:value-type="float" office:value="819708000" calcext:value-type="float">
            <text:p>819708000</text:p>
          </table:table-cell>
          <table:table-cell office:value-type="float" office:value="818824000" calcext:value-type="float">
            <text:p>818824000</text:p>
          </table:table-cell>
          <table:table-cell office:value-type="float" office:value="819603000" calcext:value-type="float">
            <text:p>819603000</text:p>
          </table:table-cell>
          <table:table-cell office:value-type="float" office:value="819239000" calcext:value-type="float">
            <text:p>819239000</text:p>
          </table:table-cell>
          <table:table-cell office:value-type="float" office:value="819535000" calcext:value-type="float">
            <text:p>819535000</text:p>
          </table:table-cell>
          <table:table-cell office:value-type="float" office:value="819862000" calcext:value-type="float">
            <text:p>819862000</text:p>
          </table:table-cell>
          <table:table-cell office:value-type="float" office:value="819063000" calcext:value-type="float">
            <text:p>819063000</text:p>
          </table:table-cell>
          <table:table-cell office:value-type="float" office:value="819066000" calcext:value-type="float">
            <text:p>819066000</text:p>
          </table:table-cell>
          <table:table-cell office:value-type="float" office:value="819276000" calcext:value-type="float">
            <text:p>819276000</text:p>
          </table:table-cell>
          <table:table-cell office:value-type="float" office:value="819097000" calcext:value-type="float">
            <text:p>819097000</text:p>
          </table:table-cell>
          <table:table-cell office:value-type="float" office:value="818900000" calcext:value-type="float">
            <text:p>818900000</text:p>
          </table:table-cell>
          <table:table-cell office:value-type="float" office:value="818044000" calcext:value-type="float">
            <text:p>818044000</text:p>
          </table:table-cell>
          <table:table-cell office:value-type="float" office:value="818871000" calcext:value-type="float">
            <text:p>818871000</text:p>
          </table:table-cell>
          <table:table-cell office:value-type="float" office:value="819795000" calcext:value-type="float">
            <text:p>819795000</text:p>
          </table:table-cell>
          <table:table-cell office:value-type="float" office:value="818776000" calcext:value-type="float">
            <text:p>818776000</text:p>
          </table:table-cell>
          <table:table-cell office:value-type="float" office:value="818809000" calcext:value-type="float">
            <text:p>818809000</text:p>
          </table:table-cell>
          <table:table-cell office:value-type="float" office:value="818734000" calcext:value-type="float">
            <text:p>818734000</text:p>
          </table:table-cell>
          <table:table-cell office:value-type="float" office:value="817380000" calcext:value-type="float">
            <text:p>817380000</text:p>
          </table:table-cell>
          <table:table-cell office:value-type="float" office:value="827018000" calcext:value-type="float">
            <text:p>827018000</text:p>
          </table:table-cell>
          <table:table-cell office:value-type="float" office:value="828791000" calcext:value-type="float">
            <text:p>828791000</text:p>
          </table:table-cell>
          <table:table-cell office:value-type="float" office:value="825678000" calcext:value-type="float">
            <text:p>825678000</text:p>
          </table:table-cell>
          <table:table-cell office:value-type="float" office:value="827716000" calcext:value-type="float">
            <text:p>827716000</text:p>
          </table:table-cell>
          <table:table-cell office:value-type="float" office:value="828662000" calcext:value-type="float">
            <text:p>828662000</text:p>
          </table:table-cell>
          <table:table-cell office:value-type="float" office:value="828178000" calcext:value-type="float">
            <text:p>828178000</text:p>
          </table:table-cell>
          <table:table-cell office:value-type="float" office:value="827790000" calcext:value-type="float">
            <text:p>827790000</text:p>
          </table:table-cell>
          <table:table-cell office:value-type="float" office:value="827102000" calcext:value-type="float">
            <text:p>827102000</text:p>
          </table:table-cell>
          <table:table-cell office:value-type="float" office:value="826061000" calcext:value-type="float">
            <text:p>826061000</text:p>
          </table:table-cell>
          <table:table-cell office:value-type="float" office:value="828019000" calcext:value-type="float">
            <text:p>828019000</text:p>
          </table:table-cell>
          <table:table-cell office:value-type="float" office:value="826571000" calcext:value-type="float">
            <text:p>826571000</text:p>
          </table:table-cell>
          <table:table-cell office:value-type="float" office:value="828073000" calcext:value-type="float">
            <text:p>828073000</text:p>
          </table:table-cell>
          <table:table-cell office:value-type="float" office:value="826798000" calcext:value-type="float">
            <text:p>826798000</text:p>
          </table:table-cell>
          <table:table-cell office:value-type="float" office:value="826673000" calcext:value-type="float">
            <text:p>826673000</text:p>
          </table:table-cell>
          <table:table-cell office:value-type="float" office:value="828963000" calcext:value-type="float">
            <text:p>828963000</text:p>
          </table:table-cell>
          <table:table-cell office:value-type="float" office:value="828840000" calcext:value-type="float">
            <text:p>828840000</text:p>
          </table:table-cell>
          <table:table-cell office:value-type="float" office:value="827775000" calcext:value-type="float">
            <text:p>827775000</text:p>
          </table:table-cell>
          <table:table-cell office:value-type="float" office:value="827782000" calcext:value-type="float">
            <text:p>827782000</text:p>
          </table:table-cell>
          <table:table-cell office:value-type="float" office:value="828894000" calcext:value-type="float">
            <text:p>828894000</text:p>
          </table:table-cell>
          <table:table-cell office:value-type="float" office:value="827880000" calcext:value-type="float">
            <text:p>827880000</text:p>
          </table:table-cell>
          <table:table-cell office:value-type="float" office:value="827005000" calcext:value-type="float">
            <text:p>827005000</text:p>
          </table:table-cell>
          <table:table-cell office:value-type="float" office:value="827885000" calcext:value-type="float">
            <text:p>827885000</text:p>
          </table:table-cell>
          <table:table-cell office:value-type="float" office:value="828384000" calcext:value-type="float">
            <text:p>828384000</text:p>
          </table:table-cell>
          <table:table-cell office:value-type="float" office:value="826205000" calcext:value-type="float">
            <text:p>826205000</text:p>
          </table:table-cell>
          <table:table-cell office:value-type="float" office:value="829129000" calcext:value-type="float">
            <text:p>829129000</text:p>
          </table:table-cell>
          <table:table-cell office:value-type="float" office:value="828038000" calcext:value-type="float">
            <text:p>828038000</text:p>
          </table:table-cell>
          <table:table-cell office:value-type="float" office:value="828530000" calcext:value-type="float">
            <text:p>828530000</text:p>
          </table:table-cell>
          <table:table-cell office:value-type="float" office:value="826380000" calcext:value-type="float">
            <text:p>826380000</text:p>
          </table:table-cell>
          <table:table-cell office:value-type="float" office:value="828173000" calcext:value-type="float">
            <text:p>828173000</text:p>
          </table:table-cell>
          <table:table-cell office:value-type="float" office:value="828376000" calcext:value-type="float">
            <text:p>828376000</text:p>
          </table:table-cell>
          <table:table-cell office:value-type="float" office:value="827454000" calcext:value-type="float">
            <text:p>827454000</text:p>
          </table:table-cell>
          <table:table-cell office:value-type="float" office:value="827892000" calcext:value-type="float">
            <text:p>827892000</text:p>
          </table:table-cell>
          <table:table-cell office:value-type="float" office:value="828845000" calcext:value-type="float">
            <text:p>828845000</text:p>
          </table:table-cell>
          <table:table-cell office:value-type="float" office:value="827889000" calcext:value-type="float">
            <text:p>827889000</text:p>
          </table:table-cell>
          <table:table-cell office:value-type="float" office:value="828625000" calcext:value-type="float">
            <text:p>828625000</text:p>
          </table:table-cell>
          <table:table-cell office:value-type="float" office:value="828814000" calcext:value-type="float">
            <text:p>828814000</text:p>
          </table:table-cell>
          <table:table-cell office:value-type="float" office:value="827965000" calcext:value-type="float">
            <text:p>827965000</text:p>
          </table:table-cell>
          <table:table-cell office:value-type="float" office:value="828664000" calcext:value-type="float">
            <text:p>828664000</text:p>
          </table:table-cell>
          <table:table-cell office:value-type="float" office:value="829115000" calcext:value-type="float">
            <text:p>829115000</text:p>
          </table:table-cell>
          <table:table-cell office:value-type="float" office:value="829253000" calcext:value-type="float">
            <text:p>829253000</text:p>
          </table:table-cell>
          <table:table-cell office:value-type="float" office:value="828131000" calcext:value-type="float">
            <text:p>828131000</text:p>
          </table:table-cell>
          <table:table-cell office:value-type="float" office:value="828940000" calcext:value-type="float">
            <text:p>828940000</text:p>
          </table:table-cell>
          <table:table-cell office:value-type="float" office:value="827449000" calcext:value-type="float">
            <text:p>827449000</text:p>
          </table:table-cell>
          <table:table-cell office:value-type="float" office:value="827306000" calcext:value-type="float">
            <text:p>827306000</text:p>
          </table:table-cell>
          <table:table-cell office:value-type="float" office:value="828083000" calcext:value-type="float">
            <text:p>828083000</text:p>
          </table:table-cell>
          <table:table-cell office:value-type="float" office:value="828686000" calcext:value-type="float">
            <text:p>828686000</text:p>
          </table:table-cell>
          <table:table-cell office:value-type="float" office:value="828443000" calcext:value-type="float">
            <text:p>828443000</text:p>
          </table:table-cell>
          <table:table-cell office:value-type="float" office:value="828720000" calcext:value-type="float">
            <text:p>828720000</text:p>
          </table:table-cell>
          <table:table-cell office:value-type="float" office:value="826664000" calcext:value-type="float">
            <text:p>826664000</text:p>
          </table:table-cell>
          <table:table-cell office:value-type="float" office:value="828788000" calcext:value-type="float">
            <text:p>828788000</text:p>
          </table:table-cell>
          <table:table-cell office:value-type="float" office:value="829067000" calcext:value-type="float">
            <text:p>829067000</text:p>
          </table:table-cell>
          <table:table-cell office:value-type="float" office:value="828445000" calcext:value-type="float">
            <text:p>828445000</text:p>
          </table:table-cell>
          <table:table-cell office:value-type="float" office:value="829067000" calcext:value-type="float">
            <text:p>829067000</text:p>
          </table:table-cell>
          <table:table-cell table:number-columns-repeated="2" office:value-type="float" office:value="827850000" calcext:value-type="float">
            <text:p>827850000</text:p>
          </table:table-cell>
          <table:table-cell office:value-type="float" office:value="828507000" calcext:value-type="float">
            <text:p>828507000</text:p>
          </table:table-cell>
          <table:table-cell office:value-type="float" office:value="829007000" calcext:value-type="float">
            <text:p>829007000</text:p>
          </table:table-cell>
          <table:table-cell office:value-type="float" office:value="828530000" calcext:value-type="float">
            <text:p>828530000</text:p>
          </table:table-cell>
          <table:table-cell office:value-type="float" office:value="828441000" calcext:value-type="float">
            <text:p>828441000</text:p>
          </table:table-cell>
          <table:table-cell office:value-type="float" office:value="828669000" calcext:value-type="float">
            <text:p>828669000</text:p>
          </table:table-cell>
          <table:table-cell office:value-type="float" office:value="828016000" calcext:value-type="float">
            <text:p>828016000</text:p>
          </table:table-cell>
          <table:table-cell office:value-type="float" office:value="828274000" calcext:value-type="float">
            <text:p>828274000</text:p>
          </table:table-cell>
          <table:table-cell office:value-type="float" office:value="827808000" calcext:value-type="float">
            <text:p>827808000</text:p>
          </table:table-cell>
          <table:table-cell office:value-type="float" office:value="828648000" calcext:value-type="float">
            <text:p>828648000</text:p>
          </table:table-cell>
          <table:table-cell office:value-type="float" office:value="828393000" calcext:value-type="float">
            <text:p>828393000</text:p>
          </table:table-cell>
          <table:table-cell office:value-type="float" office:value="828748000" calcext:value-type="float">
            <text:p>828748000</text:p>
          </table:table-cell>
          <table:table-cell office:value-type="float" office:value="827019000" calcext:value-type="float">
            <text:p>827019000</text:p>
          </table:table-cell>
          <table:table-cell office:value-type="float" office:value="828078000" calcext:value-type="float">
            <text:p>828078000</text:p>
          </table:table-cell>
          <table:table-cell office:value-type="float" office:value="828774000" calcext:value-type="float">
            <text:p>828774000</text:p>
          </table:table-cell>
          <table:table-cell office:value-type="float" office:value="829209000" calcext:value-type="float">
            <text:p>829209000</text:p>
          </table:table-cell>
          <table:table-cell office:value-type="float" office:value="828388000" calcext:value-type="float">
            <text:p>828388000</text:p>
          </table:table-cell>
          <table:table-cell office:value-type="float" office:value="827603000" calcext:value-type="float">
            <text:p>827603000</text:p>
          </table:table-cell>
          <table:table-cell office:value-type="float" office:value="828691000" calcext:value-type="float">
            <text:p>828691000</text:p>
          </table:table-cell>
          <table:table-cell office:value-type="float" office:value="828184000" calcext:value-type="float">
            <text:p>828184000</text:p>
          </table:table-cell>
          <table:table-cell office:value-type="float" office:value="828421000" calcext:value-type="float">
            <text:p>828421000</text:p>
          </table:table-cell>
          <table:table-cell office:value-type="float" office:value="826628000" calcext:value-type="float">
            <text:p>826628000</text:p>
          </table:table-cell>
          <table:table-cell office:value-type="float" office:value="828616000" calcext:value-type="float">
            <text:p>828616000</text:p>
          </table:table-cell>
          <table:table-cell office:value-type="float" office:value="828668000" calcext:value-type="float">
            <text:p>828668000</text:p>
          </table:table-cell>
          <table:table-cell office:value-type="float" office:value="827230000" calcext:value-type="float">
            <text:p>827230000</text:p>
          </table:table-cell>
          <table:table-cell office:value-type="float" office:value="827025000" calcext:value-type="float">
            <text:p>827025000</text:p>
          </table:table-cell>
          <table:table-cell office:value-type="float" office:value="828735000" calcext:value-type="float">
            <text:p>828735000</text:p>
          </table:table-cell>
          <table:table-cell office:value-type="float" office:value="827771000" calcext:value-type="float">
            <text:p>827771000</text:p>
          </table:table-cell>
          <table:table-cell office:value-type="float" office:value="827147000" calcext:value-type="float">
            <text:p>827147000</text:p>
          </table:table-cell>
          <table:table-cell office:value-type="float" office:value="827583000" calcext:value-type="float">
            <text:p>827583000</text:p>
          </table:table-cell>
          <table:table-cell office:value-type="float" office:value="826276000" calcext:value-type="float">
            <text:p>826276000</text:p>
          </table:table-cell>
          <table:table-cell office:value-type="float" office:value="829057000" calcext:value-type="float">
            <text:p>829057000</text:p>
          </table:table-cell>
          <table:table-cell office:value-type="float" office:value="827924000" calcext:value-type="float">
            <text:p>827924000</text:p>
          </table:table-cell>
          <table:table-cell office:value-type="float" office:value="828601000" calcext:value-type="float">
            <text:p>828601000</text:p>
          </table:table-cell>
          <table:table-cell office:value-type="float" office:value="827094000" calcext:value-type="float">
            <text:p>827094000</text:p>
          </table:table-cell>
          <table:table-cell office:value-type="float" office:value="826506000" calcext:value-type="float">
            <text:p>826506000</text:p>
          </table:table-cell>
          <table:table-cell office:value-type="float" office:value="828610000" calcext:value-type="float">
            <text:p>828610000</text:p>
          </table:table-cell>
          <table:table-cell office:value-type="float" office:value="828819000" calcext:value-type="float">
            <text:p>828819000</text:p>
          </table:table-cell>
          <table:table-cell office:value-type="float" office:value="828273000" calcext:value-type="float">
            <text:p>828273000</text:p>
          </table:table-cell>
          <table:table-cell office:value-type="float" office:value="828699000" calcext:value-type="float">
            <text:p>828699000</text:p>
          </table:table-cell>
          <table:table-cell office:value-type="float" office:value="828353000" calcext:value-type="float">
            <text:p>828353000</text:p>
          </table:table-cell>
          <table:table-cell office:value-type="float" office:value="828377000" calcext:value-type="float">
            <text:p>828377000</text:p>
          </table:table-cell>
          <table:table-cell office:value-type="float" office:value="829128000" calcext:value-type="float">
            <text:p>829128000</text:p>
          </table:table-cell>
          <table:table-cell office:value-type="float" office:value="828729000" calcext:value-type="float">
            <text:p>828729000</text:p>
          </table:table-cell>
          <table:table-cell office:value-type="float" office:value="828252000" calcext:value-type="float">
            <text:p>828252000</text:p>
          </table:table-cell>
          <table:table-cell office:value-type="float" office:value="828640000" calcext:value-type="float">
            <text:p>828640000</text:p>
          </table:table-cell>
          <table:table-cell office:value-type="float" office:value="828886000" calcext:value-type="float">
            <text:p>828886000</text:p>
          </table:table-cell>
          <table:table-cell office:value-type="float" office:value="828299000" calcext:value-type="float">
            <text:p>828299000</text:p>
          </table:table-cell>
          <table:table-cell office:value-type="float" office:value="825810000" calcext:value-type="float">
            <text:p>825810000</text:p>
          </table:table-cell>
          <table:table-cell office:value-type="float" office:value="827374000" calcext:value-type="float">
            <text:p>827374000</text:p>
          </table:table-cell>
          <table:table-cell office:value-type="float" office:value="828451000" calcext:value-type="float">
            <text:p>828451000</text:p>
          </table:table-cell>
          <table:table-cell office:value-type="float" office:value="828705000" calcext:value-type="float">
            <text:p>828705000</text:p>
          </table:table-cell>
          <table:table-cell office:value-type="float" office:value="827464000" calcext:value-type="float">
            <text:p>827464000</text:p>
          </table:table-cell>
          <table:table-cell office:value-type="float" office:value="829253000" calcext:value-type="float">
            <text:p>829253000</text:p>
          </table:table-cell>
          <table:table-cell office:value-type="float" office:value="828374000" calcext:value-type="float">
            <text:p>828374000</text:p>
          </table:table-cell>
          <table:table-cell office:value-type="float" office:value="828096000" calcext:value-type="float">
            <text:p>828096000</text:p>
          </table:table-cell>
          <table:table-cell office:value-type="float" office:value="828199000" calcext:value-type="float">
            <text:p>828199000</text:p>
          </table:table-cell>
          <table:table-cell office:value-type="float" office:value="827855000" calcext:value-type="float">
            <text:p>827855000</text:p>
          </table:table-cell>
          <table:table-cell office:value-type="float" office:value="828650000" calcext:value-type="float">
            <text:p>828650000</text:p>
          </table:table-cell>
          <table:table-cell office:value-type="float" office:value="828828000" calcext:value-type="float">
            <text:p>828828000</text:p>
          </table:table-cell>
          <table:table-cell office:value-type="float" office:value="828657000" calcext:value-type="float">
            <text:p>828657000</text:p>
          </table:table-cell>
          <table:table-cell office:value-type="float" office:value="828860000" calcext:value-type="float">
            <text:p>828860000</text:p>
          </table:table-cell>
          <table:table-cell office:value-type="float" office:value="828476000" calcext:value-type="float">
            <text:p>828476000</text:p>
          </table:table-cell>
          <table:table-cell office:value-type="float" office:value="827422000" calcext:value-type="float">
            <text:p>827422000</text:p>
          </table:table-cell>
          <table:table-cell office:value-type="float" office:value="828078000" calcext:value-type="float">
            <text:p>828078000</text:p>
          </table:table-cell>
          <table:table-cell office:value-type="float" office:value="829004000" calcext:value-type="float">
            <text:p>829004000</text:p>
          </table:table-cell>
          <table:table-cell office:value-type="float" office:value="827296000" calcext:value-type="float">
            <text:p>827296000</text:p>
          </table:table-cell>
          <table:table-cell office:value-type="float" office:value="826171000" calcext:value-type="float">
            <text:p>826171000</text:p>
          </table:table-cell>
          <table:table-cell office:value-type="float" office:value="828610000" calcext:value-type="float">
            <text:p>828610000</text:p>
          </table:table-cell>
          <table:table-cell office:value-type="float" office:value="827372000" calcext:value-type="float">
            <text:p>827372000</text:p>
          </table:table-cell>
          <table:table-cell office:value-type="float" office:value="828873000" calcext:value-type="float">
            <text:p>828873000</text:p>
          </table:table-cell>
          <table:table-cell office:value-type="float" office:value="826858000" calcext:value-type="float">
            <text:p>826858000</text:p>
          </table:table-cell>
          <table:table-cell office:value-type="float" office:value="828821000" calcext:value-type="float">
            <text:p>828821000</text:p>
          </table:table-cell>
          <table:table-cell office:value-type="float" office:value="827921000" calcext:value-type="float">
            <text:p>827921000</text:p>
          </table:table-cell>
          <table:table-cell office:value-type="float" office:value="828663000" calcext:value-type="float">
            <text:p>828663000</text:p>
          </table:table-cell>
          <table:table-cell office:value-type="float" office:value="828825000" calcext:value-type="float">
            <text:p>828825000</text:p>
          </table:table-cell>
          <table:table-cell office:value-type="float" office:value="828094000" calcext:value-type="float">
            <text:p>828094000</text:p>
          </table:table-cell>
          <table:table-cell office:value-type="float" office:value="828236000" calcext:value-type="float">
            <text:p>828236000</text:p>
          </table:table-cell>
          <table:table-cell office:value-type="float" office:value="828209000" calcext:value-type="float">
            <text:p>828209000</text:p>
          </table:table-cell>
          <table:table-cell office:value-type="float" office:value="829203000" calcext:value-type="float">
            <text:p>829203000</text:p>
          </table:table-cell>
          <table:table-cell office:value-type="float" office:value="828825000" calcext:value-type="float">
            <text:p>828825000</text:p>
          </table:table-cell>
          <table:table-cell office:value-type="float" office:value="827730000" calcext:value-type="float">
            <text:p>827730000</text:p>
          </table:table-cell>
          <table:table-cell office:value-type="float" office:value="826215000" calcext:value-type="float">
            <text:p>826215000</text:p>
          </table:table-cell>
          <table:table-cell office:value-type="float" office:value="827260000" calcext:value-type="float">
            <text:p>827260000</text:p>
          </table:table-cell>
          <table:table-cell office:value-type="float" office:value="828477000" calcext:value-type="float">
            <text:p>828477000</text:p>
          </table:table-cell>
          <table:table-cell office:value-type="float" office:value="828935000" calcext:value-type="float">
            <text:p>828935000</text:p>
          </table:table-cell>
          <table:table-cell office:value-type="float" office:value="826254000" calcext:value-type="float">
            <text:p>826254000</text:p>
          </table:table-cell>
          <table:table-cell office:value-type="float" office:value="827346000" calcext:value-type="float">
            <text:p>827346000</text:p>
          </table:table-cell>
          <table:table-cell office:value-type="float" office:value="828286000" calcext:value-type="float">
            <text:p>828286000</text:p>
          </table:table-cell>
          <table:table-cell office:value-type="float" office:value="825165000" calcext:value-type="float">
            <text:p>825165000</text:p>
          </table:table-cell>
          <table:table-cell office:value-type="float" office:value="826474000" calcext:value-type="float">
            <text:p>826474000</text:p>
          </table:table-cell>
          <table:table-cell office:value-type="float" office:value="829042000" calcext:value-type="float">
            <text:p>829042000</text:p>
          </table:table-cell>
          <table:table-cell office:value-type="float" office:value="827647000" calcext:value-type="float">
            <text:p>827647000</text:p>
          </table:table-cell>
          <table:table-cell office:value-type="float" office:value="828744000" calcext:value-type="float">
            <text:p>828744000</text:p>
          </table:table-cell>
          <table:table-cell office:value-type="float" office:value="828635000" calcext:value-type="float">
            <text:p>828635000</text:p>
          </table:table-cell>
          <table:table-cell office:value-type="float" office:value="828208000" calcext:value-type="float">
            <text:p>828208000</text:p>
          </table:table-cell>
          <table:table-cell office:value-type="float" office:value="826780000" calcext:value-type="float">
            <text:p>826780000</text:p>
          </table:table-cell>
          <table:table-cell office:value-type="float" office:value="828526000" calcext:value-type="float">
            <text:p>828526000</text:p>
          </table:table-cell>
          <table:table-cell office:value-type="float" office:value="828651000" calcext:value-type="float">
            <text:p>828651000</text:p>
          </table:table-cell>
          <table:table-cell office:value-type="float" office:value="828808000" calcext:value-type="float">
            <text:p>828808000</text:p>
          </table:table-cell>
          <table:table-cell office:value-type="float" office:value="827161000" calcext:value-type="float">
            <text:p>827161000</text:p>
          </table:table-cell>
          <table:table-cell office:value-type="float" office:value="828186000" calcext:value-type="float">
            <text:p>828186000</text:p>
          </table:table-cell>
          <table:table-cell office:value-type="float" office:value="828716000" calcext:value-type="float">
            <text:p>828716000</text:p>
          </table:table-cell>
          <table:table-cell office:value-type="float" office:value="828264000" calcext:value-type="float">
            <text:p>828264000</text:p>
          </table:table-cell>
          <table:table-cell office:value-type="float" office:value="828915000" calcext:value-type="float">
            <text:p>828915000</text:p>
          </table:table-cell>
          <table:table-cell office:value-type="float" office:value="827809000" calcext:value-type="float">
            <text:p>827809000</text:p>
          </table:table-cell>
          <table:table-cell office:value-type="float" office:value="828102000" calcext:value-type="float">
            <text:p>828102000</text:p>
          </table:table-cell>
          <table:table-cell office:value-type="float" office:value="828957000" calcext:value-type="float">
            <text:p>828957000</text:p>
          </table:table-cell>
          <table:table-cell office:value-type="float" office:value="828838000" calcext:value-type="float">
            <text:p>828838000</text:p>
          </table:table-cell>
          <table:table-cell office:value-type="float" office:value="828687000" calcext:value-type="float">
            <text:p>828687000</text:p>
          </table:table-cell>
          <table:table-cell office:value-type="float" office:value="826363000" calcext:value-type="float">
            <text:p>826363000</text:p>
          </table:table-cell>
          <table:table-cell office:value-type="float" office:value="828782000" calcext:value-type="float">
            <text:p>828782000</text:p>
          </table:table-cell>
          <table:table-cell office:value-type="float" office:value="828873000" calcext:value-type="float">
            <text:p>828873000</text:p>
          </table:table-cell>
          <table:table-cell office:value-type="float" office:value="826250000" calcext:value-type="float">
            <text:p>826250000</text:p>
          </table:table-cell>
          <table:table-cell office:value-type="float" office:value="828541000" calcext:value-type="float">
            <text:p>828541000</text:p>
          </table:table-cell>
          <table:table-cell office:value-type="float" office:value="827396000" calcext:value-type="float">
            <text:p>827396000</text:p>
          </table:table-cell>
          <table:table-cell office:value-type="float" office:value="827636000" calcext:value-type="float">
            <text:p>827636000</text:p>
          </table:table-cell>
          <table:table-cell office:value-type="float" office:value="828170000" calcext:value-type="float">
            <text:p>828170000</text:p>
          </table:table-cell>
          <table:table-cell office:value-type="float" office:value="828910000" calcext:value-type="float">
            <text:p>828910000</text:p>
          </table:table-cell>
          <table:table-cell office:value-type="float" office:value="827461000" calcext:value-type="float">
            <text:p>827461000</text:p>
          </table:table-cell>
          <table:table-cell office:value-type="float" office:value="829108000" calcext:value-type="float">
            <text:p>829108000</text:p>
          </table:table-cell>
          <table:table-cell office:value-type="float" office:value="827594000" calcext:value-type="float">
            <text:p>827594000</text:p>
          </table:table-cell>
          <table:table-cell office:value-type="float" office:value="828280000" calcext:value-type="float">
            <text:p>828280000</text:p>
          </table:table-cell>
          <table:table-cell office:value-type="float" office:value="827932000" calcext:value-type="float">
            <text:p>827932000</text:p>
          </table:table-cell>
          <table:table-cell office:value-type="float" office:value="829224000" calcext:value-type="float">
            <text:p>829224000</text:p>
          </table:table-cell>
          <table:table-cell office:value-type="float" office:value="827580000" calcext:value-type="float">
            <text:p>827580000</text:p>
          </table:table-cell>
          <table:table-cell office:value-type="float" office:value="828623000" calcext:value-type="float">
            <text:p>828623000</text:p>
          </table:table-cell>
          <table:table-cell office:value-type="float" office:value="828740000" calcext:value-type="float">
            <text:p>828740000</text:p>
          </table:table-cell>
          <table:table-cell office:value-type="float" office:value="828890000" calcext:value-type="float">
            <text:p>828890000</text:p>
          </table:table-cell>
          <table:table-cell office:value-type="float" office:value="829090000" calcext:value-type="float">
            <text:p>829090000</text:p>
          </table:table-cell>
          <table:table-cell office:value-type="float" office:value="828439000" calcext:value-type="float">
            <text:p>828439000</text:p>
          </table:table-cell>
          <table:table-cell office:value-type="float" office:value="828976000" calcext:value-type="float">
            <text:p>828976000</text:p>
          </table:table-cell>
          <table:table-cell office:value-type="float" office:value="829159000" calcext:value-type="float">
            <text:p>829159000</text:p>
          </table:table-cell>
          <table:table-cell office:value-type="float" office:value="828917000" calcext:value-type="float">
            <text:p>828917000</text:p>
          </table:table-cell>
          <table:table-cell office:value-type="float" office:value="828704000" calcext:value-type="float">
            <text:p>828704000</text:p>
          </table:table-cell>
          <table:table-cell office:value-type="float" office:value="828805000" calcext:value-type="float">
            <text:p>828805000</text:p>
          </table:table-cell>
          <table:table-cell office:value-type="float" office:value="827619000" calcext:value-type="float">
            <text:p>827619000</text:p>
          </table:table-cell>
          <table:table-cell office:value-type="float" office:value="828802000" calcext:value-type="float">
            <text:p>828802000</text:p>
          </table:table-cell>
          <table:table-cell office:value-type="float" office:value="828302000" calcext:value-type="float">
            <text:p>828302000</text:p>
          </table:table-cell>
          <table:table-cell office:value-type="float" office:value="828882000" calcext:value-type="float">
            <text:p>828882000</text:p>
          </table:table-cell>
          <table:table-cell office:value-type="float" office:value="828632000" calcext:value-type="float">
            <text:p>828632000</text:p>
          </table:table-cell>
          <table:table-cell office:value-type="float" office:value="824804000" calcext:value-type="float">
            <text:p>824804000</text:p>
          </table:table-cell>
          <table:table-cell office:value-type="float" office:value="828421000" calcext:value-type="float">
            <text:p>828421000</text:p>
          </table:table-cell>
          <table:table-cell office:value-type="float" office:value="829125000" calcext:value-type="float">
            <text:p>829125000</text:p>
          </table:table-cell>
          <table:table-cell office:value-type="float" office:value="827755000" calcext:value-type="float">
            <text:p>827755000</text:p>
          </table:table-cell>
          <table:table-cell office:value-type="float" office:value="828773000" calcext:value-type="float">
            <text:p>828773000</text:p>
          </table:table-cell>
          <table:table-cell office:value-type="float" office:value="828339000" calcext:value-type="float">
            <text:p>828339000</text:p>
          </table:table-cell>
          <table:table-cell office:value-type="float" office:value="833753000" calcext:value-type="float">
            <text:p>833753000</text:p>
          </table:table-cell>
          <table:table-cell office:value-type="float" office:value="833071000" calcext:value-type="float">
            <text:p>833071000</text:p>
          </table:table-cell>
          <table:table-cell office:value-type="float" office:value="834399000" calcext:value-type="float">
            <text:p>834399000</text:p>
          </table:table-cell>
          <table:table-cell office:value-type="float" office:value="832693000" calcext:value-type="float">
            <text:p>832693000</text:p>
          </table:table-cell>
          <table:table-cell office:value-type="float" office:value="833970000" calcext:value-type="float">
            <text:p>833970000</text:p>
          </table:table-cell>
          <table:table-cell office:value-type="float" office:value="833866000" calcext:value-type="float">
            <text:p>833866000</text:p>
          </table:table-cell>
          <table:table-cell office:value-type="float" office:value="834153000" calcext:value-type="float">
            <text:p>834153000</text:p>
          </table:table-cell>
          <table:table-cell office:value-type="float" office:value="832066000" calcext:value-type="float">
            <text:p>832066000</text:p>
          </table:table-cell>
          <table:table-cell office:value-type="float" office:value="834421000" calcext:value-type="float">
            <text:p>834421000</text:p>
          </table:table-cell>
          <table:table-cell office:value-type="float" office:value="834226000" calcext:value-type="float">
            <text:p>834226000</text:p>
          </table:table-cell>
          <table:table-cell office:value-type="float" office:value="832897000" calcext:value-type="float">
            <text:p>832897000</text:p>
          </table:table-cell>
          <table:table-cell office:value-type="float" office:value="834089000" calcext:value-type="float">
            <text:p>834089000</text:p>
          </table:table-cell>
          <table:table-cell office:value-type="float" office:value="833420000" calcext:value-type="float">
            <text:p>833420000</text:p>
          </table:table-cell>
          <table:table-cell office:value-type="float" office:value="833383000" calcext:value-type="float">
            <text:p>833383000</text:p>
          </table:table-cell>
          <table:table-cell office:value-type="float" office:value="833291000" calcext:value-type="float">
            <text:p>833291000</text:p>
          </table:table-cell>
          <table:table-cell office:value-type="float" office:value="833700000" calcext:value-type="float">
            <text:p>833700000</text:p>
          </table:table-cell>
          <table:table-cell office:value-type="float" office:value="833599000" calcext:value-type="float">
            <text:p>833599000</text:p>
          </table:table-cell>
          <table:table-cell office:value-type="float" office:value="833852000" calcext:value-type="float">
            <text:p>833852000</text:p>
          </table:table-cell>
          <table:table-cell office:value-type="float" office:value="832441000" calcext:value-type="float">
            <text:p>832441000</text:p>
          </table:table-cell>
          <table:table-cell office:value-type="float" office:value="832727000" calcext:value-type="float">
            <text:p>832727000</text:p>
          </table:table-cell>
          <table:table-cell office:value-type="float" office:value="833909000" calcext:value-type="float">
            <text:p>833909000</text:p>
          </table:table-cell>
          <table:table-cell office:value-type="float" office:value="833796000" calcext:value-type="float">
            <text:p>833796000</text:p>
          </table:table-cell>
          <table:table-cell office:value-type="float" office:value="833323000" calcext:value-type="float">
            <text:p>833323000</text:p>
          </table:table-cell>
          <table:table-cell office:value-type="float" office:value="834328000" calcext:value-type="float">
            <text:p>834328000</text:p>
          </table:table-cell>
          <table:table-cell office:value-type="float" office:value="833216000" calcext:value-type="float">
            <text:p>833216000</text:p>
          </table:table-cell>
          <table:table-cell office:value-type="float" office:value="832890000" calcext:value-type="float">
            <text:p>832890000</text:p>
          </table:table-cell>
          <table:table-cell office:value-type="float" office:value="833528000" calcext:value-type="float">
            <text:p>833528000</text:p>
          </table:table-cell>
          <table:table-cell office:value-type="float" office:value="832889000" calcext:value-type="float">
            <text:p>832889000</text:p>
          </table:table-cell>
          <table:table-cell office:value-type="float" office:value="832759000" calcext:value-type="float">
            <text:p>832759000</text:p>
          </table:table-cell>
          <table:table-cell office:value-type="float" office:value="833115000" calcext:value-type="float">
            <text:p>833115000</text:p>
          </table:table-cell>
          <table:table-cell office:value-type="float" office:value="834352000" calcext:value-type="float">
            <text:p>834352000</text:p>
          </table:table-cell>
          <table:table-cell office:value-type="float" office:value="831725000" calcext:value-type="float">
            <text:p>831725000</text:p>
          </table:table-cell>
          <table:table-cell office:value-type="float" office:value="833430000" calcext:value-type="float">
            <text:p>833430000</text:p>
          </table:table-cell>
          <table:table-cell office:value-type="float" office:value="833580000" calcext:value-type="float">
            <text:p>833580000</text:p>
          </table:table-cell>
          <table:table-cell office:value-type="float" office:value="834152000" calcext:value-type="float">
            <text:p>834152000</text:p>
          </table:table-cell>
          <table:table-cell office:value-type="float" office:value="834209000" calcext:value-type="float">
            <text:p>834209000</text:p>
          </table:table-cell>
          <table:table-cell office:value-type="float" office:value="833383000" calcext:value-type="float">
            <text:p>833383000</text:p>
          </table:table-cell>
          <table:table-cell office:value-type="float" office:value="833437000" calcext:value-type="float">
            <text:p>833437000</text:p>
          </table:table-cell>
          <table:table-cell office:value-type="float" office:value="834030000" calcext:value-type="float">
            <text:p>834030000</text:p>
          </table:table-cell>
          <table:table-cell office:value-type="float" office:value="833491000" calcext:value-type="float">
            <text:p>833491000</text:p>
          </table:table-cell>
          <table:table-cell office:value-type="float" office:value="832913000" calcext:value-type="float">
            <text:p>832913000</text:p>
          </table:table-cell>
          <table:table-cell office:value-type="float" office:value="833550000" calcext:value-type="float">
            <text:p>833550000</text:p>
          </table:table-cell>
          <table:table-cell office:value-type="float" office:value="834248000" calcext:value-type="float">
            <text:p>834248000</text:p>
          </table:table-cell>
          <table:table-cell office:value-type="float" office:value="833928000" calcext:value-type="float">
            <text:p>833928000</text:p>
          </table:table-cell>
          <table:table-cell office:value-type="float" office:value="833968000" calcext:value-type="float">
            <text:p>833968000</text:p>
          </table:table-cell>
          <table:table-cell office:value-type="float" office:value="833962000" calcext:value-type="float">
            <text:p>833962000</text:p>
          </table:table-cell>
          <table:table-cell office:value-type="float" office:value="833528000" calcext:value-type="float">
            <text:p>833528000</text:p>
          </table:table-cell>
          <table:table-cell office:value-type="float" office:value="833709000" calcext:value-type="float">
            <text:p>833709000</text:p>
          </table:table-cell>
          <table:table-cell office:value-type="float" office:value="830189000" calcext:value-type="float">
            <text:p>830189000</text:p>
          </table:table-cell>
          <table:table-cell office:value-type="float" office:value="833577000" calcext:value-type="float">
            <text:p>833577000</text:p>
          </table:table-cell>
          <table:table-cell office:value-type="float" office:value="832604000" calcext:value-type="float">
            <text:p>832604000</text:p>
          </table:table-cell>
          <table:table-cell office:value-type="float" office:value="833028000" calcext:value-type="float">
            <text:p>833028000</text:p>
          </table:table-cell>
          <table:table-cell office:value-type="float" office:value="834460000" calcext:value-type="float">
            <text:p>834460000</text:p>
          </table:table-cell>
          <table:table-cell office:value-type="float" office:value="833904000" calcext:value-type="float">
            <text:p>833904000</text:p>
          </table:table-cell>
          <table:table-cell office:value-type="float" office:value="833019000" calcext:value-type="float">
            <text:p>833019000</text:p>
          </table:table-cell>
          <table:table-cell office:value-type="float" office:value="833256000" calcext:value-type="float">
            <text:p>833256000</text:p>
          </table:table-cell>
          <table:table-cell office:value-type="float" office:value="834603000" calcext:value-type="float">
            <text:p>834603000</text:p>
          </table:table-cell>
          <table:table-cell office:value-type="float" office:value="834043000" calcext:value-type="float">
            <text:p>834043000</text:p>
          </table:table-cell>
          <table:table-cell office:value-type="float" office:value="834033000" calcext:value-type="float">
            <text:p>834033000</text:p>
          </table:table-cell>
          <table:table-cell office:value-type="float" office:value="833965000" calcext:value-type="float">
            <text:p>833965000</text:p>
          </table:table-cell>
          <table:table-cell office:value-type="float" office:value="833044000" calcext:value-type="float">
            <text:p>833044000</text:p>
          </table:table-cell>
          <table:table-cell office:value-type="float" office:value="831674000" calcext:value-type="float">
            <text:p>831674000</text:p>
          </table:table-cell>
          <table:table-cell office:value-type="float" office:value="834152000" calcext:value-type="float">
            <text:p>834152000</text:p>
          </table:table-cell>
          <table:table-cell office:value-type="float" office:value="833879000" calcext:value-type="float">
            <text:p>833879000</text:p>
          </table:table-cell>
          <table:table-cell office:value-type="float" office:value="832464000" calcext:value-type="float">
            <text:p>832464000</text:p>
          </table:table-cell>
          <table:table-cell office:value-type="float" office:value="834145000" calcext:value-type="float">
            <text:p>834145000</text:p>
          </table:table-cell>
          <table:table-cell office:value-type="float" office:value="833999000" calcext:value-type="float">
            <text:p>833999000</text:p>
          </table:table-cell>
          <table:table-cell office:value-type="float" office:value="831429000" calcext:value-type="float">
            <text:p>831429000</text:p>
          </table:table-cell>
          <table:table-cell office:value-type="float" office:value="832866000" calcext:value-type="float">
            <text:p>832866000</text:p>
          </table:table-cell>
          <table:table-cell office:value-type="float" office:value="833702000" calcext:value-type="float">
            <text:p>833702000</text:p>
          </table:table-cell>
          <table:table-cell office:value-type="float" office:value="833667000" calcext:value-type="float">
            <text:p>833667000</text:p>
          </table:table-cell>
          <table:table-cell office:value-type="float" office:value="833682000" calcext:value-type="float">
            <text:p>833682000</text:p>
          </table:table-cell>
          <table:table-cell office:value-type="float" office:value="832816000" calcext:value-type="float">
            <text:p>832816000</text:p>
          </table:table-cell>
          <table:table-cell office:value-type="float" office:value="833489000" calcext:value-type="float">
            <text:p>833489000</text:p>
          </table:table-cell>
          <table:table-cell office:value-type="float" office:value="833062000" calcext:value-type="float">
            <text:p>833062000</text:p>
          </table:table-cell>
          <table:table-cell office:value-type="float" office:value="833498000" calcext:value-type="float">
            <text:p>833498000</text:p>
          </table:table-cell>
          <table:table-cell office:value-type="float" office:value="834007000" calcext:value-type="float">
            <text:p>834007000</text:p>
          </table:table-cell>
          <table:table-cell office:value-type="float" office:value="831436000" calcext:value-type="float">
            <text:p>831436000</text:p>
          </table:table-cell>
          <table:table-cell office:value-type="float" office:value="832228000" calcext:value-type="float">
            <text:p>832228000</text:p>
          </table:table-cell>
          <table:table-cell office:value-type="float" office:value="830905000" calcext:value-type="float">
            <text:p>830905000</text:p>
          </table:table-cell>
          <table:table-cell office:value-type="float" office:value="834037000" calcext:value-type="float">
            <text:p>834037000</text:p>
          </table:table-cell>
          <table:table-cell office:value-type="float" office:value="834129000" calcext:value-type="float">
            <text:p>834129000</text:p>
          </table:table-cell>
          <table:table-cell office:value-type="float" office:value="834095000" calcext:value-type="float">
            <text:p>834095000</text:p>
          </table:table-cell>
          <table:table-cell office:value-type="float" office:value="834504000" calcext:value-type="float">
            <text:p>834504000</text:p>
          </table:table-cell>
          <table:table-cell office:value-type="float" office:value="832648000" calcext:value-type="float">
            <text:p>832648000</text:p>
          </table:table-cell>
          <table:table-cell office:value-type="float" office:value="833476000" calcext:value-type="float">
            <text:p>833476000</text:p>
          </table:table-cell>
          <table:table-cell office:value-type="float" office:value="834016000" calcext:value-type="float">
            <text:p>834016000</text:p>
          </table:table-cell>
          <table:table-cell office:value-type="float" office:value="833229000" calcext:value-type="float">
            <text:p>833229000</text:p>
          </table:table-cell>
          <table:table-cell office:value-type="float" office:value="834337000" calcext:value-type="float">
            <text:p>834337000</text:p>
          </table:table-cell>
          <table:table-cell office:value-type="float" office:value="834701000" calcext:value-type="float">
            <text:p>834701000</text:p>
          </table:table-cell>
          <table:table-cell office:value-type="float" office:value="834059000" calcext:value-type="float">
            <text:p>834059000</text:p>
          </table:table-cell>
          <table:table-cell office:value-type="float" office:value="832903000" calcext:value-type="float">
            <text:p>832903000</text:p>
          </table:table-cell>
          <table:table-cell office:value-type="float" office:value="831348000" calcext:value-type="float">
            <text:p>831348000</text:p>
          </table:table-cell>
          <table:table-cell office:value-type="float" office:value="833431000" calcext:value-type="float">
            <text:p>833431000</text:p>
          </table:table-cell>
          <table:table-cell office:value-type="float" office:value="833071000" calcext:value-type="float">
            <text:p>833071000</text:p>
          </table:table-cell>
          <table:table-cell office:value-type="float" office:value="833902000" calcext:value-type="float">
            <text:p>833902000</text:p>
          </table:table-cell>
          <table:table-cell office:value-type="float" office:value="834050000" calcext:value-type="float">
            <text:p>834050000</text:p>
          </table:table-cell>
          <table:table-cell office:value-type="float" office:value="834166000" calcext:value-type="float">
            <text:p>834166000</text:p>
          </table:table-cell>
          <table:table-cell office:value-type="float" office:value="833795000" calcext:value-type="float">
            <text:p>833795000</text:p>
          </table:table-cell>
          <table:table-cell office:value-type="float" office:value="833225000" calcext:value-type="float">
            <text:p>833225000</text:p>
          </table:table-cell>
          <table:table-cell office:value-type="float" office:value="833944000" calcext:value-type="float">
            <text:p>833944000</text:p>
          </table:table-cell>
          <table:table-cell office:value-type="float" office:value="834371000" calcext:value-type="float">
            <text:p>834371000</text:p>
          </table:table-cell>
          <table:table-cell office:value-type="float" office:value="833429000" calcext:value-type="float">
            <text:p>833429000</text:p>
          </table:table-cell>
          <table:table-cell office:value-type="float" office:value="833271000" calcext:value-type="float">
            <text:p>833271000</text:p>
          </table:table-cell>
          <table:table-cell office:value-type="float" office:value="832897000" calcext:value-type="float">
            <text:p>832897000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834471000" calcext:value-type="float">
            <text:p>834471000</text:p>
          </table:table-cell>
          <table:table-cell office:value-type="float" office:value="834417000" calcext:value-type="float">
            <text:p>834417000</text:p>
          </table:table-cell>
          <table:table-cell office:value-type="float" office:value="833598000" calcext:value-type="float">
            <text:p>833598000</text:p>
          </table:table-cell>
          <table:table-cell office:value-type="float" office:value="833542000" calcext:value-type="float">
            <text:p>833542000</text:p>
          </table:table-cell>
          <table:table-cell office:value-type="float" office:value="834078000" calcext:value-type="float">
            <text:p>834078000</text:p>
          </table:table-cell>
          <table:table-cell office:value-type="float" office:value="834292000" calcext:value-type="float">
            <text:p>834292000</text:p>
          </table:table-cell>
          <table:table-cell office:value-type="float" office:value="833036000" calcext:value-type="float">
            <text:p>833036000</text:p>
          </table:table-cell>
          <table:table-cell office:value-type="float" office:value="833704000" calcext:value-type="float">
            <text:p>833704000</text:p>
          </table:table-cell>
          <table:table-cell office:value-type="float" office:value="831125000" calcext:value-type="float">
            <text:p>831125000</text:p>
          </table:table-cell>
          <table:table-cell office:value-type="float" office:value="834398000" calcext:value-type="float">
            <text:p>834398000</text:p>
          </table:table-cell>
          <table:table-cell office:value-type="float" office:value="833760000" calcext:value-type="float">
            <text:p>833760000</text:p>
          </table:table-cell>
          <table:table-cell office:value-type="float" office:value="833806000" calcext:value-type="float">
            <text:p>833806000</text:p>
          </table:table-cell>
          <table:table-cell office:value-type="float" office:value="833260000" calcext:value-type="float">
            <text:p>833260000</text:p>
          </table:table-cell>
          <table:table-cell office:value-type="float" office:value="834202000" calcext:value-type="float">
            <text:p>834202000</text:p>
          </table:table-cell>
          <table:table-cell office:value-type="float" office:value="833479000" calcext:value-type="float">
            <text:p>833479000</text:p>
          </table:table-cell>
          <table:table-cell office:value-type="float" office:value="833577000" calcext:value-type="float">
            <text:p>833577000</text:p>
          </table:table-cell>
          <table:table-cell office:value-type="float" office:value="834079000" calcext:value-type="float">
            <text:p>834079000</text:p>
          </table:table-cell>
          <table:table-cell office:value-type="float" office:value="832069000" calcext:value-type="float">
            <text:p>832069000</text:p>
          </table:table-cell>
          <table:table-cell office:value-type="float" office:value="834266000" calcext:value-type="float">
            <text:p>834266000</text:p>
          </table:table-cell>
          <table:table-cell office:value-type="float" office:value="833236000" calcext:value-type="float">
            <text:p>833236000</text:p>
          </table:table-cell>
          <table:table-cell office:value-type="float" office:value="833404000" calcext:value-type="float">
            <text:p>833404000</text:p>
          </table:table-cell>
          <table:table-cell office:value-type="float" office:value="832219000" calcext:value-type="float">
            <text:p>832219000</text:p>
          </table:table-cell>
          <table:table-cell office:value-type="float" office:value="833914000" calcext:value-type="float">
            <text:p>833914000</text:p>
          </table:table-cell>
          <table:table-cell office:value-type="float" office:value="833389000" calcext:value-type="float">
            <text:p>833389000</text:p>
          </table:table-cell>
          <table:table-cell office:value-type="float" office:value="833838000" calcext:value-type="float">
            <text:p>833838000</text:p>
          </table:table-cell>
          <table:table-cell office:value-type="float" office:value="833331000" calcext:value-type="float">
            <text:p>833331000</text:p>
          </table:table-cell>
          <table:table-cell office:value-type="float" office:value="834285000" calcext:value-type="float">
            <text:p>834285000</text:p>
          </table:table-cell>
          <table:table-cell office:value-type="float" office:value="832042000" calcext:value-type="float">
            <text:p>832042000</text:p>
          </table:table-cell>
          <table:table-cell office:value-type="float" office:value="834370000" calcext:value-type="float">
            <text:p>834370000</text:p>
          </table:table-cell>
          <table:table-cell office:value-type="float" office:value="833056000" calcext:value-type="float">
            <text:p>833056000</text:p>
          </table:table-cell>
          <table:table-cell office:value-type="float" office:value="832003000" calcext:value-type="float">
            <text:p>832003000</text:p>
          </table:table-cell>
          <table:table-cell office:value-type="float" office:value="834381000" calcext:value-type="float">
            <text:p>834381000</text:p>
          </table:table-cell>
          <table:table-cell office:value-type="float" office:value="831595000" calcext:value-type="float">
            <text:p>831595000</text:p>
          </table:table-cell>
          <table:table-cell office:value-type="float" office:value="833508000" calcext:value-type="float">
            <text:p>833508000</text:p>
          </table:table-cell>
          <table:table-cell office:value-type="float" office:value="832860000" calcext:value-type="float">
            <text:p>832860000</text:p>
          </table:table-cell>
          <table:table-cell office:value-type="float" office:value="833232000" calcext:value-type="float">
            <text:p>833232000</text:p>
          </table:table-cell>
          <table:table-cell office:value-type="float" office:value="833891000" calcext:value-type="float">
            <text:p>833891000</text:p>
          </table:table-cell>
          <table:table-cell office:value-type="float" office:value="833517000" calcext:value-type="float">
            <text:p>833517000</text:p>
          </table:table-cell>
          <table:table-cell office:value-type="float" office:value="834498000" calcext:value-type="float">
            <text:p>834498000</text:p>
          </table:table-cell>
          <table:table-cell office:value-type="float" office:value="833079000" calcext:value-type="float">
            <text:p>833079000</text:p>
          </table:table-cell>
          <table:table-cell office:value-type="float" office:value="833735000" calcext:value-type="float">
            <text:p>833735000</text:p>
          </table:table-cell>
          <table:table-cell office:value-type="float" office:value="832944000" calcext:value-type="float">
            <text:p>832944000</text:p>
          </table:table-cell>
          <table:table-cell office:value-type="float" office:value="833031000" calcext:value-type="float">
            <text:p>833031000</text:p>
          </table:table-cell>
          <table:table-cell office:value-type="float" office:value="834026000" calcext:value-type="float">
            <text:p>834026000</text:p>
          </table:table-cell>
          <table:table-cell office:value-type="float" office:value="831821000" calcext:value-type="float">
            <text:p>831821000</text:p>
          </table:table-cell>
          <table:table-cell office:value-type="float" office:value="832800000" calcext:value-type="float">
            <text:p>832800000</text:p>
          </table:table-cell>
          <table:table-cell office:value-type="float" office:value="833202000" calcext:value-type="float">
            <text:p>833202000</text:p>
          </table:table-cell>
          <table:table-cell office:value-type="float" office:value="833530000" calcext:value-type="float">
            <text:p>833530000</text:p>
          </table:table-cell>
          <table:table-cell office:value-type="float" office:value="833841000" calcext:value-type="float">
            <text:p>833841000</text:p>
          </table:table-cell>
          <table:table-cell office:value-type="float" office:value="832645000" calcext:value-type="float">
            <text:p>832645000</text:p>
          </table:table-cell>
          <table:table-cell office:value-type="float" office:value="833738000" calcext:value-type="float">
            <text:p>833738000</text:p>
          </table:table-cell>
          <table:table-cell office:value-type="float" office:value="833514000" calcext:value-type="float">
            <text:p>833514000</text:p>
          </table:table-cell>
          <table:table-cell office:value-type="float" office:value="832566000" calcext:value-type="float">
            <text:p>832566000</text:p>
          </table:table-cell>
          <table:table-cell office:value-type="float" office:value="834154000" calcext:value-type="float">
            <text:p>834154000</text:p>
          </table:table-cell>
          <table:table-cell office:value-type="float" office:value="834308000" calcext:value-type="float">
            <text:p>834308000</text:p>
          </table:table-cell>
          <table:table-cell office:value-type="float" office:value="833333000" calcext:value-type="float">
            <text:p>833333000</text:p>
          </table:table-cell>
          <table:table-cell office:value-type="float" office:value="834588000" calcext:value-type="float">
            <text:p>834588000</text:p>
          </table:table-cell>
          <table:table-cell office:value-type="float" office:value="832957000" calcext:value-type="float">
            <text:p>832957000</text:p>
          </table:table-cell>
          <table:table-cell office:value-type="float" office:value="833877000" calcext:value-type="float">
            <text:p>833877000</text:p>
          </table:table-cell>
          <table:table-cell office:value-type="float" office:value="833341000" calcext:value-type="float">
            <text:p>833341000</text:p>
          </table:table-cell>
          <table:table-cell office:value-type="float" office:value="833908000" calcext:value-type="float">
            <text:p>833908000</text:p>
          </table:table-cell>
          <table:table-cell office:value-type="float" office:value="833915000" calcext:value-type="float">
            <text:p>833915000</text:p>
          </table:table-cell>
          <table:table-cell office:value-type="float" office:value="834548000" calcext:value-type="float">
            <text:p>834548000</text:p>
          </table:table-cell>
          <table:table-cell office:value-type="float" office:value="833220000" calcext:value-type="float">
            <text:p>833220000</text:p>
          </table:table-cell>
          <table:table-cell office:value-type="float" office:value="833388000" calcext:value-type="float">
            <text:p>833388000</text:p>
          </table:table-cell>
          <table:table-cell office:value-type="float" office:value="833070000" calcext:value-type="float">
            <text:p>833070000</text:p>
          </table:table-cell>
          <table:table-cell office:value-type="float" office:value="834148000" calcext:value-type="float">
            <text:p>834148000</text:p>
          </table:table-cell>
          <table:table-cell office:value-type="float" office:value="832298000" calcext:value-type="float">
            <text:p>832298000</text:p>
          </table:table-cell>
          <table:table-cell office:value-type="float" office:value="833923000" calcext:value-type="float">
            <text:p>833923000</text:p>
          </table:table-cell>
          <table:table-cell office:value-type="float" office:value="833737000" calcext:value-type="float">
            <text:p>833737000</text:p>
          </table:table-cell>
          <table:table-cell office:value-type="float" office:value="832525000" calcext:value-type="float">
            <text:p>832525000</text:p>
          </table:table-cell>
          <table:table-cell office:value-type="float" office:value="834005000" calcext:value-type="float">
            <text:p>834005000</text:p>
          </table:table-cell>
          <table:table-cell office:value-type="float" office:value="833219000" calcext:value-type="float">
            <text:p>833219000</text:p>
          </table:table-cell>
          <table:table-cell office:value-type="float" office:value="832888000" calcext:value-type="float">
            <text:p>832888000</text:p>
          </table:table-cell>
          <table:table-cell office:value-type="float" office:value="833711000" calcext:value-type="float">
            <text:p>833711000</text:p>
          </table:table-cell>
          <table:table-cell office:value-type="float" office:value="831315000" calcext:value-type="float">
            <text:p>831315000</text:p>
          </table:table-cell>
          <table:table-cell office:value-type="float" office:value="833040000" calcext:value-type="float">
            <text:p>833040000</text:p>
          </table:table-cell>
          <table:table-cell office:value-type="float" office:value="833078000" calcext:value-type="float">
            <text:p>833078000</text:p>
          </table:table-cell>
          <table:table-cell office:value-type="float" office:value="834153000" calcext:value-type="float">
            <text:p>834153000</text:p>
          </table:table-cell>
          <table:table-cell office:value-type="float" office:value="832915000" calcext:value-type="float">
            <text:p>832915000</text:p>
          </table:table-cell>
          <table:table-cell office:value-type="float" office:value="832400000" calcext:value-type="float">
            <text:p>832400000</text:p>
          </table:table-cell>
          <table:table-cell office:value-type="float" office:value="832667000" calcext:value-type="float">
            <text:p>832667000</text:p>
          </table:table-cell>
          <table:table-cell office:value-type="float" office:value="834252000" calcext:value-type="float">
            <text:p>834252000</text:p>
          </table:table-cell>
          <table:table-cell office:value-type="float" office:value="834120000" calcext:value-type="float">
            <text:p>834120000</text:p>
          </table:table-cell>
          <table:table-cell office:value-type="float" office:value="834213000" calcext:value-type="float">
            <text:p>834213000</text:p>
          </table:table-cell>
          <table:table-cell office:value-type="float" office:value="834542000" calcext:value-type="float">
            <text:p>834542000</text:p>
          </table:table-cell>
          <table:table-cell office:value-type="float" office:value="833223000" calcext:value-type="float">
            <text:p>833223000</text:p>
          </table:table-cell>
          <table:table-cell office:value-type="float" office:value="834176000" calcext:value-type="float">
            <text:p>834176000</text:p>
          </table:table-cell>
          <table:table-cell office:value-type="float" office:value="832735000" calcext:value-type="float">
            <text:p>832735000</text:p>
          </table:table-cell>
          <table:table-cell office:value-type="float" office:value="833961000" calcext:value-type="float">
            <text:p>833961000</text:p>
          </table:table-cell>
          <table:table-cell office:value-type="float" office:value="832891000" calcext:value-type="float">
            <text:p>832891000</text:p>
          </table:table-cell>
          <table:table-cell office:value-type="float" office:value="833571000" calcext:value-type="float">
            <text:p>833571000</text:p>
          </table:table-cell>
          <table:table-cell office:value-type="float" office:value="833961000" calcext:value-type="float">
            <text:p>833961000</text:p>
          </table:table-cell>
          <table:table-cell office:value-type="float" office:value="834221000" calcext:value-type="float">
            <text:p>834221000</text:p>
          </table:table-cell>
          <table:table-cell office:value-type="float" office:value="839715000" calcext:value-type="float">
            <text:p>839715000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100 swaps</text:p>
          </table:table-cell>
          <table:table-cell table:style-name="ce1" office:value-type="float" office:value="792120000" calcext:value-type="float">
            <text:p>792120000</text:p>
          </table:table-cell>
          <table:table-cell table:style-name="ce1" office:value-type="float" office:value="791715000" calcext:value-type="float">
            <text:p>791715000</text:p>
          </table:table-cell>
          <table:table-cell table:style-name="ce1" office:value-type="float" office:value="792208000" calcext:value-type="float">
            <text:p>792208000</text:p>
          </table:table-cell>
          <table:table-cell table:style-name="ce1" office:value-type="float" office:value="792784000" calcext:value-type="float">
            <text:p>792784000</text:p>
          </table:table-cell>
          <table:table-cell table:style-name="ce1" office:value-type="float" office:value="792791000" calcext:value-type="float">
            <text:p>792791000</text:p>
          </table:table-cell>
          <table:table-cell table:style-name="ce1" office:value-type="float" office:value="792049000" calcext:value-type="float">
            <text:p>792049000</text:p>
          </table:table-cell>
          <table:table-cell table:style-name="ce1" office:value-type="float" office:value="791062000" calcext:value-type="float">
            <text:p>791062000</text:p>
          </table:table-cell>
          <table:table-cell table:style-name="ce1" office:value-type="float" office:value="792997000" calcext:value-type="float">
            <text:p>792997000</text:p>
          </table:table-cell>
          <table:table-cell table:style-name="ce1" office:value-type="float" office:value="790505000" calcext:value-type="float">
            <text:p>790505000</text:p>
          </table:table-cell>
          <table:table-cell table:style-name="ce1" office:value-type="float" office:value="791495000" calcext:value-type="float">
            <text:p>791495000</text:p>
          </table:table-cell>
          <table:table-cell table:style-name="ce1" office:value-type="float" office:value="792924000" calcext:value-type="float">
            <text:p>792924000</text:p>
          </table:table-cell>
          <table:table-cell table:style-name="ce1" office:value-type="float" office:value="793320000" calcext:value-type="float">
            <text:p>793320000</text:p>
          </table:table-cell>
          <table:table-cell table:style-name="ce1" office:value-type="float" office:value="792240000" calcext:value-type="float">
            <text:p>792240000</text:p>
          </table:table-cell>
          <table:table-cell table:style-name="ce1" office:value-type="float" office:value="792589000" calcext:value-type="float">
            <text:p>792589000</text:p>
          </table:table-cell>
          <table:table-cell table:style-name="ce1" office:value-type="float" office:value="791584000" calcext:value-type="float">
            <text:p>791584000</text:p>
          </table:table-cell>
          <table:table-cell table:style-name="ce1" office:value-type="float" office:value="792124000" calcext:value-type="float">
            <text:p>792124000</text:p>
          </table:table-cell>
          <table:table-cell table:style-name="ce1" office:value-type="float" office:value="791505000" calcext:value-type="float">
            <text:p>791505000</text:p>
          </table:table-cell>
          <table:table-cell table:style-name="ce1" office:value-type="float" office:value="789122000" calcext:value-type="float">
            <text:p>789122000</text:p>
          </table:table-cell>
          <table:table-cell table:style-name="ce1" office:value-type="float" office:value="790822000" calcext:value-type="float">
            <text:p>790822000</text:p>
          </table:table-cell>
          <table:table-cell table:style-name="ce1" office:value-type="float" office:value="792257000" calcext:value-type="float">
            <text:p>792257000</text:p>
          </table:table-cell>
          <table:table-cell table:style-name="ce1" office:value-type="float" office:value="791546000" calcext:value-type="float">
            <text:p>791546000</text:p>
          </table:table-cell>
          <table:table-cell table:style-name="ce1" office:value-type="float" office:value="790873000" calcext:value-type="float">
            <text:p>790873000</text:p>
          </table:table-cell>
          <table:table-cell table:style-name="ce1" office:value-type="float" office:value="793971000" calcext:value-type="float">
            <text:p>793971000</text:p>
          </table:table-cell>
          <table:table-cell table:style-name="ce1" office:value-type="float" office:value="792729000" calcext:value-type="float">
            <text:p>792729000</text:p>
          </table:table-cell>
          <table:table-cell table:style-name="ce1" office:value-type="float" office:value="791952000" calcext:value-type="float">
            <text:p>791952000</text:p>
          </table:table-cell>
          <table:table-cell table:style-name="ce1" office:value-type="float" office:value="790413000" calcext:value-type="float">
            <text:p>790413000</text:p>
          </table:table-cell>
          <table:table-cell table:style-name="ce1" office:value-type="float" office:value="791543000" calcext:value-type="float">
            <text:p>791543000</text:p>
          </table:table-cell>
          <table:table-cell table:style-name="ce1" office:value-type="float" office:value="793337000" calcext:value-type="float">
            <text:p>793337000</text:p>
          </table:table-cell>
          <table:table-cell table:style-name="ce1" office:value-type="float" office:value="792538000" calcext:value-type="float">
            <text:p>792538000</text:p>
          </table:table-cell>
          <table:table-cell table:style-name="ce1" office:value-type="float" office:value="792308000" calcext:value-type="float">
            <text:p>792308000</text:p>
          </table:table-cell>
          <table:table-cell table:style-name="ce1" office:value-type="float" office:value="791404000" calcext:value-type="float">
            <text:p>791404000</text:p>
          </table:table-cell>
          <table:table-cell table:style-name="ce1" office:value-type="float" office:value="790122000" calcext:value-type="float">
            <text:p>790122000</text:p>
          </table:table-cell>
          <table:table-cell table:style-name="ce1" office:value-type="float" office:value="789925000" calcext:value-type="float">
            <text:p>789925000</text:p>
          </table:table-cell>
          <table:table-cell table:style-name="ce1" office:value-type="float" office:value="792333000" calcext:value-type="float">
            <text:p>792333000</text:p>
          </table:table-cell>
          <table:table-cell table:style-name="ce1" office:value-type="float" office:value="792397000" calcext:value-type="float">
            <text:p>792397000</text:p>
          </table:table-cell>
          <table:table-cell table:style-name="ce1" office:value-type="float" office:value="792133000" calcext:value-type="float">
            <text:p>792133000</text:p>
          </table:table-cell>
          <table:table-cell table:style-name="ce1" office:value-type="float" office:value="793433000" calcext:value-type="float">
            <text:p>793433000</text:p>
          </table:table-cell>
          <table:table-cell table:style-name="ce1" office:value-type="float" office:value="792086000" calcext:value-type="float">
            <text:p>792086000</text:p>
          </table:table-cell>
          <table:table-cell table:style-name="ce1" office:value-type="float" office:value="791901000" calcext:value-type="float">
            <text:p>791901000</text:p>
          </table:table-cell>
          <table:table-cell table:style-name="ce1" office:value-type="float" office:value="791525000" calcext:value-type="float">
            <text:p>791525000</text:p>
          </table:table-cell>
          <table:table-cell table:style-name="ce1" office:value-type="float" office:value="792869000" calcext:value-type="float">
            <text:p>792869000</text:p>
          </table:table-cell>
          <table:table-cell table:style-name="ce1" office:value-type="float" office:value="793137000" calcext:value-type="float">
            <text:p>793137000</text:p>
          </table:table-cell>
          <table:table-cell table:style-name="ce1" office:value-type="float" office:value="792950000" calcext:value-type="float">
            <text:p>792950000</text:p>
          </table:table-cell>
          <table:table-cell table:style-name="ce1" office:value-type="float" office:value="791185000" calcext:value-type="float">
            <text:p>791185000</text:p>
          </table:table-cell>
          <table:table-cell table:style-name="ce1" office:value-type="float" office:value="791678000" calcext:value-type="float">
            <text:p>791678000</text:p>
          </table:table-cell>
          <table:table-cell table:style-name="ce1" office:value-type="float" office:value="791246000" calcext:value-type="float">
            <text:p>791246000</text:p>
          </table:table-cell>
          <table:table-cell table:style-name="ce1" office:value-type="float" office:value="791316000" calcext:value-type="float">
            <text:p>791316000</text:p>
          </table:table-cell>
          <table:table-cell table:style-name="ce1" office:value-type="float" office:value="792399000" calcext:value-type="float">
            <text:p>792399000</text:p>
          </table:table-cell>
          <table:table-cell table:style-name="ce1" office:value-type="float" office:value="793588000" calcext:value-type="float">
            <text:p>793588000</text:p>
          </table:table-cell>
          <table:table-cell table:style-name="ce1" office:value-type="float" office:value="791725000" calcext:value-type="float">
            <text:p>791725000</text:p>
          </table:table-cell>
          <table:table-cell table:style-name="ce1" office:value-type="float" office:value="794297000" calcext:value-type="float">
            <text:p>794297000</text:p>
          </table:table-cell>
          <table:table-cell table:style-name="ce1" office:value-type="float" office:value="792098000" calcext:value-type="float">
            <text:p>792098000</text:p>
          </table:table-cell>
          <table:table-cell table:style-name="ce1" office:value-type="float" office:value="791189000" calcext:value-type="float">
            <text:p>791189000</text:p>
          </table:table-cell>
          <table:table-cell table:style-name="ce1" office:value-type="float" office:value="789261000" calcext:value-type="float">
            <text:p>789261000</text:p>
          </table:table-cell>
          <table:table-cell table:style-name="ce1" office:value-type="float" office:value="791617000" calcext:value-type="float">
            <text:p>791617000</text:p>
          </table:table-cell>
          <table:table-cell table:style-name="ce1" office:value-type="float" office:value="791876000" calcext:value-type="float">
            <text:p>791876000</text:p>
          </table:table-cell>
          <table:table-cell table:style-name="ce1" office:value-type="float" office:value="793032000" calcext:value-type="float">
            <text:p>793032000</text:p>
          </table:table-cell>
          <table:table-cell table:style-name="ce1" office:value-type="float" office:value="794772000" calcext:value-type="float">
            <text:p>794772000</text:p>
          </table:table-cell>
          <table:table-cell table:style-name="ce1" office:value-type="float" office:value="794299000" calcext:value-type="float">
            <text:p>794299000</text:p>
          </table:table-cell>
          <table:table-cell table:style-name="ce1" office:value-type="float" office:value="793003000" calcext:value-type="float">
            <text:p>793003000</text:p>
          </table:table-cell>
          <table:table-cell table:style-name="ce1" office:value-type="float" office:value="791790000" calcext:value-type="float">
            <text:p>791790000</text:p>
          </table:table-cell>
          <table:table-cell table:style-name="ce1" office:value-type="float" office:value="791021000" calcext:value-type="float">
            <text:p>791021000</text:p>
          </table:table-cell>
          <table:table-cell table:style-name="ce1" office:value-type="float" office:value="793068000" calcext:value-type="float">
            <text:p>793068000</text:p>
          </table:table-cell>
          <table:table-cell table:style-name="ce1" office:value-type="float" office:value="789798000" calcext:value-type="float">
            <text:p>789798000</text:p>
          </table:table-cell>
          <table:table-cell table:style-name="ce1" office:value-type="float" office:value="791058000" calcext:value-type="float">
            <text:p>791058000</text:p>
          </table:table-cell>
          <table:table-cell table:style-name="ce1" office:value-type="float" office:value="794779000" calcext:value-type="float">
            <text:p>794779000</text:p>
          </table:table-cell>
          <table:table-cell table:style-name="ce1" office:value-type="float" office:value="794042000" calcext:value-type="float">
            <text:p>794042000</text:p>
          </table:table-cell>
          <table:table-cell table:style-name="ce1" office:value-type="float" office:value="791245000" calcext:value-type="float">
            <text:p>791245000</text:p>
          </table:table-cell>
          <table:table-cell table:style-name="ce1" office:value-type="float" office:value="793375000" calcext:value-type="float">
            <text:p>793375000</text:p>
          </table:table-cell>
          <table:table-cell table:style-name="ce1" office:value-type="float" office:value="791775000" calcext:value-type="float">
            <text:p>791775000</text:p>
          </table:table-cell>
          <table:table-cell table:style-name="ce1" office:value-type="float" office:value="788953000" calcext:value-type="float">
            <text:p>788953000</text:p>
          </table:table-cell>
          <table:table-cell table:style-name="ce1" office:value-type="float" office:value="791733000" calcext:value-type="float">
            <text:p>791733000</text:p>
          </table:table-cell>
          <table:table-cell table:style-name="ce1" office:value-type="float" office:value="790354000" calcext:value-type="float">
            <text:p>790354000</text:p>
          </table:table-cell>
          <table:table-cell table:style-name="ce1" office:value-type="float" office:value="789871000" calcext:value-type="float">
            <text:p>789871000</text:p>
          </table:table-cell>
          <table:table-cell table:style-name="ce1" office:value-type="float" office:value="790656000" calcext:value-type="float">
            <text:p>790656000</text:p>
          </table:table-cell>
          <table:table-cell table:style-name="ce1" office:value-type="float" office:value="794107000" calcext:value-type="float">
            <text:p>794107000</text:p>
          </table:table-cell>
          <table:table-cell table:style-name="ce1" office:value-type="float" office:value="790493000" calcext:value-type="float">
            <text:p>790493000</text:p>
          </table:table-cell>
          <table:table-cell table:style-name="ce1" office:value-type="float" office:value="791130000" calcext:value-type="float">
            <text:p>791130000</text:p>
          </table:table-cell>
          <table:table-cell table:style-name="ce1" office:value-type="float" office:value="792272000" calcext:value-type="float">
            <text:p>792272000</text:p>
          </table:table-cell>
          <table:table-cell table:style-name="ce1" office:value-type="float" office:value="793776000" calcext:value-type="float">
            <text:p>793776000</text:p>
          </table:table-cell>
          <table:table-cell table:style-name="ce1" office:value-type="float" office:value="789286000" calcext:value-type="float">
            <text:p>789286000</text:p>
          </table:table-cell>
          <table:table-cell table:style-name="ce1" office:value-type="float" office:value="789670000" calcext:value-type="float">
            <text:p>789670000</text:p>
          </table:table-cell>
          <table:table-cell table:style-name="ce1" office:value-type="float" office:value="794197000" calcext:value-type="float">
            <text:p>794197000</text:p>
          </table:table-cell>
          <table:table-cell table:style-name="ce1" office:value-type="float" office:value="792717000" calcext:value-type="float">
            <text:p>792717000</text:p>
          </table:table-cell>
          <table:table-cell table:style-name="ce1" office:value-type="float" office:value="791070000" calcext:value-type="float">
            <text:p>791070000</text:p>
          </table:table-cell>
          <table:table-cell table:style-name="ce1" office:value-type="float" office:value="792178000" calcext:value-type="float">
            <text:p>792178000</text:p>
          </table:table-cell>
          <table:table-cell table:style-name="ce1" office:value-type="float" office:value="792018000" calcext:value-type="float">
            <text:p>792018000</text:p>
          </table:table-cell>
          <table:table-cell table:style-name="ce1" office:value-type="float" office:value="793637000" calcext:value-type="float">
            <text:p>793637000</text:p>
          </table:table-cell>
          <table:table-cell table:style-name="ce1" office:value-type="float" office:value="790540000" calcext:value-type="float">
            <text:p>790540000</text:p>
          </table:table-cell>
          <table:table-cell table:style-name="ce1" office:value-type="float" office:value="791687000" calcext:value-type="float">
            <text:p>791687000</text:p>
          </table:table-cell>
          <table:table-cell table:style-name="ce1" office:value-type="float" office:value="792029000" calcext:value-type="float">
            <text:p>792029000</text:p>
          </table:table-cell>
          <table:table-cell table:style-name="ce1" office:value-type="float" office:value="791502000" calcext:value-type="float">
            <text:p>791502000</text:p>
          </table:table-cell>
          <table:table-cell table:style-name="ce1" office:value-type="float" office:value="789701000" calcext:value-type="float">
            <text:p>789701000</text:p>
          </table:table-cell>
          <table:table-cell table:style-name="ce1" office:value-type="float" office:value="789876000" calcext:value-type="float">
            <text:p>789876000</text:p>
          </table:table-cell>
          <table:table-cell table:style-name="ce1" office:value-type="float" office:value="791553000" calcext:value-type="float">
            <text:p>791553000</text:p>
          </table:table-cell>
          <table:table-cell table:style-name="ce1" office:value-type="float" office:value="792689000" calcext:value-type="float">
            <text:p>792689000</text:p>
          </table:table-cell>
          <table:table-cell table:style-name="ce1" office:value-type="float" office:value="791342000" calcext:value-type="float">
            <text:p>791342000</text:p>
          </table:table-cell>
          <table:table-cell table:style-name="ce1" office:value-type="float" office:value="790899000" calcext:value-type="float">
            <text:p>790899000</text:p>
          </table:table-cell>
          <table:table-cell table:style-name="ce1" office:value-type="float" office:value="791807000" calcext:value-type="float">
            <text:p>791807000</text:p>
          </table:table-cell>
          <table:table-cell table:style-name="ce1" office:value-type="float" office:value="791347000" calcext:value-type="float">
            <text:p>791347000</text:p>
          </table:table-cell>
          <table:table-cell table:style-name="ce1" office:value-type="float" office:value="790685000" calcext:value-type="float">
            <text:p>790685000</text:p>
          </table:table-cell>
          <table:table-cell table:style-name="ce1" office:value-type="float" office:value="791404000" calcext:value-type="float">
            <text:p>791404000</text:p>
          </table:table-cell>
          <table:table-cell table:style-name="ce1" office:value-type="float" office:value="792347000" calcext:value-type="float">
            <text:p>792347000</text:p>
          </table:table-cell>
          <table:table-cell table:style-name="ce1" office:value-type="float" office:value="790207000" calcext:value-type="float">
            <text:p>790207000</text:p>
          </table:table-cell>
          <table:table-cell table:style-name="ce1" office:value-type="float" office:value="791932000" calcext:value-type="float">
            <text:p>791932000</text:p>
          </table:table-cell>
          <table:table-cell table:style-name="ce1" office:value-type="float" office:value="791162000" calcext:value-type="float">
            <text:p>791162000</text:p>
          </table:table-cell>
          <table:table-cell table:style-name="ce1" office:value-type="float" office:value="790037000" calcext:value-type="float">
            <text:p>790037000</text:p>
          </table:table-cell>
          <table:table-cell table:style-name="ce1" office:value-type="float" office:value="794953000" calcext:value-type="float">
            <text:p>794953000</text:p>
          </table:table-cell>
          <table:table-cell table:style-name="ce1" office:value-type="float" office:value="789682000" calcext:value-type="float">
            <text:p>789682000</text:p>
          </table:table-cell>
          <table:table-cell table:style-name="ce1" office:value-type="float" office:value="788316000" calcext:value-type="float">
            <text:p>788316000</text:p>
          </table:table-cell>
          <table:table-cell table:style-name="ce1" office:value-type="float" office:value="792989000" calcext:value-type="float">
            <text:p>792989000</text:p>
          </table:table-cell>
          <table:table-cell table:style-name="ce1" office:value-type="float" office:value="789940000" calcext:value-type="float">
            <text:p>789940000</text:p>
          </table:table-cell>
          <table:table-cell table:style-name="ce1" office:value-type="float" office:value="791138000" calcext:value-type="float">
            <text:p>791138000</text:p>
          </table:table-cell>
          <table:table-cell table:style-name="ce1" office:value-type="float" office:value="789753000" calcext:value-type="float">
            <text:p>789753000</text:p>
          </table:table-cell>
          <table:table-cell table:style-name="ce1" office:value-type="float" office:value="790848000" calcext:value-type="float">
            <text:p>790848000</text:p>
          </table:table-cell>
          <table:table-cell table:style-name="ce1" office:value-type="float" office:value="790917000" calcext:value-type="float">
            <text:p>790917000</text:p>
          </table:table-cell>
          <table:table-cell table:style-name="ce1" office:value-type="float" office:value="791553000" calcext:value-type="float">
            <text:p>791553000</text:p>
          </table:table-cell>
          <table:table-cell table:style-name="ce1" office:value-type="float" office:value="791896000" calcext:value-type="float">
            <text:p>791896000</text:p>
          </table:table-cell>
          <table:table-cell table:style-name="ce1" office:value-type="float" office:value="789767000" calcext:value-type="float">
            <text:p>789767000</text:p>
          </table:table-cell>
          <table:table-cell table:style-name="ce1" office:value-type="float" office:value="790975000" calcext:value-type="float">
            <text:p>790975000</text:p>
          </table:table-cell>
          <table:table-cell table:style-name="ce1" office:value-type="float" office:value="789149000" calcext:value-type="float">
            <text:p>789149000</text:p>
          </table:table-cell>
          <table:table-cell table:style-name="ce1" office:value-type="float" office:value="792941000" calcext:value-type="float">
            <text:p>792941000</text:p>
          </table:table-cell>
          <table:table-cell table:style-name="ce1" office:value-type="float" office:value="791691000" calcext:value-type="float">
            <text:p>791691000</text:p>
          </table:table-cell>
          <table:table-cell table:style-name="ce1" office:value-type="float" office:value="791918000" calcext:value-type="float">
            <text:p>791918000</text:p>
          </table:table-cell>
          <table:table-cell table:style-name="ce1" office:value-type="float" office:value="792895000" calcext:value-type="float">
            <text:p>792895000</text:p>
          </table:table-cell>
          <table:table-cell table:number-columns-repeated="2" table:style-name="ce1" office:value-type="float" office:value="792828000" calcext:value-type="float">
            <text:p>792828000</text:p>
          </table:table-cell>
          <table:table-cell table:style-name="ce1" office:value-type="float" office:value="793166000" calcext:value-type="float">
            <text:p>793166000</text:p>
          </table:table-cell>
          <table:table-cell table:style-name="ce1" office:value-type="float" office:value="793492000" calcext:value-type="float">
            <text:p>793492000</text:p>
          </table:table-cell>
          <table:table-cell table:style-name="ce1" office:value-type="float" office:value="793756000" calcext:value-type="float">
            <text:p>793756000</text:p>
          </table:table-cell>
          <table:table-cell table:style-name="ce1" office:value-type="float" office:value="792911000" calcext:value-type="float">
            <text:p>792911000</text:p>
          </table:table-cell>
          <table:table-cell table:style-name="ce1" office:value-type="float" office:value="792586000" calcext:value-type="float">
            <text:p>792586000</text:p>
          </table:table-cell>
          <table:table-cell table:style-name="ce1" office:value-type="float" office:value="792414000" calcext:value-type="float">
            <text:p>792414000</text:p>
          </table:table-cell>
          <table:table-cell table:style-name="ce1" office:value-type="float" office:value="793509000" calcext:value-type="float">
            <text:p>793509000</text:p>
          </table:table-cell>
          <table:table-cell table:style-name="ce1" office:value-type="float" office:value="791322000" calcext:value-type="float">
            <text:p>791322000</text:p>
          </table:table-cell>
          <table:table-cell table:style-name="ce1" office:value-type="float" office:value="792940000" calcext:value-type="float">
            <text:p>792940000</text:p>
          </table:table-cell>
          <table:table-cell table:style-name="ce1" office:value-type="float" office:value="791959000" calcext:value-type="float">
            <text:p>791959000</text:p>
          </table:table-cell>
          <table:table-cell table:style-name="ce1" office:value-type="float" office:value="794746000" calcext:value-type="float">
            <text:p>794746000</text:p>
          </table:table-cell>
          <table:table-cell table:style-name="ce1" office:value-type="float" office:value="793121000" calcext:value-type="float">
            <text:p>793121000</text:p>
          </table:table-cell>
          <table:table-cell table:style-name="ce1" office:value-type="float" office:value="790467000" calcext:value-type="float">
            <text:p>790467000</text:p>
          </table:table-cell>
          <table:table-cell table:style-name="ce1" office:value-type="float" office:value="791144000" calcext:value-type="float">
            <text:p>791144000</text:p>
          </table:table-cell>
          <table:table-cell table:style-name="ce1" office:value-type="float" office:value="791503000" calcext:value-type="float">
            <text:p>791503000</text:p>
          </table:table-cell>
          <table:table-cell table:style-name="ce1" office:value-type="float" office:value="791930000" calcext:value-type="float">
            <text:p>791930000</text:p>
          </table:table-cell>
          <table:table-cell table:style-name="ce1" office:value-type="float" office:value="792607000" calcext:value-type="float">
            <text:p>792607000</text:p>
          </table:table-cell>
          <table:table-cell table:style-name="ce1" office:value-type="float" office:value="791199000" calcext:value-type="float">
            <text:p>791199000</text:p>
          </table:table-cell>
          <table:table-cell table:style-name="ce1" office:value-type="float" office:value="793597000" calcext:value-type="float">
            <text:p>793597000</text:p>
          </table:table-cell>
          <table:table-cell table:style-name="ce1" office:value-type="float" office:value="791551000" calcext:value-type="float">
            <text:p>791551000</text:p>
          </table:table-cell>
          <table:table-cell table:style-name="ce1" office:value-type="float" office:value="792571000" calcext:value-type="float">
            <text:p>792571000</text:p>
          </table:table-cell>
          <table:table-cell table:style-name="ce1" office:value-type="float" office:value="793101000" calcext:value-type="float">
            <text:p>793101000</text:p>
          </table:table-cell>
          <table:table-cell table:style-name="ce1" office:value-type="float" office:value="792052000" calcext:value-type="float">
            <text:p>792052000</text:p>
          </table:table-cell>
          <table:table-cell table:style-name="ce1" office:value-type="float" office:value="793103000" calcext:value-type="float">
            <text:p>793103000</text:p>
          </table:table-cell>
          <table:table-cell table:style-name="ce1" office:value-type="float" office:value="792583000" calcext:value-type="float">
            <text:p>792583000</text:p>
          </table:table-cell>
          <table:table-cell table:style-name="ce1" office:value-type="float" office:value="790131000" calcext:value-type="float">
            <text:p>790131000</text:p>
          </table:table-cell>
          <table:table-cell table:style-name="ce1" office:value-type="float" office:value="792596000" calcext:value-type="float">
            <text:p>792596000</text:p>
          </table:table-cell>
          <table:table-cell table:style-name="ce1" office:value-type="float" office:value="792834000" calcext:value-type="float">
            <text:p>792834000</text:p>
          </table:table-cell>
          <table:table-cell table:style-name="ce1" office:value-type="float" office:value="792557000" calcext:value-type="float">
            <text:p>792557000</text:p>
          </table:table-cell>
          <table:table-cell table:style-name="ce1" office:value-type="float" office:value="790851000" calcext:value-type="float">
            <text:p>790851000</text:p>
          </table:table-cell>
          <table:table-cell table:style-name="ce1" office:value-type="float" office:value="792747000" calcext:value-type="float">
            <text:p>792747000</text:p>
          </table:table-cell>
          <table:table-cell table:style-name="ce1" office:value-type="float" office:value="794551000" calcext:value-type="float">
            <text:p>794551000</text:p>
          </table:table-cell>
          <table:table-cell table:style-name="ce1" office:value-type="float" office:value="792052000" calcext:value-type="float">
            <text:p>792052000</text:p>
          </table:table-cell>
          <table:table-cell table:style-name="ce1" office:value-type="float" office:value="791837000" calcext:value-type="float">
            <text:p>791837000</text:p>
          </table:table-cell>
          <table:table-cell table:style-name="ce1" office:value-type="float" office:value="790686000" calcext:value-type="float">
            <text:p>790686000</text:p>
          </table:table-cell>
          <table:table-cell table:style-name="ce1" office:value-type="float" office:value="794444000" calcext:value-type="float">
            <text:p>794444000</text:p>
          </table:table-cell>
          <table:table-cell table:style-name="ce1" office:value-type="float" office:value="789397000" calcext:value-type="float">
            <text:p>789397000</text:p>
          </table:table-cell>
          <table:table-cell table:style-name="ce1" office:value-type="float" office:value="790471000" calcext:value-type="float">
            <text:p>790471000</text:p>
          </table:table-cell>
          <table:table-cell table:style-name="ce1" office:value-type="float" office:value="793874000" calcext:value-type="float">
            <text:p>793874000</text:p>
          </table:table-cell>
          <table:table-cell table:style-name="ce1" office:value-type="float" office:value="790859000" calcext:value-type="float">
            <text:p>790859000</text:p>
          </table:table-cell>
          <table:table-cell table:style-name="ce1" office:value-type="float" office:value="791338000" calcext:value-type="float">
            <text:p>791338000</text:p>
          </table:table-cell>
          <table:table-cell table:style-name="ce1" office:value-type="float" office:value="791094000" calcext:value-type="float">
            <text:p>791094000</text:p>
          </table:table-cell>
          <table:table-cell table:style-name="ce1" office:value-type="float" office:value="789555000" calcext:value-type="float">
            <text:p>789555000</text:p>
          </table:table-cell>
          <table:table-cell table:style-name="ce1" office:value-type="float" office:value="790914000" calcext:value-type="float">
            <text:p>790914000</text:p>
          </table:table-cell>
          <table:table-cell table:style-name="ce1" office:value-type="float" office:value="792605000" calcext:value-type="float">
            <text:p>792605000</text:p>
          </table:table-cell>
          <table:table-cell table:style-name="ce1" office:value-type="float" office:value="788843000" calcext:value-type="float">
            <text:p>788843000</text:p>
          </table:table-cell>
          <table:table-cell table:style-name="ce1" office:value-type="float" office:value="791843000" calcext:value-type="float">
            <text:p>791843000</text:p>
          </table:table-cell>
          <table:table-cell table:style-name="ce1" office:value-type="float" office:value="791097000" calcext:value-type="float">
            <text:p>791097000</text:p>
          </table:table-cell>
          <table:table-cell table:style-name="ce1" office:value-type="float" office:value="789593000" calcext:value-type="float">
            <text:p>789593000</text:p>
          </table:table-cell>
          <table:table-cell table:style-name="ce1" office:value-type="float" office:value="790728000" calcext:value-type="float">
            <text:p>790728000</text:p>
          </table:table-cell>
          <table:table-cell table:style-name="ce1" office:value-type="float" office:value="792496000" calcext:value-type="float">
            <text:p>792496000</text:p>
          </table:table-cell>
          <table:table-cell table:style-name="ce1" office:value-type="float" office:value="792639000" calcext:value-type="float">
            <text:p>792639000</text:p>
          </table:table-cell>
          <table:table-cell table:style-name="ce1" office:value-type="float" office:value="792330000" calcext:value-type="float">
            <text:p>792330000</text:p>
          </table:table-cell>
          <table:table-cell table:style-name="ce1" office:value-type="float" office:value="793541000" calcext:value-type="float">
            <text:p>793541000</text:p>
          </table:table-cell>
          <table:table-cell table:style-name="ce1" office:value-type="float" office:value="792128000" calcext:value-type="float">
            <text:p>792128000</text:p>
          </table:table-cell>
          <table:table-cell table:style-name="ce1" office:value-type="float" office:value="790583000" calcext:value-type="float">
            <text:p>790583000</text:p>
          </table:table-cell>
          <table:table-cell table:style-name="ce1" office:value-type="float" office:value="792741000" calcext:value-type="float">
            <text:p>792741000</text:p>
          </table:table-cell>
          <table:table-cell table:style-name="ce1" office:value-type="float" office:value="791493000" calcext:value-type="float">
            <text:p>791493000</text:p>
          </table:table-cell>
          <table:table-cell table:style-name="ce1" office:value-type="float" office:value="793059000" calcext:value-type="float">
            <text:p>793059000</text:p>
          </table:table-cell>
          <table:table-cell table:style-name="ce1" office:value-type="float" office:value="790450000" calcext:value-type="float">
            <text:p>790450000</text:p>
          </table:table-cell>
          <table:table-cell table:style-name="ce1" office:value-type="float" office:value="789831000" calcext:value-type="float">
            <text:p>789831000</text:p>
          </table:table-cell>
          <table:table-cell table:style-name="ce1" office:value-type="float" office:value="793547000" calcext:value-type="float">
            <text:p>793547000</text:p>
          </table:table-cell>
          <table:table-cell table:style-name="ce1" office:value-type="float" office:value="790430000" calcext:value-type="float">
            <text:p>790430000</text:p>
          </table:table-cell>
          <table:table-cell table:style-name="ce1" office:value-type="float" office:value="790312000" calcext:value-type="float">
            <text:p>790312000</text:p>
          </table:table-cell>
          <table:table-cell table:style-name="ce1" office:value-type="float" office:value="791879000" calcext:value-type="float">
            <text:p>791879000</text:p>
          </table:table-cell>
          <table:table-cell table:style-name="ce1" office:value-type="float" office:value="792637000" calcext:value-type="float">
            <text:p>792637000</text:p>
          </table:table-cell>
          <table:table-cell table:style-name="ce1" office:value-type="float" office:value="792030000" calcext:value-type="float">
            <text:p>792030000</text:p>
          </table:table-cell>
          <table:table-cell table:style-name="ce1" office:value-type="float" office:value="788857000" calcext:value-type="float">
            <text:p>788857000</text:p>
          </table:table-cell>
          <table:table-cell table:style-name="ce1" office:value-type="float" office:value="792731000" calcext:value-type="float">
            <text:p>792731000</text:p>
          </table:table-cell>
          <table:table-cell table:style-name="ce1" office:value-type="float" office:value="788640000" calcext:value-type="float">
            <text:p>788640000</text:p>
          </table:table-cell>
          <table:table-cell table:style-name="ce1" office:value-type="float" office:value="791068000" calcext:value-type="float">
            <text:p>791068000</text:p>
          </table:table-cell>
          <table:table-cell table:style-name="ce1" office:value-type="float" office:value="792527000" calcext:value-type="float">
            <text:p>792527000</text:p>
          </table:table-cell>
          <table:table-cell table:style-name="ce1" office:value-type="float" office:value="791566000" calcext:value-type="float">
            <text:p>791566000</text:p>
          </table:table-cell>
          <table:table-cell table:style-name="ce1" office:value-type="float" office:value="791015000" calcext:value-type="float">
            <text:p>791015000</text:p>
          </table:table-cell>
          <table:table-cell table:style-name="ce1" office:value-type="float" office:value="811811000" calcext:value-type="float">
            <text:p>811811000</text:p>
          </table:table-cell>
          <table:table-cell table:style-name="ce1" office:value-type="float" office:value="811247000" calcext:value-type="float">
            <text:p>811247000</text:p>
          </table:table-cell>
          <table:table-cell table:style-name="ce1" office:value-type="float" office:value="809289000" calcext:value-type="float">
            <text:p>809289000</text:p>
          </table:table-cell>
          <table:table-cell table:style-name="ce1" office:value-type="float" office:value="812288000" calcext:value-type="float">
            <text:p>812288000</text:p>
          </table:table-cell>
          <table:table-cell table:style-name="ce1" office:value-type="float" office:value="809219000" calcext:value-type="float">
            <text:p>809219000</text:p>
          </table:table-cell>
          <table:table-cell table:style-name="ce1" office:value-type="float" office:value="810625000" calcext:value-type="float">
            <text:p>810625000</text:p>
          </table:table-cell>
          <table:table-cell table:style-name="ce1" office:value-type="float" office:value="807658000" calcext:value-type="float">
            <text:p>807658000</text:p>
          </table:table-cell>
          <table:table-cell table:style-name="ce1" office:value-type="float" office:value="809081000" calcext:value-type="float">
            <text:p>809081000</text:p>
          </table:table-cell>
          <table:table-cell table:style-name="ce1" office:value-type="float" office:value="811238000" calcext:value-type="float">
            <text:p>811238000</text:p>
          </table:table-cell>
          <table:table-cell table:style-name="ce1" office:value-type="float" office:value="810609000" calcext:value-type="float">
            <text:p>810609000</text:p>
          </table:table-cell>
          <table:table-cell table:style-name="ce1" office:value-type="float" office:value="811380000" calcext:value-type="float">
            <text:p>811380000</text:p>
          </table:table-cell>
          <table:table-cell table:style-name="ce1" office:value-type="float" office:value="813124000" calcext:value-type="float">
            <text:p>813124000</text:p>
          </table:table-cell>
          <table:table-cell table:style-name="ce1" office:value-type="float" office:value="810793000" calcext:value-type="float">
            <text:p>810793000</text:p>
          </table:table-cell>
          <table:table-cell table:style-name="ce1" office:value-type="float" office:value="809842000" calcext:value-type="float">
            <text:p>809842000</text:p>
          </table:table-cell>
          <table:table-cell table:style-name="ce1" office:value-type="float" office:value="809594000" calcext:value-type="float">
            <text:p>809594000</text:p>
          </table:table-cell>
          <table:table-cell table:style-name="ce1" office:value-type="float" office:value="806965000" calcext:value-type="float">
            <text:p>806965000</text:p>
          </table:table-cell>
          <table:table-cell table:style-name="ce1" office:value-type="float" office:value="809502000" calcext:value-type="float">
            <text:p>809502000</text:p>
          </table:table-cell>
          <table:table-cell table:style-name="ce1" office:value-type="float" office:value="810405000" calcext:value-type="float">
            <text:p>810405000</text:p>
          </table:table-cell>
          <table:table-cell table:style-name="ce1" office:value-type="float" office:value="809728000" calcext:value-type="float">
            <text:p>809728000</text:p>
          </table:table-cell>
          <table:table-cell table:style-name="ce1" office:value-type="float" office:value="808775000" calcext:value-type="float">
            <text:p>808775000</text:p>
          </table:table-cell>
          <table:table-cell table:style-name="ce1" office:value-type="float" office:value="808650000" calcext:value-type="float">
            <text:p>808650000</text:p>
          </table:table-cell>
          <table:table-cell table:style-name="ce1" office:value-type="float" office:value="808997000" calcext:value-type="float">
            <text:p>808997000</text:p>
          </table:table-cell>
          <table:table-cell table:style-name="ce1" office:value-type="float" office:value="810046000" calcext:value-type="float">
            <text:p>810046000</text:p>
          </table:table-cell>
          <table:table-cell table:style-name="ce1" office:value-type="float" office:value="810602000" calcext:value-type="float">
            <text:p>810602000</text:p>
          </table:table-cell>
          <table:table-cell table:style-name="ce1" office:value-type="float" office:value="810431000" calcext:value-type="float">
            <text:p>810431000</text:p>
          </table:table-cell>
          <table:table-cell table:style-name="ce1" office:value-type="float" office:value="809613000" calcext:value-type="float">
            <text:p>809613000</text:p>
          </table:table-cell>
          <table:table-cell table:style-name="ce1" office:value-type="float" office:value="811908000" calcext:value-type="float">
            <text:p>811908000</text:p>
          </table:table-cell>
          <table:table-cell table:style-name="ce1" office:value-type="float" office:value="809256000" calcext:value-type="float">
            <text:p>809256000</text:p>
          </table:table-cell>
          <table:table-cell table:style-name="ce1" office:value-type="float" office:value="809205000" calcext:value-type="float">
            <text:p>809205000</text:p>
          </table:table-cell>
          <table:table-cell table:style-name="ce1" office:value-type="float" office:value="811206000" calcext:value-type="float">
            <text:p>811206000</text:p>
          </table:table-cell>
          <table:table-cell table:style-name="ce1" office:value-type="float" office:value="809741000" calcext:value-type="float">
            <text:p>809741000</text:p>
          </table:table-cell>
          <table:table-cell table:style-name="ce1" office:value-type="float" office:value="807264000" calcext:value-type="float">
            <text:p>807264000</text:p>
          </table:table-cell>
          <table:table-cell table:style-name="ce1" office:value-type="float" office:value="809177000" calcext:value-type="float">
            <text:p>809177000</text:p>
          </table:table-cell>
          <table:table-cell table:style-name="ce1" office:value-type="float" office:value="809726000" calcext:value-type="float">
            <text:p>809726000</text:p>
          </table:table-cell>
          <table:table-cell table:style-name="ce1" office:value-type="float" office:value="810457000" calcext:value-type="float">
            <text:p>810457000</text:p>
          </table:table-cell>
          <table:table-cell table:style-name="ce1" office:value-type="float" office:value="809093000" calcext:value-type="float">
            <text:p>809093000</text:p>
          </table:table-cell>
          <table:table-cell table:style-name="ce1" office:value-type="float" office:value="808813000" calcext:value-type="float">
            <text:p>808813000</text:p>
          </table:table-cell>
          <table:table-cell table:style-name="ce1" office:value-type="float" office:value="812799000" calcext:value-type="float">
            <text:p>812799000</text:p>
          </table:table-cell>
          <table:table-cell table:style-name="ce1" office:value-type="float" office:value="809906000" calcext:value-type="float">
            <text:p>809906000</text:p>
          </table:table-cell>
          <table:table-cell table:style-name="ce1" office:value-type="float" office:value="808830000" calcext:value-type="float">
            <text:p>808830000</text:p>
          </table:table-cell>
          <table:table-cell table:style-name="ce1" office:value-type="float" office:value="810031000" calcext:value-type="float">
            <text:p>810031000</text:p>
          </table:table-cell>
          <table:table-cell table:style-name="ce1" office:value-type="float" office:value="810128000" calcext:value-type="float">
            <text:p>810128000</text:p>
          </table:table-cell>
          <table:table-cell table:style-name="ce1" office:value-type="float" office:value="806209000" calcext:value-type="float">
            <text:p>806209000</text:p>
          </table:table-cell>
          <table:table-cell table:style-name="ce1" office:value-type="float" office:value="813660000" calcext:value-type="float">
            <text:p>813660000</text:p>
          </table:table-cell>
          <table:table-cell table:style-name="ce1" office:value-type="float" office:value="811275000" calcext:value-type="float">
            <text:p>811275000</text:p>
          </table:table-cell>
          <table:table-cell table:style-name="ce1" office:value-type="float" office:value="808933000" calcext:value-type="float">
            <text:p>808933000</text:p>
          </table:table-cell>
          <table:table-cell table:style-name="ce1" office:value-type="float" office:value="808929000" calcext:value-type="float">
            <text:p>808929000</text:p>
          </table:table-cell>
          <table:table-cell table:style-name="ce1" office:value-type="float" office:value="810382000" calcext:value-type="float">
            <text:p>810382000</text:p>
          </table:table-cell>
          <table:table-cell table:style-name="ce1" office:value-type="float" office:value="808879000" calcext:value-type="float">
            <text:p>808879000</text:p>
          </table:table-cell>
          <table:table-cell table:style-name="ce1" office:value-type="float" office:value="809107000" calcext:value-type="float">
            <text:p>809107000</text:p>
          </table:table-cell>
          <table:table-cell table:style-name="ce1" office:value-type="float" office:value="808708000" calcext:value-type="float">
            <text:p>808708000</text:p>
          </table:table-cell>
          <table:table-cell table:style-name="ce1" office:value-type="float" office:value="805655000" calcext:value-type="float">
            <text:p>805655000</text:p>
          </table:table-cell>
          <table:table-cell table:style-name="ce1" office:value-type="float" office:value="810427000" calcext:value-type="float">
            <text:p>810427000</text:p>
          </table:table-cell>
          <table:table-cell table:style-name="ce1" office:value-type="float" office:value="810138000" calcext:value-type="float">
            <text:p>810138000</text:p>
          </table:table-cell>
          <table:table-cell table:style-name="ce1" office:value-type="float" office:value="809849000" calcext:value-type="float">
            <text:p>809849000</text:p>
          </table:table-cell>
          <table:table-cell table:style-name="ce1" office:value-type="float" office:value="810238000" calcext:value-type="float">
            <text:p>810238000</text:p>
          </table:table-cell>
          <table:table-cell table:style-name="ce1" office:value-type="float" office:value="811803000" calcext:value-type="float">
            <text:p>811803000</text:p>
          </table:table-cell>
          <table:table-cell table:style-name="ce1" office:value-type="float" office:value="810328000" calcext:value-type="float">
            <text:p>810328000</text:p>
          </table:table-cell>
          <table:table-cell table:style-name="ce1" office:value-type="float" office:value="810597000" calcext:value-type="float">
            <text:p>810597000</text:p>
          </table:table-cell>
          <table:table-cell table:style-name="ce1" office:value-type="float" office:value="810473000" calcext:value-type="float">
            <text:p>810473000</text:p>
          </table:table-cell>
          <table:table-cell table:style-name="ce1" office:value-type="float" office:value="808789000" calcext:value-type="float">
            <text:p>808789000</text:p>
          </table:table-cell>
          <table:table-cell table:style-name="ce1" office:value-type="float" office:value="809463000" calcext:value-type="float">
            <text:p>809463000</text:p>
          </table:table-cell>
          <table:table-cell table:style-name="ce1" office:value-type="float" office:value="807945000" calcext:value-type="float">
            <text:p>807945000</text:p>
          </table:table-cell>
          <table:table-cell table:style-name="ce1" office:value-type="float" office:value="810762000" calcext:value-type="float">
            <text:p>810762000</text:p>
          </table:table-cell>
          <table:table-cell table:style-name="ce1" office:value-type="float" office:value="808926000" calcext:value-type="float">
            <text:p>808926000</text:p>
          </table:table-cell>
          <table:table-cell table:style-name="ce1" office:value-type="float" office:value="810524000" calcext:value-type="float">
            <text:p>810524000</text:p>
          </table:table-cell>
          <table:table-cell table:style-name="ce1" office:value-type="float" office:value="808023000" calcext:value-type="float">
            <text:p>808023000</text:p>
          </table:table-cell>
          <table:table-cell table:style-name="ce1" office:value-type="float" office:value="810227000" calcext:value-type="float">
            <text:p>810227000</text:p>
          </table:table-cell>
          <table:table-cell table:style-name="ce1" office:value-type="float" office:value="811557000" calcext:value-type="float">
            <text:p>811557000</text:p>
          </table:table-cell>
          <table:table-cell table:style-name="ce1" office:value-type="float" office:value="806659000" calcext:value-type="float">
            <text:p>806659000</text:p>
          </table:table-cell>
          <table:table-cell table:style-name="ce1" office:value-type="float" office:value="809045000" calcext:value-type="float">
            <text:p>809045000</text:p>
          </table:table-cell>
          <table:table-cell table:style-name="ce1" office:value-type="float" office:value="807955000" calcext:value-type="float">
            <text:p>807955000</text:p>
          </table:table-cell>
          <table:table-cell table:style-name="ce1" office:value-type="float" office:value="808781000" calcext:value-type="float">
            <text:p>808781000</text:p>
          </table:table-cell>
          <table:table-cell table:style-name="ce1" office:value-type="float" office:value="809928000" calcext:value-type="float">
            <text:p>809928000</text:p>
          </table:table-cell>
          <table:table-cell table:style-name="ce1" office:value-type="float" office:value="809967000" calcext:value-type="float">
            <text:p>809967000</text:p>
          </table:table-cell>
          <table:table-cell table:style-name="ce1" office:value-type="float" office:value="809167000" calcext:value-type="float">
            <text:p>809167000</text:p>
          </table:table-cell>
          <table:table-cell table:style-name="ce1" office:value-type="float" office:value="810344000" calcext:value-type="float">
            <text:p>810344000</text:p>
          </table:table-cell>
          <table:table-cell table:style-name="ce1" office:value-type="float" office:value="806142000" calcext:value-type="float">
            <text:p>806142000</text:p>
          </table:table-cell>
          <table:table-cell table:style-name="ce1" office:value-type="float" office:value="810235000" calcext:value-type="float">
            <text:p>810235000</text:p>
          </table:table-cell>
          <table:table-cell table:style-name="ce1" office:value-type="float" office:value="807991000" calcext:value-type="float">
            <text:p>807991000</text:p>
          </table:table-cell>
          <table:table-cell table:style-name="ce1" office:value-type="float" office:value="809543000" calcext:value-type="float">
            <text:p>809543000</text:p>
          </table:table-cell>
          <table:table-cell table:style-name="ce1" office:value-type="float" office:value="807994000" calcext:value-type="float">
            <text:p>807994000</text:p>
          </table:table-cell>
          <table:table-cell table:style-name="ce1" office:value-type="float" office:value="812362000" calcext:value-type="float">
            <text:p>812362000</text:p>
          </table:table-cell>
          <table:table-cell table:style-name="ce1" office:value-type="float" office:value="812764000" calcext:value-type="float">
            <text:p>812764000</text:p>
          </table:table-cell>
          <table:table-cell table:style-name="ce1" office:value-type="float" office:value="810125000" calcext:value-type="float">
            <text:p>810125000</text:p>
          </table:table-cell>
          <table:table-cell table:style-name="ce1" office:value-type="float" office:value="809022000" calcext:value-type="float">
            <text:p>809022000</text:p>
          </table:table-cell>
          <table:table-cell table:style-name="ce1" office:value-type="float" office:value="809265000" calcext:value-type="float">
            <text:p>809265000</text:p>
          </table:table-cell>
          <table:table-cell table:style-name="ce1" office:value-type="float" office:value="808883000" calcext:value-type="float">
            <text:p>808883000</text:p>
          </table:table-cell>
          <table:table-cell table:style-name="ce1" office:value-type="float" office:value="810857000" calcext:value-type="float">
            <text:p>810857000</text:p>
          </table:table-cell>
          <table:table-cell table:style-name="ce1" office:value-type="float" office:value="809212000" calcext:value-type="float">
            <text:p>809212000</text:p>
          </table:table-cell>
          <table:table-cell table:style-name="ce1" office:value-type="float" office:value="810510000" calcext:value-type="float">
            <text:p>810510000</text:p>
          </table:table-cell>
          <table:table-cell table:style-name="ce1" office:value-type="float" office:value="812013000" calcext:value-type="float">
            <text:p>812013000</text:p>
          </table:table-cell>
          <table:table-cell table:style-name="ce1" office:value-type="float" office:value="810271000" calcext:value-type="float">
            <text:p>810271000</text:p>
          </table:table-cell>
          <table:table-cell table:style-name="ce1" office:value-type="float" office:value="808341000" calcext:value-type="float">
            <text:p>808341000</text:p>
          </table:table-cell>
          <table:table-cell table:style-name="ce1" office:value-type="float" office:value="810914000" calcext:value-type="float">
            <text:p>810914000</text:p>
          </table:table-cell>
          <table:table-cell table:style-name="ce1" office:value-type="float" office:value="809284000" calcext:value-type="float">
            <text:p>809284000</text:p>
          </table:table-cell>
          <table:table-cell table:style-name="ce1" office:value-type="float" office:value="806642000" calcext:value-type="float">
            <text:p>806642000</text:p>
          </table:table-cell>
          <table:table-cell table:style-name="ce1" office:value-type="float" office:value="812374000" calcext:value-type="float">
            <text:p>812374000</text:p>
          </table:table-cell>
          <table:table-cell table:style-name="ce1" office:value-type="float" office:value="812079000" calcext:value-type="float">
            <text:p>812079000</text:p>
          </table:table-cell>
          <table:table-cell table:style-name="ce1" office:value-type="float" office:value="807567000" calcext:value-type="float">
            <text:p>807567000</text:p>
          </table:table-cell>
          <table:table-cell table:style-name="ce1" office:value-type="float" office:value="810729000" calcext:value-type="float">
            <text:p>810729000</text:p>
          </table:table-cell>
          <table:table-cell table:style-name="ce1" office:value-type="float" office:value="808183000" calcext:value-type="float">
            <text:p>808183000</text:p>
          </table:table-cell>
          <table:table-cell table:style-name="ce1" office:value-type="float" office:value="808529000" calcext:value-type="float">
            <text:p>808529000</text:p>
          </table:table-cell>
          <table:table-cell table:style-name="ce1" office:value-type="float" office:value="810425000" calcext:value-type="float">
            <text:p>810425000</text:p>
          </table:table-cell>
          <table:table-cell table:style-name="ce1" office:value-type="float" office:value="808529000" calcext:value-type="float">
            <text:p>808529000</text:p>
          </table:table-cell>
          <table:table-cell table:style-name="ce1" office:value-type="float" office:value="810435000" calcext:value-type="float">
            <text:p>810435000</text:p>
          </table:table-cell>
          <table:table-cell table:style-name="ce1" office:value-type="float" office:value="809637000" calcext:value-type="float">
            <text:p>809637000</text:p>
          </table:table-cell>
          <table:table-cell table:style-name="ce1" office:value-type="float" office:value="809849000" calcext:value-type="float">
            <text:p>809849000</text:p>
          </table:table-cell>
          <table:table-cell table:style-name="ce1" office:value-type="float" office:value="809139000" calcext:value-type="float">
            <text:p>809139000</text:p>
          </table:table-cell>
          <table:table-cell table:style-name="ce1" office:value-type="float" office:value="808833000" calcext:value-type="float">
            <text:p>808833000</text:p>
          </table:table-cell>
          <table:table-cell table:style-name="ce1" office:value-type="float" office:value="810303000" calcext:value-type="float">
            <text:p>810303000</text:p>
          </table:table-cell>
          <table:table-cell table:style-name="ce1" office:value-type="float" office:value="810515000" calcext:value-type="float">
            <text:p>810515000</text:p>
          </table:table-cell>
          <table:table-cell table:style-name="ce1" office:value-type="float" office:value="809889000" calcext:value-type="float">
            <text:p>809889000</text:p>
          </table:table-cell>
          <table:table-cell table:style-name="ce1" office:value-type="float" office:value="810719000" calcext:value-type="float">
            <text:p>810719000</text:p>
          </table:table-cell>
          <table:table-cell table:style-name="ce1" office:value-type="float" office:value="808650000" calcext:value-type="float">
            <text:p>808650000</text:p>
          </table:table-cell>
          <table:table-cell table:style-name="ce1" office:value-type="float" office:value="812121000" calcext:value-type="float">
            <text:p>812121000</text:p>
          </table:table-cell>
          <table:table-cell table:style-name="ce1" office:value-type="float" office:value="808701000" calcext:value-type="float">
            <text:p>808701000</text:p>
          </table:table-cell>
          <table:table-cell table:style-name="ce1" office:value-type="float" office:value="811545000" calcext:value-type="float">
            <text:p>811545000</text:p>
          </table:table-cell>
          <table:table-cell table:style-name="ce1" office:value-type="float" office:value="807035000" calcext:value-type="float">
            <text:p>807035000</text:p>
          </table:table-cell>
          <table:table-cell table:style-name="ce1" office:value-type="float" office:value="810849000" calcext:value-type="float">
            <text:p>810849000</text:p>
          </table:table-cell>
          <table:table-cell table:style-name="ce1" office:value-type="float" office:value="808536000" calcext:value-type="float">
            <text:p>808536000</text:p>
          </table:table-cell>
          <table:table-cell table:style-name="ce1" office:value-type="float" office:value="811151000" calcext:value-type="float">
            <text:p>811151000</text:p>
          </table:table-cell>
          <table:table-cell table:style-name="ce1" office:value-type="float" office:value="811293000" calcext:value-type="float">
            <text:p>811293000</text:p>
          </table:table-cell>
          <table:table-cell table:style-name="ce1" office:value-type="float" office:value="807611000" calcext:value-type="float">
            <text:p>807611000</text:p>
          </table:table-cell>
          <table:table-cell table:style-name="ce1" office:value-type="float" office:value="807419000" calcext:value-type="float">
            <text:p>807419000</text:p>
          </table:table-cell>
          <table:table-cell table:style-name="ce1" office:value-type="float" office:value="811378000" calcext:value-type="float">
            <text:p>811378000</text:p>
          </table:table-cell>
          <table:table-cell table:style-name="ce1" office:value-type="float" office:value="807800000" calcext:value-type="float">
            <text:p>807800000</text:p>
          </table:table-cell>
          <table:table-cell table:style-name="ce1" office:value-type="float" office:value="809221000" calcext:value-type="float">
            <text:p>809221000</text:p>
          </table:table-cell>
          <table:table-cell table:style-name="ce1" office:value-type="float" office:value="809758000" calcext:value-type="float">
            <text:p>809758000</text:p>
          </table:table-cell>
          <table:table-cell table:style-name="ce1" office:value-type="float" office:value="809697000" calcext:value-type="float">
            <text:p>809697000</text:p>
          </table:table-cell>
          <table:table-cell table:style-name="ce1" office:value-type="float" office:value="809828000" calcext:value-type="float">
            <text:p>809828000</text:p>
          </table:table-cell>
          <table:table-cell table:style-name="ce1" office:value-type="float" office:value="809659000" calcext:value-type="float">
            <text:p>809659000</text:p>
          </table:table-cell>
          <table:table-cell table:style-name="ce1" office:value-type="float" office:value="809621000" calcext:value-type="float">
            <text:p>809621000</text:p>
          </table:table-cell>
          <table:table-cell table:style-name="ce1" office:value-type="float" office:value="810297000" calcext:value-type="float">
            <text:p>810297000</text:p>
          </table:table-cell>
          <table:table-cell table:style-name="ce1" office:value-type="float" office:value="810182000" calcext:value-type="float">
            <text:p>810182000</text:p>
          </table:table-cell>
          <table:table-cell table:style-name="ce1" office:value-type="float" office:value="808878000" calcext:value-type="float">
            <text:p>808878000</text:p>
          </table:table-cell>
          <table:table-cell table:style-name="ce1" office:value-type="float" office:value="809544000" calcext:value-type="float">
            <text:p>809544000</text:p>
          </table:table-cell>
          <table:table-cell table:style-name="ce1" office:value-type="float" office:value="809106000" calcext:value-type="float">
            <text:p>809106000</text:p>
          </table:table-cell>
          <table:table-cell table:style-name="ce1" office:value-type="float" office:value="806228000" calcext:value-type="float">
            <text:p>806228000</text:p>
          </table:table-cell>
          <table:table-cell table:style-name="ce1" office:value-type="float" office:value="810637000" calcext:value-type="float">
            <text:p>810637000</text:p>
          </table:table-cell>
          <table:table-cell table:style-name="ce1" office:value-type="float" office:value="811823000" calcext:value-type="float">
            <text:p>811823000</text:p>
          </table:table-cell>
          <table:table-cell table:style-name="ce1" office:value-type="float" office:value="810781000" calcext:value-type="float">
            <text:p>810781000</text:p>
          </table:table-cell>
          <table:table-cell table:style-name="ce1" office:value-type="float" office:value="809173000" calcext:value-type="float">
            <text:p>809173000</text:p>
          </table:table-cell>
          <table:table-cell table:style-name="ce1" office:value-type="float" office:value="808789000" calcext:value-type="float">
            <text:p>808789000</text:p>
          </table:table-cell>
          <table:table-cell table:style-name="ce1" office:value-type="float" office:value="810217000" calcext:value-type="float">
            <text:p>810217000</text:p>
          </table:table-cell>
          <table:table-cell table:style-name="ce1" office:value-type="float" office:value="811947000" calcext:value-type="float">
            <text:p>811947000</text:p>
          </table:table-cell>
          <table:table-cell table:style-name="ce1" office:value-type="float" office:value="809245000" calcext:value-type="float">
            <text:p>809245000</text:p>
          </table:table-cell>
          <table:table-cell table:style-name="ce1" office:value-type="float" office:value="809890000" calcext:value-type="float">
            <text:p>809890000</text:p>
          </table:table-cell>
          <table:table-cell table:style-name="ce1" office:value-type="float" office:value="808324000" calcext:value-type="float">
            <text:p>808324000</text:p>
          </table:table-cell>
          <table:table-cell table:style-name="ce1" office:value-type="float" office:value="807799000" calcext:value-type="float">
            <text:p>807799000</text:p>
          </table:table-cell>
          <table:table-cell table:style-name="ce1" office:value-type="float" office:value="811144000" calcext:value-type="float">
            <text:p>811144000</text:p>
          </table:table-cell>
          <table:table-cell table:style-name="ce1" office:value-type="float" office:value="811649000" calcext:value-type="float">
            <text:p>811649000</text:p>
          </table:table-cell>
          <table:table-cell table:style-name="ce1" office:value-type="float" office:value="811005000" calcext:value-type="float">
            <text:p>811005000</text:p>
          </table:table-cell>
          <table:table-cell table:style-name="ce1" office:value-type="float" office:value="806811000" calcext:value-type="float">
            <text:p>806811000</text:p>
          </table:table-cell>
          <table:table-cell table:style-name="ce1" office:value-type="float" office:value="808616000" calcext:value-type="float">
            <text:p>808616000</text:p>
          </table:table-cell>
          <table:table-cell table:style-name="ce1" office:value-type="float" office:value="809593000" calcext:value-type="float">
            <text:p>809593000</text:p>
          </table:table-cell>
          <table:table-cell table:style-name="ce1" office:value-type="float" office:value="810021000" calcext:value-type="float">
            <text:p>810021000</text:p>
          </table:table-cell>
          <table:table-cell table:style-name="ce1" office:value-type="float" office:value="806207000" calcext:value-type="float">
            <text:p>806207000</text:p>
          </table:table-cell>
          <table:table-cell table:style-name="ce1" office:value-type="float" office:value="811743000" calcext:value-type="float">
            <text:p>811743000</text:p>
          </table:table-cell>
          <table:table-cell table:style-name="ce1" office:value-type="float" office:value="810270000" calcext:value-type="float">
            <text:p>810270000</text:p>
          </table:table-cell>
          <table:table-cell table:style-name="ce1" office:value-type="float" office:value="811165000" calcext:value-type="float">
            <text:p>811165000</text:p>
          </table:table-cell>
          <table:table-cell table:style-name="ce1" office:value-type="float" office:value="809805000" calcext:value-type="float">
            <text:p>809805000</text:p>
          </table:table-cell>
          <table:table-cell table:style-name="ce1" office:value-type="float" office:value="809919000" calcext:value-type="float">
            <text:p>809919000</text:p>
          </table:table-cell>
          <table:table-cell table:style-name="ce1" office:value-type="float" office:value="813392000" calcext:value-type="float">
            <text:p>813392000</text:p>
          </table:table-cell>
          <table:table-cell table:style-name="ce1" office:value-type="float" office:value="813668000" calcext:value-type="float">
            <text:p>813668000</text:p>
          </table:table-cell>
          <table:table-cell table:style-name="ce1" office:value-type="float" office:value="809367000" calcext:value-type="float">
            <text:p>809367000</text:p>
          </table:table-cell>
          <table:table-cell table:style-name="ce1" office:value-type="float" office:value="810522000" calcext:value-type="float">
            <text:p>810522000</text:p>
          </table:table-cell>
          <table:table-cell table:style-name="ce1" office:value-type="float" office:value="810668000" calcext:value-type="float">
            <text:p>810668000</text:p>
          </table:table-cell>
          <table:table-cell table:style-name="ce1" office:value-type="float" office:value="810316000" calcext:value-type="float">
            <text:p>810316000</text:p>
          </table:table-cell>
          <table:table-cell table:style-name="ce1" office:value-type="float" office:value="809551000" calcext:value-type="float">
            <text:p>809551000</text:p>
          </table:table-cell>
          <table:table-cell table:style-name="ce1" office:value-type="float" office:value="808087000" calcext:value-type="float">
            <text:p>808087000</text:p>
          </table:table-cell>
          <table:table-cell table:style-name="ce1" office:value-type="float" office:value="811128000" calcext:value-type="float">
            <text:p>811128000</text:p>
          </table:table-cell>
          <table:table-cell table:style-name="ce1" office:value-type="float" office:value="811041000" calcext:value-type="float">
            <text:p>811041000</text:p>
          </table:table-cell>
          <table:table-cell table:style-name="ce1" office:value-type="float" office:value="809411000" calcext:value-type="float">
            <text:p>809411000</text:p>
          </table:table-cell>
          <table:table-cell table:style-name="ce1" office:value-type="float" office:value="810253000" calcext:value-type="float">
            <text:p>810253000</text:p>
          </table:table-cell>
          <table:table-cell table:style-name="ce1" office:value-type="float" office:value="809865000" calcext:value-type="float">
            <text:p>809865000</text:p>
          </table:table-cell>
          <table:table-cell table:style-name="ce1" office:value-type="float" office:value="808609000" calcext:value-type="float">
            <text:p>808609000</text:p>
          </table:table-cell>
          <table:table-cell table:style-name="ce1" office:value-type="float" office:value="807630000" calcext:value-type="float">
            <text:p>807630000</text:p>
          </table:table-cell>
          <table:table-cell table:style-name="ce1" office:value-type="float" office:value="810892000" calcext:value-type="float">
            <text:p>810892000</text:p>
          </table:table-cell>
          <table:table-cell table:style-name="ce1" office:value-type="float" office:value="811131000" calcext:value-type="float">
            <text:p>811131000</text:p>
          </table:table-cell>
          <table:table-cell table:style-name="ce1" office:value-type="float" office:value="809282000" calcext:value-type="float">
            <text:p>809282000</text:p>
          </table:table-cell>
          <table:table-cell table:style-name="ce1" office:value-type="float" office:value="809078000" calcext:value-type="float">
            <text:p>809078000</text:p>
          </table:table-cell>
          <table:table-cell table:style-name="ce1" office:value-type="float" office:value="810506000" calcext:value-type="float">
            <text:p>810506000</text:p>
          </table:table-cell>
          <table:table-cell table:style-name="ce1" office:value-type="float" office:value="810876000" calcext:value-type="float">
            <text:p>810876000</text:p>
          </table:table-cell>
          <table:table-cell table:style-name="ce1" office:value-type="float" office:value="807171000" calcext:value-type="float">
            <text:p>807171000</text:p>
          </table:table-cell>
          <table:table-cell table:style-name="ce1" office:value-type="float" office:value="809112000" calcext:value-type="float">
            <text:p>809112000</text:p>
          </table:table-cell>
          <table:table-cell table:style-name="ce1" office:value-type="float" office:value="811302000" calcext:value-type="float">
            <text:p>811302000</text:p>
          </table:table-cell>
          <table:table-cell table:style-name="ce1" office:value-type="float" office:value="810763000" calcext:value-type="float">
            <text:p>810763000</text:p>
          </table:table-cell>
          <table:table-cell table:style-name="ce1" office:value-type="float" office:value="810099000" calcext:value-type="float">
            <text:p>810099000</text:p>
          </table:table-cell>
          <table:table-cell table:style-name="ce1" office:value-type="float" office:value="807369000" calcext:value-type="float">
            <text:p>807369000</text:p>
          </table:table-cell>
          <table:table-cell table:style-name="ce1" office:value-type="float" office:value="810775000" calcext:value-type="float">
            <text:p>810775000</text:p>
          </table:table-cell>
          <table:table-cell table:style-name="ce1" office:value-type="float" office:value="810030000" calcext:value-type="float">
            <text:p>810030000</text:p>
          </table:table-cell>
          <table:table-cell table:style-name="ce1" office:value-type="float" office:value="808805000" calcext:value-type="float">
            <text:p>808805000</text:p>
          </table:table-cell>
          <table:table-cell table:style-name="ce1" office:value-type="float" office:value="809387000" calcext:value-type="float">
            <text:p>809387000</text:p>
          </table:table-cell>
          <table:table-cell table:style-name="ce1" office:value-type="float" office:value="809781000" calcext:value-type="float">
            <text:p>809781000</text:p>
          </table:table-cell>
          <table:table-cell table:style-name="ce1" office:value-type="float" office:value="810044000" calcext:value-type="float">
            <text:p>810044000</text:p>
          </table:table-cell>
          <table:table-cell table:style-name="ce1" office:value-type="float" office:value="810636000" calcext:value-type="float">
            <text:p>810636000</text:p>
          </table:table-cell>
          <table:table-cell table:style-name="ce1" office:value-type="float" office:value="811472000" calcext:value-type="float">
            <text:p>811472000</text:p>
          </table:table-cell>
          <table:table-cell table:style-name="ce1" office:value-type="float" office:value="808666000" calcext:value-type="float">
            <text:p>808666000</text:p>
          </table:table-cell>
          <table:table-cell table:style-name="ce1" office:value-type="float" office:value="810135000" calcext:value-type="float">
            <text:p>810135000</text:p>
          </table:table-cell>
          <table:table-cell table:style-name="ce1" office:value-type="float" office:value="817990000" calcext:value-type="float">
            <text:p>817990000</text:p>
          </table:table-cell>
          <table:table-cell table:style-name="ce1" office:value-type="float" office:value="814408000" calcext:value-type="float">
            <text:p>814408000</text:p>
          </table:table-cell>
          <table:table-cell table:style-name="ce1" office:value-type="float" office:value="818089000" calcext:value-type="float">
            <text:p>818089000</text:p>
          </table:table-cell>
          <table:table-cell table:style-name="ce1" office:value-type="float" office:value="820490000" calcext:value-type="float">
            <text:p>820490000</text:p>
          </table:table-cell>
          <table:table-cell table:style-name="ce1" office:value-type="float" office:value="819056000" calcext:value-type="float">
            <text:p>819056000</text:p>
          </table:table-cell>
          <table:table-cell table:style-name="ce1" office:value-type="float" office:value="815819000" calcext:value-type="float">
            <text:p>815819000</text:p>
          </table:table-cell>
          <table:table-cell table:style-name="ce1" office:value-type="float" office:value="818612000" calcext:value-type="float">
            <text:p>818612000</text:p>
          </table:table-cell>
          <table:table-cell table:style-name="ce1" office:value-type="float" office:value="819581000" calcext:value-type="float">
            <text:p>819581000</text:p>
          </table:table-cell>
          <table:table-cell table:style-name="ce1" office:value-type="float" office:value="818690000" calcext:value-type="float">
            <text:p>818690000</text:p>
          </table:table-cell>
          <table:table-cell table:style-name="ce1" office:value-type="float" office:value="820397000" calcext:value-type="float">
            <text:p>820397000</text:p>
          </table:table-cell>
          <table:table-cell table:style-name="ce1" office:value-type="float" office:value="819656000" calcext:value-type="float">
            <text:p>819656000</text:p>
          </table:table-cell>
          <table:table-cell table:style-name="ce1" office:value-type="float" office:value="818253000" calcext:value-type="float">
            <text:p>818253000</text:p>
          </table:table-cell>
          <table:table-cell table:style-name="ce1" office:value-type="float" office:value="819743000" calcext:value-type="float">
            <text:p>819743000</text:p>
          </table:table-cell>
          <table:table-cell table:style-name="ce1" office:value-type="float" office:value="816806000" calcext:value-type="float">
            <text:p>816806000</text:p>
          </table:table-cell>
          <table:table-cell table:style-name="ce1" office:value-type="float" office:value="819146000" calcext:value-type="float">
            <text:p>819146000</text:p>
          </table:table-cell>
          <table:table-cell table:style-name="ce1" office:value-type="float" office:value="816759000" calcext:value-type="float">
            <text:p>816759000</text:p>
          </table:table-cell>
          <table:table-cell table:style-name="ce1" office:value-type="float" office:value="818353000" calcext:value-type="float">
            <text:p>818353000</text:p>
          </table:table-cell>
          <table:table-cell table:style-name="ce1" office:value-type="float" office:value="818170000" calcext:value-type="float">
            <text:p>818170000</text:p>
          </table:table-cell>
          <table:table-cell table:style-name="ce1" office:value-type="float" office:value="818399000" calcext:value-type="float">
            <text:p>818399000</text:p>
          </table:table-cell>
          <table:table-cell table:style-name="ce1" office:value-type="float" office:value="819523000" calcext:value-type="float">
            <text:p>819523000</text:p>
          </table:table-cell>
          <table:table-cell table:style-name="ce1" office:value-type="float" office:value="818486000" calcext:value-type="float">
            <text:p>818486000</text:p>
          </table:table-cell>
          <table:table-cell table:style-name="ce1" office:value-type="float" office:value="817993000" calcext:value-type="float">
            <text:p>817993000</text:p>
          </table:table-cell>
          <table:table-cell table:style-name="ce1" office:value-type="float" office:value="817248000" calcext:value-type="float">
            <text:p>817248000</text:p>
          </table:table-cell>
          <table:table-cell table:style-name="ce1" office:value-type="float" office:value="815038000" calcext:value-type="float">
            <text:p>815038000</text:p>
          </table:table-cell>
          <table:table-cell table:style-name="ce1" office:value-type="float" office:value="818340000" calcext:value-type="float">
            <text:p>818340000</text:p>
          </table:table-cell>
          <table:table-cell table:style-name="ce1" office:value-type="float" office:value="816296000" calcext:value-type="float">
            <text:p>816296000</text:p>
          </table:table-cell>
          <table:table-cell table:style-name="ce1" office:value-type="float" office:value="818085000" calcext:value-type="float">
            <text:p>818085000</text:p>
          </table:table-cell>
          <table:table-cell table:style-name="ce1" office:value-type="float" office:value="818063000" calcext:value-type="float">
            <text:p>818063000</text:p>
          </table:table-cell>
          <table:table-cell table:style-name="ce1" office:value-type="float" office:value="814905000" calcext:value-type="float">
            <text:p>814905000</text:p>
          </table:table-cell>
          <table:table-cell table:style-name="ce1" office:value-type="float" office:value="818019000" calcext:value-type="float">
            <text:p>818019000</text:p>
          </table:table-cell>
          <table:table-cell table:style-name="ce1" office:value-type="float" office:value="818393000" calcext:value-type="float">
            <text:p>818393000</text:p>
          </table:table-cell>
          <table:table-cell table:style-name="ce1" office:value-type="float" office:value="818397000" calcext:value-type="float">
            <text:p>818397000</text:p>
          </table:table-cell>
          <table:table-cell table:style-name="ce1" office:value-type="float" office:value="816259000" calcext:value-type="float">
            <text:p>816259000</text:p>
          </table:table-cell>
          <table:table-cell table:style-name="ce1" office:value-type="float" office:value="817036000" calcext:value-type="float">
            <text:p>817036000</text:p>
          </table:table-cell>
          <table:table-cell table:style-name="ce1" office:value-type="float" office:value="819277000" calcext:value-type="float">
            <text:p>819277000</text:p>
          </table:table-cell>
          <table:table-cell table:style-name="ce1" office:value-type="float" office:value="819344000" calcext:value-type="float">
            <text:p>819344000</text:p>
          </table:table-cell>
          <table:table-cell table:style-name="ce1" office:value-type="string" calcext:value-type="string">
            <text:p>8.16019e+088.17878e+08</text:p>
          </table:table-cell>
          <table:table-cell table:style-name="ce1" office:value-type="float" office:value="816742000" calcext:value-type="float">
            <text:p>816742000</text:p>
          </table:table-cell>
          <table:table-cell table:style-name="ce1" office:value-type="float" office:value="819969000" calcext:value-type="float">
            <text:p>819969000</text:p>
          </table:table-cell>
          <table:table-cell table:style-name="ce1" office:value-type="float" office:value="819379000" calcext:value-type="float">
            <text:p>819379000</text:p>
          </table:table-cell>
          <table:table-cell table:style-name="ce1" office:value-type="float" office:value="814840000" calcext:value-type="float">
            <text:p>814840000</text:p>
          </table:table-cell>
          <table:table-cell table:style-name="ce1" office:value-type="float" office:value="817328000" calcext:value-type="float">
            <text:p>817328000</text:p>
          </table:table-cell>
          <table:table-cell table:style-name="ce1" office:value-type="float" office:value="816037000" calcext:value-type="float">
            <text:p>816037000</text:p>
          </table:table-cell>
          <table:table-cell table:style-name="ce1" office:value-type="float" office:value="818868000" calcext:value-type="float">
            <text:p>818868000</text:p>
          </table:table-cell>
          <table:table-cell table:style-name="ce1" office:value-type="float" office:value="816489000" calcext:value-type="float">
            <text:p>816489000</text:p>
          </table:table-cell>
          <table:table-cell table:style-name="ce1" office:value-type="float" office:value="820740000" calcext:value-type="float">
            <text:p>820740000</text:p>
          </table:table-cell>
          <table:table-cell table:style-name="ce1" office:value-type="float" office:value="822130000" calcext:value-type="float">
            <text:p>822130000</text:p>
          </table:table-cell>
          <table:table-cell table:style-name="ce1" office:value-type="float" office:value="816017000" calcext:value-type="float">
            <text:p>816017000</text:p>
          </table:table-cell>
          <table:table-cell table:style-name="ce1" office:value-type="float" office:value="820100000" calcext:value-type="float">
            <text:p>820100000</text:p>
          </table:table-cell>
          <table:table-cell table:style-name="ce1" office:value-type="float" office:value="815193000" calcext:value-type="float">
            <text:p>815193000</text:p>
          </table:table-cell>
          <table:table-cell table:style-name="ce1" office:value-type="float" office:value="818358000" calcext:value-type="float">
            <text:p>818358000</text:p>
          </table:table-cell>
          <table:table-cell table:style-name="ce1" office:value-type="float" office:value="815378000" calcext:value-type="float">
            <text:p>815378000</text:p>
          </table:table-cell>
          <table:table-cell table:style-name="ce1" office:value-type="float" office:value="816370000" calcext:value-type="float">
            <text:p>816370000</text:p>
          </table:table-cell>
          <table:table-cell table:style-name="ce1" office:value-type="float" office:value="816678000" calcext:value-type="float">
            <text:p>816678000</text:p>
          </table:table-cell>
          <table:table-cell table:style-name="ce1" office:value-type="float" office:value="817157000" calcext:value-type="float">
            <text:p>817157000</text:p>
          </table:table-cell>
          <table:table-cell table:style-name="ce1" office:value-type="float" office:value="817804000" calcext:value-type="float">
            <text:p>817804000</text:p>
          </table:table-cell>
          <table:table-cell table:style-name="ce1" office:value-type="float" office:value="821236000" calcext:value-type="float">
            <text:p>821236000</text:p>
          </table:table-cell>
          <table:table-cell table:style-name="ce1" office:value-type="float" office:value="814266000" calcext:value-type="float">
            <text:p>814266000</text:p>
          </table:table-cell>
          <table:table-cell table:style-name="ce1" office:value-type="float" office:value="816383000" calcext:value-type="float">
            <text:p>816383000</text:p>
          </table:table-cell>
          <table:table-cell table:style-name="ce1" office:value-type="float" office:value="817186000" calcext:value-type="float">
            <text:p>817186000</text:p>
          </table:table-cell>
          <table:table-cell table:style-name="ce1" office:value-type="float" office:value="816587000" calcext:value-type="float">
            <text:p>816587000</text:p>
          </table:table-cell>
          <table:table-cell table:style-name="ce1" office:value-type="float" office:value="814549000" calcext:value-type="float">
            <text:p>814549000</text:p>
          </table:table-cell>
          <table:table-cell table:style-name="ce1" office:value-type="float" office:value="814211000" calcext:value-type="float">
            <text:p>814211000</text:p>
          </table:table-cell>
          <table:table-cell table:style-name="ce1" office:value-type="float" office:value="819622000" calcext:value-type="float">
            <text:p>819622000</text:p>
          </table:table-cell>
          <table:table-cell table:style-name="ce1" office:value-type="float" office:value="817222000" calcext:value-type="float">
            <text:p>817222000</text:p>
          </table:table-cell>
          <table:table-cell table:style-name="ce1" office:value-type="float" office:value="815932000" calcext:value-type="float">
            <text:p>815932000</text:p>
          </table:table-cell>
          <table:table-cell table:style-name="ce1" office:value-type="float" office:value="820620000" calcext:value-type="float">
            <text:p>820620000</text:p>
          </table:table-cell>
          <table:table-cell table:style-name="ce1" office:value-type="float" office:value="818390000" calcext:value-type="float">
            <text:p>818390000</text:p>
          </table:table-cell>
          <table:table-cell table:style-name="ce1" office:value-type="float" office:value="820118000" calcext:value-type="float">
            <text:p>820118000</text:p>
          </table:table-cell>
          <table:table-cell table:style-name="ce1" office:value-type="float" office:value="817698000" calcext:value-type="float">
            <text:p>817698000</text:p>
          </table:table-cell>
          <table:table-cell table:style-name="ce1" office:value-type="float" office:value="818123000" calcext:value-type="float">
            <text:p>818123000</text:p>
          </table:table-cell>
          <table:table-cell table:style-name="ce1" office:value-type="float" office:value="818066000" calcext:value-type="float">
            <text:p>818066000</text:p>
          </table:table-cell>
          <table:table-cell table:style-name="ce1" office:value-type="float" office:value="819506000" calcext:value-type="float">
            <text:p>819506000</text:p>
          </table:table-cell>
          <table:table-cell table:style-name="ce1" office:value-type="float" office:value="818773000" calcext:value-type="float">
            <text:p>818773000</text:p>
          </table:table-cell>
          <table:table-cell table:style-name="ce1" office:value-type="float" office:value="817422000" calcext:value-type="float">
            <text:p>817422000</text:p>
          </table:table-cell>
          <table:table-cell table:style-name="ce1" office:value-type="float" office:value="818728000" calcext:value-type="float">
            <text:p>818728000</text:p>
          </table:table-cell>
          <table:table-cell table:style-name="ce1" office:value-type="float" office:value="816934000" calcext:value-type="float">
            <text:p>816934000</text:p>
          </table:table-cell>
          <table:table-cell table:style-name="ce1" office:value-type="float" office:value="817967000" calcext:value-type="float">
            <text:p>817967000</text:p>
          </table:table-cell>
          <table:table-cell table:style-name="ce1" office:value-type="float" office:value="819761000" calcext:value-type="float">
            <text:p>819761000</text:p>
          </table:table-cell>
          <table:table-cell table:style-name="ce1" office:value-type="float" office:value="816235000" calcext:value-type="float">
            <text:p>816235000</text:p>
          </table:table-cell>
          <table:table-cell table:style-name="ce1" office:value-type="float" office:value="819775000" calcext:value-type="float">
            <text:p>819775000</text:p>
          </table:table-cell>
          <table:table-cell table:style-name="ce1" office:value-type="float" office:value="820199000" calcext:value-type="float">
            <text:p>820199000</text:p>
          </table:table-cell>
          <table:table-cell table:style-name="ce1" office:value-type="float" office:value="818507000" calcext:value-type="float">
            <text:p>818507000</text:p>
          </table:table-cell>
          <table:table-cell table:style-name="ce1" office:value-type="float" office:value="820084000" calcext:value-type="float">
            <text:p>820084000</text:p>
          </table:table-cell>
          <table:table-cell table:style-name="ce1" office:value-type="float" office:value="818319000" calcext:value-type="float">
            <text:p>818319000</text:p>
          </table:table-cell>
          <table:table-cell table:style-name="ce1" office:value-type="float" office:value="818514000" calcext:value-type="float">
            <text:p>818514000</text:p>
          </table:table-cell>
          <table:table-cell table:style-name="ce1" office:value-type="float" office:value="821836000" calcext:value-type="float">
            <text:p>821836000</text:p>
          </table:table-cell>
          <table:table-cell table:style-name="ce1" office:value-type="float" office:value="818870000" calcext:value-type="float">
            <text:p>818870000</text:p>
          </table:table-cell>
          <table:table-cell table:style-name="ce1" office:value-type="float" office:value="819188000" calcext:value-type="float">
            <text:p>819188000</text:p>
          </table:table-cell>
          <table:table-cell table:style-name="ce1" office:value-type="float" office:value="821648000" calcext:value-type="float">
            <text:p>821648000</text:p>
          </table:table-cell>
          <table:table-cell table:style-name="ce1" office:value-type="float" office:value="817243000" calcext:value-type="float">
            <text:p>817243000</text:p>
          </table:table-cell>
          <table:table-cell table:style-name="ce1" office:value-type="float" office:value="819442000" calcext:value-type="float">
            <text:p>819442000</text:p>
          </table:table-cell>
          <table:table-cell table:style-name="ce1" office:value-type="float" office:value="820143000" calcext:value-type="float">
            <text:p>820143000</text:p>
          </table:table-cell>
          <table:table-cell table:style-name="ce1" office:value-type="float" office:value="815480000" calcext:value-type="float">
            <text:p>815480000</text:p>
          </table:table-cell>
          <table:table-cell table:style-name="ce1" office:value-type="float" office:value="816203000" calcext:value-type="float">
            <text:p>816203000</text:p>
          </table:table-cell>
          <table:table-cell table:style-name="ce1" office:value-type="float" office:value="819225000" calcext:value-type="float">
            <text:p>819225000</text:p>
          </table:table-cell>
          <table:table-cell table:style-name="ce1" office:value-type="float" office:value="819835000" calcext:value-type="float">
            <text:p>819835000</text:p>
          </table:table-cell>
          <table:table-cell table:style-name="ce1" office:value-type="float" office:value="817955000" calcext:value-type="float">
            <text:p>817955000</text:p>
          </table:table-cell>
          <table:table-cell table:style-name="ce1" office:value-type="float" office:value="818064000" calcext:value-type="float">
            <text:p>818064000</text:p>
          </table:table-cell>
          <table:table-cell table:style-name="ce1" office:value-type="float" office:value="818729000" calcext:value-type="float">
            <text:p>818729000</text:p>
          </table:table-cell>
          <table:table-cell table:style-name="ce1" office:value-type="float" office:value="819013000" calcext:value-type="float">
            <text:p>819013000</text:p>
          </table:table-cell>
          <table:table-cell table:style-name="ce1" office:value-type="float" office:value="819205000" calcext:value-type="float">
            <text:p>819205000</text:p>
          </table:table-cell>
          <table:table-cell table:style-name="ce1" office:value-type="float" office:value="816852000" calcext:value-type="float">
            <text:p>816852000</text:p>
          </table:table-cell>
          <table:table-cell table:style-name="ce1" office:value-type="float" office:value="819356000" calcext:value-type="float">
            <text:p>819356000</text:p>
          </table:table-cell>
          <table:table-cell table:style-name="ce1" office:value-type="float" office:value="816809000" calcext:value-type="float">
            <text:p>816809000</text:p>
          </table:table-cell>
          <table:table-cell table:style-name="ce1" office:value-type="float" office:value="816855000" calcext:value-type="float">
            <text:p>816855000</text:p>
          </table:table-cell>
          <table:table-cell table:style-name="ce1" office:value-type="float" office:value="818730000" calcext:value-type="float">
            <text:p>818730000</text:p>
          </table:table-cell>
          <table:table-cell table:style-name="ce1" office:value-type="float" office:value="819341000" calcext:value-type="float">
            <text:p>819341000</text:p>
          </table:table-cell>
          <table:table-cell table:style-name="ce1" office:value-type="float" office:value="819803000" calcext:value-type="float">
            <text:p>819803000</text:p>
          </table:table-cell>
          <table:table-cell table:style-name="ce1" office:value-type="float" office:value="817612000" calcext:value-type="float">
            <text:p>817612000</text:p>
          </table:table-cell>
          <table:table-cell table:style-name="ce1" office:value-type="float" office:value="819369000" calcext:value-type="float">
            <text:p>819369000</text:p>
          </table:table-cell>
          <table:table-cell table:style-name="ce1" office:value-type="float" office:value="818983000" calcext:value-type="float">
            <text:p>818983000</text:p>
          </table:table-cell>
          <table:table-cell table:style-name="ce1" office:value-type="float" office:value="814612000" calcext:value-type="float">
            <text:p>814612000</text:p>
          </table:table-cell>
          <table:table-cell table:style-name="ce1" office:value-type="float" office:value="818908000" calcext:value-type="float">
            <text:p>818908000</text:p>
          </table:table-cell>
          <table:table-cell table:style-name="ce1" office:value-type="float" office:value="818116000" calcext:value-type="float">
            <text:p>818116000</text:p>
          </table:table-cell>
          <table:table-cell table:style-name="ce1" office:value-type="float" office:value="817528000" calcext:value-type="float">
            <text:p>817528000</text:p>
          </table:table-cell>
          <table:table-cell table:style-name="ce1" office:value-type="float" office:value="817302000" calcext:value-type="float">
            <text:p>817302000</text:p>
          </table:table-cell>
          <table:table-cell table:style-name="ce1" office:value-type="float" office:value="818209000" calcext:value-type="float">
            <text:p>818209000</text:p>
          </table:table-cell>
          <table:table-cell table:style-name="ce1" office:value-type="float" office:value="818375000" calcext:value-type="float">
            <text:p>818375000</text:p>
          </table:table-cell>
          <table:table-cell table:style-name="ce1" office:value-type="float" office:value="818641000" calcext:value-type="float">
            <text:p>818641000</text:p>
          </table:table-cell>
          <table:table-cell table:style-name="ce1" office:value-type="float" office:value="821848000" calcext:value-type="float">
            <text:p>821848000</text:p>
          </table:table-cell>
          <table:table-cell table:style-name="ce1" office:value-type="float" office:value="820862000" calcext:value-type="float">
            <text:p>820862000</text:p>
          </table:table-cell>
          <table:table-cell table:style-name="ce1" office:value-type="float" office:value="817348000" calcext:value-type="float">
            <text:p>817348000</text:p>
          </table:table-cell>
          <table:table-cell table:style-name="ce1" office:value-type="float" office:value="821126000" calcext:value-type="float">
            <text:p>821126000</text:p>
          </table:table-cell>
          <table:table-cell table:style-name="ce1" office:value-type="float" office:value="820233000" calcext:value-type="float">
            <text:p>820233000</text:p>
          </table:table-cell>
          <table:table-cell table:style-name="ce1" office:value-type="float" office:value="813555000" calcext:value-type="float">
            <text:p>813555000</text:p>
          </table:table-cell>
          <table:table-cell table:style-name="ce1" office:value-type="float" office:value="817648000" calcext:value-type="float">
            <text:p>817648000</text:p>
          </table:table-cell>
          <table:table-cell table:style-name="ce1" office:value-type="float" office:value="814321000" calcext:value-type="float">
            <text:p>814321000</text:p>
          </table:table-cell>
          <table:table-cell table:style-name="ce1" office:value-type="float" office:value="818811000" calcext:value-type="float">
            <text:p>818811000</text:p>
          </table:table-cell>
          <table:table-cell table:style-name="ce1" office:value-type="float" office:value="814360000" calcext:value-type="float">
            <text:p>814360000</text:p>
          </table:table-cell>
          <table:table-cell table:style-name="ce1" office:value-type="float" office:value="818423000" calcext:value-type="float">
            <text:p>818423000</text:p>
          </table:table-cell>
          <table:table-cell table:style-name="ce1" office:value-type="float" office:value="818785000" calcext:value-type="float">
            <text:p>818785000</text:p>
          </table:table-cell>
          <table:table-cell table:style-name="ce1" office:value-type="float" office:value="818379000" calcext:value-type="float">
            <text:p>818379000</text:p>
          </table:table-cell>
          <table:table-cell table:style-name="ce1" office:value-type="float" office:value="815633000" calcext:value-type="float">
            <text:p>815633000</text:p>
          </table:table-cell>
          <table:table-cell table:style-name="ce1" office:value-type="float" office:value="818060000" calcext:value-type="float">
            <text:p>818060000</text:p>
          </table:table-cell>
          <table:table-cell table:style-name="ce1" office:value-type="float" office:value="819062000" calcext:value-type="float">
            <text:p>819062000</text:p>
          </table:table-cell>
          <table:table-cell table:style-name="ce1" office:value-type="float" office:value="816512000" calcext:value-type="float">
            <text:p>816512000</text:p>
          </table:table-cell>
          <table:table-cell table:style-name="ce1" office:value-type="float" office:value="816827000" calcext:value-type="float">
            <text:p>816827000</text:p>
          </table:table-cell>
          <table:table-cell table:style-name="ce1" office:value-type="float" office:value="818771000" calcext:value-type="float">
            <text:p>818771000</text:p>
          </table:table-cell>
          <table:table-cell table:style-name="ce1" office:value-type="float" office:value="817218000" calcext:value-type="float">
            <text:p>817218000</text:p>
          </table:table-cell>
          <table:table-cell table:style-name="ce1" office:value-type="float" office:value="818064000" calcext:value-type="float">
            <text:p>818064000</text:p>
          </table:table-cell>
          <table:table-cell table:style-name="ce1" office:value-type="float" office:value="817013000" calcext:value-type="float">
            <text:p>817013000</text:p>
          </table:table-cell>
          <table:table-cell table:style-name="ce1" office:value-type="float" office:value="817200000" calcext:value-type="float">
            <text:p>817200000</text:p>
          </table:table-cell>
          <table:table-cell table:style-name="ce1" office:value-type="float" office:value="818255000" calcext:value-type="float">
            <text:p>818255000</text:p>
          </table:table-cell>
          <table:table-cell table:style-name="ce1" office:value-type="float" office:value="821357000" calcext:value-type="float">
            <text:p>821357000</text:p>
          </table:table-cell>
          <table:table-cell table:style-name="ce1" office:value-type="float" office:value="817172000" calcext:value-type="float">
            <text:p>817172000</text:p>
          </table:table-cell>
          <table:table-cell table:style-name="ce1" office:value-type="float" office:value="818503000" calcext:value-type="float">
            <text:p>818503000</text:p>
          </table:table-cell>
          <table:table-cell table:style-name="ce1" office:value-type="float" office:value="818431000" calcext:value-type="float">
            <text:p>818431000</text:p>
          </table:table-cell>
          <table:table-cell table:style-name="ce1" office:value-type="float" office:value="819392000" calcext:value-type="float">
            <text:p>819392000</text:p>
          </table:table-cell>
          <table:table-cell table:style-name="ce1" office:value-type="float" office:value="818057000" calcext:value-type="float">
            <text:p>818057000</text:p>
          </table:table-cell>
          <table:table-cell table:style-name="ce1" office:value-type="float" office:value="817495000" calcext:value-type="float">
            <text:p>817495000</text:p>
          </table:table-cell>
          <table:table-cell table:style-name="ce1" office:value-type="float" office:value="816619000" calcext:value-type="float">
            <text:p>816619000</text:p>
          </table:table-cell>
          <table:table-cell table:style-name="ce1" office:value-type="float" office:value="817055000" calcext:value-type="float">
            <text:p>817055000</text:p>
          </table:table-cell>
          <table:table-cell table:style-name="ce1" office:value-type="float" office:value="822280000" calcext:value-type="float">
            <text:p>822280000</text:p>
          </table:table-cell>
          <table:table-cell table:style-name="ce1" office:value-type="float" office:value="818440000" calcext:value-type="float">
            <text:p>818440000</text:p>
          </table:table-cell>
          <table:table-cell table:style-name="ce1" office:value-type="float" office:value="816456000" calcext:value-type="float">
            <text:p>816456000</text:p>
          </table:table-cell>
          <table:table-cell table:style-name="ce1" office:value-type="float" office:value="818942000" calcext:value-type="float">
            <text:p>818942000</text:p>
          </table:table-cell>
          <table:table-cell table:style-name="ce1" office:value-type="float" office:value="817871000" calcext:value-type="float">
            <text:p>817871000</text:p>
          </table:table-cell>
          <table:table-cell table:style-name="ce1" office:value-type="float" office:value="816290000" calcext:value-type="float">
            <text:p>816290000</text:p>
          </table:table-cell>
          <table:table-cell table:style-name="ce1" office:value-type="float" office:value="820118000" calcext:value-type="float">
            <text:p>820118000</text:p>
          </table:table-cell>
          <table:table-cell table:style-name="ce1" office:value-type="float" office:value="817742000" calcext:value-type="float">
            <text:p>817742000</text:p>
          </table:table-cell>
          <table:table-cell table:style-name="ce1" office:value-type="float" office:value="818932000" calcext:value-type="float">
            <text:p>818932000</text:p>
          </table:table-cell>
          <table:table-cell table:style-name="ce1" office:value-type="float" office:value="818457000" calcext:value-type="float">
            <text:p>818457000</text:p>
          </table:table-cell>
          <table:table-cell table:style-name="ce1" office:value-type="float" office:value="816651000" calcext:value-type="float">
            <text:p>816651000</text:p>
          </table:table-cell>
          <table:table-cell table:style-name="ce1" office:value-type="float" office:value="817849000" calcext:value-type="float">
            <text:p>817849000</text:p>
          </table:table-cell>
          <table:table-cell table:style-name="ce1" office:value-type="float" office:value="818210000" calcext:value-type="float">
            <text:p>818210000</text:p>
          </table:table-cell>
          <table:table-cell table:style-name="ce1" office:value-type="float" office:value="818304000" calcext:value-type="float">
            <text:p>818304000</text:p>
          </table:table-cell>
          <table:table-cell table:style-name="ce1" office:value-type="float" office:value="817956000" calcext:value-type="float">
            <text:p>817956000</text:p>
          </table:table-cell>
          <table:table-cell table:style-name="ce1" office:value-type="float" office:value="819717000" calcext:value-type="float">
            <text:p>819717000</text:p>
          </table:table-cell>
          <table:table-cell table:style-name="ce1" office:value-type="float" office:value="818540000" calcext:value-type="float">
            <text:p>818540000</text:p>
          </table:table-cell>
          <table:table-cell table:style-name="ce1" office:value-type="float" office:value="815362000" calcext:value-type="float">
            <text:p>815362000</text:p>
          </table:table-cell>
          <table:table-cell table:style-name="ce1" office:value-type="float" office:value="818141000" calcext:value-type="float">
            <text:p>818141000</text:p>
          </table:table-cell>
          <table:table-cell table:style-name="ce1" office:value-type="float" office:value="816098000" calcext:value-type="float">
            <text:p>816098000</text:p>
          </table:table-cell>
          <table:table-cell table:style-name="ce1" office:value-type="float" office:value="818384000" calcext:value-type="float">
            <text:p>818384000</text:p>
          </table:table-cell>
          <table:table-cell table:style-name="ce1" office:value-type="float" office:value="819663000" calcext:value-type="float">
            <text:p>819663000</text:p>
          </table:table-cell>
          <table:table-cell table:style-name="ce1" office:value-type="float" office:value="817355000" calcext:value-type="float">
            <text:p>817355000</text:p>
          </table:table-cell>
          <table:table-cell table:style-name="ce1" office:value-type="float" office:value="815585000" calcext:value-type="float">
            <text:p>815585000</text:p>
          </table:table-cell>
          <table:table-cell table:style-name="ce1" office:value-type="float" office:value="819519000" calcext:value-type="float">
            <text:p>819519000</text:p>
          </table:table-cell>
          <table:table-cell table:style-name="ce1" office:value-type="float" office:value="817819000" calcext:value-type="float">
            <text:p>817819000</text:p>
          </table:table-cell>
          <table:table-cell table:style-name="ce1" office:value-type="float" office:value="819038000" calcext:value-type="float">
            <text:p>819038000</text:p>
          </table:table-cell>
          <table:table-cell table:style-name="ce1" office:value-type="float" office:value="814970000" calcext:value-type="float">
            <text:p>814970000</text:p>
          </table:table-cell>
          <table:table-cell table:style-name="ce1" office:value-type="float" office:value="817312000" calcext:value-type="float">
            <text:p>817312000</text:p>
          </table:table-cell>
          <table:table-cell table:style-name="ce1" office:value-type="float" office:value="816686000" calcext:value-type="float">
            <text:p>816686000</text:p>
          </table:table-cell>
          <table:table-cell table:style-name="ce1" office:value-type="float" office:value="818212000" calcext:value-type="float">
            <text:p>818212000</text:p>
          </table:table-cell>
          <table:table-cell table:style-name="ce1" office:value-type="float" office:value="819147000" calcext:value-type="float">
            <text:p>819147000</text:p>
          </table:table-cell>
          <table:table-cell table:style-name="ce1" office:value-type="float" office:value="816064000" calcext:value-type="float">
            <text:p>816064000</text:p>
          </table:table-cell>
          <table:table-cell table:style-name="ce1" office:value-type="float" office:value="821035000" calcext:value-type="float">
            <text:p>821035000</text:p>
          </table:table-cell>
          <table:table-cell table:style-name="ce1" office:value-type="float" office:value="817381000" calcext:value-type="float">
            <text:p>817381000</text:p>
          </table:table-cell>
          <table:table-cell table:style-name="ce1" office:value-type="float" office:value="818333000" calcext:value-type="float">
            <text:p>818333000</text:p>
          </table:table-cell>
          <table:table-cell table:style-name="ce1" office:value-type="float" office:value="817524000" calcext:value-type="float">
            <text:p>817524000</text:p>
          </table:table-cell>
          <table:table-cell table:style-name="ce1" office:value-type="float" office:value="815483000" calcext:value-type="float">
            <text:p>815483000</text:p>
          </table:table-cell>
          <table:table-cell table:style-name="ce1" office:value-type="float" office:value="818378000" calcext:value-type="float">
            <text:p>818378000</text:p>
          </table:table-cell>
          <table:table-cell table:style-name="ce1" office:value-type="float" office:value="816665000" calcext:value-type="float">
            <text:p>816665000</text:p>
          </table:table-cell>
          <table:table-cell table:style-name="ce1" office:value-type="float" office:value="817961000" calcext:value-type="float">
            <text:p>817961000</text:p>
          </table:table-cell>
          <table:table-cell table:style-name="ce1" office:value-type="float" office:value="820685000" calcext:value-type="float">
            <text:p>820685000</text:p>
          </table:table-cell>
          <table:table-cell table:style-name="ce1" office:value-type="float" office:value="819361000" calcext:value-type="float">
            <text:p>819361000</text:p>
          </table:table-cell>
          <table:table-cell table:style-name="ce1" office:value-type="float" office:value="816302000" calcext:value-type="float">
            <text:p>816302000</text:p>
          </table:table-cell>
          <table:table-cell table:style-name="ce1" office:value-type="float" office:value="817528000" calcext:value-type="float">
            <text:p>817528000</text:p>
          </table:table-cell>
          <table:table-cell table:style-name="ce1" office:value-type="float" office:value="818773000" calcext:value-type="float">
            <text:p>818773000</text:p>
          </table:table-cell>
          <table:table-cell table:style-name="ce1" office:value-type="float" office:value="822431000" calcext:value-type="float">
            <text:p>822431000</text:p>
          </table:table-cell>
          <table:table-cell table:style-name="ce1" office:value-type="float" office:value="822571000" calcext:value-type="float">
            <text:p>822571000</text:p>
          </table:table-cell>
          <table:table-cell table:style-name="ce1" office:value-type="float" office:value="825525000" calcext:value-type="float">
            <text:p>825525000</text:p>
          </table:table-cell>
          <table:table-cell table:style-name="ce1" office:value-type="float" office:value="823619000" calcext:value-type="float">
            <text:p>823619000</text:p>
          </table:table-cell>
          <table:table-cell table:style-name="ce1" office:value-type="float" office:value="824791000" calcext:value-type="float">
            <text:p>824791000</text:p>
          </table:table-cell>
          <table:table-cell table:style-name="ce1" office:value-type="float" office:value="820883000" calcext:value-type="float">
            <text:p>820883000</text:p>
          </table:table-cell>
          <table:table-cell table:style-name="ce1" office:value-type="float" office:value="822846000" calcext:value-type="float">
            <text:p>822846000</text:p>
          </table:table-cell>
          <table:table-cell table:style-name="ce1" office:value-type="float" office:value="820582000" calcext:value-type="float">
            <text:p>820582000</text:p>
          </table:table-cell>
          <table:table-cell table:style-name="ce1" office:value-type="float" office:value="821906000" calcext:value-type="float">
            <text:p>821906000</text:p>
          </table:table-cell>
          <table:table-cell table:style-name="ce1" office:value-type="float" office:value="822171000" calcext:value-type="float">
            <text:p>822171000</text:p>
          </table:table-cell>
          <table:table-cell table:style-name="ce1" office:value-type="float" office:value="819439000" calcext:value-type="float">
            <text:p>819439000</text:p>
          </table:table-cell>
          <table:table-cell table:style-name="ce1" office:value-type="float" office:value="822382000" calcext:value-type="float">
            <text:p>822382000</text:p>
          </table:table-cell>
          <table:table-cell table:style-name="ce1" office:value-type="float" office:value="821650000" calcext:value-type="float">
            <text:p>821650000</text:p>
          </table:table-cell>
          <table:table-cell table:style-name="ce1" office:value-type="float" office:value="821213000" calcext:value-type="float">
            <text:p>821213000</text:p>
          </table:table-cell>
          <table:table-cell table:style-name="ce1" office:value-type="float" office:value="821006000" calcext:value-type="float">
            <text:p>821006000</text:p>
          </table:table-cell>
          <table:table-cell table:style-name="ce1" office:value-type="float" office:value="822562000" calcext:value-type="float">
            <text:p>822562000</text:p>
          </table:table-cell>
          <table:table-cell table:style-name="ce1" office:value-type="float" office:value="823473000" calcext:value-type="float">
            <text:p>823473000</text:p>
          </table:table-cell>
          <table:table-cell table:style-name="ce1" office:value-type="float" office:value="822011000" calcext:value-type="float">
            <text:p>822011000</text:p>
          </table:table-cell>
          <table:table-cell table:style-name="ce1" office:value-type="float" office:value="822392000" calcext:value-type="float">
            <text:p>822392000</text:p>
          </table:table-cell>
          <table:table-cell table:style-name="ce1" office:value-type="float" office:value="824891000" calcext:value-type="float">
            <text:p>824891000</text:p>
          </table:table-cell>
          <table:table-cell table:style-name="ce1" office:value-type="float" office:value="822709000" calcext:value-type="float">
            <text:p>822709000</text:p>
          </table:table-cell>
          <table:table-cell table:style-name="ce1" office:value-type="float" office:value="820132000" calcext:value-type="float">
            <text:p>820132000</text:p>
          </table:table-cell>
          <table:table-cell table:style-name="ce1" office:value-type="float" office:value="824024000" calcext:value-type="float">
            <text:p>824024000</text:p>
          </table:table-cell>
          <table:table-cell table:style-name="ce1" office:value-type="float" office:value="824443000" calcext:value-type="float">
            <text:p>824443000</text:p>
          </table:table-cell>
          <table:table-cell table:style-name="ce1" office:value-type="float" office:value="822574000" calcext:value-type="float">
            <text:p>822574000</text:p>
          </table:table-cell>
          <table:table-cell table:style-name="ce1" office:value-type="float" office:value="822841000" calcext:value-type="float">
            <text:p>822841000</text:p>
          </table:table-cell>
          <table:table-cell table:style-name="ce1" office:value-type="float" office:value="821762000" calcext:value-type="float">
            <text:p>821762000</text:p>
          </table:table-cell>
          <table:table-cell table:style-name="ce1" office:value-type="float" office:value="821323000" calcext:value-type="float">
            <text:p>821323000</text:p>
          </table:table-cell>
          <table:table-cell table:style-name="ce1" office:value-type="float" office:value="823881000" calcext:value-type="float">
            <text:p>823881000</text:p>
          </table:table-cell>
          <table:table-cell table:style-name="ce1" office:value-type="float" office:value="821216000" calcext:value-type="float">
            <text:p>821216000</text:p>
          </table:table-cell>
          <table:table-cell table:style-name="ce1" office:value-type="float" office:value="820621000" calcext:value-type="float">
            <text:p>820621000</text:p>
          </table:table-cell>
          <table:table-cell table:style-name="ce1" office:value-type="float" office:value="820017000" calcext:value-type="float">
            <text:p>820017000</text:p>
          </table:table-cell>
          <table:table-cell table:style-name="ce1" office:value-type="float" office:value="821577000" calcext:value-type="float">
            <text:p>821577000</text:p>
          </table:table-cell>
          <table:table-cell table:style-name="ce1" office:value-type="float" office:value="823301000" calcext:value-type="float">
            <text:p>823301000</text:p>
          </table:table-cell>
          <table:table-cell table:style-name="ce1" office:value-type="float" office:value="824390000" calcext:value-type="float">
            <text:p>824390000</text:p>
          </table:table-cell>
          <table:table-cell table:style-name="ce1" office:value-type="float" office:value="822464000" calcext:value-type="float">
            <text:p>822464000</text:p>
          </table:table-cell>
          <table:table-cell table:style-name="ce1" office:value-type="float" office:value="822369000" calcext:value-type="float">
            <text:p>822369000</text:p>
          </table:table-cell>
          <table:table-cell table:style-name="ce1" office:value-type="float" office:value="821098000" calcext:value-type="float">
            <text:p>821098000</text:p>
          </table:table-cell>
          <table:table-cell table:style-name="ce1" office:value-type="float" office:value="824693000" calcext:value-type="float">
            <text:p>824693000</text:p>
          </table:table-cell>
          <table:table-cell table:style-name="ce1" office:value-type="float" office:value="822278000" calcext:value-type="float">
            <text:p>822278000</text:p>
          </table:table-cell>
          <table:table-cell table:style-name="ce1" office:value-type="float" office:value="824082000" calcext:value-type="float">
            <text:p>824082000</text:p>
          </table:table-cell>
          <table:table-cell table:style-name="ce1" office:value-type="float" office:value="823995000" calcext:value-type="float">
            <text:p>823995000</text:p>
          </table:table-cell>
          <table:table-cell table:style-name="ce1" office:value-type="float" office:value="823600000" calcext:value-type="float">
            <text:p>823600000</text:p>
          </table:table-cell>
          <table:table-cell table:style-name="ce1" office:value-type="float" office:value="822956000" calcext:value-type="float">
            <text:p>822956000</text:p>
          </table:table-cell>
          <table:table-cell table:style-name="ce1" office:value-type="float" office:value="825456000" calcext:value-type="float">
            <text:p>825456000</text:p>
          </table:table-cell>
          <table:table-cell table:style-name="ce1" office:value-type="float" office:value="823890000" calcext:value-type="float">
            <text:p>823890000</text:p>
          </table:table-cell>
          <table:table-cell table:style-name="ce1" office:value-type="float" office:value="822565000" calcext:value-type="float">
            <text:p>822565000</text:p>
          </table:table-cell>
          <table:table-cell table:style-name="ce1" office:value-type="float" office:value="824677000" calcext:value-type="float">
            <text:p>824677000</text:p>
          </table:table-cell>
          <table:table-cell table:style-name="ce1" office:value-type="float" office:value="821447000" calcext:value-type="float">
            <text:p>821447000</text:p>
          </table:table-cell>
          <table:table-cell table:style-name="ce1" office:value-type="float" office:value="822275000" calcext:value-type="float">
            <text:p>822275000</text:p>
          </table:table-cell>
          <table:table-cell table:style-name="ce1" office:value-type="float" office:value="822396000" calcext:value-type="float">
            <text:p>822396000</text:p>
          </table:table-cell>
          <table:table-cell table:style-name="ce1" office:value-type="float" office:value="822785000" calcext:value-type="float">
            <text:p>822785000</text:p>
          </table:table-cell>
          <table:table-cell table:style-name="ce1" office:value-type="float" office:value="824855000" calcext:value-type="float">
            <text:p>824855000</text:p>
          </table:table-cell>
          <table:table-cell table:style-name="ce1" office:value-type="float" office:value="822064000" calcext:value-type="float">
            <text:p>822064000</text:p>
          </table:table-cell>
          <table:table-cell table:style-name="ce1" office:value-type="float" office:value="822533000" calcext:value-type="float">
            <text:p>822533000</text:p>
          </table:table-cell>
          <table:table-cell table:style-name="ce1" office:value-type="float" office:value="819522000" calcext:value-type="float">
            <text:p>819522000</text:p>
          </table:table-cell>
          <table:table-cell table:style-name="ce1" office:value-type="float" office:value="821919000" calcext:value-type="float">
            <text:p>821919000</text:p>
          </table:table-cell>
          <table:table-cell table:style-name="ce1" office:value-type="float" office:value="820455000" calcext:value-type="float">
            <text:p>820455000</text:p>
          </table:table-cell>
          <table:table-cell table:style-name="ce1" office:value-type="float" office:value="824135000" calcext:value-type="float">
            <text:p>824135000</text:p>
          </table:table-cell>
          <table:table-cell table:style-name="ce1" office:value-type="float" office:value="822045000" calcext:value-type="float">
            <text:p>822045000</text:p>
          </table:table-cell>
          <table:table-cell table:style-name="ce1" office:value-type="float" office:value="824436000" calcext:value-type="float">
            <text:p>824436000</text:p>
          </table:table-cell>
          <table:table-cell table:style-name="ce1" office:value-type="float" office:value="820907000" calcext:value-type="float">
            <text:p>820907000</text:p>
          </table:table-cell>
          <table:table-cell table:style-name="ce1" office:value-type="float" office:value="819026000" calcext:value-type="float">
            <text:p>819026000</text:p>
          </table:table-cell>
          <table:table-cell table:style-name="ce1" office:value-type="float" office:value="821080000" calcext:value-type="float">
            <text:p>821080000</text:p>
          </table:table-cell>
          <table:table-cell table:style-name="ce1" office:value-type="float" office:value="823046000" calcext:value-type="float">
            <text:p>823046000</text:p>
          </table:table-cell>
          <table:table-cell table:style-name="ce1" office:value-type="float" office:value="824001000" calcext:value-type="float">
            <text:p>824001000</text:p>
          </table:table-cell>
          <table:table-cell table:style-name="ce1" office:value-type="float" office:value="824208000" calcext:value-type="float">
            <text:p>824208000</text:p>
          </table:table-cell>
          <table:table-cell table:style-name="ce1" office:value-type="float" office:value="822575000" calcext:value-type="float">
            <text:p>822575000</text:p>
          </table:table-cell>
          <table:table-cell table:style-name="ce1" office:value-type="float" office:value="820774000" calcext:value-type="float">
            <text:p>820774000</text:p>
          </table:table-cell>
          <table:table-cell table:style-name="ce1" office:value-type="float" office:value="821518000" calcext:value-type="float">
            <text:p>821518000</text:p>
          </table:table-cell>
          <table:table-cell table:style-name="ce1" office:value-type="float" office:value="822274000" calcext:value-type="float">
            <text:p>822274000</text:p>
          </table:table-cell>
          <table:table-cell table:style-name="ce1" office:value-type="float" office:value="820659000" calcext:value-type="float">
            <text:p>820659000</text:p>
          </table:table-cell>
          <table:table-cell table:style-name="ce1" office:value-type="float" office:value="821460000" calcext:value-type="float">
            <text:p>821460000</text:p>
          </table:table-cell>
          <table:table-cell table:style-name="ce1" office:value-type="float" office:value="823581000" calcext:value-type="float">
            <text:p>823581000</text:p>
          </table:table-cell>
          <table:table-cell table:style-name="ce1" office:value-type="float" office:value="821980000" calcext:value-type="float">
            <text:p>821980000</text:p>
          </table:table-cell>
          <table:table-cell table:style-name="ce1" office:value-type="float" office:value="820024000" calcext:value-type="float">
            <text:p>820024000</text:p>
          </table:table-cell>
          <table:table-cell table:style-name="ce1" office:value-type="float" office:value="820985000" calcext:value-type="float">
            <text:p>820985000</text:p>
          </table:table-cell>
          <table:table-cell table:style-name="ce1" office:value-type="float" office:value="821753000" calcext:value-type="float">
            <text:p>821753000</text:p>
          </table:table-cell>
          <table:table-cell table:style-name="ce1" office:value-type="float" office:value="823378000" calcext:value-type="float">
            <text:p>823378000</text:p>
          </table:table-cell>
          <table:table-cell table:style-name="ce1" office:value-type="float" office:value="823170000" calcext:value-type="float">
            <text:p>823170000</text:p>
          </table:table-cell>
          <table:table-cell table:style-name="ce1" office:value-type="float" office:value="824490000" calcext:value-type="float">
            <text:p>824490000</text:p>
          </table:table-cell>
          <table:table-cell table:style-name="ce1" office:value-type="float" office:value="824953000" calcext:value-type="float">
            <text:p>824953000</text:p>
          </table:table-cell>
          <table:table-cell table:style-name="ce1" office:value-type="float" office:value="819645000" calcext:value-type="float">
            <text:p>819645000</text:p>
          </table:table-cell>
          <table:table-cell table:style-name="ce1" office:value-type="float" office:value="824847000" calcext:value-type="float">
            <text:p>824847000</text:p>
          </table:table-cell>
          <table:table-cell table:style-name="ce1" office:value-type="float" office:value="820144000" calcext:value-type="float">
            <text:p>820144000</text:p>
          </table:table-cell>
          <table:table-cell table:style-name="ce1" office:value-type="float" office:value="822954000" calcext:value-type="float">
            <text:p>822954000</text:p>
          </table:table-cell>
          <table:table-cell table:style-name="ce1" office:value-type="float" office:value="822081000" calcext:value-type="float">
            <text:p>822081000</text:p>
          </table:table-cell>
          <table:table-cell table:style-name="ce1" office:value-type="float" office:value="822941000" calcext:value-type="float">
            <text:p>822941000</text:p>
          </table:table-cell>
          <table:table-cell table:style-name="ce1" office:value-type="float" office:value="820715000" calcext:value-type="float">
            <text:p>820715000</text:p>
          </table:table-cell>
          <table:table-cell table:style-name="ce1" office:value-type="float" office:value="823084000" calcext:value-type="float">
            <text:p>823084000</text:p>
          </table:table-cell>
          <table:table-cell table:style-name="ce1" office:value-type="float" office:value="822918000" calcext:value-type="float">
            <text:p>822918000</text:p>
          </table:table-cell>
          <table:table-cell table:style-name="ce1" office:value-type="float" office:value="822353000" calcext:value-type="float">
            <text:p>822353000</text:p>
          </table:table-cell>
          <table:table-cell table:style-name="ce1" office:value-type="float" office:value="823046000" calcext:value-type="float">
            <text:p>823046000</text:p>
          </table:table-cell>
          <table:table-cell table:style-name="ce1" office:value-type="float" office:value="822796000" calcext:value-type="float">
            <text:p>822796000</text:p>
          </table:table-cell>
          <table:table-cell table:style-name="ce1" office:value-type="float" office:value="821456000" calcext:value-type="float">
            <text:p>821456000</text:p>
          </table:table-cell>
          <table:table-cell table:style-name="ce1" office:value-type="float" office:value="821346000" calcext:value-type="float">
            <text:p>821346000</text:p>
          </table:table-cell>
          <table:table-cell table:style-name="ce1" office:value-type="float" office:value="821073000" calcext:value-type="float">
            <text:p>821073000</text:p>
          </table:table-cell>
          <table:table-cell table:style-name="ce1" office:value-type="float" office:value="821836000" calcext:value-type="float">
            <text:p>821836000</text:p>
          </table:table-cell>
          <table:table-cell table:style-name="ce1" office:value-type="float" office:value="821668000" calcext:value-type="float">
            <text:p>821668000</text:p>
          </table:table-cell>
          <table:table-cell table:style-name="ce1" office:value-type="float" office:value="821519000" calcext:value-type="float">
            <text:p>821519000</text:p>
          </table:table-cell>
          <table:table-cell table:style-name="ce1" office:value-type="float" office:value="818303000" calcext:value-type="float">
            <text:p>818303000</text:p>
          </table:table-cell>
          <table:table-cell table:style-name="ce1" office:value-type="float" office:value="822067000" calcext:value-type="float">
            <text:p>822067000</text:p>
          </table:table-cell>
          <table:table-cell table:style-name="ce1" office:value-type="float" office:value="822972000" calcext:value-type="float">
            <text:p>822972000</text:p>
          </table:table-cell>
          <table:table-cell table:style-name="ce1" office:value-type="float" office:value="821631000" calcext:value-type="float">
            <text:p>821631000</text:p>
          </table:table-cell>
          <table:table-cell table:style-name="ce1" office:value-type="float" office:value="819193000" calcext:value-type="float">
            <text:p>819193000</text:p>
          </table:table-cell>
          <table:table-cell table:style-name="ce1" office:value-type="float" office:value="822487000" calcext:value-type="float">
            <text:p>822487000</text:p>
          </table:table-cell>
          <table:table-cell table:style-name="ce1" office:value-type="float" office:value="821063000" calcext:value-type="float">
            <text:p>821063000</text:p>
          </table:table-cell>
          <table:table-cell table:style-name="ce1" office:value-type="float" office:value="822257000" calcext:value-type="float">
            <text:p>822257000</text:p>
          </table:table-cell>
          <table:table-cell table:style-name="ce1" office:value-type="float" office:value="821242000" calcext:value-type="float">
            <text:p>821242000</text:p>
          </table:table-cell>
          <table:table-cell table:style-name="ce1" office:value-type="float" office:value="820858000" calcext:value-type="float">
            <text:p>820858000</text:p>
          </table:table-cell>
          <table:table-cell table:style-name="ce1" office:value-type="float" office:value="821931000" calcext:value-type="float">
            <text:p>821931000</text:p>
          </table:table-cell>
          <table:table-cell table:style-name="ce1" office:value-type="float" office:value="824354000" calcext:value-type="float">
            <text:p>824354000</text:p>
          </table:table-cell>
          <table:table-cell table:style-name="ce1" office:value-type="float" office:value="824178000" calcext:value-type="float">
            <text:p>824178000</text:p>
          </table:table-cell>
          <table:table-cell table:style-name="ce1" office:value-type="float" office:value="824922000" calcext:value-type="float">
            <text:p>824922000</text:p>
          </table:table-cell>
          <table:table-cell table:style-name="ce1" office:value-type="float" office:value="822022000" calcext:value-type="float">
            <text:p>822022000</text:p>
          </table:table-cell>
          <table:table-cell table:style-name="ce1" office:value-type="float" office:value="821117000" calcext:value-type="float">
            <text:p>821117000</text:p>
          </table:table-cell>
          <table:table-cell table:style-name="ce1" office:value-type="float" office:value="823079000" calcext:value-type="float">
            <text:p>823079000</text:p>
          </table:table-cell>
          <table:table-cell table:style-name="ce1" office:value-type="float" office:value="822058000" calcext:value-type="float">
            <text:p>822058000</text:p>
          </table:table-cell>
          <table:table-cell table:style-name="ce1" office:value-type="float" office:value="822238000" calcext:value-type="float">
            <text:p>822238000</text:p>
          </table:table-cell>
          <table:table-cell table:style-name="ce1" office:value-type="float" office:value="823791000" calcext:value-type="float">
            <text:p>823791000</text:p>
          </table:table-cell>
          <table:table-cell table:style-name="ce1" office:value-type="float" office:value="823388000" calcext:value-type="float">
            <text:p>823388000</text:p>
          </table:table-cell>
          <table:table-cell table:style-name="ce1" office:value-type="float" office:value="825503000" calcext:value-type="float">
            <text:p>825503000</text:p>
          </table:table-cell>
          <table:table-cell table:style-name="ce1" office:value-type="float" office:value="824195000" calcext:value-type="float">
            <text:p>824195000</text:p>
          </table:table-cell>
          <table:table-cell table:style-name="ce1" office:value-type="float" office:value="822098000" calcext:value-type="float">
            <text:p>822098000</text:p>
          </table:table-cell>
          <table:table-cell table:style-name="ce1" office:value-type="float" office:value="824100000" calcext:value-type="float">
            <text:p>824100000</text:p>
          </table:table-cell>
          <table:table-cell table:style-name="ce1" office:value-type="float" office:value="822138000" calcext:value-type="float">
            <text:p>822138000</text:p>
          </table:table-cell>
          <table:table-cell table:style-name="ce1" office:value-type="float" office:value="823192000" calcext:value-type="float">
            <text:p>823192000</text:p>
          </table:table-cell>
          <table:table-cell table:style-name="ce1" office:value-type="float" office:value="822707000" calcext:value-type="float">
            <text:p>822707000</text:p>
          </table:table-cell>
          <table:table-cell table:style-name="ce1" office:value-type="float" office:value="823339000" calcext:value-type="float">
            <text:p>823339000</text:p>
          </table:table-cell>
          <table:table-cell table:style-name="ce1" office:value-type="float" office:value="824002000" calcext:value-type="float">
            <text:p>824002000</text:p>
          </table:table-cell>
          <table:table-cell table:style-name="ce1" office:value-type="float" office:value="822326000" calcext:value-type="float">
            <text:p>822326000</text:p>
          </table:table-cell>
          <table:table-cell table:style-name="ce1" office:value-type="float" office:value="822557000" calcext:value-type="float">
            <text:p>822557000</text:p>
          </table:table-cell>
          <table:table-cell table:style-name="ce1" office:value-type="float" office:value="823588000" calcext:value-type="float">
            <text:p>823588000</text:p>
          </table:table-cell>
          <table:table-cell table:style-name="ce1" office:value-type="float" office:value="822789000" calcext:value-type="float">
            <text:p>822789000</text:p>
          </table:table-cell>
          <table:table-cell table:style-name="ce1" office:value-type="float" office:value="822473000" calcext:value-type="float">
            <text:p>822473000</text:p>
          </table:table-cell>
          <table:table-cell table:style-name="ce1" office:value-type="float" office:value="821921000" calcext:value-type="float">
            <text:p>821921000</text:p>
          </table:table-cell>
          <table:table-cell table:style-name="ce1" office:value-type="float" office:value="823039000" calcext:value-type="float">
            <text:p>823039000</text:p>
          </table:table-cell>
          <table:table-cell table:style-name="ce1" office:value-type="float" office:value="824079000" calcext:value-type="float">
            <text:p>824079000</text:p>
          </table:table-cell>
          <table:table-cell table:style-name="ce1" office:value-type="float" office:value="821564000" calcext:value-type="float">
            <text:p>821564000</text:p>
          </table:table-cell>
          <table:table-cell table:style-name="ce1" office:value-type="float" office:value="824029000" calcext:value-type="float">
            <text:p>824029000</text:p>
          </table:table-cell>
          <table:table-cell table:style-name="ce1" office:value-type="float" office:value="820309000" calcext:value-type="float">
            <text:p>820309000</text:p>
          </table:table-cell>
          <table:table-cell table:style-name="ce1" office:value-type="float" office:value="821178000" calcext:value-type="float">
            <text:p>821178000</text:p>
          </table:table-cell>
          <table:table-cell table:style-name="ce1" office:value-type="float" office:value="826576000" calcext:value-type="float">
            <text:p>826576000</text:p>
          </table:table-cell>
          <table:table-cell table:style-name="ce1" office:value-type="float" office:value="820833000" calcext:value-type="float">
            <text:p>820833000</text:p>
          </table:table-cell>
          <table:table-cell table:style-name="ce1" office:value-type="float" office:value="822421000" calcext:value-type="float">
            <text:p>822421000</text:p>
          </table:table-cell>
          <table:table-cell table:style-name="ce1" office:value-type="float" office:value="820387000" calcext:value-type="float">
            <text:p>820387000</text:p>
          </table:table-cell>
          <table:table-cell table:style-name="ce1" office:value-type="float" office:value="822056000" calcext:value-type="float">
            <text:p>822056000</text:p>
          </table:table-cell>
          <table:table-cell table:style-name="ce1" office:value-type="float" office:value="823060000" calcext:value-type="float">
            <text:p>823060000</text:p>
          </table:table-cell>
          <table:table-cell table:style-name="ce1" office:value-type="float" office:value="822351000" calcext:value-type="float">
            <text:p>822351000</text:p>
          </table:table-cell>
          <table:table-cell table:style-name="ce1" office:value-type="float" office:value="824511000" calcext:value-type="float">
            <text:p>824511000</text:p>
          </table:table-cell>
          <table:table-cell table:style-name="ce1" office:value-type="float" office:value="820099000" calcext:value-type="float">
            <text:p>820099000</text:p>
          </table:table-cell>
          <table:table-cell table:style-name="ce1" office:value-type="float" office:value="820922000" calcext:value-type="float">
            <text:p>820922000</text:p>
          </table:table-cell>
          <table:table-cell table:style-name="ce1" office:value-type="float" office:value="823967000" calcext:value-type="float">
            <text:p>823967000</text:p>
          </table:table-cell>
          <table:table-cell table:style-name="ce1" office:value-type="float" office:value="822703000" calcext:value-type="float">
            <text:p>822703000</text:p>
          </table:table-cell>
          <table:table-cell table:style-name="ce1" office:value-type="float" office:value="822002000" calcext:value-type="float">
            <text:p>822002000</text:p>
          </table:table-cell>
          <table:table-cell table:style-name="ce1" office:value-type="float" office:value="820701000" calcext:value-type="float">
            <text:p>820701000</text:p>
          </table:table-cell>
          <table:table-cell table:style-name="ce1" office:value-type="float" office:value="823256000" calcext:value-type="float">
            <text:p>823256000</text:p>
          </table:table-cell>
          <table:table-cell table:style-name="ce1" office:value-type="float" office:value="819173000" calcext:value-type="float">
            <text:p>819173000</text:p>
          </table:table-cell>
          <table:table-cell table:style-name="ce1" office:value-type="float" office:value="820982000" calcext:value-type="float">
            <text:p>820982000</text:p>
          </table:table-cell>
          <table:table-cell table:style-name="ce1" office:value-type="float" office:value="822656000" calcext:value-type="float">
            <text:p>822656000</text:p>
          </table:table-cell>
          <table:table-cell table:style-name="ce1" office:value-type="float" office:value="822988000" calcext:value-type="float">
            <text:p>822988000</text:p>
          </table:table-cell>
          <table:table-cell table:style-name="ce1" office:value-type="float" office:value="821314000" calcext:value-type="float">
            <text:p>821314000</text:p>
          </table:table-cell>
          <table:table-cell table:style-name="ce1" office:value-type="float" office:value="822346000" calcext:value-type="float">
            <text:p>822346000</text:p>
          </table:table-cell>
          <table:table-cell table:style-name="ce1" office:value-type="float" office:value="825545000" calcext:value-type="float">
            <text:p>825545000</text:p>
          </table:table-cell>
          <table:table-cell table:style-name="ce1" office:value-type="float" office:value="821233000" calcext:value-type="float">
            <text:p>821233000</text:p>
          </table:table-cell>
          <table:table-cell table:style-name="ce1" office:value-type="float" office:value="822293000" calcext:value-type="float">
            <text:p>822293000</text:p>
          </table:table-cell>
          <table:table-cell table:style-name="ce1" office:value-type="float" office:value="821759000" calcext:value-type="float">
            <text:p>821759000</text:p>
          </table:table-cell>
          <table:table-cell table:style-name="ce1" office:value-type="float" office:value="822914000" calcext:value-type="float">
            <text:p>822914000</text:p>
          </table:table-cell>
          <table:table-cell table:style-name="ce1" office:value-type="float" office:value="827010000" calcext:value-type="float">
            <text:p>827010000</text:p>
          </table:table-cell>
          <table:table-cell table:style-name="ce1" office:value-type="float" office:value="824587000" calcext:value-type="float">
            <text:p>824587000</text:p>
          </table:table-cell>
          <table:table-cell table:style-name="ce1" office:value-type="float" office:value="823025000" calcext:value-type="float">
            <text:p>823025000</text:p>
          </table:table-cell>
          <table:table-cell table:style-name="ce1" office:value-type="float" office:value="822306000" calcext:value-type="float">
            <text:p>822306000</text:p>
          </table:table-cell>
          <table:table-cell table:style-name="ce1" office:value-type="float" office:value="824519000" calcext:value-type="float">
            <text:p>824519000</text:p>
          </table:table-cell>
          <table:table-cell table:style-name="ce1" office:value-type="float" office:value="823075000" calcext:value-type="float">
            <text:p>823075000</text:p>
          </table:table-cell>
          <table:table-cell table:style-name="ce1" office:value-type="float" office:value="822244000" calcext:value-type="float">
            <text:p>822244000</text:p>
          </table:table-cell>
          <table:table-cell table:style-name="ce1" office:value-type="float" office:value="821238000" calcext:value-type="float">
            <text:p>821238000</text:p>
          </table:table-cell>
          <table:table-cell table:style-name="ce1" office:value-type="float" office:value="821573000" calcext:value-type="float">
            <text:p>821573000</text:p>
          </table:table-cell>
          <table:table-cell table:style-name="ce1" office:value-type="float" office:value="822866000" calcext:value-type="float">
            <text:p>822866000</text:p>
          </table:table-cell>
          <table:table-cell table:style-name="ce1" office:value-type="float" office:value="822454000" calcext:value-type="float">
            <text:p>822454000</text:p>
          </table:table-cell>
          <table:table-cell table:style-name="ce1" office:value-type="float" office:value="822289000" calcext:value-type="float">
            <text:p>822289000</text:p>
          </table:table-cell>
          <table:table-cell table:style-name="ce1" office:value-type="float" office:value="821914000" calcext:value-type="float">
            <text:p>821914000</text:p>
          </table:table-cell>
          <table:table-cell table:style-name="ce1" office:value-type="float" office:value="822423000" calcext:value-type="float">
            <text:p>822423000</text:p>
          </table:table-cell>
          <table:table-cell table:style-name="ce1" office:value-type="float" office:value="821862000" calcext:value-type="float">
            <text:p>821862000</text:p>
          </table:table-cell>
          <table:table-cell table:style-name="ce1" office:value-type="float" office:value="820738000" calcext:value-type="float">
            <text:p>820738000</text:p>
          </table:table-cell>
          <table:table-cell table:style-name="ce1" office:value-type="float" office:value="821047000" calcext:value-type="float">
            <text:p>821047000</text:p>
          </table:table-cell>
          <table:table-cell table:style-name="ce1" office:value-type="float" office:value="822599000" calcext:value-type="float">
            <text:p>822599000</text:p>
          </table:table-cell>
          <table:table-cell table:style-name="ce1" office:value-type="float" office:value="823454000" calcext:value-type="float">
            <text:p>823454000</text:p>
          </table:table-cell>
          <table:table-cell table:style-name="ce1" office:value-type="float" office:value="823786000" calcext:value-type="float">
            <text:p>823786000</text:p>
          </table:table-cell>
          <table:table-cell table:style-name="ce1" office:value-type="float" office:value="822437000" calcext:value-type="float">
            <text:p>822437000</text:p>
          </table:table-cell>
          <table:table-cell table:style-name="ce1" office:value-type="float" office:value="823057000" calcext:value-type="float">
            <text:p>823057000</text:p>
          </table:table-cell>
          <table:table-cell table:style-name="ce1" office:value-type="float" office:value="825830000" calcext:value-type="float">
            <text:p>825830000</text:p>
          </table:table-cell>
          <table:table-cell table:style-name="ce1" office:value-type="float" office:value="820516000" calcext:value-type="float">
            <text:p>820516000</text:p>
          </table:table-cell>
          <table:table-cell table:style-name="ce1" office:value-type="float" office:value="824463000" calcext:value-type="float">
            <text:p>824463000</text:p>
          </table:table-cell>
          <table:table-cell table:style-name="ce1" office:value-type="float" office:value="823043000" calcext:value-type="float">
            <text:p>823043000</text:p>
          </table:table-cell>
          <table:table-cell table:style-name="ce1" office:value-type="float" office:value="822927000" calcext:value-type="float">
            <text:p>822927000</text:p>
          </table:table-cell>
          <table:table-cell table:style-name="ce1" office:value-type="float" office:value="824268000" calcext:value-type="float">
            <text:p>824268000</text:p>
          </table:table-cell>
          <table:table-cell table:style-name="ce1" office:value-type="float" office:value="823732000" calcext:value-type="float">
            <text:p>823732000</text:p>
          </table:table-cell>
          <table:table-cell table:style-name="ce1" office:value-type="float" office:value="825567000" calcext:value-type="float">
            <text:p>825567000</text:p>
          </table:table-cell>
          <table:table-cell table:style-name="ce1" office:value-type="float" office:value="823329000" calcext:value-type="float">
            <text:p>823329000</text:p>
          </table:table-cell>
          <table:table-cell table:style-name="ce1" office:value-type="float" office:value="823973000" calcext:value-type="float">
            <text:p>823973000</text:p>
          </table:table-cell>
          <table:table-cell table:style-name="ce1" office:value-type="float" office:value="825254000" calcext:value-type="float">
            <text:p>825254000</text:p>
          </table:table-cell>
          <table:table-cell table:style-name="ce1" office:value-type="float" office:value="826563000" calcext:value-type="float">
            <text:p>826563000</text:p>
          </table:table-cell>
          <table:table-cell table:style-name="ce1" office:value-type="float" office:value="826935000" calcext:value-type="float">
            <text:p>826935000</text:p>
          </table:table-cell>
          <table:table-cell table:style-name="ce1" office:value-type="float" office:value="829183000" calcext:value-type="float">
            <text:p>829183000</text:p>
          </table:table-cell>
          <table:table-cell table:style-name="ce1" office:value-type="float" office:value="827634000" calcext:value-type="float">
            <text:p>827634000</text:p>
          </table:table-cell>
          <table:table-cell table:style-name="ce1" office:value-type="float" office:value="824653000" calcext:value-type="float">
            <text:p>824653000</text:p>
          </table:table-cell>
          <table:table-cell table:style-name="ce1" office:value-type="float" office:value="827242000" calcext:value-type="float">
            <text:p>827242000</text:p>
          </table:table-cell>
          <table:table-cell table:style-name="ce1" office:value-type="float" office:value="824883000" calcext:value-type="float">
            <text:p>824883000</text:p>
          </table:table-cell>
          <table:table-cell table:style-name="ce1" office:value-type="float" office:value="824190000" calcext:value-type="float">
            <text:p>824190000</text:p>
          </table:table-cell>
          <table:table-cell table:style-name="ce1" office:value-type="float" office:value="827696000" calcext:value-type="float">
            <text:p>827696000</text:p>
          </table:table-cell>
          <table:table-cell table:style-name="ce1" office:value-type="float" office:value="825364000" calcext:value-type="float">
            <text:p>825364000</text:p>
          </table:table-cell>
          <table:table-cell table:style-name="ce1" office:value-type="float" office:value="824487000" calcext:value-type="float">
            <text:p>824487000</text:p>
          </table:table-cell>
          <table:table-cell table:style-name="ce1" office:value-type="float" office:value="830305000" calcext:value-type="float">
            <text:p>830305000</text:p>
          </table:table-cell>
          <table:table-cell table:style-name="ce1" office:value-type="float" office:value="825495000" calcext:value-type="float">
            <text:p>825495000</text:p>
          </table:table-cell>
          <table:table-cell table:style-name="ce1" office:value-type="float" office:value="826969000" calcext:value-type="float">
            <text:p>826969000</text:p>
          </table:table-cell>
          <table:table-cell table:style-name="ce1" office:value-type="float" office:value="827935000" calcext:value-type="float">
            <text:p>827935000</text:p>
          </table:table-cell>
          <table:table-cell table:style-name="ce1" office:value-type="float" office:value="826597000" calcext:value-type="float">
            <text:p>826597000</text:p>
          </table:table-cell>
          <table:table-cell table:style-name="ce1" office:value-type="float" office:value="822734000" calcext:value-type="float">
            <text:p>822734000</text:p>
          </table:table-cell>
          <table:table-cell table:style-name="ce1" office:value-type="float" office:value="827142000" calcext:value-type="float">
            <text:p>827142000</text:p>
          </table:table-cell>
          <table:table-cell table:style-name="ce1" office:value-type="float" office:value="827672000" calcext:value-type="float">
            <text:p>827672000</text:p>
          </table:table-cell>
          <table:table-cell table:style-name="ce1" office:value-type="float" office:value="828992000" calcext:value-type="float">
            <text:p>828992000</text:p>
          </table:table-cell>
          <table:table-cell table:style-name="ce1" office:value-type="float" office:value="827593000" calcext:value-type="float">
            <text:p>827593000</text:p>
          </table:table-cell>
          <table:table-cell table:style-name="ce1" office:value-type="float" office:value="822640000" calcext:value-type="float">
            <text:p>822640000</text:p>
          </table:table-cell>
          <table:table-cell table:style-name="ce1" office:value-type="float" office:value="827506000" calcext:value-type="float">
            <text:p>827506000</text:p>
          </table:table-cell>
          <table:table-cell table:style-name="ce1" office:value-type="float" office:value="828399000" calcext:value-type="float">
            <text:p>828399000</text:p>
          </table:table-cell>
          <table:table-cell table:style-name="ce1" office:value-type="float" office:value="824196000" calcext:value-type="float">
            <text:p>824196000</text:p>
          </table:table-cell>
          <table:table-cell table:style-name="ce1" office:value-type="float" office:value="825405000" calcext:value-type="float">
            <text:p>825405000</text:p>
          </table:table-cell>
          <table:table-cell table:style-name="ce1" office:value-type="float" office:value="828106000" calcext:value-type="float">
            <text:p>828106000</text:p>
          </table:table-cell>
          <table:table-cell table:style-name="ce1" office:value-type="float" office:value="826825000" calcext:value-type="float">
            <text:p>826825000</text:p>
          </table:table-cell>
          <table:table-cell table:style-name="ce1" office:value-type="float" office:value="827572000" calcext:value-type="float">
            <text:p>827572000</text:p>
          </table:table-cell>
          <table:table-cell table:style-name="ce1" office:value-type="float" office:value="828602000" calcext:value-type="float">
            <text:p>828602000</text:p>
          </table:table-cell>
          <table:table-cell table:style-name="ce1" office:value-type="float" office:value="827319000" calcext:value-type="float">
            <text:p>827319000</text:p>
          </table:table-cell>
          <table:table-cell table:style-name="ce1" office:value-type="float" office:value="829175000" calcext:value-type="float">
            <text:p>829175000</text:p>
          </table:table-cell>
          <table:table-cell table:style-name="ce1" office:value-type="float" office:value="827384000" calcext:value-type="float">
            <text:p>827384000</text:p>
          </table:table-cell>
          <table:table-cell table:style-name="ce1" office:value-type="float" office:value="826113000" calcext:value-type="float">
            <text:p>826113000</text:p>
          </table:table-cell>
          <table:table-cell table:style-name="ce1" office:value-type="float" office:value="826227000" calcext:value-type="float">
            <text:p>826227000</text:p>
          </table:table-cell>
          <table:table-cell table:style-name="ce1" office:value-type="float" office:value="825908000" calcext:value-type="float">
            <text:p>825908000</text:p>
          </table:table-cell>
          <table:table-cell table:style-name="ce1" office:value-type="float" office:value="828443000" calcext:value-type="float">
            <text:p>828443000</text:p>
          </table:table-cell>
          <table:table-cell table:style-name="ce1" office:value-type="float" office:value="827373000" calcext:value-type="float">
            <text:p>827373000</text:p>
          </table:table-cell>
          <table:table-cell table:style-name="ce1" office:value-type="float" office:value="826936000" calcext:value-type="float">
            <text:p>826936000</text:p>
          </table:table-cell>
          <table:table-cell table:style-name="ce1" office:value-type="float" office:value="827445000" calcext:value-type="float">
            <text:p>827445000</text:p>
          </table:table-cell>
          <table:table-cell table:style-name="ce1" office:value-type="float" office:value="826401000" calcext:value-type="float">
            <text:p>826401000</text:p>
          </table:table-cell>
          <table:table-cell table:style-name="ce1" office:value-type="float" office:value="828384000" calcext:value-type="float">
            <text:p>828384000</text:p>
          </table:table-cell>
          <table:table-cell table:style-name="ce1" office:value-type="float" office:value="827230000" calcext:value-type="float">
            <text:p>827230000</text:p>
          </table:table-cell>
          <table:table-cell table:style-name="ce1" office:value-type="float" office:value="826884000" calcext:value-type="float">
            <text:p>826884000</text:p>
          </table:table-cell>
          <table:table-cell table:style-name="ce1" office:value-type="float" office:value="826458000" calcext:value-type="float">
            <text:p>826458000</text:p>
          </table:table-cell>
          <table:table-cell table:style-name="ce1" office:value-type="float" office:value="826568000" calcext:value-type="float">
            <text:p>826568000</text:p>
          </table:table-cell>
          <table:table-cell table:style-name="ce1" office:value-type="float" office:value="824907000" calcext:value-type="float">
            <text:p>824907000</text:p>
          </table:table-cell>
          <table:table-cell table:style-name="ce1" office:value-type="float" office:value="830453000" calcext:value-type="float">
            <text:p>830453000</text:p>
          </table:table-cell>
          <table:table-cell table:style-name="ce1" office:value-type="float" office:value="826370000" calcext:value-type="float">
            <text:p>826370000</text:p>
          </table:table-cell>
          <table:table-cell table:style-name="ce1" office:value-type="float" office:value="829001000" calcext:value-type="float">
            <text:p>829001000</text:p>
          </table:table-cell>
          <table:table-cell table:style-name="ce1" office:value-type="float" office:value="827614000" calcext:value-type="float">
            <text:p>827614000</text:p>
          </table:table-cell>
          <table:table-cell table:style-name="ce1" office:value-type="float" office:value="826812000" calcext:value-type="float">
            <text:p>826812000</text:p>
          </table:table-cell>
          <table:table-cell table:style-name="ce1" office:value-type="float" office:value="829264000" calcext:value-type="float">
            <text:p>829264000</text:p>
          </table:table-cell>
          <table:table-cell table:style-name="ce1" office:value-type="float" office:value="826005000" calcext:value-type="float">
            <text:p>826005000</text:p>
          </table:table-cell>
          <table:table-cell table:style-name="ce1" office:value-type="float" office:value="824842000" calcext:value-type="float">
            <text:p>824842000</text:p>
          </table:table-cell>
          <table:table-cell table:style-name="ce1" office:value-type="float" office:value="827399000" calcext:value-type="float">
            <text:p>827399000</text:p>
          </table:table-cell>
          <table:table-cell table:style-name="ce1" office:value-type="float" office:value="820778000" calcext:value-type="float">
            <text:p>820778000</text:p>
          </table:table-cell>
          <table:table-cell table:style-name="ce1" office:value-type="float" office:value="828872000" calcext:value-type="float">
            <text:p>828872000</text:p>
          </table:table-cell>
          <table:table-cell table:style-name="ce1" office:value-type="float" office:value="825811000" calcext:value-type="float">
            <text:p>825811000</text:p>
          </table:table-cell>
          <table:table-cell table:style-name="ce1" office:value-type="float" office:value="826267000" calcext:value-type="float">
            <text:p>826267000</text:p>
          </table:table-cell>
          <table:table-cell table:style-name="ce1" office:value-type="float" office:value="828785000" calcext:value-type="float">
            <text:p>828785000</text:p>
          </table:table-cell>
          <table:table-cell table:style-name="ce1" office:value-type="float" office:value="827585000" calcext:value-type="float">
            <text:p>827585000</text:p>
          </table:table-cell>
          <table:table-cell table:style-name="ce1" office:value-type="float" office:value="826887000" calcext:value-type="float">
            <text:p>826887000</text:p>
          </table:table-cell>
          <table:table-cell table:style-name="ce1" office:value-type="float" office:value="827789000" calcext:value-type="float">
            <text:p>827789000</text:p>
          </table:table-cell>
          <table:table-cell table:style-name="ce1" office:value-type="float" office:value="824380000" calcext:value-type="float">
            <text:p>824380000</text:p>
          </table:table-cell>
          <table:table-cell table:style-name="ce1" office:value-type="float" office:value="830109000" calcext:value-type="float">
            <text:p>830109000</text:p>
          </table:table-cell>
          <table:table-cell table:style-name="ce1" office:value-type="float" office:value="827257000" calcext:value-type="float">
            <text:p>827257000</text:p>
          </table:table-cell>
          <table:table-cell table:style-name="ce1" office:value-type="float" office:value="825037000" calcext:value-type="float">
            <text:p>825037000</text:p>
          </table:table-cell>
          <table:table-cell table:style-name="ce1" office:value-type="float" office:value="827797000" calcext:value-type="float">
            <text:p>827797000</text:p>
          </table:table-cell>
          <table:table-cell table:style-name="ce1" office:value-type="float" office:value="827579000" calcext:value-type="float">
            <text:p>827579000</text:p>
          </table:table-cell>
          <table:table-cell table:style-name="ce1" office:value-type="float" office:value="825064000" calcext:value-type="float">
            <text:p>825064000</text:p>
          </table:table-cell>
          <table:table-cell table:style-name="ce1" office:value-type="float" office:value="828891000" calcext:value-type="float">
            <text:p>828891000</text:p>
          </table:table-cell>
          <table:table-cell table:style-name="ce1" office:value-type="float" office:value="825963000" calcext:value-type="float">
            <text:p>825963000</text:p>
          </table:table-cell>
          <table:table-cell table:style-name="ce1" office:value-type="float" office:value="829119000" calcext:value-type="float">
            <text:p>829119000</text:p>
          </table:table-cell>
          <table:table-cell table:style-name="ce1" office:value-type="float" office:value="825550000" calcext:value-type="float">
            <text:p>825550000</text:p>
          </table:table-cell>
          <table:table-cell table:style-name="ce1" office:value-type="float" office:value="822224000" calcext:value-type="float">
            <text:p>822224000</text:p>
          </table:table-cell>
          <table:table-cell table:style-name="ce1" office:value-type="float" office:value="829081000" calcext:value-type="float">
            <text:p>829081000</text:p>
          </table:table-cell>
          <table:table-cell table:style-name="ce1" office:value-type="float" office:value="826621000" calcext:value-type="float">
            <text:p>826621000</text:p>
          </table:table-cell>
          <table:table-cell table:style-name="ce1" office:value-type="float" office:value="825368000" calcext:value-type="float">
            <text:p>825368000</text:p>
          </table:table-cell>
          <table:table-cell table:style-name="ce1" office:value-type="float" office:value="827464000" calcext:value-type="float">
            <text:p>827464000</text:p>
          </table:table-cell>
          <table:table-cell table:style-name="ce1" office:value-type="float" office:value="828508000" calcext:value-type="float">
            <text:p>828508000</text:p>
          </table:table-cell>
          <table:table-cell table:style-name="ce1" office:value-type="float" office:value="826221000" calcext:value-type="float">
            <text:p>826221000</text:p>
          </table:table-cell>
          <table:table-cell table:style-name="ce1" office:value-type="float" office:value="827772000" calcext:value-type="float">
            <text:p>827772000</text:p>
          </table:table-cell>
          <table:table-cell table:style-name="ce1" office:value-type="float" office:value="828936000" calcext:value-type="float">
            <text:p>828936000</text:p>
          </table:table-cell>
          <table:table-cell table:style-name="ce1" office:value-type="float" office:value="828853000" calcext:value-type="float">
            <text:p>828853000</text:p>
          </table:table-cell>
          <table:table-cell table:style-name="ce1" office:value-type="float" office:value="828603000" calcext:value-type="float">
            <text:p>828603000</text:p>
          </table:table-cell>
          <table:table-cell table:style-name="ce1" office:value-type="float" office:value="825179000" calcext:value-type="float">
            <text:p>825179000</text:p>
          </table:table-cell>
          <table:table-cell table:style-name="ce1" office:value-type="float" office:value="827478000" calcext:value-type="float">
            <text:p>827478000</text:p>
          </table:table-cell>
          <table:table-cell table:style-name="ce1" office:value-type="float" office:value="829172000" calcext:value-type="float">
            <text:p>829172000</text:p>
          </table:table-cell>
          <table:table-cell table:style-name="ce1" office:value-type="float" office:value="826872000" calcext:value-type="float">
            <text:p>826872000</text:p>
          </table:table-cell>
          <table:table-cell table:style-name="ce1" office:value-type="float" office:value="828735000" calcext:value-type="float">
            <text:p>828735000</text:p>
          </table:table-cell>
          <table:table-cell table:style-name="ce1" office:value-type="float" office:value="828751000" calcext:value-type="float">
            <text:p>828751000</text:p>
          </table:table-cell>
          <table:table-cell table:style-name="ce1" office:value-type="float" office:value="827896000" calcext:value-type="float">
            <text:p>827896000</text:p>
          </table:table-cell>
          <table:table-cell table:style-name="ce1" office:value-type="float" office:value="827993000" calcext:value-type="float">
            <text:p>827993000</text:p>
          </table:table-cell>
          <table:table-cell table:style-name="ce1" office:value-type="float" office:value="826035000" calcext:value-type="float">
            <text:p>826035000</text:p>
          </table:table-cell>
          <table:table-cell table:style-name="ce1" office:value-type="float" office:value="828084000" calcext:value-type="float">
            <text:p>828084000</text:p>
          </table:table-cell>
          <table:table-cell table:style-name="ce1" office:value-type="float" office:value="825218000" calcext:value-type="float">
            <text:p>825218000</text:p>
          </table:table-cell>
          <table:table-cell table:style-name="ce1" office:value-type="float" office:value="830120000" calcext:value-type="float">
            <text:p>830120000</text:p>
          </table:table-cell>
          <table:table-cell table:style-name="ce1" office:value-type="float" office:value="831549000" calcext:value-type="float">
            <text:p>831549000</text:p>
          </table:table-cell>
          <table:table-cell table:style-name="ce1" office:value-type="float" office:value="826642000" calcext:value-type="float">
            <text:p>826642000</text:p>
          </table:table-cell>
          <table:table-cell table:style-name="ce1" office:value-type="float" office:value="828151000" calcext:value-type="float">
            <text:p>828151000</text:p>
          </table:table-cell>
          <table:table-cell table:style-name="ce1" office:value-type="float" office:value="824515000" calcext:value-type="float">
            <text:p>824515000</text:p>
          </table:table-cell>
          <table:table-cell table:style-name="ce1" office:value-type="float" office:value="827998000" calcext:value-type="float">
            <text:p>827998000</text:p>
          </table:table-cell>
          <table:table-cell table:style-name="ce1" office:value-type="float" office:value="828942000" calcext:value-type="float">
            <text:p>828942000</text:p>
          </table:table-cell>
          <table:table-cell table:style-name="ce1" office:value-type="float" office:value="828582000" calcext:value-type="float">
            <text:p>828582000</text:p>
          </table:table-cell>
          <table:table-cell table:style-name="ce1" office:value-type="float" office:value="828383000" calcext:value-type="float">
            <text:p>828383000</text:p>
          </table:table-cell>
          <table:table-cell table:style-name="ce1" office:value-type="float" office:value="827164000" calcext:value-type="float">
            <text:p>827164000</text:p>
          </table:table-cell>
          <table:table-cell table:style-name="ce1" office:value-type="float" office:value="825656000" calcext:value-type="float">
            <text:p>825656000</text:p>
          </table:table-cell>
          <table:table-cell table:style-name="ce1" office:value-type="float" office:value="826613000" calcext:value-type="float">
            <text:p>826613000</text:p>
          </table:table-cell>
          <table:table-cell table:style-name="ce1" office:value-type="float" office:value="827791000" calcext:value-type="float">
            <text:p>827791000</text:p>
          </table:table-cell>
          <table:table-cell table:style-name="ce1" office:value-type="float" office:value="825377000" calcext:value-type="float">
            <text:p>825377000</text:p>
          </table:table-cell>
          <table:table-cell table:style-name="ce1" office:value-type="float" office:value="825958000" calcext:value-type="float">
            <text:p>825958000</text:p>
          </table:table-cell>
          <table:table-cell table:style-name="ce1" office:value-type="float" office:value="829139000" calcext:value-type="float">
            <text:p>829139000</text:p>
          </table:table-cell>
          <table:table-cell table:style-name="ce1" office:value-type="float" office:value="822356000" calcext:value-type="float">
            <text:p>822356000</text:p>
          </table:table-cell>
          <table:table-cell table:style-name="ce1" office:value-type="float" office:value="828800000" calcext:value-type="float">
            <text:p>828800000</text:p>
          </table:table-cell>
          <table:table-cell table:style-name="ce1" office:value-type="float" office:value="828599000" calcext:value-type="float">
            <text:p>828599000</text:p>
          </table:table-cell>
          <table:table-cell table:style-name="ce1" office:value-type="float" office:value="827246000" calcext:value-type="float">
            <text:p>827246000</text:p>
          </table:table-cell>
          <table:table-cell table:style-name="ce1" office:value-type="float" office:value="827861000" calcext:value-type="float">
            <text:p>827861000</text:p>
          </table:table-cell>
          <table:table-cell table:style-name="ce1" office:value-type="float" office:value="826279000" calcext:value-type="float">
            <text:p>826279000</text:p>
          </table:table-cell>
          <table:table-cell table:style-name="ce1" office:value-type="float" office:value="824872000" calcext:value-type="float">
            <text:p>824872000</text:p>
          </table:table-cell>
          <table:table-cell table:style-name="ce1" office:value-type="float" office:value="827589000" calcext:value-type="float">
            <text:p>827589000</text:p>
          </table:table-cell>
          <table:table-cell table:style-name="ce1" office:value-type="float" office:value="825261000" calcext:value-type="float">
            <text:p>825261000</text:p>
          </table:table-cell>
          <table:table-cell table:style-name="ce1" office:value-type="float" office:value="825694000" calcext:value-type="float">
            <text:p>825694000</text:p>
          </table:table-cell>
          <table:table-cell table:style-name="ce1" office:value-type="float" office:value="826744000" calcext:value-type="float">
            <text:p>826744000</text:p>
          </table:table-cell>
          <table:table-cell table:style-name="ce1" office:value-type="float" office:value="827406000" calcext:value-type="float">
            <text:p>827406000</text:p>
          </table:table-cell>
          <table:table-cell table:style-name="ce1" office:value-type="float" office:value="827086000" calcext:value-type="float">
            <text:p>827086000</text:p>
          </table:table-cell>
          <table:table-cell table:style-name="ce1" office:value-type="float" office:value="828349000" calcext:value-type="float">
            <text:p>828349000</text:p>
          </table:table-cell>
          <table:table-cell table:style-name="ce1" office:value-type="float" office:value="827336000" calcext:value-type="float">
            <text:p>827336000</text:p>
          </table:table-cell>
          <table:table-cell table:style-name="ce1" office:value-type="float" office:value="828111000" calcext:value-type="float">
            <text:p>828111000</text:p>
          </table:table-cell>
          <table:table-cell table:style-name="ce1" office:value-type="float" office:value="823865000" calcext:value-type="float">
            <text:p>823865000</text:p>
          </table:table-cell>
          <table:table-cell table:style-name="ce1" office:value-type="float" office:value="826899000" calcext:value-type="float">
            <text:p>826899000</text:p>
          </table:table-cell>
          <table:table-cell table:style-name="ce1" office:value-type="float" office:value="829381000" calcext:value-type="float">
            <text:p>829381000</text:p>
          </table:table-cell>
          <table:table-cell table:style-name="ce1" office:value-type="float" office:value="830572000" calcext:value-type="float">
            <text:p>830572000</text:p>
          </table:table-cell>
          <table:table-cell table:style-name="ce1" office:value-type="float" office:value="827959000" calcext:value-type="float">
            <text:p>827959000</text:p>
          </table:table-cell>
          <table:table-cell table:style-name="ce1" office:value-type="float" office:value="826165000" calcext:value-type="float">
            <text:p>826165000</text:p>
          </table:table-cell>
          <table:table-cell table:style-name="ce1" office:value-type="float" office:value="826725000" calcext:value-type="float">
            <text:p>826725000</text:p>
          </table:table-cell>
          <table:table-cell table:style-name="ce1" office:value-type="float" office:value="827258000" calcext:value-type="float">
            <text:p>827258000</text:p>
          </table:table-cell>
          <table:table-cell table:style-name="ce1" office:value-type="float" office:value="827050000" calcext:value-type="float">
            <text:p>827050000</text:p>
          </table:table-cell>
          <table:table-cell table:style-name="ce1" office:value-type="float" office:value="828419000" calcext:value-type="float">
            <text:p>828419000</text:p>
          </table:table-cell>
          <table:table-cell table:style-name="ce1" office:value-type="float" office:value="828502000" calcext:value-type="float">
            <text:p>828502000</text:p>
          </table:table-cell>
          <table:table-cell table:style-name="ce1" office:value-type="float" office:value="826891000" calcext:value-type="float">
            <text:p>826891000</text:p>
          </table:table-cell>
          <table:table-cell table:style-name="ce1" office:value-type="float" office:value="827704000" calcext:value-type="float">
            <text:p>827704000</text:p>
          </table:table-cell>
          <table:table-cell table:style-name="ce1" office:value-type="float" office:value="828603000" calcext:value-type="float">
            <text:p>828603000</text:p>
          </table:table-cell>
          <table:table-cell table:style-name="ce1" office:value-type="float" office:value="826567000" calcext:value-type="float">
            <text:p>826567000</text:p>
          </table:table-cell>
          <table:table-cell table:style-name="ce1" office:value-type="float" office:value="828486000" calcext:value-type="float">
            <text:p>828486000</text:p>
          </table:table-cell>
          <table:table-cell table:style-name="ce1" office:value-type="float" office:value="827317000" calcext:value-type="float">
            <text:p>827317000</text:p>
          </table:table-cell>
          <table:table-cell table:style-name="ce1" office:value-type="float" office:value="827320000" calcext:value-type="float">
            <text:p>827320000</text:p>
          </table:table-cell>
          <table:table-cell table:style-name="ce1" office:value-type="float" office:value="826498000" calcext:value-type="float">
            <text:p>826498000</text:p>
          </table:table-cell>
          <table:table-cell table:style-name="ce1" office:value-type="float" office:value="829072000" calcext:value-type="float">
            <text:p>829072000</text:p>
          </table:table-cell>
          <table:table-cell table:style-name="ce1" office:value-type="float" office:value="822972000" calcext:value-type="float">
            <text:p>822972000</text:p>
          </table:table-cell>
          <table:table-cell table:style-name="ce1" office:value-type="float" office:value="825773000" calcext:value-type="float">
            <text:p>825773000</text:p>
          </table:table-cell>
          <table:table-cell table:style-name="ce1" office:value-type="float" office:value="827051000" calcext:value-type="float">
            <text:p>827051000</text:p>
          </table:table-cell>
          <table:table-cell table:style-name="ce1" office:value-type="float" office:value="829321000" calcext:value-type="float">
            <text:p>829321000</text:p>
          </table:table-cell>
          <table:table-cell table:style-name="ce1" office:value-type="float" office:value="826102000" calcext:value-type="float">
            <text:p>826102000</text:p>
          </table:table-cell>
          <table:table-cell table:style-name="ce1" office:value-type="float" office:value="828517000" calcext:value-type="float">
            <text:p>828517000</text:p>
          </table:table-cell>
          <table:table-cell table:style-name="ce1" office:value-type="float" office:value="829597000" calcext:value-type="float">
            <text:p>829597000</text:p>
          </table:table-cell>
          <table:table-cell table:style-name="ce1" office:value-type="float" office:value="828108000" calcext:value-type="float">
            <text:p>828108000</text:p>
          </table:table-cell>
          <table:table-cell table:style-name="ce1" office:value-type="float" office:value="826547000" calcext:value-type="float">
            <text:p>826547000</text:p>
          </table:table-cell>
          <table:table-cell table:style-name="ce1" office:value-type="float" office:value="828198000" calcext:value-type="float">
            <text:p>828198000</text:p>
          </table:table-cell>
          <table:table-cell table:style-name="ce1" office:value-type="float" office:value="825927000" calcext:value-type="float">
            <text:p>825927000</text:p>
          </table:table-cell>
          <table:table-cell table:style-name="ce1" office:value-type="float" office:value="823532000" calcext:value-type="float">
            <text:p>823532000</text:p>
          </table:table-cell>
          <table:table-cell table:style-name="ce1" office:value-type="float" office:value="826747000" calcext:value-type="float">
            <text:p>826747000</text:p>
          </table:table-cell>
          <table:table-cell table:style-name="ce1" office:value-type="float" office:value="826350000" calcext:value-type="float">
            <text:p>826350000</text:p>
          </table:table-cell>
          <table:table-cell table:style-name="ce1" office:value-type="float" office:value="828019000" calcext:value-type="float">
            <text:p>828019000</text:p>
          </table:table-cell>
          <table:table-cell table:style-name="ce1" office:value-type="float" office:value="826559000" calcext:value-type="float">
            <text:p>826559000</text:p>
          </table:table-cell>
          <table:table-cell table:style-name="ce1" office:value-type="float" office:value="829827000" calcext:value-type="float">
            <text:p>829827000</text:p>
          </table:table-cell>
          <table:table-cell table:style-name="ce1" office:value-type="float" office:value="828172000" calcext:value-type="float">
            <text:p>828172000</text:p>
          </table:table-cell>
          <table:table-cell table:style-name="ce1" office:value-type="float" office:value="829145000" calcext:value-type="float">
            <text:p>829145000</text:p>
          </table:table-cell>
          <table:table-cell table:style-name="ce1" office:value-type="float" office:value="827038000" calcext:value-type="float">
            <text:p>827038000</text:p>
          </table:table-cell>
          <table:table-cell table:style-name="ce1" office:value-type="float" office:value="826812000" calcext:value-type="float">
            <text:p>826812000</text:p>
          </table:table-cell>
          <table:table-cell table:style-name="ce1" office:value-type="float" office:value="825294000" calcext:value-type="float">
            <text:p>825294000</text:p>
          </table:table-cell>
          <table:table-cell table:style-name="ce1" office:value-type="float" office:value="824550000" calcext:value-type="float">
            <text:p>824550000</text:p>
          </table:table-cell>
          <table:table-cell table:style-name="ce1" office:value-type="float" office:value="831214000" calcext:value-type="float">
            <text:p>831214000</text:p>
          </table:table-cell>
          <table:table-cell table:style-name="ce1" office:value-type="float" office:value="826652000" calcext:value-type="float">
            <text:p>826652000</text:p>
          </table:table-cell>
          <table:table-cell table:style-name="ce1" office:value-type="float" office:value="827565000" calcext:value-type="float">
            <text:p>827565000</text:p>
          </table:table-cell>
          <table:table-cell table:style-name="ce1" office:value-type="float" office:value="827491000" calcext:value-type="float">
            <text:p>827491000</text:p>
          </table:table-cell>
          <table:table-cell table:style-name="ce1" office:value-type="float" office:value="826677000" calcext:value-type="float">
            <text:p>826677000</text:p>
          </table:table-cell>
          <table:table-cell table:style-name="ce1" office:value-type="float" office:value="826879000" calcext:value-type="float">
            <text:p>826879000</text:p>
          </table:table-cell>
          <table:table-cell table:style-name="ce1" office:value-type="float" office:value="828698000" calcext:value-type="float">
            <text:p>828698000</text:p>
          </table:table-cell>
          <table:table-cell table:style-name="ce1" office:value-type="float" office:value="828546000" calcext:value-type="float">
            <text:p>828546000</text:p>
          </table:table-cell>
          <table:table-cell table:style-name="ce1" office:value-type="float" office:value="827698000" calcext:value-type="float">
            <text:p>827698000</text:p>
          </table:table-cell>
          <table:table-cell table:style-name="ce1" office:value-type="float" office:value="828701000" calcext:value-type="float">
            <text:p>828701000</text:p>
          </table:table-cell>
          <table:table-cell table:style-name="ce1" office:value-type="float" office:value="829979000" calcext:value-type="float">
            <text:p>829979000</text:p>
          </table:table-cell>
          <table:table-cell table:style-name="ce1" office:value-type="float" office:value="828578000" calcext:value-type="float">
            <text:p>828578000</text:p>
          </table:table-cell>
          <table:table-cell table:style-name="ce1" office:value-type="float" office:value="826956000" calcext:value-type="float">
            <text:p>826956000</text:p>
          </table:table-cell>
          <table:table-cell table:style-name="ce1" office:value-type="float" office:value="827104000" calcext:value-type="float">
            <text:p>827104000</text:p>
          </table:table-cell>
          <table:table-cell table:style-name="ce1" office:value-type="float" office:value="829030000" calcext:value-type="float">
            <text:p>829030000</text:p>
          </table:table-cell>
          <table:table-cell table:style-name="ce1" office:value-type="float" office:value="827634000" calcext:value-type="float">
            <text:p>827634000</text:p>
          </table:table-cell>
          <table:table-cell table:style-name="ce1" office:value-type="float" office:value="826757000" calcext:value-type="float">
            <text:p>826757000</text:p>
          </table:table-cell>
          <table:table-cell table:style-name="ce1" office:value-type="float" office:value="826340000" calcext:value-type="float">
            <text:p>826340000</text:p>
          </table:table-cell>
          <table:table-cell table:style-name="ce1" office:value-type="float" office:value="826410000" calcext:value-type="float">
            <text:p>826410000</text:p>
          </table:table-cell>
          <table:table-cell table:style-name="ce1" office:value-type="float" office:value="825546000" calcext:value-type="float">
            <text:p>825546000</text:p>
          </table:table-cell>
          <table:table-cell table:style-name="ce1" office:value-type="float" office:value="825637000" calcext:value-type="float">
            <text:p>825637000</text:p>
          </table:table-cell>
          <table:table-cell table:style-name="ce1" office:value-type="float" office:value="826246000" calcext:value-type="float">
            <text:p>826246000</text:p>
          </table:table-cell>
          <table:table-cell table:style-name="ce1" office:value-type="float" office:value="827255000" calcext:value-type="float">
            <text:p>827255000</text:p>
          </table:table-cell>
          <table:table-cell table:style-name="ce1" office:value-type="float" office:value="828003000" calcext:value-type="float">
            <text:p>828003000</text:p>
          </table:table-cell>
          <table:table-cell table:style-name="ce1" office:value-type="float" office:value="830041000" calcext:value-type="float">
            <text:p>830041000</text:p>
          </table:table-cell>
          <table:table-cell table:style-name="ce1" office:value-type="float" office:value="826756000" calcext:value-type="float">
            <text:p>826756000</text:p>
          </table:table-cell>
          <table:table-cell table:style-name="ce1" office:value-type="float" office:value="827555000" calcext:value-type="float">
            <text:p>827555000</text:p>
          </table:table-cell>
          <table:table-cell table:style-name="ce1" office:value-type="float" office:value="842454000" calcext:value-type="float">
            <text:p>842454000</text:p>
          </table:table-cell>
          <table:table-cell table:style-name="ce1" table:number-columns-repeated="22"/>
        </table:table-row>
        <calcext:conditional-formats>
          <calcext:conditional-format calcext:target-range-address="zuck_small_1step.A7:zuck_small_1step.AMJ7">
            <calcext:condition calcext:apply-style-name="Untitled1" calcext:value="&gt;860000000" calcext:base-cell-address="zuck_small_1step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4:04:47.196204097</dc:date>
    <meta:editing-duration>PT18M7S</meta:editing-duration>
    <meta:editing-cycles>5</meta:editing-cycles>
    <meta:generator>LibreOffice/5.1.6.2$Linux_X86_64 LibreOffice_project/10m0$Build-2</meta:generator>
    <meta:document-statistic meta:table-count="1" meta:cell-count="40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3cm" svg:height="17.797cm" xlink:href=".." xlink:type="simple" chart:class="chart:line" chart:style-name="ch1">
        <chart:title svg:x="11.548cm" svg:y="0.491cm" chart:style-name="ch2">
          <text:p>marvin population diversity tests</text:p>
        </chart:title>
        <chart:legend chart:legend-position="end" svg:x="26.709cm" svg:y="7.852cm" style:legend-expansion="high" chart:style-name="ch3"/>
        <chart:plot-area chart:style-name="ch4" table:cell-range-address="zuck_small_1step.A4:zuck_small_1step.ALZ7" chart:data-source-has-labels="column" svg:x="1.604cm" svg:y="1.625cm" svg:width="24.512cm" svg:height="14.836cm">
          <chartooo:coordinate-region svg:x="3.522cm" svg:y="1.625cm" svg:width="22.594cm" svg:height="13.583cm"/>
          <chart:axis chart:dimension="x" chart:name="primary-x" chart:style-name="ch5">
            <chart:title svg:x="13.221cm" svg:y="16.816cm" chart:style-name="ch6">
              <text:p>iteration</text:p>
            </chart:title>
          </chart:axis>
          <chart:axis chart:dimension="y" chart:name="primary-y" chart:style-name="ch5">
            <chart:title svg:x="0.451cm" svg:y="10.185cm" chart:style-name="ch7">
              <text:p>objective value</text:p>
            </chart:title>
            <chart:grid chart:style-name="ch8" chart:class="major"/>
          </chart:axis>
          <chart:series chart:style-name="ch9" chart:values-cell-range-address="zuck_small_1step.B4:zuck_small_1step.ALZ4" chart:label-cell-address="zuck_small_1step.A4:zuck_small_1step.A4" chart:class="chart:line">
            <chart:data-point chart:repeated="1013"/>
          </chart:series>
          <chart:series chart:style-name="ch10" chart:values-cell-range-address="zuck_small_1step.B5:zuck_small_1step.ALZ5" chart:label-cell-address="zuck_small_1step.A5:zuck_small_1step.A5" chart:class="chart:line">
            <chart:data-point chart:repeated="1013"/>
          </chart:series>
          <chart:series chart:style-name="ch11" chart:values-cell-range-address="zuck_small_1step.B6:zuck_small_1step.ALZ6" chart:label-cell-address="zuck_small_1step.A6:zuck_small_1step.A6" chart:class="chart:line">
            <chart:data-point chart:repeated="1013"/>
          </chart:series>
          <chart:series chart:style-name="ch12" chart:values-cell-range-address="zuck_small_1step.B7:zuck_small_1step.ALZ7" chart:label-cell-address="zuck_small_1step.A7:zuck_small_1step.A7" chart:class="chart:line">
            <chart:data-point chart:repeated="10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</table:table-row>
          </table:table-header-rows>
          <table:table-rows>
            <table:table-row>
              <table:table-cell office:value-type="string">
                <text:p>1 swap</text:p>
                <draw:g>
                  <svg:desc>zuck_small_1step.A4:zuck_small_1step.A4</svg:desc>
                </draw:g>
              </table:table-cell>
              <table:table-cell office:value-type="float" office:value="791962000">
                <text:p>791962000</text:p>
                <draw:g>
                  <svg:desc>zuck_small_1step.B4:zuck_small_1step.ALZ4</svg:desc>
                </draw:g>
              </table:table-cell>
              <table:table-cell office:value-type="float" office:value="791980000">
                <text:p>791980000</text:p>
              </table:table-cell>
              <table:table-cell office:value-type="float" office:value="791943000">
                <text:p>791943000</text:p>
              </table:table-cell>
              <table:table-cell office:value-type="float" office:value="791959000">
                <text:p>791959000</text:p>
              </table:table-cell>
              <table:table-cell office:value-type="float" office:value="791948000">
                <text:p>791948000</text:p>
              </table:table-cell>
              <table:table-cell office:value-type="float" office:value="791760000">
                <text:p>791760000</text:p>
              </table:table-cell>
              <table:table-cell office:value-type="float" office:value="791956000">
                <text:p>791956000</text:p>
              </table:table-cell>
              <table:table-cell office:value-type="float" office:value="791973000">
                <text:p>791973000</text:p>
              </table:table-cell>
              <table:table-cell office:value-type="float" office:value="791973000">
                <text:p>791973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73000">
                <text:p>791973000</text:p>
              </table:table-cell>
              <table:table-cell office:value-type="float" office:value="791790000">
                <text:p>791790000</text:p>
              </table:table-cell>
              <table:table-cell office:value-type="float" office:value="791566000">
                <text:p>791566000</text:p>
              </table:table-cell>
              <table:table-cell office:value-type="float" office:value="791810000">
                <text:p>791810000</text:p>
              </table:table-cell>
              <table:table-cell office:value-type="float" office:value="791773000">
                <text:p>791773000</text:p>
              </table:table-cell>
              <table:table-cell office:value-type="float" office:value="791987000">
                <text:p>791987000</text:p>
              </table:table-cell>
              <table:table-cell office:value-type="float" office:value="791974000">
                <text:p>791974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66000">
                <text:p>791966000</text:p>
              </table:table-cell>
              <table:table-cell office:value-type="float" office:value="791256000">
                <text:p>791256000</text:p>
              </table:table-cell>
              <table:table-cell office:value-type="float" office:value="791766000">
                <text:p>791766000</text:p>
              </table:table-cell>
              <table:table-cell office:value-type="float" office:value="791970000">
                <text:p>791970000</text:p>
              </table:table-cell>
              <table:table-cell office:value-type="float" office:value="791967000">
                <text:p>791967000</text:p>
              </table:table-cell>
              <table:table-cell office:value-type="float" office:value="791942000">
                <text:p>791942000</text:p>
              </table:table-cell>
              <table:table-cell office:value-type="float" office:value="791955000">
                <text:p>791955000</text:p>
              </table:table-cell>
              <table:table-cell office:value-type="float" office:value="791996000">
                <text:p>791996000</text:p>
              </table:table-cell>
              <table:table-cell office:value-type="float" office:value="791895000">
                <text:p>791895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854000">
                <text:p>791854000</text:p>
              </table:table-cell>
              <table:table-cell office:value-type="float" office:value="791970000">
                <text:p>791970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59000">
                <text:p>791959000</text:p>
              </table:table-cell>
              <table:table-cell office:value-type="float" office:value="791972000">
                <text:p>791972000</text:p>
              </table:table-cell>
              <table:table-cell office:value-type="float" office:value="791879000">
                <text:p>791879000</text:p>
              </table:table-cell>
              <table:table-cell office:value-type="float" office:value="791960000">
                <text:p>791960000</text:p>
              </table:table-cell>
              <table:table-cell office:value-type="float" office:value="791885000">
                <text:p>791885000</text:p>
              </table:table-cell>
              <table:table-cell office:value-type="float" office:value="791967000">
                <text:p>791967000</text:p>
              </table:table-cell>
              <table:table-cell office:value-type="float" office:value="791347000">
                <text:p>791347000</text:p>
              </table:table-cell>
              <table:table-cell office:value-type="float" office:value="791698000">
                <text:p>791698000</text:p>
              </table:table-cell>
              <table:table-cell office:value-type="float" office:value="791776000">
                <text:p>791776000</text:p>
              </table:table-cell>
              <table:table-cell office:value-type="float" office:value="791836000">
                <text:p>791836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0621000">
                <text:p>790621000</text:p>
              </table:table-cell>
              <table:table-cell office:value-type="float" office:value="791930000">
                <text:p>791930000</text:p>
              </table:table-cell>
              <table:table-cell office:value-type="float" office:value="791984000">
                <text:p>791984000</text:p>
              </table:table-cell>
              <table:table-cell office:value-type="float" office:value="791986000">
                <text:p>791986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769000">
                <text:p>791769000</text:p>
              </table:table-cell>
              <table:table-cell office:value-type="float" office:value="791804000">
                <text:p>791804000</text:p>
              </table:table-cell>
              <table:table-cell office:value-type="float" office:value="791927000">
                <text:p>791927000</text:p>
              </table:table-cell>
              <table:table-cell office:value-type="float" office:value="791552000">
                <text:p>791552000</text:p>
              </table:table-cell>
              <table:table-cell office:value-type="float" office:value="791972000">
                <text:p>791972000</text:p>
              </table:table-cell>
              <table:table-cell office:value-type="float" office:value="791960000">
                <text:p>791960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825000">
                <text:p>791825000</text:p>
              </table:table-cell>
              <table:table-cell office:value-type="float" office:value="791951000">
                <text:p>791951000</text:p>
              </table:table-cell>
              <table:table-cell office:value-type="float" office:value="791532000">
                <text:p>791532000</text:p>
              </table:table-cell>
              <table:table-cell office:value-type="float" office:value="791968000">
                <text:p>791968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1956000">
                <text:p>791956000</text:p>
              </table:table-cell>
              <table:table-cell office:value-type="float" office:value="791955000">
                <text:p>791955000</text:p>
              </table:table-cell>
              <table:table-cell office:value-type="float" office:value="790738000">
                <text:p>790738000</text:p>
              </table:table-cell>
              <table:table-cell office:value-type="float" office:value="791966000">
                <text:p>791966000</text:p>
              </table:table-cell>
              <table:table-cell office:value-type="float" office:value="791938000">
                <text:p>791938000</text:p>
              </table:table-cell>
              <table:table-cell office:value-type="float" office:value="791727000">
                <text:p>791727000</text:p>
              </table:table-cell>
              <table:table-cell office:value-type="float" office:value="791934000">
                <text:p>791934000</text:p>
              </table:table-cell>
              <table:table-cell office:value-type="float" office:value="791968000">
                <text:p>791968000</text:p>
              </table:table-cell>
              <table:table-cell office:value-type="float" office:value="791968000">
                <text:p>791968000</text:p>
              </table:table-cell>
              <table:table-cell office:value-type="float" office:value="791939000">
                <text:p>791939000</text:p>
              </table:table-cell>
              <table:table-cell office:value-type="float" office:value="791968000">
                <text:p>791968000</text:p>
              </table:table-cell>
              <table:table-cell office:value-type="float" office:value="791973000">
                <text:p>791973000</text:p>
              </table:table-cell>
              <table:table-cell office:value-type="float" office:value="791802000">
                <text:p>791802000</text:p>
              </table:table-cell>
              <table:table-cell office:value-type="float" office:value="791910000">
                <text:p>791910000</text:p>
              </table:table-cell>
              <table:table-cell office:value-type="float" office:value="791970000">
                <text:p>791970000</text:p>
              </table:table-cell>
              <table:table-cell office:value-type="float" office:value="791967000">
                <text:p>791967000</text:p>
              </table:table-cell>
              <table:table-cell office:value-type="float" office:value="791972000">
                <text:p>791972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49000">
                <text:p>791949000</text:p>
              </table:table-cell>
              <table:table-cell office:value-type="float" office:value="791971000">
                <text:p>791971000</text:p>
              </table:table-cell>
              <table:table-cell office:value-type="float" office:value="791995000">
                <text:p>791995000</text:p>
              </table:table-cell>
              <table:table-cell office:value-type="float" office:value="791961000">
                <text:p>791961000</text:p>
              </table:table-cell>
              <table:table-cell office:value-type="float" office:value="791809000">
                <text:p>791809000</text:p>
              </table:table-cell>
              <table:table-cell office:value-type="float" office:value="791968000">
                <text:p>791968000</text:p>
              </table:table-cell>
              <table:table-cell office:value-type="float" office:value="791621000">
                <text:p>791621000</text:p>
              </table:table-cell>
              <table:table-cell office:value-type="float" office:value="791831000">
                <text:p>791831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710000">
                <text:p>791710000</text:p>
              </table:table-cell>
              <table:table-cell office:value-type="float" office:value="791933000">
                <text:p>791933000</text:p>
              </table:table-cell>
              <table:table-cell office:value-type="float" office:value="791802000">
                <text:p>791802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972000">
                <text:p>791972000</text:p>
              </table:table-cell>
              <table:table-cell office:value-type="float" office:value="791575000">
                <text:p>791575000</text:p>
              </table:table-cell>
              <table:table-cell office:value-type="float" office:value="791575000">
                <text:p>791575000</text:p>
              </table:table-cell>
              <table:table-cell office:value-type="float" office:value="791653000">
                <text:p>791653000</text:p>
              </table:table-cell>
              <table:table-cell office:value-type="float" office:value="791712000">
                <text:p>791712000</text:p>
              </table:table-cell>
              <table:table-cell office:value-type="float" office:value="791953000">
                <text:p>791953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1589000">
                <text:p>791589000</text:p>
              </table:table-cell>
              <table:table-cell office:value-type="float" office:value="791854000">
                <text:p>791854000</text:p>
              </table:table-cell>
              <table:table-cell office:value-type="float" office:value="791800000">
                <text:p>791800000</text:p>
              </table:table-cell>
              <table:table-cell office:value-type="float" office:value="791967000">
                <text:p>791967000</text:p>
              </table:table-cell>
              <table:table-cell office:value-type="float" office:value="791951000">
                <text:p>791951000</text:p>
              </table:table-cell>
              <table:table-cell office:value-type="float" office:value="791875000">
                <text:p>791875000</text:p>
              </table:table-cell>
              <table:table-cell office:value-type="float" office:value="791934000">
                <text:p>791934000</text:p>
              </table:table-cell>
              <table:table-cell office:value-type="float" office:value="791337000">
                <text:p>791337000</text:p>
              </table:table-cell>
              <table:table-cell office:value-type="float" office:value="791970000">
                <text:p>791970000</text:p>
              </table:table-cell>
              <table:table-cell office:value-type="float" office:value="791958000">
                <text:p>791958000</text:p>
              </table:table-cell>
              <table:table-cell office:value-type="float" office:value="791924000">
                <text:p>791924000</text:p>
              </table:table-cell>
              <table:table-cell office:value-type="float" office:value="791957000">
                <text:p>791957000</text:p>
              </table:table-cell>
              <table:table-cell office:value-type="float" office:value="791960000">
                <text:p>791960000</text:p>
              </table:table-cell>
              <table:table-cell office:value-type="float" office:value="791589000">
                <text:p>791589000</text:p>
              </table:table-cell>
              <table:table-cell office:value-type="float" office:value="791965000">
                <text:p>791965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1532000">
                <text:p>791532000</text:p>
              </table:table-cell>
              <table:table-cell office:value-type="float" office:value="791981000">
                <text:p>791981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58000">
                <text:p>791958000</text:p>
              </table:table-cell>
              <table:table-cell office:value-type="float" office:value="791932000">
                <text:p>791932000</text:p>
              </table:table-cell>
              <table:table-cell office:value-type="float" office:value="791944000">
                <text:p>791944000</text:p>
              </table:table-cell>
              <table:table-cell office:value-type="float" office:value="791829000">
                <text:p>791829000</text:p>
              </table:table-cell>
              <table:table-cell office:value-type="float" office:value="791927000">
                <text:p>791927000</text:p>
              </table:table-cell>
              <table:table-cell office:value-type="float" office:value="791892000">
                <text:p>791892000</text:p>
              </table:table-cell>
              <table:table-cell office:value-type="float" office:value="791958000">
                <text:p>791958000</text:p>
              </table:table-cell>
              <table:table-cell office:value-type="float" office:value="791959000">
                <text:p>791959000</text:p>
              </table:table-cell>
              <table:table-cell office:value-type="float" office:value="792362000">
                <text:p>792362000</text:p>
              </table:table-cell>
              <table:table-cell office:value-type="float" office:value="791768000">
                <text:p>791768000</text:p>
              </table:table-cell>
              <table:table-cell office:value-type="float" office:value="791984000">
                <text:p>791984000</text:p>
              </table:table-cell>
              <table:table-cell office:value-type="float" office:value="791699000">
                <text:p>791699000</text:p>
              </table:table-cell>
              <table:table-cell office:value-type="float" office:value="791799000">
                <text:p>791799000</text:p>
              </table:table-cell>
              <table:table-cell office:value-type="float" office:value="791995000">
                <text:p>791995000</text:p>
              </table:table-cell>
              <table:table-cell office:value-type="float" office:value="791966000">
                <text:p>791966000</text:p>
              </table:table-cell>
              <table:table-cell office:value-type="float" office:value="791961000">
                <text:p>791961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951000">
                <text:p>791951000</text:p>
              </table:table-cell>
              <table:table-cell office:value-type="float" office:value="791797000">
                <text:p>791797000</text:p>
              </table:table-cell>
              <table:table-cell office:value-type="float" office:value="791788000">
                <text:p>791788000</text:p>
              </table:table-cell>
              <table:table-cell office:value-type="float" office:value="791953000">
                <text:p>791953000</text:p>
              </table:table-cell>
              <table:table-cell office:value-type="float" office:value="791970000">
                <text:p>791970000</text:p>
              </table:table-cell>
              <table:table-cell office:value-type="float" office:value="790807000">
                <text:p>790807000</text:p>
              </table:table-cell>
              <table:table-cell office:value-type="float" office:value="791968000">
                <text:p>791968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1935000">
                <text:p>791935000</text:p>
              </table:table-cell>
              <table:table-cell office:value-type="float" office:value="791955000">
                <text:p>791955000</text:p>
              </table:table-cell>
              <table:table-cell office:value-type="float" office:value="791677000">
                <text:p>791677000</text:p>
              </table:table-cell>
              <table:table-cell office:value-type="float" office:value="791805000">
                <text:p>791805000</text:p>
              </table:table-cell>
              <table:table-cell office:value-type="float" office:value="791890000">
                <text:p>791890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1774000">
                <text:p>791774000</text:p>
              </table:table-cell>
              <table:table-cell office:value-type="float" office:value="791971000">
                <text:p>791971000</text:p>
              </table:table-cell>
              <table:table-cell office:value-type="float" office:value="791904000">
                <text:p>791904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985000">
                <text:p>791985000</text:p>
              </table:table-cell>
              <table:table-cell office:value-type="float" office:value="791966000">
                <text:p>791966000</text:p>
              </table:table-cell>
              <table:table-cell office:value-type="float" office:value="791959000">
                <text:p>791959000</text:p>
              </table:table-cell>
              <table:table-cell office:value-type="float" office:value="791969000">
                <text:p>791969000</text:p>
              </table:table-cell>
              <table:table-cell office:value-type="float" office:value="791936000">
                <text:p>791936000</text:p>
              </table:table-cell>
              <table:table-cell office:value-type="float" office:value="791941000">
                <text:p>791941000</text:p>
              </table:table-cell>
              <table:table-cell office:value-type="float" office:value="791967000">
                <text:p>791967000</text:p>
              </table:table-cell>
              <table:table-cell office:value-type="float" office:value="791961000">
                <text:p>791961000</text:p>
              </table:table-cell>
              <table:table-cell office:value-type="float" office:value="791935000">
                <text:p>791935000</text:p>
              </table:table-cell>
              <table:table-cell office:value-type="float" office:value="791720000">
                <text:p>791720000</text:p>
              </table:table-cell>
              <table:table-cell office:value-type="float" office:value="791559000">
                <text:p>791559000</text:p>
              </table:table-cell>
              <table:table-cell office:value-type="float" office:value="791874000">
                <text:p>791874000</text:p>
              </table:table-cell>
              <table:table-cell office:value-type="float" office:value="791961000">
                <text:p>791961000</text:p>
              </table:table-cell>
              <table:table-cell office:value-type="float" office:value="791798000">
                <text:p>791798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432000">
                <text:p>791432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814000">
                <text:p>791814000</text:p>
              </table:table-cell>
              <table:table-cell office:value-type="float" office:value="791911000">
                <text:p>791911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957000">
                <text:p>791957000</text:p>
              </table:table-cell>
              <table:table-cell office:value-type="float" office:value="791962000">
                <text:p>791962000</text:p>
              </table:table-cell>
              <table:table-cell office:value-type="float" office:value="791977000">
                <text:p>791977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925000">
                <text:p>791925000</text:p>
              </table:table-cell>
              <table:table-cell office:value-type="float" office:value="790952000">
                <text:p>790952000</text:p>
              </table:table-cell>
              <table:table-cell office:value-type="float" office:value="791951000">
                <text:p>791951000</text:p>
              </table:table-cell>
              <table:table-cell office:value-type="float" office:value="791901000">
                <text:p>791901000</text:p>
              </table:table-cell>
              <table:table-cell office:value-type="float" office:value="791936000">
                <text:p>791936000</text:p>
              </table:table-cell>
              <table:table-cell office:value-type="float" office:value="791970000">
                <text:p>791970000</text:p>
              </table:table-cell>
              <table:table-cell office:value-type="float" office:value="791963000">
                <text:p>791963000</text:p>
              </table:table-cell>
              <table:table-cell office:value-type="float" office:value="791289000">
                <text:p>791289000</text:p>
              </table:table-cell>
              <table:table-cell office:value-type="float" office:value="791860000">
                <text:p>791860000</text:p>
              </table:table-cell>
              <table:table-cell office:value-type="float" office:value="791961000">
                <text:p>791961000</text:p>
              </table:table-cell>
              <table:table-cell office:value-type="float" office:value="791539000">
                <text:p>791539000</text:p>
              </table:table-cell>
              <table:table-cell office:value-type="float" office:value="791970000">
                <text:p>791970000</text:p>
              </table:table-cell>
              <table:table-cell office:value-type="float" office:value="792124000">
                <text:p>792124000</text:p>
              </table:table-cell>
              <table:table-cell office:value-type="float" office:value="792011000">
                <text:p>792011000</text:p>
              </table:table-cell>
              <table:table-cell office:value-type="float" office:value="791964000">
                <text:p>791964000</text:p>
              </table:table-cell>
              <table:table-cell office:value-type="float" office:value="791972000">
                <text:p>791972000</text:p>
              </table:table-cell>
              <table:table-cell office:value-type="float" office:value="791976000">
                <text:p>791976000</text:p>
              </table:table-cell>
              <table:table-cell office:value-type="float" office:value="790564000">
                <text:p>790564000</text:p>
              </table:table-cell>
              <table:table-cell office:value-type="float" office:value="791910000">
                <text:p>791910000</text:p>
              </table:table-cell>
              <table:table-cell office:value-type="float" office:value="809684000">
                <text:p>809684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528000">
                <text:p>810528000</text:p>
              </table:table-cell>
              <table:table-cell office:value-type="float" office:value="810297000">
                <text:p>810297000</text:p>
              </table:table-cell>
              <table:table-cell office:value-type="float" office:value="810564000">
                <text:p>810564000</text:p>
              </table:table-cell>
              <table:table-cell office:value-type="float" office:value="810411000">
                <text:p>810411000</text:p>
              </table:table-cell>
              <table:table-cell office:value-type="float" office:value="810560000">
                <text:p>810560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400000">
                <text:p>810400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3000">
                <text:p>810553000</text:p>
              </table:table-cell>
              <table:table-cell office:value-type="float" office:value="810411000">
                <text:p>810411000</text:p>
              </table:table-cell>
              <table:table-cell office:value-type="float" office:value="810509000">
                <text:p>810509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566000">
                <text:p>810566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544000">
                <text:p>810544000</text:p>
              </table:table-cell>
              <table:table-cell office:value-type="float" office:value="810544000">
                <text:p>810544000</text:p>
              </table:table-cell>
              <table:table-cell office:value-type="float" office:value="810158000">
                <text:p>810158000</text:p>
              </table:table-cell>
              <table:table-cell office:value-type="float" office:value="810525000">
                <text:p>810525000</text:p>
              </table:table-cell>
              <table:table-cell office:value-type="float" office:value="810530000">
                <text:p>810530000</text:p>
              </table:table-cell>
              <table:table-cell office:value-type="float" office:value="810561000">
                <text:p>810561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556000">
                <text:p>810556000</text:p>
              </table:table-cell>
              <table:table-cell office:value-type="float" office:value="810537000">
                <text:p>810537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60000">
                <text:p>810560000</text:p>
              </table:table-cell>
              <table:table-cell office:value-type="float" office:value="810534000">
                <text:p>810534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545000">
                <text:p>810545000</text:p>
              </table:table-cell>
              <table:table-cell office:value-type="float" office:value="810373000">
                <text:p>810373000</text:p>
              </table:table-cell>
              <table:table-cell office:value-type="float" office:value="810439000">
                <text:p>810439000</text:p>
              </table:table-cell>
              <table:table-cell office:value-type="float" office:value="810324000">
                <text:p>810324000</text:p>
              </table:table-cell>
              <table:table-cell office:value-type="float" office:value="810512000">
                <text:p>810512000</text:p>
              </table:table-cell>
              <table:table-cell office:value-type="float" office:value="810480000">
                <text:p>810480000</text:p>
              </table:table-cell>
              <table:table-cell office:value-type="float" office:value="810553000">
                <text:p>810553000</text:p>
              </table:table-cell>
              <table:table-cell office:value-type="float" office:value="810547000">
                <text:p>810547000</text:p>
              </table:table-cell>
              <table:table-cell office:value-type="float" office:value="810557000">
                <text:p>810557000</text:p>
              </table:table-cell>
              <table:table-cell office:value-type="float" office:value="810408000">
                <text:p>810408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545000">
                <text:p>810545000</text:p>
              </table:table-cell>
              <table:table-cell office:value-type="float" office:value="810646000">
                <text:p>810646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210000">
                <text:p>810210000</text:p>
              </table:table-cell>
              <table:table-cell office:value-type="float" office:value="810539000">
                <text:p>810539000</text:p>
              </table:table-cell>
              <table:table-cell office:value-type="float" office:value="810628000">
                <text:p>810628000</text:p>
              </table:table-cell>
              <table:table-cell office:value-type="float" office:value="810530000">
                <text:p>810530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552000">
                <text:p>810552000</text:p>
              </table:table-cell>
              <table:table-cell office:value-type="float" office:value="810499000">
                <text:p>810499000</text:p>
              </table:table-cell>
              <table:table-cell office:value-type="float" office:value="810544000">
                <text:p>810544000</text:p>
              </table:table-cell>
              <table:table-cell office:value-type="float" office:value="810139000">
                <text:p>810139000</text:p>
              </table:table-cell>
              <table:table-cell office:value-type="float" office:value="809773000">
                <text:p>809773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452000">
                <text:p>810452000</text:p>
              </table:table-cell>
              <table:table-cell office:value-type="float" office:value="810344000">
                <text:p>810344000</text:p>
              </table:table-cell>
              <table:table-cell office:value-type="float" office:value="810554000">
                <text:p>810554000</text:p>
              </table:table-cell>
              <table:table-cell office:value-type="float" office:value="810545000">
                <text:p>810545000</text:p>
              </table:table-cell>
              <table:table-cell office:value-type="float" office:value="810314000">
                <text:p>810314000</text:p>
              </table:table-cell>
              <table:table-cell office:value-type="float" office:value="810493000">
                <text:p>810493000</text:p>
              </table:table-cell>
              <table:table-cell office:value-type="float" office:value="810426000">
                <text:p>810426000</text:p>
              </table:table-cell>
              <table:table-cell office:value-type="float" office:value="810546000">
                <text:p>810546000</text:p>
              </table:table-cell>
              <table:table-cell office:value-type="float" office:value="810553000">
                <text:p>810553000</text:p>
              </table:table-cell>
              <table:table-cell office:value-type="float" office:value="810537000">
                <text:p>810537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558000">
                <text:p>810558000</text:p>
              </table:table-cell>
              <table:table-cell office:value-type="float" office:value="810435000">
                <text:p>810435000</text:p>
              </table:table-cell>
              <table:table-cell office:value-type="float" office:value="810504000">
                <text:p>810504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488000">
                <text:p>810488000</text:p>
              </table:table-cell>
              <table:table-cell office:value-type="float" office:value="810492000">
                <text:p>810492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551000">
                <text:p>810551000</text:p>
              </table:table-cell>
              <table:table-cell office:value-type="float" office:value="810553000">
                <text:p>810553000</text:p>
              </table:table-cell>
              <table:table-cell office:value-type="float" office:value="810554000">
                <text:p>810554000</text:p>
              </table:table-cell>
              <table:table-cell office:value-type="float" office:value="810515000">
                <text:p>810515000</text:p>
              </table:table-cell>
              <table:table-cell office:value-type="float" office:value="810258000">
                <text:p>810258000</text:p>
              </table:table-cell>
              <table:table-cell office:value-type="float" office:value="810167000">
                <text:p>810167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385000">
                <text:p>810385000</text:p>
              </table:table-cell>
              <table:table-cell office:value-type="float" office:value="810186000">
                <text:p>810186000</text:p>
              </table:table-cell>
              <table:table-cell office:value-type="float" office:value="810546000">
                <text:p>810546000</text:p>
              </table:table-cell>
              <table:table-cell office:value-type="float" office:value="810465000">
                <text:p>810465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547000">
                <text:p>810547000</text:p>
              </table:table-cell>
              <table:table-cell office:value-type="float" office:value="809983000">
                <text:p>809983000</text:p>
              </table:table-cell>
              <table:table-cell office:value-type="float" office:value="810545000">
                <text:p>810545000</text:p>
              </table:table-cell>
              <table:table-cell office:value-type="float" office:value="810536000">
                <text:p>810536000</text:p>
              </table:table-cell>
              <table:table-cell office:value-type="float" office:value="810501000">
                <text:p>810501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557000">
                <text:p>810557000</text:p>
              </table:table-cell>
              <table:table-cell office:value-type="float" office:value="810426000">
                <text:p>810426000</text:p>
              </table:table-cell>
              <table:table-cell office:value-type="float" office:value="810530000">
                <text:p>810530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4000">
                <text:p>810554000</text:p>
              </table:table-cell>
              <table:table-cell office:value-type="float" office:value="810528000">
                <text:p>810528000</text:p>
              </table:table-cell>
              <table:table-cell office:value-type="float" office:value="810524000">
                <text:p>810524000</text:p>
              </table:table-cell>
              <table:table-cell office:value-type="float" office:value="810265000">
                <text:p>810265000</text:p>
              </table:table-cell>
              <table:table-cell office:value-type="float" office:value="810553000">
                <text:p>810553000</text:p>
              </table:table-cell>
              <table:table-cell office:value-type="float" office:value="810463000">
                <text:p>810463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551000">
                <text:p>810551000</text:p>
              </table:table-cell>
              <table:table-cell office:value-type="float" office:value="810553000">
                <text:p>810553000</text:p>
              </table:table-cell>
              <table:table-cell office:value-type="float" office:value="808844000">
                <text:p>808844000</text:p>
              </table:table-cell>
              <table:table-cell office:value-type="float" office:value="810210000">
                <text:p>810210000</text:p>
              </table:table-cell>
              <table:table-cell office:value-type="float" office:value="810529000">
                <text:p>810529000</text:p>
              </table:table-cell>
              <table:table-cell office:value-type="float" office:value="810441000">
                <text:p>810441000</text:p>
              </table:table-cell>
              <table:table-cell office:value-type="float" office:value="810544000">
                <text:p>810544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521000">
                <text:p>810521000</text:p>
              </table:table-cell>
              <table:table-cell office:value-type="float" office:value="810511000">
                <text:p>810511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400000">
                <text:p>810400000</text:p>
              </table:table-cell>
              <table:table-cell office:value-type="float" office:value="810546000">
                <text:p>810546000</text:p>
              </table:table-cell>
              <table:table-cell office:value-type="float" office:value="810219000">
                <text:p>810219000</text:p>
              </table:table-cell>
              <table:table-cell office:value-type="float" office:value="810566000">
                <text:p>810566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261000">
                <text:p>810261000</text:p>
              </table:table-cell>
              <table:table-cell office:value-type="float" office:value="810512000">
                <text:p>810512000</text:p>
              </table:table-cell>
              <table:table-cell office:value-type="float" office:value="810131000">
                <text:p>810131000</text:p>
              </table:table-cell>
              <table:table-cell office:value-type="float" office:value="810524000">
                <text:p>810524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4000">
                <text:p>810554000</text:p>
              </table:table-cell>
              <table:table-cell office:value-type="float" office:value="810547000">
                <text:p>810547000</text:p>
              </table:table-cell>
              <table:table-cell office:value-type="float" office:value="809981000">
                <text:p>809981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12000">
                <text:p>810512000</text:p>
              </table:table-cell>
              <table:table-cell office:value-type="float" office:value="810542000">
                <text:p>810542000</text:p>
              </table:table-cell>
              <table:table-cell office:value-type="float" office:value="810321000">
                <text:p>810321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2000">
                <text:p>810552000</text:p>
              </table:table-cell>
              <table:table-cell office:value-type="float" office:value="810556000">
                <text:p>810556000</text:p>
              </table:table-cell>
              <table:table-cell office:value-type="float" office:value="810440000">
                <text:p>810440000</text:p>
              </table:table-cell>
              <table:table-cell office:value-type="float" office:value="810546000">
                <text:p>810546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389000">
                <text:p>810389000</text:p>
              </table:table-cell>
              <table:table-cell office:value-type="float" office:value="810542000">
                <text:p>810542000</text:p>
              </table:table-cell>
              <table:table-cell office:value-type="float" office:value="810307000">
                <text:p>810307000</text:p>
              </table:table-cell>
              <table:table-cell office:value-type="float" office:value="810293000">
                <text:p>810293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853000">
                <text:p>810853000</text:p>
              </table:table-cell>
              <table:table-cell office:value-type="float" office:value="810548000">
                <text:p>810548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552000">
                <text:p>810552000</text:p>
              </table:table-cell>
              <table:table-cell office:value-type="float" office:value="810162000">
                <text:p>810162000</text:p>
              </table:table-cell>
              <table:table-cell office:value-type="float" office:value="810506000">
                <text:p>810506000</text:p>
              </table:table-cell>
              <table:table-cell office:value-type="float" office:value="809611000">
                <text:p>809611000</text:p>
              </table:table-cell>
              <table:table-cell office:value-type="float" office:value="810546000">
                <text:p>810546000</text:p>
              </table:table-cell>
              <table:table-cell office:value-type="float" office:value="810543000">
                <text:p>810543000</text:p>
              </table:table-cell>
              <table:table-cell office:value-type="float" office:value="810552000">
                <text:p>810552000</text:p>
              </table:table-cell>
              <table:table-cell office:value-type="float" office:value="810533000">
                <text:p>810533000</text:p>
              </table:table-cell>
              <table:table-cell office:value-type="float" office:value="810354000">
                <text:p>810354000</text:p>
              </table:table-cell>
              <table:table-cell office:value-type="float" office:value="810326000">
                <text:p>810326000</text:p>
              </table:table-cell>
              <table:table-cell office:value-type="float" office:value="810546000">
                <text:p>810546000</text:p>
              </table:table-cell>
              <table:table-cell office:value-type="float" office:value="810547000">
                <text:p>810547000</text:p>
              </table:table-cell>
              <table:table-cell office:value-type="float" office:value="810369000">
                <text:p>810369000</text:p>
              </table:table-cell>
              <table:table-cell office:value-type="float" office:value="810533000">
                <text:p>810533000</text:p>
              </table:table-cell>
              <table:table-cell office:value-type="float" office:value="810430000">
                <text:p>810430000</text:p>
              </table:table-cell>
              <table:table-cell office:value-type="float" office:value="810456000">
                <text:p>810456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518000">
                <text:p>810518000</text:p>
              </table:table-cell>
              <table:table-cell office:value-type="float" office:value="810557000">
                <text:p>810557000</text:p>
              </table:table-cell>
              <table:table-cell office:value-type="float" office:value="810549000">
                <text:p>810549000</text:p>
              </table:table-cell>
              <table:table-cell office:value-type="float" office:value="810538000">
                <text:p>810538000</text:p>
              </table:table-cell>
              <table:table-cell office:value-type="float" office:value="810568000">
                <text:p>810568000</text:p>
              </table:table-cell>
              <table:table-cell office:value-type="float" office:value="810534000">
                <text:p>810534000</text:p>
              </table:table-cell>
              <table:table-cell office:value-type="float" office:value="810550000">
                <text:p>810550000</text:p>
              </table:table-cell>
              <table:table-cell office:value-type="float" office:value="810227000">
                <text:p>810227000</text:p>
              </table:table-cell>
              <table:table-cell office:value-type="float" office:value="810554000">
                <text:p>810554000</text:p>
              </table:table-cell>
              <table:table-cell office:value-type="float" office:value="810403000">
                <text:p>810403000</text:p>
              </table:table-cell>
              <table:table-cell office:value-type="float" office:value="810243000">
                <text:p>810243000</text:p>
              </table:table-cell>
              <table:table-cell office:value-type="float" office:value="810552000">
                <text:p>810552000</text:p>
              </table:table-cell>
              <table:table-cell office:value-type="float" office:value="810528000">
                <text:p>810528000</text:p>
              </table:table-cell>
              <table:table-cell office:value-type="float" office:value="810230000">
                <text:p>810230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328000">
                <text:p>810328000</text:p>
              </table:table-cell>
              <table:table-cell office:value-type="float" office:value="810533000">
                <text:p>810533000</text:p>
              </table:table-cell>
              <table:table-cell office:value-type="float" office:value="810551000">
                <text:p>810551000</text:p>
              </table:table-cell>
              <table:table-cell office:value-type="float" office:value="810191000">
                <text:p>810191000</text:p>
              </table:table-cell>
              <table:table-cell office:value-type="float" office:value="810554000">
                <text:p>810554000</text:p>
              </table:table-cell>
              <table:table-cell office:value-type="float" office:value="810542000">
                <text:p>810542000</text:p>
              </table:table-cell>
              <table:table-cell office:value-type="float" office:value="810556000">
                <text:p>810556000</text:p>
              </table:table-cell>
              <table:table-cell office:value-type="float" office:value="810436000">
                <text:p>810436000</text:p>
              </table:table-cell>
              <table:table-cell office:value-type="float" office:value="810530000">
                <text:p>810530000</text:p>
              </table:table-cell>
              <table:table-cell office:value-type="float" office:value="810555000">
                <text:p>810555000</text:p>
              </table:table-cell>
              <table:table-cell office:value-type="float" office:value="810536000">
                <text:p>810536000</text:p>
              </table:table-cell>
              <table:table-cell office:value-type="float" office:value="810542000">
                <text:p>810542000</text:p>
              </table:table-cell>
              <table:table-cell office:value-type="float" office:value="810537000">
                <text:p>810537000</text:p>
              </table:table-cell>
              <table:table-cell office:value-type="float" office:value="810117000">
                <text:p>810117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382000">
                <text:p>821382000</text:p>
              </table:table-cell>
              <table:table-cell office:value-type="float" office:value="821138000">
                <text:p>821138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333000">
                <text:p>821333000</text:p>
              </table:table-cell>
              <table:table-cell office:value-type="float" office:value="821214000">
                <text:p>821214000</text:p>
              </table:table-cell>
              <table:table-cell office:value-type="float" office:value="821372000">
                <text:p>821372000</text:p>
              </table:table-cell>
              <table:table-cell office:value-type="float" office:value="821383000">
                <text:p>821383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308000">
                <text:p>821308000</text:p>
              </table:table-cell>
              <table:table-cell office:value-type="float" office:value="821379000">
                <text:p>821379000</text:p>
              </table:table-cell>
              <table:table-cell office:value-type="float" office:value="821372000">
                <text:p>821372000</text:p>
              </table:table-cell>
              <table:table-cell office:value-type="float" office:value="820874000">
                <text:p>820874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80000">
                <text:p>821380000</text:p>
              </table:table-cell>
              <table:table-cell office:value-type="float" office:value="821329000">
                <text:p>821329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269000">
                <text:p>821269000</text:p>
              </table:table-cell>
              <table:table-cell office:value-type="float" office:value="821370000">
                <text:p>821370000</text:p>
              </table:table-cell>
              <table:table-cell office:value-type="float" office:value="821361000">
                <text:p>821361000</text:p>
              </table:table-cell>
              <table:table-cell office:value-type="float" office:value="821377000">
                <text:p>821377000</text:p>
              </table:table-cell>
              <table:table-cell office:value-type="float" office:value="821105000">
                <text:p>821105000</text:p>
              </table:table-cell>
              <table:table-cell office:value-type="float" office:value="821206000">
                <text:p>821206000</text:p>
              </table:table-cell>
              <table:table-cell office:value-type="float" office:value="821343000">
                <text:p>821343000</text:p>
              </table:table-cell>
              <table:table-cell office:value-type="float" office:value="821343000">
                <text:p>821343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354000">
                <text:p>821354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38000">
                <text:p>821338000</text:p>
              </table:table-cell>
              <table:table-cell office:value-type="float" office:value="820278000">
                <text:p>820278000</text:p>
              </table:table-cell>
              <table:table-cell office:value-type="float" office:value="820713000">
                <text:p>820713000</text:p>
              </table:table-cell>
              <table:table-cell office:value-type="float" office:value="821056000">
                <text:p>821056000</text:p>
              </table:table-cell>
              <table:table-cell office:value-type="float" office:value="821380000">
                <text:p>821380000</text:p>
              </table:table-cell>
              <table:table-cell office:value-type="float" office:value="821376000">
                <text:p>821376000</text:p>
              </table:table-cell>
              <table:table-cell office:value-type="float" office:value="821018000">
                <text:p>821018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84000">
                <text:p>821384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04000">
                <text:p>821304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0996000">
                <text:p>820996000</text:p>
              </table:table-cell>
              <table:table-cell office:value-type="float" office:value="821380000">
                <text:p>821380000</text:p>
              </table:table-cell>
              <table:table-cell office:value-type="float" office:value="821389000">
                <text:p>821389000</text:p>
              </table:table-cell>
              <table:table-cell office:value-type="float" office:value="821209000">
                <text:p>821209000</text:p>
              </table:table-cell>
              <table:table-cell office:value-type="float" office:value="820560000">
                <text:p>820560000</text:p>
              </table:table-cell>
              <table:table-cell office:value-type="float" office:value="821372000">
                <text:p>821372000</text:p>
              </table:table-cell>
              <table:table-cell office:value-type="float" office:value="820269000">
                <text:p>820269000</text:p>
              </table:table-cell>
              <table:table-cell office:value-type="float" office:value="821108000">
                <text:p>821108000</text:p>
              </table:table-cell>
              <table:table-cell office:value-type="float" office:value="821259000">
                <text:p>821259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236000">
                <text:p>821236000</text:p>
              </table:table-cell>
              <table:table-cell office:value-type="float" office:value="821377000">
                <text:p>821377000</text:p>
              </table:table-cell>
              <table:table-cell office:value-type="float" office:value="821322000">
                <text:p>821322000</text:p>
              </table:table-cell>
              <table:table-cell office:value-type="float" office:value="821192000">
                <text:p>821192000</text:p>
              </table:table-cell>
              <table:table-cell office:value-type="float" office:value="821379000">
                <text:p>821379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0824000">
                <text:p>820824000</text:p>
              </table:table-cell>
              <table:table-cell office:value-type="float" office:value="821255000">
                <text:p>821255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372000">
                <text:p>821372000</text:p>
              </table:table-cell>
              <table:table-cell office:value-type="float" office:value="821370000">
                <text:p>821370000</text:p>
              </table:table-cell>
              <table:table-cell office:value-type="float" office:value="821040000">
                <text:p>821040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356000">
                <text:p>821356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1403000">
                <text:p>821403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1379000">
                <text:p>821379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1287000">
                <text:p>821287000</text:p>
              </table:table-cell>
              <table:table-cell office:value-type="float" office:value="821348000">
                <text:p>821348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0424000">
                <text:p>820424000</text:p>
              </table:table-cell>
              <table:table-cell office:value-type="float" office:value="820822000">
                <text:p>820822000</text:p>
              </table:table-cell>
              <table:table-cell office:value-type="float" office:value="820300000">
                <text:p>820300000</text:p>
              </table:table-cell>
              <table:table-cell office:value-type="float" office:value="821269000">
                <text:p>821269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79000">
                <text:p>821379000</text:p>
              </table:table-cell>
              <table:table-cell office:value-type="float" office:value="821262000">
                <text:p>821262000</text:p>
              </table:table-cell>
              <table:table-cell office:value-type="float" office:value="821333000">
                <text:p>821333000</text:p>
              </table:table-cell>
              <table:table-cell office:value-type="float" office:value="821377000">
                <text:p>821377000</text:p>
              </table:table-cell>
              <table:table-cell office:value-type="float" office:value="821297000">
                <text:p>821297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42000">
                <text:p>821342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1376000">
                <text:p>821376000</text:p>
              </table:table-cell>
              <table:table-cell office:value-type="float" office:value="821357000">
                <text:p>821357000</text:p>
              </table:table-cell>
              <table:table-cell office:value-type="float" office:value="821192000">
                <text:p>821192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163000">
                <text:p>821163000</text:p>
              </table:table-cell>
              <table:table-cell office:value-type="float" office:value="819744000">
                <text:p>819744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1372000">
                <text:p>821372000</text:p>
              </table:table-cell>
              <table:table-cell office:value-type="float" office:value="821364000">
                <text:p>821364000</text:p>
              </table:table-cell>
              <table:table-cell office:value-type="float" office:value="821367000">
                <text:p>821367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0856000">
                <text:p>820856000</text:p>
              </table:table-cell>
              <table:table-cell office:value-type="float" office:value="821376000">
                <text:p>821376000</text:p>
              </table:table-cell>
              <table:table-cell office:value-type="float" office:value="821235000">
                <text:p>821235000</text:p>
              </table:table-cell>
              <table:table-cell office:value-type="float" office:value="821367000">
                <text:p>821367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1099000">
                <text:p>821099000</text:p>
              </table:table-cell>
              <table:table-cell office:value-type="float" office:value="821336000">
                <text:p>821336000</text:p>
              </table:table-cell>
              <table:table-cell office:value-type="float" office:value="821376000">
                <text:p>821376000</text:p>
              </table:table-cell>
              <table:table-cell office:value-type="float" office:value="820893000">
                <text:p>820893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1376000">
                <text:p>821376000</text:p>
              </table:table-cell>
              <table:table-cell office:value-type="float" office:value="821384000">
                <text:p>821384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1249000">
                <text:p>821249000</text:p>
              </table:table-cell>
              <table:table-cell office:value-type="float" office:value="821217000">
                <text:p>821217000</text:p>
              </table:table-cell>
              <table:table-cell office:value-type="float" office:value="821350000">
                <text:p>821350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76000">
                <text:p>821376000</text:p>
              </table:table-cell>
              <table:table-cell office:value-type="float" office:value="820936000">
                <text:p>820936000</text:p>
              </table:table-cell>
              <table:table-cell office:value-type="float" office:value="821438000">
                <text:p>821438000</text:p>
              </table:table-cell>
              <table:table-cell office:value-type="float" office:value="820461000">
                <text:p>820461000</text:p>
              </table:table-cell>
              <table:table-cell office:value-type="float" office:value="821350000">
                <text:p>821350000</text:p>
              </table:table-cell>
              <table:table-cell office:value-type="float" office:value="821026000">
                <text:p>821026000</text:p>
              </table:table-cell>
              <table:table-cell office:value-type="float" office:value="821296000">
                <text:p>821296000</text:p>
              </table:table-cell>
              <table:table-cell office:value-type="float" office:value="819783000">
                <text:p>819783000</text:p>
              </table:table-cell>
              <table:table-cell office:value-type="float" office:value="821304000">
                <text:p>821304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1372000">
                <text:p>821372000</text:p>
              </table:table-cell>
              <table:table-cell office:value-type="float" office:value="821341000">
                <text:p>821341000</text:p>
              </table:table-cell>
              <table:table-cell office:value-type="float" office:value="821379000">
                <text:p>821379000</text:p>
              </table:table-cell>
              <table:table-cell office:value-type="float" office:value="821326000">
                <text:p>821326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225000">
                <text:p>821225000</text:p>
              </table:table-cell>
              <table:table-cell office:value-type="float" office:value="821366000">
                <text:p>821366000</text:p>
              </table:table-cell>
              <table:table-cell office:value-type="float" office:value="821366000">
                <text:p>821366000</text:p>
              </table:table-cell>
              <table:table-cell office:value-type="float" office:value="821311000">
                <text:p>821311000</text:p>
              </table:table-cell>
              <table:table-cell office:value-type="float" office:value="821357000">
                <text:p>821357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368000">
                <text:p>821368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1379000">
                <text:p>821379000</text:p>
              </table:table-cell>
              <table:table-cell office:value-type="float" office:value="821237000">
                <text:p>821237000</text:p>
              </table:table-cell>
              <table:table-cell office:value-type="float" office:value="821376000">
                <text:p>821376000</text:p>
              </table:table-cell>
              <table:table-cell office:value-type="float" office:value="821357000">
                <text:p>821357000</text:p>
              </table:table-cell>
              <table:table-cell office:value-type="float" office:value="820544000">
                <text:p>820544000</text:p>
              </table:table-cell>
              <table:table-cell office:value-type="float" office:value="821338000">
                <text:p>821338000</text:p>
              </table:table-cell>
              <table:table-cell office:value-type="float" office:value="821303000">
                <text:p>821303000</text:p>
              </table:table-cell>
              <table:table-cell office:value-type="float" office:value="821384000">
                <text:p>821384000</text:p>
              </table:table-cell>
              <table:table-cell office:value-type="float" office:value="821341000">
                <text:p>821341000</text:p>
              </table:table-cell>
              <table:table-cell office:value-type="float" office:value="821332000">
                <text:p>821332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0882000">
                <text:p>820882000</text:p>
              </table:table-cell>
              <table:table-cell office:value-type="float" office:value="820978000">
                <text:p>820978000</text:p>
              </table:table-cell>
              <table:table-cell office:value-type="float" office:value="821390000">
                <text:p>821390000</text:p>
              </table:table-cell>
              <table:table-cell office:value-type="float" office:value="821365000">
                <text:p>821365000</text:p>
              </table:table-cell>
              <table:table-cell office:value-type="float" office:value="821350000">
                <text:p>821350000</text:p>
              </table:table-cell>
              <table:table-cell office:value-type="float" office:value="819049000">
                <text:p>819049000</text:p>
              </table:table-cell>
              <table:table-cell office:value-type="float" office:value="821014000">
                <text:p>821014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59000">
                <text:p>821359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53000">
                <text:p>821353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378000">
                <text:p>821378000</text:p>
              </table:table-cell>
              <table:table-cell office:value-type="float" office:value="820885000">
                <text:p>820885000</text:p>
              </table:table-cell>
              <table:table-cell office:value-type="float" office:value="821307000">
                <text:p>821307000</text:p>
              </table:table-cell>
              <table:table-cell office:value-type="float" office:value="821371000">
                <text:p>821371000</text:p>
              </table:table-cell>
              <table:table-cell office:value-type="float" office:value="821284000">
                <text:p>821284000</text:p>
              </table:table-cell>
              <table:table-cell office:value-type="float" office:value="821134000">
                <text:p>821134000</text:p>
              </table:table-cell>
              <table:table-cell office:value-type="float" office:value="821287000">
                <text:p>821287000</text:p>
              </table:table-cell>
              <table:table-cell office:value-type="float" office:value="821414000">
                <text:p>821414000</text:p>
              </table:table-cell>
              <table:table-cell office:value-type="float" office:value="821381000">
                <text:p>821381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1184000">
                <text:p>821184000</text:p>
              </table:table-cell>
              <table:table-cell office:value-type="float" office:value="821353000">
                <text:p>821353000</text:p>
              </table:table-cell>
              <table:table-cell office:value-type="float" office:value="821373000">
                <text:p>821373000</text:p>
              </table:table-cell>
              <table:table-cell office:value-type="float" office:value="821251000">
                <text:p>821251000</text:p>
              </table:table-cell>
              <table:table-cell office:value-type="float" office:value="821356000">
                <text:p>821356000</text:p>
              </table:table-cell>
              <table:table-cell office:value-type="float" office:value="820040000">
                <text:p>820040000</text:p>
              </table:table-cell>
              <table:table-cell office:value-type="float" office:value="821351000">
                <text:p>821351000</text:p>
              </table:table-cell>
              <table:table-cell office:value-type="float" office:value="821362000">
                <text:p>821362000</text:p>
              </table:table-cell>
              <table:table-cell office:value-type="float" office:value="821319000">
                <text:p>821319000</text:p>
              </table:table-cell>
              <table:table-cell office:value-type="float" office:value="821243000">
                <text:p>821243000</text:p>
              </table:table-cell>
              <table:table-cell office:value-type="float" office:value="821379000">
                <text:p>821379000</text:p>
              </table:table-cell>
              <table:table-cell office:value-type="float" office:value="821369000">
                <text:p>821369000</text:p>
              </table:table-cell>
              <table:table-cell office:value-type="float" office:value="821367000">
                <text:p>821367000</text:p>
              </table:table-cell>
              <table:table-cell office:value-type="float" office:value="821360000">
                <text:p>821360000</text:p>
              </table:table-cell>
              <table:table-cell office:value-type="float" office:value="821375000">
                <text:p>821375000</text:p>
              </table:table-cell>
              <table:table-cell office:value-type="float" office:value="821370000">
                <text:p>821370000</text:p>
              </table:table-cell>
              <table:table-cell office:value-type="float" office:value="821374000">
                <text:p>821374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9284000">
                <text:p>829284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9212000">
                <text:p>829212000</text:p>
              </table:table-cell>
              <table:table-cell office:value-type="float" office:value="829215000">
                <text:p>829215000</text:p>
              </table:table-cell>
              <table:table-cell office:value-type="float" office:value="828645000">
                <text:p>828645000</text:p>
              </table:table-cell>
              <table:table-cell office:value-type="float" office:value="829137000">
                <text:p>829137000</text:p>
              </table:table-cell>
              <table:table-cell office:value-type="float" office:value="828667000">
                <text:p>828667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9301000">
                <text:p>829301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9296000">
                <text:p>829296000</text:p>
              </table:table-cell>
              <table:table-cell office:value-type="float" office:value="828972000">
                <text:p>828972000</text:p>
              </table:table-cell>
              <table:table-cell office:value-type="float" office:value="829241000">
                <text:p>829241000</text:p>
              </table:table-cell>
              <table:table-cell office:value-type="float" office:value="829263000">
                <text:p>829263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9236000">
                <text:p>829236000</text:p>
              </table:table-cell>
              <table:table-cell office:value-type="float" office:value="829446000">
                <text:p>829446000</text:p>
              </table:table-cell>
              <table:table-cell office:value-type="float" office:value="829208000">
                <text:p>829208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081000">
                <text:p>829081000</text:p>
              </table:table-cell>
              <table:table-cell office:value-type="float" office:value="829223000">
                <text:p>829223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77000">
                <text:p>829277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8729000">
                <text:p>828729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9275000">
                <text:p>829275000</text:p>
              </table:table-cell>
              <table:table-cell office:value-type="float" office:value="829100000">
                <text:p>829100000</text:p>
              </table:table-cell>
              <table:table-cell office:value-type="float" office:value="828860000">
                <text:p>828860000</text:p>
              </table:table-cell>
              <table:table-cell office:value-type="float" office:value="829260000">
                <text:p>829260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9171000">
                <text:p>829171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34000">
                <text:p>829234000</text:p>
              </table:table-cell>
              <table:table-cell office:value-type="float" office:value="829283000">
                <text:p>829283000</text:p>
              </table:table-cell>
              <table:table-cell office:value-type="float" office:value="829247000">
                <text:p>829247000</text:p>
              </table:table-cell>
              <table:table-cell office:value-type="float" office:value="829298000">
                <text:p>829298000</text:p>
              </table:table-cell>
              <table:table-cell office:value-type="float" office:value="829281000">
                <text:p>829281000</text:p>
              </table:table-cell>
              <table:table-cell office:value-type="float" office:value="829295000">
                <text:p>829295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9097000">
                <text:p>829097000</text:p>
              </table:table-cell>
              <table:table-cell office:value-type="float" office:value="829269000">
                <text:p>829269000</text:p>
              </table:table-cell>
              <table:table-cell office:value-type="float" office:value="829286000">
                <text:p>829286000</text:p>
              </table:table-cell>
              <table:table-cell office:value-type="float" office:value="829284000">
                <text:p>829284000</text:p>
              </table:table-cell>
              <table:table-cell office:value-type="float" office:value="828464000">
                <text:p>828464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8967000">
                <text:p>828967000</text:p>
              </table:table-cell>
              <table:table-cell office:value-type="float" office:value="829041000">
                <text:p>829041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82000">
                <text:p>829282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8181000">
                <text:p>828181000</text:p>
              </table:table-cell>
              <table:table-cell office:value-type="float" office:value="829255000">
                <text:p>829255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9403000">
                <text:p>829403000</text:p>
              </table:table-cell>
              <table:table-cell office:value-type="float" office:value="829256000">
                <text:p>829256000</text:p>
              </table:table-cell>
              <table:table-cell office:value-type="float" office:value="829253000">
                <text:p>829253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9120000">
                <text:p>829120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8756000">
                <text:p>828756000</text:p>
              </table:table-cell>
              <table:table-cell office:value-type="float" office:value="828770000">
                <text:p>828770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04000">
                <text:p>829204000</text:p>
              </table:table-cell>
              <table:table-cell office:value-type="float" office:value="828981000">
                <text:p>828981000</text:p>
              </table:table-cell>
              <table:table-cell office:value-type="float" office:value="829296000">
                <text:p>829296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91000">
                <text:p>829291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8937000">
                <text:p>828937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9003000">
                <text:p>829003000</text:p>
              </table:table-cell>
              <table:table-cell office:value-type="float" office:value="829291000">
                <text:p>829291000</text:p>
              </table:table-cell>
              <table:table-cell office:value-type="float" office:value="829286000">
                <text:p>829286000</text:p>
              </table:table-cell>
              <table:table-cell office:value-type="float" office:value="829283000">
                <text:p>829283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86000">
                <text:p>829286000</text:p>
              </table:table-cell>
              <table:table-cell office:value-type="float" office:value="828623000">
                <text:p>828623000</text:p>
              </table:table-cell>
              <table:table-cell office:value-type="float" office:value="828846000">
                <text:p>828846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8070000">
                <text:p>828070000</text:p>
              </table:table-cell>
              <table:table-cell office:value-type="float" office:value="829260000">
                <text:p>829260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9193000">
                <text:p>829193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171000">
                <text:p>829171000</text:p>
              </table:table-cell>
              <table:table-cell office:value-type="float" office:value="828976000">
                <text:p>828976000</text:p>
              </table:table-cell>
              <table:table-cell office:value-type="float" office:value="829154000">
                <text:p>829154000</text:p>
              </table:table-cell>
              <table:table-cell office:value-type="float" office:value="829196000">
                <text:p>829196000</text:p>
              </table:table-cell>
              <table:table-cell office:value-type="float" office:value="827885000">
                <text:p>827885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8285000">
                <text:p>828285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9200000">
                <text:p>829200000</text:p>
              </table:table-cell>
              <table:table-cell office:value-type="float" office:value="829299000">
                <text:p>829299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9286000">
                <text:p>829286000</text:p>
              </table:table-cell>
              <table:table-cell office:value-type="float" office:value="829245000">
                <text:p>829245000</text:p>
              </table:table-cell>
              <table:table-cell office:value-type="float" office:value="829174000">
                <text:p>829174000</text:p>
              </table:table-cell>
              <table:table-cell office:value-type="float" office:value="829191000">
                <text:p>829191000</text:p>
              </table:table-cell>
              <table:table-cell office:value-type="float" office:value="829284000">
                <text:p>829284000</text:p>
              </table:table-cell>
              <table:table-cell office:value-type="float" office:value="829286000">
                <text:p>829286000</text:p>
              </table:table-cell>
              <table:table-cell office:value-type="float" office:value="828893000">
                <text:p>828893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83000">
                <text:p>829283000</text:p>
              </table:table-cell>
              <table:table-cell office:value-type="float" office:value="828802000">
                <text:p>828802000</text:p>
              </table:table-cell>
              <table:table-cell office:value-type="float" office:value="828299000">
                <text:p>828299000</text:p>
              </table:table-cell>
              <table:table-cell office:value-type="float" office:value="829267000">
                <text:p>829267000</text:p>
              </table:table-cell>
              <table:table-cell office:value-type="float" office:value="828617000">
                <text:p>828617000</text:p>
              </table:table-cell>
              <table:table-cell office:value-type="float" office:value="829299000">
                <text:p>829299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8829000">
                <text:p>828829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8952000">
                <text:p>828952000</text:p>
              </table:table-cell>
              <table:table-cell office:value-type="float" office:value="829051000">
                <text:p>829051000</text:p>
              </table:table-cell>
              <table:table-cell office:value-type="float" office:value="829243000">
                <text:p>829243000</text:p>
              </table:table-cell>
              <table:table-cell office:value-type="float" office:value="829263000">
                <text:p>829263000</text:p>
              </table:table-cell>
              <table:table-cell office:value-type="float" office:value="829270000">
                <text:p>829270000</text:p>
              </table:table-cell>
              <table:table-cell office:value-type="float" office:value="828317000">
                <text:p>828317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9302000">
                <text:p>829302000</text:p>
              </table:table-cell>
              <table:table-cell office:value-type="float" office:value="829250000">
                <text:p>829250000</text:p>
              </table:table-cell>
              <table:table-cell office:value-type="float" office:value="829159000">
                <text:p>829159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9268000">
                <text:p>829268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8389000">
                <text:p>828389000</text:p>
              </table:table-cell>
              <table:table-cell office:value-type="float" office:value="829219000">
                <text:p>829219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9151000">
                <text:p>829151000</text:p>
              </table:table-cell>
              <table:table-cell office:value-type="float" office:value="829286000">
                <text:p>829286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8970000">
                <text:p>828970000</text:p>
              </table:table-cell>
              <table:table-cell office:value-type="float" office:value="829173000">
                <text:p>829173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88000">
                <text:p>829288000</text:p>
              </table:table-cell>
              <table:table-cell office:value-type="float" office:value="828569000">
                <text:p>828569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73000">
                <text:p>829273000</text:p>
              </table:table-cell>
              <table:table-cell office:value-type="float" office:value="829229000">
                <text:p>829229000</text:p>
              </table:table-cell>
              <table:table-cell office:value-type="float" office:value="829145000">
                <text:p>829145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8789000">
                <text:p>828789000</text:p>
              </table:table-cell>
              <table:table-cell office:value-type="float" office:value="828787000">
                <text:p>828787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9244000">
                <text:p>829244000</text:p>
              </table:table-cell>
              <table:table-cell office:value-type="float" office:value="827465000">
                <text:p>827465000</text:p>
              </table:table-cell>
              <table:table-cell office:value-type="float" office:value="829287000">
                <text:p>829287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9149000">
                <text:p>829149000</text:p>
              </table:table-cell>
              <table:table-cell office:value-type="float" office:value="829101000">
                <text:p>829101000</text:p>
              </table:table-cell>
              <table:table-cell office:value-type="float" office:value="829275000">
                <text:p>829275000</text:p>
              </table:table-cell>
              <table:table-cell office:value-type="float" office:value="829293000">
                <text:p>829293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84000">
                <text:p>829284000</text:p>
              </table:table-cell>
              <table:table-cell office:value-type="float" office:value="828990000">
                <text:p>828990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86000">
                <text:p>829286000</text:p>
              </table:table-cell>
              <table:table-cell office:value-type="float" office:value="829294000">
                <text:p>829294000</text:p>
              </table:table-cell>
              <table:table-cell office:value-type="float" office:value="827350000">
                <text:p>827350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9289000">
                <text:p>829289000</text:p>
              </table:table-cell>
              <table:table-cell office:value-type="float" office:value="829295000">
                <text:p>829295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9295000">
                <text:p>829295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8655000">
                <text:p>828655000</text:p>
              </table:table-cell>
              <table:table-cell office:value-type="float" office:value="829290000">
                <text:p>829290000</text:p>
              </table:table-cell>
              <table:table-cell office:value-type="float" office:value="829212000">
                <text:p>829212000</text:p>
              </table:table-cell>
              <table:table-cell office:value-type="float" office:value="829147000">
                <text:p>829147000</text:p>
              </table:table-cell>
              <table:table-cell office:value-type="float" office:value="829125000">
                <text:p>829125000</text:p>
              </table:table-cell>
              <table:table-cell office:value-type="float" office:value="829285000">
                <text:p>829285000</text:p>
              </table:table-cell>
              <table:table-cell office:value-type="float" office:value="829292000">
                <text:p>829292000</text:p>
              </table:table-cell>
              <table:table-cell office:value-type="float" office:value="828642000">
                <text:p>828642000</text:p>
              </table:table-cell>
              <table:table-cell office:value-type="float" office:value="829198000">
                <text:p>829198000</text:p>
              </table:table-cell>
              <table:table-cell office:value-type="float" office:value="828348000">
                <text:p>828348000</text:p>
              </table:table-cell>
              <table:table-cell office:value-type="float" office:value="828487000">
                <text:p>828487000</text:p>
              </table:table-cell>
              <table:table-cell office:value-type="float" office:value="835662000">
                <text:p>835662000</text:p>
              </table:table-cell>
              <table:table-cell office:value-type="float" office:value="835639000">
                <text:p>835639000</text:p>
              </table:table-cell>
              <table:table-cell office:value-type="float" office:value="835139000">
                <text:p>835139000</text:p>
              </table:table-cell>
              <table:table-cell office:value-type="float" office:value="835605000">
                <text:p>835605000</text:p>
              </table:table-cell>
              <table:table-cell office:value-type="float" office:value="835644000">
                <text:p>835644000</text:p>
              </table:table-cell>
              <table:table-cell office:value-type="float" office:value="835650000">
                <text:p>835650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34000">
                <text:p>835634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19000">
                <text:p>835619000</text:p>
              </table:table-cell>
              <table:table-cell office:value-type="float" office:value="835404000">
                <text:p>835404000</text:p>
              </table:table-cell>
              <table:table-cell office:value-type="float" office:value="835404000">
                <text:p>835404000</text:p>
              </table:table-cell>
              <table:table-cell office:value-type="float" office:value="835645000">
                <text:p>835645000</text:p>
              </table:table-cell>
              <table:table-cell office:value-type="float" office:value="835657000">
                <text:p>835657000</text:p>
              </table:table-cell>
              <table:table-cell office:value-type="float" office:value="835627000">
                <text:p>835627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549000">
                <text:p>835549000</text:p>
              </table:table-cell>
              <table:table-cell office:value-type="float" office:value="835664000">
                <text:p>835664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584000">
                <text:p>835584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592000">
                <text:p>835592000</text:p>
              </table:table-cell>
              <table:table-cell office:value-type="float" office:value="835039000">
                <text:p>835039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3182000">
                <text:p>833182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36000">
                <text:p>835636000</text:p>
              </table:table-cell>
              <table:table-cell office:value-type="float" office:value="835676000">
                <text:p>835676000</text:p>
              </table:table-cell>
              <table:table-cell office:value-type="float" office:value="835646000">
                <text:p>835646000</text:p>
              </table:table-cell>
              <table:table-cell office:value-type="float" office:value="835673000">
                <text:p>835673000</text:p>
              </table:table-cell>
              <table:table-cell office:value-type="float" office:value="835639000">
                <text:p>835639000</text:p>
              </table:table-cell>
              <table:table-cell office:value-type="float" office:value="835621000">
                <text:p>835621000</text:p>
              </table:table-cell>
              <table:table-cell office:value-type="float" office:value="835667000">
                <text:p>835667000</text:p>
              </table:table-cell>
              <table:table-cell office:value-type="float" office:value="835174000">
                <text:p>835174000</text:p>
              </table:table-cell>
              <table:table-cell office:value-type="float" office:value="835652000">
                <text:p>835652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540000">
                <text:p>835540000</text:p>
              </table:table-cell>
              <table:table-cell office:value-type="float" office:value="835196000">
                <text:p>835196000</text:p>
              </table:table-cell>
              <table:table-cell office:value-type="float" office:value="834588000">
                <text:p>834588000</text:p>
              </table:table-cell>
              <table:table-cell office:value-type="float" office:value="835664000">
                <text:p>835664000</text:p>
              </table:table-cell>
              <table:table-cell office:value-type="float" office:value="835009000">
                <text:p>835009000</text:p>
              </table:table-cell>
              <table:table-cell office:value-type="float" office:value="835598000">
                <text:p>835598000</text:p>
              </table:table-cell>
              <table:table-cell office:value-type="float" office:value="835364000">
                <text:p>835364000</text:p>
              </table:table-cell>
              <table:table-cell office:value-type="float" office:value="834607000">
                <text:p>834607000</text:p>
              </table:table-cell>
              <table:table-cell office:value-type="float" office:value="835639000">
                <text:p>835639000</text:p>
              </table:table-cell>
              <table:table-cell office:value-type="float" office:value="835372000">
                <text:p>835372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13000">
                <text:p>835613000</text:p>
              </table:table-cell>
              <table:table-cell office:value-type="float" office:value="835668000">
                <text:p>835668000</text:p>
              </table:table-cell>
              <table:table-cell office:value-type="float" office:value="835660000">
                <text:p>835660000</text:p>
              </table:table-cell>
              <table:table-cell office:value-type="float" office:value="835546000">
                <text:p>835546000</text:p>
              </table:table-cell>
              <table:table-cell office:value-type="float" office:value="835676000">
                <text:p>835676000</text:p>
              </table:table-cell>
              <table:table-cell office:value-type="float" office:value="835667000">
                <text:p>835667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3714000">
                <text:p>833714000</text:p>
              </table:table-cell>
              <table:table-cell office:value-type="float" office:value="834051000">
                <text:p>834051000</text:p>
              </table:table-cell>
              <table:table-cell office:value-type="float" office:value="835626000">
                <text:p>835626000</text:p>
              </table:table-cell>
              <table:table-cell office:value-type="float" office:value="835674000">
                <text:p>835674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5675000">
                <text:p>835675000</text:p>
              </table:table-cell>
              <table:table-cell office:value-type="float" office:value="834737000">
                <text:p>834737000</text:p>
              </table:table-cell>
              <table:table-cell office:value-type="float" office:value="835668000">
                <text:p>835668000</text:p>
              </table:table-cell>
              <table:table-cell office:value-type="float" office:value="835619000">
                <text:p>835619000</text:p>
              </table:table-cell>
              <table:table-cell office:value-type="float" office:value="835666000">
                <text:p>835666000</text:p>
              </table:table-cell>
              <table:table-cell office:value-type="float" office:value="835682000">
                <text:p>835682000</text:p>
              </table:table-cell>
              <table:table-cell office:value-type="float" office:value="835638000">
                <text:p>835638000</text:p>
              </table:table-cell>
              <table:table-cell office:value-type="float" office:value="835673000">
                <text:p>835673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5677000">
                <text:p>835677000</text:p>
              </table:table-cell>
              <table:table-cell office:value-type="float" office:value="835678000">
                <text:p>835678000</text:p>
              </table:table-cell>
              <table:table-cell office:value-type="float" office:value="834267000">
                <text:p>834267000</text:p>
              </table:table-cell>
              <table:table-cell office:value-type="float" office:value="835547000">
                <text:p>835547000</text:p>
              </table:table-cell>
              <table:table-cell office:value-type="float" office:value="835649000">
                <text:p>835649000</text:p>
              </table:table-cell>
              <table:table-cell office:value-type="float" office:value="835446000">
                <text:p>835446000</text:p>
              </table:table-cell>
              <table:table-cell office:value-type="float" office:value="835665000">
                <text:p>835665000</text:p>
              </table:table-cell>
              <table:table-cell office:value-type="float" office:value="835548000">
                <text:p>835548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361000">
                <text:p>835361000</text:p>
              </table:table-cell>
              <table:table-cell office:value-type="float" office:value="835133000">
                <text:p>835133000</text:p>
              </table:table-cell>
              <table:table-cell office:value-type="float" office:value="835555000">
                <text:p>835555000</text:p>
              </table:table-cell>
              <table:table-cell office:value-type="float" office:value="835666000">
                <text:p>835666000</text:p>
              </table:table-cell>
              <table:table-cell office:value-type="float" office:value="835665000">
                <text:p>835665000</text:p>
              </table:table-cell>
              <table:table-cell office:value-type="float" office:value="835434000">
                <text:p>835434000</text:p>
              </table:table-cell>
              <table:table-cell office:value-type="float" office:value="835342000">
                <text:p>835342000</text:p>
              </table:table-cell>
              <table:table-cell office:value-type="float" office:value="835674000">
                <text:p>835674000</text:p>
              </table:table-cell>
              <table:table-cell office:value-type="float" office:value="835648000">
                <text:p>835648000</text:p>
              </table:table-cell>
              <table:table-cell office:value-type="float" office:value="835675000">
                <text:p>835675000</text:p>
              </table:table-cell>
              <table:table-cell office:value-type="float" office:value="834781000">
                <text:p>834781000</text:p>
              </table:table-cell>
              <table:table-cell office:value-type="float" office:value="835676000">
                <text:p>835676000</text:p>
              </table:table-cell>
              <table:table-cell office:value-type="float" office:value="835662000">
                <text:p>835662000</text:p>
              </table:table-cell>
              <table:table-cell office:value-type="float" office:value="835543000">
                <text:p>835543000</text:p>
              </table:table-cell>
              <table:table-cell office:value-type="float" office:value="835492000">
                <text:p>835492000</text:p>
              </table:table-cell>
              <table:table-cell office:value-type="float" office:value="834510000">
                <text:p>834510000</text:p>
              </table:table-cell>
              <table:table-cell office:value-type="float" office:value="835420000">
                <text:p>835420000</text:p>
              </table:table-cell>
              <table:table-cell office:value-type="float" office:value="835666000">
                <text:p>835666000</text:p>
              </table:table-cell>
              <table:table-cell office:value-type="float" office:value="835666000">
                <text:p>835666000</text:p>
              </table:table-cell>
              <table:table-cell office:value-type="float" office:value="835546000">
                <text:p>835546000</text:p>
              </table:table-cell>
              <table:table-cell office:value-type="float" office:value="835676000">
                <text:p>835676000</text:p>
              </table:table-cell>
              <table:table-cell office:value-type="float" office:value="835673000">
                <text:p>835673000</text:p>
              </table:table-cell>
              <table:table-cell office:value-type="float" office:value="835613000">
                <text:p>835613000</text:p>
              </table:table-cell>
              <table:table-cell office:value-type="float" office:value="835662000">
                <text:p>835662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577000">
                <text:p>835577000</text:p>
              </table:table-cell>
              <table:table-cell office:value-type="float" office:value="835662000">
                <text:p>835662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525000">
                <text:p>835525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4516000">
                <text:p>834516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62000">
                <text:p>835662000</text:p>
              </table:table-cell>
              <table:table-cell office:value-type="float" office:value="835585000">
                <text:p>835585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68000">
                <text:p>835668000</text:p>
              </table:table-cell>
              <table:table-cell office:value-type="float" office:value="835657000">
                <text:p>835657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350000">
                <text:p>835350000</text:p>
              </table:table-cell>
              <table:table-cell office:value-type="float" office:value="835654000">
                <text:p>835654000</text:p>
              </table:table-cell>
              <table:table-cell office:value-type="float" office:value="835551000">
                <text:p>835551000</text:p>
              </table:table-cell>
              <table:table-cell office:value-type="float" office:value="835416000">
                <text:p>835416000</text:p>
              </table:table-cell>
              <table:table-cell office:value-type="float" office:value="835201000">
                <text:p>835201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5675000">
                <text:p>835675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32000">
                <text:p>835632000</text:p>
              </table:table-cell>
              <table:table-cell office:value-type="float" office:value="835476000">
                <text:p>835476000</text:p>
              </table:table-cell>
              <table:table-cell office:value-type="float" office:value="835692000">
                <text:p>835692000</text:p>
              </table:table-cell>
              <table:table-cell office:value-type="float" office:value="835421000">
                <text:p>835421000</text:p>
              </table:table-cell>
              <table:table-cell office:value-type="float" office:value="835423000">
                <text:p>835423000</text:p>
              </table:table-cell>
              <table:table-cell office:value-type="float" office:value="835680000">
                <text:p>835680000</text:p>
              </table:table-cell>
              <table:table-cell office:value-type="float" office:value="835676000">
                <text:p>835676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568000">
                <text:p>835568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83000">
                <text:p>835683000</text:p>
              </table:table-cell>
              <table:table-cell office:value-type="float" office:value="835575000">
                <text:p>835575000</text:p>
              </table:table-cell>
              <table:table-cell office:value-type="float" office:value="835434000">
                <text:p>835434000</text:p>
              </table:table-cell>
              <table:table-cell office:value-type="float" office:value="835678000">
                <text:p>835678000</text:p>
              </table:table-cell>
              <table:table-cell office:value-type="float" office:value="835311000">
                <text:p>835311000</text:p>
              </table:table-cell>
              <table:table-cell office:value-type="float" office:value="835665000">
                <text:p>835665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582000">
                <text:p>835582000</text:p>
              </table:table-cell>
              <table:table-cell office:value-type="float" office:value="835630000">
                <text:p>835630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4541000">
                <text:p>834541000</text:p>
              </table:table-cell>
              <table:table-cell office:value-type="float" office:value="835676000">
                <text:p>835676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28000">
                <text:p>835628000</text:p>
              </table:table-cell>
              <table:table-cell office:value-type="float" office:value="835668000">
                <text:p>835668000</text:p>
              </table:table-cell>
              <table:table-cell office:value-type="float" office:value="835674000">
                <text:p>835674000</text:p>
              </table:table-cell>
              <table:table-cell office:value-type="float" office:value="834968000">
                <text:p>834968000</text:p>
              </table:table-cell>
              <table:table-cell office:value-type="float" office:value="835346000">
                <text:p>835346000</text:p>
              </table:table-cell>
              <table:table-cell office:value-type="float" office:value="835614000">
                <text:p>835614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4368000">
                <text:p>834368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5639000">
                <text:p>835639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530000">
                <text:p>835530000</text:p>
              </table:table-cell>
              <table:table-cell office:value-type="float" office:value="835673000">
                <text:p>835673000</text:p>
              </table:table-cell>
              <table:table-cell office:value-type="float" office:value="835679000">
                <text:p>835679000</text:p>
              </table:table-cell>
              <table:table-cell office:value-type="float" office:value="835589000">
                <text:p>835589000</text:p>
              </table:table-cell>
              <table:table-cell office:value-type="float" office:value="835644000">
                <text:p>835644000</text:p>
              </table:table-cell>
              <table:table-cell office:value-type="float" office:value="834753000">
                <text:p>834753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58000">
                <text:p>835658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3000">
                <text:p>835673000</text:p>
              </table:table-cell>
              <table:table-cell office:value-type="float" office:value="834192000">
                <text:p>834192000</text:p>
              </table:table-cell>
              <table:table-cell office:value-type="float" office:value="834893000">
                <text:p>834893000</text:p>
              </table:table-cell>
              <table:table-cell office:value-type="float" office:value="835609000">
                <text:p>835609000</text:p>
              </table:table-cell>
              <table:table-cell office:value-type="float" office:value="835641000">
                <text:p>835641000</text:p>
              </table:table-cell>
              <table:table-cell office:value-type="float" office:value="835183000">
                <text:p>835183000</text:p>
              </table:table-cell>
              <table:table-cell office:value-type="float" office:value="835355000">
                <text:p>835355000</text:p>
              </table:table-cell>
              <table:table-cell office:value-type="float" office:value="835671000">
                <text:p>835671000</text:p>
              </table:table-cell>
              <table:table-cell office:value-type="float" office:value="835675000">
                <text:p>835675000</text:p>
              </table:table-cell>
              <table:table-cell office:value-type="float" office:value="835666000">
                <text:p>835666000</text:p>
              </table:table-cell>
              <table:table-cell office:value-type="float" office:value="835558000">
                <text:p>835558000</text:p>
              </table:table-cell>
              <table:table-cell office:value-type="float" office:value="835681000">
                <text:p>835681000</text:p>
              </table:table-cell>
              <table:table-cell office:value-type="float" office:value="835667000">
                <text:p>835667000</text:p>
              </table:table-cell>
              <table:table-cell office:value-type="float" office:value="835029000">
                <text:p>835029000</text:p>
              </table:table-cell>
              <table:table-cell office:value-type="float" office:value="835666000">
                <text:p>835666000</text:p>
              </table:table-cell>
              <table:table-cell office:value-type="float" office:value="835672000">
                <text:p>835672000</text:p>
              </table:table-cell>
              <table:table-cell office:value-type="float" office:value="835676000">
                <text:p>835676000</text:p>
              </table:table-cell>
              <table:table-cell office:value-type="float" office:value="835541000">
                <text:p>835541000</text:p>
              </table:table-cell>
              <table:table-cell office:value-type="float" office:value="835663000">
                <text:p>835663000</text:p>
              </table:table-cell>
              <table:table-cell office:value-type="float" office:value="835669000">
                <text:p>835669000</text:p>
              </table:table-cell>
              <table:table-cell office:value-type="float" office:value="835479000">
                <text:p>835479000</text:p>
              </table:table-cell>
              <table:table-cell office:value-type="float" office:value="835670000">
                <text:p>835670000</text:p>
              </table:table-cell>
              <table:table-cell office:value-type="float" office:value="835659000">
                <text:p>835659000</text:p>
              </table:table-cell>
              <table:table-cell office:value-type="float" office:value="839645000">
                <text:p>8396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 swaps</text:p>
                <draw:g>
                  <svg:desc>zuck_small_1step.A5:zuck_small_1step.A5</svg:desc>
                </draw:g>
              </table:table-cell>
              <table:table-cell office:value-type="float" office:value="796460000">
                <text:p>796460000</text:p>
                <draw:g>
                  <svg:desc>zuck_small_1step.B5:zuck_small_1step.ALZ5</svg:desc>
                </draw:g>
              </table:table-cell>
              <table:table-cell office:value-type="float" office:value="797123000">
                <text:p>797123000</text:p>
              </table:table-cell>
              <table:table-cell office:value-type="float" office:value="797012000">
                <text:p>797012000</text:p>
              </table:table-cell>
              <table:table-cell office:value-type="float" office:value="797060000">
                <text:p>797060000</text:p>
              </table:table-cell>
              <table:table-cell office:value-type="float" office:value="797130000">
                <text:p>797130000</text:p>
              </table:table-cell>
              <table:table-cell office:value-type="float" office:value="796669000">
                <text:p>796669000</text:p>
              </table:table-cell>
              <table:table-cell office:value-type="float" office:value="796348000">
                <text:p>796348000</text:p>
              </table:table-cell>
              <table:table-cell office:value-type="float" office:value="796977000">
                <text:p>796977000</text:p>
              </table:table-cell>
              <table:table-cell office:value-type="float" office:value="796738000">
                <text:p>796738000</text:p>
              </table:table-cell>
              <table:table-cell office:value-type="float" office:value="796548000">
                <text:p>796548000</text:p>
              </table:table-cell>
              <table:table-cell office:value-type="float" office:value="797147000">
                <text:p>797147000</text:p>
              </table:table-cell>
              <table:table-cell office:value-type="float" office:value="796346000">
                <text:p>796346000</text:p>
              </table:table-cell>
              <table:table-cell office:value-type="float" office:value="795737000">
                <text:p>795737000</text:p>
              </table:table-cell>
              <table:table-cell office:value-type="float" office:value="796735000">
                <text:p>796735000</text:p>
              </table:table-cell>
              <table:table-cell office:value-type="float" office:value="796553000">
                <text:p>796553000</text:p>
              </table:table-cell>
              <table:table-cell office:value-type="float" office:value="796693000">
                <text:p>796693000</text:p>
              </table:table-cell>
              <table:table-cell office:value-type="float" office:value="796953000">
                <text:p>796953000</text:p>
              </table:table-cell>
              <table:table-cell office:value-type="float" office:value="796971000">
                <text:p>796971000</text:p>
              </table:table-cell>
              <table:table-cell office:value-type="float" office:value="796933000">
                <text:p>796933000</text:p>
              </table:table-cell>
              <table:table-cell office:value-type="float" office:value="796672000">
                <text:p>796672000</text:p>
              </table:table-cell>
              <table:table-cell office:value-type="float" office:value="796482000">
                <text:p>796482000</text:p>
              </table:table-cell>
              <table:table-cell office:value-type="float" office:value="797006000">
                <text:p>797006000</text:p>
              </table:table-cell>
              <table:table-cell office:value-type="float" office:value="796313000">
                <text:p>796313000</text:p>
              </table:table-cell>
              <table:table-cell office:value-type="float" office:value="796744000">
                <text:p>796744000</text:p>
              </table:table-cell>
              <table:table-cell office:value-type="float" office:value="796806000">
                <text:p>796806000</text:p>
              </table:table-cell>
              <table:table-cell office:value-type="float" office:value="796265000">
                <text:p>796265000</text:p>
              </table:table-cell>
              <table:table-cell office:value-type="float" office:value="796861000">
                <text:p>796861000</text:p>
              </table:table-cell>
              <table:table-cell office:value-type="float" office:value="796326000">
                <text:p>796326000</text:p>
              </table:table-cell>
              <table:table-cell office:value-type="float" office:value="797014000">
                <text:p>797014000</text:p>
              </table:table-cell>
              <table:table-cell office:value-type="float" office:value="796867000">
                <text:p>796867000</text:p>
              </table:table-cell>
              <table:table-cell office:value-type="float" office:value="797127000">
                <text:p>797127000</text:p>
              </table:table-cell>
              <table:table-cell office:value-type="float" office:value="796492000">
                <text:p>796492000</text:p>
              </table:table-cell>
              <table:table-cell office:value-type="float" office:value="796836000">
                <text:p>796836000</text:p>
              </table:table-cell>
              <table:table-cell office:value-type="float" office:value="796991000">
                <text:p>796991000</text:p>
              </table:table-cell>
              <table:table-cell office:value-type="float" office:value="796464000">
                <text:p>796464000</text:p>
              </table:table-cell>
              <table:table-cell office:value-type="float" office:value="796985000">
                <text:p>796985000</text:p>
              </table:table-cell>
              <table:table-cell office:value-type="float" office:value="796557000">
                <text:p>796557000</text:p>
              </table:table-cell>
              <table:table-cell office:value-type="float" office:value="796721000">
                <text:p>796721000</text:p>
              </table:table-cell>
              <table:table-cell office:value-type="float" office:value="796607000">
                <text:p>796607000</text:p>
              </table:table-cell>
              <table:table-cell office:value-type="float" office:value="796982000">
                <text:p>796982000</text:p>
              </table:table-cell>
              <table:table-cell office:value-type="float" office:value="796751000">
                <text:p>796751000</text:p>
              </table:table-cell>
              <table:table-cell office:value-type="float" office:value="796993000">
                <text:p>796993000</text:p>
              </table:table-cell>
              <table:table-cell office:value-type="float" office:value="796693000">
                <text:p>796693000</text:p>
              </table:table-cell>
              <table:table-cell office:value-type="float" office:value="796487000">
                <text:p>796487000</text:p>
              </table:table-cell>
              <table:table-cell office:value-type="float" office:value="796876000">
                <text:p>796876000</text:p>
              </table:table-cell>
              <table:table-cell office:value-type="float" office:value="797067000">
                <text:p>797067000</text:p>
              </table:table-cell>
              <table:table-cell office:value-type="float" office:value="797069000">
                <text:p>797069000</text:p>
              </table:table-cell>
              <table:table-cell office:value-type="float" office:value="796726000">
                <text:p>796726000</text:p>
              </table:table-cell>
              <table:table-cell office:value-type="float" office:value="796365000">
                <text:p>796365000</text:p>
              </table:table-cell>
              <table:table-cell office:value-type="float" office:value="797234000">
                <text:p>797234000</text:p>
              </table:table-cell>
              <table:table-cell office:value-type="float" office:value="796494000">
                <text:p>796494000</text:p>
              </table:table-cell>
              <table:table-cell office:value-type="float" office:value="796613000">
                <text:p>796613000</text:p>
              </table:table-cell>
              <table:table-cell office:value-type="float" office:value="796023000">
                <text:p>796023000</text:p>
              </table:table-cell>
              <table:table-cell office:value-type="float" office:value="796919000">
                <text:p>796919000</text:p>
              </table:table-cell>
              <table:table-cell office:value-type="float" office:value="795359000">
                <text:p>795359000</text:p>
              </table:table-cell>
              <table:table-cell office:value-type="float" office:value="796721000">
                <text:p>796721000</text:p>
              </table:table-cell>
              <table:table-cell office:value-type="float" office:value="796318000">
                <text:p>796318000</text:p>
              </table:table-cell>
              <table:table-cell office:value-type="float" office:value="797097000">
                <text:p>797097000</text:p>
              </table:table-cell>
              <table:table-cell office:value-type="float" office:value="797096000">
                <text:p>797096000</text:p>
              </table:table-cell>
              <table:table-cell office:value-type="float" office:value="795849000">
                <text:p>795849000</text:p>
              </table:table-cell>
              <table:table-cell office:value-type="float" office:value="796910000">
                <text:p>796910000</text:p>
              </table:table-cell>
              <table:table-cell office:value-type="float" office:value="797099000">
                <text:p>797099000</text:p>
              </table:table-cell>
              <table:table-cell office:value-type="float" office:value="796434000">
                <text:p>796434000</text:p>
              </table:table-cell>
              <table:table-cell office:value-type="float" office:value="796994000">
                <text:p>796994000</text:p>
              </table:table-cell>
              <table:table-cell office:value-type="float" office:value="796972000">
                <text:p>796972000</text:p>
              </table:table-cell>
              <table:table-cell office:value-type="float" office:value="796947000">
                <text:p>796947000</text:p>
              </table:table-cell>
              <table:table-cell office:value-type="float" office:value="796023000">
                <text:p>796023000</text:p>
              </table:table-cell>
              <table:table-cell office:value-type="float" office:value="796998000">
                <text:p>796998000</text:p>
              </table:table-cell>
              <table:table-cell office:value-type="float" office:value="797122000">
                <text:p>797122000</text:p>
              </table:table-cell>
              <table:table-cell office:value-type="float" office:value="796614000">
                <text:p>796614000</text:p>
              </table:table-cell>
              <table:table-cell office:value-type="float" office:value="797140000">
                <text:p>797140000</text:p>
              </table:table-cell>
              <table:table-cell office:value-type="float" office:value="796617000">
                <text:p>796617000</text:p>
              </table:table-cell>
              <table:table-cell office:value-type="float" office:value="795318000">
                <text:p>795318000</text:p>
              </table:table-cell>
              <table:table-cell office:value-type="float" office:value="796921000">
                <text:p>796921000</text:p>
              </table:table-cell>
              <table:table-cell office:value-type="float" office:value="796927000">
                <text:p>796927000</text:p>
              </table:table-cell>
              <table:table-cell office:value-type="float" office:value="796816000">
                <text:p>796816000</text:p>
              </table:table-cell>
              <table:table-cell office:value-type="float" office:value="795807000">
                <text:p>795807000</text:p>
              </table:table-cell>
              <table:table-cell office:value-type="float" office:value="797159000">
                <text:p>797159000</text:p>
              </table:table-cell>
              <table:table-cell office:value-type="float" office:value="797116000">
                <text:p>797116000</text:p>
              </table:table-cell>
              <table:table-cell office:value-type="float" office:value="795716000">
                <text:p>795716000</text:p>
              </table:table-cell>
              <table:table-cell office:value-type="float" office:value="796834000">
                <text:p>796834000</text:p>
              </table:table-cell>
              <table:table-cell office:value-type="float" office:value="797136000">
                <text:p>797136000</text:p>
              </table:table-cell>
              <table:table-cell office:value-type="float" office:value="796850000">
                <text:p>796850000</text:p>
              </table:table-cell>
              <table:table-cell office:value-type="float" office:value="796465000">
                <text:p>796465000</text:p>
              </table:table-cell>
              <table:table-cell office:value-type="float" office:value="797141000">
                <text:p>797141000</text:p>
              </table:table-cell>
              <table:table-cell office:value-type="float" office:value="796671000">
                <text:p>796671000</text:p>
              </table:table-cell>
              <table:table-cell office:value-type="float" office:value="796582000">
                <text:p>796582000</text:p>
              </table:table-cell>
              <table:table-cell office:value-type="float" office:value="796984000">
                <text:p>796984000</text:p>
              </table:table-cell>
              <table:table-cell office:value-type="float" office:value="796987000">
                <text:p>796987000</text:p>
              </table:table-cell>
              <table:table-cell office:value-type="float" office:value="797104000">
                <text:p>797104000</text:p>
              </table:table-cell>
              <table:table-cell office:value-type="float" office:value="796853000">
                <text:p>796853000</text:p>
              </table:table-cell>
              <table:table-cell office:value-type="float" office:value="796964000">
                <text:p>796964000</text:p>
              </table:table-cell>
              <table:table-cell office:value-type="float" office:value="796964000">
                <text:p>796964000</text:p>
              </table:table-cell>
              <table:table-cell office:value-type="float" office:value="797055000">
                <text:p>797055000</text:p>
              </table:table-cell>
              <table:table-cell office:value-type="float" office:value="796689000">
                <text:p>796689000</text:p>
              </table:table-cell>
              <table:table-cell office:value-type="float" office:value="796114000">
                <text:p>796114000</text:p>
              </table:table-cell>
              <table:table-cell office:value-type="float" office:value="797095000">
                <text:p>797095000</text:p>
              </table:table-cell>
              <table:table-cell office:value-type="float" office:value="796308000">
                <text:p>796308000</text:p>
              </table:table-cell>
              <table:table-cell office:value-type="float" office:value="797042000">
                <text:p>797042000</text:p>
              </table:table-cell>
              <table:table-cell office:value-type="float" office:value="796985000">
                <text:p>796985000</text:p>
              </table:table-cell>
              <table:table-cell office:value-type="float" office:value="797101000">
                <text:p>797101000</text:p>
              </table:table-cell>
              <table:table-cell office:value-type="float" office:value="796736000">
                <text:p>796736000</text:p>
              </table:table-cell>
              <table:table-cell office:value-type="float" office:value="797108000">
                <text:p>797108000</text:p>
              </table:table-cell>
              <table:table-cell office:value-type="float" office:value="797073000">
                <text:p>797073000</text:p>
              </table:table-cell>
              <table:table-cell office:value-type="float" office:value="796524000">
                <text:p>796524000</text:p>
              </table:table-cell>
              <table:table-cell office:value-type="float" office:value="796692000">
                <text:p>796692000</text:p>
              </table:table-cell>
              <table:table-cell office:value-type="float" office:value="795852000">
                <text:p>795852000</text:p>
              </table:table-cell>
              <table:table-cell office:value-type="float" office:value="795883000">
                <text:p>795883000</text:p>
              </table:table-cell>
              <table:table-cell office:value-type="float" office:value="796683000">
                <text:p>796683000</text:p>
              </table:table-cell>
              <table:table-cell office:value-type="float" office:value="795959000">
                <text:p>795959000</text:p>
              </table:table-cell>
              <table:table-cell office:value-type="float" office:value="796505000">
                <text:p>796505000</text:p>
              </table:table-cell>
              <table:table-cell office:value-type="float" office:value="796960000">
                <text:p>796960000</text:p>
              </table:table-cell>
              <table:table-cell office:value-type="float" office:value="796412000">
                <text:p>796412000</text:p>
              </table:table-cell>
              <table:table-cell office:value-type="float" office:value="796850000">
                <text:p>796850000</text:p>
              </table:table-cell>
              <table:table-cell office:value-type="float" office:value="797005000">
                <text:p>797005000</text:p>
              </table:table-cell>
              <table:table-cell office:value-type="float" office:value="796522000">
                <text:p>796522000</text:p>
              </table:table-cell>
              <table:table-cell office:value-type="float" office:value="797054000">
                <text:p>797054000</text:p>
              </table:table-cell>
              <table:table-cell office:value-type="float" office:value="797067000">
                <text:p>797067000</text:p>
              </table:table-cell>
              <table:table-cell office:value-type="float" office:value="797053000">
                <text:p>797053000</text:p>
              </table:table-cell>
              <table:table-cell office:value-type="float" office:value="795699000">
                <text:p>795699000</text:p>
              </table:table-cell>
              <table:table-cell office:value-type="float" office:value="796640000">
                <text:p>796640000</text:p>
              </table:table-cell>
              <table:table-cell office:value-type="float" office:value="796411000">
                <text:p>796411000</text:p>
              </table:table-cell>
              <table:table-cell office:value-type="float" office:value="797070000">
                <text:p>797070000</text:p>
              </table:table-cell>
              <table:table-cell office:value-type="float" office:value="797101000">
                <text:p>797101000</text:p>
              </table:table-cell>
              <table:table-cell office:value-type="float" office:value="797039000">
                <text:p>797039000</text:p>
              </table:table-cell>
              <table:table-cell office:value-type="float" office:value="797068000">
                <text:p>797068000</text:p>
              </table:table-cell>
              <table:table-cell office:value-type="float" office:value="796547000">
                <text:p>796547000</text:p>
              </table:table-cell>
              <table:table-cell office:value-type="float" office:value="795993000">
                <text:p>795993000</text:p>
              </table:table-cell>
              <table:table-cell office:value-type="float" office:value="796900000">
                <text:p>796900000</text:p>
              </table:table-cell>
              <table:table-cell office:value-type="float" office:value="796983000">
                <text:p>796983000</text:p>
              </table:table-cell>
              <table:table-cell office:value-type="float" office:value="796378000">
                <text:p>796378000</text:p>
              </table:table-cell>
              <table:table-cell office:value-type="float" office:value="796578000">
                <text:p>796578000</text:p>
              </table:table-cell>
              <table:table-cell office:value-type="float" office:value="797115000">
                <text:p>797115000</text:p>
              </table:table-cell>
              <table:table-cell office:value-type="float" office:value="796144000">
                <text:p>796144000</text:p>
              </table:table-cell>
              <table:table-cell office:value-type="float" office:value="797100000">
                <text:p>797100000</text:p>
              </table:table-cell>
              <table:table-cell office:value-type="float" office:value="797125000">
                <text:p>797125000</text:p>
              </table:table-cell>
              <table:table-cell office:value-type="float" office:value="796423000">
                <text:p>796423000</text:p>
              </table:table-cell>
              <table:table-cell office:value-type="float" office:value="796625000">
                <text:p>796625000</text:p>
              </table:table-cell>
              <table:table-cell office:value-type="float" office:value="797097000">
                <text:p>797097000</text:p>
              </table:table-cell>
              <table:table-cell office:value-type="float" office:value="795399000">
                <text:p>795399000</text:p>
              </table:table-cell>
              <table:table-cell office:value-type="float" office:value="796261000">
                <text:p>796261000</text:p>
              </table:table-cell>
              <table:table-cell office:value-type="float" office:value="796213000">
                <text:p>796213000</text:p>
              </table:table-cell>
              <table:table-cell office:value-type="float" office:value="797004000">
                <text:p>797004000</text:p>
              </table:table-cell>
              <table:table-cell office:value-type="float" office:value="797084000">
                <text:p>797084000</text:p>
              </table:table-cell>
              <table:table-cell office:value-type="float" office:value="796671000">
                <text:p>796671000</text:p>
              </table:table-cell>
              <table:table-cell office:value-type="float" office:value="796770000">
                <text:p>796770000</text:p>
              </table:table-cell>
              <table:table-cell office:value-type="float" office:value="796896000">
                <text:p>796896000</text:p>
              </table:table-cell>
              <table:table-cell office:value-type="float" office:value="796896000">
                <text:p>796896000</text:p>
              </table:table-cell>
              <table:table-cell office:value-type="float" office:value="797064000">
                <text:p>797064000</text:p>
              </table:table-cell>
              <table:table-cell office:value-type="float" office:value="796060000">
                <text:p>796060000</text:p>
              </table:table-cell>
              <table:table-cell office:value-type="float" office:value="796723000">
                <text:p>796723000</text:p>
              </table:table-cell>
              <table:table-cell office:value-type="float" office:value="796713000">
                <text:p>796713000</text:p>
              </table:table-cell>
              <table:table-cell office:value-type="float" office:value="797056000">
                <text:p>797056000</text:p>
              </table:table-cell>
              <table:table-cell office:value-type="float" office:value="796276000">
                <text:p>796276000</text:p>
              </table:table-cell>
              <table:table-cell office:value-type="float" office:value="796553000">
                <text:p>796553000</text:p>
              </table:table-cell>
              <table:table-cell office:value-type="float" office:value="796024000">
                <text:p>796024000</text:p>
              </table:table-cell>
              <table:table-cell office:value-type="float" office:value="797080000">
                <text:p>797080000</text:p>
              </table:table-cell>
              <table:table-cell office:value-type="float" office:value="796814000">
                <text:p>796814000</text:p>
              </table:table-cell>
              <table:table-cell office:value-type="float" office:value="796386000">
                <text:p>796386000</text:p>
              </table:table-cell>
              <table:table-cell office:value-type="float" office:value="796940000">
                <text:p>796940000</text:p>
              </table:table-cell>
              <table:table-cell office:value-type="float" office:value="795865000">
                <text:p>795865000</text:p>
              </table:table-cell>
              <table:table-cell office:value-type="float" office:value="797113000">
                <text:p>797113000</text:p>
              </table:table-cell>
              <table:table-cell office:value-type="float" office:value="796927000">
                <text:p>796927000</text:p>
              </table:table-cell>
              <table:table-cell office:value-type="float" office:value="797082000">
                <text:p>797082000</text:p>
              </table:table-cell>
              <table:table-cell office:value-type="float" office:value="797047000">
                <text:p>797047000</text:p>
              </table:table-cell>
              <table:table-cell office:value-type="float" office:value="797108000">
                <text:p>797108000</text:p>
              </table:table-cell>
              <table:table-cell office:value-type="float" office:value="797083000">
                <text:p>797083000</text:p>
              </table:table-cell>
              <table:table-cell office:value-type="float" office:value="796553000">
                <text:p>796553000</text:p>
              </table:table-cell>
              <table:table-cell office:value-type="float" office:value="796568000">
                <text:p>796568000</text:p>
              </table:table-cell>
              <table:table-cell office:value-type="float" office:value="795833000">
                <text:p>795833000</text:p>
              </table:table-cell>
              <table:table-cell office:value-type="float" office:value="797023000">
                <text:p>797023000</text:p>
              </table:table-cell>
              <table:table-cell office:value-type="float" office:value="796278000">
                <text:p>796278000</text:p>
              </table:table-cell>
              <table:table-cell office:value-type="float" office:value="797050000">
                <text:p>797050000</text:p>
              </table:table-cell>
              <table:table-cell office:value-type="float" office:value="797390000">
                <text:p>797390000</text:p>
              </table:table-cell>
              <table:table-cell office:value-type="float" office:value="796037000">
                <text:p>796037000</text:p>
              </table:table-cell>
              <table:table-cell office:value-type="float" office:value="796806000">
                <text:p>796806000</text:p>
              </table:table-cell>
              <table:table-cell office:value-type="float" office:value="796594000">
                <text:p>796594000</text:p>
              </table:table-cell>
              <table:table-cell office:value-type="float" office:value="795869000">
                <text:p>795869000</text:p>
              </table:table-cell>
              <table:table-cell office:value-type="float" office:value="796958000">
                <text:p>796958000</text:p>
              </table:table-cell>
              <table:table-cell office:value-type="float" office:value="796910000">
                <text:p>796910000</text:p>
              </table:table-cell>
              <table:table-cell office:value-type="float" office:value="796097000">
                <text:p>796097000</text:p>
              </table:table-cell>
              <table:table-cell office:value-type="float" office:value="796656000">
                <text:p>796656000</text:p>
              </table:table-cell>
              <table:table-cell office:value-type="float" office:value="796667000">
                <text:p>796667000</text:p>
              </table:table-cell>
              <table:table-cell office:value-type="float" office:value="795565000">
                <text:p>795565000</text:p>
              </table:table-cell>
              <table:table-cell office:value-type="float" office:value="795919000">
                <text:p>795919000</text:p>
              </table:table-cell>
              <table:table-cell office:value-type="float" office:value="796362000">
                <text:p>796362000</text:p>
              </table:table-cell>
              <table:table-cell office:value-type="float" office:value="797037000">
                <text:p>797037000</text:p>
              </table:table-cell>
              <table:table-cell office:value-type="float" office:value="796114000">
                <text:p>796114000</text:p>
              </table:table-cell>
              <table:table-cell office:value-type="float" office:value="796888000">
                <text:p>796888000</text:p>
              </table:table-cell>
              <table:table-cell office:value-type="float" office:value="797334000">
                <text:p>797334000</text:p>
              </table:table-cell>
              <table:table-cell office:value-type="float" office:value="796166000">
                <text:p>796166000</text:p>
              </table:table-cell>
              <table:table-cell office:value-type="float" office:value="796459000">
                <text:p>796459000</text:p>
              </table:table-cell>
              <table:table-cell office:value-type="float" office:value="796648000">
                <text:p>796648000</text:p>
              </table:table-cell>
              <table:table-cell office:value-type="float" office:value="797088000">
                <text:p>797088000</text:p>
              </table:table-cell>
              <table:table-cell office:value-type="float" office:value="796397000">
                <text:p>796397000</text:p>
              </table:table-cell>
              <table:table-cell office:value-type="float" office:value="797018000">
                <text:p>797018000</text:p>
              </table:table-cell>
              <table:table-cell office:value-type="float" office:value="796947000">
                <text:p>796947000</text:p>
              </table:table-cell>
              <table:table-cell office:value-type="float" office:value="796889000">
                <text:p>796889000</text:p>
              </table:table-cell>
              <table:table-cell office:value-type="float" office:value="796768000">
                <text:p>796768000</text:p>
              </table:table-cell>
              <table:table-cell office:value-type="float" office:value="797101000">
                <text:p>797101000</text:p>
              </table:table-cell>
              <table:table-cell office:value-type="float" office:value="796460000">
                <text:p>796460000</text:p>
              </table:table-cell>
              <table:table-cell office:value-type="float" office:value="816623000">
                <text:p>816623000</text:p>
              </table:table-cell>
              <table:table-cell office:value-type="float" office:value="816859000">
                <text:p>816859000</text:p>
              </table:table-cell>
              <table:table-cell office:value-type="float" office:value="816617000">
                <text:p>816617000</text:p>
              </table:table-cell>
              <table:table-cell office:value-type="float" office:value="816688000">
                <text:p>816688000</text:p>
              </table:table-cell>
              <table:table-cell office:value-type="float" office:value="816596000">
                <text:p>816596000</text:p>
              </table:table-cell>
              <table:table-cell office:value-type="float" office:value="816886000">
                <text:p>816886000</text:p>
              </table:table-cell>
              <table:table-cell office:value-type="float" office:value="815784000">
                <text:p>815784000</text:p>
              </table:table-cell>
              <table:table-cell office:value-type="float" office:value="816824000">
                <text:p>816824000</text:p>
              </table:table-cell>
              <table:table-cell office:value-type="float" office:value="816620000">
                <text:p>816620000</text:p>
              </table:table-cell>
              <table:table-cell office:value-type="float" office:value="816302000">
                <text:p>816302000</text:p>
              </table:table-cell>
              <table:table-cell office:value-type="float" office:value="816265000">
                <text:p>816265000</text:p>
              </table:table-cell>
              <table:table-cell office:value-type="float" office:value="816839000">
                <text:p>816839000</text:p>
              </table:table-cell>
              <table:table-cell office:value-type="float" office:value="816131000">
                <text:p>816131000</text:p>
              </table:table-cell>
              <table:table-cell office:value-type="float" office:value="816028000">
                <text:p>816028000</text:p>
              </table:table-cell>
              <table:table-cell office:value-type="float" office:value="816541000">
                <text:p>816541000</text:p>
              </table:table-cell>
              <table:table-cell office:value-type="float" office:value="816086000">
                <text:p>816086000</text:p>
              </table:table-cell>
              <table:table-cell office:value-type="float" office:value="816670000">
                <text:p>816670000</text:p>
              </table:table-cell>
              <table:table-cell office:value-type="float" office:value="816857000">
                <text:p>816857000</text:p>
              </table:table-cell>
              <table:table-cell office:value-type="float" office:value="815796000">
                <text:p>815796000</text:p>
              </table:table-cell>
              <table:table-cell office:value-type="float" office:value="815448000">
                <text:p>815448000</text:p>
              </table:table-cell>
              <table:table-cell office:value-type="float" office:value="816453000">
                <text:p>816453000</text:p>
              </table:table-cell>
              <table:table-cell office:value-type="float" office:value="816839000">
                <text:p>816839000</text:p>
              </table:table-cell>
              <table:table-cell office:value-type="float" office:value="815154000">
                <text:p>815154000</text:p>
              </table:table-cell>
              <table:table-cell office:value-type="float" office:value="816248000">
                <text:p>816248000</text:p>
              </table:table-cell>
              <table:table-cell office:value-type="float" office:value="815813000">
                <text:p>815813000</text:p>
              </table:table-cell>
              <table:table-cell office:value-type="float" office:value="816243000">
                <text:p>816243000</text:p>
              </table:table-cell>
              <table:table-cell office:value-type="float" office:value="816370000">
                <text:p>816370000</text:p>
              </table:table-cell>
              <table:table-cell office:value-type="float" office:value="816513000">
                <text:p>816513000</text:p>
              </table:table-cell>
              <table:table-cell office:value-type="float" office:value="816380000">
                <text:p>816380000</text:p>
              </table:table-cell>
              <table:table-cell office:value-type="float" office:value="816822000">
                <text:p>816822000</text:p>
              </table:table-cell>
              <table:table-cell office:value-type="float" office:value="816529000">
                <text:p>816529000</text:p>
              </table:table-cell>
              <table:table-cell office:value-type="float" office:value="815962000">
                <text:p>815962000</text:p>
              </table:table-cell>
              <table:table-cell office:value-type="float" office:value="816552000">
                <text:p>816552000</text:p>
              </table:table-cell>
              <table:table-cell office:value-type="float" office:value="816431000">
                <text:p>816431000</text:p>
              </table:table-cell>
              <table:table-cell office:value-type="float" office:value="816790000">
                <text:p>816790000</text:p>
              </table:table-cell>
              <table:table-cell office:value-type="float" office:value="815597000">
                <text:p>815597000</text:p>
              </table:table-cell>
              <table:table-cell office:value-type="float" office:value="815655000">
                <text:p>815655000</text:p>
              </table:table-cell>
              <table:table-cell office:value-type="float" office:value="816373000">
                <text:p>816373000</text:p>
              </table:table-cell>
              <table:table-cell office:value-type="float" office:value="816536000">
                <text:p>816536000</text:p>
              </table:table-cell>
              <table:table-cell office:value-type="float" office:value="816824000">
                <text:p>816824000</text:p>
              </table:table-cell>
              <table:table-cell office:value-type="float" office:value="816542000">
                <text:p>816542000</text:p>
              </table:table-cell>
              <table:table-cell office:value-type="float" office:value="816619000">
                <text:p>816619000</text:p>
              </table:table-cell>
              <table:table-cell office:value-type="float" office:value="815200000">
                <text:p>815200000</text:p>
              </table:table-cell>
              <table:table-cell office:value-type="float" office:value="816313000">
                <text:p>816313000</text:p>
              </table:table-cell>
              <table:table-cell office:value-type="float" office:value="816807000">
                <text:p>816807000</text:p>
              </table:table-cell>
              <table:table-cell office:value-type="float" office:value="816848000">
                <text:p>816848000</text:p>
              </table:table-cell>
              <table:table-cell office:value-type="float" office:value="816756000">
                <text:p>816756000</text:p>
              </table:table-cell>
              <table:table-cell office:value-type="float" office:value="816604000">
                <text:p>816604000</text:p>
              </table:table-cell>
              <table:table-cell office:value-type="float" office:value="816253000">
                <text:p>816253000</text:p>
              </table:table-cell>
              <table:table-cell office:value-type="float" office:value="816809000">
                <text:p>816809000</text:p>
              </table:table-cell>
              <table:table-cell office:value-type="float" office:value="816633000">
                <text:p>816633000</text:p>
              </table:table-cell>
              <table:table-cell office:value-type="float" office:value="816148000">
                <text:p>816148000</text:p>
              </table:table-cell>
              <table:table-cell office:value-type="float" office:value="815934000">
                <text:p>815934000</text:p>
              </table:table-cell>
              <table:table-cell office:value-type="float" office:value="815862000">
                <text:p>815862000</text:p>
              </table:table-cell>
              <table:table-cell office:value-type="float" office:value="816832000">
                <text:p>816832000</text:p>
              </table:table-cell>
              <table:table-cell office:value-type="float" office:value="816872000">
                <text:p>816872000</text:p>
              </table:table-cell>
              <table:table-cell office:value-type="float" office:value="816441000">
                <text:p>816441000</text:p>
              </table:table-cell>
              <table:table-cell office:value-type="float" office:value="816567000">
                <text:p>816567000</text:p>
              </table:table-cell>
              <table:table-cell office:value-type="float" office:value="816601000">
                <text:p>816601000</text:p>
              </table:table-cell>
              <table:table-cell office:value-type="float" office:value="816238000">
                <text:p>816238000</text:p>
              </table:table-cell>
              <table:table-cell office:value-type="float" office:value="815960000">
                <text:p>815960000</text:p>
              </table:table-cell>
              <table:table-cell office:value-type="float" office:value="816448000">
                <text:p>816448000</text:p>
              </table:table-cell>
              <table:table-cell office:value-type="float" office:value="815745000">
                <text:p>815745000</text:p>
              </table:table-cell>
              <table:table-cell office:value-type="float" office:value="816509000">
                <text:p>816509000</text:p>
              </table:table-cell>
              <table:table-cell office:value-type="float" office:value="816089000">
                <text:p>816089000</text:p>
              </table:table-cell>
              <table:table-cell office:value-type="float" office:value="816224000">
                <text:p>816224000</text:p>
              </table:table-cell>
              <table:table-cell office:value-type="float" office:value="816783000">
                <text:p>816783000</text:p>
              </table:table-cell>
              <table:table-cell office:value-type="float" office:value="816732000">
                <text:p>816732000</text:p>
              </table:table-cell>
              <table:table-cell office:value-type="float" office:value="816615000">
                <text:p>816615000</text:p>
              </table:table-cell>
              <table:table-cell office:value-type="float" office:value="816672000">
                <text:p>816672000</text:p>
              </table:table-cell>
              <table:table-cell office:value-type="float" office:value="816084000">
                <text:p>816084000</text:p>
              </table:table-cell>
              <table:table-cell office:value-type="float" office:value="815140000">
                <text:p>815140000</text:p>
              </table:table-cell>
              <table:table-cell office:value-type="float" office:value="816522000">
                <text:p>816522000</text:p>
              </table:table-cell>
              <table:table-cell office:value-type="float" office:value="816806000">
                <text:p>816806000</text:p>
              </table:table-cell>
              <table:table-cell office:value-type="float" office:value="816566000">
                <text:p>816566000</text:p>
              </table:table-cell>
              <table:table-cell office:value-type="float" office:value="816846000">
                <text:p>816846000</text:p>
              </table:table-cell>
              <table:table-cell office:value-type="float" office:value="816213000">
                <text:p>816213000</text:p>
              </table:table-cell>
              <table:table-cell office:value-type="float" office:value="816712000">
                <text:p>816712000</text:p>
              </table:table-cell>
              <table:table-cell office:value-type="float" office:value="816648000">
                <text:p>816648000</text:p>
              </table:table-cell>
              <table:table-cell office:value-type="float" office:value="816734000">
                <text:p>816734000</text:p>
              </table:table-cell>
              <table:table-cell office:value-type="float" office:value="816582000">
                <text:p>816582000</text:p>
              </table:table-cell>
              <table:table-cell office:value-type="float" office:value="816369000">
                <text:p>816369000</text:p>
              </table:table-cell>
              <table:table-cell office:value-type="float" office:value="816428000">
                <text:p>816428000</text:p>
              </table:table-cell>
              <table:table-cell office:value-type="float" office:value="816662000">
                <text:p>816662000</text:p>
              </table:table-cell>
              <table:table-cell office:value-type="float" office:value="816707000">
                <text:p>816707000</text:p>
              </table:table-cell>
              <table:table-cell office:value-type="float" office:value="816101000">
                <text:p>816101000</text:p>
              </table:table-cell>
              <table:table-cell office:value-type="float" office:value="816666000">
                <text:p>816666000</text:p>
              </table:table-cell>
              <table:table-cell office:value-type="float" office:value="816031000">
                <text:p>816031000</text:p>
              </table:table-cell>
              <table:table-cell office:value-type="float" office:value="816913000">
                <text:p>816913000</text:p>
              </table:table-cell>
              <table:table-cell office:value-type="float" office:value="816524000">
                <text:p>816524000</text:p>
              </table:table-cell>
              <table:table-cell office:value-type="float" office:value="815701000">
                <text:p>815701000</text:p>
              </table:table-cell>
              <table:table-cell office:value-type="float" office:value="816683000">
                <text:p>816683000</text:p>
              </table:table-cell>
              <table:table-cell office:value-type="float" office:value="816048000">
                <text:p>816048000</text:p>
              </table:table-cell>
              <table:table-cell office:value-type="float" office:value="816211000">
                <text:p>816211000</text:p>
              </table:table-cell>
              <table:table-cell office:value-type="float" office:value="815997000">
                <text:p>815997000</text:p>
              </table:table-cell>
              <table:table-cell office:value-type="float" office:value="816745000">
                <text:p>816745000</text:p>
              </table:table-cell>
              <table:table-cell office:value-type="float" office:value="815932000">
                <text:p>815932000</text:p>
              </table:table-cell>
              <table:table-cell office:value-type="float" office:value="816014000">
                <text:p>816014000</text:p>
              </table:table-cell>
              <table:table-cell office:value-type="float" office:value="816889000">
                <text:p>816889000</text:p>
              </table:table-cell>
              <table:table-cell office:value-type="float" office:value="815929000">
                <text:p>815929000</text:p>
              </table:table-cell>
              <table:table-cell office:value-type="float" office:value="816633000">
                <text:p>816633000</text:p>
              </table:table-cell>
              <table:table-cell office:value-type="float" office:value="815697000">
                <text:p>815697000</text:p>
              </table:table-cell>
              <table:table-cell office:value-type="float" office:value="816120000">
                <text:p>816120000</text:p>
              </table:table-cell>
              <table:table-cell office:value-type="float" office:value="816360000">
                <text:p>816360000</text:p>
              </table:table-cell>
              <table:table-cell office:value-type="float" office:value="816424000">
                <text:p>816424000</text:p>
              </table:table-cell>
              <table:table-cell office:value-type="float" office:value="816613000">
                <text:p>816613000</text:p>
              </table:table-cell>
              <table:table-cell office:value-type="float" office:value="816792000">
                <text:p>816792000</text:p>
              </table:table-cell>
              <table:table-cell office:value-type="float" office:value="816809000">
                <text:p>816809000</text:p>
              </table:table-cell>
              <table:table-cell office:value-type="float" office:value="815667000">
                <text:p>815667000</text:p>
              </table:table-cell>
              <table:table-cell office:value-type="float" office:value="816450000">
                <text:p>816450000</text:p>
              </table:table-cell>
              <table:table-cell office:value-type="float" office:value="816559000">
                <text:p>816559000</text:p>
              </table:table-cell>
              <table:table-cell office:value-type="float" office:value="816855000">
                <text:p>816855000</text:p>
              </table:table-cell>
              <table:table-cell office:value-type="float" office:value="816142000">
                <text:p>816142000</text:p>
              </table:table-cell>
              <table:table-cell office:value-type="float" office:value="816125000">
                <text:p>816125000</text:p>
              </table:table-cell>
              <table:table-cell office:value-type="float" office:value="816498000">
                <text:p>816498000</text:p>
              </table:table-cell>
              <table:table-cell office:value-type="float" office:value="816122000">
                <text:p>816122000</text:p>
              </table:table-cell>
              <table:table-cell office:value-type="float" office:value="815846000">
                <text:p>815846000</text:p>
              </table:table-cell>
              <table:table-cell office:value-type="float" office:value="816467000">
                <text:p>816467000</text:p>
              </table:table-cell>
              <table:table-cell office:value-type="float" office:value="816740000">
                <text:p>816740000</text:p>
              </table:table-cell>
              <table:table-cell office:value-type="float" office:value="816065000">
                <text:p>816065000</text:p>
              </table:table-cell>
              <table:table-cell office:value-type="float" office:value="816573000">
                <text:p>816573000</text:p>
              </table:table-cell>
              <table:table-cell office:value-type="float" office:value="816551000">
                <text:p>816551000</text:p>
              </table:table-cell>
              <table:table-cell office:value-type="float" office:value="816665000">
                <text:p>816665000</text:p>
              </table:table-cell>
              <table:table-cell office:value-type="float" office:value="816689000">
                <text:p>816689000</text:p>
              </table:table-cell>
              <table:table-cell office:value-type="float" office:value="816573000">
                <text:p>816573000</text:p>
              </table:table-cell>
              <table:table-cell office:value-type="float" office:value="816559000">
                <text:p>816559000</text:p>
              </table:table-cell>
              <table:table-cell office:value-type="float" office:value="816459000">
                <text:p>816459000</text:p>
              </table:table-cell>
              <table:table-cell office:value-type="float" office:value="816902000">
                <text:p>816902000</text:p>
              </table:table-cell>
              <table:table-cell office:value-type="float" office:value="816496000">
                <text:p>816496000</text:p>
              </table:table-cell>
              <table:table-cell office:value-type="float" office:value="816678000">
                <text:p>816678000</text:p>
              </table:table-cell>
              <table:table-cell office:value-type="float" office:value="815315000">
                <text:p>815315000</text:p>
              </table:table-cell>
              <table:table-cell office:value-type="float" office:value="816855000">
                <text:p>816855000</text:p>
              </table:table-cell>
              <table:table-cell office:value-type="float" office:value="816839000">
                <text:p>816839000</text:p>
              </table:table-cell>
              <table:table-cell office:value-type="float" office:value="816898000">
                <text:p>816898000</text:p>
              </table:table-cell>
              <table:table-cell office:value-type="float" office:value="816316000">
                <text:p>816316000</text:p>
              </table:table-cell>
              <table:table-cell office:value-type="float" office:value="816513000">
                <text:p>816513000</text:p>
              </table:table-cell>
              <table:table-cell office:value-type="float" office:value="816966000">
                <text:p>816966000</text:p>
              </table:table-cell>
              <table:table-cell office:value-type="float" office:value="816656000">
                <text:p>816656000</text:p>
              </table:table-cell>
              <table:table-cell office:value-type="float" office:value="816426000">
                <text:p>816426000</text:p>
              </table:table-cell>
              <table:table-cell office:value-type="float" office:value="816872000">
                <text:p>816872000</text:p>
              </table:table-cell>
              <table:table-cell office:value-type="float" office:value="816138000">
                <text:p>816138000</text:p>
              </table:table-cell>
              <table:table-cell office:value-type="float" office:value="816277000">
                <text:p>816277000</text:p>
              </table:table-cell>
              <table:table-cell office:value-type="float" office:value="816857000">
                <text:p>816857000</text:p>
              </table:table-cell>
              <table:table-cell office:value-type="float" office:value="816268000">
                <text:p>816268000</text:p>
              </table:table-cell>
              <table:table-cell office:value-type="float" office:value="816484000">
                <text:p>816484000</text:p>
              </table:table-cell>
              <table:table-cell office:value-type="float" office:value="815940000">
                <text:p>815940000</text:p>
              </table:table-cell>
              <table:table-cell office:value-type="float" office:value="816460000">
                <text:p>816460000</text:p>
              </table:table-cell>
              <table:table-cell office:value-type="float" office:value="816855000">
                <text:p>816855000</text:p>
              </table:table-cell>
              <table:table-cell office:value-type="float" office:value="816918000">
                <text:p>816918000</text:p>
              </table:table-cell>
              <table:table-cell office:value-type="float" office:value="816582000">
                <text:p>816582000</text:p>
              </table:table-cell>
              <table:table-cell office:value-type="float" office:value="816281000">
                <text:p>816281000</text:p>
              </table:table-cell>
              <table:table-cell office:value-type="float" office:value="816633000">
                <text:p>816633000</text:p>
              </table:table-cell>
              <table:table-cell office:value-type="float" office:value="816125000">
                <text:p>816125000</text:p>
              </table:table-cell>
              <table:table-cell office:value-type="float" office:value="816361000">
                <text:p>816361000</text:p>
              </table:table-cell>
              <table:table-cell office:value-type="float" office:value="816721000">
                <text:p>816721000</text:p>
              </table:table-cell>
              <table:table-cell office:value-type="float" office:value="816527000">
                <text:p>816527000</text:p>
              </table:table-cell>
              <table:table-cell office:value-type="float" office:value="816602000">
                <text:p>816602000</text:p>
              </table:table-cell>
              <table:table-cell office:value-type="float" office:value="816670000">
                <text:p>816670000</text:p>
              </table:table-cell>
              <table:table-cell office:value-type="float" office:value="816878000">
                <text:p>816878000</text:p>
              </table:table-cell>
              <table:table-cell office:value-type="float" office:value="816520000">
                <text:p>816520000</text:p>
              </table:table-cell>
              <table:table-cell office:value-type="float" office:value="816376000">
                <text:p>816376000</text:p>
              </table:table-cell>
              <table:table-cell office:value-type="float" office:value="815053000">
                <text:p>815053000</text:p>
              </table:table-cell>
              <table:table-cell office:value-type="float" office:value="816492000">
                <text:p>816492000</text:p>
              </table:table-cell>
              <table:table-cell office:value-type="float" office:value="816880000">
                <text:p>816880000</text:p>
              </table:table-cell>
              <table:table-cell office:value-type="float" office:value="816615000">
                <text:p>816615000</text:p>
              </table:table-cell>
              <table:table-cell office:value-type="float" office:value="816808000">
                <text:p>816808000</text:p>
              </table:table-cell>
              <table:table-cell office:value-type="float" office:value="816362000">
                <text:p>816362000</text:p>
              </table:table-cell>
              <table:table-cell office:value-type="float" office:value="816432000">
                <text:p>816432000</text:p>
              </table:table-cell>
              <table:table-cell office:value-type="float" office:value="816754000">
                <text:p>816754000</text:p>
              </table:table-cell>
              <table:table-cell office:value-type="float" office:value="816689000">
                <text:p>816689000</text:p>
              </table:table-cell>
              <table:table-cell office:value-type="float" office:value="814759000">
                <text:p>814759000</text:p>
              </table:table-cell>
              <table:table-cell office:value-type="float" office:value="816574000">
                <text:p>816574000</text:p>
              </table:table-cell>
              <table:table-cell office:value-type="float" office:value="816960000">
                <text:p>816960000</text:p>
              </table:table-cell>
              <table:table-cell office:value-type="float" office:value="816853000">
                <text:p>816853000</text:p>
              </table:table-cell>
              <table:table-cell office:value-type="float" office:value="816051000">
                <text:p>816051000</text:p>
              </table:table-cell>
              <table:table-cell office:value-type="float" office:value="816195000">
                <text:p>816195000</text:p>
              </table:table-cell>
              <table:table-cell office:value-type="float" office:value="816598000">
                <text:p>816598000</text:p>
              </table:table-cell>
              <table:table-cell office:value-type="float" office:value="814624000">
                <text:p>814624000</text:p>
              </table:table-cell>
              <table:table-cell office:value-type="float" office:value="816449000">
                <text:p>816449000</text:p>
              </table:table-cell>
              <table:table-cell office:value-type="float" office:value="816764000">
                <text:p>816764000</text:p>
              </table:table-cell>
              <table:table-cell office:value-type="float" office:value="816475000">
                <text:p>816475000</text:p>
              </table:table-cell>
              <table:table-cell office:value-type="float" office:value="816865000">
                <text:p>816865000</text:p>
              </table:table-cell>
              <table:table-cell office:value-type="float" office:value="815681000">
                <text:p>815681000</text:p>
              </table:table-cell>
              <table:table-cell office:value-type="float" office:value="816444000">
                <text:p>816444000</text:p>
              </table:table-cell>
              <table:table-cell office:value-type="float" office:value="816617000">
                <text:p>816617000</text:p>
              </table:table-cell>
              <table:table-cell office:value-type="float" office:value="816462000">
                <text:p>816462000</text:p>
              </table:table-cell>
              <table:table-cell office:value-type="float" office:value="815390000">
                <text:p>815390000</text:p>
              </table:table-cell>
              <table:table-cell office:value-type="float" office:value="816247000">
                <text:p>816247000</text:p>
              </table:table-cell>
              <table:table-cell office:value-type="float" office:value="816867000">
                <text:p>816867000</text:p>
              </table:table-cell>
              <table:table-cell office:value-type="float" office:value="816637000">
                <text:p>816637000</text:p>
              </table:table-cell>
              <table:table-cell office:value-type="float" office:value="816646000">
                <text:p>816646000</text:p>
              </table:table-cell>
              <table:table-cell office:value-type="float" office:value="816657000">
                <text:p>816657000</text:p>
              </table:table-cell>
              <table:table-cell office:value-type="float" office:value="814202000">
                <text:p>814202000</text:p>
              </table:table-cell>
              <table:table-cell office:value-type="float" office:value="816896000">
                <text:p>816896000</text:p>
              </table:table-cell>
              <table:table-cell office:value-type="float" office:value="816900000">
                <text:p>816900000</text:p>
              </table:table-cell>
              <table:table-cell office:value-type="float" office:value="816859000">
                <text:p>816859000</text:p>
              </table:table-cell>
              <table:table-cell office:value-type="float" office:value="816621000">
                <text:p>816621000</text:p>
              </table:table-cell>
              <table:table-cell office:value-type="float" office:value="816779000">
                <text:p>816779000</text:p>
              </table:table-cell>
              <table:table-cell office:value-type="float" office:value="816043000">
                <text:p>816043000</text:p>
              </table:table-cell>
              <table:table-cell office:value-type="float" office:value="816187000">
                <text:p>816187000</text:p>
              </table:table-cell>
              <table:table-cell office:value-type="float" office:value="826473000">
                <text:p>826473000</text:p>
              </table:table-cell>
              <table:table-cell office:value-type="float" office:value="825874000">
                <text:p>825874000</text:p>
              </table:table-cell>
              <table:table-cell office:value-type="float" office:value="826192000">
                <text:p>826192000</text:p>
              </table:table-cell>
              <table:table-cell office:value-type="float" office:value="826695000">
                <text:p>826695000</text:p>
              </table:table-cell>
              <table:table-cell office:value-type="float" office:value="825011000">
                <text:p>825011000</text:p>
              </table:table-cell>
              <table:table-cell office:value-type="float" office:value="826646000">
                <text:p>826646000</text:p>
              </table:table-cell>
              <table:table-cell office:value-type="float" office:value="826046000">
                <text:p>826046000</text:p>
              </table:table-cell>
              <table:table-cell office:value-type="float" office:value="826036000">
                <text:p>826036000</text:p>
              </table:table-cell>
              <table:table-cell office:value-type="float" office:value="826482000">
                <text:p>826482000</text:p>
              </table:table-cell>
              <table:table-cell office:value-type="float" office:value="825716000">
                <text:p>825716000</text:p>
              </table:table-cell>
              <table:table-cell office:value-type="float" office:value="825983000">
                <text:p>825983000</text:p>
              </table:table-cell>
              <table:table-cell office:value-type="float" office:value="826653000">
                <text:p>826653000</text:p>
              </table:table-cell>
              <table:table-cell office:value-type="float" office:value="826682000">
                <text:p>826682000</text:p>
              </table:table-cell>
              <table:table-cell office:value-type="float" office:value="825861000">
                <text:p>825861000</text:p>
              </table:table-cell>
              <table:table-cell office:value-type="float" office:value="826217000">
                <text:p>826217000</text:p>
              </table:table-cell>
              <table:table-cell office:value-type="float" office:value="825671000">
                <text:p>825671000</text:p>
              </table:table-cell>
              <table:table-cell office:value-type="float" office:value="826716000">
                <text:p>826716000</text:p>
              </table:table-cell>
              <table:table-cell office:value-type="float" office:value="826367000">
                <text:p>826367000</text:p>
              </table:table-cell>
              <table:table-cell office:value-type="float" office:value="826258000">
                <text:p>826258000</text:p>
              </table:table-cell>
              <table:table-cell office:value-type="float" office:value="826400000">
                <text:p>826400000</text:p>
              </table:table-cell>
              <table:table-cell office:value-type="float" office:value="826194000">
                <text:p>826194000</text:p>
              </table:table-cell>
              <table:table-cell office:value-type="float" office:value="826491000">
                <text:p>826491000</text:p>
              </table:table-cell>
              <table:table-cell office:value-type="float" office:value="826544000">
                <text:p>826544000</text:p>
              </table:table-cell>
              <table:table-cell office:value-type="float" office:value="826067000">
                <text:p>826067000</text:p>
              </table:table-cell>
              <table:table-cell office:value-type="float" office:value="826661000">
                <text:p>826661000</text:p>
              </table:table-cell>
              <table:table-cell office:value-type="float" office:value="826648000">
                <text:p>826648000</text:p>
              </table:table-cell>
              <table:table-cell office:value-type="float" office:value="826535000">
                <text:p>826535000</text:p>
              </table:table-cell>
              <table:table-cell office:value-type="float" office:value="826066000">
                <text:p>826066000</text:p>
              </table:table-cell>
              <table:table-cell office:value-type="float" office:value="826702000">
                <text:p>826702000</text:p>
              </table:table-cell>
              <table:table-cell office:value-type="float" office:value="825791000">
                <text:p>825791000</text:p>
              </table:table-cell>
              <table:table-cell office:value-type="float" office:value="826137000">
                <text:p>826137000</text:p>
              </table:table-cell>
              <table:table-cell office:value-type="float" office:value="825115000">
                <text:p>825115000</text:p>
              </table:table-cell>
              <table:table-cell office:value-type="float" office:value="826259000">
                <text:p>826259000</text:p>
              </table:table-cell>
              <table:table-cell office:value-type="float" office:value="826654000">
                <text:p>826654000</text:p>
              </table:table-cell>
              <table:table-cell office:value-type="float" office:value="826394000">
                <text:p>826394000</text:p>
              </table:table-cell>
              <table:table-cell office:value-type="float" office:value="826392000">
                <text:p>826392000</text:p>
              </table:table-cell>
              <table:table-cell office:value-type="float" office:value="825599000">
                <text:p>825599000</text:p>
              </table:table-cell>
              <table:table-cell office:value-type="float" office:value="826659000">
                <text:p>826659000</text:p>
              </table:table-cell>
              <table:table-cell office:value-type="float" office:value="826517000">
                <text:p>826517000</text:p>
              </table:table-cell>
              <table:table-cell office:value-type="float" office:value="826468000">
                <text:p>826468000</text:p>
              </table:table-cell>
              <table:table-cell office:value-type="float" office:value="826646000">
                <text:p>826646000</text:p>
              </table:table-cell>
              <table:table-cell office:value-type="float" office:value="826523000">
                <text:p>826523000</text:p>
              </table:table-cell>
              <table:table-cell office:value-type="float" office:value="826669000">
                <text:p>826669000</text:p>
              </table:table-cell>
              <table:table-cell office:value-type="float" office:value="826414000">
                <text:p>826414000</text:p>
              </table:table-cell>
              <table:table-cell office:value-type="float" office:value="826537000">
                <text:p>826537000</text:p>
              </table:table-cell>
              <table:table-cell office:value-type="float" office:value="826048000">
                <text:p>826048000</text:p>
              </table:table-cell>
              <table:table-cell office:value-type="float" office:value="826048000">
                <text:p>826048000</text:p>
              </table:table-cell>
              <table:table-cell office:value-type="float" office:value="826502000">
                <text:p>826502000</text:p>
              </table:table-cell>
              <table:table-cell office:value-type="float" office:value="826683000">
                <text:p>826683000</text:p>
              </table:table-cell>
              <table:table-cell office:value-type="float" office:value="826673000">
                <text:p>826673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451000">
                <text:p>826451000</text:p>
              </table:table-cell>
              <table:table-cell office:value-type="float" office:value="825994000">
                <text:p>825994000</text:p>
              </table:table-cell>
              <table:table-cell office:value-type="float" office:value="826609000">
                <text:p>826609000</text:p>
              </table:table-cell>
              <table:table-cell office:value-type="float" office:value="825195000">
                <text:p>825195000</text:p>
              </table:table-cell>
              <table:table-cell office:value-type="float" office:value="825879000">
                <text:p>825879000</text:p>
              </table:table-cell>
              <table:table-cell office:value-type="float" office:value="826445000">
                <text:p>826445000</text:p>
              </table:table-cell>
              <table:table-cell office:value-type="float" office:value="825510000">
                <text:p>825510000</text:p>
              </table:table-cell>
              <table:table-cell office:value-type="float" office:value="826325000">
                <text:p>826325000</text:p>
              </table:table-cell>
              <table:table-cell office:value-type="float" office:value="826497000">
                <text:p>826497000</text:p>
              </table:table-cell>
              <table:table-cell office:value-type="float" office:value="826162000">
                <text:p>826162000</text:p>
              </table:table-cell>
              <table:table-cell office:value-type="float" office:value="825612000">
                <text:p>825612000</text:p>
              </table:table-cell>
              <table:table-cell office:value-type="float" office:value="826306000">
                <text:p>826306000</text:p>
              </table:table-cell>
              <table:table-cell office:value-type="float" office:value="826088000">
                <text:p>826088000</text:p>
              </table:table-cell>
              <table:table-cell office:value-type="float" office:value="826628000">
                <text:p>826628000</text:p>
              </table:table-cell>
              <table:table-cell office:value-type="float" office:value="826127000">
                <text:p>826127000</text:p>
              </table:table-cell>
              <table:table-cell office:value-type="float" office:value="824433000">
                <text:p>824433000</text:p>
              </table:table-cell>
              <table:table-cell office:value-type="float" office:value="826550000">
                <text:p>826550000</text:p>
              </table:table-cell>
              <table:table-cell office:value-type="float" office:value="826365000">
                <text:p>826365000</text:p>
              </table:table-cell>
              <table:table-cell office:value-type="float" office:value="826176000">
                <text:p>826176000</text:p>
              </table:table-cell>
              <table:table-cell office:value-type="float" office:value="825775000">
                <text:p>825775000</text:p>
              </table:table-cell>
              <table:table-cell office:value-type="float" office:value="826387000">
                <text:p>826387000</text:p>
              </table:table-cell>
              <table:table-cell office:value-type="float" office:value="826194000">
                <text:p>826194000</text:p>
              </table:table-cell>
              <table:table-cell office:value-type="float" office:value="825723000">
                <text:p>825723000</text:p>
              </table:table-cell>
              <table:table-cell office:value-type="float" office:value="826666000">
                <text:p>826666000</text:p>
              </table:table-cell>
              <table:table-cell office:value-type="float" office:value="826663000">
                <text:p>826663000</text:p>
              </table:table-cell>
              <table:table-cell office:value-type="float" office:value="826272000">
                <text:p>826272000</text:p>
              </table:table-cell>
              <table:table-cell office:value-type="float" office:value="826521000">
                <text:p>826521000</text:p>
              </table:table-cell>
              <table:table-cell office:value-type="float" office:value="824576000">
                <text:p>824576000</text:p>
              </table:table-cell>
              <table:table-cell office:value-type="float" office:value="825324000">
                <text:p>825324000</text:p>
              </table:table-cell>
              <table:table-cell office:value-type="float" office:value="825037000">
                <text:p>825037000</text:p>
              </table:table-cell>
              <table:table-cell office:value-type="float" office:value="826052000">
                <text:p>826052000</text:p>
              </table:table-cell>
              <table:table-cell office:value-type="float" office:value="826498000">
                <text:p>826498000</text:p>
              </table:table-cell>
              <table:table-cell office:value-type="float" office:value="826093000">
                <text:p>826093000</text:p>
              </table:table-cell>
              <table:table-cell office:value-type="float" office:value="826360000">
                <text:p>826360000</text:p>
              </table:table-cell>
              <table:table-cell office:value-type="float" office:value="826031000">
                <text:p>826031000</text:p>
              </table:table-cell>
              <table:table-cell office:value-type="float" office:value="826637000">
                <text:p>826637000</text:p>
              </table:table-cell>
              <table:table-cell office:value-type="float" office:value="825194000">
                <text:p>825194000</text:p>
              </table:table-cell>
              <table:table-cell office:value-type="float" office:value="826543000">
                <text:p>826543000</text:p>
              </table:table-cell>
              <table:table-cell office:value-type="float" office:value="825341000">
                <text:p>825341000</text:p>
              </table:table-cell>
              <table:table-cell office:value-type="float" office:value="826638000">
                <text:p>826638000</text:p>
              </table:table-cell>
              <table:table-cell office:value-type="float" office:value="825173000">
                <text:p>825173000</text:p>
              </table:table-cell>
              <table:table-cell office:value-type="float" office:value="826505000">
                <text:p>826505000</text:p>
              </table:table-cell>
              <table:table-cell office:value-type="float" office:value="825738000">
                <text:p>825738000</text:p>
              </table:table-cell>
              <table:table-cell office:value-type="float" office:value="826365000">
                <text:p>826365000</text:p>
              </table:table-cell>
              <table:table-cell office:value-type="float" office:value="825405000">
                <text:p>825405000</text:p>
              </table:table-cell>
              <table:table-cell office:value-type="float" office:value="826109000">
                <text:p>826109000</text:p>
              </table:table-cell>
              <table:table-cell office:value-type="float" office:value="825427000">
                <text:p>825427000</text:p>
              </table:table-cell>
              <table:table-cell office:value-type="float" office:value="826269000">
                <text:p>826269000</text:p>
              </table:table-cell>
              <table:table-cell office:value-type="float" office:value="825304000">
                <text:p>825304000</text:p>
              </table:table-cell>
              <table:table-cell office:value-type="float" office:value="826573000">
                <text:p>826573000</text:p>
              </table:table-cell>
              <table:table-cell office:value-type="float" office:value="826462000">
                <text:p>826462000</text:p>
              </table:table-cell>
              <table:table-cell office:value-type="float" office:value="826361000">
                <text:p>826361000</text:p>
              </table:table-cell>
              <table:table-cell office:value-type="float" office:value="826457000">
                <text:p>826457000</text:p>
              </table:table-cell>
              <table:table-cell office:value-type="float" office:value="826188000">
                <text:p>826188000</text:p>
              </table:table-cell>
              <table:table-cell office:value-type="float" office:value="826539000">
                <text:p>826539000</text:p>
              </table:table-cell>
              <table:table-cell office:value-type="float" office:value="826257000">
                <text:p>826257000</text:p>
              </table:table-cell>
              <table:table-cell office:value-type="float" office:value="826103000">
                <text:p>826103000</text:p>
              </table:table-cell>
              <table:table-cell office:value-type="float" office:value="825783000">
                <text:p>825783000</text:p>
              </table:table-cell>
              <table:table-cell office:value-type="float" office:value="826575000">
                <text:p>826575000</text:p>
              </table:table-cell>
              <table:table-cell office:value-type="float" office:value="826271000">
                <text:p>826271000</text:p>
              </table:table-cell>
              <table:table-cell office:value-type="float" office:value="826610000">
                <text:p>826610000</text:p>
              </table:table-cell>
              <table:table-cell office:value-type="float" office:value="824939000">
                <text:p>824939000</text:p>
              </table:table-cell>
              <table:table-cell office:value-type="float" office:value="825727000">
                <text:p>825727000</text:p>
              </table:table-cell>
              <table:table-cell office:value-type="float" office:value="825762000">
                <text:p>825762000</text:p>
              </table:table-cell>
              <table:table-cell office:value-type="float" office:value="826091000">
                <text:p>826091000</text:p>
              </table:table-cell>
              <table:table-cell office:value-type="float" office:value="826678000">
                <text:p>826678000</text:p>
              </table:table-cell>
              <table:table-cell office:value-type="float" office:value="826419000">
                <text:p>826419000</text:p>
              </table:table-cell>
              <table:table-cell office:value-type="float" office:value="824830000">
                <text:p>824830000</text:p>
              </table:table-cell>
              <table:table-cell office:value-type="float" office:value="826143000">
                <text:p>826143000</text:p>
              </table:table-cell>
              <table:table-cell office:value-type="float" office:value="826418000">
                <text:p>826418000</text:p>
              </table:table-cell>
              <table:table-cell office:value-type="float" office:value="826382000">
                <text:p>826382000</text:p>
              </table:table-cell>
              <table:table-cell office:value-type="float" office:value="826671000">
                <text:p>826671000</text:p>
              </table:table-cell>
              <table:table-cell office:value-type="float" office:value="826315000">
                <text:p>826315000</text:p>
              </table:table-cell>
              <table:table-cell office:value-type="float" office:value="826477000">
                <text:p>826477000</text:p>
              </table:table-cell>
              <table:table-cell office:value-type="float" office:value="826356000">
                <text:p>826356000</text:p>
              </table:table-cell>
              <table:table-cell office:value-type="float" office:value="826020000">
                <text:p>826020000</text:p>
              </table:table-cell>
              <table:table-cell office:value-type="float" office:value="825938000">
                <text:p>825938000</text:p>
              </table:table-cell>
              <table:table-cell office:value-type="float" office:value="825671000">
                <text:p>825671000</text:p>
              </table:table-cell>
              <table:table-cell office:value-type="float" office:value="824577000">
                <text:p>824577000</text:p>
              </table:table-cell>
              <table:table-cell office:value-type="float" office:value="826692000">
                <text:p>826692000</text:p>
              </table:table-cell>
              <table:table-cell office:value-type="float" office:value="825515000">
                <text:p>825515000</text:p>
              </table:table-cell>
              <table:table-cell office:value-type="float" office:value="826464000">
                <text:p>826464000</text:p>
              </table:table-cell>
              <table:table-cell office:value-type="float" office:value="826583000">
                <text:p>826583000</text:p>
              </table:table-cell>
              <table:table-cell office:value-type="float" office:value="826202000">
                <text:p>826202000</text:p>
              </table:table-cell>
              <table:table-cell office:value-type="float" office:value="825630000">
                <text:p>825630000</text:p>
              </table:table-cell>
              <table:table-cell office:value-type="float" office:value="826708000">
                <text:p>826708000</text:p>
              </table:table-cell>
              <table:table-cell office:value-type="float" office:value="826203000">
                <text:p>826203000</text:p>
              </table:table-cell>
              <table:table-cell office:value-type="float" office:value="826623000">
                <text:p>826623000</text:p>
              </table:table-cell>
              <table:table-cell office:value-type="float" office:value="826247000">
                <text:p>826247000</text:p>
              </table:table-cell>
              <table:table-cell office:value-type="float" office:value="826474000">
                <text:p>826474000</text:p>
              </table:table-cell>
              <table:table-cell office:value-type="float" office:value="825481000">
                <text:p>825481000</text:p>
              </table:table-cell>
              <table:table-cell office:value-type="float" office:value="826214000">
                <text:p>826214000</text:p>
              </table:table-cell>
              <table:table-cell office:value-type="float" office:value="825738000">
                <text:p>825738000</text:p>
              </table:table-cell>
              <table:table-cell office:value-type="float" office:value="825293000">
                <text:p>825293000</text:p>
              </table:table-cell>
              <table:table-cell office:value-type="float" office:value="826323000">
                <text:p>826323000</text:p>
              </table:table-cell>
              <table:table-cell office:value-type="float" office:value="826059000">
                <text:p>826059000</text:p>
              </table:table-cell>
              <table:table-cell office:value-type="float" office:value="826222000">
                <text:p>826222000</text:p>
              </table:table-cell>
              <table:table-cell office:value-type="float" office:value="826533000">
                <text:p>826533000</text:p>
              </table:table-cell>
              <table:table-cell office:value-type="float" office:value="825815000">
                <text:p>825815000</text:p>
              </table:table-cell>
              <table:table-cell office:value-type="float" office:value="825828000">
                <text:p>825828000</text:p>
              </table:table-cell>
              <table:table-cell office:value-type="float" office:value="826406000">
                <text:p>826406000</text:p>
              </table:table-cell>
              <table:table-cell office:value-type="float" office:value="824714000">
                <text:p>824714000</text:p>
              </table:table-cell>
              <table:table-cell office:value-type="float" office:value="825703000">
                <text:p>825703000</text:p>
              </table:table-cell>
              <table:table-cell office:value-type="float" office:value="826587000">
                <text:p>826587000</text:p>
              </table:table-cell>
              <table:table-cell office:value-type="float" office:value="826675000">
                <text:p>826675000</text:p>
              </table:table-cell>
              <table:table-cell office:value-type="float" office:value="826417000">
                <text:p>826417000</text:p>
              </table:table-cell>
              <table:table-cell office:value-type="float" office:value="826299000">
                <text:p>826299000</text:p>
              </table:table-cell>
              <table:table-cell office:value-type="float" office:value="826435000">
                <text:p>826435000</text:p>
              </table:table-cell>
              <table:table-cell office:value-type="float" office:value="825854000">
                <text:p>825854000</text:p>
              </table:table-cell>
              <table:table-cell office:value-type="float" office:value="825775000">
                <text:p>825775000</text:p>
              </table:table-cell>
              <table:table-cell office:value-type="float" office:value="826400000">
                <text:p>826400000</text:p>
              </table:table-cell>
              <table:table-cell office:value-type="float" office:value="826679000">
                <text:p>826679000</text:p>
              </table:table-cell>
              <table:table-cell office:value-type="float" office:value="825974000">
                <text:p>825974000</text:p>
              </table:table-cell>
              <table:table-cell office:value-type="float" office:value="826020000">
                <text:p>826020000</text:p>
              </table:table-cell>
              <table:table-cell office:value-type="float" office:value="826167000">
                <text:p>826167000</text:p>
              </table:table-cell>
              <table:table-cell office:value-type="float" office:value="825449000">
                <text:p>825449000</text:p>
              </table:table-cell>
              <table:table-cell office:value-type="float" office:value="826643000">
                <text:p>826643000</text:p>
              </table:table-cell>
              <table:table-cell office:value-type="float" office:value="824677000">
                <text:p>824677000</text:p>
              </table:table-cell>
              <table:table-cell office:value-type="float" office:value="825436000">
                <text:p>825436000</text:p>
              </table:table-cell>
              <table:table-cell office:value-type="float" office:value="826392000">
                <text:p>826392000</text:p>
              </table:table-cell>
              <table:table-cell office:value-type="float" office:value="826046000">
                <text:p>826046000</text:p>
              </table:table-cell>
              <table:table-cell office:value-type="float" office:value="825781000">
                <text:p>825781000</text:p>
              </table:table-cell>
              <table:table-cell office:value-type="float" office:value="826125000">
                <text:p>826125000</text:p>
              </table:table-cell>
              <table:table-cell office:value-type="float" office:value="826629000">
                <text:p>826629000</text:p>
              </table:table-cell>
              <table:table-cell office:value-type="float" office:value="823652000">
                <text:p>823652000</text:p>
              </table:table-cell>
              <table:table-cell office:value-type="float" office:value="826307000">
                <text:p>826307000</text:p>
              </table:table-cell>
              <table:table-cell office:value-type="float" office:value="826266000">
                <text:p>826266000</text:p>
              </table:table-cell>
              <table:table-cell office:value-type="float" office:value="825672000">
                <text:p>825672000</text:p>
              </table:table-cell>
              <table:table-cell office:value-type="float" office:value="825555000">
                <text:p>825555000</text:p>
              </table:table-cell>
              <table:table-cell office:value-type="float" office:value="826427000">
                <text:p>826427000</text:p>
              </table:table-cell>
              <table:table-cell office:value-type="float" office:value="826397000">
                <text:p>826397000</text:p>
              </table:table-cell>
              <table:table-cell office:value-type="float" office:value="826134000">
                <text:p>826134000</text:p>
              </table:table-cell>
              <table:table-cell office:value-type="float" office:value="826389000">
                <text:p>826389000</text:p>
              </table:table-cell>
              <table:table-cell office:value-type="float" office:value="826015000">
                <text:p>826015000</text:p>
              </table:table-cell>
              <table:table-cell office:value-type="float" office:value="826425000">
                <text:p>826425000</text:p>
              </table:table-cell>
              <table:table-cell office:value-type="float" office:value="826269000">
                <text:p>826269000</text:p>
              </table:table-cell>
              <table:table-cell office:value-type="float" office:value="825234000">
                <text:p>825234000</text:p>
              </table:table-cell>
              <table:table-cell office:value-type="float" office:value="824840000">
                <text:p>824840000</text:p>
              </table:table-cell>
              <table:table-cell office:value-type="float" office:value="826694000">
                <text:p>826694000</text:p>
              </table:table-cell>
              <table:table-cell office:value-type="float" office:value="826759000">
                <text:p>826759000</text:p>
              </table:table-cell>
              <table:table-cell office:value-type="float" office:value="826592000">
                <text:p>826592000</text:p>
              </table:table-cell>
              <table:table-cell office:value-type="float" office:value="825782000">
                <text:p>825782000</text:p>
              </table:table-cell>
              <table:table-cell office:value-type="float" office:value="826109000">
                <text:p>826109000</text:p>
              </table:table-cell>
              <table:table-cell office:value-type="float" office:value="824223000">
                <text:p>824223000</text:p>
              </table:table-cell>
              <table:table-cell office:value-type="float" office:value="826296000">
                <text:p>826296000</text:p>
              </table:table-cell>
              <table:table-cell office:value-type="float" office:value="826178000">
                <text:p>826178000</text:p>
              </table:table-cell>
              <table:table-cell office:value-type="float" office:value="826547000">
                <text:p>826547000</text:p>
              </table:table-cell>
              <table:table-cell office:value-type="float" office:value="825450000">
                <text:p>825450000</text:p>
              </table:table-cell>
              <table:table-cell office:value-type="float" office:value="826271000">
                <text:p>826271000</text:p>
              </table:table-cell>
              <table:table-cell office:value-type="float" office:value="826482000">
                <text:p>826482000</text:p>
              </table:table-cell>
              <table:table-cell office:value-type="float" office:value="832692000">
                <text:p>832692000</text:p>
              </table:table-cell>
              <table:table-cell office:value-type="float" office:value="832441000">
                <text:p>832441000</text:p>
              </table:table-cell>
              <table:table-cell office:value-type="float" office:value="832625000">
                <text:p>832625000</text:p>
              </table:table-cell>
              <table:table-cell office:value-type="float" office:value="832532000">
                <text:p>832532000</text:p>
              </table:table-cell>
              <table:table-cell office:value-type="float" office:value="832330000">
                <text:p>832330000</text:p>
              </table:table-cell>
              <table:table-cell office:value-type="float" office:value="830975000">
                <text:p>830975000</text:p>
              </table:table-cell>
              <table:table-cell office:value-type="float" office:value="832757000">
                <text:p>832757000</text:p>
              </table:table-cell>
              <table:table-cell office:value-type="float" office:value="831928000">
                <text:p>831928000</text:p>
              </table:table-cell>
              <table:table-cell office:value-type="float" office:value="832331000">
                <text:p>832331000</text:p>
              </table:table-cell>
              <table:table-cell office:value-type="float" office:value="829547000">
                <text:p>829547000</text:p>
              </table:table-cell>
              <table:table-cell office:value-type="float" office:value="832354000">
                <text:p>832354000</text:p>
              </table:table-cell>
              <table:table-cell office:value-type="float" office:value="830707000">
                <text:p>830707000</text:p>
              </table:table-cell>
              <table:table-cell office:value-type="float" office:value="832103000">
                <text:p>832103000</text:p>
              </table:table-cell>
              <table:table-cell office:value-type="float" office:value="832487000">
                <text:p>832487000</text:p>
              </table:table-cell>
              <table:table-cell office:value-type="float" office:value="831315000">
                <text:p>831315000</text:p>
              </table:table-cell>
              <table:table-cell office:value-type="float" office:value="832727000">
                <text:p>832727000</text:p>
              </table:table-cell>
              <table:table-cell office:value-type="float" office:value="831417000">
                <text:p>831417000</text:p>
              </table:table-cell>
              <table:table-cell office:value-type="float" office:value="831865000">
                <text:p>831865000</text:p>
              </table:table-cell>
              <table:table-cell office:value-type="float" office:value="831632000">
                <text:p>831632000</text:p>
              </table:table-cell>
              <table:table-cell office:value-type="float" office:value="830424000">
                <text:p>830424000</text:p>
              </table:table-cell>
              <table:table-cell office:value-type="float" office:value="830842000">
                <text:p>830842000</text:p>
              </table:table-cell>
              <table:table-cell office:value-type="float" office:value="832507000">
                <text:p>832507000</text:p>
              </table:table-cell>
              <table:table-cell office:value-type="float" office:value="832368000">
                <text:p>832368000</text:p>
              </table:table-cell>
              <table:table-cell office:value-type="float" office:value="832162000">
                <text:p>832162000</text:p>
              </table:table-cell>
              <table:table-cell office:value-type="float" office:value="831477000">
                <text:p>831477000</text:p>
              </table:table-cell>
              <table:table-cell office:value-type="float" office:value="832166000">
                <text:p>832166000</text:p>
              </table:table-cell>
              <table:table-cell office:value-type="float" office:value="832244000">
                <text:p>832244000</text:p>
              </table:table-cell>
              <table:table-cell office:value-type="float" office:value="829713000">
                <text:p>829713000</text:p>
              </table:table-cell>
              <table:table-cell office:value-type="float" office:value="831858000">
                <text:p>831858000</text:p>
              </table:table-cell>
              <table:table-cell office:value-type="float" office:value="832370000">
                <text:p>832370000</text:p>
              </table:table-cell>
              <table:table-cell office:value-type="float" office:value="832141000">
                <text:p>832141000</text:p>
              </table:table-cell>
              <table:table-cell office:value-type="float" office:value="831096000">
                <text:p>831096000</text:p>
              </table:table-cell>
              <table:table-cell office:value-type="float" office:value="832750000">
                <text:p>832750000</text:p>
              </table:table-cell>
              <table:table-cell office:value-type="float" office:value="832518000">
                <text:p>832518000</text:p>
              </table:table-cell>
              <table:table-cell office:value-type="float" office:value="831323000">
                <text:p>831323000</text:p>
              </table:table-cell>
              <table:table-cell office:value-type="float" office:value="832521000">
                <text:p>832521000</text:p>
              </table:table-cell>
              <table:table-cell office:value-type="float" office:value="832746000">
                <text:p>832746000</text:p>
              </table:table-cell>
              <table:table-cell office:value-type="float" office:value="832236000">
                <text:p>832236000</text:p>
              </table:table-cell>
              <table:table-cell office:value-type="float" office:value="831867000">
                <text:p>831867000</text:p>
              </table:table-cell>
              <table:table-cell office:value-type="float" office:value="832609000">
                <text:p>832609000</text:p>
              </table:table-cell>
              <table:table-cell office:value-type="float" office:value="832018000">
                <text:p>832018000</text:p>
              </table:table-cell>
              <table:table-cell office:value-type="float" office:value="832446000">
                <text:p>832446000</text:p>
              </table:table-cell>
              <table:table-cell office:value-type="float" office:value="831024000">
                <text:p>831024000</text:p>
              </table:table-cell>
              <table:table-cell office:value-type="float" office:value="832751000">
                <text:p>832751000</text:p>
              </table:table-cell>
              <table:table-cell office:value-type="float" office:value="832701000">
                <text:p>832701000</text:p>
              </table:table-cell>
              <table:table-cell office:value-type="float" office:value="831970000">
                <text:p>831970000</text:p>
              </table:table-cell>
              <table:table-cell office:value-type="float" office:value="832223000">
                <text:p>832223000</text:p>
              </table:table-cell>
              <table:table-cell office:value-type="float" office:value="830797000">
                <text:p>830797000</text:p>
              </table:table-cell>
              <table:table-cell office:value-type="float" office:value="832056000">
                <text:p>832056000</text:p>
              </table:table-cell>
              <table:table-cell office:value-type="float" office:value="832037000">
                <text:p>832037000</text:p>
              </table:table-cell>
              <table:table-cell office:value-type="float" office:value="831816000">
                <text:p>831816000</text:p>
              </table:table-cell>
              <table:table-cell office:value-type="float" office:value="831745000">
                <text:p>831745000</text:p>
              </table:table-cell>
              <table:table-cell office:value-type="float" office:value="832751000">
                <text:p>832751000</text:p>
              </table:table-cell>
              <table:table-cell office:value-type="float" office:value="832220000">
                <text:p>832220000</text:p>
              </table:table-cell>
              <table:table-cell office:value-type="float" office:value="832096000">
                <text:p>832096000</text:p>
              </table:table-cell>
              <table:table-cell office:value-type="float" office:value="832080000">
                <text:p>832080000</text:p>
              </table:table-cell>
              <table:table-cell office:value-type="float" office:value="831142000">
                <text:p>831142000</text:p>
              </table:table-cell>
              <table:table-cell office:value-type="float" office:value="831797000">
                <text:p>831797000</text:p>
              </table:table-cell>
              <table:table-cell office:value-type="float" office:value="831819000">
                <text:p>831819000</text:p>
              </table:table-cell>
              <table:table-cell office:value-type="float" office:value="832498000">
                <text:p>832498000</text:p>
              </table:table-cell>
              <table:table-cell office:value-type="float" office:value="832508000">
                <text:p>832508000</text:p>
              </table:table-cell>
              <table:table-cell office:value-type="float" office:value="832089000">
                <text:p>832089000</text:p>
              </table:table-cell>
              <table:table-cell office:value-type="float" office:value="830985000">
                <text:p>830985000</text:p>
              </table:table-cell>
              <table:table-cell office:value-type="float" office:value="832566000">
                <text:p>832566000</text:p>
              </table:table-cell>
              <table:table-cell office:value-type="float" office:value="832161000">
                <text:p>832161000</text:p>
              </table:table-cell>
              <table:table-cell office:value-type="float" office:value="832120000">
                <text:p>832120000</text:p>
              </table:table-cell>
              <table:table-cell office:value-type="float" office:value="832240000">
                <text:p>832240000</text:p>
              </table:table-cell>
              <table:table-cell office:value-type="float" office:value="832681000">
                <text:p>832681000</text:p>
              </table:table-cell>
              <table:table-cell office:value-type="float" office:value="831797000">
                <text:p>831797000</text:p>
              </table:table-cell>
              <table:table-cell office:value-type="float" office:value="832445000">
                <text:p>832445000</text:p>
              </table:table-cell>
              <table:table-cell office:value-type="float" office:value="830574000">
                <text:p>830574000</text:p>
              </table:table-cell>
              <table:table-cell office:value-type="float" office:value="832560000">
                <text:p>832560000</text:p>
              </table:table-cell>
              <table:table-cell office:value-type="float" office:value="832390000">
                <text:p>832390000</text:p>
              </table:table-cell>
              <table:table-cell office:value-type="float" office:value="832496000">
                <text:p>832496000</text:p>
              </table:table-cell>
              <table:table-cell office:value-type="float" office:value="832473000">
                <text:p>832473000</text:p>
              </table:table-cell>
              <table:table-cell office:value-type="float" office:value="831775000">
                <text:p>831775000</text:p>
              </table:table-cell>
              <table:table-cell office:value-type="float" office:value="830602000">
                <text:p>830602000</text:p>
              </table:table-cell>
              <table:table-cell office:value-type="float" office:value="832083000">
                <text:p>832083000</text:p>
              </table:table-cell>
              <table:table-cell office:value-type="float" office:value="831174000">
                <text:p>831174000</text:p>
              </table:table-cell>
              <table:table-cell office:value-type="float" office:value="831315000">
                <text:p>831315000</text:p>
              </table:table-cell>
              <table:table-cell office:value-type="float" office:value="832612000">
                <text:p>832612000</text:p>
              </table:table-cell>
              <table:table-cell office:value-type="float" office:value="832610000">
                <text:p>832610000</text:p>
              </table:table-cell>
              <table:table-cell office:value-type="float" office:value="832634000">
                <text:p>832634000</text:p>
              </table:table-cell>
              <table:table-cell office:value-type="float" office:value="831791000">
                <text:p>831791000</text:p>
              </table:table-cell>
              <table:table-cell office:value-type="float" office:value="831435000">
                <text:p>831435000</text:p>
              </table:table-cell>
              <table:table-cell office:value-type="float" office:value="832439000">
                <text:p>832439000</text:p>
              </table:table-cell>
              <table:table-cell office:value-type="float" office:value="832151000">
                <text:p>832151000</text:p>
              </table:table-cell>
              <table:table-cell office:value-type="float" office:value="832401000">
                <text:p>832401000</text:p>
              </table:table-cell>
              <table:table-cell office:value-type="float" office:value="832754000">
                <text:p>832754000</text:p>
              </table:table-cell>
              <table:table-cell office:value-type="float" office:value="832529000">
                <text:p>832529000</text:p>
              </table:table-cell>
              <table:table-cell office:value-type="float" office:value="832755000">
                <text:p>832755000</text:p>
              </table:table-cell>
              <table:table-cell office:value-type="float" office:value="832614000">
                <text:p>832614000</text:p>
              </table:table-cell>
              <table:table-cell office:value-type="float" office:value="832237000">
                <text:p>832237000</text:p>
              </table:table-cell>
              <table:table-cell office:value-type="float" office:value="832724000">
                <text:p>832724000</text:p>
              </table:table-cell>
              <table:table-cell office:value-type="float" office:value="832685000">
                <text:p>832685000</text:p>
              </table:table-cell>
              <table:table-cell office:value-type="float" office:value="831381000">
                <text:p>831381000</text:p>
              </table:table-cell>
              <table:table-cell office:value-type="float" office:value="832571000">
                <text:p>832571000</text:p>
              </table:table-cell>
              <table:table-cell office:value-type="float" office:value="831866000">
                <text:p>831866000</text:p>
              </table:table-cell>
              <table:table-cell office:value-type="float" office:value="832550000">
                <text:p>832550000</text:p>
              </table:table-cell>
              <table:table-cell office:value-type="float" office:value="831421000">
                <text:p>831421000</text:p>
              </table:table-cell>
              <table:table-cell office:value-type="float" office:value="832505000">
                <text:p>832505000</text:p>
              </table:table-cell>
              <table:table-cell office:value-type="float" office:value="832164000">
                <text:p>832164000</text:p>
              </table:table-cell>
              <table:table-cell office:value-type="float" office:value="830528000">
                <text:p>830528000</text:p>
              </table:table-cell>
              <table:table-cell office:value-type="float" office:value="832523000">
                <text:p>832523000</text:p>
              </table:table-cell>
              <table:table-cell office:value-type="float" office:value="831952000">
                <text:p>831952000</text:p>
              </table:table-cell>
              <table:table-cell office:value-type="float" office:value="832711000">
                <text:p>832711000</text:p>
              </table:table-cell>
              <table:table-cell office:value-type="float" office:value="832639000">
                <text:p>832639000</text:p>
              </table:table-cell>
              <table:table-cell office:value-type="float" office:value="832750000">
                <text:p>832750000</text:p>
              </table:table-cell>
              <table:table-cell office:value-type="float" office:value="832265000">
                <text:p>832265000</text:p>
              </table:table-cell>
              <table:table-cell office:value-type="float" office:value="831899000">
                <text:p>831899000</text:p>
              </table:table-cell>
              <table:table-cell office:value-type="float" office:value="832055000">
                <text:p>832055000</text:p>
              </table:table-cell>
              <table:table-cell office:value-type="float" office:value="831448000">
                <text:p>831448000</text:p>
              </table:table-cell>
              <table:table-cell office:value-type="float" office:value="832667000">
                <text:p>832667000</text:p>
              </table:table-cell>
              <table:table-cell office:value-type="float" office:value="832530000">
                <text:p>832530000</text:p>
              </table:table-cell>
              <table:table-cell office:value-type="float" office:value="830743000">
                <text:p>830743000</text:p>
              </table:table-cell>
              <table:table-cell office:value-type="float" office:value="831198000">
                <text:p>831198000</text:p>
              </table:table-cell>
              <table:table-cell office:value-type="float" office:value="831437000">
                <text:p>831437000</text:p>
              </table:table-cell>
              <table:table-cell office:value-type="float" office:value="832396000">
                <text:p>832396000</text:p>
              </table:table-cell>
              <table:table-cell office:value-type="float" office:value="832138000">
                <text:p>832138000</text:p>
              </table:table-cell>
              <table:table-cell office:value-type="float" office:value="832680000">
                <text:p>832680000</text:p>
              </table:table-cell>
              <table:table-cell office:value-type="float" office:value="832294000">
                <text:p>832294000</text:p>
              </table:table-cell>
              <table:table-cell office:value-type="float" office:value="832051000">
                <text:p>832051000</text:p>
              </table:table-cell>
              <table:table-cell office:value-type="float" office:value="831785000">
                <text:p>831785000</text:p>
              </table:table-cell>
              <table:table-cell office:value-type="float" office:value="831785000">
                <text:p>831785000</text:p>
              </table:table-cell>
              <table:table-cell office:value-type="float" office:value="831578000">
                <text:p>831578000</text:p>
              </table:table-cell>
              <table:table-cell office:value-type="float" office:value="832720000">
                <text:p>832720000</text:p>
              </table:table-cell>
              <table:table-cell office:value-type="float" office:value="832128000">
                <text:p>832128000</text:p>
              </table:table-cell>
              <table:table-cell office:value-type="float" office:value="832684000">
                <text:p>832684000</text:p>
              </table:table-cell>
              <table:table-cell office:value-type="float" office:value="831556000">
                <text:p>831556000</text:p>
              </table:table-cell>
              <table:table-cell office:value-type="float" office:value="832569000">
                <text:p>832569000</text:p>
              </table:table-cell>
              <table:table-cell office:value-type="float" office:value="830728000">
                <text:p>830728000</text:p>
              </table:table-cell>
              <table:table-cell office:value-type="float" office:value="831794000">
                <text:p>831794000</text:p>
              </table:table-cell>
              <table:table-cell office:value-type="float" office:value="830618000">
                <text:p>830618000</text:p>
              </table:table-cell>
              <table:table-cell office:value-type="float" office:value="832412000">
                <text:p>832412000</text:p>
              </table:table-cell>
              <table:table-cell office:value-type="float" office:value="830833000">
                <text:p>830833000</text:p>
              </table:table-cell>
              <table:table-cell office:value-type="float" office:value="832283000">
                <text:p>832283000</text:p>
              </table:table-cell>
              <table:table-cell office:value-type="float" office:value="832189000">
                <text:p>832189000</text:p>
              </table:table-cell>
              <table:table-cell office:value-type="float" office:value="832160000">
                <text:p>832160000</text:p>
              </table:table-cell>
              <table:table-cell office:value-type="float" office:value="831828000">
                <text:p>831828000</text:p>
              </table:table-cell>
              <table:table-cell office:value-type="float" office:value="832598000">
                <text:p>832598000</text:p>
              </table:table-cell>
              <table:table-cell office:value-type="float" office:value="831840000">
                <text:p>831840000</text:p>
              </table:table-cell>
              <table:table-cell office:value-type="float" office:value="832401000">
                <text:p>832401000</text:p>
              </table:table-cell>
              <table:table-cell office:value-type="float" office:value="831463000">
                <text:p>831463000</text:p>
              </table:table-cell>
              <table:table-cell office:value-type="float" office:value="832088000">
                <text:p>832088000</text:p>
              </table:table-cell>
              <table:table-cell office:value-type="float" office:value="832665000">
                <text:p>832665000</text:p>
              </table:table-cell>
              <table:table-cell office:value-type="float" office:value="831956000">
                <text:p>831956000</text:p>
              </table:table-cell>
              <table:table-cell office:value-type="float" office:value="832693000">
                <text:p>832693000</text:p>
              </table:table-cell>
              <table:table-cell office:value-type="float" office:value="832596000">
                <text:p>832596000</text:p>
              </table:table-cell>
              <table:table-cell office:value-type="float" office:value="832403000">
                <text:p>832403000</text:p>
              </table:table-cell>
              <table:table-cell office:value-type="float" office:value="832033000">
                <text:p>832033000</text:p>
              </table:table-cell>
              <table:table-cell office:value-type="float" office:value="830221000">
                <text:p>830221000</text:p>
              </table:table-cell>
              <table:table-cell office:value-type="float" office:value="831894000">
                <text:p>831894000</text:p>
              </table:table-cell>
              <table:table-cell office:value-type="float" office:value="832455000">
                <text:p>832455000</text:p>
              </table:table-cell>
              <table:table-cell office:value-type="float" office:value="831588000">
                <text:p>831588000</text:p>
              </table:table-cell>
              <table:table-cell office:value-type="float" office:value="832681000">
                <text:p>832681000</text:p>
              </table:table-cell>
              <table:table-cell office:value-type="float" office:value="831725000">
                <text:p>831725000</text:p>
              </table:table-cell>
              <table:table-cell office:value-type="float" office:value="831699000">
                <text:p>831699000</text:p>
              </table:table-cell>
              <table:table-cell office:value-type="float" office:value="832103000">
                <text:p>832103000</text:p>
              </table:table-cell>
              <table:table-cell office:value-type="float" office:value="832292000">
                <text:p>832292000</text:p>
              </table:table-cell>
              <table:table-cell office:value-type="float" office:value="831844000">
                <text:p>831844000</text:p>
              </table:table-cell>
              <table:table-cell office:value-type="float" office:value="831104000">
                <text:p>831104000</text:p>
              </table:table-cell>
              <table:table-cell office:value-type="float" office:value="832322000">
                <text:p>832322000</text:p>
              </table:table-cell>
              <table:table-cell office:value-type="float" office:value="832170000">
                <text:p>832170000</text:p>
              </table:table-cell>
              <table:table-cell office:value-type="float" office:value="832636000">
                <text:p>832636000</text:p>
              </table:table-cell>
              <table:table-cell office:value-type="float" office:value="831360000">
                <text:p>831360000</text:p>
              </table:table-cell>
              <table:table-cell office:value-type="float" office:value="831151000">
                <text:p>831151000</text:p>
              </table:table-cell>
              <table:table-cell office:value-type="float" office:value="832442000">
                <text:p>832442000</text:p>
              </table:table-cell>
              <table:table-cell office:value-type="float" office:value="832638000">
                <text:p>832638000</text:p>
              </table:table-cell>
              <table:table-cell office:value-type="float" office:value="831816000">
                <text:p>831816000</text:p>
              </table:table-cell>
              <table:table-cell office:value-type="float" office:value="831344000">
                <text:p>831344000</text:p>
              </table:table-cell>
              <table:table-cell office:value-type="float" office:value="832744000">
                <text:p>832744000</text:p>
              </table:table-cell>
              <table:table-cell office:value-type="float" office:value="831455000">
                <text:p>831455000</text:p>
              </table:table-cell>
              <table:table-cell office:value-type="float" office:value="831766000">
                <text:p>831766000</text:p>
              </table:table-cell>
              <table:table-cell office:value-type="float" office:value="832319000">
                <text:p>832319000</text:p>
              </table:table-cell>
              <table:table-cell office:value-type="float" office:value="832622000">
                <text:p>832622000</text:p>
              </table:table-cell>
              <table:table-cell office:value-type="float" office:value="832744000">
                <text:p>832744000</text:p>
              </table:table-cell>
              <table:table-cell office:value-type="float" office:value="832236000">
                <text:p>832236000</text:p>
              </table:table-cell>
              <table:table-cell office:value-type="float" office:value="832748000">
                <text:p>832748000</text:p>
              </table:table-cell>
              <table:table-cell office:value-type="float" office:value="831046000">
                <text:p>831046000</text:p>
              </table:table-cell>
              <table:table-cell office:value-type="float" office:value="832472000">
                <text:p>832472000</text:p>
              </table:table-cell>
              <table:table-cell office:value-type="float" office:value="831753000">
                <text:p>831753000</text:p>
              </table:table-cell>
              <table:table-cell office:value-type="float" office:value="831912000">
                <text:p>831912000</text:p>
              </table:table-cell>
              <table:table-cell office:value-type="float" office:value="831977000">
                <text:p>831977000</text:p>
              </table:table-cell>
              <table:table-cell office:value-type="float" office:value="831721000">
                <text:p>831721000</text:p>
              </table:table-cell>
              <table:table-cell office:value-type="float" office:value="831956000">
                <text:p>831956000</text:p>
              </table:table-cell>
              <table:table-cell office:value-type="float" office:value="831141000">
                <text:p>831141000</text:p>
              </table:table-cell>
              <table:table-cell office:value-type="float" office:value="832548000">
                <text:p>832548000</text:p>
              </table:table-cell>
              <table:table-cell office:value-type="float" office:value="831437000">
                <text:p>831437000</text:p>
              </table:table-cell>
              <table:table-cell office:value-type="float" office:value="829538000">
                <text:p>829538000</text:p>
              </table:table-cell>
              <table:table-cell office:value-type="float" office:value="832637000">
                <text:p>832637000</text:p>
              </table:table-cell>
              <table:table-cell office:value-type="float" office:value="832750000">
                <text:p>832750000</text:p>
              </table:table-cell>
              <table:table-cell office:value-type="float" office:value="832253000">
                <text:p>832253000</text:p>
              </table:table-cell>
              <table:table-cell office:value-type="float" office:value="832762000">
                <text:p>832762000</text:p>
              </table:table-cell>
              <table:table-cell office:value-type="float" office:value="832474000">
                <text:p>832474000</text:p>
              </table:table-cell>
              <table:table-cell office:value-type="float" office:value="831430000">
                <text:p>831430000</text:p>
              </table:table-cell>
              <table:table-cell office:value-type="float" office:value="832644000">
                <text:p>832644000</text:p>
              </table:table-cell>
              <table:table-cell office:value-type="float" office:value="832298000">
                <text:p>832298000</text:p>
              </table:table-cell>
              <table:table-cell office:value-type="float" office:value="832029000">
                <text:p>832029000</text:p>
              </table:table-cell>
              <table:table-cell office:value-type="float" office:value="831948000">
                <text:p>831948000</text:p>
              </table:table-cell>
              <table:table-cell office:value-type="float" office:value="830959000">
                <text:p>830959000</text:p>
              </table:table-cell>
              <table:table-cell office:value-type="float" office:value="830285000">
                <text:p>830285000</text:p>
              </table:table-cell>
              <table:table-cell office:value-type="float" office:value="842388000">
                <text:p>842388000</text:p>
              </table:table-cell>
              <table:table-cell office:value-type="float" office:value="842472000">
                <text:p>842472000</text:p>
              </table:table-cell>
              <table:table-cell office:value-type="float" office:value="841787000">
                <text:p>841787000</text:p>
              </table:table-cell>
              <table:table-cell office:value-type="float" office:value="842284000">
                <text:p>842284000</text:p>
              </table:table-cell>
              <table:table-cell office:value-type="float" office:value="840828000">
                <text:p>840828000</text:p>
              </table:table-cell>
              <table:table-cell office:value-type="float" office:value="842744000">
                <text:p>842744000</text:p>
              </table:table-cell>
              <table:table-cell office:value-type="float" office:value="842107000">
                <text:p>842107000</text:p>
              </table:table-cell>
              <table:table-cell office:value-type="float" office:value="842614000">
                <text:p>842614000</text:p>
              </table:table-cell>
              <table:table-cell office:value-type="float" office:value="842838000">
                <text:p>842838000</text:p>
              </table:table-cell>
              <table:table-cell office:value-type="float" office:value="842275000">
                <text:p>842275000</text:p>
              </table:table-cell>
              <table:table-cell office:value-type="float" office:value="842848000">
                <text:p>842848000</text:p>
              </table:table-cell>
              <table:table-cell office:value-type="float" office:value="841361000">
                <text:p>841361000</text:p>
              </table:table-cell>
              <table:table-cell office:value-type="float" office:value="842258000">
                <text:p>842258000</text:p>
              </table:table-cell>
              <table:table-cell office:value-type="float" office:value="842278000">
                <text:p>842278000</text:p>
              </table:table-cell>
              <table:table-cell office:value-type="float" office:value="842334000">
                <text:p>842334000</text:p>
              </table:table-cell>
              <table:table-cell office:value-type="float" office:value="840908000">
                <text:p>840908000</text:p>
              </table:table-cell>
              <table:table-cell office:value-type="float" office:value="842484000">
                <text:p>842484000</text:p>
              </table:table-cell>
              <table:table-cell office:value-type="float" office:value="842589000">
                <text:p>842589000</text:p>
              </table:table-cell>
              <table:table-cell office:value-type="float" office:value="842567000">
                <text:p>842567000</text:p>
              </table:table-cell>
              <table:table-cell office:value-type="float" office:value="842542000">
                <text:p>842542000</text:p>
              </table:table-cell>
              <table:table-cell office:value-type="float" office:value="841227000">
                <text:p>841227000</text:p>
              </table:table-cell>
              <table:table-cell office:value-type="float" office:value="842236000">
                <text:p>842236000</text:p>
              </table:table-cell>
              <table:table-cell office:value-type="float" office:value="842811000">
                <text:p>842811000</text:p>
              </table:table-cell>
              <table:table-cell office:value-type="float" office:value="841873000">
                <text:p>841873000</text:p>
              </table:table-cell>
              <table:table-cell office:value-type="float" office:value="842369000">
                <text:p>842369000</text:p>
              </table:table-cell>
              <table:table-cell office:value-type="float" office:value="842494000">
                <text:p>842494000</text:p>
              </table:table-cell>
              <table:table-cell office:value-type="float" office:value="842847000">
                <text:p>842847000</text:p>
              </table:table-cell>
              <table:table-cell office:value-type="float" office:value="842285000">
                <text:p>842285000</text:p>
              </table:table-cell>
              <table:table-cell office:value-type="float" office:value="842924000">
                <text:p>842924000</text:p>
              </table:table-cell>
              <table:table-cell office:value-type="float" office:value="841203000">
                <text:p>841203000</text:p>
              </table:table-cell>
              <table:table-cell office:value-type="float" office:value="842402000">
                <text:p>842402000</text:p>
              </table:table-cell>
              <table:table-cell office:value-type="float" office:value="842287000">
                <text:p>842287000</text:p>
              </table:table-cell>
              <table:table-cell office:value-type="float" office:value="842174000">
                <text:p>842174000</text:p>
              </table:table-cell>
              <table:table-cell office:value-type="float" office:value="842905000">
                <text:p>842905000</text:p>
              </table:table-cell>
              <table:table-cell office:value-type="float" office:value="842572000">
                <text:p>842572000</text:p>
              </table:table-cell>
              <table:table-cell office:value-type="float" office:value="841233000">
                <text:p>841233000</text:p>
              </table:table-cell>
              <table:table-cell office:value-type="float" office:value="841153000">
                <text:p>841153000</text:p>
              </table:table-cell>
              <table:table-cell office:value-type="float" office:value="842391000">
                <text:p>842391000</text:p>
              </table:table-cell>
              <table:table-cell office:value-type="float" office:value="842678000">
                <text:p>842678000</text:p>
              </table:table-cell>
              <table:table-cell office:value-type="float" office:value="842390000">
                <text:p>842390000</text:p>
              </table:table-cell>
              <table:table-cell office:value-type="float" office:value="842781000">
                <text:p>842781000</text:p>
              </table:table-cell>
              <table:table-cell office:value-type="float" office:value="842309000">
                <text:p>842309000</text:p>
              </table:table-cell>
              <table:table-cell office:value-type="float" office:value="842216000">
                <text:p>842216000</text:p>
              </table:table-cell>
              <table:table-cell office:value-type="float" office:value="842098000">
                <text:p>842098000</text:p>
              </table:table-cell>
              <table:table-cell office:value-type="float" office:value="842191000">
                <text:p>842191000</text:p>
              </table:table-cell>
              <table:table-cell office:value-type="float" office:value="842696000">
                <text:p>842696000</text:p>
              </table:table-cell>
              <table:table-cell office:value-type="float" office:value="842557000">
                <text:p>842557000</text:p>
              </table:table-cell>
              <table:table-cell office:value-type="float" office:value="842842000">
                <text:p>842842000</text:p>
              </table:table-cell>
              <table:table-cell office:value-type="float" office:value="842668000">
                <text:p>842668000</text:p>
              </table:table-cell>
              <table:table-cell office:value-type="float" office:value="841441000">
                <text:p>841441000</text:p>
              </table:table-cell>
              <table:table-cell office:value-type="float" office:value="842663000">
                <text:p>842663000</text:p>
              </table:table-cell>
              <table:table-cell office:value-type="float" office:value="842822000">
                <text:p>842822000</text:p>
              </table:table-cell>
              <table:table-cell office:value-type="float" office:value="842819000">
                <text:p>842819000</text:p>
              </table:table-cell>
              <table:table-cell office:value-type="float" office:value="842482000">
                <text:p>842482000</text:p>
              </table:table-cell>
              <table:table-cell office:value-type="float" office:value="842216000">
                <text:p>842216000</text:p>
              </table:table-cell>
              <table:table-cell office:value-type="float" office:value="842216000">
                <text:p>842216000</text:p>
              </table:table-cell>
              <table:table-cell office:value-type="float" office:value="842285000">
                <text:p>842285000</text:p>
              </table:table-cell>
              <table:table-cell office:value-type="float" office:value="842637000">
                <text:p>842637000</text:p>
              </table:table-cell>
              <table:table-cell office:value-type="float" office:value="842053000">
                <text:p>842053000</text:p>
              </table:table-cell>
              <table:table-cell office:value-type="float" office:value="841478000">
                <text:p>841478000</text:p>
              </table:table-cell>
              <table:table-cell office:value-type="float" office:value="841864000">
                <text:p>841864000</text:p>
              </table:table-cell>
              <table:table-cell office:value-type="float" office:value="842891000">
                <text:p>842891000</text:p>
              </table:table-cell>
              <table:table-cell office:value-type="float" office:value="842091000">
                <text:p>842091000</text:p>
              </table:table-cell>
              <table:table-cell office:value-type="float" office:value="842290000">
                <text:p>842290000</text:p>
              </table:table-cell>
              <table:table-cell office:value-type="float" office:value="841752000">
                <text:p>841752000</text:p>
              </table:table-cell>
              <table:table-cell office:value-type="float" office:value="842076000">
                <text:p>842076000</text:p>
              </table:table-cell>
              <table:table-cell office:value-type="float" office:value="842013000">
                <text:p>842013000</text:p>
              </table:table-cell>
              <table:table-cell office:value-type="float" office:value="842153000">
                <text:p>842153000</text:p>
              </table:table-cell>
              <table:table-cell office:value-type="float" office:value="842461000">
                <text:p>842461000</text:p>
              </table:table-cell>
              <table:table-cell office:value-type="float" office:value="842429000">
                <text:p>842429000</text:p>
              </table:table-cell>
              <table:table-cell office:value-type="float" office:value="842796000">
                <text:p>842796000</text:p>
              </table:table-cell>
              <table:table-cell office:value-type="float" office:value="842690000">
                <text:p>842690000</text:p>
              </table:table-cell>
              <table:table-cell office:value-type="float" office:value="842786000">
                <text:p>842786000</text:p>
              </table:table-cell>
              <table:table-cell office:value-type="float" office:value="842714000">
                <text:p>842714000</text:p>
              </table:table-cell>
              <table:table-cell office:value-type="float" office:value="842144000">
                <text:p>842144000</text:p>
              </table:table-cell>
              <table:table-cell office:value-type="float" office:value="842713000">
                <text:p>842713000</text:p>
              </table:table-cell>
              <table:table-cell office:value-type="float" office:value="842261000">
                <text:p>842261000</text:p>
              </table:table-cell>
              <table:table-cell office:value-type="float" office:value="840724000">
                <text:p>840724000</text:p>
              </table:table-cell>
              <table:table-cell office:value-type="float" office:value="842824000">
                <text:p>842824000</text:p>
              </table:table-cell>
              <table:table-cell office:value-type="float" office:value="841895000">
                <text:p>841895000</text:p>
              </table:table-cell>
              <table:table-cell office:value-type="float" office:value="842889000">
                <text:p>842889000</text:p>
              </table:table-cell>
              <table:table-cell office:value-type="float" office:value="842356000">
                <text:p>842356000</text:p>
              </table:table-cell>
              <table:table-cell office:value-type="float" office:value="842894000">
                <text:p>842894000</text:p>
              </table:table-cell>
              <table:table-cell office:value-type="float" office:value="842652000">
                <text:p>842652000</text:p>
              </table:table-cell>
              <table:table-cell office:value-type="float" office:value="842606000">
                <text:p>842606000</text:p>
              </table:table-cell>
              <table:table-cell office:value-type="float" office:value="842290000">
                <text:p>842290000</text:p>
              </table:table-cell>
              <table:table-cell office:value-type="float" office:value="842669000">
                <text:p>842669000</text:p>
              </table:table-cell>
              <table:table-cell office:value-type="float" office:value="842719000">
                <text:p>842719000</text:p>
              </table:table-cell>
              <table:table-cell office:value-type="float" office:value="842974000">
                <text:p>842974000</text:p>
              </table:table-cell>
              <table:table-cell office:value-type="float" office:value="842700000">
                <text:p>842700000</text:p>
              </table:table-cell>
              <table:table-cell office:value-type="float" office:value="842688000">
                <text:p>842688000</text:p>
              </table:table-cell>
              <table:table-cell office:value-type="float" office:value="842958000">
                <text:p>842958000</text:p>
              </table:table-cell>
              <table:table-cell office:value-type="float" office:value="842921000">
                <text:p>842921000</text:p>
              </table:table-cell>
              <table:table-cell office:value-type="float" office:value="841977000">
                <text:p>841977000</text:p>
              </table:table-cell>
              <table:table-cell office:value-type="float" office:value="842709000">
                <text:p>842709000</text:p>
              </table:table-cell>
              <table:table-cell office:value-type="float" office:value="842794000">
                <text:p>842794000</text:p>
              </table:table-cell>
              <table:table-cell office:value-type="float" office:value="842335000">
                <text:p>842335000</text:p>
              </table:table-cell>
              <table:table-cell office:value-type="float" office:value="842860000">
                <text:p>842860000</text:p>
              </table:table-cell>
              <table:table-cell office:value-type="float" office:value="842595000">
                <text:p>842595000</text:p>
              </table:table-cell>
              <table:table-cell office:value-type="float" office:value="842917000">
                <text:p>842917000</text:p>
              </table:table-cell>
              <table:table-cell office:value-type="float" office:value="842847000">
                <text:p>842847000</text:p>
              </table:table-cell>
              <table:table-cell office:value-type="float" office:value="842051000">
                <text:p>842051000</text:p>
              </table:table-cell>
              <table:table-cell office:value-type="float" office:value="842709000">
                <text:p>842709000</text:p>
              </table:table-cell>
              <table:table-cell office:value-type="float" office:value="842184000">
                <text:p>842184000</text:p>
              </table:table-cell>
              <table:table-cell office:value-type="float" office:value="842854000">
                <text:p>842854000</text:p>
              </table:table-cell>
              <table:table-cell office:value-type="float" office:value="842005000">
                <text:p>842005000</text:p>
              </table:table-cell>
              <table:table-cell office:value-type="float" office:value="842649000">
                <text:p>842649000</text:p>
              </table:table-cell>
              <table:table-cell office:value-type="float" office:value="842438000">
                <text:p>842438000</text:p>
              </table:table-cell>
              <table:table-cell office:value-type="float" office:value="841805000">
                <text:p>841805000</text:p>
              </table:table-cell>
              <table:table-cell office:value-type="float" office:value="841278000">
                <text:p>841278000</text:p>
              </table:table-cell>
              <table:table-cell office:value-type="float" office:value="841452000">
                <text:p>841452000</text:p>
              </table:table-cell>
              <table:table-cell office:value-type="float" office:value="842991000">
                <text:p>842991000</text:p>
              </table:table-cell>
              <table:table-cell office:value-type="float" office:value="843005000">
                <text:p>843005000</text:p>
              </table:table-cell>
              <table:table-cell office:value-type="float" office:value="842375000">
                <text:p>842375000</text:p>
              </table:table-cell>
              <table:table-cell office:value-type="float" office:value="842519000">
                <text:p>842519000</text:p>
              </table:table-cell>
              <table:table-cell office:value-type="float" office:value="842677000">
                <text:p>842677000</text:p>
              </table:table-cell>
              <table:table-cell office:value-type="float" office:value="842455000">
                <text:p>842455000</text:p>
              </table:table-cell>
              <table:table-cell office:value-type="float" office:value="842478000">
                <text:p>842478000</text:p>
              </table:table-cell>
              <table:table-cell office:value-type="float" office:value="841103000">
                <text:p>841103000</text:p>
              </table:table-cell>
              <table:table-cell office:value-type="float" office:value="842467000">
                <text:p>842467000</text:p>
              </table:table-cell>
              <table:table-cell office:value-type="float" office:value="841986000">
                <text:p>841986000</text:p>
              </table:table-cell>
              <table:table-cell office:value-type="float" office:value="841967000">
                <text:p>841967000</text:p>
              </table:table-cell>
              <table:table-cell office:value-type="float" office:value="842773000">
                <text:p>842773000</text:p>
              </table:table-cell>
              <table:table-cell office:value-type="float" office:value="841926000">
                <text:p>841926000</text:p>
              </table:table-cell>
              <table:table-cell office:value-type="float" office:value="842456000">
                <text:p>842456000</text:p>
              </table:table-cell>
              <table:table-cell office:value-type="float" office:value="842846000">
                <text:p>842846000</text:p>
              </table:table-cell>
              <table:table-cell office:value-type="float" office:value="842066000">
                <text:p>842066000</text:p>
              </table:table-cell>
              <table:table-cell office:value-type="float" office:value="842921000">
                <text:p>842921000</text:p>
              </table:table-cell>
              <table:table-cell office:value-type="float" office:value="842997000">
                <text:p>842997000</text:p>
              </table:table-cell>
              <table:table-cell office:value-type="float" office:value="840846000">
                <text:p>840846000</text:p>
              </table:table-cell>
              <table:table-cell office:value-type="float" office:value="842377000">
                <text:p>842377000</text:p>
              </table:table-cell>
              <table:table-cell office:value-type="float" office:value="842265000">
                <text:p>842265000</text:p>
              </table:table-cell>
              <table:table-cell office:value-type="float" office:value="842989000">
                <text:p>842989000</text:p>
              </table:table-cell>
              <table:table-cell office:value-type="float" office:value="842780000">
                <text:p>842780000</text:p>
              </table:table-cell>
              <table:table-cell office:value-type="float" office:value="841390000">
                <text:p>841390000</text:p>
              </table:table-cell>
              <table:table-cell office:value-type="float" office:value="842972000">
                <text:p>842972000</text:p>
              </table:table-cell>
              <table:table-cell office:value-type="float" office:value="842134000">
                <text:p>842134000</text:p>
              </table:table-cell>
              <table:table-cell office:value-type="float" office:value="842163000">
                <text:p>842163000</text:p>
              </table:table-cell>
              <table:table-cell office:value-type="float" office:value="842679000">
                <text:p>842679000</text:p>
              </table:table-cell>
              <table:table-cell office:value-type="float" office:value="842995000">
                <text:p>842995000</text:p>
              </table:table-cell>
              <table:table-cell office:value-type="float" office:value="842435000">
                <text:p>842435000</text:p>
              </table:table-cell>
              <table:table-cell office:value-type="float" office:value="842587000">
                <text:p>842587000</text:p>
              </table:table-cell>
              <table:table-cell office:value-type="float" office:value="842496000">
                <text:p>842496000</text:p>
              </table:table-cell>
              <table:table-cell office:value-type="float" office:value="842768000">
                <text:p>842768000</text:p>
              </table:table-cell>
              <table:table-cell office:value-type="float" office:value="842992000">
                <text:p>842992000</text:p>
              </table:table-cell>
              <table:table-cell office:value-type="float" office:value="842412000">
                <text:p>842412000</text:p>
              </table:table-cell>
              <table:table-cell office:value-type="float" office:value="842365000">
                <text:p>842365000</text:p>
              </table:table-cell>
              <table:table-cell office:value-type="float" office:value="840760000">
                <text:p>840760000</text:p>
              </table:table-cell>
              <table:table-cell office:value-type="float" office:value="842874000">
                <text:p>842874000</text:p>
              </table:table-cell>
              <table:table-cell office:value-type="float" office:value="842634000">
                <text:p>842634000</text:p>
              </table:table-cell>
              <table:table-cell office:value-type="float" office:value="842903000">
                <text:p>842903000</text:p>
              </table:table-cell>
              <table:table-cell office:value-type="float" office:value="842731000">
                <text:p>842731000</text:p>
              </table:table-cell>
              <table:table-cell office:value-type="float" office:value="842442000">
                <text:p>842442000</text:p>
              </table:table-cell>
              <table:table-cell office:value-type="float" office:value="842369000">
                <text:p>842369000</text:p>
              </table:table-cell>
              <table:table-cell office:value-type="float" office:value="842642000">
                <text:p>842642000</text:p>
              </table:table-cell>
              <table:table-cell office:value-type="float" office:value="842854000">
                <text:p>842854000</text:p>
              </table:table-cell>
              <table:table-cell office:value-type="float" office:value="842570000">
                <text:p>842570000</text:p>
              </table:table-cell>
              <table:table-cell office:value-type="float" office:value="842865000">
                <text:p>842865000</text:p>
              </table:table-cell>
              <table:table-cell office:value-type="float" office:value="842092000">
                <text:p>842092000</text:p>
              </table:table-cell>
              <table:table-cell office:value-type="float" office:value="842647000">
                <text:p>842647000</text:p>
              </table:table-cell>
              <table:table-cell office:value-type="float" office:value="842978000">
                <text:p>842978000</text:p>
              </table:table-cell>
              <table:table-cell office:value-type="float" office:value="842315000">
                <text:p>842315000</text:p>
              </table:table-cell>
              <table:table-cell office:value-type="float" office:value="842344000">
                <text:p>842344000</text:p>
              </table:table-cell>
              <table:table-cell office:value-type="float" office:value="842558000">
                <text:p>842558000</text:p>
              </table:table-cell>
              <table:table-cell office:value-type="float" office:value="842182000">
                <text:p>842182000</text:p>
              </table:table-cell>
              <table:table-cell office:value-type="float" office:value="842840000">
                <text:p>842840000</text:p>
              </table:table-cell>
              <table:table-cell office:value-type="float" office:value="841298000">
                <text:p>841298000</text:p>
              </table:table-cell>
              <table:table-cell office:value-type="float" office:value="842644000">
                <text:p>842644000</text:p>
              </table:table-cell>
              <table:table-cell office:value-type="float" office:value="842389000">
                <text:p>842389000</text:p>
              </table:table-cell>
              <table:table-cell office:value-type="float" office:value="841719000">
                <text:p>841719000</text:p>
              </table:table-cell>
              <table:table-cell office:value-type="float" office:value="842189000">
                <text:p>842189000</text:p>
              </table:table-cell>
              <table:table-cell office:value-type="float" office:value="842592000">
                <text:p>842592000</text:p>
              </table:table-cell>
              <table:table-cell office:value-type="float" office:value="842785000">
                <text:p>842785000</text:p>
              </table:table-cell>
              <table:table-cell office:value-type="float" office:value="842206000">
                <text:p>842206000</text:p>
              </table:table-cell>
              <table:table-cell office:value-type="float" office:value="842548000">
                <text:p>842548000</text:p>
              </table:table-cell>
              <table:table-cell office:value-type="float" office:value="842417000">
                <text:p>842417000</text:p>
              </table:table-cell>
              <table:table-cell office:value-type="float" office:value="842983000">
                <text:p>842983000</text:p>
              </table:table-cell>
              <table:table-cell office:value-type="float" office:value="842777000">
                <text:p>842777000</text:p>
              </table:table-cell>
              <table:table-cell office:value-type="float" office:value="842150000">
                <text:p>842150000</text:p>
              </table:table-cell>
              <table:table-cell office:value-type="float" office:value="842554000">
                <text:p>842554000</text:p>
              </table:table-cell>
              <table:table-cell office:value-type="float" office:value="841166000">
                <text:p>841166000</text:p>
              </table:table-cell>
              <table:table-cell office:value-type="float" office:value="841938000">
                <text:p>841938000</text:p>
              </table:table-cell>
              <table:table-cell office:value-type="float" office:value="842669000">
                <text:p>842669000</text:p>
              </table:table-cell>
              <table:table-cell office:value-type="float" office:value="840727000">
                <text:p>840727000</text:p>
              </table:table-cell>
              <table:table-cell office:value-type="float" office:value="840575000">
                <text:p>840575000</text:p>
              </table:table-cell>
              <table:table-cell office:value-type="float" office:value="842958000">
                <text:p>842958000</text:p>
              </table:table-cell>
              <table:table-cell office:value-type="float" office:value="842854000">
                <text:p>842854000</text:p>
              </table:table-cell>
              <table:table-cell office:value-type="float" office:value="842413000">
                <text:p>842413000</text:p>
              </table:table-cell>
              <table:table-cell office:value-type="float" office:value="842626000">
                <text:p>842626000</text:p>
              </table:table-cell>
              <table:table-cell office:value-type="float" office:value="842745000">
                <text:p>842745000</text:p>
              </table:table-cell>
              <table:table-cell office:value-type="float" office:value="842072000">
                <text:p>842072000</text:p>
              </table:table-cell>
              <table:table-cell office:value-type="float" office:value="842771000">
                <text:p>842771000</text:p>
              </table:table-cell>
              <table:table-cell office:value-type="float" office:value="842758000">
                <text:p>842758000</text:p>
              </table:table-cell>
              <table:table-cell office:value-type="float" office:value="842848000">
                <text:p>842848000</text:p>
              </table:table-cell>
              <table:table-cell office:value-type="float" office:value="842355000">
                <text:p>842355000</text:p>
              </table:table-cell>
              <table:table-cell office:value-type="float" office:value="840679000">
                <text:p>840679000</text:p>
              </table:table-cell>
              <table:table-cell office:value-type="float" office:value="842785000">
                <text:p>842785000</text:p>
              </table:table-cell>
              <table:table-cell office:value-type="float" office:value="842950000">
                <text:p>842950000</text:p>
              </table:table-cell>
              <table:table-cell office:value-type="float" office:value="842865000">
                <text:p>842865000</text:p>
              </table:table-cell>
              <table:table-cell office:value-type="float" office:value="842094000">
                <text:p>842094000</text:p>
              </table:table-cell>
              <table:table-cell office:value-type="float" office:value="842880000">
                <text:p>842880000</text:p>
              </table:table-cell>
              <table:table-cell office:value-type="float" office:value="847372000">
                <text:p>8473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swaps</text:p>
                <draw:g>
                  <svg:desc>zuck_small_1step.A6:zuck_small_1step.A6</svg:desc>
                </draw:g>
              </table:table-cell>
              <table:table-cell office:value-type="float" office:value="778230000">
                <text:p>778230000</text:p>
                <draw:g>
                  <svg:desc>zuck_small_1step.B6:zuck_small_1step.ALZ6</svg:desc>
                </draw:g>
              </table:table-cell>
              <table:table-cell office:value-type="float" office:value="777487000">
                <text:p>777487000</text:p>
              </table:table-cell>
              <table:table-cell office:value-type="float" office:value="777988000">
                <text:p>777988000</text:p>
              </table:table-cell>
              <table:table-cell office:value-type="float" office:value="776972000">
                <text:p>776972000</text:p>
              </table:table-cell>
              <table:table-cell office:value-type="float" office:value="778790000">
                <text:p>778790000</text:p>
              </table:table-cell>
              <table:table-cell office:value-type="float" office:value="778287000">
                <text:p>778287000</text:p>
              </table:table-cell>
              <table:table-cell office:value-type="float" office:value="777325000">
                <text:p>777325000</text:p>
              </table:table-cell>
              <table:table-cell office:value-type="float" office:value="778650000">
                <text:p>778650000</text:p>
              </table:table-cell>
              <table:table-cell office:value-type="float" office:value="778395000">
                <text:p>778395000</text:p>
              </table:table-cell>
              <table:table-cell office:value-type="float" office:value="778366000">
                <text:p>778366000</text:p>
              </table:table-cell>
              <table:table-cell office:value-type="float" office:value="777671000">
                <text:p>777671000</text:p>
              </table:table-cell>
              <table:table-cell office:value-type="float" office:value="776866000">
                <text:p>776866000</text:p>
              </table:table-cell>
              <table:table-cell office:value-type="float" office:value="778415000">
                <text:p>778415000</text:p>
              </table:table-cell>
              <table:table-cell office:value-type="float" office:value="777224000">
                <text:p>777224000</text:p>
              </table:table-cell>
              <table:table-cell office:value-type="float" office:value="778419000">
                <text:p>778419000</text:p>
              </table:table-cell>
              <table:table-cell office:value-type="float" office:value="778095000">
                <text:p>778095000</text:p>
              </table:table-cell>
              <table:table-cell office:value-type="float" office:value="778736000">
                <text:p>778736000</text:p>
              </table:table-cell>
              <table:table-cell office:value-type="float" office:value="778170000">
                <text:p>778170000</text:p>
              </table:table-cell>
              <table:table-cell office:value-type="float" office:value="778641000">
                <text:p>778641000</text:p>
              </table:table-cell>
              <table:table-cell office:value-type="float" office:value="778508000">
                <text:p>778508000</text:p>
              </table:table-cell>
              <table:table-cell office:value-type="float" office:value="778675000">
                <text:p>778675000</text:p>
              </table:table-cell>
              <table:table-cell office:value-type="float" office:value="778769000">
                <text:p>778769000</text:p>
              </table:table-cell>
              <table:table-cell office:value-type="float" office:value="777866000">
                <text:p>777866000</text:p>
              </table:table-cell>
              <table:table-cell office:value-type="float" office:value="777751000">
                <text:p>777751000</text:p>
              </table:table-cell>
              <table:table-cell office:value-type="float" office:value="778308000">
                <text:p>778308000</text:p>
              </table:table-cell>
              <table:table-cell office:value-type="float" office:value="777079000">
                <text:p>777079000</text:p>
              </table:table-cell>
              <table:table-cell office:value-type="float" office:value="778837000">
                <text:p>778837000</text:p>
              </table:table-cell>
              <table:table-cell office:value-type="float" office:value="778172000">
                <text:p>778172000</text:p>
              </table:table-cell>
              <table:table-cell office:value-type="float" office:value="778637000">
                <text:p>778637000</text:p>
              </table:table-cell>
              <table:table-cell office:value-type="float" office:value="777199000">
                <text:p>777199000</text:p>
              </table:table-cell>
              <table:table-cell office:value-type="float" office:value="777431000">
                <text:p>777431000</text:p>
              </table:table-cell>
              <table:table-cell office:value-type="float" office:value="778840000">
                <text:p>778840000</text:p>
              </table:table-cell>
              <table:table-cell office:value-type="float" office:value="778535000">
                <text:p>778535000</text:p>
              </table:table-cell>
              <table:table-cell office:value-type="float" office:value="777775000">
                <text:p>777775000</text:p>
              </table:table-cell>
              <table:table-cell office:value-type="float" office:value="778261000">
                <text:p>778261000</text:p>
              </table:table-cell>
              <table:table-cell office:value-type="float" office:value="778573000">
                <text:p>778573000</text:p>
              </table:table-cell>
              <table:table-cell office:value-type="float" office:value="778396000">
                <text:p>778396000</text:p>
              </table:table-cell>
              <table:table-cell office:value-type="float" office:value="778192000">
                <text:p>778192000</text:p>
              </table:table-cell>
              <table:table-cell office:value-type="float" office:value="778272000">
                <text:p>778272000</text:p>
              </table:table-cell>
              <table:table-cell office:value-type="float" office:value="778862000">
                <text:p>778862000</text:p>
              </table:table-cell>
              <table:table-cell office:value-type="float" office:value="776854000">
                <text:p>776854000</text:p>
              </table:table-cell>
              <table:table-cell office:value-type="float" office:value="777832000">
                <text:p>777832000</text:p>
              </table:table-cell>
              <table:table-cell office:value-type="float" office:value="778551000">
                <text:p>778551000</text:p>
              </table:table-cell>
              <table:table-cell office:value-type="float" office:value="777945000">
                <text:p>777945000</text:p>
              </table:table-cell>
              <table:table-cell office:value-type="float" office:value="779316000">
                <text:p>779316000</text:p>
              </table:table-cell>
              <table:table-cell office:value-type="float" office:value="778202000">
                <text:p>778202000</text:p>
              </table:table-cell>
              <table:table-cell office:value-type="float" office:value="778753000">
                <text:p>778753000</text:p>
              </table:table-cell>
              <table:table-cell office:value-type="float" office:value="778609000">
                <text:p>778609000</text:p>
              </table:table-cell>
              <table:table-cell office:value-type="float" office:value="778901000">
                <text:p>778901000</text:p>
              </table:table-cell>
              <table:table-cell office:value-type="float" office:value="778036000">
                <text:p>778036000</text:p>
              </table:table-cell>
              <table:table-cell office:value-type="float" office:value="778897000">
                <text:p>778897000</text:p>
              </table:table-cell>
              <table:table-cell office:value-type="float" office:value="778454000">
                <text:p>778454000</text:p>
              </table:table-cell>
              <table:table-cell office:value-type="float" office:value="776824000">
                <text:p>776824000</text:p>
              </table:table-cell>
              <table:table-cell office:value-type="float" office:value="778260000">
                <text:p>778260000</text:p>
              </table:table-cell>
              <table:table-cell office:value-type="float" office:value="778695000">
                <text:p>778695000</text:p>
              </table:table-cell>
              <table:table-cell office:value-type="float" office:value="778669000">
                <text:p>778669000</text:p>
              </table:table-cell>
              <table:table-cell office:value-type="float" office:value="777798000">
                <text:p>777798000</text:p>
              </table:table-cell>
              <table:table-cell office:value-type="float" office:value="778128000">
                <text:p>778128000</text:p>
              </table:table-cell>
              <table:table-cell office:value-type="float" office:value="778665000">
                <text:p>778665000</text:p>
              </table:table-cell>
              <table:table-cell office:value-type="float" office:value="778566000">
                <text:p>778566000</text:p>
              </table:table-cell>
              <table:table-cell office:value-type="float" office:value="778114000">
                <text:p>778114000</text:p>
              </table:table-cell>
              <table:table-cell office:value-type="float" office:value="777135000">
                <text:p>777135000</text:p>
              </table:table-cell>
              <table:table-cell office:value-type="float" office:value="778707000">
                <text:p>778707000</text:p>
              </table:table-cell>
              <table:table-cell office:value-type="float" office:value="777914000">
                <text:p>777914000</text:p>
              </table:table-cell>
              <table:table-cell office:value-type="float" office:value="777726000">
                <text:p>777726000</text:p>
              </table:table-cell>
              <table:table-cell office:value-type="float" office:value="778618000">
                <text:p>778618000</text:p>
              </table:table-cell>
              <table:table-cell office:value-type="float" office:value="777980000">
                <text:p>777980000</text:p>
              </table:table-cell>
              <table:table-cell office:value-type="float" office:value="777862000">
                <text:p>777862000</text:p>
              </table:table-cell>
              <table:table-cell office:value-type="float" office:value="778592000">
                <text:p>778592000</text:p>
              </table:table-cell>
              <table:table-cell office:value-type="float" office:value="777799000">
                <text:p>777799000</text:p>
              </table:table-cell>
              <table:table-cell office:value-type="float" office:value="777268000">
                <text:p>777268000</text:p>
              </table:table-cell>
              <table:table-cell office:value-type="float" office:value="778495000">
                <text:p>778495000</text:p>
              </table:table-cell>
              <table:table-cell office:value-type="float" office:value="777778000">
                <text:p>777778000</text:p>
              </table:table-cell>
              <table:table-cell office:value-type="float" office:value="778575000">
                <text:p>778575000</text:p>
              </table:table-cell>
              <table:table-cell office:value-type="float" office:value="777423000">
                <text:p>777423000</text:p>
              </table:table-cell>
              <table:table-cell office:value-type="float" office:value="778648000">
                <text:p>778648000</text:p>
              </table:table-cell>
              <table:table-cell office:value-type="float" office:value="778288000">
                <text:p>778288000</text:p>
              </table:table-cell>
              <table:table-cell office:value-type="float" office:value="778437000">
                <text:p>778437000</text:p>
              </table:table-cell>
              <table:table-cell office:value-type="float" office:value="778267000">
                <text:p>778267000</text:p>
              </table:table-cell>
              <table:table-cell office:value-type="float" office:value="778191000">
                <text:p>778191000</text:p>
              </table:table-cell>
              <table:table-cell office:value-type="float" office:value="778634000">
                <text:p>778634000</text:p>
              </table:table-cell>
              <table:table-cell office:value-type="float" office:value="778606000">
                <text:p>778606000</text:p>
              </table:table-cell>
              <table:table-cell office:value-type="float" office:value="778521000">
                <text:p>778521000</text:p>
              </table:table-cell>
              <table:table-cell office:value-type="float" office:value="778167000">
                <text:p>778167000</text:p>
              </table:table-cell>
              <table:table-cell office:value-type="float" office:value="778192000">
                <text:p>778192000</text:p>
              </table:table-cell>
              <table:table-cell office:value-type="float" office:value="778385000">
                <text:p>778385000</text:p>
              </table:table-cell>
              <table:table-cell office:value-type="float" office:value="778080000">
                <text:p>778080000</text:p>
              </table:table-cell>
              <table:table-cell office:value-type="float" office:value="777347000">
                <text:p>777347000</text:p>
              </table:table-cell>
              <table:table-cell office:value-type="float" office:value="778056000">
                <text:p>778056000</text:p>
              </table:table-cell>
              <table:table-cell office:value-type="float" office:value="779060000">
                <text:p>779060000</text:p>
              </table:table-cell>
              <table:table-cell office:value-type="float" office:value="778386000">
                <text:p>778386000</text:p>
              </table:table-cell>
              <table:table-cell office:value-type="float" office:value="778769000">
                <text:p>778769000</text:p>
              </table:table-cell>
              <table:table-cell office:value-type="float" office:value="778362000">
                <text:p>778362000</text:p>
              </table:table-cell>
              <table:table-cell office:value-type="float" office:value="778361000">
                <text:p>778361000</text:p>
              </table:table-cell>
              <table:table-cell office:value-type="float" office:value="776048000">
                <text:p>776048000</text:p>
              </table:table-cell>
              <table:table-cell office:value-type="float" office:value="777285000">
                <text:p>777285000</text:p>
              </table:table-cell>
              <table:table-cell office:value-type="float" office:value="777496000">
                <text:p>777496000</text:p>
              </table:table-cell>
              <table:table-cell office:value-type="float" office:value="777879000">
                <text:p>777879000</text:p>
              </table:table-cell>
              <table:table-cell office:value-type="float" office:value="778763000">
                <text:p>778763000</text:p>
              </table:table-cell>
              <table:table-cell office:value-type="float" office:value="777464000">
                <text:p>777464000</text:p>
              </table:table-cell>
              <table:table-cell office:value-type="float" office:value="778760000">
                <text:p>778760000</text:p>
              </table:table-cell>
              <table:table-cell office:value-type="float" office:value="777603000">
                <text:p>777603000</text:p>
              </table:table-cell>
              <table:table-cell office:value-type="float" office:value="778379000">
                <text:p>778379000</text:p>
              </table:table-cell>
              <table:table-cell office:value-type="float" office:value="778475000">
                <text:p>778475000</text:p>
              </table:table-cell>
              <table:table-cell office:value-type="float" office:value="778571000">
                <text:p>778571000</text:p>
              </table:table-cell>
              <table:table-cell office:value-type="float" office:value="777550000">
                <text:p>777550000</text:p>
              </table:table-cell>
              <table:table-cell office:value-type="float" office:value="778526000">
                <text:p>778526000</text:p>
              </table:table-cell>
              <table:table-cell office:value-type="float" office:value="778439000">
                <text:p>778439000</text:p>
              </table:table-cell>
              <table:table-cell office:value-type="float" office:value="776515000">
                <text:p>776515000</text:p>
              </table:table-cell>
              <table:table-cell office:value-type="float" office:value="778448000">
                <text:p>778448000</text:p>
              </table:table-cell>
              <table:table-cell office:value-type="float" office:value="778684000">
                <text:p>778684000</text:p>
              </table:table-cell>
              <table:table-cell office:value-type="float" office:value="778465000">
                <text:p>778465000</text:p>
              </table:table-cell>
              <table:table-cell office:value-type="float" office:value="778532000">
                <text:p>778532000</text:p>
              </table:table-cell>
              <table:table-cell office:value-type="float" office:value="777270000">
                <text:p>777270000</text:p>
              </table:table-cell>
              <table:table-cell office:value-type="float" office:value="777368000">
                <text:p>777368000</text:p>
              </table:table-cell>
              <table:table-cell office:value-type="float" office:value="777927000">
                <text:p>777927000</text:p>
              </table:table-cell>
              <table:table-cell office:value-type="float" office:value="779143000">
                <text:p>779143000</text:p>
              </table:table-cell>
              <table:table-cell office:value-type="float" office:value="777303000">
                <text:p>777303000</text:p>
              </table:table-cell>
              <table:table-cell office:value-type="float" office:value="778233000">
                <text:p>778233000</text:p>
              </table:table-cell>
              <table:table-cell office:value-type="float" office:value="777902000">
                <text:p>777902000</text:p>
              </table:table-cell>
              <table:table-cell office:value-type="float" office:value="778537000">
                <text:p>778537000</text:p>
              </table:table-cell>
              <table:table-cell office:value-type="float" office:value="777402000">
                <text:p>777402000</text:p>
              </table:table-cell>
              <table:table-cell office:value-type="float" office:value="778481000">
                <text:p>778481000</text:p>
              </table:table-cell>
              <table:table-cell office:value-type="float" office:value="778689000">
                <text:p>778689000</text:p>
              </table:table-cell>
              <table:table-cell office:value-type="float" office:value="778115000">
                <text:p>778115000</text:p>
              </table:table-cell>
              <table:table-cell office:value-type="float" office:value="778493000">
                <text:p>778493000</text:p>
              </table:table-cell>
              <table:table-cell office:value-type="float" office:value="778745000">
                <text:p>778745000</text:p>
              </table:table-cell>
              <table:table-cell office:value-type="float" office:value="777796000">
                <text:p>777796000</text:p>
              </table:table-cell>
              <table:table-cell office:value-type="float" office:value="778249000">
                <text:p>778249000</text:p>
              </table:table-cell>
              <table:table-cell office:value-type="float" office:value="776759000">
                <text:p>776759000</text:p>
              </table:table-cell>
              <table:table-cell office:value-type="float" office:value="778441000">
                <text:p>778441000</text:p>
              </table:table-cell>
              <table:table-cell office:value-type="float" office:value="778309000">
                <text:p>778309000</text:p>
              </table:table-cell>
              <table:table-cell office:value-type="float" office:value="777756000">
                <text:p>777756000</text:p>
              </table:table-cell>
              <table:table-cell office:value-type="float" office:value="777358000">
                <text:p>777358000</text:p>
              </table:table-cell>
              <table:table-cell office:value-type="float" office:value="778739000">
                <text:p>778739000</text:p>
              </table:table-cell>
              <table:table-cell office:value-type="float" office:value="778279000">
                <text:p>778279000</text:p>
              </table:table-cell>
              <table:table-cell office:value-type="float" office:value="778360000">
                <text:p>778360000</text:p>
              </table:table-cell>
              <table:table-cell office:value-type="float" office:value="777084000">
                <text:p>777084000</text:p>
              </table:table-cell>
              <table:table-cell office:value-type="float" office:value="778543000">
                <text:p>778543000</text:p>
              </table:table-cell>
              <table:table-cell office:value-type="float" office:value="777626000">
                <text:p>777626000</text:p>
              </table:table-cell>
              <table:table-cell office:value-type="float" office:value="777806000">
                <text:p>777806000</text:p>
              </table:table-cell>
              <table:table-cell office:value-type="float" office:value="778803000">
                <text:p>778803000</text:p>
              </table:table-cell>
              <table:table-cell office:value-type="float" office:value="778254000">
                <text:p>778254000</text:p>
              </table:table-cell>
              <table:table-cell office:value-type="float" office:value="778719000">
                <text:p>778719000</text:p>
              </table:table-cell>
              <table:table-cell office:value-type="float" office:value="777103000">
                <text:p>777103000</text:p>
              </table:table-cell>
              <table:table-cell office:value-type="float" office:value="777908000">
                <text:p>777908000</text:p>
              </table:table-cell>
              <table:table-cell office:value-type="float" office:value="778173000">
                <text:p>778173000</text:p>
              </table:table-cell>
              <table:table-cell office:value-type="float" office:value="777310000">
                <text:p>777310000</text:p>
              </table:table-cell>
              <table:table-cell office:value-type="float" office:value="778359000">
                <text:p>778359000</text:p>
              </table:table-cell>
              <table:table-cell office:value-type="float" office:value="777624000">
                <text:p>777624000</text:p>
              </table:table-cell>
              <table:table-cell office:value-type="float" office:value="775979000">
                <text:p>775979000</text:p>
              </table:table-cell>
              <table:table-cell office:value-type="float" office:value="777130000">
                <text:p>777130000</text:p>
              </table:table-cell>
              <table:table-cell office:value-type="float" office:value="777559000">
                <text:p>777559000</text:p>
              </table:table-cell>
              <table:table-cell office:value-type="float" office:value="778715000">
                <text:p>778715000</text:p>
              </table:table-cell>
              <table:table-cell office:value-type="float" office:value="777544000">
                <text:p>777544000</text:p>
              </table:table-cell>
              <table:table-cell office:value-type="float" office:value="778058000">
                <text:p>778058000</text:p>
              </table:table-cell>
              <table:table-cell office:value-type="float" office:value="777791000">
                <text:p>777791000</text:p>
              </table:table-cell>
              <table:table-cell office:value-type="float" office:value="776992000">
                <text:p>776992000</text:p>
              </table:table-cell>
              <table:table-cell office:value-type="float" office:value="777956000">
                <text:p>777956000</text:p>
              </table:table-cell>
              <table:table-cell office:value-type="float" office:value="778590000">
                <text:p>778590000</text:p>
              </table:table-cell>
              <table:table-cell office:value-type="float" office:value="778750000">
                <text:p>778750000</text:p>
              </table:table-cell>
              <table:table-cell office:value-type="float" office:value="778848000">
                <text:p>778848000</text:p>
              </table:table-cell>
              <table:table-cell office:value-type="float" office:value="778300000">
                <text:p>778300000</text:p>
              </table:table-cell>
              <table:table-cell office:value-type="float" office:value="776865000">
                <text:p>776865000</text:p>
              </table:table-cell>
              <table:table-cell office:value-type="float" office:value="778737000">
                <text:p>778737000</text:p>
              </table:table-cell>
              <table:table-cell office:value-type="float" office:value="777949000">
                <text:p>777949000</text:p>
              </table:table-cell>
              <table:table-cell office:value-type="float" office:value="777293000">
                <text:p>777293000</text:p>
              </table:table-cell>
              <table:table-cell office:value-type="float" office:value="778499000">
                <text:p>778499000</text:p>
              </table:table-cell>
              <table:table-cell office:value-type="float" office:value="777681000">
                <text:p>777681000</text:p>
              </table:table-cell>
              <table:table-cell office:value-type="float" office:value="778624000">
                <text:p>778624000</text:p>
              </table:table-cell>
              <table:table-cell office:value-type="float" office:value="777996000">
                <text:p>777996000</text:p>
              </table:table-cell>
              <table:table-cell office:value-type="float" office:value="778778000">
                <text:p>778778000</text:p>
              </table:table-cell>
              <table:table-cell office:value-type="float" office:value="778254000">
                <text:p>778254000</text:p>
              </table:table-cell>
              <table:table-cell office:value-type="float" office:value="778148000">
                <text:p>778148000</text:p>
              </table:table-cell>
              <table:table-cell office:value-type="float" office:value="778538000">
                <text:p>778538000</text:p>
              </table:table-cell>
              <table:table-cell office:value-type="float" office:value="778686000">
                <text:p>778686000</text:p>
              </table:table-cell>
              <table:table-cell office:value-type="float" office:value="778554000">
                <text:p>778554000</text:p>
              </table:table-cell>
              <table:table-cell office:value-type="float" office:value="778299000">
                <text:p>778299000</text:p>
              </table:table-cell>
              <table:table-cell office:value-type="float" office:value="778374000">
                <text:p>778374000</text:p>
              </table:table-cell>
              <table:table-cell office:value-type="float" office:value="778344000">
                <text:p>778344000</text:p>
              </table:table-cell>
              <table:table-cell office:value-type="float" office:value="778097000">
                <text:p>778097000</text:p>
              </table:table-cell>
              <table:table-cell office:value-type="float" office:value="776978000">
                <text:p>776978000</text:p>
              </table:table-cell>
              <table:table-cell office:value-type="float" office:value="777927000">
                <text:p>777927000</text:p>
              </table:table-cell>
              <table:table-cell office:value-type="float" office:value="777942000">
                <text:p>777942000</text:p>
              </table:table-cell>
              <table:table-cell office:value-type="float" office:value="778561000">
                <text:p>778561000</text:p>
              </table:table-cell>
              <table:table-cell office:value-type="float" office:value="777953000">
                <text:p>777953000</text:p>
              </table:table-cell>
              <table:table-cell office:value-type="float" office:value="777638000">
                <text:p>777638000</text:p>
              </table:table-cell>
              <table:table-cell office:value-type="float" office:value="778350000">
                <text:p>778350000</text:p>
              </table:table-cell>
              <table:table-cell office:value-type="float" office:value="778863000">
                <text:p>778863000</text:p>
              </table:table-cell>
              <table:table-cell office:value-type="float" office:value="778648000">
                <text:p>778648000</text:p>
              </table:table-cell>
              <table:table-cell office:value-type="float" office:value="778849000">
                <text:p>778849000</text:p>
              </table:table-cell>
              <table:table-cell office:value-type="float" office:value="778827000">
                <text:p>778827000</text:p>
              </table:table-cell>
              <table:table-cell office:value-type="float" office:value="778400000">
                <text:p>778400000</text:p>
              </table:table-cell>
              <table:table-cell office:value-type="float" office:value="778396000">
                <text:p>778396000</text:p>
              </table:table-cell>
              <table:table-cell office:value-type="float" office:value="777053000">
                <text:p>777053000</text:p>
              </table:table-cell>
              <table:table-cell office:value-type="float" office:value="776574000">
                <text:p>776574000</text:p>
              </table:table-cell>
              <table:table-cell office:value-type="float" office:value="777757000">
                <text:p>777757000</text:p>
              </table:table-cell>
              <table:table-cell office:value-type="float" office:value="777798000">
                <text:p>777798000</text:p>
              </table:table-cell>
              <table:table-cell office:value-type="float" office:value="778298000">
                <text:p>778298000</text:p>
              </table:table-cell>
              <table:table-cell office:value-type="float" office:value="776620000">
                <text:p>776620000</text:p>
              </table:table-cell>
              <table:table-cell office:value-type="float" office:value="806352000">
                <text:p>806352000</text:p>
              </table:table-cell>
              <table:table-cell office:value-type="float" office:value="804890000">
                <text:p>804890000</text:p>
              </table:table-cell>
              <table:table-cell office:value-type="float" office:value="805288000">
                <text:p>805288000</text:p>
              </table:table-cell>
              <table:table-cell office:value-type="float" office:value="805907000">
                <text:p>805907000</text:p>
              </table:table-cell>
              <table:table-cell office:value-type="float" office:value="805430000">
                <text:p>805430000</text:p>
              </table:table-cell>
              <table:table-cell office:value-type="float" office:value="805935000">
                <text:p>805935000</text:p>
              </table:table-cell>
              <table:table-cell office:value-type="float" office:value="804916000">
                <text:p>804916000</text:p>
              </table:table-cell>
              <table:table-cell office:value-type="float" office:value="804641000">
                <text:p>804641000</text:p>
              </table:table-cell>
              <table:table-cell office:value-type="float" office:value="805764000">
                <text:p>805764000</text:p>
              </table:table-cell>
              <table:table-cell office:value-type="float" office:value="805939000">
                <text:p>805939000</text:p>
              </table:table-cell>
              <table:table-cell office:value-type="float" office:value="805718000">
                <text:p>805718000</text:p>
              </table:table-cell>
              <table:table-cell office:value-type="float" office:value="805895000">
                <text:p>805895000</text:p>
              </table:table-cell>
              <table:table-cell office:value-type="float" office:value="805866000">
                <text:p>805866000</text:p>
              </table:table-cell>
              <table:table-cell office:value-type="float" office:value="804240000">
                <text:p>804240000</text:p>
              </table:table-cell>
              <table:table-cell office:value-type="float" office:value="805322000">
                <text:p>805322000</text:p>
              </table:table-cell>
              <table:table-cell office:value-type="float" office:value="805913000">
                <text:p>805913000</text:p>
              </table:table-cell>
              <table:table-cell office:value-type="float" office:value="805378000">
                <text:p>805378000</text:p>
              </table:table-cell>
              <table:table-cell office:value-type="float" office:value="803547000">
                <text:p>803547000</text:p>
              </table:table-cell>
              <table:table-cell office:value-type="float" office:value="803503000">
                <text:p>803503000</text:p>
              </table:table-cell>
              <table:table-cell office:value-type="float" office:value="805762000">
                <text:p>805762000</text:p>
              </table:table-cell>
              <table:table-cell office:value-type="float" office:value="805838000">
                <text:p>805838000</text:p>
              </table:table-cell>
              <table:table-cell office:value-type="float" office:value="806220000">
                <text:p>806220000</text:p>
              </table:table-cell>
              <table:table-cell office:value-type="float" office:value="805724000">
                <text:p>805724000</text:p>
              </table:table-cell>
              <table:table-cell office:value-type="float" office:value="804714000">
                <text:p>804714000</text:p>
              </table:table-cell>
              <table:table-cell office:value-type="float" office:value="804879000">
                <text:p>804879000</text:p>
              </table:table-cell>
              <table:table-cell office:value-type="float" office:value="804446000">
                <text:p>804446000</text:p>
              </table:table-cell>
              <table:table-cell office:value-type="float" office:value="805731000">
                <text:p>805731000</text:p>
              </table:table-cell>
              <table:table-cell office:value-type="float" office:value="805018000">
                <text:p>805018000</text:p>
              </table:table-cell>
              <table:table-cell office:value-type="float" office:value="805131000">
                <text:p>805131000</text:p>
              </table:table-cell>
              <table:table-cell office:value-type="float" office:value="805711000">
                <text:p>805711000</text:p>
              </table:table-cell>
              <table:table-cell office:value-type="float" office:value="806175000">
                <text:p>806175000</text:p>
              </table:table-cell>
              <table:table-cell office:value-type="float" office:value="806154000">
                <text:p>806154000</text:p>
              </table:table-cell>
              <table:table-cell office:value-type="float" office:value="802446000">
                <text:p>802446000</text:p>
              </table:table-cell>
              <table:table-cell office:value-type="float" office:value="805387000">
                <text:p>805387000</text:p>
              </table:table-cell>
              <table:table-cell office:value-type="float" office:value="805487000">
                <text:p>805487000</text:p>
              </table:table-cell>
              <table:table-cell office:value-type="float" office:value="804928000">
                <text:p>804928000</text:p>
              </table:table-cell>
              <table:table-cell office:value-type="float" office:value="804880000">
                <text:p>804880000</text:p>
              </table:table-cell>
              <table:table-cell office:value-type="float" office:value="805873000">
                <text:p>805873000</text:p>
              </table:table-cell>
              <table:table-cell office:value-type="float" office:value="805845000">
                <text:p>805845000</text:p>
              </table:table-cell>
              <table:table-cell office:value-type="float" office:value="805871000">
                <text:p>805871000</text:p>
              </table:table-cell>
              <table:table-cell office:value-type="float" office:value="804271000">
                <text:p>804271000</text:p>
              </table:table-cell>
              <table:table-cell office:value-type="float" office:value="805686000">
                <text:p>805686000</text:p>
              </table:table-cell>
              <table:table-cell office:value-type="float" office:value="805898000">
                <text:p>805898000</text:p>
              </table:table-cell>
              <table:table-cell office:value-type="float" office:value="806149000">
                <text:p>806149000</text:p>
              </table:table-cell>
              <table:table-cell office:value-type="float" office:value="806325000">
                <text:p>806325000</text:p>
              </table:table-cell>
              <table:table-cell office:value-type="float" office:value="804671000">
                <text:p>804671000</text:p>
              </table:table-cell>
              <table:table-cell office:value-type="float" office:value="804345000">
                <text:p>804345000</text:p>
              </table:table-cell>
              <table:table-cell office:value-type="float" office:value="805150000">
                <text:p>805150000</text:p>
              </table:table-cell>
              <table:table-cell office:value-type="float" office:value="805282000">
                <text:p>805282000</text:p>
              </table:table-cell>
              <table:table-cell office:value-type="float" office:value="805779000">
                <text:p>805779000</text:p>
              </table:table-cell>
              <table:table-cell office:value-type="float" office:value="806198000">
                <text:p>806198000</text:p>
              </table:table-cell>
              <table:table-cell office:value-type="float" office:value="805556000">
                <text:p>805556000</text:p>
              </table:table-cell>
              <table:table-cell office:value-type="float" office:value="805843000">
                <text:p>805843000</text:p>
              </table:table-cell>
              <table:table-cell office:value-type="float" office:value="806179000">
                <text:p>806179000</text:p>
              </table:table-cell>
              <table:table-cell office:value-type="float" office:value="805298000">
                <text:p>805298000</text:p>
              </table:table-cell>
              <table:table-cell office:value-type="float" office:value="805773000">
                <text:p>805773000</text:p>
              </table:table-cell>
              <table:table-cell office:value-type="float" office:value="806294000">
                <text:p>806294000</text:p>
              </table:table-cell>
              <table:table-cell office:value-type="float" office:value="806031000">
                <text:p>806031000</text:p>
              </table:table-cell>
              <table:table-cell office:value-type="float" office:value="805202000">
                <text:p>805202000</text:p>
              </table:table-cell>
              <table:table-cell office:value-type="float" office:value="805996000">
                <text:p>805996000</text:p>
              </table:table-cell>
              <table:table-cell office:value-type="float" office:value="805501000">
                <text:p>805501000</text:p>
              </table:table-cell>
              <table:table-cell office:value-type="float" office:value="805393000">
                <text:p>805393000</text:p>
              </table:table-cell>
              <table:table-cell office:value-type="float" office:value="804955000">
                <text:p>804955000</text:p>
              </table:table-cell>
              <table:table-cell office:value-type="float" office:value="805780000">
                <text:p>805780000</text:p>
              </table:table-cell>
              <table:table-cell office:value-type="float" office:value="805875000">
                <text:p>805875000</text:p>
              </table:table-cell>
              <table:table-cell office:value-type="float" office:value="806117000">
                <text:p>806117000</text:p>
              </table:table-cell>
              <table:table-cell office:value-type="float" office:value="805656000">
                <text:p>805656000</text:p>
              </table:table-cell>
              <table:table-cell office:value-type="float" office:value="804862000">
                <text:p>804862000</text:p>
              </table:table-cell>
              <table:table-cell office:value-type="float" office:value="804597000">
                <text:p>804597000</text:p>
              </table:table-cell>
              <table:table-cell office:value-type="float" office:value="805793000">
                <text:p>805793000</text:p>
              </table:table-cell>
              <table:table-cell office:value-type="float" office:value="805730000">
                <text:p>805730000</text:p>
              </table:table-cell>
              <table:table-cell office:value-type="float" office:value="805730000">
                <text:p>805730000</text:p>
              </table:table-cell>
              <table:table-cell office:value-type="float" office:value="805957000">
                <text:p>805957000</text:p>
              </table:table-cell>
              <table:table-cell office:value-type="float" office:value="805917000">
                <text:p>805917000</text:p>
              </table:table-cell>
              <table:table-cell office:value-type="float" office:value="805832000">
                <text:p>805832000</text:p>
              </table:table-cell>
              <table:table-cell office:value-type="float" office:value="806060000">
                <text:p>806060000</text:p>
              </table:table-cell>
              <table:table-cell office:value-type="float" office:value="805633000">
                <text:p>805633000</text:p>
              </table:table-cell>
              <table:table-cell office:value-type="float" office:value="804640000">
                <text:p>804640000</text:p>
              </table:table-cell>
              <table:table-cell office:value-type="float" office:value="806200000">
                <text:p>806200000</text:p>
              </table:table-cell>
              <table:table-cell office:value-type="float" office:value="806235000">
                <text:p>806235000</text:p>
              </table:table-cell>
              <table:table-cell office:value-type="float" office:value="805668000">
                <text:p>805668000</text:p>
              </table:table-cell>
              <table:table-cell office:value-type="float" office:value="805887000">
                <text:p>805887000</text:p>
              </table:table-cell>
              <table:table-cell office:value-type="float" office:value="806004000">
                <text:p>806004000</text:p>
              </table:table-cell>
              <table:table-cell office:value-type="float" office:value="805346000">
                <text:p>805346000</text:p>
              </table:table-cell>
              <table:table-cell office:value-type="float" office:value="803090000">
                <text:p>803090000</text:p>
              </table:table-cell>
              <table:table-cell office:value-type="float" office:value="804343000">
                <text:p>804343000</text:p>
              </table:table-cell>
              <table:table-cell office:value-type="float" office:value="803622000">
                <text:p>803622000</text:p>
              </table:table-cell>
              <table:table-cell office:value-type="float" office:value="805391000">
                <text:p>805391000</text:p>
              </table:table-cell>
              <table:table-cell office:value-type="float" office:value="804081000">
                <text:p>804081000</text:p>
              </table:table-cell>
              <table:table-cell office:value-type="float" office:value="806026000">
                <text:p>806026000</text:p>
              </table:table-cell>
              <table:table-cell office:value-type="float" office:value="806197000">
                <text:p>806197000</text:p>
              </table:table-cell>
              <table:table-cell office:value-type="float" office:value="806073000">
                <text:p>806073000</text:p>
              </table:table-cell>
              <table:table-cell office:value-type="float" office:value="804680000">
                <text:p>804680000</text:p>
              </table:table-cell>
              <table:table-cell office:value-type="float" office:value="805556000">
                <text:p>805556000</text:p>
              </table:table-cell>
              <table:table-cell office:value-type="float" office:value="803917000">
                <text:p>803917000</text:p>
              </table:table-cell>
              <table:table-cell office:value-type="float" office:value="805177000">
                <text:p>805177000</text:p>
              </table:table-cell>
              <table:table-cell office:value-type="float" office:value="805728000">
                <text:p>805728000</text:p>
              </table:table-cell>
              <table:table-cell office:value-type="float" office:value="805548000">
                <text:p>805548000</text:p>
              </table:table-cell>
              <table:table-cell office:value-type="float" office:value="805827000">
                <text:p>805827000</text:p>
              </table:table-cell>
              <table:table-cell office:value-type="float" office:value="805775000">
                <text:p>805775000</text:p>
              </table:table-cell>
              <table:table-cell office:value-type="float" office:value="804880000">
                <text:p>804880000</text:p>
              </table:table-cell>
              <table:table-cell office:value-type="float" office:value="805522000">
                <text:p>805522000</text:p>
              </table:table-cell>
              <table:table-cell office:value-type="float" office:value="804971000">
                <text:p>804971000</text:p>
              </table:table-cell>
              <table:table-cell office:value-type="float" office:value="805778000">
                <text:p>805778000</text:p>
              </table:table-cell>
              <table:table-cell office:value-type="float" office:value="805769000">
                <text:p>805769000</text:p>
              </table:table-cell>
              <table:table-cell office:value-type="float" office:value="805671000">
                <text:p>805671000</text:p>
              </table:table-cell>
              <table:table-cell office:value-type="float" office:value="806029000">
                <text:p>806029000</text:p>
              </table:table-cell>
              <table:table-cell office:value-type="float" office:value="805857000">
                <text:p>805857000</text:p>
              </table:table-cell>
              <table:table-cell office:value-type="float" office:value="806154000">
                <text:p>806154000</text:p>
              </table:table-cell>
              <table:table-cell office:value-type="float" office:value="805309000">
                <text:p>805309000</text:p>
              </table:table-cell>
              <table:table-cell office:value-type="float" office:value="806174000">
                <text:p>806174000</text:p>
              </table:table-cell>
              <table:table-cell office:value-type="float" office:value="806215000">
                <text:p>806215000</text:p>
              </table:table-cell>
              <table:table-cell office:value-type="float" office:value="805980000">
                <text:p>805980000</text:p>
              </table:table-cell>
              <table:table-cell office:value-type="float" office:value="805515000">
                <text:p>805515000</text:p>
              </table:table-cell>
              <table:table-cell office:value-type="float" office:value="805774000">
                <text:p>805774000</text:p>
              </table:table-cell>
              <table:table-cell office:value-type="float" office:value="803888000">
                <text:p>803888000</text:p>
              </table:table-cell>
              <table:table-cell office:value-type="float" office:value="806169000">
                <text:p>806169000</text:p>
              </table:table-cell>
              <table:table-cell office:value-type="float" office:value="805551000">
                <text:p>805551000</text:p>
              </table:table-cell>
              <table:table-cell office:value-type="float" office:value="806317000">
                <text:p>806317000</text:p>
              </table:table-cell>
              <table:table-cell office:value-type="float" office:value="805386000">
                <text:p>805386000</text:p>
              </table:table-cell>
              <table:table-cell office:value-type="float" office:value="805309000">
                <text:p>805309000</text:p>
              </table:table-cell>
              <table:table-cell office:value-type="float" office:value="805784000">
                <text:p>805784000</text:p>
              </table:table-cell>
              <table:table-cell office:value-type="float" office:value="805268000">
                <text:p>805268000</text:p>
              </table:table-cell>
              <table:table-cell office:value-type="float" office:value="806137000">
                <text:p>806137000</text:p>
              </table:table-cell>
              <table:table-cell office:value-type="float" office:value="806152000">
                <text:p>806152000</text:p>
              </table:table-cell>
              <table:table-cell office:value-type="float" office:value="805749000">
                <text:p>805749000</text:p>
              </table:table-cell>
              <table:table-cell office:value-type="float" office:value="806179000">
                <text:p>806179000</text:p>
              </table:table-cell>
              <table:table-cell office:value-type="float" office:value="805993000">
                <text:p>805993000</text:p>
              </table:table-cell>
              <table:table-cell office:value-type="float" office:value="805658000">
                <text:p>805658000</text:p>
              </table:table-cell>
              <table:table-cell office:value-type="float" office:value="805620000">
                <text:p>805620000</text:p>
              </table:table-cell>
              <table:table-cell office:value-type="float" office:value="805322000">
                <text:p>805322000</text:p>
              </table:table-cell>
              <table:table-cell office:value-type="float" office:value="805836000">
                <text:p>805836000</text:p>
              </table:table-cell>
              <table:table-cell office:value-type="float" office:value="806023000">
                <text:p>806023000</text:p>
              </table:table-cell>
              <table:table-cell office:value-type="float" office:value="804587000">
                <text:p>804587000</text:p>
              </table:table-cell>
              <table:table-cell office:value-type="float" office:value="805323000">
                <text:p>805323000</text:p>
              </table:table-cell>
              <table:table-cell office:value-type="float" office:value="804907000">
                <text:p>804907000</text:p>
              </table:table-cell>
              <table:table-cell office:value-type="float" office:value="806099000">
                <text:p>806099000</text:p>
              </table:table-cell>
              <table:table-cell office:value-type="float" office:value="805745000">
                <text:p>805745000</text:p>
              </table:table-cell>
              <table:table-cell office:value-type="float" office:value="806016000">
                <text:p>806016000</text:p>
              </table:table-cell>
              <table:table-cell office:value-type="float" office:value="804583000">
                <text:p>804583000</text:p>
              </table:table-cell>
              <table:table-cell office:value-type="float" office:value="805446000">
                <text:p>805446000</text:p>
              </table:table-cell>
              <table:table-cell office:value-type="float" office:value="805934000">
                <text:p>805934000</text:p>
              </table:table-cell>
              <table:table-cell office:value-type="float" office:value="805755000">
                <text:p>805755000</text:p>
              </table:table-cell>
              <table:table-cell office:value-type="float" office:value="805457000">
                <text:p>805457000</text:p>
              </table:table-cell>
              <table:table-cell office:value-type="float" office:value="803856000">
                <text:p>803856000</text:p>
              </table:table-cell>
              <table:table-cell office:value-type="float" office:value="805794000">
                <text:p>805794000</text:p>
              </table:table-cell>
              <table:table-cell office:value-type="float" office:value="805790000">
                <text:p>805790000</text:p>
              </table:table-cell>
              <table:table-cell office:value-type="float" office:value="805859000">
                <text:p>805859000</text:p>
              </table:table-cell>
              <table:table-cell office:value-type="float" office:value="805228000">
                <text:p>805228000</text:p>
              </table:table-cell>
              <table:table-cell office:value-type="float" office:value="805794000">
                <text:p>805794000</text:p>
              </table:table-cell>
              <table:table-cell office:value-type="float" office:value="805886000">
                <text:p>805886000</text:p>
              </table:table-cell>
              <table:table-cell office:value-type="float" office:value="805813000">
                <text:p>805813000</text:p>
              </table:table-cell>
              <table:table-cell office:value-type="float" office:value="805544000">
                <text:p>805544000</text:p>
              </table:table-cell>
              <table:table-cell office:value-type="float" office:value="806163000">
                <text:p>806163000</text:p>
              </table:table-cell>
              <table:table-cell office:value-type="float" office:value="806144000">
                <text:p>806144000</text:p>
              </table:table-cell>
              <table:table-cell office:value-type="float" office:value="806097000">
                <text:p>806097000</text:p>
              </table:table-cell>
              <table:table-cell office:value-type="float" office:value="805970000">
                <text:p>805970000</text:p>
              </table:table-cell>
              <table:table-cell office:value-type="float" office:value="805694000">
                <text:p>805694000</text:p>
              </table:table-cell>
              <table:table-cell office:value-type="float" office:value="804672000">
                <text:p>804672000</text:p>
              </table:table-cell>
              <table:table-cell office:value-type="float" office:value="806202000">
                <text:p>806202000</text:p>
              </table:table-cell>
              <table:table-cell office:value-type="float" office:value="805078000">
                <text:p>805078000</text:p>
              </table:table-cell>
              <table:table-cell office:value-type="float" office:value="805610000">
                <text:p>805610000</text:p>
              </table:table-cell>
              <table:table-cell office:value-type="float" office:value="805362000">
                <text:p>805362000</text:p>
              </table:table-cell>
              <table:table-cell office:value-type="float" office:value="805547000">
                <text:p>805547000</text:p>
              </table:table-cell>
              <table:table-cell office:value-type="float" office:value="805521000">
                <text:p>805521000</text:p>
              </table:table-cell>
              <table:table-cell office:value-type="float" office:value="805906000">
                <text:p>805906000</text:p>
              </table:table-cell>
              <table:table-cell office:value-type="float" office:value="805304000">
                <text:p>805304000</text:p>
              </table:table-cell>
              <table:table-cell office:value-type="float" office:value="805712000">
                <text:p>805712000</text:p>
              </table:table-cell>
              <table:table-cell office:value-type="float" office:value="806089000">
                <text:p>806089000</text:p>
              </table:table-cell>
              <table:table-cell office:value-type="float" office:value="805686000">
                <text:p>805686000</text:p>
              </table:table-cell>
              <table:table-cell office:value-type="float" office:value="805873000">
                <text:p>805873000</text:p>
              </table:table-cell>
              <table:table-cell office:value-type="float" office:value="805728000">
                <text:p>805728000</text:p>
              </table:table-cell>
              <table:table-cell office:value-type="float" office:value="805892000">
                <text:p>805892000</text:p>
              </table:table-cell>
              <table:table-cell office:value-type="float" office:value="805572000">
                <text:p>805572000</text:p>
              </table:table-cell>
              <table:table-cell office:value-type="float" office:value="805706000">
                <text:p>805706000</text:p>
              </table:table-cell>
              <table:table-cell office:value-type="float" office:value="805123000">
                <text:p>805123000</text:p>
              </table:table-cell>
              <table:table-cell office:value-type="float" office:value="805860000">
                <text:p>805860000</text:p>
              </table:table-cell>
              <table:table-cell office:value-type="float" office:value="805366000">
                <text:p>805366000</text:p>
              </table:table-cell>
              <table:table-cell office:value-type="float" office:value="803899000">
                <text:p>803899000</text:p>
              </table:table-cell>
              <table:table-cell office:value-type="float" office:value="805818000">
                <text:p>805818000</text:p>
              </table:table-cell>
              <table:table-cell office:value-type="float" office:value="805991000">
                <text:p>805991000</text:p>
              </table:table-cell>
              <table:table-cell office:value-type="float" office:value="805133000">
                <text:p>805133000</text:p>
              </table:table-cell>
              <table:table-cell office:value-type="float" office:value="805727000">
                <text:p>805727000</text:p>
              </table:table-cell>
              <table:table-cell office:value-type="float" office:value="806094000">
                <text:p>806094000</text:p>
              </table:table-cell>
              <table:table-cell office:value-type="float" office:value="806112000">
                <text:p>806112000</text:p>
              </table:table-cell>
              <table:table-cell office:value-type="float" office:value="805054000">
                <text:p>805054000</text:p>
              </table:table-cell>
              <table:table-cell office:value-type="float" office:value="805267000">
                <text:p>805267000</text:p>
              </table:table-cell>
              <table:table-cell office:value-type="float" office:value="805744000">
                <text:p>805744000</text:p>
              </table:table-cell>
              <table:table-cell office:value-type="float" office:value="803166000">
                <text:p>803166000</text:p>
              </table:table-cell>
              <table:table-cell office:value-type="float" office:value="805162000">
                <text:p>805162000</text:p>
              </table:table-cell>
              <table:table-cell office:value-type="float" office:value="804802000">
                <text:p>804802000</text:p>
              </table:table-cell>
              <table:table-cell office:value-type="float" office:value="805639000">
                <text:p>805639000</text:p>
              </table:table-cell>
              <table:table-cell office:value-type="float" office:value="805290000">
                <text:p>805290000</text:p>
              </table:table-cell>
              <table:table-cell office:value-type="float" office:value="806045000">
                <text:p>806045000</text:p>
              </table:table-cell>
              <table:table-cell office:value-type="float" office:value="803822000">
                <text:p>803822000</text:p>
              </table:table-cell>
              <table:table-cell office:value-type="float" office:value="805180000">
                <text:p>805180000</text:p>
              </table:table-cell>
              <table:table-cell office:value-type="float" office:value="805731000">
                <text:p>805731000</text:p>
              </table:table-cell>
              <table:table-cell office:value-type="float" office:value="805542000">
                <text:p>805542000</text:p>
              </table:table-cell>
              <table:table-cell office:value-type="float" office:value="804038000">
                <text:p>804038000</text:p>
              </table:table-cell>
              <table:table-cell office:value-type="float" office:value="805726000">
                <text:p>805726000</text:p>
              </table:table-cell>
              <table:table-cell office:value-type="float" office:value="804247000">
                <text:p>804247000</text:p>
              </table:table-cell>
              <table:table-cell office:value-type="float" office:value="819761000">
                <text:p>819761000</text:p>
              </table:table-cell>
              <table:table-cell office:value-type="float" office:value="819675000">
                <text:p>819675000</text:p>
              </table:table-cell>
              <table:table-cell office:value-type="float" office:value="819476000">
                <text:p>819476000</text:p>
              </table:table-cell>
              <table:table-cell office:value-type="float" office:value="816586000">
                <text:p>816586000</text:p>
              </table:table-cell>
              <table:table-cell office:value-type="float" office:value="820020000">
                <text:p>820020000</text:p>
              </table:table-cell>
              <table:table-cell office:value-type="float" office:value="819178000">
                <text:p>819178000</text:p>
              </table:table-cell>
              <table:table-cell office:value-type="float" office:value="819549000">
                <text:p>819549000</text:p>
              </table:table-cell>
              <table:table-cell office:value-type="float" office:value="819151000">
                <text:p>819151000</text:p>
              </table:table-cell>
              <table:table-cell office:value-type="float" office:value="819434000">
                <text:p>819434000</text:p>
              </table:table-cell>
              <table:table-cell office:value-type="float" office:value="817882000">
                <text:p>817882000</text:p>
              </table:table-cell>
              <table:table-cell office:value-type="float" office:value="819944000">
                <text:p>819944000</text:p>
              </table:table-cell>
              <table:table-cell office:value-type="float" office:value="819118000">
                <text:p>819118000</text:p>
              </table:table-cell>
              <table:table-cell office:value-type="float" office:value="819591000">
                <text:p>819591000</text:p>
              </table:table-cell>
              <table:table-cell office:value-type="float" office:value="819739000">
                <text:p>819739000</text:p>
              </table:table-cell>
              <table:table-cell office:value-type="float" office:value="818957000">
                <text:p>818957000</text:p>
              </table:table-cell>
              <table:table-cell office:value-type="float" office:value="819508000">
                <text:p>819508000</text:p>
              </table:table-cell>
              <table:table-cell office:value-type="float" office:value="819818000">
                <text:p>819818000</text:p>
              </table:table-cell>
              <table:table-cell office:value-type="float" office:value="819011000">
                <text:p>819011000</text:p>
              </table:table-cell>
              <table:table-cell office:value-type="float" office:value="819168000">
                <text:p>819168000</text:p>
              </table:table-cell>
              <table:table-cell office:value-type="float" office:value="819631000">
                <text:p>819631000</text:p>
              </table:table-cell>
              <table:table-cell office:value-type="float" office:value="819615000">
                <text:p>819615000</text:p>
              </table:table-cell>
              <table:table-cell office:value-type="float" office:value="817679000">
                <text:p>817679000</text:p>
              </table:table-cell>
              <table:table-cell office:value-type="float" office:value="819570000">
                <text:p>819570000</text:p>
              </table:table-cell>
              <table:table-cell office:value-type="float" office:value="819318000">
                <text:p>819318000</text:p>
              </table:table-cell>
              <table:table-cell office:value-type="float" office:value="819571000">
                <text:p>819571000</text:p>
              </table:table-cell>
              <table:table-cell office:value-type="float" office:value="818750000">
                <text:p>818750000</text:p>
              </table:table-cell>
              <table:table-cell office:value-type="float" office:value="819253000">
                <text:p>819253000</text:p>
              </table:table-cell>
              <table:table-cell office:value-type="float" office:value="819885000">
                <text:p>819885000</text:p>
              </table:table-cell>
              <table:table-cell office:value-type="float" office:value="819098000">
                <text:p>819098000</text:p>
              </table:table-cell>
              <table:table-cell office:value-type="float" office:value="818878000">
                <text:p>818878000</text:p>
              </table:table-cell>
              <table:table-cell office:value-type="float" office:value="819235000">
                <text:p>819235000</text:p>
              </table:table-cell>
              <table:table-cell office:value-type="float" office:value="819495000">
                <text:p>819495000</text:p>
              </table:table-cell>
              <table:table-cell office:value-type="float" office:value="819188000">
                <text:p>819188000</text:p>
              </table:table-cell>
              <table:table-cell office:value-type="float" office:value="816770000">
                <text:p>816770000</text:p>
              </table:table-cell>
              <table:table-cell office:value-type="float" office:value="817307000">
                <text:p>817307000</text:p>
              </table:table-cell>
              <table:table-cell office:value-type="float" office:value="819634000">
                <text:p>819634000</text:p>
              </table:table-cell>
              <table:table-cell office:value-type="float" office:value="819746000">
                <text:p>819746000</text:p>
              </table:table-cell>
              <table:table-cell office:value-type="float" office:value="819684000">
                <text:p>819684000</text:p>
              </table:table-cell>
              <table:table-cell office:value-type="float" office:value="818346000">
                <text:p>818346000</text:p>
              </table:table-cell>
              <table:table-cell office:value-type="float" office:value="819789000">
                <text:p>819789000</text:p>
              </table:table-cell>
              <table:table-cell office:value-type="float" office:value="819974000">
                <text:p>819974000</text:p>
              </table:table-cell>
              <table:table-cell office:value-type="float" office:value="819725000">
                <text:p>819725000</text:p>
              </table:table-cell>
              <table:table-cell office:value-type="float" office:value="819736000">
                <text:p>819736000</text:p>
              </table:table-cell>
              <table:table-cell office:value-type="float" office:value="819603000">
                <text:p>819603000</text:p>
              </table:table-cell>
              <table:table-cell office:value-type="float" office:value="819565000">
                <text:p>819565000</text:p>
              </table:table-cell>
              <table:table-cell office:value-type="float" office:value="817641000">
                <text:p>817641000</text:p>
              </table:table-cell>
              <table:table-cell office:value-type="float" office:value="819491000">
                <text:p>819491000</text:p>
              </table:table-cell>
              <table:table-cell office:value-type="float" office:value="819751000">
                <text:p>819751000</text:p>
              </table:table-cell>
              <table:table-cell office:value-type="float" office:value="819257000">
                <text:p>819257000</text:p>
              </table:table-cell>
              <table:table-cell office:value-type="float" office:value="818295000">
                <text:p>818295000</text:p>
              </table:table-cell>
              <table:table-cell office:value-type="float" office:value="819091000">
                <text:p>819091000</text:p>
              </table:table-cell>
              <table:table-cell office:value-type="float" office:value="819653000">
                <text:p>819653000</text:p>
              </table:table-cell>
              <table:table-cell office:value-type="float" office:value="818547000">
                <text:p>818547000</text:p>
              </table:table-cell>
              <table:table-cell office:value-type="float" office:value="819473000">
                <text:p>819473000</text:p>
              </table:table-cell>
              <table:table-cell office:value-type="float" office:value="819386000">
                <text:p>819386000</text:p>
              </table:table-cell>
              <table:table-cell office:value-type="float" office:value="819052000">
                <text:p>819052000</text:p>
              </table:table-cell>
              <table:table-cell office:value-type="float" office:value="818523000">
                <text:p>818523000</text:p>
              </table:table-cell>
              <table:table-cell office:value-type="float" office:value="818322000">
                <text:p>818322000</text:p>
              </table:table-cell>
              <table:table-cell office:value-type="float" office:value="818886000">
                <text:p>818886000</text:p>
              </table:table-cell>
              <table:table-cell office:value-type="float" office:value="819765000">
                <text:p>819765000</text:p>
              </table:table-cell>
              <table:table-cell office:value-type="float" office:value="819582000">
                <text:p>819582000</text:p>
              </table:table-cell>
              <table:table-cell office:value-type="float" office:value="819943000">
                <text:p>819943000</text:p>
              </table:table-cell>
              <table:table-cell office:value-type="float" office:value="818173000">
                <text:p>818173000</text:p>
              </table:table-cell>
              <table:table-cell office:value-type="float" office:value="818507000">
                <text:p>818507000</text:p>
              </table:table-cell>
              <table:table-cell office:value-type="float" office:value="819600000">
                <text:p>819600000</text:p>
              </table:table-cell>
              <table:table-cell office:value-type="float" office:value="818570000">
                <text:p>818570000</text:p>
              </table:table-cell>
              <table:table-cell office:value-type="float" office:value="819521000">
                <text:p>819521000</text:p>
              </table:table-cell>
              <table:table-cell office:value-type="float" office:value="819389000">
                <text:p>819389000</text:p>
              </table:table-cell>
              <table:table-cell office:value-type="float" office:value="817934000">
                <text:p>817934000</text:p>
              </table:table-cell>
              <table:table-cell office:value-type="float" office:value="818840000">
                <text:p>818840000</text:p>
              </table:table-cell>
              <table:table-cell office:value-type="float" office:value="819769000">
                <text:p>819769000</text:p>
              </table:table-cell>
              <table:table-cell office:value-type="float" office:value="818887000">
                <text:p>818887000</text:p>
              </table:table-cell>
              <table:table-cell office:value-type="float" office:value="819430000">
                <text:p>819430000</text:p>
              </table:table-cell>
              <table:table-cell office:value-type="float" office:value="819806000">
                <text:p>819806000</text:p>
              </table:table-cell>
              <table:table-cell office:value-type="float" office:value="819460000">
                <text:p>819460000</text:p>
              </table:table-cell>
              <table:table-cell office:value-type="float" office:value="819888000">
                <text:p>819888000</text:p>
              </table:table-cell>
              <table:table-cell office:value-type="float" office:value="819900000">
                <text:p>819900000</text:p>
              </table:table-cell>
              <table:table-cell office:value-type="float" office:value="819666000">
                <text:p>819666000</text:p>
              </table:table-cell>
              <table:table-cell office:value-type="float" office:value="818404000">
                <text:p>818404000</text:p>
              </table:table-cell>
              <table:table-cell office:value-type="float" office:value="819320000">
                <text:p>819320000</text:p>
              </table:table-cell>
              <table:table-cell office:value-type="float" office:value="819559000">
                <text:p>819559000</text:p>
              </table:table-cell>
              <table:table-cell office:value-type="float" office:value="819539000">
                <text:p>819539000</text:p>
              </table:table-cell>
              <table:table-cell office:value-type="float" office:value="818663000">
                <text:p>818663000</text:p>
              </table:table-cell>
              <table:table-cell office:value-type="float" office:value="818919000">
                <text:p>818919000</text:p>
              </table:table-cell>
              <table:table-cell office:value-type="float" office:value="819947000">
                <text:p>819947000</text:p>
              </table:table-cell>
              <table:table-cell office:value-type="float" office:value="819712000">
                <text:p>819712000</text:p>
              </table:table-cell>
              <table:table-cell office:value-type="float" office:value="819198000">
                <text:p>819198000</text:p>
              </table:table-cell>
              <table:table-cell office:value-type="float" office:value="818281000">
                <text:p>818281000</text:p>
              </table:table-cell>
              <table:table-cell office:value-type="float" office:value="818302000">
                <text:p>818302000</text:p>
              </table:table-cell>
              <table:table-cell office:value-type="float" office:value="819713000">
                <text:p>819713000</text:p>
              </table:table-cell>
              <table:table-cell office:value-type="float" office:value="819748000">
                <text:p>819748000</text:p>
              </table:table-cell>
              <table:table-cell office:value-type="float" office:value="819439000">
                <text:p>819439000</text:p>
              </table:table-cell>
              <table:table-cell office:value-type="float" office:value="818007000">
                <text:p>818007000</text:p>
              </table:table-cell>
              <table:table-cell office:value-type="float" office:value="819029000">
                <text:p>819029000</text:p>
              </table:table-cell>
              <table:table-cell office:value-type="float" office:value="820006000">
                <text:p>820006000</text:p>
              </table:table-cell>
              <table:table-cell office:value-type="float" office:value="819561000">
                <text:p>819561000</text:p>
              </table:table-cell>
              <table:table-cell office:value-type="float" office:value="819549000">
                <text:p>819549000</text:p>
              </table:table-cell>
              <table:table-cell office:value-type="float" office:value="818209000">
                <text:p>818209000</text:p>
              </table:table-cell>
              <table:table-cell office:value-type="float" office:value="819360000">
                <text:p>819360000</text:p>
              </table:table-cell>
              <table:table-cell office:value-type="float" office:value="818859000">
                <text:p>818859000</text:p>
              </table:table-cell>
              <table:table-cell office:value-type="float" office:value="819863000">
                <text:p>819863000</text:p>
              </table:table-cell>
              <table:table-cell office:value-type="float" office:value="819681000">
                <text:p>819681000</text:p>
              </table:table-cell>
              <table:table-cell office:value-type="float" office:value="819505000">
                <text:p>819505000</text:p>
              </table:table-cell>
              <table:table-cell office:value-type="float" office:value="819283000">
                <text:p>819283000</text:p>
              </table:table-cell>
              <table:table-cell office:value-type="float" office:value="818238000">
                <text:p>818238000</text:p>
              </table:table-cell>
              <table:table-cell office:value-type="float" office:value="818925000">
                <text:p>818925000</text:p>
              </table:table-cell>
              <table:table-cell office:value-type="float" office:value="819061000">
                <text:p>819061000</text:p>
              </table:table-cell>
              <table:table-cell office:value-type="float" office:value="817881000">
                <text:p>817881000</text:p>
              </table:table-cell>
              <table:table-cell office:value-type="float" office:value="819079000">
                <text:p>819079000</text:p>
              </table:table-cell>
              <table:table-cell office:value-type="float" office:value="819421000">
                <text:p>819421000</text:p>
              </table:table-cell>
              <table:table-cell office:value-type="float" office:value="819674000">
                <text:p>819674000</text:p>
              </table:table-cell>
              <table:table-cell office:value-type="float" office:value="820066000">
                <text:p>820066000</text:p>
              </table:table-cell>
              <table:table-cell office:value-type="float" office:value="819332000">
                <text:p>819332000</text:p>
              </table:table-cell>
              <table:table-cell office:value-type="float" office:value="817931000">
                <text:p>817931000</text:p>
              </table:table-cell>
              <table:table-cell office:value-type="float" office:value="819431000">
                <text:p>819431000</text:p>
              </table:table-cell>
              <table:table-cell office:value-type="float" office:value="819196000">
                <text:p>819196000</text:p>
              </table:table-cell>
              <table:table-cell office:value-type="float" office:value="818807000">
                <text:p>818807000</text:p>
              </table:table-cell>
              <table:table-cell office:value-type="float" office:value="819874000">
                <text:p>819874000</text:p>
              </table:table-cell>
              <table:table-cell office:value-type="float" office:value="819749000">
                <text:p>819749000</text:p>
              </table:table-cell>
              <table:table-cell office:value-type="float" office:value="818488000">
                <text:p>818488000</text:p>
              </table:table-cell>
              <table:table-cell office:value-type="float" office:value="819659000">
                <text:p>819659000</text:p>
              </table:table-cell>
              <table:table-cell office:value-type="float" office:value="819482000">
                <text:p>819482000</text:p>
              </table:table-cell>
              <table:table-cell office:value-type="float" office:value="817375000">
                <text:p>817375000</text:p>
              </table:table-cell>
              <table:table-cell office:value-type="float" office:value="819593000">
                <text:p>819593000</text:p>
              </table:table-cell>
              <table:table-cell office:value-type="float" office:value="817922000">
                <text:p>817922000</text:p>
              </table:table-cell>
              <table:table-cell office:value-type="float" office:value="818133000">
                <text:p>818133000</text:p>
              </table:table-cell>
              <table:table-cell office:value-type="float" office:value="819378000">
                <text:p>819378000</text:p>
              </table:table-cell>
              <table:table-cell office:value-type="float" office:value="819224000">
                <text:p>819224000</text:p>
              </table:table-cell>
              <table:table-cell office:value-type="float" office:value="817629000">
                <text:p>817629000</text:p>
              </table:table-cell>
              <table:table-cell office:value-type="float" office:value="819544000">
                <text:p>819544000</text:p>
              </table:table-cell>
              <table:table-cell office:value-type="float" office:value="819479000">
                <text:p>819479000</text:p>
              </table:table-cell>
              <table:table-cell office:value-type="float" office:value="819217000">
                <text:p>819217000</text:p>
              </table:table-cell>
              <table:table-cell office:value-type="float" office:value="819464000">
                <text:p>819464000</text:p>
              </table:table-cell>
              <table:table-cell office:value-type="float" office:value="819490000">
                <text:p>819490000</text:p>
              </table:table-cell>
              <table:table-cell office:value-type="float" office:value="819414000">
                <text:p>819414000</text:p>
              </table:table-cell>
              <table:table-cell office:value-type="float" office:value="817887000">
                <text:p>817887000</text:p>
              </table:table-cell>
              <table:table-cell office:value-type="float" office:value="819151000">
                <text:p>819151000</text:p>
              </table:table-cell>
              <table:table-cell office:value-type="float" office:value="819372000">
                <text:p>819372000</text:p>
              </table:table-cell>
              <table:table-cell office:value-type="float" office:value="819630000">
                <text:p>819630000</text:p>
              </table:table-cell>
              <table:table-cell office:value-type="float" office:value="817712000">
                <text:p>817712000</text:p>
              </table:table-cell>
              <table:table-cell office:value-type="float" office:value="819457000">
                <text:p>819457000</text:p>
              </table:table-cell>
              <table:table-cell office:value-type="float" office:value="819638000">
                <text:p>819638000</text:p>
              </table:table-cell>
              <table:table-cell office:value-type="float" office:value="818217000">
                <text:p>818217000</text:p>
              </table:table-cell>
              <table:table-cell office:value-type="float" office:value="819165000">
                <text:p>819165000</text:p>
              </table:table-cell>
              <table:table-cell office:value-type="float" office:value="819835000">
                <text:p>819835000</text:p>
              </table:table-cell>
              <table:table-cell office:value-type="float" office:value="817558000">
                <text:p>817558000</text:p>
              </table:table-cell>
              <table:table-cell office:value-type="float" office:value="819155000">
                <text:p>819155000</text:p>
              </table:table-cell>
              <table:table-cell office:value-type="float" office:value="819995000">
                <text:p>819995000</text:p>
              </table:table-cell>
              <table:table-cell office:value-type="float" office:value="818732000">
                <text:p>818732000</text:p>
              </table:table-cell>
              <table:table-cell office:value-type="float" office:value="819388000">
                <text:p>819388000</text:p>
              </table:table-cell>
              <table:table-cell office:value-type="float" office:value="817999000">
                <text:p>817999000</text:p>
              </table:table-cell>
              <table:table-cell office:value-type="float" office:value="817301000">
                <text:p>817301000</text:p>
              </table:table-cell>
              <table:table-cell office:value-type="float" office:value="819389000">
                <text:p>819389000</text:p>
              </table:table-cell>
              <table:table-cell office:value-type="float" office:value="817887000">
                <text:p>817887000</text:p>
              </table:table-cell>
              <table:table-cell office:value-type="float" office:value="819674000">
                <text:p>819674000</text:p>
              </table:table-cell>
              <table:table-cell office:value-type="float" office:value="818454000">
                <text:p>818454000</text:p>
              </table:table-cell>
              <table:table-cell office:value-type="float" office:value="818745000">
                <text:p>818745000</text:p>
              </table:table-cell>
              <table:table-cell office:value-type="float" office:value="819951000">
                <text:p>819951000</text:p>
              </table:table-cell>
              <table:table-cell office:value-type="float" office:value="819139000">
                <text:p>819139000</text:p>
              </table:table-cell>
              <table:table-cell office:value-type="float" office:value="819310000">
                <text:p>819310000</text:p>
              </table:table-cell>
              <table:table-cell office:value-type="float" office:value="819386000">
                <text:p>819386000</text:p>
              </table:table-cell>
              <table:table-cell office:value-type="float" office:value="817498000">
                <text:p>817498000</text:p>
              </table:table-cell>
              <table:table-cell office:value-type="float" office:value="816544000">
                <text:p>816544000</text:p>
              </table:table-cell>
              <table:table-cell office:value-type="float" office:value="819194000">
                <text:p>819194000</text:p>
              </table:table-cell>
              <table:table-cell office:value-type="float" office:value="819190000">
                <text:p>819190000</text:p>
              </table:table-cell>
              <table:table-cell office:value-type="float" office:value="818713000">
                <text:p>818713000</text:p>
              </table:table-cell>
              <table:table-cell office:value-type="float" office:value="818311000">
                <text:p>818311000</text:p>
              </table:table-cell>
              <table:table-cell office:value-type="float" office:value="819465000">
                <text:p>819465000</text:p>
              </table:table-cell>
              <table:table-cell office:value-type="float" office:value="819377000">
                <text:p>819377000</text:p>
              </table:table-cell>
              <table:table-cell office:value-type="float" office:value="819549000">
                <text:p>819549000</text:p>
              </table:table-cell>
              <table:table-cell office:value-type="float" office:value="819511000">
                <text:p>819511000</text:p>
              </table:table-cell>
              <table:table-cell office:value-type="float" office:value="818321000">
                <text:p>818321000</text:p>
              </table:table-cell>
              <table:table-cell office:value-type="float" office:value="819651000">
                <text:p>819651000</text:p>
              </table:table-cell>
              <table:table-cell office:value-type="float" office:value="819084000">
                <text:p>819084000</text:p>
              </table:table-cell>
              <table:table-cell office:value-type="float" office:value="819536000">
                <text:p>819536000</text:p>
              </table:table-cell>
              <table:table-cell office:value-type="float" office:value="818854000">
                <text:p>818854000</text:p>
              </table:table-cell>
              <table:table-cell office:value-type="float" office:value="818513000">
                <text:p>818513000</text:p>
              </table:table-cell>
              <table:table-cell office:value-type="float" office:value="818655000">
                <text:p>818655000</text:p>
              </table:table-cell>
              <table:table-cell office:value-type="float" office:value="820024000">
                <text:p>820024000</text:p>
              </table:table-cell>
              <table:table-cell office:value-type="float" office:value="819853000">
                <text:p>819853000</text:p>
              </table:table-cell>
              <table:table-cell office:value-type="float" office:value="819841000">
                <text:p>819841000</text:p>
              </table:table-cell>
              <table:table-cell office:value-type="float" office:value="819454000">
                <text:p>819454000</text:p>
              </table:table-cell>
              <table:table-cell office:value-type="float" office:value="819708000">
                <text:p>819708000</text:p>
              </table:table-cell>
              <table:table-cell office:value-type="float" office:value="818824000">
                <text:p>818824000</text:p>
              </table:table-cell>
              <table:table-cell office:value-type="float" office:value="819603000">
                <text:p>819603000</text:p>
              </table:table-cell>
              <table:table-cell office:value-type="float" office:value="819239000">
                <text:p>819239000</text:p>
              </table:table-cell>
              <table:table-cell office:value-type="float" office:value="819535000">
                <text:p>819535000</text:p>
              </table:table-cell>
              <table:table-cell office:value-type="float" office:value="819862000">
                <text:p>819862000</text:p>
              </table:table-cell>
              <table:table-cell office:value-type="float" office:value="819063000">
                <text:p>819063000</text:p>
              </table:table-cell>
              <table:table-cell office:value-type="float" office:value="819066000">
                <text:p>819066000</text:p>
              </table:table-cell>
              <table:table-cell office:value-type="float" office:value="819276000">
                <text:p>819276000</text:p>
              </table:table-cell>
              <table:table-cell office:value-type="float" office:value="819097000">
                <text:p>819097000</text:p>
              </table:table-cell>
              <table:table-cell office:value-type="float" office:value="818900000">
                <text:p>818900000</text:p>
              </table:table-cell>
              <table:table-cell office:value-type="float" office:value="818044000">
                <text:p>818044000</text:p>
              </table:table-cell>
              <table:table-cell office:value-type="float" office:value="818871000">
                <text:p>818871000</text:p>
              </table:table-cell>
              <table:table-cell office:value-type="float" office:value="819795000">
                <text:p>819795000</text:p>
              </table:table-cell>
              <table:table-cell office:value-type="float" office:value="818776000">
                <text:p>818776000</text:p>
              </table:table-cell>
              <table:table-cell office:value-type="float" office:value="818809000">
                <text:p>818809000</text:p>
              </table:table-cell>
              <table:table-cell office:value-type="float" office:value="818734000">
                <text:p>818734000</text:p>
              </table:table-cell>
              <table:table-cell office:value-type="float" office:value="817380000">
                <text:p>817380000</text:p>
              </table:table-cell>
              <table:table-cell office:value-type="float" office:value="827018000">
                <text:p>827018000</text:p>
              </table:table-cell>
              <table:table-cell office:value-type="float" office:value="828791000">
                <text:p>828791000</text:p>
              </table:table-cell>
              <table:table-cell office:value-type="float" office:value="825678000">
                <text:p>825678000</text:p>
              </table:table-cell>
              <table:table-cell office:value-type="float" office:value="827716000">
                <text:p>827716000</text:p>
              </table:table-cell>
              <table:table-cell office:value-type="float" office:value="828662000">
                <text:p>828662000</text:p>
              </table:table-cell>
              <table:table-cell office:value-type="float" office:value="828178000">
                <text:p>828178000</text:p>
              </table:table-cell>
              <table:table-cell office:value-type="float" office:value="827790000">
                <text:p>827790000</text:p>
              </table:table-cell>
              <table:table-cell office:value-type="float" office:value="827102000">
                <text:p>827102000</text:p>
              </table:table-cell>
              <table:table-cell office:value-type="float" office:value="826061000">
                <text:p>826061000</text:p>
              </table:table-cell>
              <table:table-cell office:value-type="float" office:value="828019000">
                <text:p>828019000</text:p>
              </table:table-cell>
              <table:table-cell office:value-type="float" office:value="826571000">
                <text:p>826571000</text:p>
              </table:table-cell>
              <table:table-cell office:value-type="float" office:value="828073000">
                <text:p>828073000</text:p>
              </table:table-cell>
              <table:table-cell office:value-type="float" office:value="826798000">
                <text:p>826798000</text:p>
              </table:table-cell>
              <table:table-cell office:value-type="float" office:value="826673000">
                <text:p>826673000</text:p>
              </table:table-cell>
              <table:table-cell office:value-type="float" office:value="828963000">
                <text:p>828963000</text:p>
              </table:table-cell>
              <table:table-cell office:value-type="float" office:value="828840000">
                <text:p>828840000</text:p>
              </table:table-cell>
              <table:table-cell office:value-type="float" office:value="827775000">
                <text:p>827775000</text:p>
              </table:table-cell>
              <table:table-cell office:value-type="float" office:value="827782000">
                <text:p>827782000</text:p>
              </table:table-cell>
              <table:table-cell office:value-type="float" office:value="828894000">
                <text:p>828894000</text:p>
              </table:table-cell>
              <table:table-cell office:value-type="float" office:value="827880000">
                <text:p>827880000</text:p>
              </table:table-cell>
              <table:table-cell office:value-type="float" office:value="827005000">
                <text:p>827005000</text:p>
              </table:table-cell>
              <table:table-cell office:value-type="float" office:value="827885000">
                <text:p>827885000</text:p>
              </table:table-cell>
              <table:table-cell office:value-type="float" office:value="828384000">
                <text:p>828384000</text:p>
              </table:table-cell>
              <table:table-cell office:value-type="float" office:value="826205000">
                <text:p>826205000</text:p>
              </table:table-cell>
              <table:table-cell office:value-type="float" office:value="829129000">
                <text:p>829129000</text:p>
              </table:table-cell>
              <table:table-cell office:value-type="float" office:value="828038000">
                <text:p>828038000</text:p>
              </table:table-cell>
              <table:table-cell office:value-type="float" office:value="828530000">
                <text:p>828530000</text:p>
              </table:table-cell>
              <table:table-cell office:value-type="float" office:value="826380000">
                <text:p>826380000</text:p>
              </table:table-cell>
              <table:table-cell office:value-type="float" office:value="828173000">
                <text:p>828173000</text:p>
              </table:table-cell>
              <table:table-cell office:value-type="float" office:value="828376000">
                <text:p>828376000</text:p>
              </table:table-cell>
              <table:table-cell office:value-type="float" office:value="827454000">
                <text:p>827454000</text:p>
              </table:table-cell>
              <table:table-cell office:value-type="float" office:value="827892000">
                <text:p>827892000</text:p>
              </table:table-cell>
              <table:table-cell office:value-type="float" office:value="828845000">
                <text:p>828845000</text:p>
              </table:table-cell>
              <table:table-cell office:value-type="float" office:value="827889000">
                <text:p>827889000</text:p>
              </table:table-cell>
              <table:table-cell office:value-type="float" office:value="828625000">
                <text:p>828625000</text:p>
              </table:table-cell>
              <table:table-cell office:value-type="float" office:value="828814000">
                <text:p>828814000</text:p>
              </table:table-cell>
              <table:table-cell office:value-type="float" office:value="827965000">
                <text:p>827965000</text:p>
              </table:table-cell>
              <table:table-cell office:value-type="float" office:value="828664000">
                <text:p>828664000</text:p>
              </table:table-cell>
              <table:table-cell office:value-type="float" office:value="829115000">
                <text:p>829115000</text:p>
              </table:table-cell>
              <table:table-cell office:value-type="float" office:value="829253000">
                <text:p>829253000</text:p>
              </table:table-cell>
              <table:table-cell office:value-type="float" office:value="828131000">
                <text:p>828131000</text:p>
              </table:table-cell>
              <table:table-cell office:value-type="float" office:value="828940000">
                <text:p>828940000</text:p>
              </table:table-cell>
              <table:table-cell office:value-type="float" office:value="827449000">
                <text:p>827449000</text:p>
              </table:table-cell>
              <table:table-cell office:value-type="float" office:value="827306000">
                <text:p>827306000</text:p>
              </table:table-cell>
              <table:table-cell office:value-type="float" office:value="828083000">
                <text:p>828083000</text:p>
              </table:table-cell>
              <table:table-cell office:value-type="float" office:value="828686000">
                <text:p>828686000</text:p>
              </table:table-cell>
              <table:table-cell office:value-type="float" office:value="828443000">
                <text:p>828443000</text:p>
              </table:table-cell>
              <table:table-cell office:value-type="float" office:value="828720000">
                <text:p>828720000</text:p>
              </table:table-cell>
              <table:table-cell office:value-type="float" office:value="826664000">
                <text:p>826664000</text:p>
              </table:table-cell>
              <table:table-cell office:value-type="float" office:value="828788000">
                <text:p>828788000</text:p>
              </table:table-cell>
              <table:table-cell office:value-type="float" office:value="829067000">
                <text:p>829067000</text:p>
              </table:table-cell>
              <table:table-cell office:value-type="float" office:value="828445000">
                <text:p>828445000</text:p>
              </table:table-cell>
              <table:table-cell office:value-type="float" office:value="829067000">
                <text:p>829067000</text:p>
              </table:table-cell>
              <table:table-cell office:value-type="float" office:value="827850000">
                <text:p>827850000</text:p>
              </table:table-cell>
              <table:table-cell office:value-type="float" office:value="827850000">
                <text:p>827850000</text:p>
              </table:table-cell>
              <table:table-cell office:value-type="float" office:value="828507000">
                <text:p>828507000</text:p>
              </table:table-cell>
              <table:table-cell office:value-type="float" office:value="829007000">
                <text:p>829007000</text:p>
              </table:table-cell>
              <table:table-cell office:value-type="float" office:value="828530000">
                <text:p>828530000</text:p>
              </table:table-cell>
              <table:table-cell office:value-type="float" office:value="828441000">
                <text:p>828441000</text:p>
              </table:table-cell>
              <table:table-cell office:value-type="float" office:value="828669000">
                <text:p>828669000</text:p>
              </table:table-cell>
              <table:table-cell office:value-type="float" office:value="828016000">
                <text:p>828016000</text:p>
              </table:table-cell>
              <table:table-cell office:value-type="float" office:value="828274000">
                <text:p>828274000</text:p>
              </table:table-cell>
              <table:table-cell office:value-type="float" office:value="827808000">
                <text:p>827808000</text:p>
              </table:table-cell>
              <table:table-cell office:value-type="float" office:value="828648000">
                <text:p>828648000</text:p>
              </table:table-cell>
              <table:table-cell office:value-type="float" office:value="828393000">
                <text:p>828393000</text:p>
              </table:table-cell>
              <table:table-cell office:value-type="float" office:value="828748000">
                <text:p>828748000</text:p>
              </table:table-cell>
              <table:table-cell office:value-type="float" office:value="827019000">
                <text:p>827019000</text:p>
              </table:table-cell>
              <table:table-cell office:value-type="float" office:value="828078000">
                <text:p>828078000</text:p>
              </table:table-cell>
              <table:table-cell office:value-type="float" office:value="828774000">
                <text:p>828774000</text:p>
              </table:table-cell>
              <table:table-cell office:value-type="float" office:value="829209000">
                <text:p>829209000</text:p>
              </table:table-cell>
              <table:table-cell office:value-type="float" office:value="828388000">
                <text:p>828388000</text:p>
              </table:table-cell>
              <table:table-cell office:value-type="float" office:value="827603000">
                <text:p>827603000</text:p>
              </table:table-cell>
              <table:table-cell office:value-type="float" office:value="828691000">
                <text:p>828691000</text:p>
              </table:table-cell>
              <table:table-cell office:value-type="float" office:value="828184000">
                <text:p>828184000</text:p>
              </table:table-cell>
              <table:table-cell office:value-type="float" office:value="828421000">
                <text:p>828421000</text:p>
              </table:table-cell>
              <table:table-cell office:value-type="float" office:value="826628000">
                <text:p>826628000</text:p>
              </table:table-cell>
              <table:table-cell office:value-type="float" office:value="828616000">
                <text:p>828616000</text:p>
              </table:table-cell>
              <table:table-cell office:value-type="float" office:value="828668000">
                <text:p>828668000</text:p>
              </table:table-cell>
              <table:table-cell office:value-type="float" office:value="827230000">
                <text:p>827230000</text:p>
              </table:table-cell>
              <table:table-cell office:value-type="float" office:value="827025000">
                <text:p>827025000</text:p>
              </table:table-cell>
              <table:table-cell office:value-type="float" office:value="828735000">
                <text:p>828735000</text:p>
              </table:table-cell>
              <table:table-cell office:value-type="float" office:value="827771000">
                <text:p>827771000</text:p>
              </table:table-cell>
              <table:table-cell office:value-type="float" office:value="827147000">
                <text:p>827147000</text:p>
              </table:table-cell>
              <table:table-cell office:value-type="float" office:value="827583000">
                <text:p>827583000</text:p>
              </table:table-cell>
              <table:table-cell office:value-type="float" office:value="826276000">
                <text:p>826276000</text:p>
              </table:table-cell>
              <table:table-cell office:value-type="float" office:value="829057000">
                <text:p>829057000</text:p>
              </table:table-cell>
              <table:table-cell office:value-type="float" office:value="827924000">
                <text:p>827924000</text:p>
              </table:table-cell>
              <table:table-cell office:value-type="float" office:value="828601000">
                <text:p>828601000</text:p>
              </table:table-cell>
              <table:table-cell office:value-type="float" office:value="827094000">
                <text:p>827094000</text:p>
              </table:table-cell>
              <table:table-cell office:value-type="float" office:value="826506000">
                <text:p>826506000</text:p>
              </table:table-cell>
              <table:table-cell office:value-type="float" office:value="828610000">
                <text:p>828610000</text:p>
              </table:table-cell>
              <table:table-cell office:value-type="float" office:value="828819000">
                <text:p>828819000</text:p>
              </table:table-cell>
              <table:table-cell office:value-type="float" office:value="828273000">
                <text:p>828273000</text:p>
              </table:table-cell>
              <table:table-cell office:value-type="float" office:value="828699000">
                <text:p>828699000</text:p>
              </table:table-cell>
              <table:table-cell office:value-type="float" office:value="828353000">
                <text:p>828353000</text:p>
              </table:table-cell>
              <table:table-cell office:value-type="float" office:value="828377000">
                <text:p>828377000</text:p>
              </table:table-cell>
              <table:table-cell office:value-type="float" office:value="829128000">
                <text:p>829128000</text:p>
              </table:table-cell>
              <table:table-cell office:value-type="float" office:value="828729000">
                <text:p>828729000</text:p>
              </table:table-cell>
              <table:table-cell office:value-type="float" office:value="828252000">
                <text:p>828252000</text:p>
              </table:table-cell>
              <table:table-cell office:value-type="float" office:value="828640000">
                <text:p>828640000</text:p>
              </table:table-cell>
              <table:table-cell office:value-type="float" office:value="828886000">
                <text:p>828886000</text:p>
              </table:table-cell>
              <table:table-cell office:value-type="float" office:value="828299000">
                <text:p>828299000</text:p>
              </table:table-cell>
              <table:table-cell office:value-type="float" office:value="825810000">
                <text:p>825810000</text:p>
              </table:table-cell>
              <table:table-cell office:value-type="float" office:value="827374000">
                <text:p>827374000</text:p>
              </table:table-cell>
              <table:table-cell office:value-type="float" office:value="828451000">
                <text:p>828451000</text:p>
              </table:table-cell>
              <table:table-cell office:value-type="float" office:value="828705000">
                <text:p>828705000</text:p>
              </table:table-cell>
              <table:table-cell office:value-type="float" office:value="827464000">
                <text:p>827464000</text:p>
              </table:table-cell>
              <table:table-cell office:value-type="float" office:value="829253000">
                <text:p>829253000</text:p>
              </table:table-cell>
              <table:table-cell office:value-type="float" office:value="828374000">
                <text:p>828374000</text:p>
              </table:table-cell>
              <table:table-cell office:value-type="float" office:value="828096000">
                <text:p>828096000</text:p>
              </table:table-cell>
              <table:table-cell office:value-type="float" office:value="828199000">
                <text:p>828199000</text:p>
              </table:table-cell>
              <table:table-cell office:value-type="float" office:value="827855000">
                <text:p>827855000</text:p>
              </table:table-cell>
              <table:table-cell office:value-type="float" office:value="828650000">
                <text:p>828650000</text:p>
              </table:table-cell>
              <table:table-cell office:value-type="float" office:value="828828000">
                <text:p>828828000</text:p>
              </table:table-cell>
              <table:table-cell office:value-type="float" office:value="828657000">
                <text:p>828657000</text:p>
              </table:table-cell>
              <table:table-cell office:value-type="float" office:value="828860000">
                <text:p>828860000</text:p>
              </table:table-cell>
              <table:table-cell office:value-type="float" office:value="828476000">
                <text:p>828476000</text:p>
              </table:table-cell>
              <table:table-cell office:value-type="float" office:value="827422000">
                <text:p>827422000</text:p>
              </table:table-cell>
              <table:table-cell office:value-type="float" office:value="828078000">
                <text:p>828078000</text:p>
              </table:table-cell>
              <table:table-cell office:value-type="float" office:value="829004000">
                <text:p>829004000</text:p>
              </table:table-cell>
              <table:table-cell office:value-type="float" office:value="827296000">
                <text:p>827296000</text:p>
              </table:table-cell>
              <table:table-cell office:value-type="float" office:value="826171000">
                <text:p>826171000</text:p>
              </table:table-cell>
              <table:table-cell office:value-type="float" office:value="828610000">
                <text:p>828610000</text:p>
              </table:table-cell>
              <table:table-cell office:value-type="float" office:value="827372000">
                <text:p>827372000</text:p>
              </table:table-cell>
              <table:table-cell office:value-type="float" office:value="828873000">
                <text:p>828873000</text:p>
              </table:table-cell>
              <table:table-cell office:value-type="float" office:value="826858000">
                <text:p>826858000</text:p>
              </table:table-cell>
              <table:table-cell office:value-type="float" office:value="828821000">
                <text:p>828821000</text:p>
              </table:table-cell>
              <table:table-cell office:value-type="float" office:value="827921000">
                <text:p>827921000</text:p>
              </table:table-cell>
              <table:table-cell office:value-type="float" office:value="828663000">
                <text:p>828663000</text:p>
              </table:table-cell>
              <table:table-cell office:value-type="float" office:value="828825000">
                <text:p>828825000</text:p>
              </table:table-cell>
              <table:table-cell office:value-type="float" office:value="828094000">
                <text:p>828094000</text:p>
              </table:table-cell>
              <table:table-cell office:value-type="float" office:value="828236000">
                <text:p>828236000</text:p>
              </table:table-cell>
              <table:table-cell office:value-type="float" office:value="828209000">
                <text:p>828209000</text:p>
              </table:table-cell>
              <table:table-cell office:value-type="float" office:value="829203000">
                <text:p>829203000</text:p>
              </table:table-cell>
              <table:table-cell office:value-type="float" office:value="828825000">
                <text:p>828825000</text:p>
              </table:table-cell>
              <table:table-cell office:value-type="float" office:value="827730000">
                <text:p>827730000</text:p>
              </table:table-cell>
              <table:table-cell office:value-type="float" office:value="826215000">
                <text:p>826215000</text:p>
              </table:table-cell>
              <table:table-cell office:value-type="float" office:value="827260000">
                <text:p>827260000</text:p>
              </table:table-cell>
              <table:table-cell office:value-type="float" office:value="828477000">
                <text:p>828477000</text:p>
              </table:table-cell>
              <table:table-cell office:value-type="float" office:value="828935000">
                <text:p>828935000</text:p>
              </table:table-cell>
              <table:table-cell office:value-type="float" office:value="826254000">
                <text:p>826254000</text:p>
              </table:table-cell>
              <table:table-cell office:value-type="float" office:value="827346000">
                <text:p>827346000</text:p>
              </table:table-cell>
              <table:table-cell office:value-type="float" office:value="828286000">
                <text:p>828286000</text:p>
              </table:table-cell>
              <table:table-cell office:value-type="float" office:value="825165000">
                <text:p>825165000</text:p>
              </table:table-cell>
              <table:table-cell office:value-type="float" office:value="826474000">
                <text:p>826474000</text:p>
              </table:table-cell>
              <table:table-cell office:value-type="float" office:value="829042000">
                <text:p>829042000</text:p>
              </table:table-cell>
              <table:table-cell office:value-type="float" office:value="827647000">
                <text:p>827647000</text:p>
              </table:table-cell>
              <table:table-cell office:value-type="float" office:value="828744000">
                <text:p>828744000</text:p>
              </table:table-cell>
              <table:table-cell office:value-type="float" office:value="828635000">
                <text:p>828635000</text:p>
              </table:table-cell>
              <table:table-cell office:value-type="float" office:value="828208000">
                <text:p>828208000</text:p>
              </table:table-cell>
              <table:table-cell office:value-type="float" office:value="826780000">
                <text:p>826780000</text:p>
              </table:table-cell>
              <table:table-cell office:value-type="float" office:value="828526000">
                <text:p>828526000</text:p>
              </table:table-cell>
              <table:table-cell office:value-type="float" office:value="828651000">
                <text:p>828651000</text:p>
              </table:table-cell>
              <table:table-cell office:value-type="float" office:value="828808000">
                <text:p>828808000</text:p>
              </table:table-cell>
              <table:table-cell office:value-type="float" office:value="827161000">
                <text:p>827161000</text:p>
              </table:table-cell>
              <table:table-cell office:value-type="float" office:value="828186000">
                <text:p>828186000</text:p>
              </table:table-cell>
              <table:table-cell office:value-type="float" office:value="828716000">
                <text:p>828716000</text:p>
              </table:table-cell>
              <table:table-cell office:value-type="float" office:value="828264000">
                <text:p>828264000</text:p>
              </table:table-cell>
              <table:table-cell office:value-type="float" office:value="828915000">
                <text:p>828915000</text:p>
              </table:table-cell>
              <table:table-cell office:value-type="float" office:value="827809000">
                <text:p>827809000</text:p>
              </table:table-cell>
              <table:table-cell office:value-type="float" office:value="828102000">
                <text:p>828102000</text:p>
              </table:table-cell>
              <table:table-cell office:value-type="float" office:value="828957000">
                <text:p>828957000</text:p>
              </table:table-cell>
              <table:table-cell office:value-type="float" office:value="828838000">
                <text:p>828838000</text:p>
              </table:table-cell>
              <table:table-cell office:value-type="float" office:value="828687000">
                <text:p>828687000</text:p>
              </table:table-cell>
              <table:table-cell office:value-type="float" office:value="826363000">
                <text:p>826363000</text:p>
              </table:table-cell>
              <table:table-cell office:value-type="float" office:value="828782000">
                <text:p>828782000</text:p>
              </table:table-cell>
              <table:table-cell office:value-type="float" office:value="828873000">
                <text:p>828873000</text:p>
              </table:table-cell>
              <table:table-cell office:value-type="float" office:value="826250000">
                <text:p>826250000</text:p>
              </table:table-cell>
              <table:table-cell office:value-type="float" office:value="828541000">
                <text:p>828541000</text:p>
              </table:table-cell>
              <table:table-cell office:value-type="float" office:value="827396000">
                <text:p>827396000</text:p>
              </table:table-cell>
              <table:table-cell office:value-type="float" office:value="827636000">
                <text:p>827636000</text:p>
              </table:table-cell>
              <table:table-cell office:value-type="float" office:value="828170000">
                <text:p>828170000</text:p>
              </table:table-cell>
              <table:table-cell office:value-type="float" office:value="828910000">
                <text:p>828910000</text:p>
              </table:table-cell>
              <table:table-cell office:value-type="float" office:value="827461000">
                <text:p>827461000</text:p>
              </table:table-cell>
              <table:table-cell office:value-type="float" office:value="829108000">
                <text:p>829108000</text:p>
              </table:table-cell>
              <table:table-cell office:value-type="float" office:value="827594000">
                <text:p>827594000</text:p>
              </table:table-cell>
              <table:table-cell office:value-type="float" office:value="828280000">
                <text:p>828280000</text:p>
              </table:table-cell>
              <table:table-cell office:value-type="float" office:value="827932000">
                <text:p>827932000</text:p>
              </table:table-cell>
              <table:table-cell office:value-type="float" office:value="829224000">
                <text:p>829224000</text:p>
              </table:table-cell>
              <table:table-cell office:value-type="float" office:value="827580000">
                <text:p>827580000</text:p>
              </table:table-cell>
              <table:table-cell office:value-type="float" office:value="828623000">
                <text:p>828623000</text:p>
              </table:table-cell>
              <table:table-cell office:value-type="float" office:value="828740000">
                <text:p>828740000</text:p>
              </table:table-cell>
              <table:table-cell office:value-type="float" office:value="828890000">
                <text:p>828890000</text:p>
              </table:table-cell>
              <table:table-cell office:value-type="float" office:value="829090000">
                <text:p>829090000</text:p>
              </table:table-cell>
              <table:table-cell office:value-type="float" office:value="828439000">
                <text:p>828439000</text:p>
              </table:table-cell>
              <table:table-cell office:value-type="float" office:value="828976000">
                <text:p>828976000</text:p>
              </table:table-cell>
              <table:table-cell office:value-type="float" office:value="829159000">
                <text:p>829159000</text:p>
              </table:table-cell>
              <table:table-cell office:value-type="float" office:value="828917000">
                <text:p>828917000</text:p>
              </table:table-cell>
              <table:table-cell office:value-type="float" office:value="828704000">
                <text:p>828704000</text:p>
              </table:table-cell>
              <table:table-cell office:value-type="float" office:value="828805000">
                <text:p>828805000</text:p>
              </table:table-cell>
              <table:table-cell office:value-type="float" office:value="827619000">
                <text:p>827619000</text:p>
              </table:table-cell>
              <table:table-cell office:value-type="float" office:value="828802000">
                <text:p>828802000</text:p>
              </table:table-cell>
              <table:table-cell office:value-type="float" office:value="828302000">
                <text:p>828302000</text:p>
              </table:table-cell>
              <table:table-cell office:value-type="float" office:value="828882000">
                <text:p>828882000</text:p>
              </table:table-cell>
              <table:table-cell office:value-type="float" office:value="828632000">
                <text:p>828632000</text:p>
              </table:table-cell>
              <table:table-cell office:value-type="float" office:value="824804000">
                <text:p>824804000</text:p>
              </table:table-cell>
              <table:table-cell office:value-type="float" office:value="828421000">
                <text:p>828421000</text:p>
              </table:table-cell>
              <table:table-cell office:value-type="float" office:value="829125000">
                <text:p>829125000</text:p>
              </table:table-cell>
              <table:table-cell office:value-type="float" office:value="827755000">
                <text:p>827755000</text:p>
              </table:table-cell>
              <table:table-cell office:value-type="float" office:value="828773000">
                <text:p>828773000</text:p>
              </table:table-cell>
              <table:table-cell office:value-type="float" office:value="828339000">
                <text:p>828339000</text:p>
              </table:table-cell>
              <table:table-cell office:value-type="float" office:value="833753000">
                <text:p>833753000</text:p>
              </table:table-cell>
              <table:table-cell office:value-type="float" office:value="833071000">
                <text:p>833071000</text:p>
              </table:table-cell>
              <table:table-cell office:value-type="float" office:value="834399000">
                <text:p>834399000</text:p>
              </table:table-cell>
              <table:table-cell office:value-type="float" office:value="832693000">
                <text:p>832693000</text:p>
              </table:table-cell>
              <table:table-cell office:value-type="float" office:value="833970000">
                <text:p>833970000</text:p>
              </table:table-cell>
              <table:table-cell office:value-type="float" office:value="833866000">
                <text:p>833866000</text:p>
              </table:table-cell>
              <table:table-cell office:value-type="float" office:value="834153000">
                <text:p>834153000</text:p>
              </table:table-cell>
              <table:table-cell office:value-type="float" office:value="832066000">
                <text:p>832066000</text:p>
              </table:table-cell>
              <table:table-cell office:value-type="float" office:value="834421000">
                <text:p>834421000</text:p>
              </table:table-cell>
              <table:table-cell office:value-type="float" office:value="834226000">
                <text:p>834226000</text:p>
              </table:table-cell>
              <table:table-cell office:value-type="float" office:value="832897000">
                <text:p>832897000</text:p>
              </table:table-cell>
              <table:table-cell office:value-type="float" office:value="834089000">
                <text:p>834089000</text:p>
              </table:table-cell>
              <table:table-cell office:value-type="float" office:value="833420000">
                <text:p>833420000</text:p>
              </table:table-cell>
              <table:table-cell office:value-type="float" office:value="833383000">
                <text:p>833383000</text:p>
              </table:table-cell>
              <table:table-cell office:value-type="float" office:value="833291000">
                <text:p>833291000</text:p>
              </table:table-cell>
              <table:table-cell office:value-type="float" office:value="833700000">
                <text:p>833700000</text:p>
              </table:table-cell>
              <table:table-cell office:value-type="float" office:value="833599000">
                <text:p>833599000</text:p>
              </table:table-cell>
              <table:table-cell office:value-type="float" office:value="833852000">
                <text:p>833852000</text:p>
              </table:table-cell>
              <table:table-cell office:value-type="float" office:value="832441000">
                <text:p>832441000</text:p>
              </table:table-cell>
              <table:table-cell office:value-type="float" office:value="832727000">
                <text:p>832727000</text:p>
              </table:table-cell>
              <table:table-cell office:value-type="float" office:value="833909000">
                <text:p>833909000</text:p>
              </table:table-cell>
              <table:table-cell office:value-type="float" office:value="833796000">
                <text:p>833796000</text:p>
              </table:table-cell>
              <table:table-cell office:value-type="float" office:value="833323000">
                <text:p>833323000</text:p>
              </table:table-cell>
              <table:table-cell office:value-type="float" office:value="834328000">
                <text:p>834328000</text:p>
              </table:table-cell>
              <table:table-cell office:value-type="float" office:value="833216000">
                <text:p>833216000</text:p>
              </table:table-cell>
              <table:table-cell office:value-type="float" office:value="832890000">
                <text:p>832890000</text:p>
              </table:table-cell>
              <table:table-cell office:value-type="float" office:value="833528000">
                <text:p>833528000</text:p>
              </table:table-cell>
              <table:table-cell office:value-type="float" office:value="832889000">
                <text:p>832889000</text:p>
              </table:table-cell>
              <table:table-cell office:value-type="float" office:value="832759000">
                <text:p>832759000</text:p>
              </table:table-cell>
              <table:table-cell office:value-type="float" office:value="833115000">
                <text:p>833115000</text:p>
              </table:table-cell>
              <table:table-cell office:value-type="float" office:value="834352000">
                <text:p>834352000</text:p>
              </table:table-cell>
              <table:table-cell office:value-type="float" office:value="831725000">
                <text:p>831725000</text:p>
              </table:table-cell>
              <table:table-cell office:value-type="float" office:value="833430000">
                <text:p>833430000</text:p>
              </table:table-cell>
              <table:table-cell office:value-type="float" office:value="833580000">
                <text:p>833580000</text:p>
              </table:table-cell>
              <table:table-cell office:value-type="float" office:value="834152000">
                <text:p>834152000</text:p>
              </table:table-cell>
              <table:table-cell office:value-type="float" office:value="834209000">
                <text:p>834209000</text:p>
              </table:table-cell>
              <table:table-cell office:value-type="float" office:value="833383000">
                <text:p>833383000</text:p>
              </table:table-cell>
              <table:table-cell office:value-type="float" office:value="833437000">
                <text:p>833437000</text:p>
              </table:table-cell>
              <table:table-cell office:value-type="float" office:value="834030000">
                <text:p>834030000</text:p>
              </table:table-cell>
              <table:table-cell office:value-type="float" office:value="833491000">
                <text:p>833491000</text:p>
              </table:table-cell>
              <table:table-cell office:value-type="float" office:value="832913000">
                <text:p>832913000</text:p>
              </table:table-cell>
              <table:table-cell office:value-type="float" office:value="833550000">
                <text:p>833550000</text:p>
              </table:table-cell>
              <table:table-cell office:value-type="float" office:value="834248000">
                <text:p>834248000</text:p>
              </table:table-cell>
              <table:table-cell office:value-type="float" office:value="833928000">
                <text:p>833928000</text:p>
              </table:table-cell>
              <table:table-cell office:value-type="float" office:value="833968000">
                <text:p>833968000</text:p>
              </table:table-cell>
              <table:table-cell office:value-type="float" office:value="833962000">
                <text:p>833962000</text:p>
              </table:table-cell>
              <table:table-cell office:value-type="float" office:value="833528000">
                <text:p>833528000</text:p>
              </table:table-cell>
              <table:table-cell office:value-type="float" office:value="833709000">
                <text:p>833709000</text:p>
              </table:table-cell>
              <table:table-cell office:value-type="float" office:value="830189000">
                <text:p>830189000</text:p>
              </table:table-cell>
              <table:table-cell office:value-type="float" office:value="833577000">
                <text:p>833577000</text:p>
              </table:table-cell>
              <table:table-cell office:value-type="float" office:value="832604000">
                <text:p>832604000</text:p>
              </table:table-cell>
              <table:table-cell office:value-type="float" office:value="833028000">
                <text:p>833028000</text:p>
              </table:table-cell>
              <table:table-cell office:value-type="float" office:value="834460000">
                <text:p>834460000</text:p>
              </table:table-cell>
              <table:table-cell office:value-type="float" office:value="833904000">
                <text:p>833904000</text:p>
              </table:table-cell>
              <table:table-cell office:value-type="float" office:value="833019000">
                <text:p>833019000</text:p>
              </table:table-cell>
              <table:table-cell office:value-type="float" office:value="833256000">
                <text:p>833256000</text:p>
              </table:table-cell>
              <table:table-cell office:value-type="float" office:value="834603000">
                <text:p>834603000</text:p>
              </table:table-cell>
              <table:table-cell office:value-type="float" office:value="834043000">
                <text:p>834043000</text:p>
              </table:table-cell>
              <table:table-cell office:value-type="float" office:value="834033000">
                <text:p>834033000</text:p>
              </table:table-cell>
              <table:table-cell office:value-type="float" office:value="833965000">
                <text:p>833965000</text:p>
              </table:table-cell>
              <table:table-cell office:value-type="float" office:value="833044000">
                <text:p>833044000</text:p>
              </table:table-cell>
              <table:table-cell office:value-type="float" office:value="831674000">
                <text:p>831674000</text:p>
              </table:table-cell>
              <table:table-cell office:value-type="float" office:value="834152000">
                <text:p>834152000</text:p>
              </table:table-cell>
              <table:table-cell office:value-type="float" office:value="833879000">
                <text:p>833879000</text:p>
              </table:table-cell>
              <table:table-cell office:value-type="float" office:value="832464000">
                <text:p>832464000</text:p>
              </table:table-cell>
              <table:table-cell office:value-type="float" office:value="834145000">
                <text:p>834145000</text:p>
              </table:table-cell>
              <table:table-cell office:value-type="float" office:value="833999000">
                <text:p>833999000</text:p>
              </table:table-cell>
              <table:table-cell office:value-type="float" office:value="831429000">
                <text:p>831429000</text:p>
              </table:table-cell>
              <table:table-cell office:value-type="float" office:value="832866000">
                <text:p>832866000</text:p>
              </table:table-cell>
              <table:table-cell office:value-type="float" office:value="833702000">
                <text:p>833702000</text:p>
              </table:table-cell>
              <table:table-cell office:value-type="float" office:value="833667000">
                <text:p>833667000</text:p>
              </table:table-cell>
              <table:table-cell office:value-type="float" office:value="833682000">
                <text:p>833682000</text:p>
              </table:table-cell>
              <table:table-cell office:value-type="float" office:value="832816000">
                <text:p>832816000</text:p>
              </table:table-cell>
              <table:table-cell office:value-type="float" office:value="833489000">
                <text:p>833489000</text:p>
              </table:table-cell>
              <table:table-cell office:value-type="float" office:value="833062000">
                <text:p>833062000</text:p>
              </table:table-cell>
              <table:table-cell office:value-type="float" office:value="833498000">
                <text:p>833498000</text:p>
              </table:table-cell>
              <table:table-cell office:value-type="float" office:value="834007000">
                <text:p>834007000</text:p>
              </table:table-cell>
              <table:table-cell office:value-type="float" office:value="831436000">
                <text:p>831436000</text:p>
              </table:table-cell>
              <table:table-cell office:value-type="float" office:value="832228000">
                <text:p>832228000</text:p>
              </table:table-cell>
              <table:table-cell office:value-type="float" office:value="830905000">
                <text:p>830905000</text:p>
              </table:table-cell>
              <table:table-cell office:value-type="float" office:value="834037000">
                <text:p>834037000</text:p>
              </table:table-cell>
              <table:table-cell office:value-type="float" office:value="834129000">
                <text:p>834129000</text:p>
              </table:table-cell>
              <table:table-cell office:value-type="float" office:value="834095000">
                <text:p>834095000</text:p>
              </table:table-cell>
              <table:table-cell office:value-type="float" office:value="834504000">
                <text:p>834504000</text:p>
              </table:table-cell>
              <table:table-cell office:value-type="float" office:value="832648000">
                <text:p>832648000</text:p>
              </table:table-cell>
              <table:table-cell office:value-type="float" office:value="833476000">
                <text:p>833476000</text:p>
              </table:table-cell>
              <table:table-cell office:value-type="float" office:value="834016000">
                <text:p>834016000</text:p>
              </table:table-cell>
              <table:table-cell office:value-type="float" office:value="833229000">
                <text:p>833229000</text:p>
              </table:table-cell>
              <table:table-cell office:value-type="float" office:value="834337000">
                <text:p>834337000</text:p>
              </table:table-cell>
              <table:table-cell office:value-type="float" office:value="834701000">
                <text:p>834701000</text:p>
              </table:table-cell>
              <table:table-cell office:value-type="float" office:value="834059000">
                <text:p>834059000</text:p>
              </table:table-cell>
              <table:table-cell office:value-type="float" office:value="832903000">
                <text:p>832903000</text:p>
              </table:table-cell>
              <table:table-cell office:value-type="float" office:value="831348000">
                <text:p>831348000</text:p>
              </table:table-cell>
              <table:table-cell office:value-type="float" office:value="833431000">
                <text:p>833431000</text:p>
              </table:table-cell>
              <table:table-cell office:value-type="float" office:value="833071000">
                <text:p>833071000</text:p>
              </table:table-cell>
              <table:table-cell office:value-type="float" office:value="833902000">
                <text:p>833902000</text:p>
              </table:table-cell>
              <table:table-cell office:value-type="float" office:value="834050000">
                <text:p>834050000</text:p>
              </table:table-cell>
              <table:table-cell office:value-type="float" office:value="834166000">
                <text:p>834166000</text:p>
              </table:table-cell>
              <table:table-cell office:value-type="float" office:value="833795000">
                <text:p>833795000</text:p>
              </table:table-cell>
              <table:table-cell office:value-type="float" office:value="833225000">
                <text:p>833225000</text:p>
              </table:table-cell>
              <table:table-cell office:value-type="float" office:value="833944000">
                <text:p>833944000</text:p>
              </table:table-cell>
              <table:table-cell office:value-type="float" office:value="834371000">
                <text:p>834371000</text:p>
              </table:table-cell>
              <table:table-cell office:value-type="float" office:value="833429000">
                <text:p>833429000</text:p>
              </table:table-cell>
              <table:table-cell office:value-type="float" office:value="833271000">
                <text:p>833271000</text:p>
              </table:table-cell>
              <table:table-cell office:value-type="float" office:value="832897000">
                <text:p>832897000</text:p>
              </table:table-cell>
              <table:table-cell office:value-type="float" office:value="831518000">
                <text:p>831518000</text:p>
              </table:table-cell>
              <table:table-cell office:value-type="float" office:value="834471000">
                <text:p>834471000</text:p>
              </table:table-cell>
              <table:table-cell office:value-type="float" office:value="834417000">
                <text:p>834417000</text:p>
              </table:table-cell>
              <table:table-cell office:value-type="float" office:value="833598000">
                <text:p>833598000</text:p>
              </table:table-cell>
              <table:table-cell office:value-type="float" office:value="833542000">
                <text:p>833542000</text:p>
              </table:table-cell>
              <table:table-cell office:value-type="float" office:value="834078000">
                <text:p>834078000</text:p>
              </table:table-cell>
              <table:table-cell office:value-type="float" office:value="834292000">
                <text:p>834292000</text:p>
              </table:table-cell>
              <table:table-cell office:value-type="float" office:value="833036000">
                <text:p>833036000</text:p>
              </table:table-cell>
              <table:table-cell office:value-type="float" office:value="833704000">
                <text:p>833704000</text:p>
              </table:table-cell>
              <table:table-cell office:value-type="float" office:value="831125000">
                <text:p>831125000</text:p>
              </table:table-cell>
              <table:table-cell office:value-type="float" office:value="834398000">
                <text:p>834398000</text:p>
              </table:table-cell>
              <table:table-cell office:value-type="float" office:value="833760000">
                <text:p>833760000</text:p>
              </table:table-cell>
              <table:table-cell office:value-type="float" office:value="833806000">
                <text:p>833806000</text:p>
              </table:table-cell>
              <table:table-cell office:value-type="float" office:value="833260000">
                <text:p>833260000</text:p>
              </table:table-cell>
              <table:table-cell office:value-type="float" office:value="834202000">
                <text:p>834202000</text:p>
              </table:table-cell>
              <table:table-cell office:value-type="float" office:value="833479000">
                <text:p>833479000</text:p>
              </table:table-cell>
              <table:table-cell office:value-type="float" office:value="833577000">
                <text:p>833577000</text:p>
              </table:table-cell>
              <table:table-cell office:value-type="float" office:value="834079000">
                <text:p>834079000</text:p>
              </table:table-cell>
              <table:table-cell office:value-type="float" office:value="832069000">
                <text:p>832069000</text:p>
              </table:table-cell>
              <table:table-cell office:value-type="float" office:value="834266000">
                <text:p>834266000</text:p>
              </table:table-cell>
              <table:table-cell office:value-type="float" office:value="833236000">
                <text:p>833236000</text:p>
              </table:table-cell>
              <table:table-cell office:value-type="float" office:value="833404000">
                <text:p>833404000</text:p>
              </table:table-cell>
              <table:table-cell office:value-type="float" office:value="832219000">
                <text:p>832219000</text:p>
              </table:table-cell>
              <table:table-cell office:value-type="float" office:value="833914000">
                <text:p>833914000</text:p>
              </table:table-cell>
              <table:table-cell office:value-type="float" office:value="833389000">
                <text:p>833389000</text:p>
              </table:table-cell>
              <table:table-cell office:value-type="float" office:value="833838000">
                <text:p>833838000</text:p>
              </table:table-cell>
              <table:table-cell office:value-type="float" office:value="833331000">
                <text:p>833331000</text:p>
              </table:table-cell>
              <table:table-cell office:value-type="float" office:value="834285000">
                <text:p>834285000</text:p>
              </table:table-cell>
              <table:table-cell office:value-type="float" office:value="832042000">
                <text:p>832042000</text:p>
              </table:table-cell>
              <table:table-cell office:value-type="float" office:value="834370000">
                <text:p>834370000</text:p>
              </table:table-cell>
              <table:table-cell office:value-type="float" office:value="833056000">
                <text:p>833056000</text:p>
              </table:table-cell>
              <table:table-cell office:value-type="float" office:value="832003000">
                <text:p>832003000</text:p>
              </table:table-cell>
              <table:table-cell office:value-type="float" office:value="834381000">
                <text:p>834381000</text:p>
              </table:table-cell>
              <table:table-cell office:value-type="float" office:value="831595000">
                <text:p>831595000</text:p>
              </table:table-cell>
              <table:table-cell office:value-type="float" office:value="833508000">
                <text:p>833508000</text:p>
              </table:table-cell>
              <table:table-cell office:value-type="float" office:value="832860000">
                <text:p>832860000</text:p>
              </table:table-cell>
              <table:table-cell office:value-type="float" office:value="833232000">
                <text:p>833232000</text:p>
              </table:table-cell>
              <table:table-cell office:value-type="float" office:value="833891000">
                <text:p>833891000</text:p>
              </table:table-cell>
              <table:table-cell office:value-type="float" office:value="833517000">
                <text:p>833517000</text:p>
              </table:table-cell>
              <table:table-cell office:value-type="float" office:value="834498000">
                <text:p>834498000</text:p>
              </table:table-cell>
              <table:table-cell office:value-type="float" office:value="833079000">
                <text:p>833079000</text:p>
              </table:table-cell>
              <table:table-cell office:value-type="float" office:value="833735000">
                <text:p>833735000</text:p>
              </table:table-cell>
              <table:table-cell office:value-type="float" office:value="832944000">
                <text:p>832944000</text:p>
              </table:table-cell>
              <table:table-cell office:value-type="float" office:value="833031000">
                <text:p>833031000</text:p>
              </table:table-cell>
              <table:table-cell office:value-type="float" office:value="834026000">
                <text:p>834026000</text:p>
              </table:table-cell>
              <table:table-cell office:value-type="float" office:value="831821000">
                <text:p>831821000</text:p>
              </table:table-cell>
              <table:table-cell office:value-type="float" office:value="832800000">
                <text:p>832800000</text:p>
              </table:table-cell>
              <table:table-cell office:value-type="float" office:value="833202000">
                <text:p>833202000</text:p>
              </table:table-cell>
              <table:table-cell office:value-type="float" office:value="833530000">
                <text:p>833530000</text:p>
              </table:table-cell>
              <table:table-cell office:value-type="float" office:value="833841000">
                <text:p>833841000</text:p>
              </table:table-cell>
              <table:table-cell office:value-type="float" office:value="832645000">
                <text:p>832645000</text:p>
              </table:table-cell>
              <table:table-cell office:value-type="float" office:value="833738000">
                <text:p>833738000</text:p>
              </table:table-cell>
              <table:table-cell office:value-type="float" office:value="833514000">
                <text:p>833514000</text:p>
              </table:table-cell>
              <table:table-cell office:value-type="float" office:value="832566000">
                <text:p>832566000</text:p>
              </table:table-cell>
              <table:table-cell office:value-type="float" office:value="834154000">
                <text:p>834154000</text:p>
              </table:table-cell>
              <table:table-cell office:value-type="float" office:value="834308000">
                <text:p>834308000</text:p>
              </table:table-cell>
              <table:table-cell office:value-type="float" office:value="833333000">
                <text:p>833333000</text:p>
              </table:table-cell>
              <table:table-cell office:value-type="float" office:value="834588000">
                <text:p>834588000</text:p>
              </table:table-cell>
              <table:table-cell office:value-type="float" office:value="832957000">
                <text:p>832957000</text:p>
              </table:table-cell>
              <table:table-cell office:value-type="float" office:value="833877000">
                <text:p>833877000</text:p>
              </table:table-cell>
              <table:table-cell office:value-type="float" office:value="833341000">
                <text:p>833341000</text:p>
              </table:table-cell>
              <table:table-cell office:value-type="float" office:value="833908000">
                <text:p>833908000</text:p>
              </table:table-cell>
              <table:table-cell office:value-type="float" office:value="833915000">
                <text:p>833915000</text:p>
              </table:table-cell>
              <table:table-cell office:value-type="float" office:value="834548000">
                <text:p>834548000</text:p>
              </table:table-cell>
              <table:table-cell office:value-type="float" office:value="833220000">
                <text:p>833220000</text:p>
              </table:table-cell>
              <table:table-cell office:value-type="float" office:value="833388000">
                <text:p>833388000</text:p>
              </table:table-cell>
              <table:table-cell office:value-type="float" office:value="833070000">
                <text:p>833070000</text:p>
              </table:table-cell>
              <table:table-cell office:value-type="float" office:value="834148000">
                <text:p>834148000</text:p>
              </table:table-cell>
              <table:table-cell office:value-type="float" office:value="832298000">
                <text:p>832298000</text:p>
              </table:table-cell>
              <table:table-cell office:value-type="float" office:value="833923000">
                <text:p>833923000</text:p>
              </table:table-cell>
              <table:table-cell office:value-type="float" office:value="833737000">
                <text:p>833737000</text:p>
              </table:table-cell>
              <table:table-cell office:value-type="float" office:value="832525000">
                <text:p>832525000</text:p>
              </table:table-cell>
              <table:table-cell office:value-type="float" office:value="834005000">
                <text:p>834005000</text:p>
              </table:table-cell>
              <table:table-cell office:value-type="float" office:value="833219000">
                <text:p>833219000</text:p>
              </table:table-cell>
              <table:table-cell office:value-type="float" office:value="832888000">
                <text:p>832888000</text:p>
              </table:table-cell>
              <table:table-cell office:value-type="float" office:value="833711000">
                <text:p>833711000</text:p>
              </table:table-cell>
              <table:table-cell office:value-type="float" office:value="831315000">
                <text:p>831315000</text:p>
              </table:table-cell>
              <table:table-cell office:value-type="float" office:value="833040000">
                <text:p>833040000</text:p>
              </table:table-cell>
              <table:table-cell office:value-type="float" office:value="833078000">
                <text:p>833078000</text:p>
              </table:table-cell>
              <table:table-cell office:value-type="float" office:value="834153000">
                <text:p>834153000</text:p>
              </table:table-cell>
              <table:table-cell office:value-type="float" office:value="832915000">
                <text:p>832915000</text:p>
              </table:table-cell>
              <table:table-cell office:value-type="float" office:value="832400000">
                <text:p>832400000</text:p>
              </table:table-cell>
              <table:table-cell office:value-type="float" office:value="832667000">
                <text:p>832667000</text:p>
              </table:table-cell>
              <table:table-cell office:value-type="float" office:value="834252000">
                <text:p>834252000</text:p>
              </table:table-cell>
              <table:table-cell office:value-type="float" office:value="834120000">
                <text:p>834120000</text:p>
              </table:table-cell>
              <table:table-cell office:value-type="float" office:value="834213000">
                <text:p>834213000</text:p>
              </table:table-cell>
              <table:table-cell office:value-type="float" office:value="834542000">
                <text:p>834542000</text:p>
              </table:table-cell>
              <table:table-cell office:value-type="float" office:value="833223000">
                <text:p>833223000</text:p>
              </table:table-cell>
              <table:table-cell office:value-type="float" office:value="834176000">
                <text:p>834176000</text:p>
              </table:table-cell>
              <table:table-cell office:value-type="float" office:value="832735000">
                <text:p>832735000</text:p>
              </table:table-cell>
              <table:table-cell office:value-type="float" office:value="833961000">
                <text:p>833961000</text:p>
              </table:table-cell>
              <table:table-cell office:value-type="float" office:value="832891000">
                <text:p>832891000</text:p>
              </table:table-cell>
              <table:table-cell office:value-type="float" office:value="833571000">
                <text:p>833571000</text:p>
              </table:table-cell>
              <table:table-cell office:value-type="float" office:value="833961000">
                <text:p>833961000</text:p>
              </table:table-cell>
              <table:table-cell office:value-type="float" office:value="834221000">
                <text:p>834221000</text:p>
              </table:table-cell>
              <table:table-cell office:value-type="float" office:value="839715000">
                <text:p>8397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swaps</text:p>
                <draw:g>
                  <svg:desc>zuck_small_1step.A7:zuck_small_1step.A7</svg:desc>
                </draw:g>
              </table:table-cell>
              <table:table-cell office:value-type="float" office:value="792120000">
                <text:p>792120000</text:p>
                <draw:g>
                  <svg:desc>zuck_small_1step.B7:zuck_small_1step.ALZ7</svg:desc>
                </draw:g>
              </table:table-cell>
              <table:table-cell office:value-type="float" office:value="791715000">
                <text:p>791715000</text:p>
              </table:table-cell>
              <table:table-cell office:value-type="float" office:value="792208000">
                <text:p>792208000</text:p>
              </table:table-cell>
              <table:table-cell office:value-type="float" office:value="792784000">
                <text:p>792784000</text:p>
              </table:table-cell>
              <table:table-cell office:value-type="float" office:value="792791000">
                <text:p>792791000</text:p>
              </table:table-cell>
              <table:table-cell office:value-type="float" office:value="792049000">
                <text:p>792049000</text:p>
              </table:table-cell>
              <table:table-cell office:value-type="float" office:value="791062000">
                <text:p>791062000</text:p>
              </table:table-cell>
              <table:table-cell office:value-type="float" office:value="792997000">
                <text:p>792997000</text:p>
              </table:table-cell>
              <table:table-cell office:value-type="float" office:value="790505000">
                <text:p>790505000</text:p>
              </table:table-cell>
              <table:table-cell office:value-type="float" office:value="791495000">
                <text:p>791495000</text:p>
              </table:table-cell>
              <table:table-cell office:value-type="float" office:value="792924000">
                <text:p>792924000</text:p>
              </table:table-cell>
              <table:table-cell office:value-type="float" office:value="793320000">
                <text:p>793320000</text:p>
              </table:table-cell>
              <table:table-cell office:value-type="float" office:value="792240000">
                <text:p>792240000</text:p>
              </table:table-cell>
              <table:table-cell office:value-type="float" office:value="792589000">
                <text:p>792589000</text:p>
              </table:table-cell>
              <table:table-cell office:value-type="float" office:value="791584000">
                <text:p>791584000</text:p>
              </table:table-cell>
              <table:table-cell office:value-type="float" office:value="792124000">
                <text:p>792124000</text:p>
              </table:table-cell>
              <table:table-cell office:value-type="float" office:value="791505000">
                <text:p>791505000</text:p>
              </table:table-cell>
              <table:table-cell office:value-type="float" office:value="789122000">
                <text:p>789122000</text:p>
              </table:table-cell>
              <table:table-cell office:value-type="float" office:value="790822000">
                <text:p>790822000</text:p>
              </table:table-cell>
              <table:table-cell office:value-type="float" office:value="792257000">
                <text:p>792257000</text:p>
              </table:table-cell>
              <table:table-cell office:value-type="float" office:value="791546000">
                <text:p>791546000</text:p>
              </table:table-cell>
              <table:table-cell office:value-type="float" office:value="790873000">
                <text:p>790873000</text:p>
              </table:table-cell>
              <table:table-cell office:value-type="float" office:value="793971000">
                <text:p>793971000</text:p>
              </table:table-cell>
              <table:table-cell office:value-type="float" office:value="792729000">
                <text:p>792729000</text:p>
              </table:table-cell>
              <table:table-cell office:value-type="float" office:value="791952000">
                <text:p>791952000</text:p>
              </table:table-cell>
              <table:table-cell office:value-type="float" office:value="790413000">
                <text:p>790413000</text:p>
              </table:table-cell>
              <table:table-cell office:value-type="float" office:value="791543000">
                <text:p>791543000</text:p>
              </table:table-cell>
              <table:table-cell office:value-type="float" office:value="793337000">
                <text:p>793337000</text:p>
              </table:table-cell>
              <table:table-cell office:value-type="float" office:value="792538000">
                <text:p>792538000</text:p>
              </table:table-cell>
              <table:table-cell office:value-type="float" office:value="792308000">
                <text:p>792308000</text:p>
              </table:table-cell>
              <table:table-cell office:value-type="float" office:value="791404000">
                <text:p>791404000</text:p>
              </table:table-cell>
              <table:table-cell office:value-type="float" office:value="790122000">
                <text:p>790122000</text:p>
              </table:table-cell>
              <table:table-cell office:value-type="float" office:value="789925000">
                <text:p>789925000</text:p>
              </table:table-cell>
              <table:table-cell office:value-type="float" office:value="792333000">
                <text:p>792333000</text:p>
              </table:table-cell>
              <table:table-cell office:value-type="float" office:value="792397000">
                <text:p>792397000</text:p>
              </table:table-cell>
              <table:table-cell office:value-type="float" office:value="792133000">
                <text:p>792133000</text:p>
              </table:table-cell>
              <table:table-cell office:value-type="float" office:value="793433000">
                <text:p>793433000</text:p>
              </table:table-cell>
              <table:table-cell office:value-type="float" office:value="792086000">
                <text:p>792086000</text:p>
              </table:table-cell>
              <table:table-cell office:value-type="float" office:value="791901000">
                <text:p>791901000</text:p>
              </table:table-cell>
              <table:table-cell office:value-type="float" office:value="791525000">
                <text:p>791525000</text:p>
              </table:table-cell>
              <table:table-cell office:value-type="float" office:value="792869000">
                <text:p>792869000</text:p>
              </table:table-cell>
              <table:table-cell office:value-type="float" office:value="793137000">
                <text:p>793137000</text:p>
              </table:table-cell>
              <table:table-cell office:value-type="float" office:value="792950000">
                <text:p>792950000</text:p>
              </table:table-cell>
              <table:table-cell office:value-type="float" office:value="791185000">
                <text:p>791185000</text:p>
              </table:table-cell>
              <table:table-cell office:value-type="float" office:value="791678000">
                <text:p>791678000</text:p>
              </table:table-cell>
              <table:table-cell office:value-type="float" office:value="791246000">
                <text:p>791246000</text:p>
              </table:table-cell>
              <table:table-cell office:value-type="float" office:value="791316000">
                <text:p>791316000</text:p>
              </table:table-cell>
              <table:table-cell office:value-type="float" office:value="792399000">
                <text:p>792399000</text:p>
              </table:table-cell>
              <table:table-cell office:value-type="float" office:value="793588000">
                <text:p>793588000</text:p>
              </table:table-cell>
              <table:table-cell office:value-type="float" office:value="791725000">
                <text:p>791725000</text:p>
              </table:table-cell>
              <table:table-cell office:value-type="float" office:value="794297000">
                <text:p>794297000</text:p>
              </table:table-cell>
              <table:table-cell office:value-type="float" office:value="792098000">
                <text:p>792098000</text:p>
              </table:table-cell>
              <table:table-cell office:value-type="float" office:value="791189000">
                <text:p>791189000</text:p>
              </table:table-cell>
              <table:table-cell office:value-type="float" office:value="789261000">
                <text:p>789261000</text:p>
              </table:table-cell>
              <table:table-cell office:value-type="float" office:value="791617000">
                <text:p>791617000</text:p>
              </table:table-cell>
              <table:table-cell office:value-type="float" office:value="791876000">
                <text:p>791876000</text:p>
              </table:table-cell>
              <table:table-cell office:value-type="float" office:value="793032000">
                <text:p>793032000</text:p>
              </table:table-cell>
              <table:table-cell office:value-type="float" office:value="794772000">
                <text:p>794772000</text:p>
              </table:table-cell>
              <table:table-cell office:value-type="float" office:value="794299000">
                <text:p>794299000</text:p>
              </table:table-cell>
              <table:table-cell office:value-type="float" office:value="793003000">
                <text:p>793003000</text:p>
              </table:table-cell>
              <table:table-cell office:value-type="float" office:value="791790000">
                <text:p>791790000</text:p>
              </table:table-cell>
              <table:table-cell office:value-type="float" office:value="791021000">
                <text:p>791021000</text:p>
              </table:table-cell>
              <table:table-cell office:value-type="float" office:value="793068000">
                <text:p>793068000</text:p>
              </table:table-cell>
              <table:table-cell office:value-type="float" office:value="789798000">
                <text:p>789798000</text:p>
              </table:table-cell>
              <table:table-cell office:value-type="float" office:value="791058000">
                <text:p>791058000</text:p>
              </table:table-cell>
              <table:table-cell office:value-type="float" office:value="794779000">
                <text:p>794779000</text:p>
              </table:table-cell>
              <table:table-cell office:value-type="float" office:value="794042000">
                <text:p>794042000</text:p>
              </table:table-cell>
              <table:table-cell office:value-type="float" office:value="791245000">
                <text:p>791245000</text:p>
              </table:table-cell>
              <table:table-cell office:value-type="float" office:value="793375000">
                <text:p>793375000</text:p>
              </table:table-cell>
              <table:table-cell office:value-type="float" office:value="791775000">
                <text:p>791775000</text:p>
              </table:table-cell>
              <table:table-cell office:value-type="float" office:value="788953000">
                <text:p>788953000</text:p>
              </table:table-cell>
              <table:table-cell office:value-type="float" office:value="791733000">
                <text:p>791733000</text:p>
              </table:table-cell>
              <table:table-cell office:value-type="float" office:value="790354000">
                <text:p>790354000</text:p>
              </table:table-cell>
              <table:table-cell office:value-type="float" office:value="789871000">
                <text:p>789871000</text:p>
              </table:table-cell>
              <table:table-cell office:value-type="float" office:value="790656000">
                <text:p>790656000</text:p>
              </table:table-cell>
              <table:table-cell office:value-type="float" office:value="794107000">
                <text:p>794107000</text:p>
              </table:table-cell>
              <table:table-cell office:value-type="float" office:value="790493000">
                <text:p>790493000</text:p>
              </table:table-cell>
              <table:table-cell office:value-type="float" office:value="791130000">
                <text:p>791130000</text:p>
              </table:table-cell>
              <table:table-cell office:value-type="float" office:value="792272000">
                <text:p>792272000</text:p>
              </table:table-cell>
              <table:table-cell office:value-type="float" office:value="793776000">
                <text:p>793776000</text:p>
              </table:table-cell>
              <table:table-cell office:value-type="float" office:value="789286000">
                <text:p>789286000</text:p>
              </table:table-cell>
              <table:table-cell office:value-type="float" office:value="789670000">
                <text:p>789670000</text:p>
              </table:table-cell>
              <table:table-cell office:value-type="float" office:value="794197000">
                <text:p>794197000</text:p>
              </table:table-cell>
              <table:table-cell office:value-type="float" office:value="792717000">
                <text:p>792717000</text:p>
              </table:table-cell>
              <table:table-cell office:value-type="float" office:value="791070000">
                <text:p>791070000</text:p>
              </table:table-cell>
              <table:table-cell office:value-type="float" office:value="792178000">
                <text:p>792178000</text:p>
              </table:table-cell>
              <table:table-cell office:value-type="float" office:value="792018000">
                <text:p>792018000</text:p>
              </table:table-cell>
              <table:table-cell office:value-type="float" office:value="793637000">
                <text:p>793637000</text:p>
              </table:table-cell>
              <table:table-cell office:value-type="float" office:value="790540000">
                <text:p>790540000</text:p>
              </table:table-cell>
              <table:table-cell office:value-type="float" office:value="791687000">
                <text:p>791687000</text:p>
              </table:table-cell>
              <table:table-cell office:value-type="float" office:value="792029000">
                <text:p>792029000</text:p>
              </table:table-cell>
              <table:table-cell office:value-type="float" office:value="791502000">
                <text:p>791502000</text:p>
              </table:table-cell>
              <table:table-cell office:value-type="float" office:value="789701000">
                <text:p>789701000</text:p>
              </table:table-cell>
              <table:table-cell office:value-type="float" office:value="789876000">
                <text:p>789876000</text:p>
              </table:table-cell>
              <table:table-cell office:value-type="float" office:value="791553000">
                <text:p>791553000</text:p>
              </table:table-cell>
              <table:table-cell office:value-type="float" office:value="792689000">
                <text:p>792689000</text:p>
              </table:table-cell>
              <table:table-cell office:value-type="float" office:value="791342000">
                <text:p>791342000</text:p>
              </table:table-cell>
              <table:table-cell office:value-type="float" office:value="790899000">
                <text:p>790899000</text:p>
              </table:table-cell>
              <table:table-cell office:value-type="float" office:value="791807000">
                <text:p>791807000</text:p>
              </table:table-cell>
              <table:table-cell office:value-type="float" office:value="791347000">
                <text:p>791347000</text:p>
              </table:table-cell>
              <table:table-cell office:value-type="float" office:value="790685000">
                <text:p>790685000</text:p>
              </table:table-cell>
              <table:table-cell office:value-type="float" office:value="791404000">
                <text:p>791404000</text:p>
              </table:table-cell>
              <table:table-cell office:value-type="float" office:value="792347000">
                <text:p>792347000</text:p>
              </table:table-cell>
              <table:table-cell office:value-type="float" office:value="790207000">
                <text:p>790207000</text:p>
              </table:table-cell>
              <table:table-cell office:value-type="float" office:value="791932000">
                <text:p>791932000</text:p>
              </table:table-cell>
              <table:table-cell office:value-type="float" office:value="791162000">
                <text:p>791162000</text:p>
              </table:table-cell>
              <table:table-cell office:value-type="float" office:value="790037000">
                <text:p>790037000</text:p>
              </table:table-cell>
              <table:table-cell office:value-type="float" office:value="794953000">
                <text:p>794953000</text:p>
              </table:table-cell>
              <table:table-cell office:value-type="float" office:value="789682000">
                <text:p>789682000</text:p>
              </table:table-cell>
              <table:table-cell office:value-type="float" office:value="788316000">
                <text:p>788316000</text:p>
              </table:table-cell>
              <table:table-cell office:value-type="float" office:value="792989000">
                <text:p>792989000</text:p>
              </table:table-cell>
              <table:table-cell office:value-type="float" office:value="789940000">
                <text:p>789940000</text:p>
              </table:table-cell>
              <table:table-cell office:value-type="float" office:value="791138000">
                <text:p>791138000</text:p>
              </table:table-cell>
              <table:table-cell office:value-type="float" office:value="789753000">
                <text:p>789753000</text:p>
              </table:table-cell>
              <table:table-cell office:value-type="float" office:value="790848000">
                <text:p>790848000</text:p>
              </table:table-cell>
              <table:table-cell office:value-type="float" office:value="790917000">
                <text:p>790917000</text:p>
              </table:table-cell>
              <table:table-cell office:value-type="float" office:value="791553000">
                <text:p>791553000</text:p>
              </table:table-cell>
              <table:table-cell office:value-type="float" office:value="791896000">
                <text:p>791896000</text:p>
              </table:table-cell>
              <table:table-cell office:value-type="float" office:value="789767000">
                <text:p>789767000</text:p>
              </table:table-cell>
              <table:table-cell office:value-type="float" office:value="790975000">
                <text:p>790975000</text:p>
              </table:table-cell>
              <table:table-cell office:value-type="float" office:value="789149000">
                <text:p>789149000</text:p>
              </table:table-cell>
              <table:table-cell office:value-type="float" office:value="792941000">
                <text:p>792941000</text:p>
              </table:table-cell>
              <table:table-cell office:value-type="float" office:value="791691000">
                <text:p>791691000</text:p>
              </table:table-cell>
              <table:table-cell office:value-type="float" office:value="791918000">
                <text:p>791918000</text:p>
              </table:table-cell>
              <table:table-cell office:value-type="float" office:value="792895000">
                <text:p>792895000</text:p>
              </table:table-cell>
              <table:table-cell office:value-type="float" office:value="792828000">
                <text:p>792828000</text:p>
              </table:table-cell>
              <table:table-cell office:value-type="float" office:value="792828000">
                <text:p>792828000</text:p>
              </table:table-cell>
              <table:table-cell office:value-type="float" office:value="793166000">
                <text:p>793166000</text:p>
              </table:table-cell>
              <table:table-cell office:value-type="float" office:value="793492000">
                <text:p>793492000</text:p>
              </table:table-cell>
              <table:table-cell office:value-type="float" office:value="793756000">
                <text:p>793756000</text:p>
              </table:table-cell>
              <table:table-cell office:value-type="float" office:value="792911000">
                <text:p>792911000</text:p>
              </table:table-cell>
              <table:table-cell office:value-type="float" office:value="792586000">
                <text:p>792586000</text:p>
              </table:table-cell>
              <table:table-cell office:value-type="float" office:value="792414000">
                <text:p>792414000</text:p>
              </table:table-cell>
              <table:table-cell office:value-type="float" office:value="793509000">
                <text:p>793509000</text:p>
              </table:table-cell>
              <table:table-cell office:value-type="float" office:value="791322000">
                <text:p>791322000</text:p>
              </table:table-cell>
              <table:table-cell office:value-type="float" office:value="792940000">
                <text:p>792940000</text:p>
              </table:table-cell>
              <table:table-cell office:value-type="float" office:value="791959000">
                <text:p>791959000</text:p>
              </table:table-cell>
              <table:table-cell office:value-type="float" office:value="794746000">
                <text:p>794746000</text:p>
              </table:table-cell>
              <table:table-cell office:value-type="float" office:value="793121000">
                <text:p>793121000</text:p>
              </table:table-cell>
              <table:table-cell office:value-type="float" office:value="790467000">
                <text:p>790467000</text:p>
              </table:table-cell>
              <table:table-cell office:value-type="float" office:value="791144000">
                <text:p>791144000</text:p>
              </table:table-cell>
              <table:table-cell office:value-type="float" office:value="791503000">
                <text:p>791503000</text:p>
              </table:table-cell>
              <table:table-cell office:value-type="float" office:value="791930000">
                <text:p>791930000</text:p>
              </table:table-cell>
              <table:table-cell office:value-type="float" office:value="792607000">
                <text:p>792607000</text:p>
              </table:table-cell>
              <table:table-cell office:value-type="float" office:value="791199000">
                <text:p>791199000</text:p>
              </table:table-cell>
              <table:table-cell office:value-type="float" office:value="793597000">
                <text:p>793597000</text:p>
              </table:table-cell>
              <table:table-cell office:value-type="float" office:value="791551000">
                <text:p>791551000</text:p>
              </table:table-cell>
              <table:table-cell office:value-type="float" office:value="792571000">
                <text:p>792571000</text:p>
              </table:table-cell>
              <table:table-cell office:value-type="float" office:value="793101000">
                <text:p>793101000</text:p>
              </table:table-cell>
              <table:table-cell office:value-type="float" office:value="792052000">
                <text:p>792052000</text:p>
              </table:table-cell>
              <table:table-cell office:value-type="float" office:value="793103000">
                <text:p>793103000</text:p>
              </table:table-cell>
              <table:table-cell office:value-type="float" office:value="792583000">
                <text:p>792583000</text:p>
              </table:table-cell>
              <table:table-cell office:value-type="float" office:value="790131000">
                <text:p>790131000</text:p>
              </table:table-cell>
              <table:table-cell office:value-type="float" office:value="792596000">
                <text:p>792596000</text:p>
              </table:table-cell>
              <table:table-cell office:value-type="float" office:value="792834000">
                <text:p>792834000</text:p>
              </table:table-cell>
              <table:table-cell office:value-type="float" office:value="792557000">
                <text:p>792557000</text:p>
              </table:table-cell>
              <table:table-cell office:value-type="float" office:value="790851000">
                <text:p>790851000</text:p>
              </table:table-cell>
              <table:table-cell office:value-type="float" office:value="792747000">
                <text:p>792747000</text:p>
              </table:table-cell>
              <table:table-cell office:value-type="float" office:value="794551000">
                <text:p>794551000</text:p>
              </table:table-cell>
              <table:table-cell office:value-type="float" office:value="792052000">
                <text:p>792052000</text:p>
              </table:table-cell>
              <table:table-cell office:value-type="float" office:value="791837000">
                <text:p>791837000</text:p>
              </table:table-cell>
              <table:table-cell office:value-type="float" office:value="790686000">
                <text:p>790686000</text:p>
              </table:table-cell>
              <table:table-cell office:value-type="float" office:value="794444000">
                <text:p>794444000</text:p>
              </table:table-cell>
              <table:table-cell office:value-type="float" office:value="789397000">
                <text:p>789397000</text:p>
              </table:table-cell>
              <table:table-cell office:value-type="float" office:value="790471000">
                <text:p>790471000</text:p>
              </table:table-cell>
              <table:table-cell office:value-type="float" office:value="793874000">
                <text:p>793874000</text:p>
              </table:table-cell>
              <table:table-cell office:value-type="float" office:value="790859000">
                <text:p>790859000</text:p>
              </table:table-cell>
              <table:table-cell office:value-type="float" office:value="791338000">
                <text:p>791338000</text:p>
              </table:table-cell>
              <table:table-cell office:value-type="float" office:value="791094000">
                <text:p>791094000</text:p>
              </table:table-cell>
              <table:table-cell office:value-type="float" office:value="789555000">
                <text:p>789555000</text:p>
              </table:table-cell>
              <table:table-cell office:value-type="float" office:value="790914000">
                <text:p>790914000</text:p>
              </table:table-cell>
              <table:table-cell office:value-type="float" office:value="792605000">
                <text:p>792605000</text:p>
              </table:table-cell>
              <table:table-cell office:value-type="float" office:value="788843000">
                <text:p>788843000</text:p>
              </table:table-cell>
              <table:table-cell office:value-type="float" office:value="791843000">
                <text:p>791843000</text:p>
              </table:table-cell>
              <table:table-cell office:value-type="float" office:value="791097000">
                <text:p>791097000</text:p>
              </table:table-cell>
              <table:table-cell office:value-type="float" office:value="789593000">
                <text:p>789593000</text:p>
              </table:table-cell>
              <table:table-cell office:value-type="float" office:value="790728000">
                <text:p>790728000</text:p>
              </table:table-cell>
              <table:table-cell office:value-type="float" office:value="792496000">
                <text:p>792496000</text:p>
              </table:table-cell>
              <table:table-cell office:value-type="float" office:value="792639000">
                <text:p>792639000</text:p>
              </table:table-cell>
              <table:table-cell office:value-type="float" office:value="792330000">
                <text:p>792330000</text:p>
              </table:table-cell>
              <table:table-cell office:value-type="float" office:value="793541000">
                <text:p>793541000</text:p>
              </table:table-cell>
              <table:table-cell office:value-type="float" office:value="792128000">
                <text:p>792128000</text:p>
              </table:table-cell>
              <table:table-cell office:value-type="float" office:value="790583000">
                <text:p>790583000</text:p>
              </table:table-cell>
              <table:table-cell office:value-type="float" office:value="792741000">
                <text:p>792741000</text:p>
              </table:table-cell>
              <table:table-cell office:value-type="float" office:value="791493000">
                <text:p>791493000</text:p>
              </table:table-cell>
              <table:table-cell office:value-type="float" office:value="793059000">
                <text:p>793059000</text:p>
              </table:table-cell>
              <table:table-cell office:value-type="float" office:value="790450000">
                <text:p>790450000</text:p>
              </table:table-cell>
              <table:table-cell office:value-type="float" office:value="789831000">
                <text:p>789831000</text:p>
              </table:table-cell>
              <table:table-cell office:value-type="float" office:value="793547000">
                <text:p>793547000</text:p>
              </table:table-cell>
              <table:table-cell office:value-type="float" office:value="790430000">
                <text:p>790430000</text:p>
              </table:table-cell>
              <table:table-cell office:value-type="float" office:value="790312000">
                <text:p>790312000</text:p>
              </table:table-cell>
              <table:table-cell office:value-type="float" office:value="791879000">
                <text:p>791879000</text:p>
              </table:table-cell>
              <table:table-cell office:value-type="float" office:value="792637000">
                <text:p>792637000</text:p>
              </table:table-cell>
              <table:table-cell office:value-type="float" office:value="792030000">
                <text:p>792030000</text:p>
              </table:table-cell>
              <table:table-cell office:value-type="float" office:value="788857000">
                <text:p>788857000</text:p>
              </table:table-cell>
              <table:table-cell office:value-type="float" office:value="792731000">
                <text:p>792731000</text:p>
              </table:table-cell>
              <table:table-cell office:value-type="float" office:value="788640000">
                <text:p>788640000</text:p>
              </table:table-cell>
              <table:table-cell office:value-type="float" office:value="791068000">
                <text:p>791068000</text:p>
              </table:table-cell>
              <table:table-cell office:value-type="float" office:value="792527000">
                <text:p>792527000</text:p>
              </table:table-cell>
              <table:table-cell office:value-type="float" office:value="791566000">
                <text:p>791566000</text:p>
              </table:table-cell>
              <table:table-cell office:value-type="float" office:value="791015000">
                <text:p>791015000</text:p>
              </table:table-cell>
              <table:table-cell office:value-type="float" office:value="811811000">
                <text:p>811811000</text:p>
              </table:table-cell>
              <table:table-cell office:value-type="float" office:value="811247000">
                <text:p>811247000</text:p>
              </table:table-cell>
              <table:table-cell office:value-type="float" office:value="809289000">
                <text:p>809289000</text:p>
              </table:table-cell>
              <table:table-cell office:value-type="float" office:value="812288000">
                <text:p>812288000</text:p>
              </table:table-cell>
              <table:table-cell office:value-type="float" office:value="809219000">
                <text:p>809219000</text:p>
              </table:table-cell>
              <table:table-cell office:value-type="float" office:value="810625000">
                <text:p>810625000</text:p>
              </table:table-cell>
              <table:table-cell office:value-type="float" office:value="807658000">
                <text:p>807658000</text:p>
              </table:table-cell>
              <table:table-cell office:value-type="float" office:value="809081000">
                <text:p>809081000</text:p>
              </table:table-cell>
              <table:table-cell office:value-type="float" office:value="811238000">
                <text:p>811238000</text:p>
              </table:table-cell>
              <table:table-cell office:value-type="float" office:value="810609000">
                <text:p>810609000</text:p>
              </table:table-cell>
              <table:table-cell office:value-type="float" office:value="811380000">
                <text:p>811380000</text:p>
              </table:table-cell>
              <table:table-cell office:value-type="float" office:value="813124000">
                <text:p>813124000</text:p>
              </table:table-cell>
              <table:table-cell office:value-type="float" office:value="810793000">
                <text:p>810793000</text:p>
              </table:table-cell>
              <table:table-cell office:value-type="float" office:value="809842000">
                <text:p>809842000</text:p>
              </table:table-cell>
              <table:table-cell office:value-type="float" office:value="809594000">
                <text:p>809594000</text:p>
              </table:table-cell>
              <table:table-cell office:value-type="float" office:value="806965000">
                <text:p>806965000</text:p>
              </table:table-cell>
              <table:table-cell office:value-type="float" office:value="809502000">
                <text:p>809502000</text:p>
              </table:table-cell>
              <table:table-cell office:value-type="float" office:value="810405000">
                <text:p>810405000</text:p>
              </table:table-cell>
              <table:table-cell office:value-type="float" office:value="809728000">
                <text:p>809728000</text:p>
              </table:table-cell>
              <table:table-cell office:value-type="float" office:value="808775000">
                <text:p>808775000</text:p>
              </table:table-cell>
              <table:table-cell office:value-type="float" office:value="808650000">
                <text:p>808650000</text:p>
              </table:table-cell>
              <table:table-cell office:value-type="float" office:value="808997000">
                <text:p>808997000</text:p>
              </table:table-cell>
              <table:table-cell office:value-type="float" office:value="810046000">
                <text:p>810046000</text:p>
              </table:table-cell>
              <table:table-cell office:value-type="float" office:value="810602000">
                <text:p>810602000</text:p>
              </table:table-cell>
              <table:table-cell office:value-type="float" office:value="810431000">
                <text:p>810431000</text:p>
              </table:table-cell>
              <table:table-cell office:value-type="float" office:value="809613000">
                <text:p>809613000</text:p>
              </table:table-cell>
              <table:table-cell office:value-type="float" office:value="811908000">
                <text:p>811908000</text:p>
              </table:table-cell>
              <table:table-cell office:value-type="float" office:value="809256000">
                <text:p>809256000</text:p>
              </table:table-cell>
              <table:table-cell office:value-type="float" office:value="809205000">
                <text:p>809205000</text:p>
              </table:table-cell>
              <table:table-cell office:value-type="float" office:value="811206000">
                <text:p>811206000</text:p>
              </table:table-cell>
              <table:table-cell office:value-type="float" office:value="809741000">
                <text:p>809741000</text:p>
              </table:table-cell>
              <table:table-cell office:value-type="float" office:value="807264000">
                <text:p>807264000</text:p>
              </table:table-cell>
              <table:table-cell office:value-type="float" office:value="809177000">
                <text:p>809177000</text:p>
              </table:table-cell>
              <table:table-cell office:value-type="float" office:value="809726000">
                <text:p>809726000</text:p>
              </table:table-cell>
              <table:table-cell office:value-type="float" office:value="810457000">
                <text:p>810457000</text:p>
              </table:table-cell>
              <table:table-cell office:value-type="float" office:value="809093000">
                <text:p>809093000</text:p>
              </table:table-cell>
              <table:table-cell office:value-type="float" office:value="808813000">
                <text:p>808813000</text:p>
              </table:table-cell>
              <table:table-cell office:value-type="float" office:value="812799000">
                <text:p>812799000</text:p>
              </table:table-cell>
              <table:table-cell office:value-type="float" office:value="809906000">
                <text:p>809906000</text:p>
              </table:table-cell>
              <table:table-cell office:value-type="float" office:value="808830000">
                <text:p>808830000</text:p>
              </table:table-cell>
              <table:table-cell office:value-type="float" office:value="810031000">
                <text:p>810031000</text:p>
              </table:table-cell>
              <table:table-cell office:value-type="float" office:value="810128000">
                <text:p>810128000</text:p>
              </table:table-cell>
              <table:table-cell office:value-type="float" office:value="806209000">
                <text:p>806209000</text:p>
              </table:table-cell>
              <table:table-cell office:value-type="float" office:value="813660000">
                <text:p>813660000</text:p>
              </table:table-cell>
              <table:table-cell office:value-type="float" office:value="811275000">
                <text:p>811275000</text:p>
              </table:table-cell>
              <table:table-cell office:value-type="float" office:value="808933000">
                <text:p>808933000</text:p>
              </table:table-cell>
              <table:table-cell office:value-type="float" office:value="808929000">
                <text:p>808929000</text:p>
              </table:table-cell>
              <table:table-cell office:value-type="float" office:value="810382000">
                <text:p>810382000</text:p>
              </table:table-cell>
              <table:table-cell office:value-type="float" office:value="808879000">
                <text:p>808879000</text:p>
              </table:table-cell>
              <table:table-cell office:value-type="float" office:value="809107000">
                <text:p>809107000</text:p>
              </table:table-cell>
              <table:table-cell office:value-type="float" office:value="808708000">
                <text:p>808708000</text:p>
              </table:table-cell>
              <table:table-cell office:value-type="float" office:value="805655000">
                <text:p>805655000</text:p>
              </table:table-cell>
              <table:table-cell office:value-type="float" office:value="810427000">
                <text:p>810427000</text:p>
              </table:table-cell>
              <table:table-cell office:value-type="float" office:value="810138000">
                <text:p>810138000</text:p>
              </table:table-cell>
              <table:table-cell office:value-type="float" office:value="809849000">
                <text:p>809849000</text:p>
              </table:table-cell>
              <table:table-cell office:value-type="float" office:value="810238000">
                <text:p>810238000</text:p>
              </table:table-cell>
              <table:table-cell office:value-type="float" office:value="811803000">
                <text:p>811803000</text:p>
              </table:table-cell>
              <table:table-cell office:value-type="float" office:value="810328000">
                <text:p>810328000</text:p>
              </table:table-cell>
              <table:table-cell office:value-type="float" office:value="810597000">
                <text:p>810597000</text:p>
              </table:table-cell>
              <table:table-cell office:value-type="float" office:value="810473000">
                <text:p>810473000</text:p>
              </table:table-cell>
              <table:table-cell office:value-type="float" office:value="808789000">
                <text:p>808789000</text:p>
              </table:table-cell>
              <table:table-cell office:value-type="float" office:value="809463000">
                <text:p>809463000</text:p>
              </table:table-cell>
              <table:table-cell office:value-type="float" office:value="807945000">
                <text:p>807945000</text:p>
              </table:table-cell>
              <table:table-cell office:value-type="float" office:value="810762000">
                <text:p>810762000</text:p>
              </table:table-cell>
              <table:table-cell office:value-type="float" office:value="808926000">
                <text:p>808926000</text:p>
              </table:table-cell>
              <table:table-cell office:value-type="float" office:value="810524000">
                <text:p>810524000</text:p>
              </table:table-cell>
              <table:table-cell office:value-type="float" office:value="808023000">
                <text:p>808023000</text:p>
              </table:table-cell>
              <table:table-cell office:value-type="float" office:value="810227000">
                <text:p>810227000</text:p>
              </table:table-cell>
              <table:table-cell office:value-type="float" office:value="811557000">
                <text:p>811557000</text:p>
              </table:table-cell>
              <table:table-cell office:value-type="float" office:value="806659000">
                <text:p>806659000</text:p>
              </table:table-cell>
              <table:table-cell office:value-type="float" office:value="809045000">
                <text:p>809045000</text:p>
              </table:table-cell>
              <table:table-cell office:value-type="float" office:value="807955000">
                <text:p>807955000</text:p>
              </table:table-cell>
              <table:table-cell office:value-type="float" office:value="808781000">
                <text:p>808781000</text:p>
              </table:table-cell>
              <table:table-cell office:value-type="float" office:value="809928000">
                <text:p>809928000</text:p>
              </table:table-cell>
              <table:table-cell office:value-type="float" office:value="809967000">
                <text:p>809967000</text:p>
              </table:table-cell>
              <table:table-cell office:value-type="float" office:value="809167000">
                <text:p>809167000</text:p>
              </table:table-cell>
              <table:table-cell office:value-type="float" office:value="810344000">
                <text:p>810344000</text:p>
              </table:table-cell>
              <table:table-cell office:value-type="float" office:value="806142000">
                <text:p>806142000</text:p>
              </table:table-cell>
              <table:table-cell office:value-type="float" office:value="810235000">
                <text:p>810235000</text:p>
              </table:table-cell>
              <table:table-cell office:value-type="float" office:value="807991000">
                <text:p>807991000</text:p>
              </table:table-cell>
              <table:table-cell office:value-type="float" office:value="809543000">
                <text:p>809543000</text:p>
              </table:table-cell>
              <table:table-cell office:value-type="float" office:value="807994000">
                <text:p>807994000</text:p>
              </table:table-cell>
              <table:table-cell office:value-type="float" office:value="812362000">
                <text:p>812362000</text:p>
              </table:table-cell>
              <table:table-cell office:value-type="float" office:value="812764000">
                <text:p>812764000</text:p>
              </table:table-cell>
              <table:table-cell office:value-type="float" office:value="810125000">
                <text:p>810125000</text:p>
              </table:table-cell>
              <table:table-cell office:value-type="float" office:value="809022000">
                <text:p>809022000</text:p>
              </table:table-cell>
              <table:table-cell office:value-type="float" office:value="809265000">
                <text:p>809265000</text:p>
              </table:table-cell>
              <table:table-cell office:value-type="float" office:value="808883000">
                <text:p>808883000</text:p>
              </table:table-cell>
              <table:table-cell office:value-type="float" office:value="810857000">
                <text:p>810857000</text:p>
              </table:table-cell>
              <table:table-cell office:value-type="float" office:value="809212000">
                <text:p>809212000</text:p>
              </table:table-cell>
              <table:table-cell office:value-type="float" office:value="810510000">
                <text:p>810510000</text:p>
              </table:table-cell>
              <table:table-cell office:value-type="float" office:value="812013000">
                <text:p>812013000</text:p>
              </table:table-cell>
              <table:table-cell office:value-type="float" office:value="810271000">
                <text:p>810271000</text:p>
              </table:table-cell>
              <table:table-cell office:value-type="float" office:value="808341000">
                <text:p>808341000</text:p>
              </table:table-cell>
              <table:table-cell office:value-type="float" office:value="810914000">
                <text:p>810914000</text:p>
              </table:table-cell>
              <table:table-cell office:value-type="float" office:value="809284000">
                <text:p>809284000</text:p>
              </table:table-cell>
              <table:table-cell office:value-type="float" office:value="806642000">
                <text:p>806642000</text:p>
              </table:table-cell>
              <table:table-cell office:value-type="float" office:value="812374000">
                <text:p>812374000</text:p>
              </table:table-cell>
              <table:table-cell office:value-type="float" office:value="812079000">
                <text:p>812079000</text:p>
              </table:table-cell>
              <table:table-cell office:value-type="float" office:value="807567000">
                <text:p>807567000</text:p>
              </table:table-cell>
              <table:table-cell office:value-type="float" office:value="810729000">
                <text:p>810729000</text:p>
              </table:table-cell>
              <table:table-cell office:value-type="float" office:value="808183000">
                <text:p>808183000</text:p>
              </table:table-cell>
              <table:table-cell office:value-type="float" office:value="808529000">
                <text:p>808529000</text:p>
              </table:table-cell>
              <table:table-cell office:value-type="float" office:value="810425000">
                <text:p>810425000</text:p>
              </table:table-cell>
              <table:table-cell office:value-type="float" office:value="808529000">
                <text:p>808529000</text:p>
              </table:table-cell>
              <table:table-cell office:value-type="float" office:value="810435000">
                <text:p>810435000</text:p>
              </table:table-cell>
              <table:table-cell office:value-type="float" office:value="809637000">
                <text:p>809637000</text:p>
              </table:table-cell>
              <table:table-cell office:value-type="float" office:value="809849000">
                <text:p>809849000</text:p>
              </table:table-cell>
              <table:table-cell office:value-type="float" office:value="809139000">
                <text:p>809139000</text:p>
              </table:table-cell>
              <table:table-cell office:value-type="float" office:value="808833000">
                <text:p>808833000</text:p>
              </table:table-cell>
              <table:table-cell office:value-type="float" office:value="810303000">
                <text:p>810303000</text:p>
              </table:table-cell>
              <table:table-cell office:value-type="float" office:value="810515000">
                <text:p>810515000</text:p>
              </table:table-cell>
              <table:table-cell office:value-type="float" office:value="809889000">
                <text:p>809889000</text:p>
              </table:table-cell>
              <table:table-cell office:value-type="float" office:value="810719000">
                <text:p>810719000</text:p>
              </table:table-cell>
              <table:table-cell office:value-type="float" office:value="808650000">
                <text:p>808650000</text:p>
              </table:table-cell>
              <table:table-cell office:value-type="float" office:value="812121000">
                <text:p>812121000</text:p>
              </table:table-cell>
              <table:table-cell office:value-type="float" office:value="808701000">
                <text:p>808701000</text:p>
              </table:table-cell>
              <table:table-cell office:value-type="float" office:value="811545000">
                <text:p>811545000</text:p>
              </table:table-cell>
              <table:table-cell office:value-type="float" office:value="807035000">
                <text:p>807035000</text:p>
              </table:table-cell>
              <table:table-cell office:value-type="float" office:value="810849000">
                <text:p>810849000</text:p>
              </table:table-cell>
              <table:table-cell office:value-type="float" office:value="808536000">
                <text:p>808536000</text:p>
              </table:table-cell>
              <table:table-cell office:value-type="float" office:value="811151000">
                <text:p>811151000</text:p>
              </table:table-cell>
              <table:table-cell office:value-type="float" office:value="811293000">
                <text:p>811293000</text:p>
              </table:table-cell>
              <table:table-cell office:value-type="float" office:value="807611000">
                <text:p>807611000</text:p>
              </table:table-cell>
              <table:table-cell office:value-type="float" office:value="807419000">
                <text:p>807419000</text:p>
              </table:table-cell>
              <table:table-cell office:value-type="float" office:value="811378000">
                <text:p>811378000</text:p>
              </table:table-cell>
              <table:table-cell office:value-type="float" office:value="807800000">
                <text:p>807800000</text:p>
              </table:table-cell>
              <table:table-cell office:value-type="float" office:value="809221000">
                <text:p>809221000</text:p>
              </table:table-cell>
              <table:table-cell office:value-type="float" office:value="809758000">
                <text:p>809758000</text:p>
              </table:table-cell>
              <table:table-cell office:value-type="float" office:value="809697000">
                <text:p>809697000</text:p>
              </table:table-cell>
              <table:table-cell office:value-type="float" office:value="809828000">
                <text:p>809828000</text:p>
              </table:table-cell>
              <table:table-cell office:value-type="float" office:value="809659000">
                <text:p>809659000</text:p>
              </table:table-cell>
              <table:table-cell office:value-type="float" office:value="809621000">
                <text:p>809621000</text:p>
              </table:table-cell>
              <table:table-cell office:value-type="float" office:value="810297000">
                <text:p>810297000</text:p>
              </table:table-cell>
              <table:table-cell office:value-type="float" office:value="810182000">
                <text:p>810182000</text:p>
              </table:table-cell>
              <table:table-cell office:value-type="float" office:value="808878000">
                <text:p>808878000</text:p>
              </table:table-cell>
              <table:table-cell office:value-type="float" office:value="809544000">
                <text:p>809544000</text:p>
              </table:table-cell>
              <table:table-cell office:value-type="float" office:value="809106000">
                <text:p>809106000</text:p>
              </table:table-cell>
              <table:table-cell office:value-type="float" office:value="806228000">
                <text:p>806228000</text:p>
              </table:table-cell>
              <table:table-cell office:value-type="float" office:value="810637000">
                <text:p>810637000</text:p>
              </table:table-cell>
              <table:table-cell office:value-type="float" office:value="811823000">
                <text:p>811823000</text:p>
              </table:table-cell>
              <table:table-cell office:value-type="float" office:value="810781000">
                <text:p>810781000</text:p>
              </table:table-cell>
              <table:table-cell office:value-type="float" office:value="809173000">
                <text:p>809173000</text:p>
              </table:table-cell>
              <table:table-cell office:value-type="float" office:value="808789000">
                <text:p>808789000</text:p>
              </table:table-cell>
              <table:table-cell office:value-type="float" office:value="810217000">
                <text:p>810217000</text:p>
              </table:table-cell>
              <table:table-cell office:value-type="float" office:value="811947000">
                <text:p>811947000</text:p>
              </table:table-cell>
              <table:table-cell office:value-type="float" office:value="809245000">
                <text:p>809245000</text:p>
              </table:table-cell>
              <table:table-cell office:value-type="float" office:value="809890000">
                <text:p>809890000</text:p>
              </table:table-cell>
              <table:table-cell office:value-type="float" office:value="808324000">
                <text:p>808324000</text:p>
              </table:table-cell>
              <table:table-cell office:value-type="float" office:value="807799000">
                <text:p>807799000</text:p>
              </table:table-cell>
              <table:table-cell office:value-type="float" office:value="811144000">
                <text:p>811144000</text:p>
              </table:table-cell>
              <table:table-cell office:value-type="float" office:value="811649000">
                <text:p>811649000</text:p>
              </table:table-cell>
              <table:table-cell office:value-type="float" office:value="811005000">
                <text:p>811005000</text:p>
              </table:table-cell>
              <table:table-cell office:value-type="float" office:value="806811000">
                <text:p>806811000</text:p>
              </table:table-cell>
              <table:table-cell office:value-type="float" office:value="808616000">
                <text:p>808616000</text:p>
              </table:table-cell>
              <table:table-cell office:value-type="float" office:value="809593000">
                <text:p>809593000</text:p>
              </table:table-cell>
              <table:table-cell office:value-type="float" office:value="810021000">
                <text:p>810021000</text:p>
              </table:table-cell>
              <table:table-cell office:value-type="float" office:value="806207000">
                <text:p>806207000</text:p>
              </table:table-cell>
              <table:table-cell office:value-type="float" office:value="811743000">
                <text:p>811743000</text:p>
              </table:table-cell>
              <table:table-cell office:value-type="float" office:value="810270000">
                <text:p>810270000</text:p>
              </table:table-cell>
              <table:table-cell office:value-type="float" office:value="811165000">
                <text:p>811165000</text:p>
              </table:table-cell>
              <table:table-cell office:value-type="float" office:value="809805000">
                <text:p>809805000</text:p>
              </table:table-cell>
              <table:table-cell office:value-type="float" office:value="809919000">
                <text:p>809919000</text:p>
              </table:table-cell>
              <table:table-cell office:value-type="float" office:value="813392000">
                <text:p>813392000</text:p>
              </table:table-cell>
              <table:table-cell office:value-type="float" office:value="813668000">
                <text:p>813668000</text:p>
              </table:table-cell>
              <table:table-cell office:value-type="float" office:value="809367000">
                <text:p>809367000</text:p>
              </table:table-cell>
              <table:table-cell office:value-type="float" office:value="810522000">
                <text:p>810522000</text:p>
              </table:table-cell>
              <table:table-cell office:value-type="float" office:value="810668000">
                <text:p>810668000</text:p>
              </table:table-cell>
              <table:table-cell office:value-type="float" office:value="810316000">
                <text:p>810316000</text:p>
              </table:table-cell>
              <table:table-cell office:value-type="float" office:value="809551000">
                <text:p>809551000</text:p>
              </table:table-cell>
              <table:table-cell office:value-type="float" office:value="808087000">
                <text:p>808087000</text:p>
              </table:table-cell>
              <table:table-cell office:value-type="float" office:value="811128000">
                <text:p>811128000</text:p>
              </table:table-cell>
              <table:table-cell office:value-type="float" office:value="811041000">
                <text:p>811041000</text:p>
              </table:table-cell>
              <table:table-cell office:value-type="float" office:value="809411000">
                <text:p>809411000</text:p>
              </table:table-cell>
              <table:table-cell office:value-type="float" office:value="810253000">
                <text:p>810253000</text:p>
              </table:table-cell>
              <table:table-cell office:value-type="float" office:value="809865000">
                <text:p>809865000</text:p>
              </table:table-cell>
              <table:table-cell office:value-type="float" office:value="808609000">
                <text:p>808609000</text:p>
              </table:table-cell>
              <table:table-cell office:value-type="float" office:value="807630000">
                <text:p>807630000</text:p>
              </table:table-cell>
              <table:table-cell office:value-type="float" office:value="810892000">
                <text:p>810892000</text:p>
              </table:table-cell>
              <table:table-cell office:value-type="float" office:value="811131000">
                <text:p>811131000</text:p>
              </table:table-cell>
              <table:table-cell office:value-type="float" office:value="809282000">
                <text:p>809282000</text:p>
              </table:table-cell>
              <table:table-cell office:value-type="float" office:value="809078000">
                <text:p>809078000</text:p>
              </table:table-cell>
              <table:table-cell office:value-type="float" office:value="810506000">
                <text:p>810506000</text:p>
              </table:table-cell>
              <table:table-cell office:value-type="float" office:value="810876000">
                <text:p>810876000</text:p>
              </table:table-cell>
              <table:table-cell office:value-type="float" office:value="807171000">
                <text:p>807171000</text:p>
              </table:table-cell>
              <table:table-cell office:value-type="float" office:value="809112000">
                <text:p>809112000</text:p>
              </table:table-cell>
              <table:table-cell office:value-type="float" office:value="811302000">
                <text:p>811302000</text:p>
              </table:table-cell>
              <table:table-cell office:value-type="float" office:value="810763000">
                <text:p>810763000</text:p>
              </table:table-cell>
              <table:table-cell office:value-type="float" office:value="810099000">
                <text:p>810099000</text:p>
              </table:table-cell>
              <table:table-cell office:value-type="float" office:value="807369000">
                <text:p>807369000</text:p>
              </table:table-cell>
              <table:table-cell office:value-type="float" office:value="810775000">
                <text:p>810775000</text:p>
              </table:table-cell>
              <table:table-cell office:value-type="float" office:value="810030000">
                <text:p>810030000</text:p>
              </table:table-cell>
              <table:table-cell office:value-type="float" office:value="808805000">
                <text:p>808805000</text:p>
              </table:table-cell>
              <table:table-cell office:value-type="float" office:value="809387000">
                <text:p>809387000</text:p>
              </table:table-cell>
              <table:table-cell office:value-type="float" office:value="809781000">
                <text:p>809781000</text:p>
              </table:table-cell>
              <table:table-cell office:value-type="float" office:value="810044000">
                <text:p>810044000</text:p>
              </table:table-cell>
              <table:table-cell office:value-type="float" office:value="810636000">
                <text:p>810636000</text:p>
              </table:table-cell>
              <table:table-cell office:value-type="float" office:value="811472000">
                <text:p>811472000</text:p>
              </table:table-cell>
              <table:table-cell office:value-type="float" office:value="808666000">
                <text:p>808666000</text:p>
              </table:table-cell>
              <table:table-cell office:value-type="float" office:value="810135000">
                <text:p>810135000</text:p>
              </table:table-cell>
              <table:table-cell office:value-type="float" office:value="817990000">
                <text:p>817990000</text:p>
              </table:table-cell>
              <table:table-cell office:value-type="float" office:value="814408000">
                <text:p>814408000</text:p>
              </table:table-cell>
              <table:table-cell office:value-type="float" office:value="818089000">
                <text:p>818089000</text:p>
              </table:table-cell>
              <table:table-cell office:value-type="float" office:value="820490000">
                <text:p>820490000</text:p>
              </table:table-cell>
              <table:table-cell office:value-type="float" office:value="819056000">
                <text:p>819056000</text:p>
              </table:table-cell>
              <table:table-cell office:value-type="float" office:value="815819000">
                <text:p>815819000</text:p>
              </table:table-cell>
              <table:table-cell office:value-type="float" office:value="818612000">
                <text:p>818612000</text:p>
              </table:table-cell>
              <table:table-cell office:value-type="float" office:value="819581000">
                <text:p>819581000</text:p>
              </table:table-cell>
              <table:table-cell office:value-type="float" office:value="818690000">
                <text:p>818690000</text:p>
              </table:table-cell>
              <table:table-cell office:value-type="float" office:value="820397000">
                <text:p>820397000</text:p>
              </table:table-cell>
              <table:table-cell office:value-type="float" office:value="819656000">
                <text:p>819656000</text:p>
              </table:table-cell>
              <table:table-cell office:value-type="float" office:value="818253000">
                <text:p>818253000</text:p>
              </table:table-cell>
              <table:table-cell office:value-type="float" office:value="819743000">
                <text:p>819743000</text:p>
              </table:table-cell>
              <table:table-cell office:value-type="float" office:value="816806000">
                <text:p>816806000</text:p>
              </table:table-cell>
              <table:table-cell office:value-type="float" office:value="819146000">
                <text:p>819146000</text:p>
              </table:table-cell>
              <table:table-cell office:value-type="float" office:value="816759000">
                <text:p>816759000</text:p>
              </table:table-cell>
              <table:table-cell office:value-type="float" office:value="818353000">
                <text:p>818353000</text:p>
              </table:table-cell>
              <table:table-cell office:value-type="float" office:value="818170000">
                <text:p>818170000</text:p>
              </table:table-cell>
              <table:table-cell office:value-type="float" office:value="818399000">
                <text:p>818399000</text:p>
              </table:table-cell>
              <table:table-cell office:value-type="float" office:value="819523000">
                <text:p>819523000</text:p>
              </table:table-cell>
              <table:table-cell office:value-type="float" office:value="818486000">
                <text:p>818486000</text:p>
              </table:table-cell>
              <table:table-cell office:value-type="float" office:value="817993000">
                <text:p>817993000</text:p>
              </table:table-cell>
              <table:table-cell office:value-type="float" office:value="817248000">
                <text:p>817248000</text:p>
              </table:table-cell>
              <table:table-cell office:value-type="float" office:value="815038000">
                <text:p>815038000</text:p>
              </table:table-cell>
              <table:table-cell office:value-type="float" office:value="818340000">
                <text:p>818340000</text:p>
              </table:table-cell>
              <table:table-cell office:value-type="float" office:value="816296000">
                <text:p>816296000</text:p>
              </table:table-cell>
              <table:table-cell office:value-type="float" office:value="818085000">
                <text:p>818085000</text:p>
              </table:table-cell>
              <table:table-cell office:value-type="float" office:value="818063000">
                <text:p>818063000</text:p>
              </table:table-cell>
              <table:table-cell office:value-type="float" office:value="814905000">
                <text:p>814905000</text:p>
              </table:table-cell>
              <table:table-cell office:value-type="float" office:value="818019000">
                <text:p>818019000</text:p>
              </table:table-cell>
              <table:table-cell office:value-type="float" office:value="818393000">
                <text:p>818393000</text:p>
              </table:table-cell>
              <table:table-cell office:value-type="float" office:value="818397000">
                <text:p>818397000</text:p>
              </table:table-cell>
              <table:table-cell office:value-type="float" office:value="816259000">
                <text:p>816259000</text:p>
              </table:table-cell>
              <table:table-cell office:value-type="float" office:value="817036000">
                <text:p>817036000</text:p>
              </table:table-cell>
              <table:table-cell office:value-type="float" office:value="819277000">
                <text:p>819277000</text:p>
              </table:table-cell>
              <table:table-cell office:value-type="float" office:value="819344000">
                <text:p>819344000</text:p>
              </table:table-cell>
              <table:table-cell office:value-type="float" office:value="NaN">
                <text:p>NaN</text:p>
              </table:table-cell>
              <table:table-cell office:value-type="float" office:value="816742000">
                <text:p>816742000</text:p>
              </table:table-cell>
              <table:table-cell office:value-type="float" office:value="819969000">
                <text:p>819969000</text:p>
              </table:table-cell>
              <table:table-cell office:value-type="float" office:value="819379000">
                <text:p>819379000</text:p>
              </table:table-cell>
              <table:table-cell office:value-type="float" office:value="814840000">
                <text:p>814840000</text:p>
              </table:table-cell>
              <table:table-cell office:value-type="float" office:value="817328000">
                <text:p>817328000</text:p>
              </table:table-cell>
              <table:table-cell office:value-type="float" office:value="816037000">
                <text:p>816037000</text:p>
              </table:table-cell>
              <table:table-cell office:value-type="float" office:value="818868000">
                <text:p>818868000</text:p>
              </table:table-cell>
              <table:table-cell office:value-type="float" office:value="816489000">
                <text:p>816489000</text:p>
              </table:table-cell>
              <table:table-cell office:value-type="float" office:value="820740000">
                <text:p>820740000</text:p>
              </table:table-cell>
              <table:table-cell office:value-type="float" office:value="822130000">
                <text:p>822130000</text:p>
              </table:table-cell>
              <table:table-cell office:value-type="float" office:value="816017000">
                <text:p>816017000</text:p>
              </table:table-cell>
              <table:table-cell office:value-type="float" office:value="820100000">
                <text:p>820100000</text:p>
              </table:table-cell>
              <table:table-cell office:value-type="float" office:value="815193000">
                <text:p>815193000</text:p>
              </table:table-cell>
              <table:table-cell office:value-type="float" office:value="818358000">
                <text:p>818358000</text:p>
              </table:table-cell>
              <table:table-cell office:value-type="float" office:value="815378000">
                <text:p>815378000</text:p>
              </table:table-cell>
              <table:table-cell office:value-type="float" office:value="816370000">
                <text:p>816370000</text:p>
              </table:table-cell>
              <table:table-cell office:value-type="float" office:value="816678000">
                <text:p>816678000</text:p>
              </table:table-cell>
              <table:table-cell office:value-type="float" office:value="817157000">
                <text:p>817157000</text:p>
              </table:table-cell>
              <table:table-cell office:value-type="float" office:value="817804000">
                <text:p>817804000</text:p>
              </table:table-cell>
              <table:table-cell office:value-type="float" office:value="821236000">
                <text:p>821236000</text:p>
              </table:table-cell>
              <table:table-cell office:value-type="float" office:value="814266000">
                <text:p>814266000</text:p>
              </table:table-cell>
              <table:table-cell office:value-type="float" office:value="816383000">
                <text:p>816383000</text:p>
              </table:table-cell>
              <table:table-cell office:value-type="float" office:value="817186000">
                <text:p>817186000</text:p>
              </table:table-cell>
              <table:table-cell office:value-type="float" office:value="816587000">
                <text:p>816587000</text:p>
              </table:table-cell>
              <table:table-cell office:value-type="float" office:value="814549000">
                <text:p>814549000</text:p>
              </table:table-cell>
              <table:table-cell office:value-type="float" office:value="814211000">
                <text:p>814211000</text:p>
              </table:table-cell>
              <table:table-cell office:value-type="float" office:value="819622000">
                <text:p>819622000</text:p>
              </table:table-cell>
              <table:table-cell office:value-type="float" office:value="817222000">
                <text:p>817222000</text:p>
              </table:table-cell>
              <table:table-cell office:value-type="float" office:value="815932000">
                <text:p>815932000</text:p>
              </table:table-cell>
              <table:table-cell office:value-type="float" office:value="820620000">
                <text:p>820620000</text:p>
              </table:table-cell>
              <table:table-cell office:value-type="float" office:value="818390000">
                <text:p>818390000</text:p>
              </table:table-cell>
              <table:table-cell office:value-type="float" office:value="820118000">
                <text:p>820118000</text:p>
              </table:table-cell>
              <table:table-cell office:value-type="float" office:value="817698000">
                <text:p>817698000</text:p>
              </table:table-cell>
              <table:table-cell office:value-type="float" office:value="818123000">
                <text:p>818123000</text:p>
              </table:table-cell>
              <table:table-cell office:value-type="float" office:value="818066000">
                <text:p>818066000</text:p>
              </table:table-cell>
              <table:table-cell office:value-type="float" office:value="819506000">
                <text:p>819506000</text:p>
              </table:table-cell>
              <table:table-cell office:value-type="float" office:value="818773000">
                <text:p>818773000</text:p>
              </table:table-cell>
              <table:table-cell office:value-type="float" office:value="817422000">
                <text:p>817422000</text:p>
              </table:table-cell>
              <table:table-cell office:value-type="float" office:value="818728000">
                <text:p>818728000</text:p>
              </table:table-cell>
              <table:table-cell office:value-type="float" office:value="816934000">
                <text:p>816934000</text:p>
              </table:table-cell>
              <table:table-cell office:value-type="float" office:value="817967000">
                <text:p>817967000</text:p>
              </table:table-cell>
              <table:table-cell office:value-type="float" office:value="819761000">
                <text:p>819761000</text:p>
              </table:table-cell>
              <table:table-cell office:value-type="float" office:value="816235000">
                <text:p>816235000</text:p>
              </table:table-cell>
              <table:table-cell office:value-type="float" office:value="819775000">
                <text:p>819775000</text:p>
              </table:table-cell>
              <table:table-cell office:value-type="float" office:value="820199000">
                <text:p>820199000</text:p>
              </table:table-cell>
              <table:table-cell office:value-type="float" office:value="818507000">
                <text:p>818507000</text:p>
              </table:table-cell>
              <table:table-cell office:value-type="float" office:value="820084000">
                <text:p>820084000</text:p>
              </table:table-cell>
              <table:table-cell office:value-type="float" office:value="818319000">
                <text:p>818319000</text:p>
              </table:table-cell>
              <table:table-cell office:value-type="float" office:value="818514000">
                <text:p>818514000</text:p>
              </table:table-cell>
              <table:table-cell office:value-type="float" office:value="821836000">
                <text:p>821836000</text:p>
              </table:table-cell>
              <table:table-cell office:value-type="float" office:value="818870000">
                <text:p>818870000</text:p>
              </table:table-cell>
              <table:table-cell office:value-type="float" office:value="819188000">
                <text:p>819188000</text:p>
              </table:table-cell>
              <table:table-cell office:value-type="float" office:value="821648000">
                <text:p>821648000</text:p>
              </table:table-cell>
              <table:table-cell office:value-type="float" office:value="817243000">
                <text:p>817243000</text:p>
              </table:table-cell>
              <table:table-cell office:value-type="float" office:value="819442000">
                <text:p>819442000</text:p>
              </table:table-cell>
              <table:table-cell office:value-type="float" office:value="820143000">
                <text:p>820143000</text:p>
              </table:table-cell>
              <table:table-cell office:value-type="float" office:value="815480000">
                <text:p>815480000</text:p>
              </table:table-cell>
              <table:table-cell office:value-type="float" office:value="816203000">
                <text:p>816203000</text:p>
              </table:table-cell>
              <table:table-cell office:value-type="float" office:value="819225000">
                <text:p>819225000</text:p>
              </table:table-cell>
              <table:table-cell office:value-type="float" office:value="819835000">
                <text:p>819835000</text:p>
              </table:table-cell>
              <table:table-cell office:value-type="float" office:value="817955000">
                <text:p>817955000</text:p>
              </table:table-cell>
              <table:table-cell office:value-type="float" office:value="818064000">
                <text:p>818064000</text:p>
              </table:table-cell>
              <table:table-cell office:value-type="float" office:value="818729000">
                <text:p>818729000</text:p>
              </table:table-cell>
              <table:table-cell office:value-type="float" office:value="819013000">
                <text:p>819013000</text:p>
              </table:table-cell>
              <table:table-cell office:value-type="float" office:value="819205000">
                <text:p>819205000</text:p>
              </table:table-cell>
              <table:table-cell office:value-type="float" office:value="816852000">
                <text:p>816852000</text:p>
              </table:table-cell>
              <table:table-cell office:value-type="float" office:value="819356000">
                <text:p>819356000</text:p>
              </table:table-cell>
              <table:table-cell office:value-type="float" office:value="816809000">
                <text:p>816809000</text:p>
              </table:table-cell>
              <table:table-cell office:value-type="float" office:value="816855000">
                <text:p>816855000</text:p>
              </table:table-cell>
              <table:table-cell office:value-type="float" office:value="818730000">
                <text:p>818730000</text:p>
              </table:table-cell>
              <table:table-cell office:value-type="float" office:value="819341000">
                <text:p>819341000</text:p>
              </table:table-cell>
              <table:table-cell office:value-type="float" office:value="819803000">
                <text:p>819803000</text:p>
              </table:table-cell>
              <table:table-cell office:value-type="float" office:value="817612000">
                <text:p>817612000</text:p>
              </table:table-cell>
              <table:table-cell office:value-type="float" office:value="819369000">
                <text:p>819369000</text:p>
              </table:table-cell>
              <table:table-cell office:value-type="float" office:value="818983000">
                <text:p>818983000</text:p>
              </table:table-cell>
              <table:table-cell office:value-type="float" office:value="814612000">
                <text:p>814612000</text:p>
              </table:table-cell>
              <table:table-cell office:value-type="float" office:value="818908000">
                <text:p>818908000</text:p>
              </table:table-cell>
              <table:table-cell office:value-type="float" office:value="818116000">
                <text:p>818116000</text:p>
              </table:table-cell>
              <table:table-cell office:value-type="float" office:value="817528000">
                <text:p>817528000</text:p>
              </table:table-cell>
              <table:table-cell office:value-type="float" office:value="817302000">
                <text:p>817302000</text:p>
              </table:table-cell>
              <table:table-cell office:value-type="float" office:value="818209000">
                <text:p>818209000</text:p>
              </table:table-cell>
              <table:table-cell office:value-type="float" office:value="818375000">
                <text:p>818375000</text:p>
              </table:table-cell>
              <table:table-cell office:value-type="float" office:value="818641000">
                <text:p>818641000</text:p>
              </table:table-cell>
              <table:table-cell office:value-type="float" office:value="821848000">
                <text:p>821848000</text:p>
              </table:table-cell>
              <table:table-cell office:value-type="float" office:value="820862000">
                <text:p>820862000</text:p>
              </table:table-cell>
              <table:table-cell office:value-type="float" office:value="817348000">
                <text:p>817348000</text:p>
              </table:table-cell>
              <table:table-cell office:value-type="float" office:value="821126000">
                <text:p>821126000</text:p>
              </table:table-cell>
              <table:table-cell office:value-type="float" office:value="820233000">
                <text:p>820233000</text:p>
              </table:table-cell>
              <table:table-cell office:value-type="float" office:value="813555000">
                <text:p>813555000</text:p>
              </table:table-cell>
              <table:table-cell office:value-type="float" office:value="817648000">
                <text:p>817648000</text:p>
              </table:table-cell>
              <table:table-cell office:value-type="float" office:value="814321000">
                <text:p>814321000</text:p>
              </table:table-cell>
              <table:table-cell office:value-type="float" office:value="818811000">
                <text:p>818811000</text:p>
              </table:table-cell>
              <table:table-cell office:value-type="float" office:value="814360000">
                <text:p>814360000</text:p>
              </table:table-cell>
              <table:table-cell office:value-type="float" office:value="818423000">
                <text:p>818423000</text:p>
              </table:table-cell>
              <table:table-cell office:value-type="float" office:value="818785000">
                <text:p>818785000</text:p>
              </table:table-cell>
              <table:table-cell office:value-type="float" office:value="818379000">
                <text:p>818379000</text:p>
              </table:table-cell>
              <table:table-cell office:value-type="float" office:value="815633000">
                <text:p>815633000</text:p>
              </table:table-cell>
              <table:table-cell office:value-type="float" office:value="818060000">
                <text:p>818060000</text:p>
              </table:table-cell>
              <table:table-cell office:value-type="float" office:value="819062000">
                <text:p>819062000</text:p>
              </table:table-cell>
              <table:table-cell office:value-type="float" office:value="816512000">
                <text:p>816512000</text:p>
              </table:table-cell>
              <table:table-cell office:value-type="float" office:value="816827000">
                <text:p>816827000</text:p>
              </table:table-cell>
              <table:table-cell office:value-type="float" office:value="818771000">
                <text:p>818771000</text:p>
              </table:table-cell>
              <table:table-cell office:value-type="float" office:value="817218000">
                <text:p>817218000</text:p>
              </table:table-cell>
              <table:table-cell office:value-type="float" office:value="818064000">
                <text:p>818064000</text:p>
              </table:table-cell>
              <table:table-cell office:value-type="float" office:value="817013000">
                <text:p>817013000</text:p>
              </table:table-cell>
              <table:table-cell office:value-type="float" office:value="817200000">
                <text:p>817200000</text:p>
              </table:table-cell>
              <table:table-cell office:value-type="float" office:value="818255000">
                <text:p>818255000</text:p>
              </table:table-cell>
              <table:table-cell office:value-type="float" office:value="821357000">
                <text:p>821357000</text:p>
              </table:table-cell>
              <table:table-cell office:value-type="float" office:value="817172000">
                <text:p>817172000</text:p>
              </table:table-cell>
              <table:table-cell office:value-type="float" office:value="818503000">
                <text:p>818503000</text:p>
              </table:table-cell>
              <table:table-cell office:value-type="float" office:value="818431000">
                <text:p>818431000</text:p>
              </table:table-cell>
              <table:table-cell office:value-type="float" office:value="819392000">
                <text:p>819392000</text:p>
              </table:table-cell>
              <table:table-cell office:value-type="float" office:value="818057000">
                <text:p>818057000</text:p>
              </table:table-cell>
              <table:table-cell office:value-type="float" office:value="817495000">
                <text:p>817495000</text:p>
              </table:table-cell>
              <table:table-cell office:value-type="float" office:value="816619000">
                <text:p>816619000</text:p>
              </table:table-cell>
              <table:table-cell office:value-type="float" office:value="817055000">
                <text:p>817055000</text:p>
              </table:table-cell>
              <table:table-cell office:value-type="float" office:value="822280000">
                <text:p>822280000</text:p>
              </table:table-cell>
              <table:table-cell office:value-type="float" office:value="818440000">
                <text:p>818440000</text:p>
              </table:table-cell>
              <table:table-cell office:value-type="float" office:value="816456000">
                <text:p>816456000</text:p>
              </table:table-cell>
              <table:table-cell office:value-type="float" office:value="818942000">
                <text:p>818942000</text:p>
              </table:table-cell>
              <table:table-cell office:value-type="float" office:value="817871000">
                <text:p>817871000</text:p>
              </table:table-cell>
              <table:table-cell office:value-type="float" office:value="816290000">
                <text:p>816290000</text:p>
              </table:table-cell>
              <table:table-cell office:value-type="float" office:value="820118000">
                <text:p>820118000</text:p>
              </table:table-cell>
              <table:table-cell office:value-type="float" office:value="817742000">
                <text:p>817742000</text:p>
              </table:table-cell>
              <table:table-cell office:value-type="float" office:value="818932000">
                <text:p>818932000</text:p>
              </table:table-cell>
              <table:table-cell office:value-type="float" office:value="818457000">
                <text:p>818457000</text:p>
              </table:table-cell>
              <table:table-cell office:value-type="float" office:value="816651000">
                <text:p>816651000</text:p>
              </table:table-cell>
              <table:table-cell office:value-type="float" office:value="817849000">
                <text:p>817849000</text:p>
              </table:table-cell>
              <table:table-cell office:value-type="float" office:value="818210000">
                <text:p>818210000</text:p>
              </table:table-cell>
              <table:table-cell office:value-type="float" office:value="818304000">
                <text:p>818304000</text:p>
              </table:table-cell>
              <table:table-cell office:value-type="float" office:value="817956000">
                <text:p>817956000</text:p>
              </table:table-cell>
              <table:table-cell office:value-type="float" office:value="819717000">
                <text:p>819717000</text:p>
              </table:table-cell>
              <table:table-cell office:value-type="float" office:value="818540000">
                <text:p>818540000</text:p>
              </table:table-cell>
              <table:table-cell office:value-type="float" office:value="815362000">
                <text:p>815362000</text:p>
              </table:table-cell>
              <table:table-cell office:value-type="float" office:value="818141000">
                <text:p>818141000</text:p>
              </table:table-cell>
              <table:table-cell office:value-type="float" office:value="816098000">
                <text:p>816098000</text:p>
              </table:table-cell>
              <table:table-cell office:value-type="float" office:value="818384000">
                <text:p>818384000</text:p>
              </table:table-cell>
              <table:table-cell office:value-type="float" office:value="819663000">
                <text:p>819663000</text:p>
              </table:table-cell>
              <table:table-cell office:value-type="float" office:value="817355000">
                <text:p>817355000</text:p>
              </table:table-cell>
              <table:table-cell office:value-type="float" office:value="815585000">
                <text:p>815585000</text:p>
              </table:table-cell>
              <table:table-cell office:value-type="float" office:value="819519000">
                <text:p>819519000</text:p>
              </table:table-cell>
              <table:table-cell office:value-type="float" office:value="817819000">
                <text:p>817819000</text:p>
              </table:table-cell>
              <table:table-cell office:value-type="float" office:value="819038000">
                <text:p>819038000</text:p>
              </table:table-cell>
              <table:table-cell office:value-type="float" office:value="814970000">
                <text:p>814970000</text:p>
              </table:table-cell>
              <table:table-cell office:value-type="float" office:value="817312000">
                <text:p>817312000</text:p>
              </table:table-cell>
              <table:table-cell office:value-type="float" office:value="816686000">
                <text:p>816686000</text:p>
              </table:table-cell>
              <table:table-cell office:value-type="float" office:value="818212000">
                <text:p>818212000</text:p>
              </table:table-cell>
              <table:table-cell office:value-type="float" office:value="819147000">
                <text:p>819147000</text:p>
              </table:table-cell>
              <table:table-cell office:value-type="float" office:value="816064000">
                <text:p>816064000</text:p>
              </table:table-cell>
              <table:table-cell office:value-type="float" office:value="821035000">
                <text:p>821035000</text:p>
              </table:table-cell>
              <table:table-cell office:value-type="float" office:value="817381000">
                <text:p>817381000</text:p>
              </table:table-cell>
              <table:table-cell office:value-type="float" office:value="818333000">
                <text:p>818333000</text:p>
              </table:table-cell>
              <table:table-cell office:value-type="float" office:value="817524000">
                <text:p>817524000</text:p>
              </table:table-cell>
              <table:table-cell office:value-type="float" office:value="815483000">
                <text:p>815483000</text:p>
              </table:table-cell>
              <table:table-cell office:value-type="float" office:value="818378000">
                <text:p>818378000</text:p>
              </table:table-cell>
              <table:table-cell office:value-type="float" office:value="816665000">
                <text:p>816665000</text:p>
              </table:table-cell>
              <table:table-cell office:value-type="float" office:value="817961000">
                <text:p>817961000</text:p>
              </table:table-cell>
              <table:table-cell office:value-type="float" office:value="820685000">
                <text:p>820685000</text:p>
              </table:table-cell>
              <table:table-cell office:value-type="float" office:value="819361000">
                <text:p>819361000</text:p>
              </table:table-cell>
              <table:table-cell office:value-type="float" office:value="816302000">
                <text:p>816302000</text:p>
              </table:table-cell>
              <table:table-cell office:value-type="float" office:value="817528000">
                <text:p>817528000</text:p>
              </table:table-cell>
              <table:table-cell office:value-type="float" office:value="818773000">
                <text:p>818773000</text:p>
              </table:table-cell>
              <table:table-cell office:value-type="float" office:value="822431000">
                <text:p>822431000</text:p>
              </table:table-cell>
              <table:table-cell office:value-type="float" office:value="822571000">
                <text:p>822571000</text:p>
              </table:table-cell>
              <table:table-cell office:value-type="float" office:value="825525000">
                <text:p>825525000</text:p>
              </table:table-cell>
              <table:table-cell office:value-type="float" office:value="823619000">
                <text:p>823619000</text:p>
              </table:table-cell>
              <table:table-cell office:value-type="float" office:value="824791000">
                <text:p>824791000</text:p>
              </table:table-cell>
              <table:table-cell office:value-type="float" office:value="820883000">
                <text:p>820883000</text:p>
              </table:table-cell>
              <table:table-cell office:value-type="float" office:value="822846000">
                <text:p>822846000</text:p>
              </table:table-cell>
              <table:table-cell office:value-type="float" office:value="820582000">
                <text:p>820582000</text:p>
              </table:table-cell>
              <table:table-cell office:value-type="float" office:value="821906000">
                <text:p>821906000</text:p>
              </table:table-cell>
              <table:table-cell office:value-type="float" office:value="822171000">
                <text:p>822171000</text:p>
              </table:table-cell>
              <table:table-cell office:value-type="float" office:value="819439000">
                <text:p>819439000</text:p>
              </table:table-cell>
              <table:table-cell office:value-type="float" office:value="822382000">
                <text:p>822382000</text:p>
              </table:table-cell>
              <table:table-cell office:value-type="float" office:value="821650000">
                <text:p>821650000</text:p>
              </table:table-cell>
              <table:table-cell office:value-type="float" office:value="821213000">
                <text:p>821213000</text:p>
              </table:table-cell>
              <table:table-cell office:value-type="float" office:value="821006000">
                <text:p>821006000</text:p>
              </table:table-cell>
              <table:table-cell office:value-type="float" office:value="822562000">
                <text:p>822562000</text:p>
              </table:table-cell>
              <table:table-cell office:value-type="float" office:value="823473000">
                <text:p>823473000</text:p>
              </table:table-cell>
              <table:table-cell office:value-type="float" office:value="822011000">
                <text:p>822011000</text:p>
              </table:table-cell>
              <table:table-cell office:value-type="float" office:value="822392000">
                <text:p>822392000</text:p>
              </table:table-cell>
              <table:table-cell office:value-type="float" office:value="824891000">
                <text:p>824891000</text:p>
              </table:table-cell>
              <table:table-cell office:value-type="float" office:value="822709000">
                <text:p>822709000</text:p>
              </table:table-cell>
              <table:table-cell office:value-type="float" office:value="820132000">
                <text:p>820132000</text:p>
              </table:table-cell>
              <table:table-cell office:value-type="float" office:value="824024000">
                <text:p>824024000</text:p>
              </table:table-cell>
              <table:table-cell office:value-type="float" office:value="824443000">
                <text:p>824443000</text:p>
              </table:table-cell>
              <table:table-cell office:value-type="float" office:value="822574000">
                <text:p>822574000</text:p>
              </table:table-cell>
              <table:table-cell office:value-type="float" office:value="822841000">
                <text:p>822841000</text:p>
              </table:table-cell>
              <table:table-cell office:value-type="float" office:value="821762000">
                <text:p>821762000</text:p>
              </table:table-cell>
              <table:table-cell office:value-type="float" office:value="821323000">
                <text:p>821323000</text:p>
              </table:table-cell>
              <table:table-cell office:value-type="float" office:value="823881000">
                <text:p>823881000</text:p>
              </table:table-cell>
              <table:table-cell office:value-type="float" office:value="821216000">
                <text:p>821216000</text:p>
              </table:table-cell>
              <table:table-cell office:value-type="float" office:value="820621000">
                <text:p>820621000</text:p>
              </table:table-cell>
              <table:table-cell office:value-type="float" office:value="820017000">
                <text:p>820017000</text:p>
              </table:table-cell>
              <table:table-cell office:value-type="float" office:value="821577000">
                <text:p>821577000</text:p>
              </table:table-cell>
              <table:table-cell office:value-type="float" office:value="823301000">
                <text:p>823301000</text:p>
              </table:table-cell>
              <table:table-cell office:value-type="float" office:value="824390000">
                <text:p>824390000</text:p>
              </table:table-cell>
              <table:table-cell office:value-type="float" office:value="822464000">
                <text:p>822464000</text:p>
              </table:table-cell>
              <table:table-cell office:value-type="float" office:value="822369000">
                <text:p>822369000</text:p>
              </table:table-cell>
              <table:table-cell office:value-type="float" office:value="821098000">
                <text:p>821098000</text:p>
              </table:table-cell>
              <table:table-cell office:value-type="float" office:value="824693000">
                <text:p>824693000</text:p>
              </table:table-cell>
              <table:table-cell office:value-type="float" office:value="822278000">
                <text:p>822278000</text:p>
              </table:table-cell>
              <table:table-cell office:value-type="float" office:value="824082000">
                <text:p>824082000</text:p>
              </table:table-cell>
              <table:table-cell office:value-type="float" office:value="823995000">
                <text:p>823995000</text:p>
              </table:table-cell>
              <table:table-cell office:value-type="float" office:value="823600000">
                <text:p>823600000</text:p>
              </table:table-cell>
              <table:table-cell office:value-type="float" office:value="822956000">
                <text:p>822956000</text:p>
              </table:table-cell>
              <table:table-cell office:value-type="float" office:value="825456000">
                <text:p>825456000</text:p>
              </table:table-cell>
              <table:table-cell office:value-type="float" office:value="823890000">
                <text:p>823890000</text:p>
              </table:table-cell>
              <table:table-cell office:value-type="float" office:value="822565000">
                <text:p>822565000</text:p>
              </table:table-cell>
              <table:table-cell office:value-type="float" office:value="824677000">
                <text:p>824677000</text:p>
              </table:table-cell>
              <table:table-cell office:value-type="float" office:value="821447000">
                <text:p>821447000</text:p>
              </table:table-cell>
              <table:table-cell office:value-type="float" office:value="822275000">
                <text:p>822275000</text:p>
              </table:table-cell>
              <table:table-cell office:value-type="float" office:value="822396000">
                <text:p>822396000</text:p>
              </table:table-cell>
              <table:table-cell office:value-type="float" office:value="822785000">
                <text:p>822785000</text:p>
              </table:table-cell>
              <table:table-cell office:value-type="float" office:value="824855000">
                <text:p>824855000</text:p>
              </table:table-cell>
              <table:table-cell office:value-type="float" office:value="822064000">
                <text:p>822064000</text:p>
              </table:table-cell>
              <table:table-cell office:value-type="float" office:value="822533000">
                <text:p>822533000</text:p>
              </table:table-cell>
              <table:table-cell office:value-type="float" office:value="819522000">
                <text:p>819522000</text:p>
              </table:table-cell>
              <table:table-cell office:value-type="float" office:value="821919000">
                <text:p>821919000</text:p>
              </table:table-cell>
              <table:table-cell office:value-type="float" office:value="820455000">
                <text:p>820455000</text:p>
              </table:table-cell>
              <table:table-cell office:value-type="float" office:value="824135000">
                <text:p>824135000</text:p>
              </table:table-cell>
              <table:table-cell office:value-type="float" office:value="822045000">
                <text:p>822045000</text:p>
              </table:table-cell>
              <table:table-cell office:value-type="float" office:value="824436000">
                <text:p>824436000</text:p>
              </table:table-cell>
              <table:table-cell office:value-type="float" office:value="820907000">
                <text:p>820907000</text:p>
              </table:table-cell>
              <table:table-cell office:value-type="float" office:value="819026000">
                <text:p>819026000</text:p>
              </table:table-cell>
              <table:table-cell office:value-type="float" office:value="821080000">
                <text:p>821080000</text:p>
              </table:table-cell>
              <table:table-cell office:value-type="float" office:value="823046000">
                <text:p>823046000</text:p>
              </table:table-cell>
              <table:table-cell office:value-type="float" office:value="824001000">
                <text:p>824001000</text:p>
              </table:table-cell>
              <table:table-cell office:value-type="float" office:value="824208000">
                <text:p>824208000</text:p>
              </table:table-cell>
              <table:table-cell office:value-type="float" office:value="822575000">
                <text:p>822575000</text:p>
              </table:table-cell>
              <table:table-cell office:value-type="float" office:value="820774000">
                <text:p>820774000</text:p>
              </table:table-cell>
              <table:table-cell office:value-type="float" office:value="821518000">
                <text:p>821518000</text:p>
              </table:table-cell>
              <table:table-cell office:value-type="float" office:value="822274000">
                <text:p>822274000</text:p>
              </table:table-cell>
              <table:table-cell office:value-type="float" office:value="820659000">
                <text:p>820659000</text:p>
              </table:table-cell>
              <table:table-cell office:value-type="float" office:value="821460000">
                <text:p>821460000</text:p>
              </table:table-cell>
              <table:table-cell office:value-type="float" office:value="823581000">
                <text:p>823581000</text:p>
              </table:table-cell>
              <table:table-cell office:value-type="float" office:value="821980000">
                <text:p>821980000</text:p>
              </table:table-cell>
              <table:table-cell office:value-type="float" office:value="820024000">
                <text:p>820024000</text:p>
              </table:table-cell>
              <table:table-cell office:value-type="float" office:value="820985000">
                <text:p>820985000</text:p>
              </table:table-cell>
              <table:table-cell office:value-type="float" office:value="821753000">
                <text:p>821753000</text:p>
              </table:table-cell>
              <table:table-cell office:value-type="float" office:value="823378000">
                <text:p>823378000</text:p>
              </table:table-cell>
              <table:table-cell office:value-type="float" office:value="823170000">
                <text:p>823170000</text:p>
              </table:table-cell>
              <table:table-cell office:value-type="float" office:value="824490000">
                <text:p>824490000</text:p>
              </table:table-cell>
              <table:table-cell office:value-type="float" office:value="824953000">
                <text:p>824953000</text:p>
              </table:table-cell>
              <table:table-cell office:value-type="float" office:value="819645000">
                <text:p>819645000</text:p>
              </table:table-cell>
              <table:table-cell office:value-type="float" office:value="824847000">
                <text:p>824847000</text:p>
              </table:table-cell>
              <table:table-cell office:value-type="float" office:value="820144000">
                <text:p>820144000</text:p>
              </table:table-cell>
              <table:table-cell office:value-type="float" office:value="822954000">
                <text:p>822954000</text:p>
              </table:table-cell>
              <table:table-cell office:value-type="float" office:value="822081000">
                <text:p>822081000</text:p>
              </table:table-cell>
              <table:table-cell office:value-type="float" office:value="822941000">
                <text:p>822941000</text:p>
              </table:table-cell>
              <table:table-cell office:value-type="float" office:value="820715000">
                <text:p>820715000</text:p>
              </table:table-cell>
              <table:table-cell office:value-type="float" office:value="823084000">
                <text:p>823084000</text:p>
              </table:table-cell>
              <table:table-cell office:value-type="float" office:value="822918000">
                <text:p>822918000</text:p>
              </table:table-cell>
              <table:table-cell office:value-type="float" office:value="822353000">
                <text:p>822353000</text:p>
              </table:table-cell>
              <table:table-cell office:value-type="float" office:value="823046000">
                <text:p>823046000</text:p>
              </table:table-cell>
              <table:table-cell office:value-type="float" office:value="822796000">
                <text:p>822796000</text:p>
              </table:table-cell>
              <table:table-cell office:value-type="float" office:value="821456000">
                <text:p>821456000</text:p>
              </table:table-cell>
              <table:table-cell office:value-type="float" office:value="821346000">
                <text:p>821346000</text:p>
              </table:table-cell>
              <table:table-cell office:value-type="float" office:value="821073000">
                <text:p>821073000</text:p>
              </table:table-cell>
              <table:table-cell office:value-type="float" office:value="821836000">
                <text:p>821836000</text:p>
              </table:table-cell>
              <table:table-cell office:value-type="float" office:value="821668000">
                <text:p>821668000</text:p>
              </table:table-cell>
              <table:table-cell office:value-type="float" office:value="821519000">
                <text:p>821519000</text:p>
              </table:table-cell>
              <table:table-cell office:value-type="float" office:value="818303000">
                <text:p>818303000</text:p>
              </table:table-cell>
              <table:table-cell office:value-type="float" office:value="822067000">
                <text:p>822067000</text:p>
              </table:table-cell>
              <table:table-cell office:value-type="float" office:value="822972000">
                <text:p>822972000</text:p>
              </table:table-cell>
              <table:table-cell office:value-type="float" office:value="821631000">
                <text:p>821631000</text:p>
              </table:table-cell>
              <table:table-cell office:value-type="float" office:value="819193000">
                <text:p>819193000</text:p>
              </table:table-cell>
              <table:table-cell office:value-type="float" office:value="822487000">
                <text:p>822487000</text:p>
              </table:table-cell>
              <table:table-cell office:value-type="float" office:value="821063000">
                <text:p>821063000</text:p>
              </table:table-cell>
              <table:table-cell office:value-type="float" office:value="822257000">
                <text:p>822257000</text:p>
              </table:table-cell>
              <table:table-cell office:value-type="float" office:value="821242000">
                <text:p>821242000</text:p>
              </table:table-cell>
              <table:table-cell office:value-type="float" office:value="820858000">
                <text:p>820858000</text:p>
              </table:table-cell>
              <table:table-cell office:value-type="float" office:value="821931000">
                <text:p>821931000</text:p>
              </table:table-cell>
              <table:table-cell office:value-type="float" office:value="824354000">
                <text:p>824354000</text:p>
              </table:table-cell>
              <table:table-cell office:value-type="float" office:value="824178000">
                <text:p>824178000</text:p>
              </table:table-cell>
              <table:table-cell office:value-type="float" office:value="824922000">
                <text:p>824922000</text:p>
              </table:table-cell>
              <table:table-cell office:value-type="float" office:value="822022000">
                <text:p>822022000</text:p>
              </table:table-cell>
              <table:table-cell office:value-type="float" office:value="821117000">
                <text:p>821117000</text:p>
              </table:table-cell>
              <table:table-cell office:value-type="float" office:value="823079000">
                <text:p>823079000</text:p>
              </table:table-cell>
              <table:table-cell office:value-type="float" office:value="822058000">
                <text:p>822058000</text:p>
              </table:table-cell>
              <table:table-cell office:value-type="float" office:value="822238000">
                <text:p>822238000</text:p>
              </table:table-cell>
              <table:table-cell office:value-type="float" office:value="823791000">
                <text:p>823791000</text:p>
              </table:table-cell>
              <table:table-cell office:value-type="float" office:value="823388000">
                <text:p>823388000</text:p>
              </table:table-cell>
              <table:table-cell office:value-type="float" office:value="825503000">
                <text:p>825503000</text:p>
              </table:table-cell>
              <table:table-cell office:value-type="float" office:value="824195000">
                <text:p>824195000</text:p>
              </table:table-cell>
              <table:table-cell office:value-type="float" office:value="822098000">
                <text:p>822098000</text:p>
              </table:table-cell>
              <table:table-cell office:value-type="float" office:value="824100000">
                <text:p>824100000</text:p>
              </table:table-cell>
              <table:table-cell office:value-type="float" office:value="822138000">
                <text:p>822138000</text:p>
              </table:table-cell>
              <table:table-cell office:value-type="float" office:value="823192000">
                <text:p>823192000</text:p>
              </table:table-cell>
              <table:table-cell office:value-type="float" office:value="822707000">
                <text:p>822707000</text:p>
              </table:table-cell>
              <table:table-cell office:value-type="float" office:value="823339000">
                <text:p>823339000</text:p>
              </table:table-cell>
              <table:table-cell office:value-type="float" office:value="824002000">
                <text:p>824002000</text:p>
              </table:table-cell>
              <table:table-cell office:value-type="float" office:value="822326000">
                <text:p>822326000</text:p>
              </table:table-cell>
              <table:table-cell office:value-type="float" office:value="822557000">
                <text:p>822557000</text:p>
              </table:table-cell>
              <table:table-cell office:value-type="float" office:value="823588000">
                <text:p>823588000</text:p>
              </table:table-cell>
              <table:table-cell office:value-type="float" office:value="822789000">
                <text:p>822789000</text:p>
              </table:table-cell>
              <table:table-cell office:value-type="float" office:value="822473000">
                <text:p>822473000</text:p>
              </table:table-cell>
              <table:table-cell office:value-type="float" office:value="821921000">
                <text:p>821921000</text:p>
              </table:table-cell>
              <table:table-cell office:value-type="float" office:value="823039000">
                <text:p>823039000</text:p>
              </table:table-cell>
              <table:table-cell office:value-type="float" office:value="824079000">
                <text:p>824079000</text:p>
              </table:table-cell>
              <table:table-cell office:value-type="float" office:value="821564000">
                <text:p>821564000</text:p>
              </table:table-cell>
              <table:table-cell office:value-type="float" office:value="824029000">
                <text:p>824029000</text:p>
              </table:table-cell>
              <table:table-cell office:value-type="float" office:value="820309000">
                <text:p>820309000</text:p>
              </table:table-cell>
              <table:table-cell office:value-type="float" office:value="821178000">
                <text:p>821178000</text:p>
              </table:table-cell>
              <table:table-cell office:value-type="float" office:value="826576000">
                <text:p>826576000</text:p>
              </table:table-cell>
              <table:table-cell office:value-type="float" office:value="820833000">
                <text:p>820833000</text:p>
              </table:table-cell>
              <table:table-cell office:value-type="float" office:value="822421000">
                <text:p>822421000</text:p>
              </table:table-cell>
              <table:table-cell office:value-type="float" office:value="820387000">
                <text:p>820387000</text:p>
              </table:table-cell>
              <table:table-cell office:value-type="float" office:value="822056000">
                <text:p>822056000</text:p>
              </table:table-cell>
              <table:table-cell office:value-type="float" office:value="823060000">
                <text:p>823060000</text:p>
              </table:table-cell>
              <table:table-cell office:value-type="float" office:value="822351000">
                <text:p>822351000</text:p>
              </table:table-cell>
              <table:table-cell office:value-type="float" office:value="824511000">
                <text:p>824511000</text:p>
              </table:table-cell>
              <table:table-cell office:value-type="float" office:value="820099000">
                <text:p>820099000</text:p>
              </table:table-cell>
              <table:table-cell office:value-type="float" office:value="820922000">
                <text:p>820922000</text:p>
              </table:table-cell>
              <table:table-cell office:value-type="float" office:value="823967000">
                <text:p>823967000</text:p>
              </table:table-cell>
              <table:table-cell office:value-type="float" office:value="822703000">
                <text:p>822703000</text:p>
              </table:table-cell>
              <table:table-cell office:value-type="float" office:value="822002000">
                <text:p>822002000</text:p>
              </table:table-cell>
              <table:table-cell office:value-type="float" office:value="820701000">
                <text:p>820701000</text:p>
              </table:table-cell>
              <table:table-cell office:value-type="float" office:value="823256000">
                <text:p>823256000</text:p>
              </table:table-cell>
              <table:table-cell office:value-type="float" office:value="819173000">
                <text:p>819173000</text:p>
              </table:table-cell>
              <table:table-cell office:value-type="float" office:value="820982000">
                <text:p>820982000</text:p>
              </table:table-cell>
              <table:table-cell office:value-type="float" office:value="822656000">
                <text:p>822656000</text:p>
              </table:table-cell>
              <table:table-cell office:value-type="float" office:value="822988000">
                <text:p>822988000</text:p>
              </table:table-cell>
              <table:table-cell office:value-type="float" office:value="821314000">
                <text:p>821314000</text:p>
              </table:table-cell>
              <table:table-cell office:value-type="float" office:value="822346000">
                <text:p>822346000</text:p>
              </table:table-cell>
              <table:table-cell office:value-type="float" office:value="825545000">
                <text:p>825545000</text:p>
              </table:table-cell>
              <table:table-cell office:value-type="float" office:value="821233000">
                <text:p>821233000</text:p>
              </table:table-cell>
              <table:table-cell office:value-type="float" office:value="822293000">
                <text:p>822293000</text:p>
              </table:table-cell>
              <table:table-cell office:value-type="float" office:value="821759000">
                <text:p>821759000</text:p>
              </table:table-cell>
              <table:table-cell office:value-type="float" office:value="822914000">
                <text:p>822914000</text:p>
              </table:table-cell>
              <table:table-cell office:value-type="float" office:value="827010000">
                <text:p>827010000</text:p>
              </table:table-cell>
              <table:table-cell office:value-type="float" office:value="824587000">
                <text:p>824587000</text:p>
              </table:table-cell>
              <table:table-cell office:value-type="float" office:value="823025000">
                <text:p>823025000</text:p>
              </table:table-cell>
              <table:table-cell office:value-type="float" office:value="822306000">
                <text:p>822306000</text:p>
              </table:table-cell>
              <table:table-cell office:value-type="float" office:value="824519000">
                <text:p>824519000</text:p>
              </table:table-cell>
              <table:table-cell office:value-type="float" office:value="823075000">
                <text:p>823075000</text:p>
              </table:table-cell>
              <table:table-cell office:value-type="float" office:value="822244000">
                <text:p>822244000</text:p>
              </table:table-cell>
              <table:table-cell office:value-type="float" office:value="821238000">
                <text:p>821238000</text:p>
              </table:table-cell>
              <table:table-cell office:value-type="float" office:value="821573000">
                <text:p>821573000</text:p>
              </table:table-cell>
              <table:table-cell office:value-type="float" office:value="822866000">
                <text:p>822866000</text:p>
              </table:table-cell>
              <table:table-cell office:value-type="float" office:value="822454000">
                <text:p>822454000</text:p>
              </table:table-cell>
              <table:table-cell office:value-type="float" office:value="822289000">
                <text:p>822289000</text:p>
              </table:table-cell>
              <table:table-cell office:value-type="float" office:value="821914000">
                <text:p>821914000</text:p>
              </table:table-cell>
              <table:table-cell office:value-type="float" office:value="822423000">
                <text:p>822423000</text:p>
              </table:table-cell>
              <table:table-cell office:value-type="float" office:value="821862000">
                <text:p>821862000</text:p>
              </table:table-cell>
              <table:table-cell office:value-type="float" office:value="820738000">
                <text:p>820738000</text:p>
              </table:table-cell>
              <table:table-cell office:value-type="float" office:value="821047000">
                <text:p>821047000</text:p>
              </table:table-cell>
              <table:table-cell office:value-type="float" office:value="822599000">
                <text:p>822599000</text:p>
              </table:table-cell>
              <table:table-cell office:value-type="float" office:value="823454000">
                <text:p>823454000</text:p>
              </table:table-cell>
              <table:table-cell office:value-type="float" office:value="823786000">
                <text:p>823786000</text:p>
              </table:table-cell>
              <table:table-cell office:value-type="float" office:value="822437000">
                <text:p>822437000</text:p>
              </table:table-cell>
              <table:table-cell office:value-type="float" office:value="823057000">
                <text:p>823057000</text:p>
              </table:table-cell>
              <table:table-cell office:value-type="float" office:value="825830000">
                <text:p>825830000</text:p>
              </table:table-cell>
              <table:table-cell office:value-type="float" office:value="820516000">
                <text:p>820516000</text:p>
              </table:table-cell>
              <table:table-cell office:value-type="float" office:value="824463000">
                <text:p>824463000</text:p>
              </table:table-cell>
              <table:table-cell office:value-type="float" office:value="823043000">
                <text:p>823043000</text:p>
              </table:table-cell>
              <table:table-cell office:value-type="float" office:value="822927000">
                <text:p>822927000</text:p>
              </table:table-cell>
              <table:table-cell office:value-type="float" office:value="824268000">
                <text:p>824268000</text:p>
              </table:table-cell>
              <table:table-cell office:value-type="float" office:value="823732000">
                <text:p>823732000</text:p>
              </table:table-cell>
              <table:table-cell office:value-type="float" office:value="825567000">
                <text:p>825567000</text:p>
              </table:table-cell>
              <table:table-cell office:value-type="float" office:value="823329000">
                <text:p>823329000</text:p>
              </table:table-cell>
              <table:table-cell office:value-type="float" office:value="823973000">
                <text:p>823973000</text:p>
              </table:table-cell>
              <table:table-cell office:value-type="float" office:value="825254000">
                <text:p>825254000</text:p>
              </table:table-cell>
              <table:table-cell office:value-type="float" office:value="826563000">
                <text:p>826563000</text:p>
              </table:table-cell>
              <table:table-cell office:value-type="float" office:value="826935000">
                <text:p>826935000</text:p>
              </table:table-cell>
              <table:table-cell office:value-type="float" office:value="829183000">
                <text:p>829183000</text:p>
              </table:table-cell>
              <table:table-cell office:value-type="float" office:value="827634000">
                <text:p>827634000</text:p>
              </table:table-cell>
              <table:table-cell office:value-type="float" office:value="824653000">
                <text:p>824653000</text:p>
              </table:table-cell>
              <table:table-cell office:value-type="float" office:value="827242000">
                <text:p>827242000</text:p>
              </table:table-cell>
              <table:table-cell office:value-type="float" office:value="824883000">
                <text:p>824883000</text:p>
              </table:table-cell>
              <table:table-cell office:value-type="float" office:value="824190000">
                <text:p>824190000</text:p>
              </table:table-cell>
              <table:table-cell office:value-type="float" office:value="827696000">
                <text:p>827696000</text:p>
              </table:table-cell>
              <table:table-cell office:value-type="float" office:value="825364000">
                <text:p>825364000</text:p>
              </table:table-cell>
              <table:table-cell office:value-type="float" office:value="824487000">
                <text:p>824487000</text:p>
              </table:table-cell>
              <table:table-cell office:value-type="float" office:value="830305000">
                <text:p>830305000</text:p>
              </table:table-cell>
              <table:table-cell office:value-type="float" office:value="825495000">
                <text:p>825495000</text:p>
              </table:table-cell>
              <table:table-cell office:value-type="float" office:value="826969000">
                <text:p>826969000</text:p>
              </table:table-cell>
              <table:table-cell office:value-type="float" office:value="827935000">
                <text:p>827935000</text:p>
              </table:table-cell>
              <table:table-cell office:value-type="float" office:value="826597000">
                <text:p>826597000</text:p>
              </table:table-cell>
              <table:table-cell office:value-type="float" office:value="822734000">
                <text:p>822734000</text:p>
              </table:table-cell>
              <table:table-cell office:value-type="float" office:value="827142000">
                <text:p>827142000</text:p>
              </table:table-cell>
              <table:table-cell office:value-type="float" office:value="827672000">
                <text:p>827672000</text:p>
              </table:table-cell>
              <table:table-cell office:value-type="float" office:value="828992000">
                <text:p>828992000</text:p>
              </table:table-cell>
              <table:table-cell office:value-type="float" office:value="827593000">
                <text:p>827593000</text:p>
              </table:table-cell>
              <table:table-cell office:value-type="float" office:value="822640000">
                <text:p>822640000</text:p>
              </table:table-cell>
              <table:table-cell office:value-type="float" office:value="827506000">
                <text:p>827506000</text:p>
              </table:table-cell>
              <table:table-cell office:value-type="float" office:value="828399000">
                <text:p>828399000</text:p>
              </table:table-cell>
              <table:table-cell office:value-type="float" office:value="824196000">
                <text:p>824196000</text:p>
              </table:table-cell>
              <table:table-cell office:value-type="float" office:value="825405000">
                <text:p>825405000</text:p>
              </table:table-cell>
              <table:table-cell office:value-type="float" office:value="828106000">
                <text:p>828106000</text:p>
              </table:table-cell>
              <table:table-cell office:value-type="float" office:value="826825000">
                <text:p>826825000</text:p>
              </table:table-cell>
              <table:table-cell office:value-type="float" office:value="827572000">
                <text:p>827572000</text:p>
              </table:table-cell>
              <table:table-cell office:value-type="float" office:value="828602000">
                <text:p>828602000</text:p>
              </table:table-cell>
              <table:table-cell office:value-type="float" office:value="827319000">
                <text:p>827319000</text:p>
              </table:table-cell>
              <table:table-cell office:value-type="float" office:value="829175000">
                <text:p>829175000</text:p>
              </table:table-cell>
              <table:table-cell office:value-type="float" office:value="827384000">
                <text:p>827384000</text:p>
              </table:table-cell>
              <table:table-cell office:value-type="float" office:value="826113000">
                <text:p>826113000</text:p>
              </table:table-cell>
              <table:table-cell office:value-type="float" office:value="826227000">
                <text:p>826227000</text:p>
              </table:table-cell>
              <table:table-cell office:value-type="float" office:value="825908000">
                <text:p>825908000</text:p>
              </table:table-cell>
              <table:table-cell office:value-type="float" office:value="828443000">
                <text:p>828443000</text:p>
              </table:table-cell>
              <table:table-cell office:value-type="float" office:value="827373000">
                <text:p>827373000</text:p>
              </table:table-cell>
              <table:table-cell office:value-type="float" office:value="826936000">
                <text:p>826936000</text:p>
              </table:table-cell>
              <table:table-cell office:value-type="float" office:value="827445000">
                <text:p>827445000</text:p>
              </table:table-cell>
              <table:table-cell office:value-type="float" office:value="826401000">
                <text:p>826401000</text:p>
              </table:table-cell>
              <table:table-cell office:value-type="float" office:value="828384000">
                <text:p>828384000</text:p>
              </table:table-cell>
              <table:table-cell office:value-type="float" office:value="827230000">
                <text:p>827230000</text:p>
              </table:table-cell>
              <table:table-cell office:value-type="float" office:value="826884000">
                <text:p>826884000</text:p>
              </table:table-cell>
              <table:table-cell office:value-type="float" office:value="826458000">
                <text:p>826458000</text:p>
              </table:table-cell>
              <table:table-cell office:value-type="float" office:value="826568000">
                <text:p>826568000</text:p>
              </table:table-cell>
              <table:table-cell office:value-type="float" office:value="824907000">
                <text:p>824907000</text:p>
              </table:table-cell>
              <table:table-cell office:value-type="float" office:value="830453000">
                <text:p>830453000</text:p>
              </table:table-cell>
              <table:table-cell office:value-type="float" office:value="826370000">
                <text:p>826370000</text:p>
              </table:table-cell>
              <table:table-cell office:value-type="float" office:value="829001000">
                <text:p>829001000</text:p>
              </table:table-cell>
              <table:table-cell office:value-type="float" office:value="827614000">
                <text:p>827614000</text:p>
              </table:table-cell>
              <table:table-cell office:value-type="float" office:value="826812000">
                <text:p>826812000</text:p>
              </table:table-cell>
              <table:table-cell office:value-type="float" office:value="829264000">
                <text:p>829264000</text:p>
              </table:table-cell>
              <table:table-cell office:value-type="float" office:value="826005000">
                <text:p>826005000</text:p>
              </table:table-cell>
              <table:table-cell office:value-type="float" office:value="824842000">
                <text:p>824842000</text:p>
              </table:table-cell>
              <table:table-cell office:value-type="float" office:value="827399000">
                <text:p>827399000</text:p>
              </table:table-cell>
              <table:table-cell office:value-type="float" office:value="820778000">
                <text:p>820778000</text:p>
              </table:table-cell>
              <table:table-cell office:value-type="float" office:value="828872000">
                <text:p>828872000</text:p>
              </table:table-cell>
              <table:table-cell office:value-type="float" office:value="825811000">
                <text:p>825811000</text:p>
              </table:table-cell>
              <table:table-cell office:value-type="float" office:value="826267000">
                <text:p>826267000</text:p>
              </table:table-cell>
              <table:table-cell office:value-type="float" office:value="828785000">
                <text:p>828785000</text:p>
              </table:table-cell>
              <table:table-cell office:value-type="float" office:value="827585000">
                <text:p>827585000</text:p>
              </table:table-cell>
              <table:table-cell office:value-type="float" office:value="826887000">
                <text:p>826887000</text:p>
              </table:table-cell>
              <table:table-cell office:value-type="float" office:value="827789000">
                <text:p>827789000</text:p>
              </table:table-cell>
              <table:table-cell office:value-type="float" office:value="824380000">
                <text:p>824380000</text:p>
              </table:table-cell>
              <table:table-cell office:value-type="float" office:value="830109000">
                <text:p>830109000</text:p>
              </table:table-cell>
              <table:table-cell office:value-type="float" office:value="827257000">
                <text:p>827257000</text:p>
              </table:table-cell>
              <table:table-cell office:value-type="float" office:value="825037000">
                <text:p>825037000</text:p>
              </table:table-cell>
              <table:table-cell office:value-type="float" office:value="827797000">
                <text:p>827797000</text:p>
              </table:table-cell>
              <table:table-cell office:value-type="float" office:value="827579000">
                <text:p>827579000</text:p>
              </table:table-cell>
              <table:table-cell office:value-type="float" office:value="825064000">
                <text:p>825064000</text:p>
              </table:table-cell>
              <table:table-cell office:value-type="float" office:value="828891000">
                <text:p>828891000</text:p>
              </table:table-cell>
              <table:table-cell office:value-type="float" office:value="825963000">
                <text:p>825963000</text:p>
              </table:table-cell>
              <table:table-cell office:value-type="float" office:value="829119000">
                <text:p>829119000</text:p>
              </table:table-cell>
              <table:table-cell office:value-type="float" office:value="825550000">
                <text:p>825550000</text:p>
              </table:table-cell>
              <table:table-cell office:value-type="float" office:value="822224000">
                <text:p>822224000</text:p>
              </table:table-cell>
              <table:table-cell office:value-type="float" office:value="829081000">
                <text:p>829081000</text:p>
              </table:table-cell>
              <table:table-cell office:value-type="float" office:value="826621000">
                <text:p>826621000</text:p>
              </table:table-cell>
              <table:table-cell office:value-type="float" office:value="825368000">
                <text:p>825368000</text:p>
              </table:table-cell>
              <table:table-cell office:value-type="float" office:value="827464000">
                <text:p>827464000</text:p>
              </table:table-cell>
              <table:table-cell office:value-type="float" office:value="828508000">
                <text:p>828508000</text:p>
              </table:table-cell>
              <table:table-cell office:value-type="float" office:value="826221000">
                <text:p>826221000</text:p>
              </table:table-cell>
              <table:table-cell office:value-type="float" office:value="827772000">
                <text:p>827772000</text:p>
              </table:table-cell>
              <table:table-cell office:value-type="float" office:value="828936000">
                <text:p>828936000</text:p>
              </table:table-cell>
              <table:table-cell office:value-type="float" office:value="828853000">
                <text:p>828853000</text:p>
              </table:table-cell>
              <table:table-cell office:value-type="float" office:value="828603000">
                <text:p>828603000</text:p>
              </table:table-cell>
              <table:table-cell office:value-type="float" office:value="825179000">
                <text:p>825179000</text:p>
              </table:table-cell>
              <table:table-cell office:value-type="float" office:value="827478000">
                <text:p>827478000</text:p>
              </table:table-cell>
              <table:table-cell office:value-type="float" office:value="829172000">
                <text:p>829172000</text:p>
              </table:table-cell>
              <table:table-cell office:value-type="float" office:value="826872000">
                <text:p>826872000</text:p>
              </table:table-cell>
              <table:table-cell office:value-type="float" office:value="828735000">
                <text:p>828735000</text:p>
              </table:table-cell>
              <table:table-cell office:value-type="float" office:value="828751000">
                <text:p>828751000</text:p>
              </table:table-cell>
              <table:table-cell office:value-type="float" office:value="827896000">
                <text:p>827896000</text:p>
              </table:table-cell>
              <table:table-cell office:value-type="float" office:value="827993000">
                <text:p>827993000</text:p>
              </table:table-cell>
              <table:table-cell office:value-type="float" office:value="826035000">
                <text:p>826035000</text:p>
              </table:table-cell>
              <table:table-cell office:value-type="float" office:value="828084000">
                <text:p>828084000</text:p>
              </table:table-cell>
              <table:table-cell office:value-type="float" office:value="825218000">
                <text:p>825218000</text:p>
              </table:table-cell>
              <table:table-cell office:value-type="float" office:value="830120000">
                <text:p>830120000</text:p>
              </table:table-cell>
              <table:table-cell office:value-type="float" office:value="831549000">
                <text:p>831549000</text:p>
              </table:table-cell>
              <table:table-cell office:value-type="float" office:value="826642000">
                <text:p>826642000</text:p>
              </table:table-cell>
              <table:table-cell office:value-type="float" office:value="828151000">
                <text:p>828151000</text:p>
              </table:table-cell>
              <table:table-cell office:value-type="float" office:value="824515000">
                <text:p>824515000</text:p>
              </table:table-cell>
              <table:table-cell office:value-type="float" office:value="827998000">
                <text:p>827998000</text:p>
              </table:table-cell>
              <table:table-cell office:value-type="float" office:value="828942000">
                <text:p>828942000</text:p>
              </table:table-cell>
              <table:table-cell office:value-type="float" office:value="828582000">
                <text:p>828582000</text:p>
              </table:table-cell>
              <table:table-cell office:value-type="float" office:value="828383000">
                <text:p>828383000</text:p>
              </table:table-cell>
              <table:table-cell office:value-type="float" office:value="827164000">
                <text:p>827164000</text:p>
              </table:table-cell>
              <table:table-cell office:value-type="float" office:value="825656000">
                <text:p>825656000</text:p>
              </table:table-cell>
              <table:table-cell office:value-type="float" office:value="826613000">
                <text:p>826613000</text:p>
              </table:table-cell>
              <table:table-cell office:value-type="float" office:value="827791000">
                <text:p>827791000</text:p>
              </table:table-cell>
              <table:table-cell office:value-type="float" office:value="825377000">
                <text:p>825377000</text:p>
              </table:table-cell>
              <table:table-cell office:value-type="float" office:value="825958000">
                <text:p>825958000</text:p>
              </table:table-cell>
              <table:table-cell office:value-type="float" office:value="829139000">
                <text:p>829139000</text:p>
              </table:table-cell>
              <table:table-cell office:value-type="float" office:value="822356000">
                <text:p>822356000</text:p>
              </table:table-cell>
              <table:table-cell office:value-type="float" office:value="828800000">
                <text:p>828800000</text:p>
              </table:table-cell>
              <table:table-cell office:value-type="float" office:value="828599000">
                <text:p>828599000</text:p>
              </table:table-cell>
              <table:table-cell office:value-type="float" office:value="827246000">
                <text:p>827246000</text:p>
              </table:table-cell>
              <table:table-cell office:value-type="float" office:value="827861000">
                <text:p>827861000</text:p>
              </table:table-cell>
              <table:table-cell office:value-type="float" office:value="826279000">
                <text:p>826279000</text:p>
              </table:table-cell>
              <table:table-cell office:value-type="float" office:value="824872000">
                <text:p>824872000</text:p>
              </table:table-cell>
              <table:table-cell office:value-type="float" office:value="827589000">
                <text:p>827589000</text:p>
              </table:table-cell>
              <table:table-cell office:value-type="float" office:value="825261000">
                <text:p>825261000</text:p>
              </table:table-cell>
              <table:table-cell office:value-type="float" office:value="825694000">
                <text:p>825694000</text:p>
              </table:table-cell>
              <table:table-cell office:value-type="float" office:value="826744000">
                <text:p>826744000</text:p>
              </table:table-cell>
              <table:table-cell office:value-type="float" office:value="827406000">
                <text:p>827406000</text:p>
              </table:table-cell>
              <table:table-cell office:value-type="float" office:value="827086000">
                <text:p>827086000</text:p>
              </table:table-cell>
              <table:table-cell office:value-type="float" office:value="828349000">
                <text:p>828349000</text:p>
              </table:table-cell>
              <table:table-cell office:value-type="float" office:value="827336000">
                <text:p>827336000</text:p>
              </table:table-cell>
              <table:table-cell office:value-type="float" office:value="828111000">
                <text:p>828111000</text:p>
              </table:table-cell>
              <table:table-cell office:value-type="float" office:value="823865000">
                <text:p>823865000</text:p>
              </table:table-cell>
              <table:table-cell office:value-type="float" office:value="826899000">
                <text:p>826899000</text:p>
              </table:table-cell>
              <table:table-cell office:value-type="float" office:value="829381000">
                <text:p>829381000</text:p>
              </table:table-cell>
              <table:table-cell office:value-type="float" office:value="830572000">
                <text:p>830572000</text:p>
              </table:table-cell>
              <table:table-cell office:value-type="float" office:value="827959000">
                <text:p>827959000</text:p>
              </table:table-cell>
              <table:table-cell office:value-type="float" office:value="826165000">
                <text:p>826165000</text:p>
              </table:table-cell>
              <table:table-cell office:value-type="float" office:value="826725000">
                <text:p>826725000</text:p>
              </table:table-cell>
              <table:table-cell office:value-type="float" office:value="827258000">
                <text:p>827258000</text:p>
              </table:table-cell>
              <table:table-cell office:value-type="float" office:value="827050000">
                <text:p>827050000</text:p>
              </table:table-cell>
              <table:table-cell office:value-type="float" office:value="828419000">
                <text:p>828419000</text:p>
              </table:table-cell>
              <table:table-cell office:value-type="float" office:value="828502000">
                <text:p>828502000</text:p>
              </table:table-cell>
              <table:table-cell office:value-type="float" office:value="826891000">
                <text:p>826891000</text:p>
              </table:table-cell>
              <table:table-cell office:value-type="float" office:value="827704000">
                <text:p>827704000</text:p>
              </table:table-cell>
              <table:table-cell office:value-type="float" office:value="828603000">
                <text:p>828603000</text:p>
              </table:table-cell>
              <table:table-cell office:value-type="float" office:value="826567000">
                <text:p>826567000</text:p>
              </table:table-cell>
              <table:table-cell office:value-type="float" office:value="828486000">
                <text:p>828486000</text:p>
              </table:table-cell>
              <table:table-cell office:value-type="float" office:value="827317000">
                <text:p>827317000</text:p>
              </table:table-cell>
              <table:table-cell office:value-type="float" office:value="827320000">
                <text:p>827320000</text:p>
              </table:table-cell>
              <table:table-cell office:value-type="float" office:value="826498000">
                <text:p>826498000</text:p>
              </table:table-cell>
              <table:table-cell office:value-type="float" office:value="829072000">
                <text:p>829072000</text:p>
              </table:table-cell>
              <table:table-cell office:value-type="float" office:value="822972000">
                <text:p>822972000</text:p>
              </table:table-cell>
              <table:table-cell office:value-type="float" office:value="825773000">
                <text:p>825773000</text:p>
              </table:table-cell>
              <table:table-cell office:value-type="float" office:value="827051000">
                <text:p>827051000</text:p>
              </table:table-cell>
              <table:table-cell office:value-type="float" office:value="829321000">
                <text:p>829321000</text:p>
              </table:table-cell>
              <table:table-cell office:value-type="float" office:value="826102000">
                <text:p>826102000</text:p>
              </table:table-cell>
              <table:table-cell office:value-type="float" office:value="828517000">
                <text:p>828517000</text:p>
              </table:table-cell>
              <table:table-cell office:value-type="float" office:value="829597000">
                <text:p>829597000</text:p>
              </table:table-cell>
              <table:table-cell office:value-type="float" office:value="828108000">
                <text:p>828108000</text:p>
              </table:table-cell>
              <table:table-cell office:value-type="float" office:value="826547000">
                <text:p>826547000</text:p>
              </table:table-cell>
              <table:table-cell office:value-type="float" office:value="828198000">
                <text:p>828198000</text:p>
              </table:table-cell>
              <table:table-cell office:value-type="float" office:value="825927000">
                <text:p>825927000</text:p>
              </table:table-cell>
              <table:table-cell office:value-type="float" office:value="823532000">
                <text:p>823532000</text:p>
              </table:table-cell>
              <table:table-cell office:value-type="float" office:value="826747000">
                <text:p>826747000</text:p>
              </table:table-cell>
              <table:table-cell office:value-type="float" office:value="826350000">
                <text:p>826350000</text:p>
              </table:table-cell>
              <table:table-cell office:value-type="float" office:value="828019000">
                <text:p>828019000</text:p>
              </table:table-cell>
              <table:table-cell office:value-type="float" office:value="826559000">
                <text:p>826559000</text:p>
              </table:table-cell>
              <table:table-cell office:value-type="float" office:value="829827000">
                <text:p>829827000</text:p>
              </table:table-cell>
              <table:table-cell office:value-type="float" office:value="828172000">
                <text:p>828172000</text:p>
              </table:table-cell>
              <table:table-cell office:value-type="float" office:value="829145000">
                <text:p>829145000</text:p>
              </table:table-cell>
              <table:table-cell office:value-type="float" office:value="827038000">
                <text:p>827038000</text:p>
              </table:table-cell>
              <table:table-cell office:value-type="float" office:value="826812000">
                <text:p>826812000</text:p>
              </table:table-cell>
              <table:table-cell office:value-type="float" office:value="825294000">
                <text:p>825294000</text:p>
              </table:table-cell>
              <table:table-cell office:value-type="float" office:value="824550000">
                <text:p>824550000</text:p>
              </table:table-cell>
              <table:table-cell office:value-type="float" office:value="831214000">
                <text:p>831214000</text:p>
              </table:table-cell>
              <table:table-cell office:value-type="float" office:value="826652000">
                <text:p>826652000</text:p>
              </table:table-cell>
              <table:table-cell office:value-type="float" office:value="827565000">
                <text:p>827565000</text:p>
              </table:table-cell>
              <table:table-cell office:value-type="float" office:value="827491000">
                <text:p>827491000</text:p>
              </table:table-cell>
              <table:table-cell office:value-type="float" office:value="826677000">
                <text:p>826677000</text:p>
              </table:table-cell>
              <table:table-cell office:value-type="float" office:value="826879000">
                <text:p>826879000</text:p>
              </table:table-cell>
              <table:table-cell office:value-type="float" office:value="828698000">
                <text:p>828698000</text:p>
              </table:table-cell>
              <table:table-cell office:value-type="float" office:value="828546000">
                <text:p>828546000</text:p>
              </table:table-cell>
              <table:table-cell office:value-type="float" office:value="827698000">
                <text:p>827698000</text:p>
              </table:table-cell>
              <table:table-cell office:value-type="float" office:value="828701000">
                <text:p>828701000</text:p>
              </table:table-cell>
              <table:table-cell office:value-type="float" office:value="829979000">
                <text:p>829979000</text:p>
              </table:table-cell>
              <table:table-cell office:value-type="float" office:value="828578000">
                <text:p>828578000</text:p>
              </table:table-cell>
              <table:table-cell office:value-type="float" office:value="826956000">
                <text:p>826956000</text:p>
              </table:table-cell>
              <table:table-cell office:value-type="float" office:value="827104000">
                <text:p>827104000</text:p>
              </table:table-cell>
              <table:table-cell office:value-type="float" office:value="829030000">
                <text:p>829030000</text:p>
              </table:table-cell>
              <table:table-cell office:value-type="float" office:value="827634000">
                <text:p>827634000</text:p>
              </table:table-cell>
              <table:table-cell office:value-type="float" office:value="826757000">
                <text:p>826757000</text:p>
              </table:table-cell>
              <table:table-cell office:value-type="float" office:value="826340000">
                <text:p>826340000</text:p>
              </table:table-cell>
              <table:table-cell office:value-type="float" office:value="826410000">
                <text:p>826410000</text:p>
              </table:table-cell>
              <table:table-cell office:value-type="float" office:value="825546000">
                <text:p>825546000</text:p>
              </table:table-cell>
              <table:table-cell office:value-type="float" office:value="825637000">
                <text:p>825637000</text:p>
              </table:table-cell>
              <table:table-cell office:value-type="float" office:value="826246000">
                <text:p>826246000</text:p>
              </table:table-cell>
              <table:table-cell office:value-type="float" office:value="827255000">
                <text:p>827255000</text:p>
              </table:table-cell>
              <table:table-cell office:value-type="float" office:value="828003000">
                <text:p>828003000</text:p>
              </table:table-cell>
              <table:table-cell office:value-type="float" office:value="830041000">
                <text:p>830041000</text:p>
              </table:table-cell>
              <table:table-cell office:value-type="float" office:value="826756000">
                <text:p>826756000</text:p>
              </table:table-cell>
              <table:table-cell office:value-type="float" office:value="827555000">
                <text:p>827555000</text:p>
              </table:table-cell>
              <table:table-cell office:value-type="float" office:value="842454000">
                <text:p>8424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